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Fonts/Font_Avenir_4.ttf" manifest:media-type="application/x-font-ttf"/>
  <manifest:file-entry manifest:full-path="Fonts/Font_Avenir_3.ttf" manifest:media-type="application/x-font-ttf"/>
  <manifest:file-entry manifest:full-path="Fonts/Font_Avenir_2.ttf" manifest:media-type="application/x-font-ttf"/>
  <manifest:file-entry manifest:full-path="Fonts/Font_Avenir_1.ttf" manifest:media-type="application/x-font-ttf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venir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1" svg:font-family="Avenir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2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3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4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5" svg:font-family="Avenir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6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2.411cm"/>
    </style:style>
    <style:style style:name="co2" style:family="table-column">
      <style:table-column-properties fo:break-before="auto" style:column-width="1.859cm"/>
    </style:style>
    <style:style style:name="co3" style:family="table-column">
      <style:table-column-properties fo:break-before="auto" style:column-width="1.101cm"/>
    </style:style>
    <style:style style:name="co4" style:family="table-column">
      <style:table-column-properties fo:break-before="auto" style:column-width="1.099cm"/>
    </style:style>
    <style:style style:name="co5" style:family="table-column">
      <style:table-column-properties fo:break-before="auto" style:column-width="1.254cm"/>
    </style:style>
    <style:style style:name="co6" style:family="table-column">
      <style:table-column-properties fo:break-before="auto" style:column-width="0.526cm"/>
    </style:style>
    <style:style style:name="co7" style:family="table-column">
      <style:table-column-properties fo:break-before="auto" style:column-width="3.999cm"/>
    </style:style>
    <style:style style:name="co8" style:family="table-column">
      <style:table-column-properties fo:break-before="auto" style:column-width="1.15cm"/>
    </style:style>
    <style:style style:name="co9" style:family="table-column">
      <style:table-column-properties fo:break-before="auto" style:column-width="1.256cm"/>
    </style:style>
    <style:style style:name="co10" style:family="table-column">
      <style:table-column-properties fo:break-before="auto" style:column-width="1.275cm"/>
    </style:style>
    <style:style style:name="co11" style:family="table-column">
      <style:table-column-properties fo:break-before="auto" style:column-width="4.93cm"/>
    </style:style>
    <style:style style:name="co12" style:family="table-column">
      <style:table-column-properties fo:break-before="auto" style:column-width="4.366cm"/>
    </style:style>
    <style:style style:name="co13" style:family="table-column">
      <style:table-column-properties fo:break-before="auto" style:column-width="2.607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1.766cm"/>
    </style:style>
    <style:style style:name="co16" style:family="table-column">
      <style:table-column-properties fo:break-before="auto" style:column-width="2.041cm"/>
    </style:style>
    <style:style style:name="co17" style:family="table-column">
      <style:table-column-properties fo:break-before="auto" style:column-width="1.215cm"/>
    </style:style>
    <style:style style:name="co18" style:family="table-column">
      <style:table-column-properties fo:break-before="auto" style:column-width="3.246cm"/>
    </style:style>
    <style:style style:name="co19" style:family="table-column">
      <style:table-column-properties fo:break-before="auto" style:column-width="6.731cm"/>
    </style:style>
    <style:style style:name="co20" style:family="table-column">
      <style:table-column-properties fo:break-before="auto" style:column-width="2.903cm"/>
    </style:style>
    <style:style style:name="co21" style:family="table-column">
      <style:table-column-properties fo:break-before="auto" style:column-width="2.528cm"/>
    </style:style>
    <style:style style:name="co22" style:family="table-column">
      <style:table-column-properties fo:break-before="auto" style:column-width="7.366cm"/>
    </style:style>
    <style:style style:name="co23" style:family="table-column">
      <style:table-column-properties fo:break-before="auto" style:column-width="1.397cm"/>
    </style:style>
    <style:style style:name="co24" style:family="table-column">
      <style:table-column-properties fo:break-before="auto" style:column-width="3.856cm"/>
    </style:style>
    <style:style style:name="co25" style:family="table-column">
      <style:table-column-properties fo:break-before="auto" style:column-width="1.633cm"/>
    </style:style>
    <style:style style:name="co26" style:family="table-column">
      <style:table-column-properties fo:break-before="auto" style:column-width="1.663cm"/>
    </style:style>
    <style:style style:name="co27" style:family="table-column">
      <style:table-column-properties fo:break-before="auto" style:column-width="2.337cm"/>
    </style:style>
    <style:style style:name="co28" style:family="table-column">
      <style:table-column-properties fo:break-before="auto" style:column-width="2.307cm"/>
    </style:style>
    <style:style style:name="co29" style:family="table-column">
      <style:table-column-properties fo:break-before="auto" style:column-width="2.598cm"/>
    </style:style>
    <style:style style:name="co30" style:family="table-column">
      <style:table-column-properties fo:break-before="auto" style:column-width="1.335cm"/>
    </style:style>
    <style:style style:name="co31" style:family="table-column">
      <style:table-column-properties fo:break-before="auto" style:column-width="2.611cm"/>
    </style:style>
    <style:style style:name="co32" style:family="table-column">
      <style:table-column-properties fo:break-before="auto" style:column-width="2.581cm"/>
    </style:style>
    <style:style style:name="co33" style:family="table-column">
      <style:table-column-properties fo:break-before="auto" style:column-width="2.406cm"/>
    </style:style>
    <style:style style:name="co34" style:family="table-column">
      <style:table-column-properties fo:break-before="auto" style:column-width="2.399cm"/>
    </style:style>
    <style:style style:name="co35" style:family="table-column">
      <style:table-column-properties fo:break-before="auto" style:column-width="2.429cm"/>
    </style:style>
    <style:style style:name="co36" style:family="table-column">
      <style:table-column-properties fo:break-before="auto" style:column-width="1.974cm"/>
    </style:style>
    <style:style style:name="co37" style:family="table-column">
      <style:table-column-properties fo:break-before="auto" style:column-width="2.267cm"/>
    </style:style>
    <style:style style:name="co38" style:family="table-column">
      <style:table-column-properties fo:break-before="auto" style:column-width="3.074cm"/>
    </style:style>
    <style:style style:name="co39" style:family="table-column">
      <style:table-column-properties fo:break-before="auto" style:column-width="1.66cm"/>
    </style:style>
    <style:style style:name="co40" style:family="table-column">
      <style:table-column-properties fo:break-before="auto" style:column-width="1.332cm"/>
    </style:style>
    <style:style style:name="co41" style:family="table-column">
      <style:table-column-properties fo:break-before="auto" style:column-width="1.205cm"/>
    </style:style>
    <style:style style:name="co42" style:family="table-column">
      <style:table-column-properties fo:break-before="auto" style:column-width="1.286cm"/>
    </style:style>
    <style:style style:name="co43" style:family="table-column">
      <style:table-column-properties fo:break-before="auto" style:column-width="1.304cm"/>
    </style:style>
    <style:style style:name="co44" style:family="table-column">
      <style:table-column-properties fo:break-before="auto" style:column-width="0.804cm"/>
    </style:style>
    <style:style style:name="co45" style:family="table-column">
      <style:table-column-properties fo:break-before="auto" style:column-width="1.686cm"/>
    </style:style>
    <style:style style:name="co46" style:family="table-column">
      <style:table-column-properties fo:break-before="auto" style:column-width="2.768cm"/>
    </style:style>
    <style:style style:name="co47" style:family="table-column">
      <style:table-column-properties fo:break-before="auto" style:column-width="1.263cm"/>
    </style:style>
    <style:style style:name="co48" style:family="table-column">
      <style:table-column-properties fo:break-before="auto" style:column-width="1.229cm"/>
    </style:style>
    <style:style style:name="co49" style:family="table-column">
      <style:table-column-properties fo:break-before="auto" style:column-width="3.829cm"/>
    </style:style>
    <style:style style:name="co50" style:family="table-column">
      <style:table-column-properties fo:break-before="auto" style:column-width="3.29cm"/>
    </style:style>
    <style:style style:name="co51" style:family="table-column">
      <style:table-column-properties fo:break-before="auto" style:column-width="3.411cm"/>
    </style:style>
    <style:style style:name="co52" style:family="table-column">
      <style:table-column-properties fo:break-before="auto" style:column-width="3.166cm"/>
    </style:style>
    <style:style style:name="co53" style:family="table-column">
      <style:table-column-properties fo:break-before="auto" style:column-width="4.002cm"/>
    </style:style>
    <style:style style:name="co54" style:family="table-column">
      <style:table-column-properties fo:break-before="auto" style:column-width="4.135cm"/>
    </style:style>
    <style:style style:name="co55" style:family="table-column">
      <style:table-column-properties fo:break-before="auto" style:column-width="0.947cm"/>
    </style:style>
    <style:style style:name="co56" style:family="table-column">
      <style:table-column-properties fo:break-before="auto" style:column-width="1.446cm"/>
    </style:style>
    <style:style style:name="co57" style:family="table-column">
      <style:table-column-properties fo:break-before="auto" style:column-width="15.18cm"/>
    </style:style>
    <style:style style:name="co58" style:family="table-column">
      <style:table-column-properties fo:break-before="auto" style:column-width="5.53cm"/>
    </style:style>
    <style:style style:name="co59" style:family="table-column">
      <style:table-column-properties fo:break-before="auto" style:column-width="0.981cm"/>
    </style:style>
    <style:style style:name="co60" style:family="table-column">
      <style:table-column-properties fo:break-before="auto" style:column-width="4.59cm"/>
    </style:style>
    <style:style style:name="co61" style:family="table-column">
      <style:table-column-properties fo:break-before="auto" style:column-width="2.635cm"/>
    </style:style>
    <style:style style:name="co62" style:family="table-column">
      <style:table-column-properties fo:break-before="auto" style:column-width="4.404cm"/>
    </style:style>
    <style:style style:name="co63" style:family="table-column">
      <style:table-column-properties fo:break-before="auto" style:column-width="1.81cm"/>
    </style:style>
    <style:style style:name="co64" style:family="table-column">
      <style:table-column-properties fo:break-before="auto" style:column-width="0.953cm"/>
    </style:style>
    <style:style style:name="co65" style:family="table-column">
      <style:table-column-properties fo:break-before="auto" style:column-width="5.914cm"/>
    </style:style>
    <style:style style:name="co66" style:family="table-column">
      <style:table-column-properties fo:break-before="auto" style:column-width="0.697cm"/>
    </style:style>
    <style:style style:name="co67" style:family="table-column">
      <style:table-column-properties fo:break-before="auto" style:column-width="6.422cm"/>
    </style:style>
    <style:style style:name="co68" style:family="table-column">
      <style:table-column-properties fo:break-before="auto" style:column-width="1.57cm"/>
    </style:style>
    <style:style style:name="co69" style:family="table-column">
      <style:table-column-properties fo:break-before="auto" style:column-width="6.623cm"/>
    </style:style>
    <style:style style:name="co70" style:family="table-column">
      <style:table-column-properties fo:break-before="auto" style:column-width="0.958cm"/>
    </style:style>
    <style:style style:name="co71" style:family="table-column">
      <style:table-column-properties fo:break-before="auto" style:column-width="6.082cm"/>
    </style:style>
    <style:style style:name="co72" style:family="table-column">
      <style:table-column-properties fo:break-before="auto" style:column-width="11.063cm"/>
    </style:style>
    <style:style style:name="co73" style:family="table-column">
      <style:table-column-properties fo:break-before="auto" style:column-width="0.893cm"/>
    </style:style>
    <style:style style:name="co74" style:family="table-column">
      <style:table-column-properties fo:break-before="auto" style:column-width="5.567cm"/>
    </style:style>
    <style:style style:name="co75" style:family="table-column">
      <style:table-column-properties fo:break-before="auto" style:column-width="4.979cm"/>
    </style:style>
    <style:style style:name="co76" style:family="table-column">
      <style:table-column-properties fo:break-before="auto" style:column-width="8.664cm"/>
    </style:style>
    <style:style style:name="co77" style:family="table-column">
      <style:table-column-properties fo:break-before="auto" style:column-width="0.764cm"/>
    </style:style>
    <style:style style:name="co78" style:family="table-column">
      <style:table-column-properties fo:break-before="auto" style:column-width="6.451cm"/>
    </style:style>
    <style:style style:name="co79" style:family="table-column">
      <style:table-column-properties fo:break-before="auto" style:column-width="2.625cm"/>
    </style:style>
    <style:style style:name="co80" style:family="table-column">
      <style:table-column-properties fo:break-before="auto" style:column-width="0.907cm"/>
    </style:style>
    <style:style style:name="co81" style:family="table-column">
      <style:table-column-properties fo:break-before="auto" style:column-width="1.692cm"/>
    </style:style>
    <style:style style:name="co82" style:family="table-column">
      <style:table-column-properties fo:break-before="auto" style:column-width="2.464cm"/>
    </style:style>
    <style:style style:name="co83" style:family="table-column">
      <style:table-column-properties fo:break-before="auto" style:column-width="26.658cm"/>
    </style:style>
    <style:style style:name="co84" style:family="table-column">
      <style:table-column-properties fo:break-before="auto" style:column-width="27.531cm"/>
    </style:style>
    <style:style style:name="co85" style:family="table-column">
      <style:table-column-properties fo:break-before="auto" style:column-width="0.543cm"/>
    </style:style>
    <style:style style:name="co86" style:family="table-column">
      <style:table-column-properties fo:break-before="auto" style:column-width="5.2cm"/>
    </style:style>
    <style:style style:name="co87" style:family="table-column">
      <style:table-column-properties fo:break-before="auto" style:column-width="1.954cm"/>
    </style:style>
    <style:style style:name="co88" style:family="table-column">
      <style:table-column-properties fo:break-before="auto" style:column-width="1.386cm"/>
    </style:style>
    <style:style style:name="co89" style:family="table-column">
      <style:table-column-properties fo:break-before="auto" style:column-width="1.249cm"/>
    </style:style>
    <style:style style:name="co90" style:family="table-column">
      <style:table-column-properties fo:break-before="auto" style:column-width="1.448cm"/>
    </style:style>
    <style:style style:name="co91" style:family="table-column">
      <style:table-column-properties fo:break-before="auto" style:column-width="1.478cm"/>
    </style:style>
    <style:style style:name="co92" style:family="table-column">
      <style:table-column-properties fo:break-before="auto" style:column-width="1.63cm"/>
    </style:style>
    <style:style style:name="co93" style:family="table-column">
      <style:table-column-properties fo:break-before="auto" style:column-width="1.593cm"/>
    </style:style>
    <style:style style:name="co94" style:family="table-column">
      <style:table-column-properties fo:break-before="auto" style:column-width="1.39cm"/>
    </style:style>
    <style:style style:name="co95" style:family="table-column">
      <style:table-column-properties fo:break-before="auto" style:column-width="3.41cm"/>
    </style:style>
    <style:style style:name="co96" style:family="table-column">
      <style:table-column-properties fo:break-before="auto" style:column-width="2.036cm"/>
    </style:style>
    <style:style style:name="co97" style:family="table-column">
      <style:table-column-properties fo:break-before="auto" style:column-width="2.11cm"/>
    </style:style>
    <style:style style:name="co98" style:family="table-column">
      <style:table-column-properties fo:break-before="auto" style:column-width="2.157cm"/>
    </style:style>
    <style:style style:name="co99" style:family="table-column">
      <style:table-column-properties fo:break-before="auto" style:column-width="1.201cm"/>
    </style:style>
    <style:style style:name="co100" style:family="table-column">
      <style:table-column-properties fo:break-before="auto" style:column-width="4.316cm"/>
    </style:style>
    <style:style style:name="co101" style:family="table-column">
      <style:table-column-properties fo:break-before="auto" style:column-width="1.498cm"/>
    </style:style>
    <style:style style:name="co102" style:family="table-column">
      <style:table-column-properties fo:break-before="auto" style:column-width="15.376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263cm" fo:break-before="auto" style:use-optimal-row-height="false"/>
    </style:style>
    <style:style style:name="ro5" style:family="table-row">
      <style:table-row-properties style:row-height="0.612cm" fo:break-before="auto" style:use-optimal-row-height="true"/>
    </style:style>
    <style:style style:name="ro6" style:family="table-row">
      <style:table-row-properties style:row-height="0.529cm" fo:break-before="auto" style:use-optimal-row-height="true"/>
    </style:style>
    <style:style style:name="ro7" style:family="table-row">
      <style:table-row-properties style:row-height="0.473cm" fo:break-before="auto" style:use-optimal-row-height="true"/>
    </style:style>
    <style:style style:name="ro8" style:family="table-row">
      <style:table-row-properties style:row-height="0.526cm" fo:break-before="auto" style:use-optimal-row-height="false"/>
    </style:style>
    <style:style style:name="ro9" style:family="table-row">
      <style:table-row-properties style:row-height="0.467cm" fo:break-before="auto" style:use-optimal-row-height="true"/>
    </style:style>
    <style:style style:name="ro10" style:family="table-row">
      <style:table-row-properties style:row-height="0.342cm" fo:break-before="auto" style:use-optimal-row-height="false"/>
    </style:style>
    <style:style style:name="ro11" style:family="table-row">
      <style:table-row-properties style:row-height="0.471cm" fo:break-before="auto" style:use-optimal-row-height="true"/>
    </style:style>
    <style:style style:name="ro12" style:family="table-row">
      <style:table-row-properties style:row-height="0.552cm" fo:break-before="auto" style:use-optimal-row-height="false"/>
    </style:style>
    <style:style style:name="ro13" style:family="table-row">
      <style:table-row-properties style:row-height="0.499cm" fo:break-before="auto" style:use-optimal-row-height="false"/>
    </style:style>
    <style:style style:name="ro14" style:family="table-row">
      <style:table-row-properties style:row-height="0.556cm" fo:break-before="auto" style:use-optimal-row-height="true"/>
    </style:style>
    <style:style style:name="ro15" style:family="table-row">
      <style:table-row-properties style:row-height="0.57cm" fo:break-before="auto" style:use-optimal-row-height="true"/>
    </style:style>
    <style:style style:name="ro16" style:family="table-row">
      <style:table-row-properties style:row-height="0.466cm" fo:break-before="auto" style:use-optimal-row-height="true"/>
    </style:style>
    <style:style style:name="ro17" style:family="table-row">
      <style:table-row-properties style:row-height="1.36cm" fo:break-before="auto" style:use-optimal-row-height="true"/>
    </style:style>
    <style:style style:name="ro18" style:family="table-row">
      <style:table-row-properties style:row-height="1.801cm" fo:break-before="auto" style:use-optimal-row-height="true"/>
    </style:style>
    <style:style style:name="ro19" style:family="table-row">
      <style:table-row-properties style:row-height="0.919cm" fo:break-before="auto" style:use-optimal-row-height="true"/>
    </style:style>
    <style:style style:name="ro20" style:family="table-row">
      <style:table-row-properties style:row-height="0.462cm" fo:break-before="auto" style:use-optimal-row-height="true"/>
    </style:style>
    <style:style style:name="ro21" style:family="table-row">
      <style:table-row-properties style:row-height="1.947cm" fo:break-before="auto" style:use-optimal-row-height="true"/>
    </style:style>
    <style:style style:name="ro22" style:family="table-row">
      <style:table-row-properties style:row-height="2.914cm" fo:break-before="auto" style:use-optimal-row-height="true"/>
    </style:style>
    <style:style style:name="ro23" style:family="table-row">
      <style:table-row-properties style:row-height="0.997cm" fo:break-before="auto" style:use-optimal-row-height="true"/>
    </style:style>
    <style:style style:name="ro24" style:family="table-row">
      <style:table-row-properties style:row-height="1.245cm" fo:break-before="auto" style:use-optimal-row-height="true"/>
    </style:style>
    <style:style style:name="ro25" style:family="table-row">
      <style:table-row-properties style:row-height="1.572cm" fo:break-before="auto" style:use-optimal-row-height="true"/>
    </style:style>
    <style:style style:name="ro26" style:family="table-row">
      <style:table-row-properties style:row-height="0.804cm" fo:break-before="auto" style:use-optimal-row-height="true"/>
    </style:style>
    <style:style style:name="ro27" style:family="table-row">
      <style:table-row-properties style:row-height="1.187cm" fo:break-before="auto" style:use-optimal-row-height="true"/>
    </style:style>
    <style:style style:name="ro28" style:family="table-row">
      <style:table-row-properties style:row-height="0.762cm" fo:break-before="auto" style:use-optimal-row-height="true"/>
    </style:style>
    <style:style style:name="ro29" style:family="table-row">
      <style:table-row-properties style:row-height="2.422cm" fo:break-before="auto" style:use-optimal-row-height="true"/>
    </style:style>
    <style:style style:name="ro30" style:family="table-row">
      <style:table-row-properties style:row-height="1.473cm" fo:break-before="auto" style:use-optimal-row-height="true"/>
    </style:style>
    <style:style style:name="ro31" style:family="table-row">
      <style:table-row-properties style:row-height="0.316cm" fo:break-before="auto" style:use-optimal-row-height="false"/>
    </style:style>
    <style:style style:name="ro32" style:family="table-row">
      <style:table-row-properties style:row-height="0.526cm" fo:break-before="auto" style:use-optimal-row-height="true"/>
    </style:style>
    <style:style style:name="ro33" style:family="table-row">
      <style:table-row-properties style:row-height="1cm" fo:break-before="auto" style:use-optimal-row-height="true"/>
    </style:style>
    <style:style style:name="ro34" style:family="table-row">
      <style:table-row-properties style:row-height="0.728cm" fo:break-before="auto" style:use-optimal-row-height="true"/>
    </style:style>
    <style:style style:name="ta1" style:family="table" style:master-page-name="Default">
      <style:table-properties table:display="true" style:writing-mode="lr-tb" table:tab-color="#81d41a"/>
    </style:style>
    <style:style style:name="ta2" style:family="table" style:master-page-name="Default">
      <style:table-properties table:display="true" style:writing-mode="lr-tb" table:tab-color="#ffff6d"/>
    </style:style>
    <style:style style:name="ta3" style:family="table" style:master-page-name="Default">
      <style:table-properties table:display="true" style:writing-mode="lr-tb" table:tab-color="#c9211e"/>
    </style:style>
    <style:style style:name="ta4" style:family="table" style:master-page-name="Default">
      <style:table-properties table:display="true" style:writing-mode="lr-tb" table:tab-color="#5983b0"/>
    </style:style>
    <style:style style:name="ta5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number:boolean-style style:name="N99">
      <number:boolean/>
    </number:boolean-style>
    <number:text-style style:name="N100">
      <number:text-content/>
    </number:text-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6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6" fo:font-weight="bold" style:font-weight-asian="bold" style:font-weight-complex="bold"/>
    </style:style>
    <style:style style:name="ce6" style:family="table-cell" style:parent-style-name="Default">
      <style:table-cell-properties style:vertical-align="middle"/>
      <style:text-properties style:font-name="Avenir6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6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6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style:font-name="Avenir6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cm"/>
      <style:text-properties style:font-name="Avenir6" fo:font-weight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6"/>
    </style:style>
    <style:style style:name="ce18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333333" style:font-name="Avenir6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6"/>
    </style:style>
    <style:style style:name="ce19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1pt" fo:font-weight="bold"/>
    </style:style>
    <style:style style:name="ce2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23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2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6" fo:font-size="10pt" fo:font-style="normal"/>
    </style:style>
    <style:style style:name="ce28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style="normal"/>
    </style:style>
    <style:style style:name="ce29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style="normal"/>
    </style:style>
    <style:style style:name="ce219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weight="bold"/>
    </style:style>
    <style:style style:name="ce22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25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230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54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4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4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46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2.24pt solid #000000" style:vertical-align="middle"/>
      <style:paragraph-properties fo:text-align="start" fo:margin-left="0cm"/>
    </style:style>
    <style:style style:name="ce303" style:family="table-cell" style:parent-style-name="Default">
      <style:text-properties style:font-name="Avenir6"/>
    </style:style>
    <style:style style:name="ce53" style:family="table-cell" style:parent-style-name="Default">
      <style:table-cell-properties fo:border-bottom="none" fo:border-left="none" fo:border-right="none" fo:border-top="2.24pt solid #000000"/>
      <style:text-properties style:font-name="Avenir6"/>
    </style:style>
    <style:style style:name="ce102" style:family="table-cell" style:parent-style-name="Default">
      <style:text-properties style:font-name="Avenir6" fo:font-size="10pt" style:font-size-asian="10pt" style:font-size-complex="10pt"/>
    </style:style>
    <style:style style:name="ce56" style:family="table-cell" style:parent-style-name="Default">
      <style:table-cell-properties fo:border-bottom="2.24pt solid #000000" fo:border-left="none" fo:border-right="none" fo:border-top="none"/>
      <style:text-properties style:font-name="Avenir6"/>
    </style:style>
    <style:style style:name="ce223" style:family="table-cell" style:parent-style-name="Default">
      <style:table-cell-properties fo:background-color="#cccccc" fo:border="0.74pt solid #000000" style:vertical-align="middle"/>
      <style:text-properties style:font-name="Avenir6" fo:font-weight="bold"/>
    </style:style>
    <style:style style:name="ce28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5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65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66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63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start" fo:margin-left="0cm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6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6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6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6"/>
    </style:style>
    <style:style style:name="ce79" style:family="table-cell" style:parent-style-name="Default">
      <style:table-cell-properties fo:border="0.06pt solid #000000" style:vertical-align="middle"/>
      <style:text-properties style:font-name="Avenir6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6"/>
    </style:style>
    <style:style style:name="ce352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6"/>
    </style:style>
    <style:style style:name="ce229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6"/>
    </style:style>
    <style:style style:name="ce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8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style="normal" fo:font-weight="bold"/>
    </style:style>
    <style:style style:name="ce90" style:family="table-cell" style:parent-style-name="Default">
      <style:table-cell-properties style:vertical-align="middle"/>
      <style:text-properties fo:color="#ff0000" style:font-name="Avenir6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6" fo:font-size="10pt" fo:font-style="normal"/>
    </style:style>
    <style:style style:name="ce92" style:family="table-cell" style:parent-style-name="Default">
      <style:table-cell-properties fo:border-bottom="2.24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4c4c4c" style:font-name="Avenir6" fo:font-size="10pt" fo:font-style="normal" fo:font-weight="bold"/>
    </style:style>
    <style:style style:name="ce86" style:family="table-cell" style:parent-style-name="Default">
      <style:table-cell-properties fo:border-bottom="2.24pt solid #000000" style:text-align-source="fix" style:repeat-content="false" fo:border-left="none" fo:border-right="none" fo:border-top="2.24pt solid #000000" style:vertical-align="middle"/>
      <style:paragraph-properties fo:text-align="start" fo:margin-left="0cm"/>
    </style:style>
    <style:style style:name="ce96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font-name="Avenir6" fo:font-weight="bold"/>
      <style:map style:condition="cell-content()&gt;[$Data.$C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6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6"/>
    </style:style>
    <style:style style:name="ce119" style:family="table-cell" style:parent-style-name="Default">
      <style:table-cell-properties fo:border-bottom="2.24pt solid #000000" fo:border-left="0.06pt solid #000000" fo:border-right="0.06pt solid #000000" fo:border-top="0.06pt solid #000000" style:vertical-align="middle"/>
      <style:text-properties style:font-name="Avenir6"/>
    </style:style>
    <style:style style:name="ce114" style:family="table-cell" style:parent-style-name="Default">
      <style:table-cell-properties fo:background-color="#cccccc" fo:border="0.74pt solid #000000" style:vertical-align="middle"/>
      <style:text-properties style:font-name="Avenir6" fo:font-weight="bold"/>
      <style:map style:condition="cell-content()&gt;[$Alapértékek.$J$9]" style:apply-style-name="Warning_5f_szinttúlépés" style:base-cell-address="Alapértékek.D18"/>
    </style:style>
    <style:style style:name="ce147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18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12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12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2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2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25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1" style:family="table-cell" style:parent-style-name="Default">
      <style:table-cell-properties fo:border-bottom="2.24pt solid #000000" fo:border-left="none" fo:border-right="none" fo:border-top="2.24pt solid #000000" style:vertical-align="middle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6" fo:font-weight="bold"/>
    </style:style>
    <style:style style:name="ce129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style:font-name="Avenir6" fo:font-weight="bold"/>
      <style:map style:condition="cell-content()&lt;0" style:apply-style-name="Warning_5f_maradt" style:base-cell-address="Alapértékek.E10"/>
    </style:style>
    <style:style style:name="ce16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cm"/>
      <style:text-properties style:font-name="Avenir6" fo:font-weight="bold"/>
    </style:style>
    <style:style style:name="ce19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3b3b3" style:font-name="Avenir6" fo:font-size="8pt" fo:font-weight="bold" style:font-size-asian="8pt" style:font-weight-asian="bold" style:font-size-complex="8pt" style:font-weight-complex="bold"/>
    </style:style>
    <style:style style:name="ce165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84747" style:font-name="Avenir6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6"/>
    </style:style>
    <style:style style:name="ce15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156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9pt" fo:font-style="normal" style:font-name-asian="Arial Unicode MS" style:font-name-complex="Tahoma1"/>
    </style:style>
    <style:style style:name="ce140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6"/>
    </style:style>
    <style:style style:name="ce158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6"/>
    </style:style>
    <style:style style:name="ce34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348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4c4c4c" style:font-name="Avenir6" fo:font-size="10pt" fo:font-weight="bold" style:font-size-asian="10pt" style:font-size-complex="10pt"/>
    </style:style>
    <style:style style:name="ce30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36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style:font-name-asian="Arial Unicode MS" style:font-size-asian="10pt" style:font-name-complex="Tahoma1" style:font-size-complex="10pt"/>
    </style:style>
    <style:style style:name="ce312" style:family="table-cell" style:parent-style-name="Default">
      <style:table-cell-properties fo:border-bottom="none" fo:border-left="none" fo:border-right="2.24pt solid #000000" fo:border-top="none"/>
    </style:style>
    <style:style style:name="ce16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12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style:font-name-asian="Arial Unicode MS" style:font-size-asian="10pt" style:font-name-complex="Tahoma1" style:font-size-complex="10pt"/>
    </style:style>
    <style:style style:name="ce137" style:family="table-cell" style:parent-style-name="Default">
      <style:table-cell-properties fo:border-bottom="2.24pt solid #000000" fo:border-left="none" fo:border-right="2.24pt solid #000000" fo:border-top="2.24pt solid #000000" style:vertical-align="middle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6"/>
    </style:style>
    <style:style style:name="ce5" style:family="table-cell" style:parent-style-name="Default">
      <style:table-cell-properties style:vertical-align="middle"/>
      <style:text-properties style:font-name="Avenir6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weight="bold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7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fo:color="#ffffff" style:font-name="Avenir6" fo:font-size="10pt" fo:font-weight="bold" style:font-size-asian="10pt" style:font-weight-asian="bold" style:font-size-complex="10pt" style:font-weight-complex="bold"/>
    </style:style>
    <style:style style:name="ce2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6"/>
    </style:style>
    <style:style style:name="ce176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177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178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79" style:family="table-cell" style:parent-style-name="Default">
      <style:table-cell-properties fo:border-bottom="2.24pt solid #000000" fo:background-color="#729fcf" style:text-align-source="fix" style:repeat-content="false" fo:border-left="2.24pt solid #000000" fo:border-right="0.74pt solid #000000" fo:border-top="2.24pt solid #000000" style:vertical-align="middle"/>
      <style:paragraph-properties fo:text-align="center"/>
      <style:text-properties fo:color="#ffffff"/>
    </style:style>
    <style:style style:name="ce180" style:family="table-cell" style:parent-style-name="Default">
      <style:table-cell-properties fo:border-bottom="none" style:text-align-source="fix" style:repeat-content="false" fo:background-color="transparent" fo:border-left="2.24pt solid #000000" fo:border-right="2.24pt solid #000000" fo:border-top="none" style:vertical-align="middle"/>
      <style:paragraph-properties fo:text-align="center"/>
      <style:text-properties fo:color="#ffffff"/>
    </style:style>
    <style:style style:name="ce183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weight-asian="normal" style:font-size-complex="10pt" style:font-weight-complex="normal"/>
    </style:style>
    <style:style style:name="ce18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85" style:family="table-cell" style:parent-style-name="Default">
      <style:table-cell-properties fo:border-bottom="0.51pt solid #000000" fo:background-color="#e6e6e6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82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87" style:family="table-cell" style:parent-style-name="Default">
      <style:table-cell-properties fo:border-bottom="0.51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88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2.24pt solid #000000" fo:border-right="0.74pt solid #000000" fo:border-top="0.74pt solid #000000" style:vertical-align="top"/>
      <style:paragraph-properties fo:text-align="center" fo:margin-left="0cm"/>
      <style:text-properties style:font-name="Avenir6" fo:font-size="10pt" fo:font-style="normal" fo:font-weight="normal" style:font-size-asian="10pt" style:font-style-asian="normal" style:font-size-complex="10pt" style:font-style-complex="normal"/>
    </style:style>
    <style:style style:name="ce189" style:family="table-cell" style:parent-style-name="Default">
      <style:table-cell-properties fo:border-bottom="none" fo:background-color="#cccccc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390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39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97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93" style:family="table-cell" style:parent-style-name="Default">
      <style:table-cell-properties fo:border-bottom="2.24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26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7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98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6"/>
    </style:style>
    <style:style style:name="ce205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206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33" style:family="table-cell" style:parent-style-name="Default">
      <style:table-cell-properties fo:border-bottom="2.24pt solid #000000" fo:border-left="0.74pt solid #000000" fo:border-right="0.74pt solid #000000" fo:border-top="2.24pt solid #000000"/>
    </style:style>
    <style:style style:name="ce547" style:family="table-cell" style:parent-style-name="Default">
      <style:table-cell-properties fo:border="none"/>
    </style:style>
    <style:style style:name="ce235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71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Avenir6"/>
    </style:style>
    <style:style style:name="ce74" style:family="table-cell" style:parent-style-name="Default">
      <style:table-cell-properties fo:border="0.51pt solid #000000"/>
      <style:text-properties style:font-name="Avenir6" fo:font-size="10pt" style:font-size-asian="10pt" style:font-size-complex="10pt"/>
    </style:style>
    <style:style style:name="ce75" style:family="table-cell" style:parent-style-name="Default">
      <style:table-cell-properties fo:border="0.51pt solid #000000"/>
      <style:text-properties style:font-name="Avenir6"/>
    </style:style>
    <style:style style:name="ce76" style:family="table-cell" style:parent-style-name="Default">
      <style:table-cell-properties fo:background-color="#ffffd7" fo:border="0.51pt solid #000000"/>
      <style:text-properties style:font-name="Avenir6"/>
    </style:style>
    <style:style style:name="ce81" style:family="table-cell" style:parent-style-name="Default">
      <style:table-cell-properties fo:border="0.74pt solid #000000"/>
      <style:text-properties style:font-name="Avenir6"/>
    </style:style>
    <style:style style:name="ce419" style:family="table-cell" style:parent-style-name="Default">
      <style:table-cell-properties fo:background-color="#ffffd7"/>
      <style:text-properties style:font-name="Avenir6"/>
    </style:style>
    <style:style style:name="ce70" style:family="table-cell" style:parent-style-name="Default">
      <style:table-cell-properties style:cell-protect="none" style:print-content="true" fo:border="0.06pt solid #000000" style:vertical-align="middle"/>
      <style:text-properties style:font-name="Avenir6" fo:font-size="10pt" style:font-size-asian="10pt" style:font-size-complex="10pt"/>
    </style:style>
    <style:style style:name="ce77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6" fo:font-size="10pt" style:font-size-asian="10pt" style:font-size-complex="10pt"/>
    </style:style>
    <style:style style:name="ce78" style:family="table-cell" style:parent-style-name="Default">
      <style:table-cell-properties fo:border-bottom="2.24pt solid #000000" fo:background-color="#ccffff" style:cell-protect="none" style:print-content="true" fo:border-left="0.06pt solid #000000" fo:border-right="0.06pt solid #000000" fo:border-top="0.06pt solid #000000" style:vertical-align="middle"/>
      <style:text-properties style:font-name="Avenir6" fo:font-size="10pt" style:font-size-asian="10pt" style:font-size-complex="10pt"/>
    </style:style>
    <style:style style:name="ce23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fo:color="#999999" style:font-name="Avenir6" fo:font-weight="bold"/>
    </style:style>
    <style:style style:name="ce278" style:family="table-cell" style:parent-style-name="Default">
      <style:table-cell-properties fo:border-bottom="2.24pt solid #000000" fo:border-left="none" fo:border-right="none" fo:border-top="none"/>
    </style:style>
    <style:style style:name="ce98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6" fo:font-weight="bold"/>
    </style:style>
    <style:style style:name="ce243" style:family="table-cell" style:parent-style-name="Default">
      <style:table-cell-properties fo:background-color="#e6e6e6" style:text-align-source="fix" style:repeat-content="false" fo:border="0.51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244" style:family="table-cell" style:parent-style-name="Default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Avenir6" fo:font-size="10pt" fo:font-weight="normal" style:font-size-asian="10pt" style:font-size-complex="10pt"/>
    </style:style>
    <style:style style:name="ce215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Avenir6" fo:font-size="10pt" fo:font-weight="normal" style:font-size-asian="10pt" style:font-size-complex="10pt"/>
    </style:style>
    <style:style style:name="ce409" style:family="table-cell" style:parent-style-name="Default">
      <style:table-cell-properties fo:border="0.74pt solid #000000"/>
    </style:style>
    <style:style style:name="ce248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size-complex="10pt"/>
    </style:style>
    <style:style style:name="ce25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size-complex="10pt"/>
    </style:style>
    <style:style style:name="ce258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size-complex="10pt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cm"/>
      <style:text-properties style:use-window-font-color="true" style:font-name="Avenir6" fo:font-weight="bold" style:font-name-asian="Arial Unicode MS" style:font-weight-asian="bold" style:font-name-complex="Tahoma1" style:font-weight-complex="bold"/>
    </style:style>
    <style:style style:name="ce289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</style:style>
    <style:style style:name="ce304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274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6"/>
    </style:style>
    <style:style style:name="ce275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weight-asian="bold" style:font-size-complex="10pt" style:font-weight-complex="bold"/>
      <style:map style:condition="cell-content()&gt;[$Alapértékek.$J$9]" style:apply-style-name="Warning_5f_szinttúlépés" style:base-cell-address="Alapértékek.D18"/>
    </style:style>
    <style:style style:name="ce27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weight-asian="bold" style:font-size-complex="10pt" style:font-weight-complex="bold"/>
      <style:map style:condition="cell-content()&gt;[$Alapértékek.$J$9]" style:apply-style-name="Warning_5f_szinttúlépés" style:base-cell-address="Alapértékek.D18"/>
    </style:style>
    <style:style style:name="ce277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36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6"/>
    </style:style>
    <style:style style:name="ce26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283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&gt;[$Alapértékek.$I39]" style:apply-style-name="Warning_5f_foktúllépés" style:base-cell-address="Alapértékek.J39"/>
    </style:style>
    <style:style style:name="ce284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&gt;[$Alapértékek.$I39]" style:apply-style-name="Warning_5f_foktúllépés" style:base-cell-address="Alapértékek.J39"/>
    </style:style>
    <style:style style:name="ce292" style:family="table-cell" style:parent-style-name="Default" style:data-style-name="N186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33333" style:font-name="Avenir6" fo:font-size="9pt" fo:font-weight="normal" style:font-size-asian="9pt" style:font-size-complex="9pt"/>
    </style:style>
    <style:style style:name="ce28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&gt;[$Alapértékek.$I57]" style:apply-style-name="Warning_5f_foktúllépés" style:base-cell-address="Alapértékek.J55"/>
    </style:style>
    <style:style style:name="ce28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&gt;[$Alapértékek.$I57]" style:apply-style-name="Warning_5f_foktúllépés" style:base-cell-address="Alapértékek.J55"/>
    </style:style>
    <style:style style:name="ce28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29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6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6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6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6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6"/>
    </style:style>
    <style:style style:name="ce317" style:family="table-cell" style:parent-style-name="Default">
      <style:table-cell-properties fo:background-color="#ccffff" fo:border="0.74pt solid #000000"/>
    </style:style>
    <style:style style:name="ce337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306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307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666666" style:font-name="Avenir6" fo:font-size="9pt" fo:font-weight="bold" style:font-size-asian="9pt" style:font-size-complex="9pt"/>
    </style:style>
    <style:style style:name="ce309" style:family="table-cell" style:parent-style-name="Default">
      <style:table-cell-properties fo:border-bottom="2.24pt solid #000000" fo:border-left="none" fo:border-right="2.24pt solid #000000" fo:border-top="none"/>
    </style:style>
    <style:style style:name="ce313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315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fo:color="#2a6099" style:font-name="Avenir6" fo:font-weight="bold" style:font-weight-asian="bold" style:font-weight-complex="bold"/>
    </style:style>
    <style:style style:name="ce316" style:family="table-cell" style:parent-style-name="Default">
      <style:table-cell-properties fo:border-bottom="0.51pt solid #000000" fo:background-color="#e6e6e6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666666" style:font-name="Avenir6" fo:font-size="10pt" fo:font-weight="bold" style:font-size-asian="10pt" style:font-size-complex="10pt"/>
    </style:style>
    <style:style style:name="ce318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319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333333" style:font-name="Avenir6" fo:font-size="9pt" fo:font-weight="normal" style:font-size-asian="9pt" style:font-size-complex="9pt"/>
    </style:style>
    <style:style style:name="ce3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322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323" style:family="table-cell" style:parent-style-name="Default">
      <style:table-cell-properties fo:border-bottom="2.24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/>
    </style:style>
    <style:style style:name="ce58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33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/>
      <style:map style:condition="cell-content()&gt;[$Alapértékek.$J$9]" style:apply-style-name="Warning_5f_szinttúlépés" style:base-cell-address="Alapértékek.D18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6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646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font-name="Avenir6"/>
    </style:style>
    <style:style style:name="ce342" style:family="table-cell" style:parent-style-name="Default" style:data-style-name="N0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6"/>
    </style:style>
    <style:style style:name="ce344" style:family="table-cell" style:parent-style-name="Default" style:data-style-name="N0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/>
    </style:style>
    <style:style style:name="ce345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/>
    </style:style>
    <style:style style:name="ce595" style:family="table-cell" style:parent-style-name="Default">
      <style:table-cell-properties fo:background-color="transparent" style:vertical-align="middle"/>
      <style:text-properties style:font-name="Avenir6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6"/>
    </style:style>
    <style:style style:name="ce362" style:family="table-cell" style:parent-style-name="Default">
      <style:table-cell-properties style:cell-protect="none" style:print-content="true" style:text-align-source="fix" style:repeat-content="false" fo:border="none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066" style:family="table-cell" style:parent-style-name="Default">
      <style:table-cell-properties fo:border-bottom="none" fo:border-left="none" fo:border-right="none" fo:border-top="0.74pt solid #000000"/>
    </style:style>
    <style:style style:name="ce355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357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cm"/>
    </style:style>
    <style:style style:name="ce267" style:family="table-cell" style:parent-style-name="Default">
      <style:table-cell-properties style:vertical-align="middle"/>
      <style:text-properties fo:color="#666666" style:font-name="Avenir6"/>
    </style:style>
    <style:style style:name="ce698" style:family="table-cell" style:parent-style-name="Default" style:data-style-name="N232">
      <style:table-cell-properties style:text-align-source="fix" style:repeat-content="false" style:vertical-align="middle"/>
      <style:paragraph-properties fo:text-align="center" fo:margin-left="0cm"/>
      <style:text-properties style:font-name="Avenir6"/>
    </style:style>
    <style:style style:name="ce699" style:family="table-cell" style:parent-style-name="Default" style:data-style-name="N232">
      <style:table-cell-properties style:text-align-source="fix" style:repeat-content="fals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343" style:family="table-cell" style:parent-style-name="Default">
      <style:table-cell-properties fo:border="none"/>
      <style:text-properties style:font-name="Avenir6"/>
    </style:style>
    <style:style style:name="ce36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81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fo:color="#4c4c4c" style:font-name="Avenir6" fo:font-size="10pt" fo:font-weight="normal" style:font-size-asian="10pt" style:font-size-complex="10pt"/>
    </style:style>
    <style:style style:name="ce1022" style:family="table-cell" style:parent-style-name="Default">
      <style:table-cell-properties fo:border-bottom="none" fo:border-left="none" fo:border-right="0.74pt solid #000000" fo:border-top="0.74pt solid #000000"/>
    </style:style>
    <style:style style:name="ce387" style:family="table-cell" style:parent-style-name="Default">
      <style:table-cell-properties fo:border-bottom="none" fo:border-left="none" fo:border-right="0.74pt solid #000000" fo:border-top="none"/>
    </style:style>
    <style:style style:name="ce373" style:family="table-cell" style:parent-style-name="Default">
      <style:table-cell-properties fo:border-bottom="0.74pt solid #000000" fo:border-left="none" fo:border-right="0.74pt solid #000000" fo:border-top="none"/>
    </style:style>
    <style:style style:name="ce30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ize="14pt" fo:font-weight="bold" style:font-size-asian="14pt" style:font-weight-asian="bold" style:font-size-complex="14pt" style:font-weight-complex="bold"/>
    </style:style>
    <style:style style:name="ce394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33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6" fo:font-size="10pt" style:font-size-asian="10pt" style:font-size-complex="10pt"/>
    </style:style>
    <style:style style:name="ce310" style:family="table-cell" style:parent-style-name="Default">
      <style:table-cell-properties fo:border-bottom="none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2pt" fo:font-weight="bold" style:font-size-asian="12pt" style:font-weight-asian="bold" style:font-size-complex="12pt" style:font-weight-complex="bold"/>
    </style:style>
    <style:style style:name="ce403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6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407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32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2pt" fo:font-weight="bold" style:font-size-asian="12pt" style:font-weight-asian="bold" style:font-size-complex="12pt" style:font-weight-complex="bold"/>
    </style:style>
    <style:style style:name="ce3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6"/>
    </style:style>
    <style:style style:name="ce41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6"/>
    </style:style>
    <style:style style:name="ce413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329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cm"/>
      <style:text-properties style:font-name="Avenir6" fo:font-size="12pt" fo:font-weight="bold" style:font-size-asian="12pt" style:font-size-complex="12pt"/>
    </style:style>
    <style:style style:name="ce369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41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</style:style>
    <style:style style:name="ce3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ff0000"/>
    </style:style>
    <style:style style:name="ce42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</style:style>
    <style:style style:name="ce1189" style:family="table-cell" style:parent-style-name="Default">
      <style:table-cell-properties style:vertical-align="middle"/>
    </style:style>
    <style:style style:name="ce340" style:family="table-cell" style:parent-style-name="Default">
      <style:table-cell-properties fo:border="0.74pt solid #000000" style:vertical-align="middle"/>
    </style:style>
    <style:style style:name="ce341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425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/>
    </style:style>
    <style:style style:name="ce426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6"/>
    </style:style>
    <style:style style:name="ce42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34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</style:style>
    <style:style style:name="ce422" style:family="table-cell" style:parent-style-name="Default">
      <style:table-cell-properties fo:background-color="#ffffd7" fo:border="0.74pt solid #000000" style:vertical-align="middle"/>
    </style:style>
    <style:style style:name="ce605" style:family="table-cell" style:parent-style-name="Default">
      <style:table-cell-properties fo:background-color="#ffffd7" fo:border="0.74pt solid #000000" style:vertical-align="middle"/>
    </style:style>
    <style:style style:name="ce353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354" style:family="table-cell" style:parent-style-name="Default">
      <style:table-cell-properties fo:background-color="#ffd428" fo:border="0.74pt solid #000000" style:vertical-align="middle"/>
      <style:text-properties style:font-name="Avenir6" fo:font-weight="bold"/>
    </style:style>
    <style:style style:name="ce404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674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5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359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</style:style>
    <style:style style:name="ce36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</style:style>
    <style:style style:name="ce6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15" style:family="table-cell" style:parent-style-name="Default">
      <style:table-cell-properties fo:background-color="#ffe994" fo:border="0.74pt solid #000000"/>
    </style:style>
    <style:style style:name="ce36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397" style:family="table-cell" style:parent-style-name="Default">
      <style:table-cell-properties fo:background-color="#ccffff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389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cm"/>
      <style:text-properties style:use-window-font-color="true" style:font-name="Avenir6" fo:font-weight="bold"/>
      <style:map style:condition="cell-content()&lt;0" style:apply-style-name="narancs_5f_háttér" style:base-cell-address="Speciális.D4"/>
    </style:style>
    <style:style style:name="ce74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72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6"/>
    </style:style>
    <style:style style:name="ce56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37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376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&lt;0" style:apply-style-name="Piros_5f_háttér" style:base-cell-address="Speciális.D24"/>
    </style:style>
    <style:style style:name="ce37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&lt;0" style:apply-style-name="Piros_5f_háttér" style:base-cell-address="Speciális.D24"/>
    </style:style>
    <style:style style:name="ce399" style:family="table-cell" style:parent-style-name="Default">
      <style:table-cell-properties fo:background-color="transparent" fo:border="0.74pt solid #000000"/>
    </style:style>
    <style:style style:name="ce382" style:family="table-cell" style:parent-style-name="Default">
      <style:table-cell-properties fo:border="none" style:vertical-align="middle"/>
    </style:style>
    <style:style style:name="ce383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63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start" fo:margin-left="0cm"/>
      <style:text-properties style:font-name="Avenir6"/>
    </style:style>
    <style:style style:name="ce38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fo:font-size="9pt" style:font-size-asian="9pt" style:font-size-complex="9pt"/>
    </style:style>
    <style:style style:name="ce385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fo:font-size="9pt" style:font-size-asian="9pt" style:font-size-complex="9pt"/>
    </style:style>
    <style:style style:name="ce480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/>
    </style:style>
    <style:style style:name="ce64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388" style:family="table-cell" style:parent-style-name="Default" style:data-style-name="N242">
      <style:table-cell-properties fo:background-color="#ffd428" style:text-align-source="fix" style:repeat-content="false" fo:border="0.74pt solid #000000" style:vertical-align="middle"/>
      <style:paragraph-properties fo:text-align="center" fo:margin-left="0cm"/>
    </style:style>
    <style:style style:name="ce461" style:family="table-cell" style:parent-style-name="Default" style:data-style-name="N242">
      <style:table-cell-properties fo:background-color="#ffe994" style:text-align-source="fix" style:repeat-content="false" fo:border="0.74pt solid #000000" style:vertical-align="top"/>
      <style:paragraph-properties fo:text-align="center" fo:margin-left="0cm"/>
      <style:text-properties fo:font-weight="bold" style:font-weight-asian="bold" style:font-weight-complex="bold"/>
      <style:map style:condition="cell-content()&lt;0" style:apply-style-name="Warning_5f_foktúllépés" style:base-cell-address="Speciális.E51"/>
    </style:style>
    <style:style style:name="ce67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95" style:family="table-cell" style:parent-style-name="Default">
      <style:table-cell-properties fo:background-color="transparent" fo:border="0.74pt solid #000000" style:vertical-align="middle"/>
      <style:text-properties fo:font-size="9pt" style:font-size-asian="9pt" style:font-size-complex="9pt"/>
    </style:style>
    <style:style style:name="ce400" style:family="table-cell" style:parent-style-name="Default">
      <style:table-cell-properties fo:border-bottom="2.24pt solid #000000" fo:background-color="transparent" fo:border-left="0.74pt solid #000000" fo:border-right="0.74pt solid #000000" fo:border-top="0.74pt solid #000000" style:vertical-align="middle"/>
      <style:text-properties fo:font-size="9pt" style:font-size-asian="9pt" style:font-size-complex="9pt"/>
    </style:style>
    <style:style style:name="ce402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</style:style>
    <style:style style:name="ce451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/>
    </style:style>
    <style:style style:name="ce669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/>
    </style:style>
    <style:style style:name="ce209" style:family="table-cell" style:parent-style-name="Default">
      <style:table-cell-properties fo:border="none"/>
    </style:style>
    <style:style style:name="ce670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06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cm"/>
    </style:style>
    <style:style style:name="ce471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</style:style>
    <style:style style:name="ce50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41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</style:style>
    <style:style style:name="ce503" style:family="table-cell" style:parent-style-name="Default">
      <style:table-cell-properties fo:border-bottom="0.06pt solid #000000" fo:background-color="#81d41a" style:text-align-source="fix" style:repeat-content="false" fo:border-left="2.24pt solid #000000" fo:border-right="0.06pt solid #000000" fo:border-top="2.24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506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/>
    </style:style>
    <style:style style:name="ce509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</style:style>
    <style:style style:name="ce510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</style:style>
    <style:style style:name="ce434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2pt" fo:font-weight="bold" style:font-size-asian="12pt" style:font-weight-asian="bold" style:font-size-complex="12pt" style:font-weight-complex="bold"/>
    </style:style>
    <style:style style:name="ce513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43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445" style:family="table-cell" style:parent-style-name="Default">
      <style:table-cell-properties fo:border-bottom="0.74pt solid #000000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2pt" fo:font-weight="bold" style:font-size-asian="12pt" style:font-weight-asian="bold" style:font-size-complex="12pt" style:font-weight-complex="bold"/>
    </style:style>
    <style:style style:name="ce518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63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2pt" fo:font-weight="bold" style:font-size-asian="12pt" style:font-weight-asian="bold" style:font-size-complex="12pt" style:font-weight-complex="bold"/>
    </style:style>
    <style:style style:name="ce472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478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6" fo:font-size="12pt" fo:font-weight="bold" style:font-size-asian="12pt" style:font-weight-asian="bold" style:font-size-complex="12pt" style:font-weight-complex="bold"/>
    </style:style>
    <style:style style:name="ce504" style:family="table-cell" style:parent-style-name="Default">
      <style:table-cell-properties fo:background-color="#ffe994" style:vertical-align="middle"/>
    </style:style>
    <style:style style:name="ce470" style:family="table-cell" style:parent-style-name="Default">
      <style:table-cell-properties fo:border-bottom="none" fo:background-color="#81d41a" style:text-align-source="fix" style:repeat-content="false" fo:border-left="none" fo:border-right="2.24pt solid #000000" fo:border-top="2.24pt solid #000000" style:vertical-align="middle"/>
      <style:paragraph-properties fo:text-align="center" fo:margin-left="0cm"/>
    </style:style>
    <style:style style:name="ce446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6"/>
    </style:style>
    <style:style style:name="ce483" style:family="table-cell" style:parent-style-name="Default">
      <style:table-cell-properties fo:border-bottom="none" fo:border-left="none" fo:border-right="2.24pt solid #000000" fo:border-top="2.24pt solid #000000"/>
    </style:style>
    <style:style style:name="ce484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81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start" fo:margin-left="0cm"/>
    </style:style>
    <style:style style:name="ce81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/>
      <style:paragraph-properties fo:text-align="start" fo:margin-left="0cm"/>
    </style:style>
    <style:style style:name="ce487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8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822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823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17" style:family="table-cell" style:parent-style-name="Default">
      <style:table-cell-properties fo:background-color="#ffe994"/>
    </style:style>
    <style:style style:name="ce490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9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5" fo:font-size="14pt" fo:font-style="normal" fo:font-weight="bold" style:font-size-asian="14pt" style:font-style-asian="normal" style:font-size-complex="14pt" style:font-style-complex="normal"/>
    </style:style>
    <style:style style:name="ce542" style:family="table-cell" style:parent-style-name="Default">
      <style:table-cell-properties style:vertical-align="middle"/>
      <style:text-properties style:font-name="Avenir5" fo:font-style="normal" style:font-style-asian="normal" style:font-style-complex="normal"/>
    </style:style>
    <style:style style:name="ce4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4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4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ize="9pt" fo:font-style="normal" fo:font-weight="bold" style:font-size-asian="9pt" style:font-style-asian="normal" style:font-size-complex="9pt" style:font-style-complex="normal"/>
    </style:style>
    <style:style style:name="ce546" style:family="table-cell" style:parent-style-name="Default">
      <style:table-cell-properties style:vertical-align="middle"/>
      <style:text-properties style:font-name="Avenir5" fo:font-size="8pt" fo:font-style="normal" style:font-style-asian="normal" style:font-style-complex="normal"/>
    </style:style>
    <style:style style:name="ce43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436" style:family="table-cell" style:parent-style-name="Default">
      <style:table-cell-properties fo:background-color="#e6e6e6"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4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447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555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556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438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442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62" style:family="table-cell" style:parent-style-name="Default">
      <style:text-properties style:font-name="Avenir5" fo:font-size="10pt" fo:font-style="normal" style:font-size-asian="10pt" style:font-style-asian="normal" style:font-size-complex="10pt" style:font-style-complex="normal"/>
    </style:style>
    <style:style style:name="ce44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5" fo:font-style="normal" style:font-style-asian="normal" style:font-style-complex="normal"/>
    </style:style>
    <style:style style:name="ce553" style:family="table-cell" style:parent-style-name="Default">
      <style:table-cell-properties fo:border-bottom="0.99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5" fo:font-size="11pt" fo:font-style="normal" fo:font-weight="bold" style:font-style-asian="normal" style:font-style-complex="normal"/>
    </style:style>
    <style:style style:name="ce557" style:family="table-cell" style:parent-style-name="Default">
      <style:table-cell-properties fo:border-bottom="0.99pt solid #000000" fo:background-color="#e6e6e6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cm"/>
      <style:text-properties style:font-name="Avenir5" fo:font-size="10pt" fo:font-style="normal" fo:font-weight="bold" style:font-style-asian="normal" style:font-style-complex="normal"/>
    </style:style>
    <style:style style:name="ce561" style:family="table-cell" style:parent-style-name="Default" style:data-style-name="N0">
      <style:table-cell-properties fo:border-bottom="0.99pt solid #000000" style:text-align-source="fix" style:repeat-content="false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563" style:family="table-cell" style:parent-style-name="Default" style:data-style-name="N0">
      <style:table-cell-properties fo:border-bottom="0.99pt solid #000000" style:text-align-source="fix" style:repeat-content="false" fo:background-color="transparent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566" style:family="table-cell" style:parent-style-name="Default" style:data-style-name="N0">
      <style:table-cell-properties fo:border-bottom="0.99pt solid #000000" style:text-align-source="fix" style:repeat-content="false" fo:background-color="transparent" fo:border-left="2.24pt solid #000000" fo:padding-bottom="0.048cm" fo:padding-left="0.15cm" fo:padding-right="0.035cm" fo:padding-top="0.048cm" fo:border-right="0.99pt solid #000000" fo:border-top="2.49pt solid #000000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568" style:family="table-cell" style:parent-style-name="Default" style:data-style-name="N0">
      <style:table-cell-properties fo:border-bottom="2.49pt solid #000000" style:text-align-source="fix" style:repeat-content="false" fo:background-color="transparent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570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572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2.24pt solid #000000" fo:border-top="0.99pt solid #000000" style:vertical-align="middle"/>
      <style:paragraph-properties fo:text-align="start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573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padding-bottom="0.048cm" fo:padding-left="0.136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75" style:family="table-cell" style:parent-style-name="Default">
      <style:table-cell-properties fo:border-bottom="0.74pt solid #000000" fo:background-color="#f6f9d4" style:text-align-source="fix" style:repeat-content="false" fo:border-left="2.24pt solid #000000" fo:padding-bottom="0.048cm" fo:padding-left="0.136cm" fo:padding-right="0.035cm" fo:padding-top="0.048cm" fo:border-right="2.24pt solid #000000" fo:border-top="2.24pt solid #000000" style:vertical-align="middle"/>
      <style:paragraph-properties fo:text-align="start" fo:margin-left="0cm"/>
      <style:text-properties style:font-name="Avenir5" fo:font-style="normal" fo:font-weight="bold" style:font-style-asian="normal" style:font-weight-asian="bold" style:font-style-complex="normal" style:font-weight-complex="bold"/>
    </style:style>
    <style:style style:name="ce576" style:family="table-cell" style:parent-style-name="Default">
      <style:table-cell-properties fo:border-bottom="2.24pt solid #000000" fo:background-color="#729fcf" fo:border-left="2.24pt solid #000000" fo:border-right="0.74pt solid #000000" fo:border-top="0.74pt solid #000000" style:vertical-align="middle"/>
      <style:text-properties fo:color="#ffffff" style:font-name="Avenir5" fo:font-style="normal" style:font-style-asian="normal" style:font-style-complex="normal"/>
    </style:style>
    <style:style style:name="ce654" style:family="table-cell" style:parent-style-name="Default">
      <style:table-cell-properties fo:border-bottom="none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9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56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57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5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5" fo:font-size="10pt" fo:font-style="normal" style:font-size-asian="10pt" style:font-style-asian="normal" style:font-size-complex="10pt" style:font-style-complex="normal"/>
    </style:style>
    <style:style style:name="ce659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0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7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5" fo:font-size="10pt" fo:font-style="normal" fo:font-weight="bold" style:font-style-asian="normal" style:font-style-complex="normal"/>
    </style:style>
    <style:style style:name="ce474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5" fo:font-style="normal" style:font-style-asian="normal" style:font-style-complex="normal"/>
    </style:style>
    <style:style style:name="ce475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5" fo:font-size="7pt" fo:font-style="normal" style:font-style-asian="normal" style:font-style-complex="normal"/>
    </style:style>
    <style:style style:name="ce923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cm"/>
      <style:text-properties style:font-name="Avenir5" fo:font-size="8pt" fo:font-style="normal" style:font-size-asian="8pt" style:font-style-asian="normal" style:font-size-complex="8pt" style:font-style-complex="normal"/>
    </style:style>
    <style:style style:name="ce924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</style:style>
    <style:style style:name="ce609" style:family="table-cell" style:parent-style-name="Default">
      <style:text-properties style:font-name="Avenir5" fo:font-style="normal" style:font-style-asian="normal" style:font-style-complex="normal"/>
    </style:style>
    <style:style style:name="ce61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505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  <style:map style:condition="cell-content()&gt;([$Harcértékek.$I$4]*5)/8" style:apply-style-name="Warning_5f_HM" style:base-cell-address="Harcértékek.B4"/>
    </style:style>
    <style:style style:name="ce78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  <style:map style:condition="is-true-formula(([.$B$5]/[Alapértékek.$D$8])-([.$B$6]/[Alapértékek.$D$8])&gt;[Data.$C$24])" style:apply-style-name="Warning_5f_HM" style:base-cell-address="Harcértékek.B5"/>
    </style:style>
    <style:style style:name="ce78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  <style:map style:condition="is-true-formula(([.$B$6]/[Alapértékek.$D$8])-([.$B$5]/[Alapértékek.$D$8])&gt;[Data.$C$24])" style:apply-style-name="Warning_5f_HM" style:base-cell-address="Harcértékek.B6"/>
    </style:style>
    <style:style style:name="ce78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  <style:map style:condition="cell-content()&gt;[$Harcértékek.$I$8]" style:apply-style-name="Warning_5f_HM" style:base-cell-address="Harcértékek.B8"/>
    </style:style>
    <style:style style:name="ce61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514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color="#4c4c4c" style:font-name="Avenir5" fo:font-size="9pt" fo:font-style="normal" fo:font-weight="bold" style:font-style-asian="normal" style:font-style-complex="normal"/>
      <style:map style:condition="cell-content()&lt;0" style:apply-style-name="Warning_5f_maradt" style:base-cell-address="Harcértékek.B10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508" style:family="table-cell" style:parent-style-name="Default">
      <style:table-cell-properties fo:border="0.06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22" style:family="table-cell" style:parent-style-name="Default">
      <style:table-cell-properties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23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5" fo:font-size="9pt" fo:font-style="normal" fo:font-weight="bold" style:font-size-asian="9pt" style:font-style-asian="normal" style:font-size-complex="9pt" style:font-style-complex="normal"/>
    </style:style>
    <style:style style:name="ce51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use-window-font-color="true"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26" style:family="table-cell" style:parent-style-name="Default">
      <style:table-cell-properties fo:border="0.99pt solid #000000" style:vertical-align="middle"/>
      <style:text-properties style:font-name="Avenir5" fo:font-style="normal" style:font-style-asian="normal" style:font-style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42" style:family="table-cell" style:parent-style-name="Default">
      <style:table-cell-properties fo:border-bottom="0.99pt solid #000000" fo:border-left="0.99pt solid #000000" fo:border-right="0.99pt solid #000000" fo:border-top="2.24pt solid #000000" style:vertical-align="middle"/>
      <style:text-properties style:font-name="Avenir5" fo:font-style="normal" style:font-style-asian="normal" style:font-style-complex="normal"/>
    </style:style>
    <style:style style:name="ce523" style:family="table-cell" style:parent-style-name="Default" style:data-style-name="N100">
      <style:table-cell-properties style:text-align-source="fix" style:repeat-content="false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524" style:family="table-cell" style:parent-style-name="Default" style:data-style-name="N100">
      <style:table-cell-properties style:text-align-source="fix" style:repeat-content="false" fo:background-color="transparent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525" style:family="table-cell" style:parent-style-name="Default" style:data-style-name="N0">
      <style:table-cell-properties style:text-align-source="fix" style:repeat-content="false" fo:background-color="transparent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526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0.048cm" fo:padding-left="0.15cm" fo:padding-right="0.035cm" fo:padding-top="0.048cm" fo:border-right="0.99pt solid #000000" fo:border-top="2.49pt solid #000000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537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538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5" fo:font-style="normal" style:font-style-asian="normal" style:font-style-complex="normal"/>
    </style:style>
    <style:style style:name="ce625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5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font-name="Avenir5" fo:font-style="normal" style:font-style-asian="normal" style:font-style-complex="normal"/>
    </style:style>
    <style:style style:name="ce647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5" fo:font-style="normal" fo:font-weight="bold" style:font-style-asian="normal" style:font-weight-asian="bold" style:font-style-complex="normal" style:font-weight-complex="bold"/>
    </style:style>
    <style:style style:name="ce729" style:family="table-cell" style:parent-style-name="Default" style:data-style-name="N202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5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31" style:family="table-cell" style:parent-style-name="Default" style:data-style-name="N202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808080" style:font-name="Avenir5" fo:font-size="10pt" fo:font-style="normal" style:font-size-asian="10pt" style:font-style-asian="normal" style:font-size-complex="10pt" style:font-style-complex="normal"/>
    </style:style>
    <style:style style:name="ce660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3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5" fo:font-size="9pt" fo:font-style="normal" style:font-size-asian="9pt" style:font-style-asian="normal" style:font-size-complex="9pt" style:font-style-complex="normal"/>
    </style:style>
    <style:style style:name="ce108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66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2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2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  <style:text-properties style:font-name="Avenir5" fo:font-style="normal" style:font-style-asian="normal" style:font-style-complex="normal"/>
    </style:style>
    <style:style style:name="ce554" style:family="table-cell" style:parent-style-name="Default">
      <style:table-cell-properties style:cell-protect="none" style:print-content="true" fo:border="0.06pt solid #000000" style:vertical-align="middle"/>
      <style:text-properties style:font-name="Avenir5" fo:font-style="normal" style:font-style-asian="normal" style:font-style-complex="normal"/>
    </style:style>
    <style:style style:name="ce558" style:family="table-cell" style:parent-style-name="Default">
      <style:table-cell-properties style:cell-protect="none" style:print-content="true" fo:border="0.06pt solid #000000" style:vertical-align="middle"/>
      <style:text-properties style:font-name="Avenir5" fo:font-size="7pt" fo:font-style="normal" style:font-style-asian="normal" style:font-style-complex="normal"/>
    </style:style>
    <style:style style:name="ce1030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style:font-name="Avenir5" fo:font-size="8pt" fo:font-style="normal" style:font-size-asian="8pt" style:font-style-asian="normal" style:font-size-complex="8pt" style:font-style-complex="normal"/>
    </style:style>
    <style:style style:name="ce57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ize="8pt" fo:font-style="normal" fo:font-weight="bold" style:font-size-asian="8pt" style:font-style-asian="normal" style:font-size-complex="8pt" style:font-style-complex="normal"/>
    </style:style>
    <style:style style:name="ce68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5" fo:font-style="normal" style:font-style-asian="normal" style:font-style-complex="normal"/>
    </style:style>
    <style:style style:name="ce681" style:family="table-cell" style:parent-style-name="Default">
      <style:table-cell-properties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5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999999" style:font-name="Avenir5" fo:font-size="10pt" fo:font-style="normal" style:font-size-asian="10pt" style:font-style-asian="normal" style:font-size-complex="10pt" style:font-style-complex="normal"/>
    </style:style>
    <style:style style:name="ce683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684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58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084" style:family="table-cell" style:parent-style-name="Default" style:data-style-name="N236">
      <style:table-cell-properties fo:background-color="#ccffff" style:text-align-source="fix" style:repeat-content="false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09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094" style:family="table-cell" style:parent-style-name="Default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03" style:family="table-cell" style:parent-style-name="Default" style:data-style-name="N0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95" style:family="table-cell" style:parent-style-name="Default">
      <style:table-cell-properties fo:border-bottom="0.99pt solid #000000" fo:background-color="#bbfbfb" style:cell-protect="none" style:print-content="true" style:text-align-source="fix" style:repeat-content="false" fo:border-left="none" fo:border-right="none" fo:border-top="2.4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96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588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color="#ffffff" style:font-name="Avenir5" fo:font-size="8pt" fo:font-style="normal" style:font-size-asian="8pt" style:font-style-asian="normal" style:font-size-complex="8pt" style:font-style-complex="normal"/>
    </style:style>
    <style:style style:name="ce59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5" fo:font-size="9pt" fo:font-style="normal" style:font-style-asian="normal" style:font-style-complex="normal"/>
    </style:style>
    <style:style style:name="ce717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20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5" fo:font-style="normal" style:font-style-asian="normal" style:font-style-complex="normal"/>
    </style:style>
    <style:style style:name="ce726" style:family="table-cell" style:parent-style-name="Default">
      <style:table-cell-properties fo:border-bottom="2.24pt solid #000000" fo:background-color="#729fcf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fo:color="#ffffff" style:font-name="Avenir5" fo:font-style="normal" fo:font-weight="bold" style:font-style-asian="normal" style:font-weight-asian="bold" style:font-style-complex="normal" style:font-weight-complex="bold"/>
    </style:style>
    <style:style style:name="ce772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cm"/>
      <style:text-properties style:use-window-font-color="true" style:font-name="Avenir5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ackground-color="#ffffd7" fo:border="0.74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599" style:family="table-cell" style:parent-style-name="Default">
      <style:table-cell-properties fo:border="0.74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06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0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87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71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5" fo:font-size="9pt" fo:font-style="normal" fo:font-weight="bold" style:font-style-asian="normal" style:font-style-complex="normal"/>
    </style:style>
    <style:style style:name="ce6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666666" style:font-name="Avenir5" fo:font-size="10pt" fo:font-style="normal" style:font-size-asian="10pt" style:font-style-asian="normal" style:font-size-complex="10pt" style:font-style-complex="normal"/>
    </style:style>
    <style:style style:name="ce62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59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43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21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fo:font-weight="bold" style:font-style-asian="normal" style:font-style-complex="normal"/>
    </style:style>
    <style:style style:name="ce1113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cm"/>
      <style:text-properties style:use-window-font-color="true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36" style:family="table-cell" style:parent-style-name="Default" style:data-style-name="N0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cm"/>
      <style:text-properties style:use-window-font-color="true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14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cm"/>
      <style:text-properties style:use-window-font-color="true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16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0.99pt solid #000000" fo:border-right="0.99pt solid #000000" fo:border-top="none" style:vertical-align="middle"/>
      <style:paragraph-properties fo:text-align="center" fo:margin-left="0cm"/>
      <style:text-properties style:use-window-font-color="true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5" fo:font-size="9pt" fo:font-style="normal" style:font-style-asian="normal" style:font-style-complex="normal"/>
    </style:style>
    <style:style style:name="ce751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fo:color="#ff0000" style:font-name="Avenir5" fo:font-size="10pt" fo:font-style="normal" style:font-size-asian="10pt" style:font-style-asian="normal" style:font-size-complex="10pt" style:font-style-complex="normal"/>
    </style:style>
    <style:style style:name="ce752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5" fo:font-style="normal" style:font-style-asian="normal" style:font-style-complex="normal"/>
    </style:style>
    <style:style style:name="ce62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5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cccccc" style:font-name="Avenir5" fo:font-size="10pt" fo:font-style="normal" style:font-size-asian="10pt" style:font-style-asian="normal" style:font-size-complex="10pt" style:font-style-complex="normal"/>
    </style:style>
    <style:style style:name="ce814" style:family="table-cell" style:parent-style-name="Default">
      <style:table-cell-properties fo:border-bottom="none" fo:border-left="none" fo:border-right="none" fo:border-top="2.24pt solid #000000"/>
    </style:style>
    <style:style style:name="ce87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5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88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81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88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cm"/>
      <style:text-properties style:use-window-font-color="true"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20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49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  <style:text-properties style:font-name="Avenir5" fo:font-style="normal" style:font-style-asian="normal" style:font-style-complex="normal"/>
    </style:style>
    <style:style style:name="ce650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5" fo:font-style="normal" style:font-style-asian="normal" style:font-style-complex="normal"/>
    </style:style>
    <style:style style:name="ce652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5" fo:font-size="7pt" fo:font-style="normal" style:font-style-asian="normal" style:font-style-complex="normal"/>
    </style:style>
    <style:style style:name="ce1126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style:font-name="Avenir5" fo:font-size="8pt" fo:font-style="normal" style:font-size-asian="8pt" style:font-style-asian="normal" style:font-size-complex="8pt" style:font-style-complex="normal"/>
    </style:style>
    <style:style style:name="ce749" style:family="table-cell" style:parent-style-name="Default">
      <style:table-cell-properties fo:background-color="#bbfbfb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132" style:family="table-cell" style:parent-style-name="Default" style:data-style-name="N164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4c4c4c" style:font-name="Avenir5" fo:font-size="9pt" fo:font-style="normal" fo:font-weight="bold" style:font-style-asian="normal" style:font-style-complex="normal"/>
    </style:style>
    <style:style style:name="ce1133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none" fo:border-right="none" fo:border-top="2.4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134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63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color="#ffffff" style:font-name="Avenir5" fo:font-size="9pt" fo:font-style="normal" style:font-style-asian="normal" style:font-style-complex="normal"/>
    </style:style>
    <style:style style:name="ce787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use-window-font-color="true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58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671" style:family="table-cell" style:parent-style-name="Default" style:data-style-name="N0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62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123" style:family="table-cell" style:parent-style-name="Default" style:data-style-name="N10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36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39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43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use-window-font-color="true" style:font-name="Avenir5" fo:font-size="10pt" fo:font-style="normal" style:font-size-asian="10pt" style:font-style-asian="normal" style:font-size-complex="10pt" style:font-style-complex="normal"/>
    </style:style>
    <style:style style:name="ce851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style:vertical-align="middle"/>
      <style:text-properties style:font-name="Avenir5" fo:font-size="7pt" fo:font-style="normal" style:font-style-asian="normal" style:font-style-complex="normal"/>
    </style:style>
    <style:style style:name="ce688" style:family="table-cell" style:parent-style-name="Default">
      <style:table-cell-properties style:vertical-align="middle"/>
      <style:text-properties style:font-name="Avenir5" fo:font-size="8pt" fo:font-style="normal" style:font-size-asian="8pt" style:font-style-asian="normal" style:font-size-complex="8pt" style:font-style-complex="normal"/>
    </style:style>
    <style:style style:name="ce1089" style:family="table-cell" style:parent-style-name="Default">
      <style:table-cell-properties style:vertical-align="middle"/>
      <style:text-properties style:font-name="Avenir5" fo:font-size="9pt" fo:font-style="normal" style:font-style-asian="normal" style:font-style-complex="normal"/>
    </style:style>
    <style:style style:name="ce115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51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95" style:family="table-cell" style:parent-style-name="Default" style:data-style-name="N0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153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156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18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19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821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5" fo:font-style="normal" style:font-style-asian="normal" style:font-style-complex="normal"/>
    </style:style>
    <style:style style:name="ce78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5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67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70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64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7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049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118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9)" style:apply-style-name="Szürke_5f_háttér" style:base-cell-address="Harcértékek.F74"/>
    </style:style>
    <style:style style:name="ce118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3)" style:apply-style-name="Szürke_5f_háttér" style:base-cell-address="Harcértékek.F75"/>
    </style:style>
    <style:style style:name="ce118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7)" style:apply-style-name="Szürke_5f_háttér" style:base-cell-address="Harcértékek.F76"/>
    </style:style>
    <style:style style:name="ce1188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  <style:map style:condition="is-true-formula([$Harcértékek.$G$70]&lt;21)" style:apply-style-name="Szürke_5f_háttér" style:base-cell-address="Harcértékek.F77"/>
    </style:style>
    <style:style style:name="ce1191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192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style:font-name="Avenir5" fo:font-size="9pt" fo:font-style="normal" style:font-size-asian="9pt" style:font-style-asian="normal" style:font-size-complex="9pt" style:font-style-complex="normal"/>
    </style:style>
    <style:style style:name="ce1193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style:font-name="Avenir5" fo:font-size="9pt" fo:font-style="normal" style:font-size-asian="9pt" style:font-style-asian="normal" style:font-size-complex="9pt" style:font-style-complex="normal"/>
    </style:style>
    <style:style style:name="ce723" style:family="table-cell" style:parent-style-name="Default">
      <style:table-cell-properties fo:border="0.06pt solid #000000" style:vertical-align="middle"/>
      <style:text-properties style:font-name="Avenir5" fo:font-style="normal" style:font-style-asian="normal" style:font-style-complex="normal"/>
    </style:style>
    <style:style style:name="ce724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15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1178" style:family="table-cell" style:parent-style-name="Default" style:data-style-name="N213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180" style:family="table-cell" style:parent-style-name="Default">
      <style:table-cell-properties fo:border-bottom="0.06pt solid #000000" fo:background-color="#bbfbfb" style:cell-protect="none" style:print-content="true" style:text-align-source="fix" style:repeat-content="false" fo:border-left="0.06pt solid #000000" fo:border-right="0.06pt solid #000000" fo:border-top="2.4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182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54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5" fo:font-size="9pt" fo:font-style="normal" style:font-style-asian="normal" style:font-style-complex="normal"/>
    </style:style>
    <style:style style:name="ce855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5" fo:font-size="9pt" fo:font-style="normal" style:font-style-asian="normal" style:font-style-complex="normal"/>
    </style:style>
    <style:style style:name="ce857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5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74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3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3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2.2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4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42" style:family="table-cell" style:parent-style-name="Default">
      <style:table-cell-properties fo:border-bottom="2.24pt solid #000000" fo:background-color="#ccffff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6" style:family="table-cell" style:parent-style-name="Default" style:data-style-name="N205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cm"/>
      <style:text-properties style:font-name="Avenir5" fo:font-size="11pt" fo:font-style="normal" fo:font-weight="bold" style:font-style-asian="normal" style:font-style-complex="normal"/>
    </style:style>
    <style:style style:name="ce945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10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121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0)" style:apply-style-name="Szürke_5f_háttér" style:base-cell-address="Harcértékek.G74"/>
    </style:style>
    <style:style style:name="ce121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4)" style:apply-style-name="Szürke_5f_háttér" style:base-cell-address="Harcértékek.G75"/>
    </style:style>
    <style:style style:name="ce1219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8)" style:apply-style-name="Szürke_5f_háttér" style:base-cell-address="Harcértékek.G76"/>
    </style:style>
    <style:style style:name="ce1220" style:family="table-cell" style:parent-style-name="Default">
      <style:table-cell-properties style:vertical-align="middle"/>
      <style:text-properties style:font-name="Avenir5" fo:font-size="9pt" fo:font-style="normal" style:font-style-asian="normal" style:font-style-complex="normal"/>
      <style:map style:condition="is-true-formula([$Harcértékek.$G$70]&lt;22)" style:apply-style-name="Szürke_5f_háttér" style:base-cell-address="Harcértékek.G77"/>
    </style:style>
    <style:style style:name="ce1221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2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9pt" fo:font-style="normal" style:font-size-asian="9pt" style:font-style-asian="normal" style:font-size-complex="9pt" style:font-style-complex="normal"/>
    </style:style>
    <style:style style:name="ce1223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Avenir5" fo:font-size="9pt" fo:font-style="normal" style:font-size-asian="9pt" style:font-style-asian="normal" style:font-size-complex="9pt" style:font-style-complex="normal"/>
    </style:style>
    <style:style style:name="ce7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style:font-name="Avenir5" fo:font-size="10pt" fo:font-style="normal" style:font-size-asian="10pt" style:font-style-asian="normal" style:font-size-complex="10pt" style:font-style-complex="normal"/>
    </style:style>
    <style:style style:name="ce765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76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862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930" style:family="table-cell" style:parent-style-name="Default">
      <style:table-cell-properties fo:border-bottom="0.99pt solid #000000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872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5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32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5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33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2.49pt solid #000000" style:vertical-align="middle"/>
      <style:paragraph-properties fo:text-align="start" fo:margin-left="0cm"/>
      <style:text-properties style:font-name="Avenir5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34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start" fo:margin-left="0cm"/>
      <style:text-properties style:font-name="Avenir5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40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5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44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46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font-name="Avenir5" fo:font-style="normal" fo:font-weight="bold" style:font-style-asian="normal" style:font-weight-asian="bold" style:font-style-complex="normal" style:font-weight-complex="bold"/>
    </style:style>
    <style:style style:name="ce968" style:family="table-cell" style:parent-style-name="Default">
      <style:table-cell-properties fo:border-bottom="0.74pt solid #000000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7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5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71" style:family="table-cell" style:parent-style-name="Default">
      <style:table-cell-properties fo:border-bottom="2.24pt solid #000000" fo:background-color="#ccffff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75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5" fo:font-size="9pt" fo:font-style="normal" style:font-style-asian="normal" style:font-style-complex="normal"/>
    </style:style>
    <style:style style:name="ce97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5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3)" style:apply-style-name="Szürke_5f_háttér" style:base-cell-address="Harcértékek.H73"/>
    </style:style>
    <style:style style:name="ce125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1)" style:apply-style-name="Szürke_5f_háttér" style:base-cell-address="Harcértékek.H74"/>
    </style:style>
    <style:style style:name="ce1253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5)" style:apply-style-name="Szürke_5f_háttér" style:base-cell-address="Harcértékek.H75"/>
    </style:style>
    <style:style style:name="ce1254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9)" style:apply-style-name="Szürke_5f_háttér" style:base-cell-address="Harcértékek.H76"/>
    </style:style>
    <style:style style:name="ce1255" style:family="table-cell" style:parent-style-name="Default">
      <style:table-cell-properties style:vertical-align="middle"/>
      <style:text-properties style:font-name="Avenir5" fo:font-size="9pt" fo:font-style="normal" style:font-style-asian="normal" style:font-style-complex="normal"/>
      <style:map style:condition="is-true-formula([$Harcértékek.$G$70]&lt;23)" style:apply-style-name="Szürke_5f_háttér" style:base-cell-address="Harcértékek.H77"/>
    </style:style>
    <style:style style:name="ce1256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166" style:family="table-cell" style:parent-style-name="Default" style:data-style-name="N190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5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917" style:family="table-cell" style:parent-style-name="Default" style:data-style-name="N19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5" fo:font-size="9pt" fo:font-style="normal" fo:font-weight="bold" style:font-style-asian="normal" style:font-style-complex="normal"/>
    </style:style>
    <style:style style:name="ce1173" style:family="table-cell" style:parent-style-name="Default" style:data-style-name="N190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5" fo:font-size="9pt" fo:font-style="normal" fo:font-weight="bold" style:font-style-asian="normal" style:font-style-complex="normal"/>
      <style:map style:condition="cell-content()&gt;[$Harcértékek.$I$8]" style:apply-style-name="Warning_5f_HM" style:base-cell-address="Harcértékek.I7"/>
    </style:style>
    <style:style style:name="ce793" style:family="table-cell" style:parent-style-name="Default" style:data-style-name="N190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5" fo:font-size="9pt" fo:font-style="normal" fo:font-weight="bold" style:font-style-asian="normal" style:font-style-complex="normal"/>
    </style:style>
    <style:style style:name="ce79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796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79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66666" style:font-name="Avenir5" fo:font-size="10pt" fo:font-style="normal" fo:font-weight="bold" style:font-size-asian="10pt" style:font-style-asian="normal" style:font-size-complex="10pt" style:font-style-complex="normal"/>
    </style:style>
    <style:style style:name="ce92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8pt" fo:font-style="normal" fo:font-weight="bold" style:font-style-asian="normal" style:font-style-complex="normal"/>
    </style:style>
    <style:style style:name="ce80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5" fo:font-size="7pt" fo:font-style="normal" fo:font-weight="bold" style:font-size-asian="7pt" style:font-style-asian="normal" style:font-size-complex="7pt" style:font-style-complex="normal"/>
    </style:style>
    <style:style style:name="ce799" style:family="table-cell" style:parent-style-name="Default">
      <style:table-cell-properties style:vertical-align="middle"/>
      <style:text-properties style:font-name="Avenir5" fo:font-size="7pt" fo:font-style="normal" style:font-size-asian="7pt" style:font-style-asian="normal" style:font-size-complex="7pt" style:font-style-complex="normal"/>
    </style:style>
    <style:style style:name="ce800" style:family="table-cell" style:parent-style-name="Default">
      <style:table-cell-properties fo:border="0.99pt solid #000000" style:vertical-align="middle"/>
      <style:text-properties style:font-name="Avenir5" fo:font-size="7pt" fo:font-style="normal" style:font-size-asian="7pt" style:font-style-asian="normal" style:font-size-complex="7pt" style:font-style-complex="normal"/>
    </style:style>
    <style:style style:name="ce975" style:family="table-cell" style:parent-style-name="Default">
      <style:table-cell-properties fo:border-bottom="0.99pt solid #000000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116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5" fo:font-style="normal" style:font-style-asian="normal" style:font-style-complex="normal"/>
    </style:style>
    <style:style style:name="ce977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5" fo:font-size="7pt" fo:font-style="normal" style:font-size-asian="7pt" style:font-style-asian="normal" style:font-size-complex="7pt" style:font-style-complex="normal"/>
    </style:style>
    <style:style style:name="ce980" style:family="table-cell" style:parent-style-name="Default">
      <style:table-cell-properties fo:border-bottom="0.99pt solid #000000" style:text-align-source="fix" style:repeat-content="false" fo:border-left="none" fo:border-right="2.24pt solid #000000" fo:border-top="2.49pt solid #000000" style:vertical-align="middle"/>
      <style:paragraph-properties fo:text-align="start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981" style:family="table-cell" style:parent-style-name="Default">
      <style:table-cell-properties fo:border-bottom="2.49pt solid #000000" style:text-align-source="fix" style:repeat-content="false" fo:border-left="none" fo:border-right="2.24pt solid #000000" fo:border-top="none" style:vertical-align="middle"/>
      <style:paragraph-properties fo:text-align="start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982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83" style:family="table-cell" style:parent-style-name="Default">
      <style:table-cell-properties fo:border-bottom="0.74pt solid #000000" fo:border-left="0.74pt solid #000000" fo:border-right="2.24pt solid #000000" fo:border-top="2.24pt solid #000000"/>
    </style:style>
    <style:style style:name="ce984" style:family="table-cell" style:parent-style-name="Default">
      <style:table-cell-properties fo:border-bottom="2.24pt solid #000000" fo:border-left="0.74pt solid #000000" fo:border-right="2.24pt solid #000000" fo:border-top="0.74pt solid #000000" style:vertical-align="middle"/>
      <style:text-properties style:font-name="Avenir5" fo:font-style="normal" style:font-style-asian="normal" style:font-style-complex="normal"/>
    </style:style>
    <style:style style:name="ce1006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1007" style:family="table-cell" style:parent-style-name="Default">
      <style:table-cell-properties fo:border-bottom="0.74pt solid #000000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08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76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29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316" style:family="table-cell" style:parent-style-name="Default">
      <style:text-properties style:font-name="Avenir5" fo:font-style="normal" style:font-style-asian="normal" style:font-style-complex="normal"/>
      <style:map style:condition="cell-content()&gt;2" style:apply-style-name="Warning_5f_szinttúlépés" style:base-cell-address="Harcértékek.I62"/>
    </style:style>
    <style:style style:name="ce1011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12" style:family="table-cell" style:parent-style-name="Default" style:data-style-name="N202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14" style:family="table-cell" style:parent-style-name="Default">
      <style:table-cell-properties fo:border-bottom="none" fo:border-left="none" fo:border-right="2.24pt solid #000000" fo:border-top="none"/>
    </style:style>
    <style:style style:name="ce1015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16" style:family="table-cell" style:parent-style-name="Default">
      <style:table-cell-properties fo:border-bottom="2.24pt solid #000000" fo:background-color="#ccffff" style:text-align-source="fix" style:repeat-content="false" fo:border-left="none" fo:border-right="2.24pt solid #000000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17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5" fo:font-size="9pt" fo:font-style="normal" style:font-style-asian="normal" style:font-style-complex="normal"/>
    </style:style>
    <style:style style:name="ce103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05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105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4)" style:apply-style-name="Szürke_5f_háttér" style:base-cell-address="Harcértékek.I73"/>
    </style:style>
    <style:style style:name="ce130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2)" style:apply-style-name="Szürke_5f_háttér" style:base-cell-address="Harcértékek.I74"/>
    </style:style>
    <style:style style:name="ce130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6)" style:apply-style-name="Szürke_5f_háttér" style:base-cell-address="Harcértékek.I75"/>
    </style:style>
    <style:style style:name="ce1303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20)" style:apply-style-name="Szürke_5f_háttér" style:base-cell-address="Harcértékek.I76"/>
    </style:style>
    <style:style style:name="ce1304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5" fo:font-size="9pt" fo:font-style="normal" style:font-style-asian="normal" style:font-style-complex="normal"/>
      <style:map style:condition="is-true-formula([$Harcértékek.$G$70]&lt;24)" style:apply-style-name="Szürke_5f_háttér" style:base-cell-address="Harcértékek.I77"/>
    </style:style>
    <style:style style:name="ce1305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27" style:family="table-cell" style:parent-style-name="Default">
      <style:table-cell-properties fo:padding-bottom="0.016cm" fo:padding-left="0.035cm" fo:padding-right="0.035cm" fo:padding-top="0.076cm" style:vertical-align="middle"/>
      <style:text-properties style:font-name="Avenir5" fo:font-style="normal" style:font-style-asian="normal" style:font-style-complex="normal"/>
    </style:style>
    <style:style style:name="ce91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5" fo:font-style="normal" style:font-style-asian="normal" style:font-style-complex="normal"/>
      <style:map style:condition="is-true-formula((VLOOKUP((VLOOKUP([.$A25];tavolsagi_fegyverek_all;13;0));harcmodor_harcertekek;3;0))&lt;(VLOOKUP([.C25];mesterfegyver_kovetelmenyek;2;1)))" style:apply-style-name="Warning_5f_MF_5f_kov" style:base-cell-address="Harcértékek.J25"/>
    </style:style>
    <style:style style:name="ce830" style:family="table-cell" style:parent-style-name="Default">
      <style:table-cell-properties style:vertical-align="middle"/>
      <style:text-properties fo:color="#c9211e" style:font-name="Avenir5" fo:font-size="10pt" fo:font-style="normal" style:font-size-asian="10pt" style:font-style-asian="normal" style:font-size-complex="10pt" style:font-style-complex="normal"/>
    </style:style>
    <style:style style:name="ce9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5" fo:font-style="normal" style:font-style-asian="normal" style:font-style-complex="normal"/>
      <style:map style:condition="is-true-formula((VLOOKUP((VLOOKUP([.$A30];kezifegyverek_all;13;0));harcmodor_harcertekek;3;0))&lt;(VLOOKUP([.C30];mesterfegyver_kovetelmenyek;2;1)))" style:apply-style-name="Warning_5f_MF_5f_kov" style:base-cell-address="Harcértékek.J30"/>
    </style:style>
    <style:style style:name="ce96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ffffff" style:font-name="Avenir5" fo:font-style="normal" style:font-style-asian="normal" style:font-style-complex="normal"/>
      <style:map style:condition="is-true-formula((VLOOKUP((VLOOKUP([.$A30];kezifegyverek_all;13;0));harcmodor_harcertekek;3;0))&lt;(VLOOKUP([.C30];mesterfegyver_kovetelmenyek;2;1)))" style:apply-style-name="Warning_5f_MF_5f_kov" style:base-cell-address="Harcértékek.J30"/>
    </style:style>
    <style:style style:name="ce107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5" fo:font-style="normal" style:font-style-asian="normal" style:font-style-complex="normal"/>
      <style:map style:condition="is-true-formula((VLOOKUP((VLOOKUP([.$A30];kezifegyverek_all;13;0));harcmodor_harcertekek;3;0))&lt;(VLOOKUP([.C30];mesterfegyver_kovetelmenyek;2;1)))" style:apply-style-name="Warning_5f_MF_5f_kov" style:base-cell-address="Harcértékek.J30"/>
    </style:style>
    <style:style style:name="ce96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 style:font-name="Avenir5" fo:font-style="normal" style:font-style-asian="normal" style:font-style-complex="normal"/>
      <style:map style:condition="is-true-formula((VLOOKUP((VLOOKUP([.$A30];kezifegyverek_all;13;0));harcmodor_harcertekek;3;0))&lt;(VLOOKUP([.C30];mesterfegyver_kovetelmenyek;2;1)))" style:apply-style-name="Warning_5f_MF_5f_kov" style:base-cell-address="Harcértékek.J30"/>
    </style:style>
    <style:style style:name="ce97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5" fo:font-size="10pt" fo:font-style="normal" style:font-size-asian="10pt" style:font-style-asian="normal" style:font-size-complex="10pt" style:font-style-complex="normal"/>
    </style:style>
    <style:style style:name="ce838" style:family="table-cell" style:parent-style-name="Default">
      <style:table-cell-properties style:vertical-align="middle"/>
      <style:text-properties fo:color="#c9211e" style:font-name="Avenir5" fo:font-style="normal" style:font-style-asian="normal" style:font-style-complex="normal"/>
    </style:style>
    <style:style style:name="ce1327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text-properties style:font-name="Avenir5" fo:font-size="9pt" fo:font-style="normal" style:font-size-asian="9pt" style:font-style-asian="normal" style:font-size-complex="9pt" style:font-style-complex="normal"/>
    </style:style>
    <style:style style:name="ce132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text-properties style:font-name="Avenir5" fo:font-size="9pt" fo:font-style="normal" style:font-size-asian="9pt" style:font-style-asian="normal" style:font-size-complex="9pt" style:font-style-complex="normal"/>
    </style:style>
    <style:style style:name="ce948" style:family="table-cell" style:parent-style-name="Default">
      <style:table-cell-properties fo:border-bottom="1.5pt solid #000000" fo:background-color="#00a933" style:text-align-source="fix" style:repeat-content="false" fo:border-left="2.24pt solid #000000" fo:border-right="2.24pt solid #000000" fo:border-top="2.24pt solid #000000" style:vertical-align="middle"/>
      <style:paragraph-properties fo:text-align="center"/>
      <style:text-properties fo:color="#ffffff" style:font-name="Avenir5" fo:font-size="13pt" fo:font-style="normal" style:font-size-asian="13pt" style:font-style-asian="normal" style:font-size-complex="13pt" style:font-style-complex="normal"/>
    </style:style>
    <style:style style:name="ce951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center"/>
      <style:text-properties style:font-name="Avenir5" fo:font-style="normal" style:font-style-asian="normal" style:font-style-complex="normal"/>
    </style:style>
    <style:style style:name="ce95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53" style:family="table-cell" style:parent-style-name="Default" style:data-style-name="N238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60" style:family="table-cell" style:parent-style-name="Default">
      <style:table-cell-properties fo:border-bottom="none" fo:border-left="2.24pt solid #000000" fo:border-right="none" fo:border-top="none"/>
      <style:text-properties style:font-name="Avenir5" fo:font-size="10pt" style:font-size-asian="10pt" style:font-size-complex="10pt"/>
    </style:style>
    <style:style style:name="ce961" style:family="table-cell" style:parent-style-name="Default">
      <style:table-cell-properties fo:border-bottom="none" style:text-align-source="fix" style:repeat-content="false" fo:border-left="2.24pt solid #000000" fo:border-right="none" fo:border-top="0.74pt solid #000000" style:vertical-align="middle"/>
      <style:paragraph-properties fo:text-align="start" fo:margin-left="0cm"/>
      <style:text-properties fo:color="#3465a4" style:font-name="Avenir5" fo:font-size="10pt" fo:font-weight="bold" style:font-size-asian="10pt" style:font-weight-asian="bold" style:font-size-complex="10pt" style:font-weight-complex="bold"/>
    </style:style>
    <style:style style:name="ce96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none"/>
      <style:paragraph-properties fo:text-align="center" fo:margin-left="0cm"/>
      <style:text-properties style:font-name="Avenir5" fo:font-size="10pt" style:font-size-asian="10pt" style:font-size-complex="10pt"/>
    </style:style>
    <style:style style:name="ce964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fo:color="#3465a4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66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fo:color="#ff0000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8" style:family="table-cell" style:parent-style-name="Default">
      <style:table-cell-properties fo:border-bottom="none" style:text-align-source="fix" style:repeat-content="false" fo:border-left="2.24pt solid #000000" fo:padding-bottom="0.016cm" fo:padding-left="0.035cm" fo:padding-right="0.035cm" fo:padding-top="0.076cm" fo:border-right="0.74pt solid #000000" fo:border-top="0.74pt solid #000000" style:vertical-align="middle"/>
      <style:paragraph-properties fo:text-align="start" fo:margin-left="0cm"/>
      <style:text-properties fo:color="#00a933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9" style:family="table-cell" style:parent-style-name="Default">
      <style:table-cell-properties fo:border-bottom="none" style:text-align-source="fix" style:repeat-content="false" fo:border-left="2.24pt solid #000000" fo:padding-bottom="0.016cm" fo:padding-left="0.035cm" fo:padding-right="0.035cm" fo:padding-top="0.076cm" fo:border-right="0.74pt solid #000000" fo:border-top="0.74pt solid #000000" style:vertical-align="middle"/>
      <style:paragraph-properties fo:text-align="start" fo:margin-left="0cm"/>
      <style:text-properties fo:color="#be480a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90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9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92" style:family="table-cell" style:parent-style-name="Default">
      <style:table-cell-properties fo:border-bottom="none" fo:border-left="2.24pt solid #000000" fo:border-right="none" fo:border-top="none"/>
    </style:style>
    <style:style style:name="ce993" style:family="table-cell" style:parent-style-name="Default">
      <style:table-cell-properties fo:border-bottom="none" fo:border-left="2.24pt solid #000000" fo:border-right="none" fo:border-top="none"/>
      <style:text-properties fo:font-weight="bold" style:font-weight-asian="bold" style:font-weight-complex="bold"/>
    </style:style>
    <style:style style:name="ce994" style:family="table-cell" style:parent-style-name="Default">
      <style:table-cell-properties fo:border-bottom="none" style:text-align-source="fix" style:repeat-content="false" fo:border-left="2.24pt solid #000000" fo:border-right="none" fo:border-top="none"/>
      <style:paragraph-properties fo:text-align="start" fo:margin-left="0cm"/>
      <style:text-properties fo:font-weight="bold" style:font-weight-asian="bold" style:font-weight-complex="bold"/>
    </style:style>
    <style:style style:name="ce995" style:family="table-cell" style:parent-style-name="Default">
      <style:table-cell-properties fo:border-bottom="2.24pt solid #000000" fo:background-color="#069a2e" fo:border-left="2.24pt solid #000000" fo:border-right="none" fo:border-top="none" style:vertical-align="middle"/>
      <style:text-properties fo:color="#ffffff" fo:font-size="12pt" fo:font-weight="bold" style:font-size-asian="12pt" style:font-weight-asian="bold" style:font-size-complex="12pt" style:font-weight-complex="bold"/>
    </style:style>
    <style:style style:name="ce84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8pt" fo:font-style="normal" style:font-style-asian="normal" style:font-style-complex="normal"/>
    </style:style>
    <style:style style:name="ce926" style:family="table-cell" style:parent-style-name="Default">
      <style:table-cell-properties fo:wrap-option="wrap"/>
      <style:text-properties style:font-name="Avenir5" fo:font-style="normal" style:font-style-asian="normal" style:font-style-complex="normal"/>
    </style:style>
    <style:style style:name="ce928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921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86" style:family="table-cell" style:parent-style-name="Default">
      <style:table-cell-properties style:vertical-align="middle"/>
      <style:text-properties style:font-name="Avenir5" fo:font-size="9pt" fo:font-style="normal" style:font-size-asian="9pt" style:font-style-asian="normal" style:font-size-complex="9pt" style:font-style-complex="normal"/>
    </style:style>
    <style:style style:name="ce1387" style:family="table-cell" style:parent-style-name="Default">
      <style:table-cell-properties fo:border-bottom="0.74pt solid #000000" fo:border-left="none" fo:border-right="none" fo:border-top="none" style:vertical-align="middle"/>
      <style:text-properties style:font-name="Avenir5" fo:font-size="9pt" fo:font-style="normal" style:font-size-asian="9pt" style:font-style-asian="normal" style:font-size-complex="9pt" style:font-style-complex="normal"/>
    </style:style>
    <style:style style:name="ce1010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5" fo:font-style="normal" style:font-style-asian="normal" style:font-style-complex="normal"/>
    </style:style>
    <style:style style:name="ce136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5" fo:font-size="10pt" style:font-size-asian="10pt" style:font-size-complex="10pt"/>
    </style:style>
    <style:style style:name="ce987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start" fo:margin-left="0cm"/>
      <style:text-properties style:font-name="Avenir5" fo:font-size="10pt" style:font-size-asian="10pt" style:font-size-complex="10pt"/>
    </style:style>
    <style:style style:name="ce1090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5" fo:font-size="10pt" style:font-size-asian="10pt" style:font-size-complex="10pt"/>
    </style:style>
    <style:style style:name="ce1035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92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42" style:family="table-cell" style:parent-style-name="Default">
      <style:table-cell-properties fo:border-bottom="none" fo:border-left="none" fo:padding-bottom="0.016cm" fo:padding-left="0.035cm" fo:padding-right="0.035cm" fo:padding-top="0.076cm" fo:border-right="none" fo:border-top="0.74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48" style:family="table-cell" style:parent-style-name="Default">
      <style:table-cell-properties fo:border-bottom="none" fo:border-left="none" fo:border-right="none" fo:border-top="0.74pt solid #000000"/>
      <style:text-properties style:font-name="Avenir5" fo:font-size="10pt" style:font-size-asian="10pt" style:font-size-complex="10pt"/>
    </style:style>
    <style:style style:name="ce1100" style:family="table-cell" style:parent-style-name="Default">
      <style:table-cell-properties fo:border-bottom="0.74pt solid #000000" fo:border-left="none" fo:border-right="none" fo:border-top="none"/>
    </style:style>
    <style:style style:name="ce1050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666666" style:font-name="Avenir5" fo:font-size="10pt" fo:font-weight="normal" style:font-size-asian="10pt" style:font-weight-asian="normal" style:font-size-complex="10pt" style:font-weight-complex="normal"/>
    </style:style>
    <style:style style:name="ce1051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666666" fo:font-weight="normal" style:font-weight-asian="normal" style:font-weight-complex="normal"/>
    </style:style>
    <style:style style:name="ce1034" style:family="table-cell" style:parent-style-name="Default">
      <style:table-cell-properties fo:border-bottom="2.24pt solid #000000" fo:background-color="#069a2e" style:text-align-source="fix" style:repeat-content="false" fo:border-left="none" fo:border-right="none" fo:border-top="none" style:vertical-align="middle"/>
      <style:paragraph-properties fo:text-align="center" fo:margin-left="0cm"/>
      <style:text-properties fo:color="#ffffff" fo:font-size="12pt" style:font-size-asian="12pt" style:font-size-complex="12pt"/>
    </style:style>
    <style:style style:name="ce85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808080" style:font-name="Avenir5" fo:font-style="normal" style:font-style-asian="normal" style:font-style-complex="normal"/>
    </style:style>
    <style:style style:name="ce85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107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61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63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65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66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463" style:family="table-cell" style:parent-style-name="Default">
      <style:table-cell-properties fo:border-bottom="none" fo:border-left="none" fo:border-right="0.74pt solid #000000" fo:border-top="none" style:vertical-align="middle"/>
      <style:text-properties style:font-name="Avenir5" fo:font-size="9pt" fo:font-style="normal" style:font-size-asian="9pt" style:font-style-asian="normal" style:font-size-complex="9pt" style:font-style-complex="normal"/>
    </style:style>
    <style:style style:name="ce1471" style:family="table-cell" style:parent-style-name="Default">
      <style:table-cell-properties fo:border-bottom="0.74pt solid #000000" fo:border-left="none" fo:border-right="0.74pt solid #000000" fo:border-top="none" style:vertical-align="middle"/>
      <style:text-properties style:font-name="Avenir5" fo:font-size="9pt" fo:font-style="normal" style:font-size-asian="9pt" style:font-style-asian="normal" style:font-size-complex="9pt" style:font-style-complex="normal"/>
    </style:style>
    <style:style style:name="ce986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949" style:family="table-cell" style:parent-style-name="Default">
      <style:text-properties style:font-name="Avenir5" fo:font-size="10pt" style:font-size-asian="10pt" style:font-size-complex="10pt"/>
    </style:style>
    <style:style style:name="ce1062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cm"/>
      <style:text-properties style:font-name="Avenir5" fo:font-size="10pt" style:font-size-asian="10pt" style:font-size-complex="10pt"/>
    </style:style>
    <style:style style:name="ce1063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65" style:family="table-cell" style:parent-style-name="Default">
      <style:table-cell-properties fo:border-bottom="0.74pt solid #000000" fo:border-left="none" fo:border-right="none" fo:border-top="none"/>
      <style:text-properties style:font-name="Avenir5" fo:font-size="10pt" style:font-size-asian="10pt" style:font-size-complex="10pt"/>
    </style:style>
    <style:style style:name="ce1070" style:family="table-cell" style:parent-style-name="Default">
      <style:table-cell-properties fo:border-bottom="2.24pt solid #000000" fo:border-left="none" fo:border-right="none" fo:border-top="none"/>
    </style:style>
    <style:style style:name="ce868" style:family="table-cell" style:parent-style-name="Default">
      <style:table-cell-properties style:vertical-align="middle"/>
      <style:text-properties fo:color="#808080" style:font-name="Avenir5" fo:font-style="normal" style:font-style-asian="normal" style:font-style-complex="normal"/>
    </style:style>
    <style:style style:name="ce869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12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71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78" style:family="table-cell" style:parent-style-name="Default">
      <style:table-cell-properties style:vertical-align="middle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79" style:family="table-cell" style:parent-style-name="Default">
      <style:table-cell-properties fo:background-color="#dddddd" style:vertical-align="middle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135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5" fo:font-size="8pt" fo:font-style="normal" style:font-size-asian="8pt" style:font-style-asian="normal" style:font-size-complex="8pt" style:font-style-complex="normal"/>
    </style:style>
    <style:style style:name="ce107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6666" fo:font-weight="bold" style:font-weight-asian="bold" style:font-weight-complex="bold"/>
    </style:style>
    <style:style style:name="ce108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6666"/>
    </style:style>
    <style:style style:name="ce104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5" fo:font-size="10pt" style:font-size-asian="10pt" style:font-size-complex="10pt"/>
    </style:style>
    <style:style style:name="ce1083" style:family="table-cell" style:parent-style-name="Default">
      <style:table-cell-properties fo:border-bottom="none" fo:border-left="none" fo:border-right="0.74pt solid #000000" fo:border-top="0.74pt solid #000000"/>
    </style:style>
    <style:style style:name="ce676" style:family="table-cell" style:parent-style-name="Default">
      <style:table-cell-properties fo:border-bottom="0.74pt solid #000000" fo:border-left="none" fo:border-right="0.74pt solid #000000" fo:border-top="none"/>
    </style:style>
    <style:style style:name="ce1088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cm"/>
      <style:text-properties style:font-name="Avenir5" fo:font-size="10pt" style:font-size-asian="10pt" style:font-size-complex="10pt"/>
    </style:style>
    <style:style style:name="ce1099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end" fo:margin-left="0cm"/>
    </style:style>
    <style:style style:name="ce849" style:family="table-cell" style:parent-style-name="Default">
      <style:table-cell-properties style:vertical-align="middle"/>
      <style:text-properties style:use-window-font-color="true" style:font-name="Avenir5" fo:font-style="normal" style:font-style-asian="normal" style:font-style-complex="normal"/>
    </style:style>
    <style:style style:name="ce1145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5" fo:font-style="normal" style:font-style-asian="normal" style:font-style-complex="normal"/>
    </style:style>
    <style:style style:name="ce1169" style:family="table-cell" style:parent-style-name="Default">
      <style:table-cell-properties fo:border-bottom="none" style:text-align-source="fix" style:repeat-content="false" fo:border-left="none" fo:border-right="2.24pt solid #000000" fo:border-top="none"/>
      <style:paragraph-properties fo:text-align="center" fo:margin-left="0cm"/>
      <style:text-properties fo:color="#999999" fo:font-weight="bold" style:font-weight-asian="bold" style:font-weight-complex="bold"/>
    </style:style>
    <style:style style:name="ce1170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/>
      <style:paragraph-properties fo:text-align="center" fo:margin-left="0cm"/>
      <style:text-properties fo:color="#999999" fo:font-weight="normal" style:font-weight-asian="normal" style:font-weight-complex="normal"/>
    </style:style>
    <style:style style:name="ce1172" style:family="table-cell" style:parent-style-name="Default">
      <style:table-cell-properties fo:border-bottom="none" fo:border-left="none" fo:border-right="2.24pt solid #000000" fo:border-top="none"/>
      <style:text-properties style:font-name="Avenir5"/>
    </style:style>
    <style:style style:name="ce1174" style:family="table-cell" style:parent-style-name="Default">
      <style:table-cell-properties fo:border-bottom="2.24pt solid #000000" fo:border-left="none" fo:border-right="2.24pt solid #000000" fo:border-top="none"/>
    </style:style>
    <style:style style:name="ce11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16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004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85" style:family="table-cell" style:parent-style-name="Default">
      <style:table-cell-properties fo:border="none" style:vertical-align="middle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86" style:family="table-cell" style:parent-style-name="Default">
      <style:table-cell-properties fo:background-color="#dddddd" fo:border="none" style:vertical-align="middle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8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5" fo:font-style="normal" style:font-style-asian="normal" style:font-style-complex="normal"/>
    </style:style>
    <style:style style:name="ce89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163" style:family="table-cell" style:parent-style-name="Default" style:data-style-name="N99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9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165" style:family="table-cell" style:parent-style-name="Default" style:data-style-name="N99">
      <style:table-cell-properties style:text-align-source="fix" style:repeat-content="false" fo:border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17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9pt" fo:font-style="normal" style:font-style-asian="normal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89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5" fo:font-size="10pt" fo:font-style="normal" style:font-size-asian="10pt" style:font-style-asian="normal" style:font-size-complex="10pt" style:font-style-complex="normal"/>
    </style:style>
    <style:style style:name="ce8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90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905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90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907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90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0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9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ize="14pt" fo:font-weight="bold" style:font-size-asian="14pt" style:font-size-complex="14pt"/>
    </style:style>
    <style:style style:name="ce1383" style:family="table-cell" style:parent-style-name="Default">
      <style:table-cell-properties fo:border-bottom="none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38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5" fo:font-size="10pt" fo:font-weight="bold" style:font-size-asian="10pt" style:font-weight-asian="bold" style:font-size-complex="10pt" style:font-weight-complex="bold"/>
    </style:style>
    <style:style style:name="ce138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07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319" style:family="table-cell" style:parent-style-name="Default">
      <style:table-cell-properties fo:background-color="#c9211e" style:text-align-source="fix" style:repeat-content="false" fo:border="none" style:vertical-align="middle"/>
      <style:paragraph-properties fo:text-align="center" fo:margin-left="0cm"/>
      <style:text-properties style:font-name="Avenir5" fo:font-size="11pt" fo:font-weight="bold" style:font-size-asian="11pt" style:font-size-complex="11pt"/>
    </style:style>
    <style:style style:name="ce132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325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6" fo:font-size="11pt" fo:font-weight="bold" style:font-size-asian="11pt" style:font-size-complex="11pt"/>
    </style:style>
    <style:style style:name="ce132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21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21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333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339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343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34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1pt" fo:font-weight="bold" style:font-size-asian="11pt" style:font-size-complex="11pt"/>
    </style:style>
    <style:style style:name="ce1345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226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34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228" style:family="table-cell" style:parent-style-name="Default">
      <style:table-cell-properties fo:border="0.06pt solid #000000" style:vertical-align="middle"/>
      <style:text-properties style:font-name="Avenir6" fo:font-size="10.5pt" style:font-size-asian="10.5pt" style:font-size-complex="10.5pt"/>
    </style:style>
    <style:style style:name="ce1396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5" fo:font-size="10pt" style:font-size-asian="10pt" style:font-size-complex="10pt"/>
    </style:style>
    <style:style style:name="ce1397" style:family="table-cell" style:parent-style-name="Default">
      <style:table-cell-properties fo:border="0.74pt solid #000000"/>
      <style:text-properties style:font-name="Avenir5" fo:font-size="10pt" style:font-size-asian="10pt" style:font-size-complex="10pt"/>
    </style:style>
    <style:style style:name="ce104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5" fo:font-size="10pt" style:font-size-asian="10pt" style:font-size-complex="10pt"/>
    </style:style>
    <style:style style:name="ce1031" style:family="table-cell" style:parent-style-name="Default">
      <style:table-cell-properties fo:background-color="transparent" fo:border="none" style:vertical-align="middle"/>
      <style:text-properties style:font-name="Avenir5" fo:font-size="10pt" style:font-size-asian="10pt" style:font-size-complex="10pt"/>
    </style:style>
    <style:style style:name="ce1046" style:family="table-cell" style:parent-style-name="Default">
      <style:table-cell-properties fo:background-color="transparent" fo:border="none" style:vertical-align="middle"/>
      <style:text-properties style:font-name="Avenir5" fo:font-size="11pt" style:font-size-asian="11pt" style:font-size-complex="11pt"/>
    </style:style>
    <style:style style:name="ce1357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6"/>
    </style:style>
    <style:style style:name="ce1241" style:family="table-cell" style:parent-style-name="Default">
      <style:table-cell-properties fo:background-color="#ffffd7" style:vertical-align="middle"/>
      <style:text-properties style:font-name="Avenir6" fo:font-size="10pt" style:font-size-asian="10pt" style:font-size-complex="10pt"/>
    </style:style>
    <style:style style:name="ce124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6" fo:font-size="10pt" style:font-size-asian="10pt" style:font-size-complex="10pt"/>
    </style:style>
    <style:style style:name="ce1549" style:family="table-cell" style:parent-style-name="Default">
      <style:table-cell-properties style:vertical-align="middle"/>
      <style:text-properties style:font-name="Avenir6" fo:font-size="10pt" style:font-size-asian="10pt" style:font-size-complex="10pt"/>
    </style:style>
    <style:style style:name="ce1364" style:family="table-cell" style:parent-style-name="Default">
      <style:table-cell-properties fo:background-color="#ffffd7" style:vertical-align="middle"/>
      <style:text-properties style:font-name="Avenir6" fo:font-size="10pt" style:font-size-asian="10pt" style:font-size-complex="10pt"/>
    </style:style>
    <style:style style:name="ce136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6" fo:font-size="10pt" style:font-size-asian="10pt" style:font-size-complex="10pt"/>
    </style:style>
    <style:style style:name="ce1366" style:family="table-cell" style:parent-style-name="Default">
      <style:table-cell-properties fo:border="0.74pt solid #000000" style:vertical-align="middle"/>
      <style:text-properties style:font-name="Avenir6" fo:font-size="10pt" style:font-size-asian="10pt" style:font-size-complex="10pt"/>
    </style:style>
    <style:style style:name="ce1367" style:family="table-cell" style:parent-style-name="Default">
      <style:table-cell-properties fo:background-color="#ffffd7" fo:border="0.51pt solid #000000" style:vertical-align="middle"/>
      <style:text-properties style:font-name="Avenir6" fo:font-size="10pt" style:font-size-asian="10pt" style:font-size-complex="10pt"/>
    </style:style>
    <style:style style:name="ce1368" style:family="table-cell" style:parent-style-name="Default">
      <style:table-cell-properties fo:border-bottom="2.24pt solid #000000" fo:background-color="#ffffd7" fo:border-left="0.51pt solid #000000" fo:border-right="0.51pt solid #000000" fo:border-top="0.51pt solid #000000" style:vertical-align="middle"/>
      <style:text-properties style:font-name="Avenir6" fo:font-size="10pt" style:font-size-asian="10pt" style:font-size-complex="10pt"/>
    </style:style>
    <style:style style:name="ce1405" style:family="table-cell" style:parent-style-name="Default">
      <style:table-cell-properties fo:border-bottom="none" fo:border-left="none" fo:border-right="none" fo:border-top="2.24pt solid #000000"/>
      <style:text-properties style:font-name="Avenir5" fo:font-size="10pt" style:font-size-asian="10pt" style:font-size-complex="10pt"/>
    </style:style>
    <style:style style:name="ce59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64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61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6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406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Avenir5" fo:font-size="10pt" style:font-size-asian="10pt" style:font-size-complex="10pt"/>
    </style:style>
    <style:style style:name="ce1265" style:family="table-cell" style:parent-style-name="Default">
      <style:table-cell-properties fo:background-color="transparent" fo:border="none"/>
      <style:text-properties style:font-name="Avenir5" fo:font-size="10pt" style:font-size-asian="10pt" style:font-size-complex="10pt"/>
    </style:style>
    <style:style style:name="ce1266" style:family="table-cell" style:parent-style-name="Default">
      <style:table-cell-properties fo:background-color="transparent" fo:border="none"/>
      <style:text-properties style:font-name="Avenir5" fo:font-size="11pt" style:font-size-asian="11pt" style:font-size-complex="11pt"/>
    </style:style>
    <style:style style:name="ce1375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37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333333" style:font-name="Avenir6" fo:font-size="10pt" fo:font-weight="normal" style:font-size-asian="10pt" style:font-weight-asian="normal" style:font-size-complex="10pt" style:font-weight-complex="normal"/>
    </style:style>
    <style:style style:name="ce1379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51pt solid #000000" fo:border-right="0.51pt solid #000000" fo:border-top="0.51pt solid #000000" style:vertical-align="middle"/>
      <style:paragraph-properties fo:text-align="center" fo:margin-left="0cm"/>
      <style:text-properties fo:color="#333333" style:font-name="Avenir6" fo:font-size="10pt" fo:font-weight="normal" style:font-size-asian="10pt" style:font-weight-asian="normal" style:font-size-complex="10pt" style:font-weight-complex="normal"/>
    </style:style>
    <style:style style:name="ce1136" style:family="table-cell" style:parent-style-name="Default">
      <style:table-cell-properties fo:border-bottom="none" fo:background-color="#23ff23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4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415" style:family="table-cell" style:parent-style-name="Default">
      <style:table-cell-properties fo:border-bottom="2.2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5" fo:font-size="10pt" fo:font-weight="bold" style:font-size-asian="10pt" style:font-weight-asian="bold" style:font-size-complex="10pt" style:font-weight-complex="bold"/>
    </style:style>
    <style:style style:name="ce114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5" fo:font-size="10pt" fo:font-weight="bold" style:font-size-asian="10pt" style:font-weight-asian="bold" style:font-size-complex="10pt" style:font-weight-complex="bold"/>
    </style:style>
    <style:style style:name="ce114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5" fo:font-size="11pt" fo:font-weight="bold" style:font-size-asian="11pt" style:font-weight-asian="bold" style:font-size-complex="11pt" style:font-weight-complex="bold"/>
    </style:style>
    <style:style style:name="ce127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&gt;[$Alapértékek.$J$9]" style:apply-style-name="Warning_5f_szinttúlépés" style:base-cell-address="Misztikus.E2"/>
    </style:style>
    <style:style style:name="ce127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&gt;[$Alapértékek.$J$9]" style:apply-style-name="Warning_5f_szinttúlépés" style:base-cell-address="Misztikus.E2"/>
    </style:style>
    <style:style style:name="ce128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=0" style:apply-style-name="Szürke_5f_szám" style:base-cell-address="Misztikus.E15"/>
    </style:style>
    <style:style style:name="ce128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=0" style:apply-style-name="Szürke_5f_szám" style:base-cell-address="Misztikus.E15"/>
    </style:style>
    <style:style style:name="ce128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2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5" fo:font-size="10pt" style:font-size-asian="10pt" style:font-size-complex="10pt"/>
    </style:style>
    <style:style style:name="ce1422" style:family="table-cell" style:parent-style-name="Default">
      <style:table-cell-properties fo:border-bottom="0.74pt solid #000000" fo:border-left="0.74pt solid #000000" fo:border-right="2.24pt solid #000000" fo:border-top="0.74pt solid #000000"/>
      <style:text-properties style:font-name="Avenir5" fo:font-size="10pt" style:font-size-asian="10pt" style:font-size-complex="10pt"/>
    </style:style>
    <style:style style:name="ce1423" style:family="table-cell" style:parent-style-name="Default">
      <style:table-cell-properties fo:border-bottom="2.24pt solid #000000" fo:border-left="0.74pt solid #000000" fo:border-right="2.24pt solid #000000" fo:border-top="0.74pt solid #000000"/>
      <style:text-properties style:font-name="Avenir5" fo:font-size="10pt" style:font-size-asian="10pt" style:font-size-complex="10pt"/>
    </style:style>
    <style:style style:name="ce1425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6"/>
    </style:style>
    <style:style style:name="ce1426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cm"/>
      <style:text-properties fo:color="#4c4c4c" style:font-name="Avenir6" fo:font-size="10pt" fo:font-weight="bold" style:font-size-asian="10pt" style:font-size-complex="10pt"/>
    </style:style>
    <style:style style:name="ce142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1429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  <style:text-properties style:font-name="Avenir6"/>
    </style:style>
    <style:style style:name="ce1430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666666" style:font-name="Avenir6" fo:font-size="10pt" fo:font-weight="bold" style:font-size-asian="10pt" style:font-size-complex="10pt"/>
    </style:style>
    <style:style style:name="ce1432" style:family="table-cell" style:parent-style-name="Default">
      <style:table-cell-properties fo:border-bottom="0.51pt solid #000000" style:text-align-source="fix" style:repeat-content="false" fo:wrap-option="wrap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1433" style:family="table-cell" style:parent-style-name="Default">
      <style:table-cell-properties fo:border-bottom="2.24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1318" style:family="table-cell" style:parent-style-name="Default">
      <style:table-cell-properties fo:background-color="#cccccc" style:vertical-align="middle"/>
      <style:text-properties style:font-name="Avenir6"/>
    </style:style>
    <style:style style:name="ce1346" style:family="table-cell" style:parent-style-name="Default">
      <style:table-cell-properties fo:background-color="#cccccc"/>
    </style:style>
    <style:style style:name="ce1436" style:family="table-cell" style:parent-style-name="Default">
      <style:table-cell-properties fo:background-color="#cccccc" style:vertical-align="middle"/>
      <style:text-properties style:font-name="Avenir6" fo:font-size="11pt" style:font-size-asian="11pt" style:font-size-complex="11pt"/>
    </style:style>
    <style:style style:name="ce1438" style:family="table-cell" style:parent-style-name="Default">
      <style:table-cell-properties fo:background-color="#cccccc" fo:border="0.06pt solid #000000" style:vertical-align="middle"/>
      <style:text-properties style:font-name="Avenir6" fo:font-size="10.5pt" style:font-size-asian="10.5pt" style:font-size-complex="10.5pt"/>
    </style:style>
    <style:style style:name="ce1439" style:family="table-cell" style:parent-style-name="Default">
      <style:table-cell-properties fo:background-color="transparent"/>
    </style:style>
    <style:style style:name="ce1309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fo:color="#ffffff" style:font-name="Avenir6" fo:font-size="11pt" fo:font-weight="bold" style:font-size-asian="11pt" style:font-weight-asian="bold" style:font-size-complex="11pt" style:font-weight-complex="bold"/>
    </style:style>
    <style:style style:name="ce1443" style:family="table-cell" style:parent-style-name="Default">
      <style:table-cell-properties fo:background-color="#ff5429" style:text-align-source="fix" style:repeat-content="false" fo:border="none" style:vertical-align="middle"/>
      <style:paragraph-properties fo:text-align="center" fo:margin-left="0cm"/>
      <style:text-properties style:font-name="Avenir5" fo:font-size="11pt" fo:font-weight="bold" style:font-size-asian="11pt" style:font-size-complex="11pt"/>
    </style:style>
    <style:style style:name="ce1311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2.2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6" fo:font-size="11pt" fo:font-weight="bold" style:font-size-asian="11pt" style:font-weight-asian="bold" style:font-size-complex="11pt" style:font-weight-complex="bold"/>
    </style:style>
    <style:style style:name="ce1448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1pt" fo:font-weight="bold" style:font-size-asian="11pt" style:font-size-complex="11pt"/>
    </style:style>
    <style:style style:name="ce175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449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45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45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1pt" fo:font-weight="bold" style:font-size-asian="11pt" style:font-weight-asian="bold" style:font-size-complex="11pt" style:font-weight-complex="bold"/>
    </style:style>
    <style:style style:name="ce134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350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455" style:family="table-cell" style:parent-style-name="Default">
      <style:table-cell-properties fo:border-bottom="2.2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1352" style:family="table-cell" style:parent-style-name="Default">
      <style:table-cell-properties fo:border-bottom="2.24pt solid #000000" fo:border-left="none" fo:border-right="none" fo:border-top="2.24pt solid #000000"/>
    </style:style>
    <style:style style:name="ce1353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6" fo:font-size="11pt" style:font-size-asian="11pt" style:font-size-complex="11pt"/>
    </style:style>
    <style:style style:name="ce1459" style:family="table-cell" style:parent-style-name="Default">
      <style:table-cell-properties fo:border="0.51pt solid #000000" style:vertical-align="middle"/>
      <style:text-properties style:font-name="Avenir6" fo:font-size="10pt" style:font-size-asian="10pt" style:font-size-complex="10pt"/>
    </style:style>
    <style:style style:name="ce1460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6" fo:font-size="10pt" style:font-size-asian="10pt" style:font-size-complex="10pt"/>
    </style:style>
    <style:style style:name="ce1622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6" fo:font-size="10pt" style:font-size-asian="10pt" style:font-size-complex="10pt"/>
    </style:style>
    <style:style style:name="ce1152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136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39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6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2"/>
    </style:style>
    <style:style style:name="ce140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6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2"/>
    </style:style>
    <style:style style:name="ce146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33333" style:font-name="Avenir6" fo:font-size="10pt" fo:font-weight="normal" style:font-size-asian="10pt" style:font-weight-asian="normal" style:font-size-complex="10pt" style:font-weight-complex="normal"/>
    </style:style>
    <style:style style:name="ce146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fo:color="#333333" style:font-name="Avenir6" fo:font-size="10pt" fo:font-weight="normal" style:font-size-asian="10pt" style:font-weight-asian="normal" style:font-size-complex="10pt" style:font-weight-complex="normal"/>
    </style:style>
    <style:style style:name="ce146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333333" style:font-name="Avenir6" fo:font-size="10pt" fo:font-weight="normal" style:font-size-asian="10pt" style:font-weight-asian="normal" style:font-size-complex="10pt" style:font-weight-complex="normal"/>
    </style:style>
    <style:style style:name="ce203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372" style:family="table-cell" style:parent-style-name="Default">
      <style:table-cell-properties fo:border-bottom="none" fo:border-left="none" fo:border-right="none" fo:border-top="2.24pt solid #000000"/>
    </style:style>
    <style:style style:name="ce1435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3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4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378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fo:color="#cccccc" style:font-name="Avenir6" fo:font-size="11pt" style:font-size-asian="11pt" style:font-size-complex="11pt"/>
    </style:style>
    <style:style style:name="ce148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fo:color="#cccccc" style:font-name="Avenir6" fo:font-size="11pt" style:font-size-asian="11pt" style:font-size-complex="11pt"/>
    </style:style>
    <style:style style:name="ce14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666666" style:font-name="Avenir6" fo:font-size="10pt" fo:font-weight="bold" style:font-size-asian="10pt" style:font-size-complex="10pt"/>
    </style:style>
    <style:style style:name="ce1487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1488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486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148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3465a4" style:font-name="Avenir6" fo:font-size="13pt" fo:font-weight="bold" style:font-size-asian="13pt" style:font-weight-asian="bold" style:font-size-complex="13pt" style:font-weight-complex="bold"/>
    </style:style>
    <style:style style:name="ce1652" style:family="table-cell" style:parent-style-name="Default">
      <style:table-cell-properties fo:border="none" style:vertical-align="middle"/>
      <style:text-properties style:font-name="Avenir6"/>
    </style:style>
    <style:style style:name="ce1679" style:family="table-cell" style:parent-style-name="Default" style:data-style-name="N237">
      <style:table-cell-properties style:text-align-source="fix" style:repeat-content="false" fo:border="0.74pt solid #000000"/>
      <style:paragraph-properties fo:text-align="center" fo:margin-left="0cm"/>
      <style:text-properties fo:color="#2a6099" fo:font-size="11pt" fo:font-weight="bold" style:font-size-asian="11pt" style:font-weight-asian="bold" style:font-size-complex="11pt" style:font-weight-complex="bold"/>
    </style:style>
    <style:style style:name="ce1689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92" style:family="table-cell" style:parent-style-name="Default" style:data-style-name="N235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8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font-name="Avenir6"/>
    </style:style>
    <style:style style:name="ce128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</style:style>
    <style:style style:name="ce1424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fo:color="#c9211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1" style:family="table-cell" style:parent-style-name="Default">
      <style:table-cell-properties fo:background-color="#999999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  <style:map style:condition="cell-content()=IFNA(VLOOKUP(([.$O$2]+1); auraero; 2; 1); 0)" style:apply-style-name="Kék_5f_háttér" style:base-cell-address="Misztikus.P4"/>
    </style:style>
    <style:style style:name="ce128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6"/>
    </style:style>
    <style:style style:name="ce1287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166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c9211e" fo:font-size="12pt" fo:font-weight="bold" style:font-size-asian="12pt" style:font-weight-asian="bold" style:font-size-complex="12pt" style:font-weight-complex="bold"/>
    </style:style>
    <style:style style:name="ce1663" style:family="table-cell" style:parent-style-name="Default">
      <style:table-cell-properties fo:wrap-option="wrap" style:vertical-align="middle"/>
      <style:text-properties style:font-name="Avenir6" fo:font-size="10pt" style:font-size-asian="10pt" style:font-size-complex="10pt"/>
    </style:style>
    <style:style style:name="ce1664" style:family="table-cell" style:parent-style-name="Default">
      <style:table-cell-properties fo:background-color="#81d41a" style:vertical-align="middle"/>
      <style:text-properties style:font-name="Avenir6" fo:font-size="10pt" fo:font-weight="bold" style:font-size-asian="10pt" style:font-weight-asian="bold" style:font-size-complex="10pt" style:font-weight-complex="bold"/>
    </style:style>
    <style:style style:name="ce1665" style:family="table-cell" style:parent-style-name="Default">
      <style:table-cell-properties fo:background-color="transparent" style:vertical-align="middle"/>
      <style:text-properties style:font-name="Avenir6" fo:font-size="10pt" style:font-size-asian="10pt" style:font-size-complex="10pt"/>
    </style:style>
    <style:style style:name="ce1666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6" fo:font-size="10pt" style:font-size-asian="10pt" style:font-size-complex="10pt"/>
    </style:style>
    <style:style style:name="ce1667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6" fo:font-size="10pt" style:font-size-asian="10pt" style:font-size-complex="10pt"/>
    </style:style>
    <style:style style:name="ce1669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670" style:family="table-cell" style:parent-style-name="Default">
      <style:table-cell-properties fo:border="none" style:vertical-align="middle"/>
      <style:text-properties style:font-name="Avenir6" fo:font-size="10pt" style:font-size-asian="10pt" style:font-size-complex="10pt"/>
    </style:style>
    <style:style style:name="ce167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7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674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75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76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77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78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81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84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88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169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94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9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96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9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98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9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70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70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0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0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07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08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09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1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1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13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size="7pt" fo:font-weight="bold" style:font-size-asian="7pt" style:font-weight-asian="bold" style:font-size-complex="7pt" style:font-weight-complex="bold"/>
    </style:style>
    <style:style style:name="ce171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6" fo:font-size="9pt"/>
    </style:style>
    <style:style style:name="ce171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1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19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2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2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30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3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736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37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3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6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740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4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4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fo:color="#158466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745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7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95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9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97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00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01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02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1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812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81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1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1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16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18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19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820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82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823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2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2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2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29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30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3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3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33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34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35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36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3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3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4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1841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42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43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44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45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46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47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48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/>
    </style:style>
    <style:style style:name="ce1906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0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xx" style:country-asian="none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10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11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12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913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914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6"/>
    </style:style>
    <style:style style:name="ce1915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42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43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46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49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50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51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52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53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6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954" style:family="table-cell" style:parent-style-name="Default">
      <style:table-cell-properties style:vertical-align="middle"/>
      <style:text-properties style:font-name="Avenir6" fo:font-size="9pt" style:font-size-asian="9pt" style:font-size-complex="9pt"/>
    </style:style>
    <style:style style:name="ce1955" style:family="table-cell" style:parent-style-name="Default">
      <style:table-cell-properties fo:background-color="transparent" style:vertical-align="middle"/>
      <style:text-properties style:font-name="Avenir6" fo:font-size="8pt" fo:font-style="normal" style:font-size-asian="8pt" style:font-style-asian="normal" style:font-size-complex="8pt" style:font-style-complex="normal"/>
    </style:style>
    <style:style style:name="ce1956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6"/>
    </style:style>
    <style:style style:name="ce1957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1958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01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cm"/>
      <style:text-properties style:font-name="Avenir6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 fo:font-size="11pt" fo:font-weight="bold" style:font-size-asian="11pt" style:font-weight-asian="bold" style:font-size-complex="11pt" style:font-weight-complex="bold"/>
    </style:style>
    <style:style style:name="ce1465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4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395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70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644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4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00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21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3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6" fo:font-size="10pt" fo:font-weight="bold" style:font-size-asian="10pt" style:font-weight-asian="bold" style:font-size-complex="10pt" style:font-weight-complex="bold"/>
    </style:style>
    <style:style style:name="ce1399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bold" style:font-name-complex="Tahoma1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3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40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35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4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6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6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venir6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6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6"/>
    </style:style>
    <style:style style:name="ce1668" style:family="table-cell" style:parent-style-name="Default">
      <style:table-cell-properties fo:border-bottom="none" fo:border-left="0.74pt solid #000000" fo:border-right="0.74pt solid #000000" fo:border-top="none"/>
    </style:style>
    <style:style style:name="ce1671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order="none" style:vertical-align="middle"/>
      <style:paragraph-properties fo:text-align="end" fo:margin-left="0cm"/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6" fo:font-size="10pt" style:font-size-asian="10pt" style:font-size-complex="10pt"/>
    </style:style>
    <style:style style:name="ce1441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Avenir6" fo:font-size="10pt" fo:font-weight="bold" style:font-size-asian="10pt" style:font-weight-asian="bold" style:font-size-complex="10pt" style:font-weight-complex="bold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6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6"/>
    </style:style>
    <style:style style:name="ce1312" style:family="table-cell" style:parent-style-name="Default"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/>
    </style:style>
    <style:style style:name="ce1541" style:family="table-cell" style:parent-style-name="Default">
      <style:table-cell-properties style:vertical-align="middle"/>
      <style:text-properties fo:color="#c9211e" style:font-name="Avenir6" fo:font-size="10pt" fo:font-weight="normal" style:font-size-asian="10pt" style:font-weight-asian="normal" style:font-size-complex="10pt" style:font-weight-complex="normal"/>
    </style:style>
    <style:style style:name="ce1880" style:family="table-cell" style:parent-style-name="Default" style:data-style-name="N202"/>
    <style:style style:name="ce2045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start" fo:margin-left="0cm"/>
      <style:text-properties style:font-name="Avenir5" fo:font-size="11pt" fo:font-weight="bold" style:font-size-asian="11pt" style:font-weight-asian="bold" style:font-size-complex="11pt" style:font-weight-complex="bold"/>
    </style:style>
    <style:style style:name="ce2046" style:family="table-cell" style:parent-style-name="Default">
      <style:table-cell-properties style:vertical-align="middle"/>
      <style:text-properties style:font-name="Avenir5"/>
    </style:style>
    <style:style style:name="ce2047" style:family="table-cell" style:parent-style-name="Default">
      <style:table-cell-properties fo:background-color="#cccccc" style:vertical-align="middle"/>
      <style:text-properties style:use-window-font-color="true" style:font-name="Avenir5" fo:font-weight="bold" style:font-weight-asian="bold" style:font-weight-complex="bold"/>
    </style:style>
    <style:style style:name="ce2048" style:family="table-cell" style:parent-style-name="Default">
      <style:table-cell-properties fo:background-color="transparent" style:vertical-align="middle"/>
      <style:text-properties style:font-name="Avenir5" fo:font-weight="bold" style:font-weight-asian="bold" style:font-weight-complex="bold"/>
    </style:style>
    <style:style style:name="ce2049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50" style:family="table-cell" style:parent-style-name="Default">
      <style:table-cell-properties style:vertical-align="middle"/>
      <style:text-properties style:font-name="Avenir1"/>
    </style:style>
    <style:style style:name="ce2051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997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5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58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059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5"/>
    </style:style>
    <style:style style:name="ce206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/>
    </style:style>
    <style:style style:name="ce2062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206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206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5"/>
    </style:style>
    <style:style style:name="ce206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3465a4" style:font-name="Avenir5"/>
    </style:style>
    <style:style style:name="ce206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206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0080" style:font-name="Avenir5" fo:font-weight="bold" style:font-weight-asian="bold" style:font-weight-complex="bold"/>
    </style:style>
    <style:style style:name="ce2068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Avenir5" fo:font-size="8pt" style:font-size-asian="8pt" style:font-size-complex="8pt"/>
    </style:style>
    <style:style style:name="ce206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Avenir5" fo:font-size="8pt" style:font-size-asian="8pt" style:font-size-complex="8pt"/>
    </style:style>
    <style:style style:name="ce2070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Avenir5" fo:font-size="8pt" fo:font-weight="bold" style:font-size-asian="8pt" style:font-weight-asian="bold" style:font-size-complex="8pt" style:font-weight-complex="bold"/>
    </style:style>
    <style:style style:name="ce207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Avenir5" fo:font-size="8pt" fo:font-weight="bold" style:font-size-asian="8pt" style:font-weight-asian="bold" style:font-size-complex="8pt" style:font-weight-complex="bold"/>
    </style:style>
    <style:style style:name="ce2072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fo:font-size="8pt" style:font-size-asian="8pt" style:font-size-complex="8pt"/>
    </style:style>
    <style:style style:name="ce207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font-name="Avenir5" fo:font-size="8pt" style:font-size-asian="8pt" style:font-size-complex="8pt"/>
    </style:style>
    <style:style style:name="ce2076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fo:font-size="8pt" style:font-size-asian="8pt" style:font-size-complex="8pt"/>
    </style:style>
    <style:style style:name="ce1785" style:family="table-cell" style:parent-style-name="Default">
      <style:table-cell-properties fo:background-color="transparent" style:vertical-align="middle"/>
      <style:text-properties style:font-name="Avenir5"/>
    </style:style>
    <style:style style:name="ce1786" style:family="table-cell" style:parent-style-name="Default">
      <style:table-cell-properties fo:background-color="transparent" style:vertical-align="middle"/>
      <style:text-properties style:use-window-font-color="true" style:font-name="Avenir5"/>
    </style:style>
    <style:style style:name="ce2079" style:family="table-cell" style:parent-style-name="Default">
      <style:table-cell-properties fo:background-color="#cccccc" style:vertical-align="middle"/>
      <style:text-properties style:font-name="Avenir5" fo:font-weight="bold" style:font-weight-asian="bold" style:font-weight-complex="bold"/>
    </style:style>
    <style:style style:name="ce2080" style:family="table-cell" style:parent-style-name="Default">
      <style:table-cell-properties style:vertical-align="middle"/>
      <style:text-properties style:use-window-font-color="true" style:font-name="Avenir5"/>
    </style:style>
    <style:style style:name="ce2083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86" style:family="table-cell" style:parent-style-name="Default">
      <style:table-cell-properties fo:background-color="#cccccc" style:vertical-align="middle"/>
      <style:text-properties style:font-name="Avenir5" fo:font-size="10pt" fo:font-weight="bold" style:font-size-asian="10pt" style:font-weight-asian="bold" style:font-size-complex="10pt" style:font-weight-complex="bold"/>
    </style:style>
    <style:style style:name="ce2087" style:family="table-cell" style:parent-style-name="Default">
      <style:table-cell-properties fo:background-color="transparent" style:vertical-align="middle"/>
      <style:text-properties style:font-name="Avenir5" fo:font-size="8pt" fo:font-weight="bold" style:font-size-asian="8pt" style:font-weight-asian="bold" style:font-size-complex="8pt" style:font-weight-complex="bold"/>
    </style:style>
    <style:style style:name="ce208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0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0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03" style:family="table-cell" style:parent-style-name="Default">
      <style:table-cell-properties fo:background-color="transparent" style:vertical-align="middle"/>
      <style:text-properties style:font-name="Avenir5" fo:font-size="8pt" style:font-size-asian="8pt" style:font-size-complex="8pt"/>
    </style:style>
    <style:style style:name="ce2104" style:family="table-cell" style:parent-style-name="Default">
      <style:table-cell-properties style:vertical-align="middle"/>
      <style:text-properties style:font-name="Avenir5" fo:font-size="8pt" style:font-size-asian="8pt" style:font-size-complex="8pt"/>
    </style:style>
    <style:style style:name="ce2105" style:family="table-cell" style:parent-style-name="Default">
      <style:text-properties fo:font-size="8pt" style:font-size-asian="8pt" style:font-size-complex="8pt"/>
    </style:style>
    <style:style style:name="ce210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56" style:family="table-cell" style:parent-style-name="Default">
      <style:table-cell-properties fo:wrap-option="no-wrap" style:vertical-align="middle"/>
    </style:style>
    <style:style style:name="ce2057" style:family="table-cell" style:parent-style-name="Default">
      <style:table-cell-properties fo:wrap-option="wrap" style:vertical-align="middle"/>
    </style:style>
    <style:style style:name="ce2073" style:family="table-cell" style:parent-style-name="Default" style:data-style-name="N100">
      <style:table-cell-properties fo:wrap-option="wrap"/>
      <style:text-properties style:font-name="Avenir6" fo:font-weight="bold"/>
    </style:style>
    <style:style style:name="ce2074" style:family="table-cell" style:parent-style-name="Default" style:data-style-name="N100">
      <style:table-cell-properties fo:wrap-option="wrap"/>
      <style:text-properties style:font-name="Avenir6" fo:font-weight="normal" style:font-weight-asian="normal" style:font-weight-complex="normal"/>
    </style:style>
    <style:style style:name="ce2077" style:family="table-cell" style:parent-style-name="Default">
      <style:table-cell-properties fo:wrap-option="wrap"/>
      <style:text-properties style:font-name="Avenir6" fo:font-weight="normal" style:font-weight-asian="normal" style:font-weight-complex="normal"/>
    </style:style>
    <style:style style:name="ce2078" style:family="table-cell" style:parent-style-name="Default" style:data-style-name="N100">
      <style:text-properties style:font-name="Avenir6" fo:font-weight="normal" style:font-weight-asian="normal" style:font-weight-complex="normal"/>
    </style:style>
    <style:style style:name="ce2081" style:family="table-cell" style:parent-style-name="Default" style:data-style-name="N100">
      <style:text-properties style:font-name="Avenir6" fo:font-weight="bold"/>
    </style:style>
    <style:style style:name="ce2082" style:family="table-cell" style:parent-style-name="Default" style:data-style-name="N100">
      <style:text-properties style:font-name="Avenir6" fo:font-weight="bold" style:font-weight-asian="bold" style:font-weight-complex="bold"/>
    </style:style>
    <style:style style:name="ce2084" style:family="table-cell" style:parent-style-name="Default" style:data-style-name="N100">
      <style:text-properties style:font-name="Avenir6" fo:font-weight="normal"/>
    </style:style>
    <style:style style:name="ce2085" style:family="table-cell" style:parent-style-name="Default" style:data-style-name="N100">
      <style:text-properties style:use-window-font-color="true" style:font-name="Avenir6" fo:font-weight="normal" style:font-weight-asian="normal" style:font-weight-complex="normal"/>
    </style:style>
    <style:style style:name="ce2089" style:family="table-cell" style:parent-style-name="Default" style:data-style-name="N100">
      <style:text-properties fo:color="#ff0000" style:font-name="Avenir6" fo:font-weight="bold"/>
    </style:style>
    <style:style style:name="ce2090" style:family="table-cell" style:parent-style-name="Default" style:data-style-name="N100">
      <style:text-properties fo:color="#ff0000" style:font-name="Avenir6" fo:font-weight="normal" style:font-weight-asian="normal" style:font-weight-complex="normal"/>
    </style:style>
    <style:style style:name="ce2091" style:family="table-cell" style:parent-style-name="Default" style:data-style-name="N100">
      <style:text-properties fo:color="#ff6633" style:font-name="Avenir6" fo:font-weight="normal" style:font-weight-asian="normal" style:font-weight-complex="normal"/>
    </style:style>
    <style:style style:name="ce2092" style:family="table-cell" style:parent-style-name="Default">
      <style:text-properties style:font-name="Avenir6" fo:font-weight="normal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5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5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5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5" fo:font-size="7pt"/>
    </style:style>
    <style:style style:name="ce163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7pt"/>
    </style:style>
    <style:style style:name="ce1610" style:family="table-cell" style:parent-style-name="Default">
      <style:table-cell-properties style:vertical-align="middle"/>
      <style:text-properties style:font-name="Avenir5" fo:font-size="10pt" style:font-size-asian="10pt" style:font-size-complex="10pt"/>
    </style:style>
    <style:style style:name="ce1611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</style:style>
    <style:style style:name="ce161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</style:style>
    <style:style style:name="ce161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161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615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color="#000000" style:font-name="Avenir5" fo:font-size="10pt" fo:font-weight="bold" style:font-size-asian="10pt" style:font-size-complex="10pt"/>
    </style:style>
    <style:style style:name="ce161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617" style:family="table-cell" style:parent-style-name="Default">
      <style:text-properties fo:font-size="10pt" style:font-size-asian="10pt" style:font-size-complex="10pt"/>
    </style:style>
    <style:style style:name="ce161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6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</style:style>
    <style:style style:name="ce16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</style:style>
    <style:style style:name="ce174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96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line-through-style="solid" style:text-line-through-type="double" style:font-name="Avenir5" fo:font-size="10pt" fo:font-weight="bold" style:font-size-asian="10pt" style:font-size-complex="10pt"/>
    </style:style>
    <style:style style:name="ce189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162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5" fo:font-size="10pt" fo:font-weight="normal" style:font-size-asian="10pt" style:font-weight-asian="normal" style:font-size-complex="10pt" style:font-weight-complex="normal"/>
    </style:style>
    <style:style style:name="ce16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627" style:family="table-cell" style:parent-style-name="Default">
      <style:table-cell-properties fo:background-color="#999999"/>
      <style:text-properties fo:font-size="10pt" style:font-size-asian="10pt" style:font-size-complex="10pt"/>
    </style:style>
    <style:style style:name="ce162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5" fo:font-size="10pt" fo:font-weight="bold" style:font-size-asian="10pt" style:font-weight-asian="bold" style:font-size-complex="10pt" style:font-weight-complex="bold"/>
    </style:style>
    <style:style style:name="ce18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5" fo:font-size="10pt" style:font-size-asian="10pt" style:font-size-complex="10pt"/>
    </style:style>
    <style:style style:name="ce163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10pt" fo:font-style="normal" fo:font-weight="bold" style:font-size-asian="10pt" style:font-size-complex="10pt"/>
    </style:style>
    <style:style style:name="ce163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63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91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68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10pt" fo:font-style="normal" fo:font-weight="bold" style:font-size-asian="10pt" style:font-style-asian="normal" style:font-size-complex="10pt" style:font-style-complex="normal"/>
    </style:style>
    <style:style style:name="ce168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68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1922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68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158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cm"/>
      <style:text-properties fo:color="#ffffff" style:font-name="Avenir6" fo:font-weight="bold" style:font-weight-asian="bold" style:font-weight-complex="bold"/>
    </style:style>
    <style:style style:name="ce168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cm"/>
      <style:text-properties style:use-window-font-color="true" style:font-name="Avenir5" fo:font-weight="bold"/>
    </style:style>
    <style:style style:name="ce168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use-window-font-color="true" style:font-name="Avenir5" fo:font-weight="bold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17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5"/>
    </style:style>
    <style:style style:name="ce1690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cm"/>
      <style:text-properties style:font-name="Avenir5" fo:font-weight="bold"/>
    </style:style>
    <style:style style:name="ce1691" style:family="table-cell" style:parent-style-name="Default">
      <style:table-cell-properties fo:border-bottom="2.49pt solid #000000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cm"/>
      <style:text-properties style:font-name="Avenir5" fo:font-weight="bold"/>
    </style:style>
    <style:style style:name="ce1431" style:family="table-cell" style:parent-style-name="Default" style:data-style-name="N189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/>
    </style:style>
    <style:style style:name="ce1328" style:family="table-cell" style:parent-style-name="Default" style:data-style-name="N164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5" fo:font-size="9pt" fo:font-weight="bold" style:font-size-asian="9pt" style:font-size-complex="9pt"/>
    </style:style>
    <style:style style:name="ce1776" style:family="table-cell" style:parent-style-name="Default" style:data-style-name="N233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5" fo:font-size="9pt" fo:font-weight="bold" style:font-size-asian="9pt" style:font-size-complex="9pt"/>
    </style:style>
    <style:style style:name="ce1330" style:family="table-cell" style:parent-style-name="Default" style:data-style-name="N207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9pt" fo:font-weight="normal" style:font-size-asian="9pt" style:font-size-complex="9pt"/>
    </style:style>
    <style:style style:name="ce1331" style:family="table-cell" style:parent-style-name="Default" style:data-style-name="N196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9pt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5" fo:font-size="9pt" style:font-size-asian="9pt" style:font-size-complex="9pt"/>
    </style:style>
    <style:style style:name="ce1332" style:family="table-cell" style:parent-style-name="Default" style:data-style-name="N164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9pt" fo:font-weight="bold" style:font-size-asian="9pt" style:font-weight-asian="bold" style:font-size-complex="9pt" style:font-weight-complex="bold"/>
    </style:style>
    <style:style style:name="ce1775" style:family="table-cell" style:parent-style-name="Default" style:data-style-name="N239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9pt" fo:font-weight="normal" style:font-size-asian="9pt" style:font-size-complex="9pt"/>
    </style:style>
    <style:style style:name="ce1991" style:family="table-cell" style:parent-style-name="Default" style:data-style-name="N190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line-through-style="solid" style:text-line-through-type="double" style:font-name="Avenir5" fo:font-size="9pt" fo:font-weight="normal" style:font-size-asian="9pt" style:font-size-complex="9pt"/>
    </style:style>
    <style:style style:name="ce1334" style:family="table-cell" style:parent-style-name="Default" style:data-style-name="N203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9pt" fo:font-weight="normal" style:font-size-asian="9pt" style:font-size-complex="9pt"/>
    </style:style>
    <style:style style:name="ce19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1335" style:family="table-cell" style:parent-style-name="Default" style:data-style-name="N164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5" fo:font-size="9pt" fo:font-weight="bold" style:font-size-asian="9pt" style:font-size-complex="9pt"/>
    </style:style>
    <style:style style:name="ce1336" style:family="table-cell" style:parent-style-name="Default" style:data-style-name="N202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5" fo:font-size="9pt" style:font-size-asian="9pt" style:font-size-complex="9pt"/>
    </style:style>
    <style:style style:name="ce17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1706" style:family="table-cell" style:parent-style-name="Default">
      <style:table-cell-properties fo:background-color="#999999"/>
    </style:style>
    <style:style style:name="ce1267" style:family="table-cell" style:parent-style-name="Default">
      <style:table-cell-properties style:vertical-align="middle"/>
      <style:text-properties style:font-name="Avenir5" fo:font-size="10pt" style:font-size-asian="10pt" style:font-size-complex="10pt"/>
    </style:style>
    <style:style style:name="ce1977" style:family="table-cell" style:parent-style-name="Default">
      <style:table-cell-properties fo:border="0.06pt solid #000000" style:vertical-align="middle"/>
      <style:text-properties style:font-name="Avenir5"/>
    </style:style>
    <style:style style:name="ce197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5"/>
    </style:style>
    <style:style style:name="ce1269" style:family="table-cell" style:parent-style-name="Default">
      <style:table-cell-properties fo:background-color="#dddddd" fo:border="0.74pt solid #000000" style:vertical-align="middle"/>
      <style:text-properties style:font-name="Avenir5" fo:font-style="normal" fo:font-weight="bold" style:font-style-asian="normal" style:font-weight-asian="bold" style:font-style-complex="normal" style:font-weight-complex="bold"/>
    </style:style>
    <style:style style:name="ce1538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218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465a4" style:font-name="Avenir6" fo:font-weight="bold" style:font-weight-asian="bold" style:font-weight-complex="bold"/>
    </style:style>
    <style:style style:name="ce171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style:use-window-font-color="true" style:font-name="Avenir5" fo:font-weight="bold"/>
    </style:style>
    <style:style style:name="ce171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5" fo:font-weight="bold"/>
    </style:style>
    <style:style style:name="ce171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5" fo:font-size="9pt" fo:font-weight="bold" style:font-size-asian="9pt" style:font-weight-asian="bold" style:font-size-complex="9pt" style:font-weight-complex="bold"/>
    </style:style>
    <style:style style:name="ce198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1986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/>
    </style:style>
    <style:style style:name="ce198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5" fo:font-style="normal" fo:font-weight="bold" style:font-style-asian="normal" style:font-weight-asian="bold" style:font-style-complex="normal" style:font-weight-complex="bold"/>
    </style:style>
    <style:style style:name="ce198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5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9pt" fo:font-style="normal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5"/>
    </style:style>
    <style:style style:name="ce45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1929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font-name="Avenir5" fo:font-size="10pt" style:font-size-asian="10pt" style:font-size-complex="10pt"/>
    </style:style>
    <style:style style:name="ce199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5" fo:font-size="8pt"/>
    </style:style>
    <style:style style:name="ce19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/>
    </style:style>
    <style:style style:name="ce200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1939" style:family="table-cell" style:parent-style-name="Default" style:data-style-name="N229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5" fo:font-size="9pt" fo:font-weight="bold" style:font-size-asian="9pt" style:font-weight-asian="bold" style:font-size-complex="9pt" style:font-weight-complex="bold"/>
    </style:style>
    <style:style style:name="ce200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8pt"/>
    </style:style>
    <style:style style:name="ce173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color="#c9211e" style:font-name="Avenir5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6pt"/>
    </style:style>
    <style:style style:name="ce38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19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5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94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788" style:family="table-cell" style:parent-style-name="Default">
      <style:table-cell-properties fo:background-color="#ccffff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5" fo:font-weight="bold"/>
    </style:style>
    <style:style style:name="ce2009" style:family="table-cell" style:parent-style-name="Default">
      <style:table-cell-properties fo:background-color="#cccccc" style:text-align-source="fix" style:repeat-content="false" fo:border="0.51pt solid #000000" style:vertical-align="middle"/>
      <style:paragraph-properties fo:text-align="center" fo:margin-left="0cm"/>
      <style:text-properties style:font-name="Avenir5" fo:font-weight="bold"/>
    </style:style>
    <style:style style:name="ce1793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cm"/>
      <style:text-properties fo:color="#ffffff" style:font-name="Avenir5" fo:font-weight="bold"/>
    </style:style>
    <style:style style:name="ce177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style:font-name="Avenir5" fo:font-size="8pt" fo:font-weight="bold" style:font-size-asian="8pt" style:font-size-complex="8pt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35cm" fo:padding-left="0.185cm" fo:padding-right="0.035cm" fo:padding-top="0.035cm" style:vertical-align="middle"/>
      <style:paragraph-properties fo:text-align="start" fo:margin-left="0cm"/>
      <style:text-properties style:font-name="Avenir5" fo:font-style="normal" fo:font-weight="bold" style:font-style-asian="normal" style:font-style-complex="normal"/>
    </style:style>
    <style:style style:name="ce194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5" fo:font-style="normal" style:font-style-asian="normal" style:font-style-complex="normal"/>
    </style:style>
    <style:style style:name="ce194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798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start" fo:margin-left="0cm"/>
      <style:text-properties fo:color="#ffffff" style:font-name="Avenir5" fo:font-weight="bold"/>
    </style:style>
    <style:style style:name="ce1799" style:family="table-cell" style:parent-style-name="Default">
      <style:table-cell-properties style:text-align-source="fix" style:repeat-content="false" fo:border="0.51pt solid #000000"/>
      <style:paragraph-properties fo:text-align="center" fo:margin-left="0cm"/>
      <style:text-properties fo:font-weight="bold" style:font-weight-asian="bold" style:font-weight-complex="bold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5"/>
    </style:style>
    <style:style style:name="ce1355" style:family="table-cell" style:parent-style-name="Default">
      <style:table-cell-properties style:text-align-source="fix" style:repeat-content="false" fo:padding-bottom="0.035cm" fo:padding-left="0.185cm" fo:padding-right="0.035cm" fo:padding-top="0.035cm" style:vertical-align="middle"/>
      <style:paragraph-properties fo:text-align="start" fo:margin-left="0cm"/>
      <style:text-properties style:font-name="Avenir5" fo:font-style="normal" style:font-style-asian="normal" style:font-style-complex="normal"/>
    </style:style>
    <style:style style:name="ce1806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center" fo:margin-left="0cm"/>
      <style:text-properties fo:color="#ffffff" style:font-name="Avenir5" fo:font-weight="bold"/>
    </style:style>
    <style:style style:name="ce1808" style:family="table-cell" style:parent-style-name="Default" style:data-style-name="N168">
      <style:table-cell-properties fo:background-color="#e6e6e6" style:text-align-source="fix" style:repeat-content="false" fo:border="0.51pt solid #000000" style:vertical-align="middle"/>
      <style:paragraph-properties fo:text-align="center" fo:margin-left="0cm"/>
      <style:text-properties style:font-name="Avenir5" fo:font-size="8pt"/>
    </style:style>
    <style:style style:name="ce19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5" fo:font-size="6pt"/>
    </style:style>
    <style:style style:name="ce2023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5"/>
    </style:style>
    <style:style style:name="ce1787" style:family="table-cell" style:parent-style-name="Default">
      <style:table-cell-properties fo:background-color="#be480a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10pt" fo:font-style="normal" fo:font-weight="bold" style:font-size-asian="10pt" style:font-size-complex="10pt"/>
    </style:style>
    <style:style style:name="ce19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17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ize="8pt" fo:font-weight="bold" style:font-size-asian="8pt" style:font-weight-asian="bold" style:font-size-complex="8pt" style:font-weight-complex="bold"/>
    </style:style>
    <style:style style:name="ce179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venir5" fo:font-size="9pt" fo:font-weight="bold" style:font-size-asian="9pt" style:font-weight-asian="bold" style:font-size-complex="9pt" style:font-weight-complex="bold"/>
    </style:style>
    <style:style style:name="ce13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weight="normal" style:font-weight-asian="normal" style:font-weight-complex="normal"/>
    </style:style>
    <style:style style:name="ce17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/>
    </style:style>
    <style:style style:name="ce1792" style:family="table-cell" style:parent-style-name="Default">
      <style:table-cell-properties fo:wrap-option="wrap" fo:border="0.06pt solid #000000" style:vertical-align="middle"/>
      <style:text-properties style:font-name="Avenir5" fo:font-size="7pt" style:font-size-asian="7pt" style:font-size-complex="7pt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ize="9pt" fo:font-weight="bold" style:font-size-asian="9pt" style:font-weight-asian="bold" style:font-size-complex="9pt" style:font-weight-complex="bold"/>
    </style:style>
    <style:style style:name="ce1889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189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189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173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5"/>
    </style:style>
    <style:style style:name="ce1282" style:family="table-cell" style:parent-style-name="Default">
      <style:table-cell-properties fo:border="0.06pt solid #000000" style:vertical-align="middle"/>
      <style:text-properties style:use-window-font-color="true" style:font-name="Avenir5" fo:font-size="10pt" fo:font-style="normal"/>
    </style:style>
    <style:style style:name="ce19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10pt" fo:font-style="normal" fo:font-weight="bold"/>
    </style:style>
    <style:style style:name="ce19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10pt" fo:font-style="normal" style:font-style-asian="normal" style:font-style-complex="normal"/>
    </style:style>
    <style:style style:name="ce1337" style:family="table-cell" style:parent-style-name="Default" style:data-style-name="N227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48" style:family="table-cell" style:parent-style-name="Default">
      <style:table-cell-properties fo:border="0.06pt solid #000000" style:vertical-align="middle"/>
      <style:text-properties style:font-name="Avenir5"/>
    </style:style>
    <style:style style:name="ce13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venir5" fo:font-weight="normal" style:font-weight-asian="normal" style:font-weight-complex="normal"/>
    </style:style>
    <style:style style:name="ce1444" style:family="table-cell" style:parent-style-name="Default" style:data-style-name="N178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/>
    </style:style>
    <style:style style:name="ce190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190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style:font-size-asian="10pt" style:font-size-complex="10pt"/>
    </style:style>
    <style:style style:name="ce1903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1904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fo:font-weight="normal" style:font-size-asian="10pt" style:font-weight-asian="normal" style:font-size-complex="10pt" style:font-weight-complex="normal"/>
    </style:style>
    <style:style style:name="ce190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80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5"/>
    </style:style>
    <style:style style:name="ce190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09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90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193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bf0041" fo:font-size="10pt" style:font-size-asian="10pt" style:font-size-complex="10pt"/>
    </style:style>
    <style:style style:name="ce1936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193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1938" style:family="table-cell" style:parent-style-name="Default">
      <style:table-cell-properties style:text-align-source="fix" style:repeat-content="false"/>
      <style:paragraph-properties fo:text-align="center" fo:margin-left="0cm"/>
      <style:text-properties fo:color="#bf0041" fo:font-size="10pt" fo:font-weight="normal" style:font-size-asian="10pt" style:font-weight-asian="normal" style:font-size-complex="10pt" style:font-weight-complex="normal"/>
    </style:style>
    <style:style style:name="ce180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10pt" fo:font-style="normal" fo:font-weight="bold"/>
    </style:style>
    <style:style style:name="ce180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10pt" fo:font-style="normal" fo:font-weight="bold" style:font-style-asian="normal" style:font-style-complex="normal"/>
    </style:style>
    <style:style style:name="ce14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80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8pt" fo:font-style="normal" fo:font-weight="bold" style:font-size-asian="8pt" style:font-style-asian="normal" style:font-size-complex="8pt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cm"/>
      <style:text-properties fo:color="#000000" style:font-name="Avenir5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ize="8pt" fo:font-style="normal" style:font-size-asian="8pt" style:font-style-asian="normal" style:font-size-complex="8pt" style:font-style-complex="normal"/>
    </style:style>
    <style:style style:name="ce1928" style:family="table-cell" style:parent-style-name="Default" style:data-style-name="N222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/>
    </style:style>
    <style:style style:name="ce2032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817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2" style:family="table-cell" style:parent-style-name="Default" style:data-style-name="N202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826" style:family="table-cell" style:parent-style-name="Default">
      <style:table-cell-properties fo:border="none" style:vertical-align="middle"/>
      <style:text-properties style:font-name="Avenir5" fo:font-style="normal" style:font-style-asian="normal" style:font-style-complex="normal"/>
    </style:style>
    <style:style style:name="ce2038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6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pt" style:language-asian="zxx" style:country-asian="none" style:font-style-asian="normal" style:font-weight-asian="normal" style:font-name-complex="Arial" style:font-size-complex="6pt" style:language-complex="en" style:country-complex="US" style:font-style-complex="normal" style:font-weight-complex="bold" style:text-emphasize="none" style:font-relief="none"/>
    </style:style>
    <style:style style:name="ce182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5" fo:font-style="normal" style:font-style-asian="normal" style:font-style-complex="normal"/>
    </style:style>
    <style:style style:name="ce1299" style:family="table-cell" style:parent-style-name="Default">
      <style:table-cell-properties fo:border="0.06pt solid #000000" style:vertical-align="middle"/>
      <style:text-properties style:font-name="Avenir5" fo:font-style="normal" fo:font-weight="bold" style:font-style-asian="normal" style:font-weight-asian="bold" style:font-style-complex="normal" style:font-weight-complex="bold"/>
    </style:style>
    <style:style style:name="ce2126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2265" style:family="table-cell" style:parent-style-name="Default">
      <style:table-cell-properties fo:wrap-option="wrap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font-name="Avenir6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Avenir6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4" style:family="text">
      <style:text-properties style:font-name="Avenir6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5" style:family="text">
      <style:text-properties style:font-name="Avenir6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6" style:family="text">
      <style:text-properties style:font-name="Avenir6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font-name="Avenir6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8" style:family="text">
      <style:text-properties fo:font-size="7pt"/>
    </style:style>
    <style:style style:name="T9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1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12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13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14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15" style:family="text">
      <style:text-properties fo:font-size="10pt" fo:font-weight="bold" style:font-size-asian="10pt" style:font-size-complex="10pt" style:font-weight-asian="bold" style:font-weight-complex="bold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style:font-name="Avenir6" fo:font-size="9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9" style:family="text">
      <style:text-properties style:font-name="Avenir6" fo:font-size="9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20" style:family="text">
      <style:text-properties fo:font-size="10pt" style:font-size-asian="10pt" style:font-size-complex="10pt" fo:font-weight="bold" style:font-weight-asian="bold" style:font-weight-complex="bold"/>
    </style:style>
    <style:style style:name="T21" style:family="text">
      <style:text-properties style:font-name="Avenir6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2" style:family="text">
      <style:text-properties style:font-name="Avenir6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 fo:font-size="9pt" style:font-name-asian="Arial Unicode MS2" style:font-size-asian="9pt" style:font-size-complex="9pt"/>
    </style:style>
    <style:style style:name="T23" style:family="text">
      <style:text-properties style:font-name="Avenir6"/>
    </style:style>
    <style:style style:name="T24" style:family="text">
      <style:text-properties style:font-name="Avenir6" fo:font-size="8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5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6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7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28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29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30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31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32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3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4" style:family="text">
      <style:text-properties style:font-name="Avenir3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5" style:family="text">
      <style:text-properties style:font-name="Avenir3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Tahoma"/>
    </style:style>
    <style:style style:name="T36" style:family="text">
      <style:text-properties fo:color="#158466" style:font-name="Avenir3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7" style:family="text">
      <style:text-properties fo:font-size="7pt" style:font-size-asian="7pt" style:font-size-complex="7pt"/>
    </style:style>
    <style:style style:name="T38" style:family="text">
      <style:text-properties fo:color="#bf0041" style:font-name="Avenir3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9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5" style:font-name-asian="Arial Unicode MS" style:font-name-complex="Tahoma1"/>
    </style:style>
    <style:style style:name="T40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158466" style:font-name="Avenir3" style:font-name-asian="Segoe UI" style:font-name-complex="Tahoma"/>
    </style:style>
    <style:style style:name="T41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 style:font-name-asian="Arial Unicode MS" style:font-name-complex="Tahoma1"/>
    </style:style>
    <style:style style:name="T42" style:family="text">
      <style:text-properties style:font-name="Avenir3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3" style:family="text">
      <style:text-properties fo:color="#158466"/>
    </style:style>
    <style:style style:name="T44" style:family="text">
      <style:text-properties fo:color="#bf0041"/>
    </style:style>
    <style:style style:name="T45" style:family="text">
      <style:text-properties style:font-name="Avenir3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6" style:family="text">
      <style:text-properties style:font-name="Avenir3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bf0041"/>
    </style:style>
    <style:style style:name="T47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 fo:font-size="11pt" style:font-name-asian="Tahoma" style:font-name-complex="Tahoma" style:font-size-asian="11pt" style:font-size-complex="11pt"/>
    </style:style>
    <style:style style:name="T48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6" fo:font-size="10pt" style:font-name-asian="Arial Unicode MS" style:font-name-complex="Tahoma1" style:font-size-asian="10pt" style:font-size-complex="10pt"/>
    </style:style>
    <style:style style:name="T49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/>
    </style:style>
    <style:style style:name="T50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6"/>
    </style:style>
    <style:style style:name="T51" style:family="text">
      <style:text-properties style:font-name="Avenir5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2" style:family="text">
      <style:text-properties style:font-name="Avenir3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3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 style:font-name-asian="Tahoma" style:font-name-complex="Tahoma"/>
    </style:style>
    <style:style style:name="T54" style:family="text">
      <style:text-properties style:text-line-through-type="single"/>
    </style:style>
    <style:style style:name="T55" style:family="text">
      <style:text-properties fo:font-weight="normal" style:font-weight-asian="normal" style:font-weight-complex="normal"/>
    </style:style>
    <style:style style:name="T56" style:family="text">
      <style:text-properties fo:color="#ff0000" fo:font-weight="bold" style:font-weight-asian="bold" style:font-weight-complex="bold"/>
    </style:style>
    <style:style style:name="T57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58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59" style:family="text">
      <style:text-properties style:font-name="Avenir6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</office:automatic-styles>
  <office:body>
    <office:spreadsheet>
      <table:content-validations>
        <table:content-validation table:name="val1" table:base-cell-address="Speciális.A8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Speciális.A10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Speciális.A12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in-list(kepzettseg_primer)" table:allow-empty-cell="true" table:display-list="unsorted" table:base-cell-address="Alapértékek.G36">
          <table:error-message table:message-type="stop" table:display="true"/>
        </table:content-validation>
        <table:content-validation table:name="val5" table:base-cell-address="Alapértékek.G47">
          <table:error-message table:message-type="stop" table:display="true"/>
        </table:content-validation>
        <table:content-validation table:name="val6" table:condition="of:cell-content-is-in-list(kepzettseg_szekunder)" table:allow-empty-cell="true" table:display-list="unsorted" table:base-cell-address="Alapértékek.G49">
          <table:error-message table:message-type="stop" table:display="true"/>
        </table:content-validation>
        <table:content-validation table:name="val7" table:condition="of:cell-content-is-whole-number() and cell-content-is-between(1,15)" table:allow-empty-cell="true" table:base-cell-address="Speciális.I18">
          <table:error-message table:message-type="stop" table:title="Hiba" table:display="true">
            <text:p>Értékhatár: 1-15. szintig.</text:p>
          </table:error-message>
        </table:content-validation>
        <table:content-validation table:name="val8" table:condition="of:cell-content-is-whole-number() and cell-content-is-between(1,15)" table:allow-empty-cell="true" table:base-cell-address="Misztikus.D20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9" table:condition="of:cell-content-is-in-list(#NAME?)" table:allow-empty-cell="true" table:display-list="unsorted" table:base-cell-address="Alapértékek.G33">
          <table:error-message table:message-type="stop" table:display="true"/>
        </table:content-validation>
        <table:content-validation table:name="val10" table:condition="of:cell-content-is-in-list(szakmak)" table:allow-empty-cell="true" table:display-list="unsorted" table:base-cell-address="Alapértékek.B72">
          <table:error-message table:message-type="information" table:title="Nem listás szakma" table:display="true">
            <text:p>Ha nem találsz megfelelőt,</text:p>
            <text:p>beírhatsz te is egyedi szakmát.</text:p>
          </table:error-message>
        </table:content-validation>
        <table:content-validation table:name="val11" table:base-cell-address="Speciális.E12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2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</text:p>
            <text:p>- MGT értékét csökkenti (2x)</text:p>
            <text:p>valamint nehezebb páncélok, pajzsok viselésének</text:p>
            <text:p>követelménye.</text:p>
            <text:p/>
            <text:p>A Tulajdonságok Ember esetében</text:p>
            <text:p>[-5;+5] tartománybn mozognak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3" table:condition="of:cell-content-is-whole-number() and cell-content-is-between(-6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Szekunder KP összegéhez (2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Fájdalomtűrés szintje + Önuralom) összege mérsékli a sebesülésből adódó TÉ büntetéseket.</text:p>
            <text:p/>
            <text:p>Beleszámít az Aura dobásba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6,7)" table:allow-empty-cell="true" table:base-cell-address="Alapértékek.C25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base-cell-address="Speciális.C11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1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2" table:base-cell-address="Speciális.C13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4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5" table:condition="of:cell-content-is-whole-number() and cell-content-is-between(0,15)" table:allow-empty-cell="true" table:base-cell-address="Alapértékek.D47">
          <table:help-message table:title="Nyelvtanulás" table:display="true">
            <text:p>Ez jelképezi az összes nyelv tanulását.</text:p>
            <text:p/>
            <text:p>4.szinttől kezdve minden szinten 3 pontot kapsz,</text:p>
            <text:p>melyeket Nyelvismeret fortély fokokra költhetsz.</text:p>
            <text:p>Lásd a "Speciális" fül alját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6" table:base-cell-address="Speciális.J7">
          <table:help-message table:title="Ne módosítsd!" table:display="true">
            <text:p>A program számolja!</text:p>
          </table:help-message>
        </table:content-validation>
        <table:content-validation table:name="val27" table:base-cell-address="Alapértékek.E11">
          <table:help-message table:title="Összesen kapott KP" table:display="true">
            <text:p>KP = <text:s text:c="2"/>Tapasztalati szint <text:s/>x (50 + Intelligencia) <text:s/></text:p>
            <text:p><text:s text:c="8"/>+ Tapasztalati szint <text:s/>x (20 + Emlékezet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28" table:base-cell-address="Alapértékek.E13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29" table:base-cell-address="Alapértékek.E14">
          <table:help-message table:title="Maximum Primer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20+Emlékezet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30" table:base-cell-address="Harcértékek.H36">
          <table:help-message table:title="Ne editáld!" table:display="true">
            <text:p>A program számolja!</text:p>
          </table:help-message>
        </table:content-validation>
        <table:content-validation table:name="val31" table:base-cell-address="Alapértékek.E50">
          <table:help-message table:title="Ne módosítsd!" table:display="true">
            <text:p>Szumma KP</text:p>
          </table:help-message>
          <table:error-message table:message-type="stop" table:display="true"/>
        </table:content-validation>
        <table:content-validation table:name="val32" table:condition="of:cell-content-is-whole-number() and cell-content()&gt;0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3" table:condition="of:cell-content-is-whole-number() and cell-content-is-between(0,3)" table:allow-empty-cell="true" table:base-cell-address="Alapértékek.J34">
          <table:help-message table:title="Gyors kezdeményezés" table:display="true">
            <text:p>Különösen gyorsan mozdulsz.</text:p>
            <text:p>KÉ:+3 / fok</text:p>
            <text:p/>
            <text:p>Követelménye:</text:p>
            <text:p>1.fok: Gyorsaság VAGY Intelligencia: +1</text:p>
            <text:p>2.fok: Gyorsaság VAGY Intelligencia: +2</text:p>
            <text:p>3.fok: Gyorsaság ÉS Intelligencia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4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35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6" table:condition="of:cell-content-is-in-list(fortelyok_harci)" table:allow-empty-cell="true" table:display-list="unsorted" table:base-cell-address="Alapértékek.A39">
          <table:error-message table:message-type="stop" table:display="true"/>
        </table:content-validation>
        <table:content-validation table:name="val37" table:base-cell-address="Alapértékek.A65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38" table:base-cell-address="Alapértékek.A51">
          <table:help-message table:title="Írástudó" table:display="true">
            <text:p>Az írást és olvasást fedi egyben.</text:p>
          </table:help-message>
        </table:content-validation>
        <table:content-validation table:name="val39" table:condition="of:cell-content-is-in-list(fortelyok_altalanos)" table:allow-empty-cell="true" table:display-list="unsorted" table:base-cell-address="Alapértékek.A54">
          <table:error-message table:message-type="stop" table:display="true"/>
        </table:content-validation>
        <table:content-validation table:name="val40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41" table:base-cell-address="Alapértékek.A62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42" table:condition="of:cell-content-is-whole-number() and cell-content-is-between(1,15)" table:allow-empty-cell="true" table:base-cell-address="Speciális.I19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43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44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45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6" table:condition="of:cell-content-is-whole-number() and cell-content()=3" table:allow-empty-cell="true" table:base-cell-address="Alapértékek.I34">
          <table:help-message table:title="Ne módosítsd!" table:display="true">
            <text:p>A Gyors kezdeményezés fortélyt legfeljebb</text:p>
            <text:p>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7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8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9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50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1" table:base-cell-address="Alapértékek.I39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2" table:base-cell-address="Alapértékek.C51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53" table:base-cell-address="Speciális.D6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54" table:base-cell-address="Alapértékek.J14">
          <table:help-message table:title="Ne módosítsd!" table:display="true">
            <text:p>Misztikus fülről átmásolva.</text:p>
            <text:p/>
            <text:p>Ne feledd növelni az Aurafejlesztés képzettségedet</text:p>
            <text:p>a "Misztikus" fülön. Abból származik mágiaellenállásod (is).</text:p>
          </table:help-message>
          <table:error-message table:message-type="stop" table:display="true"/>
        </table:content-validation>
        <table:content-validation table:name="val55" table:base-cell-address="Alapértékek.J24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</table:help-message>
        </table:content-validation>
        <table:content-validation table:name="val56" table:condition="of:cell-content-is-whole-number() and cell-content-is-between(1,3)" table:allow-empty-cell="true" table:base-cell-address="Alapértékek.D32">
          <table:help-message table:title="Vértviselet" table:display="true">
            <text:p>1.fok (CSAK Könnyűvértre!)</text:p>
            <text:p>Köv: Erő: -1</text:p>
            <text:p>Könnyű vértnél: -15 MGT.</text:p>
            <text:p>Nehéz vért: ❗nem❗ csökken MGT!</text:p>
            <text:p>Mozgásos képz.próba: teljes levonás érvényes.</text:p>
            <text:p/>
            <text:p>2.fok</text:p>
            <text:p>Köv: Erő: +2, Edzettség: +2</text:p>
            <text:p>Minden vért: -30 MGT</text:p>
            <text:p>Mozgásos képz.próba: teljes levonás érvényes.</text:p>
            <text:p/>
            <text:p>3.fok</text:p>
            <text:p>Köv: Erő: +2, Edzettség: +2</text:p>
            <text:p>Minden vért: -35 MGT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7" table:condition="of:cell-content-is-whole-number() and cell-content-is-between(0,4)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8" table:condition="of:cell-content-is-whole-number() and cell-content-is-between(0,2)" table:allow-empty-cell="true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hez 1:1-ben hozzáadódik az Akrobatika</text:p>
            <text:p>képzettséged szintje.</text:p>
            <text:p/>
            <text:p>Fontos: csak akkor, ha a KM szerint van elég helyed ugrálni.</text:p>
            <text:p>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59" table:condition="of:cell-content-is-whole-number() and cell-content-is-between(0,2)" table:allow-empty-cell="true" table:base-cell-address="Alapértékek.D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60" table:condition="of:cell-content-is-whole-number() and cell-content-is-between(0,3)" table:allow-empty-cell="true" table:base-cell-address="Alapértékek.J37">
          <table:help-message table:title="Kétkezes harc" table:display="true">
            <text:p>Lásd a Harcértékek fül</text:p>
            <text:p>alján a Kétkezes harc szekciót!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1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2" table:condition="of:cell-content-is-whole-number() and cell-content()&gt;-1" table:allow-empty-cell="true" table:base-cell-address="Alapértékek.J39">
          <table:help-message table:title="Harckeret növelés" table:display="true">
            <text:p>+1 Harckeret / fok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3" table:condition="of:cell-content-is-whole-number() and cell-content()&gt;-1" table:allow-empty-cell="true" table:base-cell-address="Alapértékek.J39">
          <table:help-message table:title="Infó: fokok hatásai" table:display="true">
            <text:p>Nem kalkulált hatások!</text:p>
            <text:p/>
            <text:p>Az ide általad beírt fokok a fenti, elkülönített,</text:p>
            <text:p>kiemelt fortélyokkal ellentétben nem</text:p>
            <text:p>okoznak semmilyen hatást.</text:p>
            <text:p/>
            <text:p>A szabályrendszeri hatásaikat (még)</text:p>
            <text:p>neked kell nyilvántartano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4" table:condition="of:cell-content-is-whole-number() and cell-content()=0" table:allow-empty-cell="false" table:base-cell-address="Alapértékek.D48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6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65" table:condition="of:cell-content-is-whole-number() and cell-content-is-between(0,1)" table:allow-empty-cell="true" table:base-cell-address="Alapértékek.D50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6" table:condition="of:cell-content-is-whole-number() and cell-content()&gt;0" table:allow-empty-cell="true" table:base-cell-address="Speciális.D14">
          <table:error-message table:message-type="stop" table:title="Hiba" table:display="true">
            <text:p>Érvénytelen érték!</text:p>
          </table:error-message>
        </table:content-validation>
        <table:content-validation table:name="val67" table:condition="of:cell-content-is-whole-number() and cell-content-is-between(0,5)" table:allow-empty-cell="true" table:base-cell-address="Alapértékek.J75">
          <table:help-message table:title="Info" table:display="true">
            <text:p>Írj ide be egy számot 1-5-ig, ha vállalod a Tartós sérülésnél leírt fogyatékosságot (1.szinten). </text:p>
            <text:p>Cserébe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8" table:condition="of:cell-content-is-whole-number() and cell-content-is-between(0,1)" table:allow-empty-cell="true" table:base-cell-address="Alapértékek.D58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9" table:condition="of:cell-content-is-whole-number() and cell-content-is-between(0,1)" table:allow-empty-cell="true" table:base-cell-address="Alapértékek.D62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0" table:base-cell-address="Speciális.E17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71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72" table:base-cell-address="Alapértékek.L55">
          <table:help-message table:title="Ne módosítsd!" table:display="true">
            <text:p>A program tölti fel az esetleges</text:p>
            <text:p>kapcsolódó képzettségekkel.</text:p>
          </table:help-message>
          <table:error-message table:message-type="stop" table:display="true"/>
        </table:content-validation>
        <table:content-validation table:name="val73" table:condition="of:cell-content-is-whole-number() and cell-content()&gt;0" table:allow-empty-cell="true" table:base-cell-address="Speciális.D12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4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75" table:condition="of:cell-content-is-in-list(hatterek_szabad)" table:allow-empty-cell="true" table:display-list="unsorted" table:base-cell-address="Speciális.A8">
          <table:help-message table:title="Szabad Hátterek" table:display="true">
            <text:p>Válassz a listából!</text:p>
          </table:help-message>
          <table:error-message table:message-type="information" table:title="Nem listás fortély" table:display="true">
            <text:p>Ha nem találsz megfelelőt,</text:p>
            <text:p>beírhatsz te is egyedi Szabad Fortélyt</text:p>
            <text:p>- KM dönt.</text:p>
          </table:error-message>
        </table:content-validation>
        <table:content-validation table:name="val76" table:condition="of:cell-content-is-in-list(hatterek_kulturkorok)" table:allow-empty-cell="true" table:display-list="unsorted" table:base-cell-address="Speciális.A25">
          <table:help-message table:title="Kultúrkör" table:display="true">
            <text:p>Válassz a listából!</text:p>
          </table:help-message>
          <table:error-message table:message-type="information" table:title="Nem listás kultúrkör" table:display="true">
            <text:p>Ha nem találsz megfelelőt,</text:p>
            <text:p>beírhatsz te is egyedi kultúrkört.</text:p>
          </table:error-message>
        </table:content-validation>
        <table:content-validation table:name="val77" table:base-cell-address="Speciális.I39">
          <table:help-message table:title="Helyismeret Hátterek" table:display="true">
            <text:p>Írd be kézzel az adott helységet</text:p>
          </table:help-message>
          <table:error-message table:message-type="stop" table:display="true"/>
        </table:content-validation>
        <table:content-validation table:name="val78" table:condition="of:cell-content-is-in-list(nyelvek)" table:allow-empty-cell="true" table:display-list="unsorted" table:base-cell-address="Speciális.A54">
          <table:help-message table:title="Nyelvek" table:display="true">
            <text:p>Válassz nyelvet.</text:p>
          </table:help-message>
          <table:error-message table:message-type="information" table:title="Nem listás nyelv" table:display="true">
            <text:p>Ha nem találsz megfelelőt,</text:p>
            <text:p>beírhatsz te is egyedi nyelvet.</text:p>
          </table:error-message>
        </table:content-validation>
        <table:content-validation table:name="val79" table:base-cell-address="Speciális.D4">
          <table:help-message table:title="Ne módosítsd!" table:display="true">
            <text:p>A program számolja!</text:p>
            <text:p/>
            <text:p>Ha mínuszban van, akkor</text:p>
            <text:p>már fizetned kell minden fokért.</text:p>
          </table:help-message>
        </table:content-validation>
        <table:content-validation table:name="val80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---</text:p>
            <text:p>1 fok költése esetén KP igény</text:p>
            <text:p>- (Tsz db) fok ingyenes</text:p>
            <text:p>- Minden további szokásos 6 KP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1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fok költése:</text:p>
            <text:p>Ingyenes: 1 fok / TSz</text:p>
            <text:p>Minden további szokásos 6 KP.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2" table:base-cell-address="Speciális.K24">
          <table:help-message table:title="Ne módosítsd!" table:display="true">
            <text:p>Ennyi Kultúrkört vehetsz még fel.</text:p>
            <text:p/>
            <text:p>Kultúrkör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3" table:base-cell-address="Speciális.K38">
          <table:help-message table:title="Ne módosítsd!" table:display="true">
            <text:p>Ennyi Helyismeretet vehetsz még fel.</text:p>
            <text:p/>
            <text:p>Helyismeret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4" table:base-cell-address="Speciális.J8">
          <table:help-message table:title="Ne mósosítsd!" table:display="true">
            <text:p>A program állítja a kiválasztott</text:p>
            <text:p>Szabad Háttérhez kapcsolódóan.</text:p>
          </table:help-message>
          <table:error-message table:message-type="stop" table:display="true"/>
        </table:content-validation>
        <table:content-validation table:name="val85" table:condition="of:cell-content-is-in-list(&quot;alap&quot;;&quot;udvari&quot;;&quot;nem ismeri&quot;)" table:allow-empty-cell="true" table:display-list="unsorted" table:base-cell-address="Alapértékek.J70">
          <table:error-message table:message-type="stop" table:display="true"/>
        </table:content-validation>
        <table:content-validation table:name="val86" table:condition="of:cell-content-is-in-list(&quot;alap&quot;;&quot;udvari&quot;)" table:allow-empty-cell="true" table:display-list="unsorted" table:base-cell-address="Alapértékek.J77">
          <table:error-message table:message-type="stop" table:display="true"/>
        </table:content-validation>
        <table:content-validation table:name="val87" table:base-cell-address="Speciális.G52">
          <table:help-message table:title="Közös nyelv és anyanyelv" table:display="true">
            <text:p>Ezeket Alap fokon ingyen megkapod.</text:p>
          </table:help-message>
          <table:error-message table:message-type="stop" table:display="true"/>
        </table:content-validation>
        <table:content-validation table:name="val88" table:condition="of:cell-content-is-in-list(hatterek_faj)" table:allow-empty-cell="true" table:display-list="unsorted" table:base-cell-address="Speciális.I4">
          <table:help-message table:title="Faj Háttér" table:display="true">
            <text:p>Válassz a listából!</text:p>
          </table:help-message>
          <table:error-message table:message-type="stop" table:display="true"/>
        </table:content-validation>
        <table:content-validation table:name="val89" table:base-cell-address="Speciális.G8">
          <table:help-message table:title="Megjegyzés Szaba Háttérhez" table:display="true">
            <text:p>Írd le, hogyan szerezted és hogyan használod</text:p>
            <text:p>ezt a Szabad Hátteret.</text:p>
            <text:p>Kapcsolódó hangulati színesítők is jöhetnek ide.</text:p>
          </table:help-message>
          <table:error-message table:message-type="stop" table:display="true"/>
        </table:content-validation>
        <table:content-validation table:name="val90" table:condition="of:cell-content-is-in-list(hatterek_leiro)" table:allow-empty-cell="true" table:display-list="unsorted" table:base-cell-address="Speciális.G25">
          <table:help-message table:title="Leíró Hátterek" table:display="true">
            <text:p>Válassz a listából!</text:p>
          </table:help-message>
          <table:error-message table:message-type="information" table:display="true"/>
        </table:content-validation>
        <table:content-validation table:name="val91" table:condition="of:cell-content-is-in-list(hatterek_karmak)" table:allow-empty-cell="true" table:display-list="unsorted" table:base-cell-address="Speciális.G41">
          <table:help-message table:title="Karma Hátterek" table:display="true">
            <text:p>Válassz a listából!</text:p>
          </table:help-message>
          <table:error-message table:message-type="information" table:title="Nem listás Karma Háttér" table:display="true">
            <text:p>Ha nem találsz megfelelőt,</text:p>
            <text:p>beírhatsz te is egyedi</text:p>
            <text:p>Karma Hátteret.</text:p>
          </table:error-message>
        </table:content-validation>
        <table:content-validation table:name="val92" table:base-cell-address="Speciális.K4">
          <table:help-message table:title="Származás jellege, helye" table:display="true">
            <text:p>Írj ide egy tömör leírást.</text:p>
          </table:help-message>
          <table:error-message table:message-type="stop" table:display="true"/>
        </table:content-validation>
        <table:content-validation table:name="val93" table:base-cell-address="Speciális.J21">
          <table:help-message table:title="KP költve Szabad Fortélyokra" table:display="true">
            <text:p>Ne módosítsd!</text:p>
            <text:p/>
            <text:p>Ha túllépted az 1 fok/TSz</text:p>
            <text:p>limitet, akkor a többletért</text:p>
            <text:p>ugyanúgy KP-ból kell fizetned.</text:p>
          </table:help-message>
          <table:error-message table:message-type="stop" table:display="true"/>
        </table:content-validation>
        <table:content-validation table:name="val94" table:base-cell-address="Speciális.A14">
          <table:help-message table:display="true"/>
          <table:error-message table:message-type="stop" table:display="true"/>
        </table:content-validation>
        <table:content-validation table:name="val95" table:condition="of:cell-content-is-in-list(tavolsagi_fegyverek_nev)" table:allow-empty-cell="true" table:display-list="sort-ascending" table:base-cell-address="Harcértékek.A25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96" table:base-cell-address="Harcértékek.A19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97" table:condition="of:cell-content-is-in-list(kezifegyverek_nev)" table:allow-empty-cell="true" table:display-list="sort-ascending" table:base-cell-address="Harcértékek.A31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98" table:base-cell-address="Harcértékek.A29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99" table:base-cell-address="Harcértékek.D20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100" table:base-cell-address="Harcértékek.A35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01" table:base-cell-address="Harcértékek.A57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02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03" table:base-cell-address="Harcértékek.B4">
          <table:help-message table:title="Ne módosítsd!" table:display="true">
            <text:p>KÉ-re nem osztható HM.</text:p>
          </table:help-message>
          <table:error-message table:message-type="stop" table:display="true"/>
        </table:content-validation>
        <table:content-validation table:name="val104" table:condition="of:cell-content-is-whole-number() and cell-content()&gt;=0" table:allow-empty-cell="true" table:base-cell-address="Harcértékek.B5">
          <table:help-message table:title="HM Támadó Értékre" table:display="true">
            <text:p>Ide írd, hogy mennyi HM-et teszel</text:p>
            <text:p>Támadó Értékedre.</text:p>
            <text:p>1HM = 2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5" table:condition="of:cell-content-is-whole-number() and cell-content()&gt;=0" table:allow-empty-cell="true" table:base-cell-address="Harcértékek.B6">
          <table:help-message table:title="HM Védő Értékre" table:display="true">
            <text:p>Ide írd, hogy mennyi HM-et teszel</text:p>
            <text:p>Támadó Értékedre.</text:p>
            <text:p>1HM = 2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6" table:base-cell-address="Harcértékek.B8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2KP</text:p>
            <text:p>Max 4 CM/szint vehető fel</text:p>
          </table:help-message>
        </table:content-validation>
        <table:content-validation table:name="val107" table:base-cell-address="Speciális.D15">
          <table:help-message table:title="Ne módosítsd!" table:display="true">
            <text:p>A program számolja.</text:p>
          </table:help-message>
        </table:content-validation>
        <table:content-validation table:name="val108" table:base-cell-address="Speciális.B12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09" table:base-cell-address="Harcértékek.A35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10" table:condition="of:cell-content-is-in-list(pajzsok_nev)" table:allow-empty-cell="true" table:display-list="unsorted" table:base-cell-address="Harcértékek.B51">
          <table:help-message table:title="Pajzs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  <text:p/>
            <text:p>(Pajzshasználat: lásd a Fortélyok szekciót az előző oldalon).</text:p>
          </table:help-message>
        </table:content-validation>
        <table:content-validation table:name="val111" table:base-cell-address="Harcértékek.B54">
          <table:help-message table:title="Ne módosítsd!" table:display="true">
            <text:p>A program számolja.</text:p>
            <text:p>(Költött HM / 10) <text:s/>↑</text:p>
          </table:help-message>
          <table:error-message table:message-type="stop" table:display="true"/>
        </table:content-validation>
        <table:content-validation table:name="val112" table:condition="of:cell-content-is-decimal-number() and cell-content-is-between(0,3)" table:allow-empty-cell="true" table:base-cell-address="Harcértékek.B56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13" table:condition="of:cell-content-is-in-list(valasztott_fegyverek_nev)" table:allow-empty-cell="true" table:display-list="sort-ascending" table:base-cell-address="Harcértékek.B57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4" table:condition="of:cell-content-is-in-list(valasztott_fegyverek_nev)" table:allow-empty-cell="true" table:display-list="sort-ascending" table:base-cell-address="Harcértékek.B58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5" table:condition="of:cell-content-is-decimal-number() and cell-content-is-between(0,1)" table:allow-empty-cell="false" table:base-cell-address="Harcértékek.B60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16" table:condition="of:cell-content-is-in-list(pancel_strukturak_nev)" table:allow-empty-cell="true" table:display-list="unsorted" table:base-cell-address="Harcértékek.B64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17" table:condition="of:cell-content-is-in-list(&quot;-4&quot;;&quot;-3&quot;;&quot;-2&quot;;&quot;-1&quot;;&quot;0&quot;;&quot;1&quot;;&quot;2&quot;;&quot;3&quot;;&quot;4&quot;)" table:allow-empty-cell="true" table:display-list="unsorted" table:base-cell-address="Harcértékek.B65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18" table:condition="of:cell-content-is-in-list(femalapanyag_nev)" table:allow-empty-cell="true" table:display-list="unsorted" table:base-cell-address="Harcértékek.B66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19" table:condition="of:cell-content-is-in-list(&quot;&quot;;&quot;0.5&quot;;&quot;1&quot;;&quot;2&quot;;&quot;3&quot;;&quot;4&quot;;&quot;5&quot;)" table:allow-empty-cell="true" table:display-list="unsorted" table:base-cell-address="Harcértékek.B67">
          <table:help-message table:title="Kidolgozottság" table:display="true">
            <text:p>MGT-be számít.</text:p>
            <text:p>0.5 - 5 érték, ami a vért struktúrától és a munka minőségétől függ.</text:p>
            <text:p/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0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21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122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23" table:condition="of:cell-content-is-whole-number() and cell-content-is-between(0,3)" table:allow-empty-cell="true" table:base-cell-address="Harcértékek.C31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24" table:condition="of:cell-content-is-in-list(&quot;0&quot;;&quot;1&quot;;&quot;2&quot;;&quot;3&quot;)" table:allow-empty-cell="true" table:display-list="unsorted" table:base-cell-address="Harcértékek.C36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5" table:condition="of:cell-content-is-in-list(&quot;0&quot;;&quot;1&quot;;&quot;2&quot;;&quot;3&quot;)" table:allow-empty-cell="true" table:display-list="unsorted" table:base-cell-address="Harcértékek.C37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6" table:condition="of:cell-content-is-in-list(&quot;0&quot;;&quot;1&quot;;&quot;2&quot;;&quot;3&quot;)" table:allow-empty-cell="true" table:display-list="unsorted" table:base-cell-address="Harcértékek.C26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7" table:base-cell-address="Harcértékek.C35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28" table:base-cell-address="Harcértékek.C41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129" table:base-cell-address="Harcértékek.C31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30" table:condition="of:cell-content-is-in-list(#NAME?)" table:allow-empty-cell="true" table:display-list="sort-ascending" table:base-cell-address="Harcértékek.B57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31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32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</text:p>
            <text:p>(A Gyors kezdeményezést is)</text:p>
          </table:help-message>
        </table:content-validation>
        <table:content-validation table:name="val133" table:base-cell-address="Speciális.D4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4" table:base-cell-address="Speciális.D2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5" table:base-cell-address="Speciális.D4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36" table:base-cell-address="Harcértékek.F35">
          <table:help-message table:title="Végleges harcértékek." table:display="true">
            <text:p>Ne módosítsd! A program számolja.</text:p>
          </table:help-message>
        </table:content-validation>
        <table:content-validation table:name="val137" table:base-cell-address="Harcértékek.G35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38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39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0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1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2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3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44" table:base-cell-address="Harcértékek.E49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45" table:base-cell-address="Speciális.E13">
          <table:help-message table:title="TÉ levonás" table:display="true">
            <text:p>Ez nem a pajzs TÉ-je (az nincs), hanem, hogy a harcértékekre</text:p>
            <text:p>mekkora TÉ büntetés vonatkozik a pajzs használata mellett.</text:p>
          </table:help-message>
        </table:content-validation>
        <table:content-validation table:name="val146" table:base-cell-address="Harcértékek.E54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  <text:p/>
            <text:p>A költések az itt jobbra levő</text:p>
            <text:p>cellában vezethetőek.</text:p>
          </table:help-message>
          <table:error-message table:message-type="stop" table:display="true"/>
        </table:content-validation>
        <table:content-validation table:name="val147" table:condition="of:cell-content-is-in-list(&quot;0 %&quot;;&quot;10 %&quot;;&quot;20 %&quot;;&quot;30 %&quot;;&quot;40 %&quot;;&quot;50 %&quot;;&quot;60 %&quot;;&quot;70 %&quot;;&quot;80 %&quot;;&quot;90 %&quot;;&quot;100 %&quot;)" table:allow-empty-cell="true" table:display-list="unsorted" table:base-cell-address="Harcértékek.E67">
          <table:error-message table:message-type="stop" table:title="Csak 10-el osztható szám lehet %-ban." table:display="true"/>
        </table:content-validation>
        <table:content-validation table:name="val148" table:base-cell-address="Harcértékek.E63">
          <table:help-message table:title="Teljes MGT érték" table:display="true">
            <text:p>Egyelőre neked kell kiszámolnod.</text:p>
            <text:p/>
            <text:p>Alap mellvért MGT <text:s/>+ (csatolt tagok száma <text:s/>x Kidolgozottság)</text:p>
            <text:p/>
            <text:p>A csatolt tagok számába beleszámít a mellvért tag is.</text:p>
          </table:help-message>
          <table:error-message table:message-type="stop" table:display="true"/>
        </table:content-validation>
        <table:content-validation table:name="val149" table:base-cell-address="Harcértékek.E64">
          <table:help-message table:title="Ne módosítsd!" table:display="true">
            <text:p>MGT csökkentés Vértviselet fortély bónuszaként.</text:p>
            <text:p>Lejön az "MGT full" értékből.</text:p>
          </table:help-message>
          <table:error-message table:message-type="stop" table:display="true"/>
        </table:content-validation>
        <table:content-validation table:name="val150" table:base-cell-address="Harcértékek.E65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51" table:base-cell-address="Harcértékek.E62">
          <table:help-message table:title="Ne módosítsd!" table:display="true">
            <text:p>Aktuális, effektív MGT értéked.</text:p>
            <text:p>Minden bónusz beszámítása után.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52" table:base-cell-address="Misztikus.L8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153" table:base-cell-address="Harcértékek.F45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54" table:base-cell-address="Harcértékek.G13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55" table:base-cell-address="Harcértékek.G14">
          <table:help-message table:title="Harckeret" table:display="true">
            <text:p>Harckeret =</text:p>
            <text:p><text:s text:c="2"/>akt.harcmodor</text:p>
            <text:p><text:s text:c="2"/>-3</text:p>
            <text:p><text:s text:c="2"/>+Gyorsaság</text:p>
            <text:p><text:s text:c="2"/>+ 2 / "Harckeret növelés" fortély fok </text:p>
            <text:p/>
            <text:p>Ne módosítsd! A program számolja.</text:p>
          </table:help-message>
        </table:content-validation>
        <table:content-validation table:name="val156" table:base-cell-address="Harcértékek.G36">
          <table:help-message table:title="Távolsági fegyver Sebzés" table:display="true">
            <text:p>Mindig Szúró jellegű.</text:p>
            <text:p/>
            <text:p>Az Erőbónusz beszámítás fegyverenként változik.</text:p>
            <text:p>- Hajítófegyvereknél 1:1 beszámít.</text:p>
            <text:p>- Lövész fegyvereknél NEM számít be.</text:p>
            <text:p>- Íjász fegyvereként fegyverenként egyedi - lásd</text:p>
            <text:p>a Komment mezőt.</text:p>
            <text:p/>
            <text:p>Az Erőbónusz a fentiek alapján NEKED kell</text:p>
            <text:p>hozzáadnod, nem automatikus.</text:p>
          </table:help-message>
        </table:content-validation>
        <table:content-validation table:name="val157" table:base-cell-address="Harcértékek.G20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58" table:base-cell-address="Harcértékek.G21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59" table:base-cell-address="Harcértékek.G32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60" table:base-cell-address="Harcértékek.G28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61" table:base-cell-address="Harcértékek.G31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62" table:base-cell-address="Harcértékek.H35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63" table:base-cell-address="Harcértékek.G64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64" table:base-cell-address="Harcértékek.G35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65" table:base-cell-address="Harcértékek.G77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</table:help-message>
        </table:content-validation>
        <table:content-validation table:name="val166" table:base-cell-address="Harcértékek.H77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67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68" table:base-cell-address="Harcértékek.I4">
          <table:help-message table:title="Maximum felvehető HM (ne módosítsd)" table:display="true">
            <text:p>Ennyit HM pontot költhetsz összesen</text:p>
            <text:p>a TÉ és VÉ növelésére.</text:p>
            <text:p/>
            <text:p>1 HM = 2KP</text:p>
            <text:p/>
            <text:p>Max HM =</text:p>
            <text:p><text:s/>3x</text:p>
            <text:p><text:s/>( SUM(Harci fortély fokok)</text:p>
            <text:p><text:s text:c="3"/>+</text:p>
            <text:p><text:s text:c="3"/>SUM(4 Harcmodor szintjei)</text:p>
            <text:p><text:s/>)</text:p>
          </table:help-message>
        </table:content-validation>
        <table:content-validation table:name="val169" table:base-cell-address="Harcértékek.I8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2KP</text:p>
          </table:help-message>
        </table:content-validation>
        <table:content-validation table:name="val170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71" table:base-cell-address="Harcértékek.I57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72" table:base-cell-address="Harcértékek.I67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73" table:base-cell-address="Harcértékek.I66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74" table:base-cell-address="Harcértékek.I77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75" table:condition="of:cell-content-is-in-list(tavharc_tavolsag)" table:allow-empty-cell="false" table:display-list="unsorted" table:base-cell-address="Harcértékek.K8">
          <table:error-message table:message-type="stop" table:display="true"/>
        </table:content-validation>
        <table:content-validation table:name="val176" table:condition="of:cell-content-is-in-list(&quot;0&quot;;&quot;-1&quot;;&quot;1&quot;;&quot;-2&quot;;&quot;2&quot;;&quot;-3&quot;;&quot;3&quot;;&quot;-4&quot;;&quot;4&quot;)" table:allow-empty-cell="true" table:display-list="unsorted" table:base-cell-address="Harcértékek.K19">
          <table:error-message table:message-type="stop" table:display="true"/>
        </table:content-validation>
        <table:content-validation table:name="val177" table:condition="of:cell-content-is-in-list(valasztott_tavfegyverek_nev)" table:allow-empty-cell="true" table:display-list="unsorted" table:base-cell-address="Harcértékek.L4">
          <table:help-message table:title="Válassz távolsági fegyvert!" table:display="true">
            <text:p>A "Távolsági fegyver" listában</text:p>
            <text:p>levő saját fegyvereidből választhatsz.</text:p>
          </table:help-message>
          <table:error-message table:message-type="stop" table:display="true"/>
        </table:content-validation>
        <table:content-validation table:name="val178" table:condition="of:cell-content-is-in-list(tavharc_szorzo_mozgas_nev)" table:allow-empty-cell="true" table:display-list="unsorted" table:base-cell-address="Harcértékek.K8">
          <table:error-message table:message-type="stop" table:display="true"/>
        </table:content-validation>
        <table:content-validation table:name="val179" table:condition="of:cell-content-is-in-list(tavharc_szorzo_lovesz_mozgas_nev)" table:allow-empty-cell="true" table:display-list="unsorted" table:base-cell-address="Harcértékek.K10">
          <table:error-message table:message-type="stop" table:display="true"/>
        </table:content-validation>
        <table:content-validation table:name="val180" table:condition="of:cell-content-is-in-list(tavharc_szorzo_meret_nev)" table:allow-empty-cell="true" table:display-list="unsorted" table:base-cell-address="Harcértékek.K12">
          <table:error-message table:message-type="stop" table:display="true"/>
        </table:content-validation>
        <table:content-validation table:name="val181" table:condition="of:cell-content-is-in-list(tavharc_szorzo_eszlelhetoseg_nev)" table:allow-empty-cell="true" table:display-list="unsorted" table:base-cell-address="Harcértékek.K14">
          <table:error-message table:message-type="stop" table:display="true"/>
        </table:content-validation>
        <table:content-validation table:name="val182" table:condition="of:cell-content-is-in-list(tavharc_szorzo_szel_nev)" table:allow-empty-cell="true" table:display-list="unsorted" table:base-cell-address="Harcértékek.K16">
          <table:error-message table:message-type="stop" table:display="true"/>
        </table:content-validation>
        <table:content-validation table:name="val183" table:base-cell-address="Harcértékek.L53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84" table:condition="of:cell-content-is-in-list(tradiciok)" table:allow-empty-cell="true" table:display-list="unsorted" table:base-cell-address="Misztikus.A10">
          <table:help-message table:title="Tradíciók" table:display="true">
            <text:p>Válassz egy Tradíciót az</text:p>
            <text:p>alábbi listából</text:p>
            <text:p/>
            <text:p>Három kategória alá soroljuk</text:p>
            <text:p>a Tradíciókat:</text:p>
            <text:p>- Mágia</text:p>
            <text:p>- Szakrális</text:p>
            <text:p>- Szellemi</text:p>
          </table:help-message>
          <table:error-message table:message-type="stop" table:display="true"/>
        </table:content-validation>
        <table:content-validation table:name="val185" table:condition="of:cell-content-is-in-list(tradiciok)" table:allow-empty-cell="true" table:display-list="unsorted" table:base-cell-address="Misztikus.A10">
          <table:error-message table:message-type="stop" table:display="true"/>
        </table:content-validation>
        <table:content-validation table:name="val186" table:condition="of:cell-content-is-in-list(magia_arkanumok)" table:allow-empty-cell="true" table:display-list="unsorted" table:base-cell-address="Misztikus.A15">
          <table:error-message table:message-type="stop" table:display="true"/>
        </table:content-validation>
        <table:content-validation table:name="val187" table:condition="of:cell-content-is-in-list(fortelyok_varazslasi_modszerek)" table:allow-empty-cell="true" table:display-list="unsorted" table:base-cell-address="Misztikus.A30">
          <table:error-message table:message-type="stop" table:display="true"/>
        </table:content-validation>
        <table:content-validation table:name="val188" table:condition="of:cell-content-is-in-list(fortelyok_misztikus)" table:allow-empty-cell="true" table:display-list="unsorted" table:base-cell-address="Misztikus.A39">
          <table:error-message table:message-type="stop" table:display="true"/>
        </table:content-validation>
        <table:content-validation table:name="val189" table:condition="of:cell-content-is-in-list(#NAME?)" table:allow-empty-cell="true" table:display-list="unsorted" table:base-cell-address="Misztikus.A10">
          <table:error-message table:message-type="stop" table:display="true"/>
        </table:content-validation>
        <table:content-validation table:name="val190" table:base-cell-address="Misztikus.D30">
          <table:help-message table:title="Ne módosítsd!" table:display="true">
            <text:p>A program számolja.</text:p>
          </table:help-message>
          <table:error-message table:message-type="stop" table:display="true"/>
        </table:content-validation>
        <table:content-validation table:name="val191" table:base-cell-address="Misztikus.H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display="true"/>
        </table:content-validation>
        <table:content-validation table:name="val192" table:base-cell-address="Misztikus.L12">
          <table:help-message table:title="Pszí kiterjesztés fortély" table:display="true">
            <text:p>1.fok</text:p>
            <text:p><text:s/>- Aktív: magára, vagy egy célszemélyre képes hatni, akit lát. </text:p>
            <text:p><text:s/>- Max hatótáv: 20m, +5 m / Pszí alkalmazás szint</text:p>
            <text:p><text:s/>- Követelmény: Intelligencia: 0, Önuralom: +1, Összpontosítás: 3. szint, Pszí használat 3.szinten</text:p>
            <text:p/>
            <text:p>2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 m / Pszí alkalmazás szint</text:p>
            <text:p><text:s/>- Követelmény: Intelligencia: +1, Önuralom: +2, Összpontosítás: 6.szint, Pszí használat 6.szinten</text:p>
            <text:p/>
            <text:p>3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 m / Pszí alkalmazás szint</text:p>
            <text:p><text:s/>- Követelmény: Intelligencia: +2, Önuralom: +3, Összpontosítás: 9.szint, Pszí használat 12.szinten</text:p>
          </table:help-message>
          <table:error-message table:message-type="stop" table:display="true"/>
        </table:content-validation>
        <table:content-validation table:name="val193" table:base-cell-address="Misztikus.H12">
          <table:help-message table:title="Ne módosítsd!" table:display="true">
            <text:p>Fix érték.</text:p>
          </table:help-message>
          <table:error-message table:message-type="stop" table:display="true"/>
        </table:content-validation>
        <table:content-validation table:name="val194" table:condition="of:cell-content-is-whole-number() and cell-content-is-between(0,15)" table:allow-empty-cell="true" table:base-cell-address="Misztikus.K2">
          <table:help-message table:title="Aurafejlesztés" table:display="true">
            <text:p>Ebből a képzettségből származtatjuk</text:p>
            <text:p>az Aura értékét, amely az alábbiakat</text:p>
            <text:p>szolgáltatja:</text:p>
            <text:p/>
            <text:p>1. Mágikus akarat amely varázsláskor</text:p>
            <text:p><text:s text:c="3"/>szegült szembe a védekező védelmével</text:p>
            <text:p/>
            <text:p>2. Mágiaellenállás</text:p>
            <text:p><text:s/>- AME: Asztrális</text:p>
            <text:p><text:s/>- MME: Mentális</text:p>
            <text:p><text:s/>- FME: Fizikai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195" table:condition="of:cell-content-is-whole-number() and cell-content-is-between(0,15)" table:allow-empty-cell="true" table:base-cell-address="Misztikus.L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196" table:base-cell-address="Misztikus.O3">
          <table:help-message table:title="Aura meghatározása" table:display="true">
            <text:p>Aurafejlesztés szint</text:p>
            <text:p>+ Önuralom</text:p>
            <text:p>+k10</text:p>
          </table:help-message>
          <table:error-message table:message-type="stop" table:display="true"/>
        </table:content-validation>
        <table:content-validation table:name="val197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198" table:base-cell-address="Misztikus.P5">
          <table:help-message table:title="Ne módosítsd!" table:display="true">
            <text:p>Ezt a táblázatot használd az</text:p>
            <text:p>Aura számításához próbadobással.</text:p>
            <text:p/>
            <text:p>- Varázsló támadáshoz (Mágia Ereje)</text:p>
            <text:p>- Védekező Mágiaellenállásként</text:p>
          </table:help-message>
          <table:error-message table:message-type="stop" table:display="true"/>
        </table:content-validation>
        <table:content-validation table:name="val199" table:base-cell-address="Képzettséglista.E23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200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201" table:base-cell-address="Data.K15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  <table:content-validation table:name="val202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203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Alapértékek" table:style-name="ta1" table:print="false">
        <office:forms form:automatic-focus="false" form:apply-design-mode="false"/>
        <table:table-column table:style-name="co1" table:default-cell-style-name="ce303"/>
        <table:table-column table:style-name="co2" table:default-cell-style-name="ce303"/>
        <table:table-column table:style-name="co3" table:default-cell-style-name="ce303"/>
        <table:table-column table:style-name="co4" table:default-cell-style-name="ce303"/>
        <table:table-column table:style-name="co5" table:default-cell-style-name="ce303"/>
        <table:table-column table:style-name="co6" table:default-cell-style-name="ce303"/>
        <table:table-column table:style-name="co7" table:default-cell-style-name="ce303"/>
        <table:table-column table:style-name="co8" table:number-columns-repeated="2" table:default-cell-style-name="ce303"/>
        <table:table-column table:style-name="co9" table:default-cell-style-name="ce303"/>
        <table:table-column table:style-name="co10" table:default-cell-style-name="ce303"/>
        <table:table-column table:style-name="co11" table:default-cell-style-name="ce303"/>
        <table:table-column table:style-name="co12" table:default-cell-style-name="ce303"/>
        <table:table-column table:style-name="co13" table:default-cell-style-name="ce303"/>
        <table:table-column table:style-name="co14" table:default-cell-style-name="ce303"/>
        <table:table-column table:style-name="co14" table:default-cell-style-name="Default"/>
        <table:table-row table:style-name="ro1">
          <table:table-cell table:style-name="ce4" office:value-type="string" calcext:value-type="string" table:number-columns-spanned="11" table:number-rows-spanned="1">
            <text:p><text:s/>Karakter neve, faja, vallása: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595" table:number-columns-repeated="2"/>
          <table:table-cell table:style-name="ce5"/>
          <table:table-cell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/>
          <table:table-cell table:style-name="Default"/>
          <table:table-cell table:style-name="ce5" table:number-columns-repeated="2"/>
          <table:table-cell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 table:number-columns-repeated="4"/>
          <table:table-cell/>
        </table:table-row>
        <table:table-row table:style-name="ro1">
          <table:table-cell table:style-name="ce10" office:value-type="string" calcext:value-type="string" table:number-columns-spanned="11" table:number-rows-spanned="1">
            <text:p> Külső:<text:span text:style-name="T1"> 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5" table:number-columns-repeated="4"/>
          <table:table-cell/>
        </table:table-row>
        <table:table-row table:style-name="ro2">
          <table:table-cell table:style-name="ce6" table:number-columns-spanned="11" table:number-rows-spanned="1"/>
          <table:covered-table-cell/>
          <table:covered-table-cell table:number-columns-repeated="9" table:style-name="ce6"/>
          <table:table-cell table:style-name="ce5" table:number-columns-repeated="4"/>
          <table:table-cell/>
        </table:table-row>
        <table:table-row table:style-name="ro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6"/>
          <table:covered-table-cell table:number-columns-repeated="4" table:style-name="ce106"/>
          <table:covered-table-cell table:style-name="ce240"/>
          <table:table-cell table:style-name="ce584"/>
          <table:table-cell table:style-name="ce5" table:number-columns-repeated="3"/>
          <table:table-cell/>
        </table:table-row>
        <table:table-row table:style-name="ro4">
          <table:table-cell table:style-name="ce24" table:number-columns-spanned="11" table:number-rows-spanned="1"/>
          <table:covered-table-cell/>
          <table:covered-table-cell table:number-columns-repeated="8" table:style-name="ce6"/>
          <table:covered-table-cell table:style-name="ce241"/>
          <table:table-cell table:style-name="ce584"/>
          <table:table-cell table:style-name="ce5" table:number-columns-repeated="3"/>
          <table:table-cell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79"/>
          <table:table-cell table:style-name="ce96" office:value-type="float" office:value="5" calcext:value-type="float" table:number-columns-spanned="2" table:number-rows-spanned="1">
            <text:p>5</text:p>
          </table:table-cell>
          <table:covered-table-cell table:style-name="ce6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79"/>
          <table:table-cell table:style-name="ce225" table:content-validation-name="val26" table:formula="of:=IF(([.$D$8]+[$Data.$C$10])&gt;[Data.I20];15;[.$D$8]+[$Data.$C$10])" office:value-type="float" office:value="8" calcext:value-type="float" table:number-columns-spanned="2" table:number-rows-spanned="1">
            <text:p>8</text:p>
          </table:table-cell>
          <table:covered-table-cell table:style-name="ce241"/>
          <table:table-cell table:style-name="ce584"/>
          <table:table-cell table:style-name="ce5" table:number-columns-repeated="3"/>
          <table:table-cell/>
        </table:table-row>
        <table:table-row table:style-name="ro1">
          <table:table-cell table:style-name="ce13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6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79"/>
          <table:table-cell table:style-name="ce225" table:content-validation-name="val26" table:formula="of:=IF(([.$D$8]+[$Data.$C$9])&gt;[Data.I20];15;[.$D$8]+[$Data.$C$9])" office:value-type="float" office:value="5" calcext:value-type="float" table:number-columns-spanned="2" table:number-rows-spanned="1">
            <text:p>5</text:p>
          </table:table-cell>
          <table:covered-table-cell table:style-name="ce241"/>
          <table:table-cell table:style-name="ce584"/>
          <table:table-cell table:style-name="ce5" table:number-columns-repeated="3"/>
          <table:table-cell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29" table:content-validation-name="val26" table:formula="of:=[.$E$11]-([.K16]+[.E30]+[.E45]+[.K30]+[.K54]+[$Harcértékek.E10]+[$Misztikus.E4]+[$Misztikus.E3]+[$Speciális.J21])" office:value-type="float" office:value="350" calcext:value-type="float">
            <text:p>35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84"/>
          <table:table-cell table:style-name="ce5" table:number-columns-repeated="3"/>
          <table:table-cell/>
        </table:table-row>
        <table:table-row table:style-name="ro2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352"/>
          <table:table-cell table:style-name="ce161" table:content-validation-name="val27" table:formula="of:=([.$D$8]*(   ([.C22]+[$Data.$C6])  +   ([.$C23]+[Data.$C7]) )  )" office:value-type="float" office:value="350" calcext:value-type="float">
            <text:p>350</text:p>
          </table:table-cell>
          <table:table-cell table:style-name="ce5"/>
          <table:table-cell table:style-name="ce218" office:value-type="string" calcext:value-type="string" table:number-columns-spanned="3" table:number-rows-spanned="1">
            <text:p>Fortélyokra költött KP</text:p>
          </table:table-cell>
          <table:covered-table-cell table:number-columns-repeated="2" table:style-name="ce265"/>
          <table:table-cell table:style-name="ce289" table:formula="of:=[.K30]+[.K54]+[$Misztikus.E3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584"/>
          <table:table-cell table:style-name="ce5" table:number-columns-repeated="3"/>
          <table:table-cell/>
        </table:table-row>
        <table:table-row table:style-name="ro2">
          <table:table-cell table:style-name="ce15" table:number-columns-spanned="5" table:number-rows-spanned="1"/>
          <table:covered-table-cell/>
          <table:covered-table-cell table:number-columns-repeated="3" table:style-name="ce6"/>
          <table:table-cell table:style-name="ce5"/>
          <table:table-cell table:style-name="ce218" office:value-type="string" calcext:value-type="string" table:number-columns-spanned="3" table:number-rows-spanned="1">
            <text:p>Képzettségekre költött KP</text:p>
          </table:table-cell>
          <table:covered-table-cell table:number-columns-repeated="2" table:style-name="ce265"/>
          <table:table-cell table:style-name="ce289" table:formula="of:=[.K16]+[.E30]+[.E45]+[$Misztikus.E4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584"/>
          <table:table-cell table:style-name="Default"/>
          <table:table-cell table:style-name="ce5" table:number-columns-repeated="2"/>
          <table:table-cell/>
        </table:table-row>
        <table:table-row table:style-name="ro2">
          <table:table-cell table:style-name="ce18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18"/>
          <table:table-cell table:style-name="ce191" table:content-validation-name="val28" table:formula="of:=[.K16]+[.E30]+[.K30]+[$Harcértékek.E10]+[$Misztikus.E4]+[$Misztikus.E3]" office:value-type="float" office:value="0" calcext:value-type="float">
            <text:p>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84" table:number-columns-repeated="2"/>
          <table:table-cell table:style-name="ce5" table:number-columns-repeated="2"/>
          <table:table-cell/>
        </table:table-row>
        <table:table-row table:style-name="ro2">
          <table:table-cell table:style-name="ce18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18" table:content-validation-name="val11"/>
          <table:table-cell table:style-name="ce165" table:content-validation-name="val29" table:formula="of:=[.$D$8]* ([.$C22]+[$Data.$C6])" office:value-type="float" office:value="250" calcext:value-type="float">
            <text:p>250</text:p>
          </table:table-cell>
          <table:table-cell table:style-name="ce5"/>
          <table:table-cell table:style-name="ce227" office:value-type="string" calcext:value-type="string" table:number-columns-spanned="3" table:number-rows-spanned="1">
            <text:p>Aurafejlesztés képzettség</text:p>
          </table:table-cell>
          <table:covered-table-cell table:number-columns-repeated="2" table:style-name="ce271" table:content-validation-name="val7"/>
          <table:table-cell table:style-name="ce304" table:content-validation-name="val54" table:formula="of:=[$Misztikus.K2]" office:value-type="float" office:value="0" calcext:value-type="float" table:number-columns-spanned="2" table:number-rows-spanned="1">
            <text:p>0</text:p>
          </table:table-cell>
          <table:covered-table-cell table:style-name="ce337"/>
          <table:table-cell table:style-name="ce584"/>
          <table:table-cell table:style-name="Default"/>
          <table:table-cell table:style-name="ce5" table:number-columns-repeated="2"/>
          <table:table-cell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6"/>
          <table:table-cell table:style-name="ce5"/>
          <table:table-cell table:style-name="ce224" table:number-columns-spanned="5" table:number-rows-spanned="1"/>
          <table:covered-table-cell table:number-columns-repeated="4" table:style-name="ce6"/>
          <table:table-cell table:style-name="ce584" table:number-columns-repeated="2"/>
          <table:table-cell table:style-name="ce5" table:number-columns-repeated="2"/>
          <table:table-cell/>
        </table:table-row>
        <table:table-row table:style-name="ro1">
          <table:table-cell table:style-name="ce19" office:value-type="string" calcext:value-type="string" table:number-columns-spanned="5" table:number-rows-spanned="1">
            <text:p>Tulajdonságok</text:p>
          </table:table-cell>
          <table:covered-table-cell table:style-name="ce53"/>
          <table:covered-table-cell table:number-columns-repeated="2" table:style-name="ce229"/>
          <table:covered-table-cell table:style-name="ce151"/>
          <table:table-cell table:style-name="ce5"/>
          <table:table-cell table:style-name="ce176" office:value-type="string" calcext:value-type="string" table:number-columns-spanned="4" table:number-rows-spanned="1">
            <text:p><text:span text:style-name="T2">Harcmodor képzettségek </text:span><text:span text:style-name="T5">🅿️</text:span></text:p>
          </table:table-cell>
          <table:covered-table-cell table:style-name="ce198"/>
          <table:covered-table-cell table:style-name="ce232"/>
          <table:covered-table-cell table:style-name="ce274"/>
          <table:table-cell table:style-name="ce306" table:content-validation-name="val31" table:formula="of:=SUM([.K18:.K28])" office:value-type="float" office:value="0" calcext:value-type="float">
            <text:p>0</text:p>
          </table:table-cell>
          <table:table-cell table:style-name="ce584" table:number-columns-repeated="2"/>
          <table:table-cell table:style-name="ce5" table:number-columns-repeated="2"/>
          <table:table-cell/>
        </table:table-row>
        <table:table-row table:style-name="ro2">
          <table:table-cell table:style-name="ce21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93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5" office:value-type="string" calcext:value-type="string">
            <text:p>Pont</text:p>
          </table:table-cell>
          <table:table-cell table:style-name="ce5"/>
          <table:table-cell table:style-name="ce177" office:value-type="string" calcext:value-type="string" table:number-columns-spanned="3" table:number-rows-spanned="1">
            <text:p>Név</text:p>
          </table:table-cell>
          <table:covered-table-cell table:style-name="ce205"/>
          <table:covered-table-cell table:style-name="Default"/>
          <table:table-cell table:style-name="ce205" office:value-type="string" calcext:value-type="string">
            <text:p>Szint</text:p>
          </table:table-cell>
          <table:table-cell table:style-name="ce307" office:value-type="string" calcext:value-type="string">
            <text:p>KP</text:p>
          </table:table-cell>
          <table:table-cell table:style-name="ce584" table:number-columns-repeated="2"/>
          <table:table-cell table:style-name="ce267"/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rő</text:p>
          </table:table-cell>
          <table:covered-table-cell/>
          <table:table-cell table:style-name="ce85" table:content-validation-name="val12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18];tulajdonsagok;2)" office:value-type="float" office:value="5" calcext:value-type="float">
            <text:p>5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Közelharc</text:p>
          </table:table-cell>
          <table:covered-table-cell table:style-name="ce206" table:content-validation-name="val42"/>
          <table:covered-table-cell table:style-name="Default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18]&gt;0;VLOOKUP([.$J18];kepzettseg_kp_tablazat;MATCH(&quot;KP&quot;;kepzettseg_kp_fejlec;0);0);0)" office:value-type="float" office:value="0" calcext:value-type="float">
            <text:p>0</text:p>
          </table:table-cell>
          <table:table-cell table:style-name="ce584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dzettség</text:p>
          </table:table-cell>
          <table:covered-table-cell/>
          <table:table-cell table:style-name="ce85" table:content-validation-name="val13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19];tulajdonsagok;2)" office:value-type="float" office:value="5" calcext:value-type="float">
            <text:p>5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Kardvívás</text:p>
          </table:table-cell>
          <table:covered-table-cell table:style-name="ce206" table:content-validation-name="val42"/>
          <table:covered-table-cell table:style-name="Default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19]&gt;0;VLOOKUP([.$J19];kepzettseg_kp_tablazat;MATCH(&quot;KP&quot;;kepzettseg_kp_fejlec;0);0);0)" office:value-type="float" office:value="0" calcext:value-type="float">
            <text:p>0</text:p>
          </table:table-cell>
          <table:table-cell table:style-name="ce584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Ügyesség</text:p>
          </table:table-cell>
          <table:covered-table-cell/>
          <table:table-cell table:style-name="ce85" table:content-validation-name="val14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0];tulajdonsagok;2)" office:value-type="float" office:value="5" calcext:value-type="float">
            <text:p>5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Zúzás</text:p>
          </table:table-cell>
          <table:covered-table-cell table:style-name="ce206" table:content-validation-name="val42"/>
          <table:covered-table-cell table:style-name="Default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0]&gt;0;VLOOKUP([.$J20];kepzettseg_kp_tablazat;MATCH(&quot;KP&quot;;kepzettseg_kp_fejlec;0);0);0)" office:value-type="float" office:value="0" calcext:value-type="float">
            <text:p>0</text:p>
          </table:table-cell>
          <table:table-cell table:style-name="ce584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Gyorsaság</text:p>
          </table:table-cell>
          <table:covered-table-cell/>
          <table:table-cell table:style-name="ce85" table:content-validation-name="val15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1];tulajdonsagok;2)" office:value-type="float" office:value="5" calcext:value-type="float">
            <text:p>5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Lándzsavívás</text:p>
          </table:table-cell>
          <table:covered-table-cell table:style-name="ce206" table:content-validation-name="val42"/>
          <table:covered-table-cell table:style-name="Default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1]&gt;0;VLOOKUP([.$J21];kepzettseg_kp_tablazat;MATCH(&quot;KP&quot;;kepzettseg_kp_fejle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85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2];tulajdonsagok;2)" office:value-type="float" office:value="5" calcext:value-type="float">
            <text:p>5</text:p>
          </table:table-cell>
          <table:table-cell table:style-name="ce5"/>
          <table:table-cell table:style-name="ce179" office:value-type="string" calcext:value-type="string" table:number-columns-spanned="3" table:number-rows-spanned="1">
            <text:p>Manőver Pont</text:p>
          </table:table-cell>
          <table:covered-table-cell table:number-columns-repeated="2" table:style-name="ce233"/>
          <table:table-cell table:style-name="ce275" table:content-validation-name="val55" table:formula="of:=ROUNDUP(SUM([.J18:.J21])/[.$D$8])" office:value-type="float" office:value="0" calcext:value-type="float" table:number-columns-spanned="2" table:number-rows-spanned="1">
            <text:p>0</text:p>
          </table:table-cell>
          <table:covered-table-cell table:style-name="ce309"/>
          <table:table-cell table:style-name="ce584" office:value-type="string" calcext:value-type="string">
            <text:p>HM</text:p>
          </table:table-cell>
          <table:table-cell table:style-name="ce266" table:formula="of:=[$Harcértékek.$E$10]" office:value-type="float" office:value="0" calcext:value-type="float">
            <text:p>0</text:p>
          </table:table-cell>
          <table:table-cell table:style-name="ce698" table:formula="of:=([.$M22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2">
          <table:table-cell table:style-name="ce23" office:value-type="string" calcext:value-type="string" table:number-columns-spanned="2" table:number-rows-spanned="1">
            <text:p>Emlékezet</text:p>
          </table:table-cell>
          <table:covered-table-cell/>
          <table:table-cell table:style-name="ce85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3];tulajdonsagok;2)" office:value-type="float" office:value="5" calcext:value-type="float">
            <text:p>5</text:p>
          </table:table-cell>
          <table:table-cell table:style-name="ce5"/>
          <table:table-cell table:style-name="ce180" table:number-columns-spanned="5" table:number-rows-spanned="1"/>
          <table:covered-table-cell table:number-columns-repeated="2" table:style-name="ce547"/>
          <table:covered-table-cell table:style-name="ce276" table:content-validation-name="val55"/>
          <table:covered-table-cell table:style-name="ce312"/>
          <table:table-cell table:style-name="ce584" office:value-type="string" calcext:value-type="string">
            <text:p>Harcmodor képzettségek</text:p>
          </table:table-cell>
          <table:table-cell table:style-name="ce584" table:formula="of:=[.K16]" office:value-type="float" office:value="0" calcext:value-type="float">
            <text:p>0</text:p>
          </table:table-cell>
          <table:table-cell table:style-name="ce698" table:formula="of:=([.$M23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Önuralom</text:p>
          </table:table-cell>
          <table:covered-table-cell/>
          <table:table-cell table:style-name="ce85" table:content-validation-name="val18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4];tulajdonsagok;2)" office:value-type="float" office:value="5" calcext:value-type="float">
            <text:p>5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Hajítás</text:p>
          </table:table-cell>
          <table:covered-table-cell table:style-name="ce206" table:content-validation-name="val7"/>
          <table:covered-table-cell table:style-name="Default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4]&gt;0;VLOOKUP([.$J24];kepzettseg_kp_tablazat;MATCH(&quot;KP&quot;;kepzettseg_kp_fejlec;0);0);0)" office:value-type="float" office:value="0" calcext:value-type="float">
            <text:p>0</text:p>
          </table:table-cell>
          <table:table-cell table:style-name="ce335" table:content-validation-name="val71" office:value-type="string" calcext:value-type="string">
            <text:p>Misztikus képzettségek</text:p>
          </table:table-cell>
          <table:table-cell table:style-name="ce584" table:formula="of:=[$Misztikus.E4]" office:value-type="float" office:value="0" calcext:value-type="float">
            <text:p>0</text:p>
          </table:table-cell>
          <table:table-cell table:style-name="ce698" table:formula="of:=([.$M24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85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5];tulajdonsagok;2)" office:value-type="float" office:value="5" calcext:value-type="float">
            <text:p>5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Íjászat</text:p>
          </table:table-cell>
          <table:covered-table-cell table:style-name="ce206" table:content-validation-name="val7"/>
          <table:covered-table-cell table:style-name="Default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5]&gt;0;VLOOKUP([.$J25];kepzettseg_kp_tablazat;MATCH(&quot;KP&quot;;kepzettseg_kp_fejlec;0);0);0)" office:value-type="float" office:value="0" calcext:value-type="float">
            <text:p>0</text:p>
          </table:table-cell>
          <table:table-cell table:style-name="ce584" table:content-validation-name="val71" office:value-type="string" calcext:value-type="string">
            <text:p>Primer világi képzettség</text:p>
          </table:table-cell>
          <table:table-cell table:style-name="ce584" table:formula="of:=[.E30]" office:value-type="float" office:value="0" calcext:value-type="float">
            <text:p>0</text:p>
          </table:table-cell>
          <table:table-cell table:style-name="ce698" table:formula="of:=([.$M25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5" table:number-columns-spanned="5" table:number-rows-spanned="1"/>
          <table:covered-table-cell/>
          <table:covered-table-cell table:style-name="ce90" table:content-validation-name="val20"/>
          <table:covered-table-cell table:style-name="ce6"/>
          <table:covered-table-cell table:style-name="ce140"/>
          <table:table-cell table:style-name="ce5"/>
          <table:table-cell table:style-name="ce178" office:value-type="string" calcext:value-type="string" table:number-columns-spanned="3" table:number-rows-spanned="1">
            <text:p>Lövészet</text:p>
          </table:table-cell>
          <table:covered-table-cell table:style-name="ce206" table:content-validation-name="val7"/>
          <table:covered-table-cell table:style-name="Default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6]&gt;0;VLOOKUP([.$J26];kepzettseg_kp_tablazat;MATCH(&quot;KP&quot;;kepzettseg_kp_fejlec;0);0);0)" office:value-type="float" office:value="0" calcext:value-type="float">
            <text:p>0</text:p>
          </table:table-cell>
          <table:table-cell table:style-name="ce584" office:value-type="string" calcext:value-type="string">
            <text:p>Harci Fortélyok</text:p>
          </table:table-cell>
          <table:table-cell table:style-name="ce584" table:formula="of:=[.K30]" office:value-type="float" office:value="0" calcext:value-type="float">
            <text:p>0</text:p>
          </table:table-cell>
          <table:table-cell table:style-name="ce698" table:formula="of:=([.$M26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8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1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79" table:content-validation-name="val22"/>
          <table:table-cell table:style-name="ce140"/>
          <table:table-cell table:style-name="ce5"/>
          <table:table-cell table:style-name="ce178" office:value-type="string" calcext:value-type="string" table:number-columns-spanned="3" table:number-rows-spanned="1">
            <text:p>Ostromlövészet</text:p>
          </table:table-cell>
          <table:covered-table-cell table:style-name="ce206" table:content-validation-name="val7"/>
          <table:covered-table-cell table:style-name="Default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7]&gt;0;VLOOKUP([.$J27];kepzettseg_kp_tablazat;MATCH(&quot;KP&quot;;kepzettseg_kp_fejlec;0);0);0)" office:value-type="float" office:value="0" calcext:value-type="float">
            <text:p>0</text:p>
          </table:table-cell>
          <table:table-cell table:style-name="ce584" office:value-type="string" calcext:value-type="string">
            <text:p>Misztikus fortélyok</text:p>
          </table:table-cell>
          <table:table-cell table:style-name="ce584" table:formula="of:=[$Misztikus.E3]" office:value-type="float" office:value="0" calcext:value-type="float">
            <text:p>0</text:p>
          </table:table-cell>
          <table:table-cell table:style-name="ce698" table:formula="of:=([.$M27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9" office:value-type="string" calcext:value-type="string" table:number-columns-spanned="2" table:number-rows-spanned="1">
            <text:p>Maradt pont</text:p>
          </table:table-cell>
          <table:covered-table-cell table:style-name="ce56"/>
          <table:table-cell table:style-name="ce92" table:content-validation-name="val22" table:formula="of:=[.C27]-SUM([.E18:.E25])" office:value-type="float" office:value="26" calcext:value-type="float" table:number-columns-spanned="2" table:number-rows-spanned="1">
            <text:p>26</text:p>
          </table:table-cell>
          <table:covered-table-cell table:style-name="ce119" table:content-validation-name="val22"/>
          <table:table-cell table:style-name="ce158"/>
          <table:table-cell table:style-name="ce5"/>
          <table:table-cell table:style-name="ce183" office:value-type="string" calcext:value-type="string" table:number-columns-spanned="3" table:number-rows-spanned="1">
            <text:p>Mágikus célzás</text:p>
          </table:table-cell>
          <table:covered-table-cell table:style-name="ce235" table:content-validation-name="val7"/>
          <table:covered-table-cell table:style-name="ce278"/>
          <table:table-cell table:style-name="ce277" table:content-validation-name="val24" office:value-type="float" office:value="0" calcext:value-type="float">
            <text:p>0</text:p>
          </table:table-cell>
          <table:table-cell table:style-name="ce313" table:content-validation-name="val26" table:formula="of:=IF([.$J28]&gt;0;VLOOKUP([.$J28];kepzettseg_kp_tablazat;MATCH(&quot;KP&quot;;kepzettseg_kp_fejlec;0);0);0)" office:value-type="float" office:value="0" calcext:value-type="float">
            <text:p>0</text:p>
          </table:table-cell>
          <table:table-cell table:style-name="ce263" table:number-columns-repeated="3"/>
          <table:table-cell table:style-name="ce5"/>
          <table:table-cell/>
        </table:table-row>
        <table:table-row table:style-name="ro2">
          <table:table-cell table:style-name="ce6" table:number-columns-spanned="5" table:number-rows-spanned="1"/>
          <table:covered-table-cell/>
          <table:covered-table-cell table:number-columns-repeated="3" table:style-name="ce6"/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65" office:value-type="string" calcext:value-type="string">
            <text:p>SUM</text:p>
          </table:table-cell>
          <table:table-cell table:style-name="ce565" table:formula="of:=SUM([.M22:.M27])" office:value-type="float" office:value="0" calcext:value-type="float">
            <text:p>0</text:p>
          </table:table-cell>
          <table:table-cell table:style-name="ce699" table:formula="of:=SUM([.N22:.N27])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19" office:value-type="string" calcext:value-type="string" table:number-columns-spanned="4" table:number-rows-spanned="1">
            <text:p><text:span text:style-name="T2">Primer világi képzettségek</text:span><text:span text:style-name="T3"> </text:span><text:span text:style-name="T4">🅿️</text:span></text:p>
          </table:table-cell>
          <table:covered-table-cell table:number-columns-repeated="2" table:style-name="ce223"/>
          <table:covered-table-cell table:style-name="ce114"/>
          <table:table-cell table:style-name="ce347" table:formula="of:=SUM([.E32:.E43])" office:value-type="float" office:value="0" calcext:value-type="float">
            <text:p>0</text:p>
          </table:table-cell>
          <table:table-cell table:style-name="ce5"/>
          <table:table-cell table:style-name="ce184" office:value-type="string" calcext:value-type="string" table:number-columns-spanned="4" table:number-rows-spanned="1">
            <text:p><text:span text:style-name="T6">Harci fortélyok  </text:span><text:span text:style-name="T7">🅿️</text:span></text:p>
          </table:table-cell>
          <table:covered-table-cell table:style-name="ce71"/>
          <table:covered-table-cell table:style-name="ce98"/>
          <table:covered-table-cell table:style-name="ce136"/>
          <table:table-cell table:style-name="ce315" table:content-validation-name="val31" table:formula="of:=SUM([.K32:.K53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"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5" office:value-type="string" calcext:value-type="string" table:number-columns-spanned="2" table:number-rows-spanned="1">
            <text:p>Név</text:p>
          </table:table-cell>
          <table:covered-table-cell table:style-name="ce74"/>
          <table:table-cell table:style-name="ce243" office:value-type="string" calcext:value-type="string">
            <text:p>Max</text:p>
          </table:table-cell>
          <table:table-cell table:style-name="ce243" office:value-type="string" calcext:value-type="string">
            <text:p>Fok</text:p>
          </table:table-cell>
          <table:table-cell table:style-name="ce316" office:value-type="string" calcext:value-type="string">
            <text:p>KP</text:p>
          </table:table-cell>
          <table:table-cell table:number-columns-repeated="5"/>
        </table:table-row>
        <table:table-row table:style-name="ro1">
          <table:table-cell table:style-name="ce251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57" table:content-validation-name="val7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2]&gt;0;VLOOKUP([.$D3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2" office:value-type="string" calcext:value-type="string" table:number-columns-spanned="2" table:number-rows-spanned="1">
            <text:p>Vértviselet</text:p>
          </table:table-cell>
          <table:covered-table-cell table:style-name="ce75"/>
          <table:table-cell table:style-name="ce244" table:content-validation-name="val44" table:formula="of:=[$Fortélylista.B63]" office:value-type="float" office:value="3" calcext:value-type="float">
            <text:p>3</text:p>
          </table:table-cell>
          <table:table-cell table:style-name="ce269" table:content-validation-name="val56"/>
          <table:table-cell table:style-name="ce318" table:content-validation-name="val26" table:formula="of:=[.$J32]*[$Data.$C$12]" office:value-type="float" office:value="0" calcext:value-type="float">
            <text:p>0</text:p>
          </table:table-cell>
          <table:table-cell/>
          <table:table-cell table:style-name="ce362"/>
          <table:table-cell table:style-name="ce343"/>
          <table:table-cell table:style-name="ce381" table:content-validation-name="val44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8"/>
          <table:table-cell table:style-name="ce120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3]&gt;0;VLOOKUP([.$D3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2" table:content-validation-name="val32" office:value-type="string" calcext:value-type="string" table:number-columns-spanned="2" table:number-rows-spanned="1">
            <text:p>Harcos elme</text:p>
          </table:table-cell>
          <table:covered-table-cell table:style-name="ce75"/>
          <table:table-cell table:style-name="ce244" table:content-validation-name="val45" table:formula="of:=[$Fortélylista.B58]" office:value-type="float" office:value="4" calcext:value-type="float">
            <text:p>4</text:p>
          </table:table-cell>
          <table:table-cell table:style-name="ce269" table:content-validation-name="val57"/>
          <table:table-cell table:style-name="ce318" table:content-validation-name="val26" table:formula="of:=[.$J33]*[$Data.$C$12]" office:value-type="float" office:value="0" calcext:value-type="float">
            <text:p>0</text:p>
          </table:table-cell>
          <table:table-cell/>
          <table:table-cell table:style-name="ce362" table:content-validation-name="val32"/>
          <table:table-cell table:style-name="ce343"/>
          <table:table-cell table:style-name="ce381" table:content-validation-name="val45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8"/>
          <table:table-cell table:style-name="ce120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4]&gt;0;VLOOKUP([.$D3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2" table:content-validation-name="val33" office:value-type="string" calcext:value-type="string" table:number-columns-spanned="2" table:number-rows-spanned="1">
            <text:p>Gyors kezdeményezés</text:p>
          </table:table-cell>
          <table:covered-table-cell table:style-name="ce75"/>
          <table:table-cell table:style-name="ce244" table:content-validation-name="val46" table:formula="of:=[$Fortélylista.B55]" office:value-type="float" office:value="3" calcext:value-type="float">
            <text:p>3</text:p>
          </table:table-cell>
          <table:table-cell table:style-name="ce269" table:content-validation-name="val33"/>
          <table:table-cell table:style-name="ce318" table:content-validation-name="val26" table:formula="of:=[.$J34]*[$Data.$C$12]" office:value-type="float" office:value="0" calcext:value-type="float">
            <text:p>0</text:p>
          </table:table-cell>
          <table:table-cell table:style-name="Default"/>
          <table:table-cell table:style-name="ce362" table:content-validation-name="val73"/>
          <table:table-cell table:style-name="ce343"/>
          <table:table-cell table:style-name="ce381" table:content-validation-name="val74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8"/>
          <table:table-cell table:style-name="ce120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5]&gt;0;VLOOKUP([.$D3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2" table:content-validation-name="val34" office:value-type="string" calcext:value-type="string" table:number-columns-spanned="2" table:number-rows-spanned="1">
            <text:p>Harci akrobatika</text:p>
          </table:table-cell>
          <table:covered-table-cell table:style-name="ce75"/>
          <table:table-cell table:style-name="ce244" table:content-validation-name="val47" table:formula="of:=[$Fortélylista.B56]" office:value-type="float" office:value="2" calcext:value-type="float">
            <text:p>2</text:p>
          </table:table-cell>
          <table:table-cell table:style-name="ce269" table:content-validation-name="val58"/>
          <table:table-cell table:style-name="ce318" table:content-validation-name="val26" table:formula="of:=[.$J35]*[$Data.$C$12]" office:value-type="float" office:value="0" calcext:value-type="float">
            <text:p>0</text:p>
          </table:table-cell>
          <table:table-cell/>
          <table:table-cell table:style-name="ce362" table:content-validation-name="val34"/>
          <table:table-cell table:style-name="ce343"/>
          <table:table-cell table:style-name="ce381" table:content-validation-name="val47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5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6]&gt;0;VLOOKUP([.$D3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2" table:content-validation-name="val35" office:value-type="string" calcext:value-type="string" table:number-columns-spanned="2" table:number-rows-spanned="1">
            <text:p>Pajzshasználat</text:p>
          </table:table-cell>
          <table:covered-table-cell table:style-name="ce75"/>
          <table:table-cell table:style-name="ce244" table:content-validation-name="val48" table:formula="of:=[$Fortélylista.B62]" office:value-type="float" office:value="2" calcext:value-type="float">
            <text:p>2</text:p>
          </table:table-cell>
          <table:table-cell table:style-name="ce269" table:content-validation-name="val59"/>
          <table:table-cell table:style-name="ce318" table:content-validation-name="val26" table:formula="of:=[.$J36]*[$Data.$C$12]" office:value-type="float" office:value="0" calcext:value-type="float">
            <text:p>0</text:p>
          </table:table-cell>
          <table:table-cell/>
          <table:table-cell table:style-name="ce362" table:content-validation-name="val35"/>
          <table:table-cell table:style-name="ce343"/>
          <table:table-cell table:style-name="ce381" table:content-validation-name="val48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5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7]&gt;0;VLOOKUP([.$D3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2" office:value-type="string" calcext:value-type="string" table:number-columns-spanned="2" table:number-rows-spanned="1">
            <text:p>Kétkezes harc</text:p>
          </table:table-cell>
          <table:covered-table-cell table:style-name="ce75"/>
          <table:table-cell table:style-name="ce244" table:content-validation-name="val49" table:formula="of:=[$Fortélylista.B59]" office:value-type="float" office:value="3" calcext:value-type="float">
            <text:p>3</text:p>
          </table:table-cell>
          <table:table-cell table:style-name="ce269" table:content-validation-name="val60"/>
          <table:table-cell table:style-name="ce318" table:content-validation-name="val26" table:formula="of:=[.$J37]*[$Data.$C$12]" office:value-type="float" office:value="0" calcext:value-type="float">
            <text:p>0</text:p>
          </table:table-cell>
          <table:table-cell/>
          <table:table-cell table:style-name="ce362"/>
          <table:table-cell table:style-name="ce343"/>
          <table:table-cell table:style-name="ce381" table:content-validation-name="val49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5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8]&gt;0;VLOOKUP([.$D3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2" office:value-type="string" calcext:value-type="string" table:number-columns-spanned="2" table:number-rows-spanned="1">
            <text:p>Kétkezesség</text:p>
          </table:table-cell>
          <table:covered-table-cell table:style-name="ce75"/>
          <table:table-cell table:style-name="ce244" table:content-validation-name="val50" table:formula="of:=[$Fortélylista.B60]" office:value-type="float" office:value="1" calcext:value-type="float">
            <text:p>1</text:p>
          </table:table-cell>
          <table:table-cell table:style-name="ce269" table:content-validation-name="val61"/>
          <table:table-cell table:style-name="ce318" table:content-validation-name="val26" table:formula="of:=[.$J38]*[$Data.$C$12]" office:value-type="float" office:value="0" calcext:value-type="float">
            <text:p>0</text:p>
          </table:table-cell>
          <table:table-cell/>
          <table:table-cell table:style-name="ce362"/>
          <table:table-cell table:style-name="ce343"/>
          <table:table-cell table:style-name="ce381" table:content-validation-name="val50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5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9]&gt;0;VLOOKUP([.$D3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2" office:value-type="string" calcext:value-type="string" table:number-columns-spanned="2" table:number-rows-spanned="1">
            <text:p>Harckeret növelés</text:p>
          </table:table-cell>
          <table:covered-table-cell table:style-name="ce75"/>
          <table:table-cell table:style-name="ce215" table:content-validation-name="val51" table:formula="of:=[$Fortélylista.B57]" office:value-type="float" office:value="3" calcext:value-type="float">
            <text:p>3</text:p>
          </table:table-cell>
          <table:table-cell table:style-name="ce283" table:content-validation-name="val62"/>
          <table:table-cell table:style-name="ce318" table:content-validation-name="val26" table:formula="of:=[.$J3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5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0]&gt;0;VLOOKUP([.$D4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0]) ;&quot;&quot;;VLOOKUP([.$G40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4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5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1]&gt;0;VLOOKUP([.$D4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1]) ;&quot;&quot;;VLOOKUP([.$G41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4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5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2]&gt;0;VLOOKUP([.$D4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2]) ;&quot;&quot;;VLOOKUP([.$G42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4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5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3]&gt;0;VLOOKUP([.$D4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3]) ;&quot;&quot;;VLOOKUP([.$G43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4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54" table:number-columns-spanned="5" table:number-rows-spanned="1"/>
          <table:covered-table-cell table:number-columns-repeated="3" table:style-name="Default"/>
          <table:covered-table-cell table:style-name="ce312"/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4]) ;&quot;&quot;;VLOOKUP([.$G44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44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19" office:value-type="string" calcext:value-type="string" table:number-columns-spanned="4" table:number-rows-spanned="1">
            <text:p>Szekunder képzettségek</text:p>
          </table:table-cell>
          <table:covered-table-cell table:number-columns-repeated="3" table:style-name="ce223"/>
          <table:table-cell table:style-name="ce167" table:content-validation-name="val31" table:formula="of:=SUM([.E47:.E75]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5]) ;&quot;&quot;;VLOOKUP([.$G45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45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6]) ;&quot;&quot;;VLOOKUP([.$G46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46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5" table:formula="of:=[$Képzettséglista.C5]" office:value-type="string" office:string-value="Nyelvtanulás" calcext:value-type="string" table:number-columns-spanned="3" table:number-rows-spanned="1">
            <text:p>Nyelvtanulás</text:p>
          </table:table-cell>
          <table:covered-table-cell table:number-columns-repeated="2" table:style-name="ce57" table:content-validation-name="val9"/>
          <table:table-cell table:style-name="ce121" table:content-validation-name="val25" office:value-type="float" office:value="0" calcext:value-type="float">
            <text:p>0</text:p>
          </table:table-cell>
          <table:table-cell table:style-name="ce308" table:content-validation-name="val26" table:formula="of:=IF([.$D47]&gt;0;VLOOKUP([.$D4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7]) ;&quot;&quot;;VLOOKUP([.$G47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47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5" table:formula="of:=[$Képzettséglista.C4]" office:value-type="string" office:string-value="Lovaglás" calcext:value-type="string" table:number-columns-spanned="3" table:number-rows-spanned="1">
            <text:p>Lovaglás</text:p>
          </table:table-cell>
          <table:covered-table-cell table:number-columns-repeated="2" table:style-name="ce57" table:content-validation-name="val9"/>
          <table:table-cell table:style-name="ce12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8]&gt;0;VLOOKUP([.$D4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8]) ;&quot;&quot;;VLOOKUP([.$G48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48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9]&gt;0;VLOOKUP([.$D4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9]) ;&quot;&quot;;VLOOKUP([.$G49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4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0]&gt;0;VLOOKUP([.$D5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0]) ;&quot;&quot;;VLOOKUP([.$G50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5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1]&gt;0;VLOOKUP([.$D5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1]) ;&quot;&quot;;VLOOKUP([.$G51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5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2]&gt;0;VLOOKUP([.$D5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2]) ;&quot;&quot;;VLOOKUP([.$G52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5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3]&gt;0;VLOOKUP([.$D5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8" table:content-validation-name="val37" office:value-type="string" calcext:value-type="string" table:number-columns-spanned="3" table:number-rows-spanned="1">
            <text:p>Mesterfegyver fortély fokai</text:p>
          </table:table-cell>
          <table:covered-table-cell table:style-name="ce81"/>
          <table:covered-table-cell table:style-name="ce409"/>
          <table:table-cell table:style-name="ce292" table:content-validation-name="val64" table:formula="of:=[$Harcértékek.C37]" office:value-type="float" office:value="0" calcext:value-type="float">
            <text:p>0 fok</text:p>
          </table:table-cell>
          <table:table-cell table:style-name="ce319" table:content-validation-name="val70" table:formula="of:=[.$J$5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4]&gt;0;VLOOKUP([.$D5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9" office:value-type="string" calcext:value-type="string" table:number-columns-spanned="4" table:number-rows-spanned="1">
            <text:p>Szekunder fortélyok</text:p>
          </table:table-cell>
          <table:covered-table-cell/>
          <table:covered-table-cell table:number-columns-repeated="2" table:style-name="ce6"/>
          <table:table-cell table:style-name="ce167" table:content-validation-name="val31" table:formula="of:=SUM([.K55:.K77])" office:value-type="float" office:value="0" calcext:value-type="float">
            <text:p>0</text:p>
          </table:table-cell>
          <table:table-cell table:style-name="ce646" office:value-type="string" calcext:value-type="string" table:number-columns-spanned="5" table:number-rows-spanned="1">
            <text:p><text:s/>Kiterjeszti ezt a képzettséget / egyebet:</text:p>
          </table:table-cell>
          <table:covered-table-cell table:number-columns-repeated="3" table:style-name="ce1066"/>
          <table:covered-table-cell table:style-name="ce102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5]&gt;0;VLOOKUP([.$D5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0" table:content-validation-name="val38" office:value-type="string" calcext:value-type="string" table:number-columns-spanned="2" table:number-rows-spanned="1">
            <text:p>Írástudó</text:p>
          </table:table-cell>
          <table:covered-table-cell/>
          <table:table-cell table:style-name="ce248" table:content-validation-name="val52" table:formula="of:=[$Fortélylista.B42]" office:value-type="float" office:value="1" calcext:value-type="float">
            <text:p>1</text:p>
          </table:table-cell>
          <table:table-cell table:style-name="ce286" table:content-validation-name="val65"/>
          <table:table-cell table:style-name="ce321" table:content-validation-name="val26" table:formula="of:=IF(([Misztikus.E10]&gt;2);0;[.$J55]*[$Data.$C$12])" office:value-type="float" office:value="0" calcext:value-type="float">
            <text:p>0</text:p>
          </table:table-cell>
          <table:table-cell table:style-name="ce342" table:content-validation-name="val72" table:formula="of:=IF(ISBLANK([.$G55]); &quot;-&quot;; VLOOKUP([.$G55];fortelyok_altalanos_full; 3; 0))" office:value-type="float" office:value="0" calcext:value-type="float" table:number-columns-spanned="2" table:number-rows-spanned="1">
            <text:p/>
          </table:table-cell>
          <table:covered-table-cell table:style-name="ce547" table:content-validation-name="val72"/>
          <table:table-cell table:style-name="Default" table:content-validation-name="val72" table:number-columns-repeated="2"/>
          <table:table-cell table:style-name="ce387" table:content-validation-name="val7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6]&gt;0;VLOOKUP([.$D5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6]) ;&quot;&quot;;VLOOKUP([.$G56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56]*[$Data.$C$12]" office:value-type="float" office:value="0" calcext:value-type="float">
            <text:p>0</text:p>
          </table:table-cell>
          <table:table-cell table:style-name="ce344" table:content-validation-name="val72" table:formula="of:=IF(ISBLANK([.$G56]); &quot;-&quot;; VLOOKUP([.$G5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387" table:content-validation-name="val7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7]&gt;0;VLOOKUP([.$D5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7]) ;&quot;&quot;;VLOOKUP([.$G57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57]*[$Data.$C$12]" office:value-type="float" office:value="0" calcext:value-type="float">
            <text:p>0</text:p>
          </table:table-cell>
          <table:table-cell table:style-name="ce344" table:content-validation-name="val72" table:formula="of:=IF(ISBLANK([.$G57]); &quot;-&quot;; VLOOKUP([.$G5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387" table:content-validation-name="val7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8]&gt;0;VLOOKUP([.$D5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8]) ;&quot;&quot;;VLOOKUP([.$G58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58]*[$Data.$C$12]" office:value-type="float" office:value="0" calcext:value-type="float">
            <text:p>0</text:p>
          </table:table-cell>
          <table:table-cell table:style-name="ce344" table:content-validation-name="val72" table:formula="of:=IF(ISBLANK([.$G58]); &quot;-&quot;; VLOOKUP([.$G5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387" table:content-validation-name="val7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9]&gt;0;VLOOKUP([.$D5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9]) ;&quot;&quot;;VLOOKUP([.$G59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59]*[$Data.$C$12]" office:value-type="float" office:value="0" calcext:value-type="float">
            <text:p>0</text:p>
          </table:table-cell>
          <table:table-cell table:style-name="ce344" table:content-validation-name="val72" table:formula="of:=IF(ISBLANK([.$G59]); &quot;-&quot;; VLOOKUP([.$G5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387" table:content-validation-name="val7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0]&gt;0;VLOOKUP([.$D6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0]) ;&quot;&quot;;VLOOKUP([.$G60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60]*[$Data.$C$12]" office:value-type="float" office:value="0" calcext:value-type="float">
            <text:p>0</text:p>
          </table:table-cell>
          <table:table-cell table:style-name="ce344" table:content-validation-name="val72" table:formula="of:=IF(ISBLANK([.$G60]); &quot;-&quot;; VLOOKUP([.$G6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387" table:content-validation-name="val7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1]&gt;0;VLOOKUP([.$D6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1]) ;&quot;&quot;;VLOOKUP([.$G61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61]*[$Data.$C$12]" office:value-type="float" office:value="0" calcext:value-type="float">
            <text:p>0</text:p>
          </table:table-cell>
          <table:table-cell table:style-name="ce344" table:content-validation-name="val72" table:formula="of:=IF(ISBLANK([.$G61]); &quot;-&quot;; VLOOKUP([.$G6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387" table:content-validation-name="val7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2]&gt;0;VLOOKUP([.$D6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2]) ;&quot;&quot;;VLOOKUP([.$G62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62]*[$Data.$C$12]" office:value-type="float" office:value="0" calcext:value-type="float">
            <text:p>0</text:p>
          </table:table-cell>
          <table:table-cell table:style-name="ce344" table:content-validation-name="val72" table:formula="of:=IF(ISBLANK([.$G62]); &quot;-&quot;; VLOOKUP([.$G6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387" table:content-validation-name="val7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3]&gt;0;VLOOKUP([.$D6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3]) ;&quot;&quot;;VLOOKUP([.$G63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63]*[$Data.$C$12]" office:value-type="float" office:value="0" calcext:value-type="float">
            <text:p>0</text:p>
          </table:table-cell>
          <table:table-cell table:style-name="ce344" table:content-validation-name="val72" table:formula="of:=IF(ISBLANK([.$G63]); &quot;-&quot;; VLOOKUP([.$G6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387" table:content-validation-name="val7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4]&gt;0;VLOOKUP([.$D6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4]) ;&quot;&quot;;VLOOKUP([.$G64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64]*[$Data.$C$12]" office:value-type="float" office:value="0" calcext:value-type="float">
            <text:p>0</text:p>
          </table:table-cell>
          <table:table-cell table:style-name="ce344" table:content-validation-name="val72" table:formula="of:=IF(ISBLANK([.$G64]); &quot;-&quot;; VLOOKUP([.$G6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387" table:content-validation-name="val7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5]&gt;0;VLOOKUP([.$D6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5]) ;&quot;&quot;;VLOOKUP([.$G65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65]*[$Data.$C$12]" office:value-type="float" office:value="0" calcext:value-type="float">
            <text:p>0</text:p>
          </table:table-cell>
          <table:table-cell table:style-name="ce344" table:content-validation-name="val72" table:formula="of:=IF(ISBLANK([.$G65]); &quot;-&quot;; VLOOKUP([.$G65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387" table:content-validation-name="val7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6]&gt;0;VLOOKUP([.$D6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6]) ;&quot;&quot;;VLOOKUP([.$G66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66]*[$Data.$C$12]" office:value-type="float" office:value="0" calcext:value-type="float">
            <text:p>0</text:p>
          </table:table-cell>
          <table:table-cell table:style-name="ce344" table:content-validation-name="val72" table:formula="of:=IF(ISBLANK([.$G66]); &quot;-&quot;; VLOOKUP([.$G6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387" table:content-validation-name="val7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7]&gt;0;VLOOKUP([.$D6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7]) ;&quot;&quot;;VLOOKUP([.$G67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67]*[$Data.$C$12]" office:value-type="float" office:value="0" calcext:value-type="float">
            <text:p>0</text:p>
          </table:table-cell>
          <table:table-cell table:style-name="ce344" table:content-validation-name="val72" table:formula="of:=IF(ISBLANK([.$G67]); &quot;-&quot;; VLOOKUP([.$G6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387" table:content-validation-name="val7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8]&gt;0;VLOOKUP([.$D6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8]) ;&quot;&quot;;VLOOKUP([.$G68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68]*[$Data.$C$12]" office:value-type="float" office:value="0" calcext:value-type="float">
            <text:p>0</text:p>
          </table:table-cell>
          <table:table-cell table:style-name="ce344" table:content-validation-name="val72" table:formula="of:=IF(ISBLANK([.$G68]); &quot;-&quot;; VLOOKUP([.$G6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387" table:content-validation-name="val7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9]&gt;0;VLOOKUP([.$D6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9]) ;&quot;&quot;;VLOOKUP([.$G69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69]*[$Data.$C$12]" office:value-type="float" office:value="0" calcext:value-type="float">
            <text:p>0</text:p>
          </table:table-cell>
          <table:table-cell table:style-name="ce344" table:content-validation-name="val72" table:formula="of:=IF(ISBLANK([.$G69]); &quot;-&quot;; VLOOKUP([.$G6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387" table:content-validation-name="val7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0]&gt;0;VLOOKUP([.$D7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0]) ;&quot;&quot;;VLOOKUP([.$G70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70]*[$Data.$C$12]" office:value-type="float" office:value="0" calcext:value-type="float">
            <text:p>0</text:p>
          </table:table-cell>
          <table:table-cell table:style-name="ce344" table:content-validation-name="val72" table:formula="of:=IF(ISBLANK([.$G70]); &quot;-&quot;; VLOOKUP([.$G7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387" table:content-validation-name="val7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1]&gt;0;VLOOKUP([.$D7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1]) ;&quot;&quot;;VLOOKUP([.$G71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71]*[$Data.$C$12]" office:value-type="float" office:value="0" calcext:value-type="float">
            <text:p>0</text:p>
          </table:table-cell>
          <table:table-cell table:style-name="ce344" table:content-validation-name="val72" table:formula="of:=IF(ISBLANK([.$G71]); &quot;-&quot;; VLOOKUP([.$G7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387" table:content-validation-name="val72"/>
        </table:table-row>
        <table:table-row table:style-name="ro1">
          <table:table-cell table:style-name="ce41" table:content-validation-name="val5" office:value-type="string" calcext:value-type="string">
            <text:p>Szakma:</text:p>
          </table:table-cell>
          <table:table-cell table:style-name="ce65" table:content-validation-name="val10" table:number-columns-spanned="2" table:number-rows-spanned="1"/>
          <table:covered-table-cell table:style-name="ce65" table:content-validation-name="val10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2]&gt;0;VLOOKUP([.$D7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2]) ;&quot;&quot;;VLOOKUP([.$G72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72]*[$Data.$C$12]" office:value-type="float" office:value="0" calcext:value-type="float">
            <text:p>0</text:p>
          </table:table-cell>
          <table:table-cell table:style-name="ce344" table:content-validation-name="val72" table:formula="of:=IF(ISBLANK([.$G72]); &quot;-&quot;; VLOOKUP([.$G7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387" table:content-validation-name="val72"/>
        </table:table-row>
        <table:table-row table:style-name="ro1">
          <table:table-cell table:style-name="ce41" table:content-validation-name="val5" office:value-type="string" calcext:value-type="string">
            <text:p>Szakma:</text:p>
          </table:table-cell>
          <table:table-cell table:style-name="ce65" table:content-validation-name="val10" table:number-columns-spanned="2" table:number-rows-spanned="1"/>
          <table:covered-table-cell table:style-name="ce65" table:content-validation-name="val10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3]&gt;0;VLOOKUP([.$D7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3]) ;&quot;&quot;;VLOOKUP([.$G73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73]*[$Data.$C$12]" office:value-type="float" office:value="0" calcext:value-type="float">
            <text:p>0</text:p>
          </table:table-cell>
          <table:table-cell table:style-name="ce344" table:content-validation-name="val72" table:formula="of:=IF(ISBLANK([.$G73]); &quot;-&quot;; VLOOKUP([.$G7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387" table:content-validation-name="val72"/>
        </table:table-row>
        <table:table-row table:style-name="ro1">
          <table:table-cell table:style-name="ce41" table:content-validation-name="val5" office:value-type="string" calcext:value-type="string">
            <text:p>Szakma:</text:p>
          </table:table-cell>
          <table:table-cell table:style-name="ce65" table:content-validation-name="val10" table:number-columns-spanned="2" table:number-rows-spanned="1"/>
          <table:covered-table-cell table:style-name="ce65" table:content-validation-name="val10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4]&gt;0;VLOOKUP([.$D74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4]) ;&quot;&quot;;VLOOKUP([.$G74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74]*[$Data.$C$12]" office:value-type="float" office:value="0" calcext:value-type="float">
            <text:p>0</text:p>
          </table:table-cell>
          <table:table-cell table:style-name="ce345" table:content-validation-name="val72" table:formula="of:=IF(ISBLANK([.$G74]); &quot;-&quot;; VLOOKUP([.$G7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number-columns-repeated="3" table:style-name="ce357" table:content-validation-name="val72"/>
          <table:covered-table-cell table:style-name="ce373" table:content-validation-name="val72"/>
        </table:table-row>
        <table:table-row table:style-name="ro1">
          <table:table-cell table:style-name="ce42" table:content-validation-name="val5" office:value-type="string" calcext:value-type="string">
            <text:p>Szakma:</text:p>
          </table:table-cell>
          <table:table-cell table:style-name="ce66" table:content-validation-name="val10" table:number-columns-spanned="2" table:number-rows-spanned="1"/>
          <table:covered-table-cell table:style-name="ce66" table:content-validation-name="val10"/>
          <table:table-cell table:style-name="ce125" table:content-validation-name="val24" office:value-type="float" office:value="0" calcext:value-type="float">
            <text:p>0</text:p>
          </table:table-cell>
          <table:table-cell table:style-name="ce124" table:content-validation-name="val26" table:formula="of:=IF([.$D75]&gt;0;VLOOKUP([.$D75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197" office:value-type="string" calcext:value-type="string" table:number-columns-spanned="2" table:number-rows-spanned="1">
            <text:p>Tartós sérülés</text:p>
          </table:table-cell>
          <table:covered-table-cell table:style-name="ce70"/>
          <table:table-cell table:style-name="ce248" table:content-validation-name="val53" office:value-type="float" office:value="5" calcext:value-type="float">
            <text:p>5</text:p>
          </table:table-cell>
          <table:table-cell table:style-name="ce282" table:content-validation-name="val67"/>
          <table:table-cell table:style-name="ce322" table:content-validation-name="val26" table:formula="of:=-[.$J75]*[$Data.$C$28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Default" table:number-columns-repeated="6"/>
          <table:table-cell table:style-name="ce197" table:content-validation-name="val40" office:value-type="string" calcext:value-type="string" table:number-columns-spanned="2" table:number-rows-spanned="1">
            <text:p>Vakság</text:p>
          </table:table-cell>
          <table:covered-table-cell table:style-name="ce77" table:content-validation-name="val43"/>
          <table:table-cell table:style-name="ce248" table:content-validation-name="val53" office:value-type="float" office:value="1" calcext:value-type="float">
            <text:p>1</text:p>
          </table:table-cell>
          <table:table-cell table:style-name="ce282" table:content-validation-name="val68"/>
          <table:table-cell table:style-name="ce322" table:content-validation-name="val26" table:formula="of:=-[.$J76]*[$Data.$C$26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46" office:value-type="string" calcext:value-type="string">
            <text:p><text:s text:c="4"/>Szilánk</text:p>
          </table:table-cell>
          <table:table-cell table:style-name="ce63" office:value-type="string" calcext:value-type="string" table:number-columns-spanned="4" table:number-rows-spanned="1">
            <text:p><text:s/>1, </text:p>
          </table:table-cell>
          <table:covered-table-cell table:style-name="ce86"/>
          <table:covered-table-cell table:style-name="ce111"/>
          <table:covered-table-cell table:style-name="ce137"/>
          <table:table-cell/>
          <table:table-cell table:style-name="ce193" table:content-validation-name="val41" office:value-type="string" calcext:value-type="string" table:number-columns-spanned="2" table:number-rows-spanned="1">
            <text:p>Süketség</text:p>
          </table:table-cell>
          <table:covered-table-cell table:style-name="ce78" table:content-validation-name="val43"/>
          <table:table-cell table:style-name="ce258" table:content-validation-name="val53" office:value-type="float" office:value="1" calcext:value-type="float">
            <text:p>1</text:p>
          </table:table-cell>
          <table:table-cell table:style-name="ce297" table:content-validation-name="val69"/>
          <table:table-cell table:style-name="ce323" table:content-validation-name="val26" table:formula="of:=-[.$J77]*[$Data.$C$27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number-columns-repeated="6"/>
          <table:table-cell table:style-name="Default" table:number-columns-repeated="9"/>
          <table:table-cell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3"/>
          <table:table-cell/>
        </table:table-row>
        <table:table-row table:style-name="ro2" table:number-rows-repeated="3">
          <table:table-cell table:style-name="Default" table:number-columns-repeated="5"/>
          <table:table-cell/>
          <table:table-cell table:style-name="Default" table:number-columns-repeated="5"/>
          <table:table-cell table:number-columns-repeated="5"/>
        </table:table-row>
        <table:table-row table:style-name="ro2" table:number-rows-repeated="4">
          <table:table-cell table:number-columns-repeated="6"/>
          <table:table-cell table:style-name="Default" table:number-columns-repeated="5"/>
          <table:table-cell table:number-columns-repeated="5"/>
        </table:table-row>
        <table:table-row table:style-name="ro2" table:number-rows-repeated="2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2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8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2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43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90">
          <table:table-cell table:number-columns-repeated="16"/>
        </table:table-row>
        <table:table-row table:style-name="ro2">
          <table:table-cell table:number-columns-repeated="12"/>
          <table:table-cell table:style-name="Default" table:number-columns-repeated="2"/>
          <table:table-cell table:number-columns-repeated="2"/>
        </table:table-row>
        <table:table-row table:style-name="ro2" table:number-rows-repeated="3">
          <table:table-cell table:number-columns-repeated="12"/>
          <table:table-cell table:style-name="Default" table:number-columns-repeated="3"/>
          <table:table-cell/>
        </table:table-row>
        <table:table-row table:style-name="ro2">
          <table:table-cell table:number-columns-repeated="14"/>
          <table:table-cell table:style-name="Default"/>
          <table:table-cell/>
        </table:table-row>
        <table:table-row table:style-name="ro2" table:number-rows-repeated="1048044">
          <table:table-cell table:number-columns-repeated="16"/>
        </table:table-row>
        <table:table-row table:style-name="ro2">
          <table:table-cell table:number-columns-repeated="16"/>
        </table:table-row>
        <calcext:conditional-formats>
          <calcext:conditional-format calcext:target-range-address="Alapértékek.D8:Alapértékek.D8">
            <calcext:condition calcext:apply-style-name="Warning_szinttúlépés" calcext:value="&gt;[$Data.$C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L24:Alapértékek.L24 Alapértékek.D30:Alapértékek.D30 Alapértékek.D32:Alapértékek.D43 Alapértékek.J18:Alapértékek.J27">
            <calcext:condition calcext:apply-style-name="Warning_szinttúlépés" calcext:value="&gt;[$Alapértékek.$J$9]" calcext:base-cell-address="Alapértékek.D18"/>
          </calcext:conditional-format>
          <calcext:conditional-format calcext:target-range-address="Alapértékek.D32:Alapértékek.D43 Alapértékek.J18:Alapértékek.J21 Alapértékek.J24:Alapértékek.J28 Alapértékek.D47:Alapértékek.D75">
            <calcext:condition calcext:apply-style-name="Szürke_szám" calcext:value="=0" calcext:base-cell-address="Alapértékek.D18"/>
          </calcext:conditional-format>
          <calcext:conditional-format calcext:target-range-address="Alapértékek.D47:Alapértékek.D75">
            <calcext:condition calcext:apply-style-name="Warning_szinttúlépés" calcext:value="&gt;[$Alapértékek.$J$8]" calcext:base-cell-address="Alapértékek.D47"/>
          </calcext:conditional-format>
          <calcext:conditional-format calcext:target-range-address="Alapértékek.J55:Alapértékek.J74">
            <calcext:condition calcext:apply-style-name="Warning_foktúllépés" calcext:value="&gt;[$Alapértékek.$I57]" calcext:base-cell-address="Alapértékek.J55"/>
          </calcext:conditional-format>
          <calcext:conditional-format calcext:target-range-address="Alapértékek.J39:Alapértékek.J52 Alapértékek.J55:Alapértékek.J55">
            <calcext:condition calcext:apply-style-name="Warning_foktúllépés" calcext:value="&gt;[$Alapértékek.$I39]" calcext:base-cell-address="Alapértékek.J39"/>
          </calcext:conditional-format>
        </calcext:conditional-formats>
      </table:table>
      <table:table table:name="Speciális" table:style-name="ta2" table:print="false">
        <office:forms form:automatic-focus="false" form:apply-design-mode="false"/>
        <table:table-column table:style-name="co15" table:default-cell-style-name="ce1189"/>
        <table:table-column table:style-name="co16" table:default-cell-style-name="ce1189"/>
        <table:table-column table:style-name="co14" table:default-cell-style-name="ce1189"/>
        <table:table-column table:style-name="co17" table:default-cell-style-name="ce1189"/>
        <table:table-column table:style-name="co18" table:default-cell-style-name="ce1189"/>
        <table:table-column table:style-name="co19" table:default-cell-style-name="ce1189"/>
        <table:table-column table:style-name="co20" table:default-cell-style-name="ce1189"/>
        <table:table-column table:style-name="co21" table:default-cell-style-name="ce1189"/>
        <table:table-column table:style-name="co22" table:default-cell-style-name="ce1189"/>
        <table:table-column table:style-name="co23" table:default-cell-style-name="ce1189"/>
        <table:table-row table:style-name="ro5">
          <table:table-cell table:style-name="ce302" table:content-validation-name="val5" office:value-type="string" calcext:value-type="string" table:number-columns-spanned="10" table:number-rows-spanned="1">
            <text:p>Szabad, Kultúrkör, Helyismeret Fortélyok <text:s/>és <text:s/>Leíró, Karma Hátterek</text:p>
          </table:table-cell>
          <table:covered-table-cell table:style-name="ce6"/>
          <table:covered-table-cell table:number-columns-repeated="6" table:style-name="ce6" table:content-validation-name="val5"/>
          <table:covered-table-cell table:number-columns-repeated="2"/>
        </table:table-row>
        <table:table-row table:style-name="ro2">
          <table:table-cell table:style-name="ce394" table:number-columns-spanned="9" table:number-rows-spanned="1"/>
          <table:covered-table-cell/>
          <table:covered-table-cell table:style-name="ce674"/>
          <table:covered-table-cell table:style-name="ce367"/>
          <table:covered-table-cell table:number-columns-repeated="2" table:style-name="ce382"/>
          <table:covered-table-cell table:number-columns-repeated="2"/>
          <table:covered-table-cell table:style-name="Default"/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Összes ingyenes Szabad Fortély</text:p>
          </table:table-cell>
          <table:covered-table-cell table:style-name="ce340"/>
          <table:covered-table-cell table:style-name="ce358"/>
          <table:table-cell table:style-name="ce397" table:content-validation-name="val26" table:formula="of:=[$Alapértékek.D8]*[$Data.$C$13]" office:value-type="float" office:value="5" calcext:value-type="float">
            <text:p>5</text:p>
          </table:table-cell>
          <table:table-cell table:style-name="ce383" office:value-type="string" calcext:value-type="string" table:number-columns-spanned="2" table:number-rows-spanned="1">
            <text:p><text:s text:c="3"/>🟩 Normál kiterjesztés</text:p>
          </table:table-cell>
          <table:covered-table-cell table:style-name="ce673"/>
          <table:table-cell table:style-name="ce503" table:content-validation-name="val5" office:value-type="string" calcext:value-type="string" table:number-columns-spanned="2" table:number-rows-spanned="1">
            <text:p>Faj Háttér</text:p>
          </table:table-cell>
          <table:covered-table-cell table:style-name="ce503" table:content-validation-name="val5"/>
          <table:table-cell table:style-name="ce470" office:value-type="string" calcext:value-type="string">
            <text:p>Származás jellege, helye</text:p>
          </table:table-cell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Maradt ingyenes Szabad Fortély</text:p>
          </table:table-cell>
          <table:covered-table-cell table:style-name="ce340"/>
          <table:covered-table-cell table:style-name="ce358"/>
          <table:table-cell table:style-name="ce389" table:content-validation-name="val79" table:formula="of:=[.D3]-SUM([.D8:.D21])-SUM([.D26:.D34])-SUM([.D39:.D48])" office:value-type="float" office:value="5" calcext:value-type="float">
            <text:p>5</text:p>
          </table:table-cell>
          <table:table-cell table:style-name="ce383" office:value-type="string" calcext:value-type="string" table:number-columns-spanned="2" table:number-rows-spanned="1">
            <text:p><text:s text:c="3"/>🟥 Erős kiterjesztés</text:p>
          </table:table-cell>
          <table:covered-table-cell table:style-name="ce673"/>
          <table:table-cell table:style-name="ce506" table:content-validation-name="val88" office:value-type="string" calcext:value-type="string" table:number-columns-spanned="2" table:number-rows-spanned="1">
            <text:p>Ember</text:p>
          </table:table-cell>
          <table:covered-table-cell table:style-name="ce506" table:content-validation-name="val88"/>
          <table:table-cell table:style-name="ce446" table:content-validation-name="val92"/>
          <table:table-cell table:style-name="Default"/>
        </table:table-row>
        <table:table-row table:style-name="ro2">
          <table:table-cell table:style-name="ce49" table:number-columns-spanned="3" table:number-rows-spanned="1"/>
          <table:covered-table-cell table:number-columns-repeated="2" table:style-name="Default"/>
          <table:table-cell table:style-name="ce742" office:value-type="string" calcext:value-type="string">
            <text:p>↓</text:p>
          </table:table-cell>
          <table:table-cell table:style-name="ce49" table:number-columns-spanned="2" table:number-rows-spanned="1"/>
          <table:covered-table-cell table:style-name="Default"/>
          <table:table-cell table:style-name="Default" table:number-columns-repeated="4"/>
        </table:table-row>
        <table:table-row table:style-name="ro6">
          <table:table-cell table:style-name="ce310" office:value-type="string" calcext:value-type="string" table:number-columns-spanned="9" table:number-rows-spanned="1">
            <text:p>Szabad Fortélyok</text:p>
          </table:table-cell>
          <table:covered-table-cell table:style-name="ce341"/>
          <table:covered-table-cell table:style-name="ce359"/>
          <table:covered-table-cell table:style-name="ce372"/>
          <table:covered-table-cell table:number-columns-repeated="4" table:style-name="ce341"/>
          <table:covered-table-cell table:style-name="ce483"/>
          <table:table-cell table:style-name="Default"/>
        </table:table-row>
        <table:table-row table:style-name="ro2">
          <table:table-cell table:style-name="ce403" office:value-type="string" calcext:value-type="string" table:number-columns-spanned="3" table:number-rows-spanned="1">
            <text:p>Szabad Fortély neve</text:p>
          </table:table-cell>
          <table:covered-table-cell table:number-columns-repeated="2" table:style-name="ce425"/>
          <table:table-cell table:style-name="ce567" office:value-type="string" calcext:value-type="string">
            <text:p>Költve</text:p>
          </table:table-cell>
          <table:table-cell table:style-name="ce638" office:value-type="string" calcext:value-type="string">
            <text:p>Kiterjeszti ezt a képzettséget / egyebet:</text:p>
          </table:table-cell>
          <table:table-cell table:style-name="ce425"/>
          <table:table-cell table:style-name="ce480" office:value-type="string" calcext:value-type="string" table:number-columns-spanned="3" table:number-rows-spanned="1">
            <text:p>Megjegyzés</text:p>
          </table:table-cell>
          <table:covered-table-cell table:style-name="ce451"/>
          <table:covered-table-cell table:style-name="ce484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426" table:content-validation-name="val75"/>
          <table:table-cell table:style-name="ce420" table:content-validation-name="val80"/>
          <table:table-cell table:style-name="ce384" table:content-validation-name="val84" table:formula="of:=IF(ISBLANK([.$A8]); &quot;-&quot;; VLOOKUP([.$A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509" table:content-validation-name="val89" table:number-columns-spanned="3" table:number-rows-spanned="1"/>
          <table:covered-table-cell table:style-name="ce509" table:content-validation-name="val8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426" table:content-validation-name="val75"/>
          <table:table-cell table:style-name="ce420" table:content-validation-name="val80"/>
          <table:table-cell table:style-name="ce384" table:content-validation-name="val84" table:formula="of:=IF(ISBLANK([.$A9]); &quot;-&quot;; VLOOKUP([.$A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509" table:number-columns-spanned="3" table:number-rows-spanned="1"/>
          <table:covered-table-cell table:style-name="ce50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426" table:content-validation-name="val75"/>
          <table:table-cell table:style-name="ce420" table:content-validation-name="val80"/>
          <table:table-cell table:style-name="ce384" table:content-validation-name="val84" table:formula="of:=IF(ISBLANK([.$A10]); &quot;-&quot;; VLOOKUP([.$A1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509" table:number-columns-spanned="3" table:number-rows-spanned="1"/>
          <table:covered-table-cell table:style-name="ce50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426" table:content-validation-name="val75"/>
          <table:table-cell table:style-name="ce420" table:content-validation-name="val80"/>
          <table:table-cell table:style-name="ce384" table:content-validation-name="val84" table:formula="of:=IF(ISBLANK([.$A11]); &quot;-&quot;; VLOOKUP([.$A1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509" table:number-columns-spanned="3" table:number-rows-spanned="1"/>
          <table:covered-table-cell table:style-name="ce50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426" table:content-validation-name="val75"/>
          <table:table-cell table:style-name="ce420" table:content-validation-name="val80"/>
          <table:table-cell table:style-name="ce384" table:content-validation-name="val84" table:formula="of:=IF(ISBLANK([.$A12]); &quot;-&quot;; VLOOKUP([.$A12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509" table:number-columns-spanned="3" table:number-rows-spanned="1"/>
          <table:covered-table-cell table:style-name="ce50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426" table:content-validation-name="val75"/>
          <table:table-cell table:style-name="ce420" table:content-validation-name="val80"/>
          <table:table-cell table:style-name="ce384" table:content-validation-name="val84" table:formula="of:=IF(ISBLANK([.$A13]); &quot;-&quot;; VLOOKUP([.$A13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509" table:number-columns-spanned="3" table:number-rows-spanned="1"/>
          <table:covered-table-cell table:style-name="ce50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426" table:content-validation-name="val75"/>
          <table:table-cell table:style-name="ce420" table:content-validation-name="val80"/>
          <table:table-cell table:style-name="ce384" table:content-validation-name="val84" table:formula="of:=IF(ISBLANK([.$A14]); &quot;-&quot;; VLOOKUP([.$A14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509" table:number-columns-spanned="3" table:number-rows-spanned="1"/>
          <table:covered-table-cell table:style-name="ce50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426" table:content-validation-name="val75"/>
          <table:table-cell table:style-name="ce420" table:content-validation-name="val80"/>
          <table:table-cell table:style-name="ce384" table:content-validation-name="val84" table:formula="of:=IF(ISBLANK([.$A15]); &quot;-&quot;; VLOOKUP([.$A15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509" table:number-columns-spanned="3" table:number-rows-spanned="1"/>
          <table:covered-table-cell table:style-name="ce50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426" table:content-validation-name="val75"/>
          <table:table-cell table:style-name="ce420" table:content-validation-name="val80"/>
          <table:table-cell table:style-name="ce384" table:content-validation-name="val84" table:formula="of:=IF(ISBLANK([.$A16]); &quot;-&quot;; VLOOKUP([.$A16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509" table:number-columns-spanned="3" table:number-rows-spanned="1"/>
          <table:covered-table-cell table:style-name="ce50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426" table:content-validation-name="val75"/>
          <table:table-cell table:style-name="ce420" table:content-validation-name="val80"/>
          <table:table-cell table:style-name="ce384" table:content-validation-name="val84" table:formula="of:=IF(ISBLANK([.$A17]); &quot;-&quot;; VLOOKUP([.$A17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509" table:number-columns-spanned="3" table:number-rows-spanned="1"/>
          <table:covered-table-cell table:style-name="ce50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426" table:content-validation-name="val75"/>
          <table:table-cell table:style-name="ce420" table:content-validation-name="val80"/>
          <table:table-cell table:style-name="ce384" table:content-validation-name="val84" table:formula="of:=IF(ISBLANK([.$A18]); &quot;-&quot;; VLOOKUP([.$A1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509" table:number-columns-spanned="3" table:number-rows-spanned="1"/>
          <table:covered-table-cell table:style-name="ce50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426" table:content-validation-name="val75"/>
          <table:table-cell table:style-name="ce420" table:content-validation-name="val80"/>
          <table:table-cell table:style-name="ce384" table:content-validation-name="val84" table:formula="of:=IF(ISBLANK([.$A19]); &quot;-&quot;; VLOOKUP([.$A1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509" table:number-columns-spanned="3" table:number-rows-spanned="1"/>
          <table:covered-table-cell table:style-name="ce50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426" table:content-validation-name="val75"/>
          <table:table-cell table:style-name="ce420" table:content-validation-name="val80"/>
          <table:table-cell table:style-name="ce384" table:content-validation-name="val84" table:formula="of:=IF(ISBLANK([.$A20]); &quot;-&quot;; VLOOKUP([.$A2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509" table:number-columns-spanned="3" table:number-rows-spanned="1"/>
          <table:covered-table-cell table:style-name="ce509"/>
          <table:covered-table-cell table:style-name="ce812"/>
          <table:table-cell table:style-name="ce490" table:content-validation-name="val93" office:value-type="string" calcext:value-type="string">
            <text:p>SzF KP</text:p>
          </table:table-cell>
        </table:table-row>
        <table:table-row table:style-name="ro2">
          <table:table-cell table:style-name="ce407" table:content-validation-name="val75" table:number-columns-spanned="3" table:number-rows-spanned="1"/>
          <table:covered-table-cell table:number-columns-repeated="2" table:style-name="ce427" table:content-validation-name="val75"/>
          <table:table-cell table:style-name="ce374" table:content-validation-name="val81"/>
          <table:table-cell table:style-name="ce385" table:content-validation-name="val84" table:formula="of:=IF(ISBLANK([.$A21]); &quot;-&quot;; VLOOKUP([.$A2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400" table:content-validation-name="val84"/>
          <table:table-cell table:style-name="ce510" table:number-columns-spanned="3" table:number-rows-spanned="1"/>
          <table:covered-table-cell table:style-name="ce510"/>
          <table:covered-table-cell table:style-name="ce813"/>
          <table:table-cell table:style-name="ce490" table:content-validation-name="val93" table:formula="of:=IF([.D4]&lt;0;-[.D4]*[$Data.C12];0)" office:value-type="float" office:value="0" calcext:value-type="float">
            <text:p>0</text:p>
          </table:table-cell>
        </table:table-row>
        <table:table-row table:style-name="ro2">
          <table:table-cell table:style-name="ce49" table:number-columns-spanned="9" table:number-rows-spanned="1"/>
          <table:covered-table-cell table:number-columns-repeated="8" table:style-name="Default"/>
          <table:table-cell table:style-name="Default"/>
        </table:table-row>
        <table:table-row table:style-name="ro6">
          <table:table-cell table:style-name="ce324" office:value-type="string" calcext:value-type="string" table:number-columns-spanned="6" table:number-rows-spanned="1">
            <text:p>Kultúrkör Fortélyok</text:p>
          </table:table-cell>
          <table:covered-table-cell table:style-name="ce349"/>
          <table:covered-table-cell table:style-name="ce360"/>
          <table:covered-table-cell table:style-name="ce198"/>
          <table:covered-table-cell table:style-name="ce349"/>
          <table:covered-table-cell table:style-name="ce402"/>
          <table:table-cell table:style-name="ce434" office:value-type="string" calcext:value-type="string" table:number-columns-spanned="3" table:number-rows-spanned="1">
            <text:p>Leíró Hátterek</text:p>
          </table:table-cell>
          <table:covered-table-cell table:style-name="ce463"/>
          <table:covered-table-cell table:style-name="ce487"/>
          <table:table-cell table:style-name="Default"/>
        </table:table-row>
        <table:table-row table:style-name="ro1">
          <table:table-cell table:style-name="ce403" office:value-type="string" calcext:value-type="string" table:number-columns-spanned="3" table:number-rows-spanned="1">
            <text:p>Kultúrkör</text:p>
          </table:table-cell>
          <table:covered-table-cell table:style-name="ce340"/>
          <table:covered-table-cell table:style-name="ce425"/>
          <table:table-cell table:style-name="ce376" table:content-validation-name="val82" table:formula="of:=ROUNDUP([$Alapértékek.D8]/2)-COUNTA([.A25:.C34])" office:value-type="float" office:value="3" calcext:value-type="float">
            <text:p>3</text:p>
          </table:table-cell>
          <table:table-cell table:style-name="ce480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403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488" office:value-type="string" calcext:value-type="string">
            <text:p>Bővebben</text:p>
          </table:table-cell>
          <table:table-cell table:style-name="Default"/>
        </table:table-row>
        <table:table-row table:style-name="ro2">
          <table:table-cell table:style-name="ce396" table:content-validation-name="val76" table:number-columns-spanned="4" table:number-rows-spanned="1"/>
          <table:covered-table-cell table:style-name="ce422" table:content-validation-name="val76"/>
          <table:covered-table-cell table:style-name="ce412" table:content-validation-name="val76"/>
          <table:covered-table-cell table:style-name="ce420" table:content-validation-name="val76"/>
          <table:table-cell table:style-name="ce426" table:number-columns-spanned="2" table:number-rows-spanned="1"/>
          <table:covered-table-cell table:style-name="ce669"/>
          <table:table-cell table:style-name="ce513" table:content-validation-name="val90" table:number-columns-spanned="2" table:number-rows-spanned="1"/>
          <table:covered-table-cell table:style-name="ce513" table:content-validation-name="val90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6" table:number-columns-spanned="4" table:number-rows-spanned="1"/>
          <table:covered-table-cell table:style-name="ce422" table:content-validation-name="val76"/>
          <table:covered-table-cell table:style-name="ce412" table:content-validation-name="val76"/>
          <table:covered-table-cell table:style-name="ce420" table:content-validation-name="val76"/>
          <table:table-cell table:style-name="ce426" table:number-columns-spanned="2" table:number-rows-spanned="1"/>
          <table:covered-table-cell table:style-name="ce669"/>
          <table:table-cell table:style-name="ce513" table:content-validation-name="val90" table:number-columns-spanned="2" table:number-rows-spanned="1"/>
          <table:covered-table-cell table:style-name="ce513" table:content-validation-name="val90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6" table:number-columns-spanned="4" table:number-rows-spanned="1"/>
          <table:covered-table-cell table:style-name="ce422" table:content-validation-name="val76"/>
          <table:covered-table-cell table:style-name="ce412" table:content-validation-name="val76"/>
          <table:covered-table-cell table:style-name="ce420" table:content-validation-name="val76"/>
          <table:table-cell table:style-name="ce426" table:number-columns-spanned="2" table:number-rows-spanned="1"/>
          <table:covered-table-cell table:style-name="ce669"/>
          <table:table-cell table:style-name="ce513" table:content-validation-name="val90" table:number-columns-spanned="2" table:number-rows-spanned="1"/>
          <table:covered-table-cell table:style-name="ce513" table:content-validation-name="val90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6" table:number-columns-spanned="4" table:number-rows-spanned="1"/>
          <table:covered-table-cell table:style-name="ce422" table:content-validation-name="val76"/>
          <table:covered-table-cell table:style-name="ce412" table:content-validation-name="val76"/>
          <table:covered-table-cell table:style-name="ce420" table:content-validation-name="val76"/>
          <table:table-cell table:style-name="ce426" table:number-columns-spanned="2" table:number-rows-spanned="1"/>
          <table:covered-table-cell table:style-name="ce669"/>
          <table:table-cell table:style-name="ce513" table:content-validation-name="val90" table:number-columns-spanned="2" table:number-rows-spanned="1"/>
          <table:covered-table-cell table:style-name="ce513" table:content-validation-name="val90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6" table:number-columns-spanned="4" table:number-rows-spanned="1"/>
          <table:covered-table-cell table:style-name="ce422" table:content-validation-name="val76"/>
          <table:covered-table-cell table:style-name="ce412" table:content-validation-name="val76"/>
          <table:covered-table-cell table:style-name="ce420" table:content-validation-name="val76"/>
          <table:table-cell table:style-name="ce426" table:number-columns-spanned="2" table:number-rows-spanned="1"/>
          <table:covered-table-cell table:style-name="ce669"/>
          <table:table-cell table:style-name="ce513" table:content-validation-name="val90" table:number-columns-spanned="2" table:number-rows-spanned="1"/>
          <table:covered-table-cell table:style-name="ce513" table:content-validation-name="val90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6" table:number-columns-spanned="4" table:number-rows-spanned="1"/>
          <table:covered-table-cell table:style-name="ce422" table:content-validation-name="val76"/>
          <table:covered-table-cell table:style-name="ce412" table:content-validation-name="val76"/>
          <table:covered-table-cell table:style-name="ce420" table:content-validation-name="val76"/>
          <table:table-cell table:style-name="ce426" table:number-columns-spanned="2" table:number-rows-spanned="1"/>
          <table:covered-table-cell table:style-name="ce669"/>
          <table:table-cell table:style-name="ce513" table:content-validation-name="val90" table:number-columns-spanned="2" table:number-rows-spanned="1"/>
          <table:covered-table-cell table:style-name="ce513" table:content-validation-name="val90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6" table:number-columns-spanned="4" table:number-rows-spanned="1"/>
          <table:covered-table-cell table:style-name="ce422" table:content-validation-name="val76"/>
          <table:covered-table-cell table:style-name="ce412" table:content-validation-name="val76"/>
          <table:covered-table-cell table:style-name="ce420" table:content-validation-name="val76"/>
          <table:table-cell table:style-name="ce426" table:number-columns-spanned="2" table:number-rows-spanned="1"/>
          <table:covered-table-cell table:style-name="ce669"/>
          <table:table-cell table:style-name="ce513" table:content-validation-name="val90" table:number-columns-spanned="2" table:number-rows-spanned="1"/>
          <table:covered-table-cell table:style-name="ce513" table:content-validation-name="val90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6" table:number-columns-spanned="4" table:number-rows-spanned="1"/>
          <table:covered-table-cell table:style-name="ce422" table:content-validation-name="val76"/>
          <table:covered-table-cell table:style-name="ce412" table:content-validation-name="val76"/>
          <table:covered-table-cell table:style-name="ce420" table:content-validation-name="val76"/>
          <table:table-cell table:style-name="ce426" table:number-columns-spanned="2" table:number-rows-spanned="1"/>
          <table:covered-table-cell table:style-name="ce669"/>
          <table:table-cell table:style-name="ce513" table:content-validation-name="val90" table:number-columns-spanned="2" table:number-rows-spanned="1"/>
          <table:covered-table-cell table:style-name="ce513" table:content-validation-name="val90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6" table:number-columns-spanned="4" table:number-rows-spanned="1"/>
          <table:covered-table-cell table:style-name="ce422" table:content-validation-name="val76"/>
          <table:covered-table-cell table:style-name="ce412" table:content-validation-name="val76"/>
          <table:covered-table-cell table:style-name="ce420" table:content-validation-name="val76"/>
          <table:table-cell table:style-name="ce426" table:number-columns-spanned="2" table:number-rows-spanned="1"/>
          <table:covered-table-cell table:style-name="ce669"/>
          <table:table-cell table:style-name="ce513" table:content-validation-name="val90" table:number-columns-spanned="2" table:number-rows-spanned="1"/>
          <table:covered-table-cell table:style-name="ce513" table:content-validation-name="val90"/>
          <table:table-cell table:style-name="ce822"/>
          <table:table-cell table:style-name="Default"/>
        </table:table-row>
        <table:table-row table:style-name="ro2">
          <table:table-cell table:style-name="ce412" table:content-validation-name="val76" table:number-columns-spanned="4" table:number-rows-spanned="1"/>
          <table:covered-table-cell table:style-name="ce422" table:content-validation-name="val76"/>
          <table:covered-table-cell table:style-name="ce412" table:content-validation-name="val76"/>
          <table:covered-table-cell table:style-name="ce420" table:content-validation-name="val76"/>
          <table:table-cell table:style-name="ce426" table:number-columns-spanned="2" table:number-rows-spanned="1"/>
          <table:covered-table-cell table:style-name="ce669"/>
          <table:table-cell table:style-name="ce513" table:content-validation-name="val90" table:number-columns-spanned="2" table:number-rows-spanned="1"/>
          <table:covered-table-cell table:style-name="ce513" table:content-validation-name="val90"/>
          <table:table-cell table:style-name="ce822"/>
          <table:table-cell table:style-name="Default"/>
        </table:table-row>
        <table:table-row table:style-name="ro2">
          <table:table-cell table:style-name="ce394" table:number-columns-spanned="5" table:number-rows-spanned="1"/>
          <table:covered-table-cell table:number-columns-repeated="4" table:style-name="ce547"/>
          <table:table-cell table:style-name="ce209"/>
          <table:table-cell table:style-name="ce513" table:content-validation-name="val90" table:number-columns-spanned="2" table:number-rows-spanned="1"/>
          <table:covered-table-cell table:style-name="ce513" table:content-validation-name="val90"/>
          <table:table-cell table:style-name="ce822"/>
          <table:table-cell table:style-name="Default"/>
        </table:table-row>
        <table:table-row table:style-name="ro6">
          <table:table-cell table:style-name="ce324" office:value-type="string" calcext:value-type="string" table:number-columns-spanned="6" table:number-rows-spanned="1">
            <text:p>Helyismeret Fortélyok</text:p>
          </table:table-cell>
          <table:covered-table-cell table:style-name="ce349"/>
          <table:covered-table-cell table:style-name="ce360"/>
          <table:covered-table-cell table:style-name="ce198"/>
          <table:covered-table-cell table:style-name="ce349"/>
          <table:covered-table-cell table:style-name="ce402"/>
          <table:table-cell table:style-name="ce513" table:content-validation-name="val90" table:number-columns-spanned="2" table:number-rows-spanned="1"/>
          <table:covered-table-cell table:style-name="ce513" table:content-validation-name="val90"/>
          <table:table-cell table:style-name="ce822"/>
          <table:table-cell table:style-name="Default"/>
        </table:table-row>
        <table:table-row table:style-name="ro1">
          <table:table-cell table:style-name="ce403" office:value-type="string" calcext:value-type="string" table:number-columns-spanned="3" table:number-rows-spanned="1">
            <text:p>Hely</text:p>
          </table:table-cell>
          <table:covered-table-cell table:style-name="ce340"/>
          <table:covered-table-cell table:style-name="ce425" table:content-validation-name="val5"/>
          <table:table-cell table:style-name="ce378" table:content-validation-name="val83" table:formula="of:=ROUNDUP([$Alapértékek.D8]/2)-COUNTA([.A38:.A48])" office:value-type="float" office:value="3" calcext:value-type="float">
            <text:p>3</text:p>
          </table:table-cell>
          <table:table-cell table:style-name="ce480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513" table:content-validation-name="val90" table:number-columns-spanned="2" table:number-rows-spanned="1"/>
          <table:covered-table-cell table:style-name="ce513" table:content-validation-name="val90"/>
          <table:table-cell table:style-name="ce822"/>
          <table:table-cell table:style-name="Default"/>
        </table:table-row>
        <table:table-row table:style-name="ro2">
          <table:table-cell table:style-name="ce413" table:content-validation-name="val77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20" table:content-validation-name="val5"/>
          <table:table-cell table:style-name="ce426" table:number-columns-spanned="2" table:number-rows-spanned="1"/>
          <table:covered-table-cell table:style-name="ce669"/>
          <table:table-cell table:style-name="ce443" table:number-columns-spanned="3" table:number-rows-spanned="1"/>
          <table:covered-table-cell table:style-name="ce501"/>
          <table:covered-table-cell table:style-name="ce484"/>
          <table:table-cell table:style-name="Default"/>
        </table:table-row>
        <table:table-row table:style-name="ro6">
          <table:table-cell table:style-name="ce413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20" table:content-validation-name="val5"/>
          <table:table-cell table:style-name="ce426" table:number-columns-spanned="2" table:number-rows-spanned="1"/>
          <table:covered-table-cell table:style-name="ce669"/>
          <table:table-cell table:style-name="ce445" office:value-type="string" calcext:value-type="string" table:number-columns-spanned="3" table:number-rows-spanned="1">
            <text:p>Karma Hátterek</text:p>
          </table:table-cell>
          <table:covered-table-cell table:style-name="ce478"/>
          <table:covered-table-cell table:style-name="ce402"/>
          <table:table-cell table:style-name="Default"/>
        </table:table-row>
        <table:table-row table:style-name="ro2">
          <table:table-cell table:style-name="ce413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20" table:content-validation-name="val5"/>
          <table:table-cell table:style-name="ce426" table:number-columns-spanned="2" table:number-rows-spanned="1"/>
          <table:covered-table-cell table:style-name="ce669"/>
          <table:table-cell table:style-name="ce403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488" office:value-type="string" calcext:value-type="string">
            <text:p>Hogy szerezted, következmények</text:p>
          </table:table-cell>
          <table:table-cell table:style-name="Default"/>
        </table:table-row>
        <table:table-row table:style-name="ro2">
          <table:table-cell table:style-name="ce413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20" table:content-validation-name="val5"/>
          <table:table-cell table:style-name="ce426" table:number-columns-spanned="2" table:number-rows-spanned="1"/>
          <table:covered-table-cell table:style-name="ce669"/>
          <table:table-cell table:style-name="ce513" table:content-validation-name="val91" table:number-columns-spanned="2" table:number-rows-spanned="1"/>
          <table:covered-table-cell table:style-name="ce513" table:content-validation-name="val91"/>
          <table:table-cell table:style-name="ce822"/>
          <table:table-cell table:style-name="Default"/>
        </table:table-row>
        <table:table-row table:style-name="ro2">
          <table:table-cell table:style-name="ce413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20" table:content-validation-name="val5"/>
          <table:table-cell table:style-name="ce426" table:number-columns-spanned="2" table:number-rows-spanned="1"/>
          <table:covered-table-cell table:style-name="ce669"/>
          <table:table-cell table:style-name="ce513" table:content-validation-name="val91" table:number-columns-spanned="2" table:number-rows-spanned="1"/>
          <table:covered-table-cell table:style-name="ce513" table:content-validation-name="val91"/>
          <table:table-cell table:style-name="ce822"/>
          <table:table-cell table:style-name="Default"/>
        </table:table-row>
        <table:table-row table:style-name="ro2">
          <table:table-cell table:style-name="ce413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20" table:content-validation-name="val5"/>
          <table:table-cell table:style-name="ce426" table:number-columns-spanned="2" table:number-rows-spanned="1"/>
          <table:covered-table-cell table:style-name="ce669"/>
          <table:table-cell table:style-name="ce513" table:content-validation-name="val91" table:number-columns-spanned="2" table:number-rows-spanned="1"/>
          <table:covered-table-cell table:style-name="ce513" table:content-validation-name="val91"/>
          <table:table-cell table:style-name="ce822"/>
          <table:table-cell table:style-name="Default"/>
        </table:table-row>
        <table:table-row table:style-name="ro2">
          <table:table-cell table:style-name="ce413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20" table:content-validation-name="val5"/>
          <table:table-cell table:style-name="ce426" table:number-columns-spanned="2" table:number-rows-spanned="1"/>
          <table:covered-table-cell table:style-name="ce669"/>
          <table:table-cell table:style-name="ce513" table:content-validation-name="val91" table:number-columns-spanned="2" table:number-rows-spanned="1"/>
          <table:covered-table-cell table:style-name="ce513" table:content-validation-name="val91"/>
          <table:table-cell table:style-name="ce822"/>
          <table:table-cell table:style-name="Default"/>
        </table:table-row>
        <table:table-row table:style-name="ro2">
          <table:table-cell table:style-name="ce413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20" table:content-validation-name="val5"/>
          <table:table-cell table:style-name="ce426" table:number-columns-spanned="2" table:number-rows-spanned="1"/>
          <table:covered-table-cell table:style-name="ce669"/>
          <table:table-cell table:style-name="ce513" table:content-validation-name="val91" table:number-columns-spanned="2" table:number-rows-spanned="1"/>
          <table:covered-table-cell table:style-name="ce513" table:content-validation-name="val91"/>
          <table:table-cell table:style-name="ce822"/>
          <table:table-cell table:style-name="Default"/>
        </table:table-row>
        <table:table-row table:style-name="ro2">
          <table:table-cell table:style-name="ce413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20" table:content-validation-name="val5"/>
          <table:table-cell table:style-name="ce426" table:number-columns-spanned="2" table:number-rows-spanned="1"/>
          <table:covered-table-cell table:style-name="ce669"/>
          <table:table-cell table:style-name="ce513" table:content-validation-name="val91" table:number-columns-spanned="2" table:number-rows-spanned="1"/>
          <table:covered-table-cell table:style-name="ce513" table:content-validation-name="val91"/>
          <table:table-cell table:style-name="ce822"/>
          <table:table-cell table:style-name="Default"/>
        </table:table-row>
        <table:table-row table:style-name="ro2">
          <table:table-cell table:style-name="ce413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20" table:content-validation-name="val5"/>
          <table:table-cell table:style-name="ce426" table:number-columns-spanned="2" table:number-rows-spanned="1"/>
          <table:covered-table-cell table:style-name="ce669"/>
          <table:table-cell table:style-name="ce513" table:content-validation-name="val91" table:number-columns-spanned="2" table:number-rows-spanned="1"/>
          <table:covered-table-cell table:style-name="ce513" table:content-validation-name="val91"/>
          <table:table-cell table:style-name="ce822"/>
          <table:table-cell table:style-name="Default"/>
        </table:table-row>
        <table:table-row table:style-name="ro2">
          <table:table-cell table:style-name="ce407" table:content-validation-name="val5" table:number-columns-spanned="4" table:number-rows-spanned="1"/>
          <table:covered-table-cell table:style-name="ce353" table:content-validation-name="val5"/>
          <table:covered-table-cell table:number-columns-repeated="2" table:style-name="ce427" table:content-validation-name="val5"/>
          <table:table-cell table:style-name="ce644" table:number-columns-spanned="2" table:number-rows-spanned="1"/>
          <table:covered-table-cell table:style-name="ce670"/>
          <table:table-cell table:style-name="ce518" table:content-validation-name="val91" table:number-columns-spanned="2" table:number-rows-spanned="1"/>
          <table:covered-table-cell table:style-name="ce518" table:content-validation-name="val91"/>
          <table:table-cell table:style-name="ce823"/>
          <table:table-cell table:style-name="Default"/>
        </table:table-row>
        <table:table-row table:style-name="ro2">
          <table:table-cell table:style-name="Default" table:number-columns-repeated="9"/>
          <table:table-cell/>
        </table:table-row>
        <table:table-row table:style-name="ro6">
          <table:table-cell table:style-name="ce329" office:value-type="string" calcext:value-type="string" table:number-columns-spanned="9" table:number-rows-spanned="1">
            <text:p>Nyelvismeretek </text:p>
          </table:table-cell>
          <table:covered-table-cell table:number-columns-repeated="3" table:style-name="ce354"/>
          <table:covered-table-cell table:style-name="ce388"/>
          <table:covered-table-cell table:style-name="ce406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1">
          <table:table-cell table:style-name="ce369" office:value-type="string" calcext:value-type="string" table:number-columns-spanned="4" table:number-rows-spanned="1">
            <text:p>Nyelv</text:p>
          </table:table-cell>
          <table:covered-table-cell table:style-name="ce404"/>
          <table:covered-table-cell table:number-columns-repeated="2" table:style-name="ce415"/>
          <table:table-cell table:style-name="ce461" table:formula="of:=(MAX(0; ([$Alapértékek.D47]-[$Data.H35])*[$Data.H36])) - (COUNTIF([.$E$52:.$E$53]; &quot;Udvari&quot;) + COUNTIF([.$E$54:.$E$66]; &quot;Alap&quot;) + (COUNTIF([.$E$54:.$E$66]; &quot;Udvari&quot;)*2))" office:value-type="float" office:value="0" calcext:value-type="float">
            <text:p>Még költhető: 0</text:p>
          </table:table-cell>
          <table:table-cell table:style-name="ce471" office:value-type="string" calcext:value-type="string" table:number-columns-spanned="4" table:number-rows-spanned="1">
            <text:p>Megjegyzés</text:p>
          </table:table-cell>
          <table:covered-table-cell table:style-name="ce415"/>
          <table:covered-table-cell table:style-name="ce504"/>
          <table:covered-table-cell table:style-name="ce517"/>
          <table:table-cell table:style-name="Default"/>
        </table:table-row>
        <table:table-row table:style-name="ro2">
          <table:table-cell table:style-name="ce417" table:content-validation-name="val5" office:value-type="string" calcext:value-type="string" table:number-columns-spanned="4" table:number-rows-spanned="1">
            <text:p>pyarroni / közös nyelv</text:p>
          </table:table-cell>
          <table:covered-table-cell table:number-columns-repeated="2" table:style-name="ce420"/>
          <table:covered-table-cell table:style-name="ce409"/>
          <table:table-cell table:style-name="ce420" table:content-validation-name="val85" office:value-type="string" calcext:value-type="string">
            <text:p>alap</text:p>
          </table:table-cell>
          <table:table-cell table:style-name="ce501" table:content-validation-name="val87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332" office:value-type="string" calcext:value-type="string" table:number-columns-spanned="4" table:number-rows-spanned="1">
            <text:p>((saját anyanyelv))</text:p>
          </table:table-cell>
          <table:covered-table-cell table:number-columns-repeated="2" table:style-name="ce417"/>
          <table:covered-table-cell table:style-name="ce399"/>
          <table:table-cell table:style-name="ce420" table:content-validation-name="val86" office:value-type="string" calcext:value-type="string">
            <text:p>alap</text:p>
          </table:table-cell>
          <table:table-cell table:style-name="ce501" table:content-validation-name="val87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20" table:content-validation-name="val78" table:number-columns-spanned="4" table:number-rows-spanned="1"/>
          <table:covered-table-cell table:number-columns-repeated="2" table:style-name="ce420" table:content-validation-name="val78"/>
          <table:covered-table-cell table:style-name="ce409" table:content-validation-name="val78"/>
          <table:table-cell table:style-name="ce420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20" table:content-validation-name="val78" table:number-columns-spanned="4" table:number-rows-spanned="1"/>
          <table:covered-table-cell table:number-columns-repeated="2" table:style-name="ce420" table:content-validation-name="val78"/>
          <table:covered-table-cell table:style-name="ce409" table:content-validation-name="val78"/>
          <table:table-cell table:style-name="ce420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20" table:content-validation-name="val78" table:number-columns-spanned="4" table:number-rows-spanned="1"/>
          <table:covered-table-cell table:number-columns-repeated="2" table:style-name="ce420" table:content-validation-name="val78"/>
          <table:covered-table-cell table:style-name="ce409" table:content-validation-name="val78"/>
          <table:table-cell table:style-name="ce420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20" table:content-validation-name="val78" table:number-columns-spanned="4" table:number-rows-spanned="1"/>
          <table:covered-table-cell table:number-columns-repeated="2" table:style-name="ce420" table:content-validation-name="val78"/>
          <table:covered-table-cell table:style-name="ce409" table:content-validation-name="val78"/>
          <table:table-cell table:style-name="ce420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20" table:content-validation-name="val78" table:number-columns-spanned="4" table:number-rows-spanned="1"/>
          <table:covered-table-cell table:number-columns-repeated="2" table:style-name="ce420" table:content-validation-name="val78"/>
          <table:covered-table-cell table:style-name="ce409" table:content-validation-name="val78"/>
          <table:table-cell table:style-name="ce420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20" table:content-validation-name="val78" table:number-columns-spanned="4" table:number-rows-spanned="1"/>
          <table:covered-table-cell table:number-columns-repeated="2" table:style-name="ce420" table:content-validation-name="val78"/>
          <table:covered-table-cell table:style-name="ce409" table:content-validation-name="val78"/>
          <table:table-cell table:style-name="ce420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20" table:content-validation-name="val78" table:number-columns-spanned="4" table:number-rows-spanned="1"/>
          <table:covered-table-cell table:number-columns-repeated="2" table:style-name="ce420" table:content-validation-name="val78"/>
          <table:covered-table-cell table:style-name="ce409" table:content-validation-name="val78"/>
          <table:table-cell table:style-name="ce420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20" table:content-validation-name="val78" table:number-columns-spanned="4" table:number-rows-spanned="1"/>
          <table:covered-table-cell table:number-columns-repeated="2" table:style-name="ce420" table:content-validation-name="val78"/>
          <table:covered-table-cell table:style-name="ce409" table:content-validation-name="val78"/>
          <table:table-cell table:style-name="ce420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20" table:content-validation-name="val78" table:number-columns-spanned="4" table:number-rows-spanned="1"/>
          <table:covered-table-cell table:number-columns-repeated="2" table:style-name="ce420" table:content-validation-name="val78"/>
          <table:covered-table-cell table:style-name="ce409" table:content-validation-name="val78"/>
          <table:table-cell table:style-name="ce420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20" table:content-validation-name="val78" table:number-columns-spanned="4" table:number-rows-spanned="1"/>
          <table:covered-table-cell table:number-columns-repeated="2" table:style-name="ce420" table:content-validation-name="val78"/>
          <table:covered-table-cell table:style-name="ce409" table:content-validation-name="val78"/>
          <table:table-cell table:style-name="ce420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20" table:content-validation-name="val78" table:number-columns-spanned="4" table:number-rows-spanned="1"/>
          <table:covered-table-cell table:number-columns-repeated="2" table:style-name="ce420" table:content-validation-name="val78"/>
          <table:covered-table-cell table:style-name="ce409" table:content-validation-name="val78"/>
          <table:table-cell table:style-name="ce420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20" table:content-validation-name="val78" table:number-columns-spanned="4" table:number-rows-spanned="1"/>
          <table:covered-table-cell table:number-columns-repeated="2" table:style-name="ce420" table:content-validation-name="val78"/>
          <table:covered-table-cell table:style-name="ce409" table:content-validation-name="val78"/>
          <table:table-cell table:style-name="ce420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20" table:content-validation-name="val78" table:number-columns-spanned="4" table:number-rows-spanned="1"/>
          <table:covered-table-cell table:number-columns-repeated="2" table:style-name="ce420" table:content-validation-name="val78"/>
          <table:covered-table-cell table:style-name="ce409" table:content-validation-name="val78"/>
          <table:table-cell table:style-name="ce420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 table:number-rows-repeated="2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10">
          <table:table-cell table:style-name="Default" table:number-columns-repeated="8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11">
          <table:table-cell table:number-columns-repeated="10"/>
        </table:table-row>
        <table:table-row table:style-name="ro2" table:number-rows-repeated="2">
          <table:table-cell/>
          <table:table-cell table:style-name="Default" table:number-columns-repeated="5"/>
          <table:table-cell table:number-columns-repeated="4"/>
        </table:table-row>
        <table:table-row table:style-name="ro2" table:number-rows-repeated="13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9">
          <table:table-cell table:number-columns-repeated="10"/>
        </table:table-row>
        <table:table-row table:style-name="ro2" table:number-rows-repeated="2">
          <table:table-cell table:number-columns-repeated="3"/>
          <table:table-cell table:style-name="Default" table:number-columns-repeated="3"/>
          <table:table-cell table:number-columns-repeated="4"/>
        </table:table-row>
        <table:table-row table:style-name="ro2" table:number-rows-repeated="6">
          <table:table-cell table:number-columns-repeated="3"/>
          <table:table-cell table:style-name="Default" table:number-columns-repeated="5"/>
          <table:table-cell table:number-columns-repeated="2"/>
        </table:table-row>
        <table:table-row table:style-name="ro2" table:number-rows-repeated="7">
          <table:table-cell table:number-columns-repeated="3"/>
          <table:table-cell table:style-name="Default" table:number-columns-repeated="6"/>
          <table:table-cell/>
        </table:table-row>
        <table:table-row table:style-name="ro2" table:number-rows-repeated="2">
          <table:table-cell table:number-columns-repeated="6"/>
          <table:table-cell table:style-name="Default" table:number-columns-repeated="3"/>
          <table:table-cell/>
        </table:table-row>
        <table:table-row table:style-name="ro2" table:number-rows-repeated="6">
          <table:table-cell table:number-columns-repeated="8"/>
          <table:table-cell table:style-name="Default"/>
          <table:table-cell/>
        </table:table-row>
        <table:table-row table:style-name="ro2" table:number-rows-repeated="1048435">
          <table:table-cell table:number-columns-repeated="10"/>
        </table:table-row>
        <table:table-row table:style-name="ro2">
          <table:table-cell table:number-columns-repeated="10"/>
        </table:table-row>
        <calcext:conditional-formats>
          <calcext:conditional-format calcext:target-range-address="Speciális.D24:Speciális.D24 Speciális.D37:Speciális.D37">
            <calcext:condition calcext:apply-style-name="Piros_háttér" calcext:value="&lt;0" calcext:base-cell-address="Speciális.D24"/>
          </calcext:conditional-format>
          <calcext:conditional-format calcext:target-range-address="Speciális.D4:Speciális.D4">
            <calcext:condition calcext:apply-style-name="narancs_háttér" calcext:value="&lt;0" calcext:base-cell-address="Speciális.D4"/>
          </calcext:conditional-format>
          <calcext:conditional-format calcext:target-range-address="Speciális.E51:Speciális.E51">
            <calcext:condition calcext:apply-style-name="Warning_foktúllépés" calcext:value="&lt;0" calcext:base-cell-address="Speciális.E51"/>
          </calcext:conditional-format>
        </calcext:conditional-formats>
      </table:table>
      <table:table table:name="Harcértékek" table:style-name="ta3" table:print-ranges="Harcértékek.D58:Harcértékek.D58">
        <office:forms form:automatic-focus="false" form:apply-design-mode="false"/>
        <table:table-column table:style-name="co24" table:default-cell-style-name="ce609"/>
        <table:table-column table:style-name="co25" table:default-cell-style-name="ce609"/>
        <table:table-column table:style-name="co26" table:default-cell-style-name="ce609"/>
        <table:table-column table:style-name="co27" table:default-cell-style-name="ce609"/>
        <table:table-column table:style-name="co28" table:default-cell-style-name="ce609"/>
        <table:table-column table:style-name="co29" table:default-cell-style-name="ce609"/>
        <table:table-column table:style-name="co28" table:number-columns-repeated="3" table:default-cell-style-name="ce609"/>
        <table:table-column table:style-name="co30" table:default-cell-style-name="ce609"/>
        <table:table-column table:style-name="co14" table:default-cell-style-name="ce609"/>
        <table:table-column table:style-name="co31" table:default-cell-style-name="ce609"/>
        <table:table-column table:style-name="co32" table:default-cell-style-name="ce609"/>
        <table:table-column table:style-name="co33" table:default-cell-style-name="ce609"/>
        <table:table-column table:style-name="co34" table:default-cell-style-name="ce609"/>
        <table:table-column table:style-name="co35" table:default-cell-style-name="ce894"/>
        <table:table-column table:style-name="co36" table:default-cell-style-name="ce909"/>
        <table:table-column table:style-name="co37" table:default-cell-style-name="ce609"/>
        <table:table-column table:style-name="co37" table:number-columns-repeated="238" table:default-cell-style-name="Default"/>
        <table:table-row table:style-name="ro5">
          <table:table-cell table:style-name="ce494" office:value-type="string" calcext:value-type="string" table:number-columns-spanned="9" table:number-rows-spanned="1">
            <text:p>Harcértékek, Páncélok, Életerő</text:p>
          </table:table-cell>
          <table:covered-table-cell table:style-name="ce542"/>
          <table:covered-table-cell table:number-columns-repeated="5" table:style-name="ce615"/>
          <table:covered-table-cell table:number-columns-repeated="2" table:style-name="ce542"/>
          <table:table-cell table:style-name="ce542"/>
          <table:table-cell table:style-name="ce948" office:value-type="string" calcext:value-type="string" table:number-columns-spanned="5" table:number-rows-spanned="1">
            <text:p>Távharc VÉ kalkulátor</text:p>
          </table:table-cell>
          <table:covered-table-cell table:number-columns-repeated="3" table:style-name="ce1010"/>
          <table:covered-table-cell table:style-name="ce1145"/>
          <table:table-cell table:style-name="ce615"/>
          <table:table-cell table:style-name="ce633"/>
          <table:table-cell table:style-name="ce542"/>
          <table:table-cell table:number-columns-repeated="238"/>
        </table:table-row>
        <table:table-row table:style-name="ro4">
          <table:table-cell table:style-name="ce542"/>
          <table:table-cell table:style-name="ce542" table:number-columns-spanned="6" table:number-rows-spanned="1"/>
          <table:covered-table-cell table:number-columns-repeated="5" table:style-name="ce542"/>
          <table:table-cell table:style-name="ce542" table:number-columns-repeated="3"/>
          <table:table-cell table:style-name="ce951" table:number-columns-spanned="5" table:number-rows-spanned="1"/>
          <table:covered-table-cell table:number-columns-repeated="3" table:style-name="ce542"/>
          <table:covered-table-cell table:style-name="ce1168"/>
          <table:table-cell table:style-name="ce615"/>
          <table:table-cell table:style-name="ce633"/>
          <table:table-cell table:style-name="ce542"/>
          <table:table-cell table:number-columns-repeated="238"/>
        </table:table-row>
        <table:table-row table:style-name="ro7">
          <table:table-cell table:style-name="ce431"/>
          <table:table-cell table:style-name="ce610" table:content-validation-name="val102" office:value-type="string" calcext:value-type="string">
            <text:p>+ HM</text:p>
          </table:table-cell>
          <table:table-cell table:style-name="ce574" office:value-type="string" calcext:value-type="string">
            <text:p>Konstans</text:p>
          </table:table-cell>
          <table:table-cell table:style-name="ce610" table:content-validation-name="val131" office:value-type="string" calcext:value-type="string">
            <text:p>Módosítók</text:p>
          </table:table-cell>
          <table:table-cell table:style-name="ce610" table:content-validation-name="val138" office:value-type="string" calcext:value-type="string">
            <text:p>Összesen</text:p>
          </table:table-cell>
          <table:table-cell table:style-name="ce542"/>
          <table:table-cell table:style-name="ce710" office:value-type="string" calcext:value-type="string" table:number-columns-spanned="2" table:number-rows-spanned="1">
            <text:p>Összesen felvett HM:</text:p>
          </table:table-cell>
          <table:covered-table-cell table:style-name="ce542"/>
          <table:table-cell table:style-name="ce1166" table:content-validation-name="val167" table:formula="of:=SUM([.B5:.B6])" office:value-type="float" office:value="0" calcext:value-type="float">
            <text:p>0 HM</text:p>
          </table:table-cell>
          <table:table-cell table:style-name="ce542"/>
          <table:table-cell table:style-name="ce952" office:value-type="string" calcext:value-type="string">
            <text:p>Távolság (m)</text:p>
          </table:table-cell>
          <table:table-cell table:style-name="ce788" office:value-type="string" calcext:value-type="string" table:number-columns-spanned="2" table:number-rows-spanned="1">
            <text:p>Fegyver</text:p>
          </table:table-cell>
          <table:covered-table-cell table:style-name="ce986"/>
          <table:table-cell table:style-name="ce1079" office:value-type="string" calcext:value-type="string">
            <text:p>Osztó</text:p>
          </table:table-cell>
          <table:table-cell table:style-name="ce1169" office:value-type="string" calcext:value-type="string">
            <text:p>Cella</text:p>
          </table:table-cell>
          <table:table-cell table:style-name="Default"/>
          <table:table-cell table:style-name="ce633"/>
          <table:table-cell table:style-name="ce542"/>
          <table:table-cell table:number-columns-repeated="238"/>
        </table:table-row>
        <table:table-row table:style-name="ro2">
          <table:table-cell table:style-name="ce432" office:value-type="string" calcext:value-type="string">
            <text:p>KÉ alap</text:p>
          </table:table-cell>
          <table:table-cell table:style-name="ce505" table:content-validation-name="val103" office:value-type="string" calcext:value-type="string">
            <text:p>-</text:p>
          </table:table-cell>
          <table:table-cell table:style-name="ce680" table:content-validation-name="val120" office:value-type="float" office:value="10" calcext:value-type="float">
            <text:p>10</text:p>
          </table:table-cell>
          <table:table-cell table:style-name="ce680" table:content-validation-name="val132" table:formula="of:=([Alapértékek.C21])+([Alapértékek.C22])+[Alapértékek.$D$8]+(3*[Alapértékek.J34])" office:value-type="float" office:value="5" calcext:value-type="float">
            <text:p>5</text:p>
          </table:table-cell>
          <table:table-cell table:style-name="ce749" table:content-validation-name="val139" table:formula="of:=[.C4]+[.D4]" office:value-type="float" office:value="15" calcext:value-type="float">
            <text:p>15</text:p>
          </table:table-cell>
          <table:table-cell table:style-name="ce542"/>
          <table:table-cell table:style-name="ce710" office:value-type="string" calcext:value-type="string" table:number-columns-spanned="2" table:number-rows-spanned="1">
            <text:p>Max felvehető HM:</text:p>
          </table:table-cell>
          <table:covered-table-cell table:style-name="ce542"/>
          <table:table-cell table:style-name="ce917" table:content-validation-name="val168" table:formula="of:=[$Data.C18]*(SUM([$Alapértékek.J32:.J53])+SUM([$Alapértékek.J18:.J21]))" office:value-type="float" office:value="0" calcext:value-type="float">
            <text:p>0 HM</text:p>
          </table:table-cell>
          <table:table-cell table:style-name="ce542"/>
          <table:table-cell table:style-name="ce953" table:content-validation-name="val175" office:value-type="float" office:value="10" calcext:value-type="float">
            <text:p>10 méter</text:p>
          </table:table-cell>
          <table:table-cell table:style-name="ce1369" table:content-validation-name="val177" table:number-columns-spanned="2" table:number-rows-spanned="1"/>
          <table:covered-table-cell table:style-name="ce409"/>
          <table:table-cell table:style-name="ce1080" table:formula="of:=VLOOKUP([.$L$4];tavolsagi_fegyverek_all;11;0)" office:value-type="string" office:string-value="" calcext:value-type="error">
            <text:p>#N/A</text:p>
          </table:table-cell>
          <table:table-cell table:style-name="ce1170" table:formula="of:=ROUNDUP([.$K$4]/[.$N$4])" office:value-type="string" office:string-value="" calcext:value-type="error">
            <text:p>#N/A</text:p>
          </table:table-cell>
          <table:table-cell table:style-name="Default"/>
          <table:table-cell table:style-name="ce633"/>
          <table:table-cell table:style-name="ce542"/>
          <table:table-cell table:number-columns-repeated="238"/>
        </table:table-row>
        <table:table-row table:style-name="ro1">
          <table:table-cell table:style-name="ce432" office:value-type="string" calcext:value-type="string">
            <text:p>TÉ alap</text:p>
          </table:table-cell>
          <table:table-cell table:style-name="ce780" table:content-validation-name="val104" office:value-type="float" office:value="0" calcext:value-type="float">
            <text:p>0</text:p>
          </table:table-cell>
          <table:table-cell table:style-name="ce680" table:content-validation-name="val120" office:value-type="float" office:value="20" calcext:value-type="float">
            <text:p>20</text:p>
          </table:table-cell>
          <table:table-cell table:style-name="ce680" table:content-validation-name="val133" table:formula="of:=2*([Alapértékek.$C$18]+[Alapértékek.$C$20]+[Alapértékek.$C$21])" office:value-type="float" office:value="0" calcext:value-type="float">
            <text:p>0</text:p>
          </table:table-cell>
          <table:table-cell table:style-name="ce749" table:content-validation-name="val140" table:formula="of:=[.C5]+[.B5]+[.D5]" office:value-type="float" office:value="20" calcext:value-type="float">
            <text:p>20</text:p>
          </table:table-cell>
          <table:table-cell table:style-name="ce542" table:number-columns-repeated="5"/>
          <table:table-cell table:style-name="ce960"/>
          <table:table-cell table:style-name="ce622"/>
          <table:table-cell table:style-name="ce949"/>
          <table:table-cell table:style-name="ce1041"/>
          <table:table-cell table:style-name="ce1172"/>
          <table:table-cell table:style-name="Default"/>
          <table:table-cell table:style-name="ce633"/>
          <table:table-cell table:style-name="ce542"/>
          <table:table-cell table:number-columns-repeated="238"/>
        </table:table-row>
        <table:table-row table:style-name="ro1">
          <table:table-cell table:style-name="ce432" office:value-type="string" calcext:value-type="string">
            <text:p>VÉ alap</text:p>
          </table:table-cell>
          <table:table-cell table:style-name="ce781" table:content-validation-name="val105" office:value-type="float" office:value="0" calcext:value-type="float">
            <text:p>0</text:p>
          </table:table-cell>
          <table:table-cell table:style-name="ce680" table:content-validation-name="val120" office:value-type="float" office:value="120" calcext:value-type="float">
            <text:p>120</text:p>
          </table:table-cell>
          <table:table-cell table:style-name="ce680" table:content-validation-name="val134" table:formula="of:=2*([Alapértékek.$C$20]+[Alapértékek.$C$21])" office:value-type="float" office:value="0" calcext:value-type="float">
            <text:p>0</text:p>
          </table:table-cell>
          <table:table-cell table:style-name="ce749" table:content-validation-name="val141" table:formula="of:=[.C6]+[.B6]+[.D6]" office:value-type="float" office:value="120" calcext:value-type="float">
            <text:p>120</text:p>
          </table:table-cell>
          <table:table-cell table:style-name="ce542" table:number-columns-repeated="5"/>
          <table:table-cell table:style-name="ce961" office:value-type="string" calcext:value-type="string" table:number-columns-spanned="3" table:number-rows-spanned="1">
            <text:p>Célpont Mozgás</text:p>
          </table:table-cell>
          <table:covered-table-cell table:number-columns-repeated="2" table:style-name="ce987"/>
          <table:table-cell table:style-name="ce1083"/>
          <table:table-cell table:style-name="ce1014"/>
          <table:table-cell table:style-name="Default"/>
          <table:table-cell table:style-name="ce633"/>
          <table:table-cell table:style-name="ce542"/>
          <table:table-cell table:number-columns-repeated="238"/>
        </table:table-row>
        <table:table-row table:style-name="ro7">
          <table:table-cell table:style-name="ce542" table:number-columns-repeated="6"/>
          <table:table-cell table:style-name="ce710" office:value-type="string" calcext:value-type="string" table:number-columns-spanned="2" table:number-rows-spanned="1">
            <text:p>Össz felvett CM:</text:p>
          </table:table-cell>
          <table:covered-table-cell table:style-name="ce542"/>
          <table:table-cell table:style-name="ce1173" table:content-validation-name="val107" table:formula="of:=[.B8]" office:value-type="float" office:value="0" calcext:value-type="float">
            <text:p>0 HM</text:p>
          </table:table-cell>
          <table:table-cell table:style-name="ce542"/>
          <table:table-cell table:style-name="ce962" table:formula="of:=VLOOKUP([.$L7];tavharc_szorzo_mozgas_all;4;0)" office:value-type="float" office:value="3" calcext:value-type="float">
            <text:p>3</text:p>
          </table:table-cell>
          <table:table-cell table:style-name="ce1090" table:content-validation-name="val178" office:value-type="string" calcext:value-type="string" table:number-columns-spanned="3" table:number-rows-spanned="1">
            <text:p>Álló cél</text:p>
          </table:table-cell>
          <table:covered-table-cell table:style-name="ce1062"/>
          <table:covered-table-cell table:style-name="ce676"/>
          <table:table-cell table:style-name="ce1014"/>
          <table:table-cell table:style-name="Default"/>
          <table:table-cell table:style-name="ce633"/>
          <table:table-cell table:style-name="ce542"/>
          <table:table-cell table:number-columns-repeated="238"/>
        </table:table-row>
        <table:table-row table:style-name="ro1">
          <table:table-cell table:style-name="ce432" office:value-type="string" calcext:value-type="string">
            <text:p>CÉ alap</text:p>
          </table:table-cell>
          <table:table-cell table:style-name="ce783" table:content-validation-name="val106" office:value-type="float" office:value="0" calcext:value-type="float">
            <text:p>0</text:p>
          </table:table-cell>
          <table:table-cell table:style-name="ce680" table:content-validation-name="val121" table:formula="of:=[Data.C15]" office:value-type="float" office:value="-30" calcext:value-type="float">
            <text:p>-30</text:p>
          </table:table-cell>
          <table:table-cell table:style-name="ce507" table:content-validation-name="val135" table:formula="of:=2*[Alapértékek.C24]" office:value-type="float" office:value="0" calcext:value-type="float">
            <text:p>0</text:p>
          </table:table-cell>
          <table:table-cell table:style-name="ce749" table:content-validation-name="val142" table:formula="of:=[.C8]+[.B8]+[.D8]" office:value-type="float" office:value="-30" calcext:value-type="float">
            <text:p>-30</text:p>
          </table:table-cell>
          <table:table-cell table:style-name="ce542"/>
          <table:table-cell table:style-name="ce710" office:value-type="string" calcext:value-type="string" table:number-columns-spanned="2" table:number-rows-spanned="1">
            <text:p>Max felvehető CM:</text:p>
          </table:table-cell>
          <table:covered-table-cell table:style-name="ce542"/>
          <table:table-cell table:style-name="ce917" table:content-validation-name="val169" table:formula="of:=[Data.C22]*[Alapértékek.$D$8]" office:value-type="float" office:value="20" calcext:value-type="float">
            <text:p>20 HM</text:p>
          </table:table-cell>
          <table:table-cell table:style-name="ce542"/>
          <table:table-cell table:style-name="ce964" office:value-type="string" calcext:value-type="string" table:number-columns-spanned="4" table:number-rows-spanned="1">
            <text:p>Lövész mozgás</text:p>
          </table:table-cell>
          <table:covered-table-cell table:style-name="ce1035"/>
          <table:covered-table-cell table:style-name="ce987"/>
          <table:covered-table-cell table:style-name="ce1022"/>
          <table:table-cell table:style-name="ce1014"/>
          <table:table-cell table:style-name="Default"/>
          <table:table-cell table:style-name="ce633"/>
          <table:table-cell table:style-name="ce542"/>
          <table:table-cell table:number-columns-repeated="238"/>
        </table:table-row>
        <table:table-row table:style-name="ro2">
          <table:table-cell table:style-name="ce542" table:number-columns-spanned="9" table:number-rows-spanned="1"/>
          <table:covered-table-cell table:number-columns-repeated="5" table:style-name="ce615"/>
          <table:covered-table-cell table:number-columns-repeated="3" table:style-name="ce542"/>
          <table:table-cell table:style-name="ce542"/>
          <table:table-cell table:style-name="ce962" table:formula="of:=VLOOKUP([.$L9];tavharc_szorzo_lovesz_mozgas_all;4;0)" office:value-type="float" office:value="0" calcext:value-type="float">
            <text:p>0</text:p>
          </table:table-cell>
          <table:table-cell table:style-name="ce1092" table:content-validation-name="val179" office:value-type="string" calcext:value-type="string" table:number-columns-spanned="3" table:number-rows-spanned="1">
            <text:p>Mozdulatlan/álló lövész</text:p>
          </table:table-cell>
          <table:covered-table-cell table:style-name="ce1063"/>
          <table:covered-table-cell table:style-name="ce1088"/>
          <table:table-cell table:style-name="ce1014"/>
          <table:table-cell table:style-name="Default"/>
          <table:table-cell table:style-name="ce633"/>
          <table:table-cell table:style-name="ce542"/>
          <table:table-cell table:number-columns-repeated="238"/>
        </table:table-row>
        <table:table-row table:style-name="ro7">
          <table:table-cell table:style-name="ce433" office:value-type="string" calcext:value-type="string">
            <text:p>Maradt KP:</text:p>
          </table:table-cell>
          <table:table-cell table:style-name="ce514" table:content-validation-name="val107" table:formula="of:=[Alapértékek.E10]" office:value-type="float" office:value="350" calcext:value-type="float">
            <text:p>350</text:p>
          </table:table-cell>
          <table:table-cell table:style-name="ce542"/>
          <table:table-cell table:style-name="ce710" office:value-type="string" calcext:value-type="string">
            <text:p>KP HM-re:</text:p>
          </table:table-cell>
          <table:table-cell table:style-name="ce1132" table:content-validation-name="val143" table:formula="of:=[.I3]*[Data.C17]+[.I7]*[Data.C21]" office:value-type="float" office:value="0" calcext:value-type="float">
            <text:p>0 KP</text:p>
          </table:table-cell>
          <table:table-cell table:style-name="ce542"/>
          <table:table-cell table:style-name="ce710" office:value-type="string" calcext:value-type="string" table:number-columns-spanned="2" table:number-rows-spanned="1">
            <text:p>Átlag HM</text:p>
          </table:table-cell>
          <table:covered-table-cell table:style-name="ce542"/>
          <table:table-cell table:style-name="ce793" table:content-validation-name="val170" table:formula="of:=(([.I3]+[.I7])/[Alapértékek.D8])" office:value-type="float" office:value="0" calcext:value-type="float">
            <text:p>0 HM</text:p>
          </table:table-cell>
          <table:table-cell table:style-name="ce542"/>
          <table:table-cell table:style-name="ce966" office:value-type="string" calcext:value-type="string" table:number-columns-spanned="4" table:number-rows-spanned="1">
            <text:p>Célpont Méret</text:p>
          </table:table-cell>
          <table:covered-table-cell table:style-name="ce1035"/>
          <table:covered-table-cell table:style-name="ce987"/>
          <table:covered-table-cell table:style-name="ce1022"/>
          <table:table-cell table:style-name="ce1014"/>
          <table:table-cell table:style-name="Default"/>
          <table:table-cell table:style-name="ce633"/>
          <table:table-cell table:style-name="ce542"/>
          <table:table-cell table:number-columns-repeated="238"/>
        </table:table-row>
        <table:table-row table:style-name="ro2">
          <table:table-cell table:style-name="ce546"/>
          <table:table-cell table:style-name="ce546" table:number-columns-spanned="6" table:number-rows-spanned="1"/>
          <table:covered-table-cell table:number-columns-repeated="5" table:style-name="ce546"/>
          <table:table-cell table:style-name="ce546" table:number-columns-repeated="3"/>
          <table:table-cell table:style-name="ce962" table:formula="of:=VLOOKUP([.$L11];tavharc_szorzo_meret_all;4;0)" office:value-type="float" office:value="0" calcext:value-type="float">
            <text:p>0</text:p>
          </table:table-cell>
          <table:table-cell table:style-name="ce1090" table:content-validation-name="val180" office:value-type="string" calcext:value-type="string" table:number-columns-spanned="3" table:number-rows-spanned="1">
            <text:p>Átlagos ember/elf méret</text:p>
          </table:table-cell>
          <table:covered-table-cell table:style-name="ce1065"/>
          <table:covered-table-cell table:style-name="ce676"/>
          <table:table-cell table:style-name="ce1014"/>
          <table:table-cell table:style-name="Default" table:number-columns-repeated="2"/>
          <table:table-cell table:style-name="ce546"/>
          <table:table-cell table:number-columns-repeated="238"/>
        </table:table-row>
        <table:table-row table:style-name="ro8">
          <table:table-cell table:style-name="ce435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507"/>
          <table:covered-table-cell table:number-columns-repeated="2" table:style-name="ce723"/>
          <table:covered-table-cell table:style-name="ce794"/>
          <table:table-cell table:style-name="ce542"/>
          <table:table-cell table:style-name="ce988" office:value-type="string" calcext:value-type="string" table:number-columns-spanned="4" table:number-rows-spanned="1">
            <text:p>Észlelhetőség</text:p>
          </table:table-cell>
          <table:covered-table-cell table:style-name="ce1042"/>
          <table:covered-table-cell table:style-name="ce1048"/>
          <table:covered-table-cell table:style-name="ce1099"/>
          <table:table-cell table:style-name="ce1014"/>
          <table:table-cell table:style-name="Default" table:number-columns-repeated="2"/>
          <table:table-cell table:style-name="ce542"/>
          <table:table-cell table:number-columns-repeated="238"/>
        </table:table-row>
        <table:table-row table:style-name="ro9">
          <table:table-cell table:style-name="ce436" office:value-type="string" calcext:value-type="string" table:number-columns-spanned="2" table:number-rows-spanned="1">
            <text:p>Harcmodor</text:p>
          </table:table-cell>
          <table:covered-table-cell table:style-name="ce508"/>
          <table:table-cell table:style-name="ce681" table:content-validation-name="val122" office:value-type="string" calcext:value-type="string">
            <text:p>Szint</text:p>
          </table:table-cell>
          <table:table-cell table:style-name="ce681" office:value-type="string" calcext:value-type="string">
            <text:p>KÉ</text:p>
          </table:table-cell>
          <table:table-cell table:style-name="ce681" office:value-type="string" calcext:value-type="string">
            <text:p>TÉ/CÉ</text:p>
          </table:table-cell>
          <table:table-cell table:style-name="ce681" office:value-type="string" calcext:value-type="string">
            <text:p>VÉ</text:p>
          </table:table-cell>
          <table:table-cell table:style-name="ce681" table:content-validation-name="val154" office:value-type="string" calcext:value-type="string">
            <text:p>Harckeret</text:p>
          </table:table-cell>
          <table:table-cell table:style-name="ce681" office:value-type="string" calcext:value-type="string" table:number-columns-spanned="2" table:number-rows-spanned="1">
            <text:p>CÉ</text:p>
          </table:table-cell>
          <table:covered-table-cell table:style-name="ce796"/>
          <table:table-cell table:style-name="ce827"/>
          <table:table-cell table:style-name="ce962" table:formula="of:=VLOOKUP([.$L13];tavharc_szorzo_eszlelhetoseg_all;4;0)" office:value-type="float" office:value="0" calcext:value-type="float">
            <text:p>0</text:p>
          </table:table-cell>
          <table:table-cell table:style-name="ce1092" table:content-validation-name="val181" office:value-type="string" calcext:value-type="string" table:number-columns-spanned="3" table:number-rows-spanned="1">
            <text:p>Jól kivehető kontúr</text:p>
          </table:table-cell>
          <table:covered-table-cell table:style-name="ce1100"/>
          <table:covered-table-cell table:style-name="ce676"/>
          <table:table-cell table:style-name="ce1014"/>
          <table:table-cell table:style-name="Default" table:number-columns-repeated="2"/>
          <table:table-cell table:style-name="ce827"/>
          <table:table-cell table:number-columns-repeated="238"/>
        </table:table-row>
        <table:table-row table:style-name="ro9">
          <table:table-cell table:style-name="ce437" office:value-type="string" calcext:value-type="string" table:number-columns-spanned="2" table:number-rows-spanned="1">
            <text:p>Közelharc</text:p>
          </table:table-cell>
          <table:covered-table-cell table:style-name="ce508"/>
          <table:table-cell table:style-name="ce579" table:content-validation-name="val122" table:formula="of:=[Alapértékek.$J18]" office:value-type="float" office:value="0" calcext:value-type="float">
            <text:p>0</text:p>
          </table:table-cell>
          <table:table-cell table:style-name="ce618" table:content-validation-name="val107" table:formula="of:=VLOOKUP([.$C14];harcmodorok;2)+[.$E$4]" office:value-type="float" office:value="-5" calcext:value-type="float">
            <text:p>-5</text:p>
          </table:table-cell>
          <table:table-cell table:style-name="ce618" table:content-validation-name="val107" table:formula="of:=VLOOKUP([.$C14];harcmodorok;3)+[.$E$5]" office:value-type="float" office:value="-10" calcext:value-type="float">
            <text:p>-10</text:p>
          </table:table-cell>
          <table:table-cell table:style-name="ce618" table:content-validation-name="val107" table:formula="of:=VLOOKUP([.$C14];harcmodorok;4)+[.$E$6]" office:value-type="float" office:value="90" calcext:value-type="float">
            <text:p>90</text:p>
          </table:table-cell>
          <table:table-cell table:style-name="ce618" table:content-validation-name="val155" table:formula="of:=MAX(0; ([.C14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07" office:value-type="string" calcext:value-type="string" table:number-columns-spanned="2" table:number-rows-spanned="1">
            <text:p>-</text:p>
          </table:table-cell>
          <table:covered-table-cell table:style-name="ce797" table:content-validation-name="val107"/>
          <table:table-cell table:style-name="ce542"/>
          <table:table-cell table:style-name="ce989" office:value-type="string" calcext:value-type="string" table:number-columns-spanned="4" table:number-rows-spanned="1">
            <text:p>Szél</text:p>
          </table:table-cell>
          <table:covered-table-cell table:style-name="ce1042"/>
          <table:covered-table-cell table:style-name="ce1048"/>
          <table:covered-table-cell table:style-name="ce1022"/>
          <table:table-cell table:style-name="ce1014"/>
          <table:table-cell table:style-name="Default" table:number-columns-repeated="2"/>
          <table:table-cell table:style-name="ce542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Kardvívás</text:p>
          </table:table-cell>
          <table:covered-table-cell table:style-name="ce508"/>
          <table:table-cell table:style-name="ce579" table:content-validation-name="val122" table:formula="of:=[Alapértékek.$J19]" office:value-type="float" office:value="0" calcext:value-type="float">
            <text:p>0</text:p>
          </table:table-cell>
          <table:table-cell table:style-name="ce618" table:content-validation-name="val107" table:formula="of:=VLOOKUP([.$C15];harcmodorok;2)+[.$E$4]" office:value-type="float" office:value="-5" calcext:value-type="float">
            <text:p>-5</text:p>
          </table:table-cell>
          <table:table-cell table:style-name="ce618" table:content-validation-name="val107" table:formula="of:=VLOOKUP([.$C15];harcmodorok;3)+[.$E$5]" office:value-type="float" office:value="-10" calcext:value-type="float">
            <text:p>-10</text:p>
          </table:table-cell>
          <table:table-cell table:style-name="ce618" table:content-validation-name="val107" table:formula="of:=VLOOKUP([.$C15];harcmodorok;4)+[.$E$6]" office:value-type="float" office:value="90" calcext:value-type="float">
            <text:p>90</text:p>
          </table:table-cell>
          <table:table-cell table:style-name="ce618" table:content-validation-name="val155" table:formula="of:=MAX(0; ([.C15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07" office:value-type="string" calcext:value-type="string" table:number-columns-spanned="2" table:number-rows-spanned="1">
            <text:p>-</text:p>
          </table:table-cell>
          <table:covered-table-cell table:style-name="ce797" table:content-validation-name="val107"/>
          <table:table-cell table:style-name="ce542"/>
          <table:table-cell table:style-name="ce962" table:formula="of:=VLOOKUP([.$L15];tavharc_szorzo_szel_all;4;0)" office:value-type="float" office:value="0" calcext:value-type="float">
            <text:p>0</text:p>
          </table:table-cell>
          <table:table-cell table:style-name="ce1092" table:content-validation-name="val182" office:value-type="string" calcext:value-type="string" table:number-columns-spanned="3" table:number-rows-spanned="1">
            <text:p>Szélcsend</text:p>
          </table:table-cell>
          <table:covered-table-cell table:style-name="ce1100"/>
          <table:covered-table-cell table:style-name="ce676"/>
          <table:table-cell table:style-name="ce1014"/>
          <table:table-cell table:style-name="Default" table:number-columns-repeated="2"/>
          <table:table-cell table:style-name="ce542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Zúzás</text:p>
          </table:table-cell>
          <table:covered-table-cell table:style-name="ce508"/>
          <table:table-cell table:style-name="ce579" table:content-validation-name="val122" table:formula="of:=[Alapértékek.$J20]" office:value-type="float" office:value="0" calcext:value-type="float">
            <text:p>0</text:p>
          </table:table-cell>
          <table:table-cell table:style-name="ce618" table:content-validation-name="val107" table:formula="of:=VLOOKUP([.$C16];harcmodorok;2)+[.$E$4]" office:value-type="float" office:value="-5" calcext:value-type="float">
            <text:p>-5</text:p>
          </table:table-cell>
          <table:table-cell table:style-name="ce618" table:content-validation-name="val107" table:formula="of:=VLOOKUP([.$C16];harcmodorok;3)+[.$E$5]" office:value-type="float" office:value="-10" calcext:value-type="float">
            <text:p>-10</text:p>
          </table:table-cell>
          <table:table-cell table:style-name="ce618" table:content-validation-name="val107" table:formula="of:=VLOOKUP([.$C16];harcmodorok;4)+[.$E$6]" office:value-type="float" office:value="90" calcext:value-type="float">
            <text:p>90</text:p>
          </table:table-cell>
          <table:table-cell table:style-name="ce618" table:content-validation-name="val155" table:formula="of:=MAX(0; ([.C16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07" office:value-type="string" calcext:value-type="string" table:number-columns-spanned="2" table:number-rows-spanned="1">
            <text:p>-</text:p>
          </table:table-cell>
          <table:covered-table-cell table:style-name="ce797" table:content-validation-name="val107"/>
          <table:table-cell table:style-name="ce542"/>
          <table:table-cell table:style-name="ce990" office:value-type="string" calcext:value-type="string" table:number-columns-spanned="4" table:number-rows-spanned="1">
            <text:p>Szorzó bónusz/büntetés egyéb</text:p>
          </table:table-cell>
          <table:covered-table-cell table:style-name="ce1048"/>
          <table:covered-table-cell table:style-name="ce1066"/>
          <table:covered-table-cell table:style-name="ce1022"/>
          <table:table-cell table:style-name="ce1014"/>
          <table:table-cell table:style-name="Default" table:number-columns-repeated="2"/>
          <table:table-cell table:style-name="ce542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Lándzsavívás</text:p>
          </table:table-cell>
          <table:covered-table-cell table:style-name="ce508"/>
          <table:table-cell table:style-name="ce579" table:content-validation-name="val122" table:formula="of:=[Alapértékek.$J21]" office:value-type="float" office:value="0" calcext:value-type="float">
            <text:p>0</text:p>
          </table:table-cell>
          <table:table-cell table:style-name="ce618" table:content-validation-name="val107" table:formula="of:=VLOOKUP([.$C17];harcmodorok;2)+[.$E$4]" office:value-type="float" office:value="-5" calcext:value-type="float">
            <text:p>-5</text:p>
          </table:table-cell>
          <table:table-cell table:style-name="ce618" table:content-validation-name="val107" table:formula="of:=VLOOKUP([.$C17];harcmodorok;3)+[.$E$5]" office:value-type="float" office:value="-10" calcext:value-type="float">
            <text:p>-10</text:p>
          </table:table-cell>
          <table:table-cell table:style-name="ce618" table:content-validation-name="val107" table:formula="of:=VLOOKUP([.$C17];harcmodorok;4)+[.$E$6]" office:value-type="float" office:value="90" calcext:value-type="float">
            <text:p>90</text:p>
          </table:table-cell>
          <table:table-cell table:style-name="ce618" table:content-validation-name="val155" table:formula="of:=MAX(0; ([.C17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07" office:value-type="string" calcext:value-type="string" table:number-columns-spanned="2" table:number-rows-spanned="1">
            <text:p>-</text:p>
          </table:table-cell>
          <table:covered-table-cell table:style-name="ce797" table:content-validation-name="val107"/>
          <table:table-cell table:style-name="Default"/>
          <table:table-cell table:style-name="ce991" table:content-validation-name="val176" office:value-type="float" office:value="0" calcext:value-type="float">
            <text:p>0</text:p>
          </table:table-cell>
          <table:table-cell table:style-name="ce1100" table:number-columns-repeated="2"/>
          <table:table-cell table:style-name="ce373"/>
          <table:table-cell table:style-name="ce1014"/>
          <table:table-cell table:style-name="Default" table:number-columns-repeated="3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Hajítás</text:p>
          </table:table-cell>
          <table:covered-table-cell table:style-name="ce508"/>
          <table:table-cell table:style-name="ce579" table:content-validation-name="val122" table:formula="of:=[Alapértékek.$J24]" office:value-type="float" office:value="0" calcext:value-type="float">
            <text:p>0</text:p>
          </table:table-cell>
          <table:table-cell table:style-name="ce618" table:content-validation-name="val107" table:formula="of:=VLOOKUP([.$C18];harcmodorok;2)+[.$E$4]" office:value-type="float" office:value="-5" calcext:value-type="float">
            <text:p>-5</text:p>
          </table:table-cell>
          <table:table-cell table:style-name="ce618" table:content-validation-name="val107" table:formula="of:=VLOOKUP([.$C18];harcmodorok;3)+[.$E$8]" office:value-type="float" office:value="-60" calcext:value-type="float">
            <text:p>-60</text:p>
          </table:table-cell>
          <table:table-cell table:style-name="ce618" table:content-validation-name="val107" office:value-type="string" calcext:value-type="string">
            <text:p>-</text:p>
          </table:table-cell>
          <table:table-cell table:style-name="ce618" table:content-validation-name="val155" table:formula="of:=MAX(0; ([.C18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07" table:formula="of:=VLOOKUP([.$C18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7"/>
          <table:table-cell table:style-name="ce542"/>
          <table:table-cell table:style-name="ce992"/>
          <table:table-cell table:style-name="Default" table:number-columns-repeated="2"/>
          <table:table-cell table:style-name="ce1041"/>
          <table:table-cell table:style-name="ce1014"/>
          <table:table-cell table:style-name="Default" table:number-columns-repeated="3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Íjászat</text:p>
          </table:table-cell>
          <table:covered-table-cell table:style-name="ce508"/>
          <table:table-cell table:style-name="ce579" table:content-validation-name="val122" table:formula="of:=[Alapértékek.$J25]" office:value-type="float" office:value="0" calcext:value-type="float">
            <text:p>0</text:p>
          </table:table-cell>
          <table:table-cell table:style-name="ce618" table:content-validation-name="val107" table:formula="of:=VLOOKUP([.$C19];harcmodorok;2)+[.$E$4]" office:value-type="float" office:value="-5" calcext:value-type="float">
            <text:p>-5</text:p>
          </table:table-cell>
          <table:table-cell table:style-name="ce618" table:content-validation-name="val107" table:formula="of:=VLOOKUP([.$C19];harcmodorok;3)+[.$E$8]" office:value-type="float" office:value="-60" calcext:value-type="float">
            <text:p>-60</text:p>
          </table:table-cell>
          <table:table-cell table:style-name="ce618" table:content-validation-name="val107" office:value-type="string" calcext:value-type="string">
            <text:p>-</text:p>
          </table:table-cell>
          <table:table-cell table:style-name="ce618" table:content-validation-name="val155" table:formula="of:=MAX(0; ([.C19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07" table:formula="of:=VLOOKUP([.$C19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7"/>
          <table:table-cell table:style-name="ce542"/>
          <table:table-cell table:style-name="ce993" office:value-type="string" calcext:value-type="string">
            <text:p>Szorzó</text:p>
          </table:table-cell>
          <table:table-cell table:style-name="ce1050" table:formula="of:=[.K7]+[.K9]+[.K11]+[.K13]+[.K15]+[.K17]" office:value-type="float" office:value="3" calcext:value-type="float">
            <text:p>3</text:p>
          </table:table-cell>
          <table:table-cell table:style-name="Default" table:number-columns-repeated="2"/>
          <table:table-cell table:style-name="ce1172"/>
          <table:table-cell table:style-name="Default" table:number-columns-repeated="3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Lövészet</text:p>
          </table:table-cell>
          <table:covered-table-cell table:style-name="ce508"/>
          <table:table-cell table:style-name="ce579" table:content-validation-name="val122" table:formula="of:=[Alapértékek.$J26]" office:value-type="float" office:value="0" calcext:value-type="float">
            <text:p>0</text:p>
          </table:table-cell>
          <table:table-cell table:style-name="ce618" table:content-validation-name="val107" table:formula="of:=VLOOKUP([.$C20];harcmodorok;2)+[.$E$4]" office:value-type="float" office:value="-5" calcext:value-type="float">
            <text:p>-5</text:p>
          </table:table-cell>
          <table:table-cell table:style-name="ce618" table:content-validation-name="val107" table:formula="of:=VLOOKUP([.$C20];harcmodorok;3)+[.$E$8]" office:value-type="float" office:value="-60" calcext:value-type="float">
            <text:p>-60</text:p>
          </table:table-cell>
          <table:table-cell table:style-name="ce618" table:content-validation-name="val107" office:value-type="string" calcext:value-type="string">
            <text:p>-</text:p>
          </table:table-cell>
          <table:table-cell table:style-name="ce618" table:content-validation-name="val155" table:formula="of:=MAX(0; ([.C20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07" table:formula="of:=VLOOKUP([.$C20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7"/>
          <table:table-cell table:style-name="ce542"/>
          <table:table-cell table:style-name="ce994" office:value-type="string" calcext:value-type="string">
            <text:p>Cella</text:p>
          </table:table-cell>
          <table:table-cell table:style-name="ce1051" table:formula="of:=[.O4]" office:value-type="string" office:string-value="" calcext:value-type="error">
            <text:p>#N/A</text:p>
          </table:table-cell>
          <table:table-cell table:style-name="Default"/>
          <table:table-cell table:style-name="ce1041"/>
          <table:table-cell table:style-name="ce1172"/>
          <table:table-cell table:style-name="Default" table:number-columns-repeated="3"/>
          <table:table-cell table:number-columns-repeated="238"/>
        </table:table-row>
        <table:table-row table:style-name="ro6">
          <table:table-cell table:style-name="ce437" office:value-type="string" calcext:value-type="string" table:number-columns-spanned="2" table:number-rows-spanned="1">
            <text:p>Mágikus célzás</text:p>
          </table:table-cell>
          <table:covered-table-cell table:style-name="ce508"/>
          <table:table-cell table:style-name="ce579" table:content-validation-name="val122" table:formula="of:=[Alapértékek.$J28]" office:value-type="float" office:value="0" calcext:value-type="float">
            <text:p>0</text:p>
          </table:table-cell>
          <table:table-cell table:style-name="ce618" table:content-validation-name="val107" table:formula="of:=VLOOKUP([.$C21];harcmodorok;2)+[.$E$4]" office:value-type="float" office:value="-5" calcext:value-type="float">
            <text:p>-5</text:p>
          </table:table-cell>
          <table:table-cell table:style-name="ce618" table:content-validation-name="val107" table:formula="of:=VLOOKUP([.$C21];harcmodorok;3)+[.$E$8]" office:value-type="float" office:value="-60" calcext:value-type="float">
            <text:p>-60</text:p>
          </table:table-cell>
          <table:table-cell table:style-name="ce618" table:content-validation-name="val107" office:value-type="string" calcext:value-type="string">
            <text:p>-</text:p>
          </table:table-cell>
          <table:table-cell table:style-name="ce618" table:content-validation-name="val155" table:formula="of:=MAX(0; ([.C21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07" table:formula="of:=VLOOKUP([.$C21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7"/>
          <table:table-cell table:style-name="ce542"/>
          <table:table-cell table:style-name="ce995" office:value-type="string" calcext:value-type="string">
            <text:p>Cél VÉ</text:p>
          </table:table-cell>
          <table:table-cell table:style-name="ce1034" table:formula="of:=[.L19]*[.O4]" office:value-type="string" office:string-value="" calcext:value-type="error">
            <text:p>#N/A</text:p>
          </table:table-cell>
          <table:table-cell table:style-name="ce1070" table:number-columns-repeated="2"/>
          <table:table-cell table:style-name="ce1174"/>
          <table:table-cell table:style-name="Default"/>
          <table:table-cell table:style-name="ce949"/>
          <table:table-cell table:style-name="ce542"/>
          <table:table-cell table:number-columns-repeated="238"/>
        </table:table-row>
        <table:table-row table:style-name="ro10">
          <table:table-cell table:style-name="ce546" table:number-columns-spanned="9" table:number-rows-spanned="1"/>
          <table:covered-table-cell table:number-columns-repeated="7" table:style-name="ce546"/>
          <table:covered-table-cell table:style-name="ce929"/>
          <table:table-cell table:style-name="ce546"/>
          <table:table-cell table:style-name="ce840"/>
          <table:table-cell/>
          <table:table-cell table:style-name="Default" table:number-columns-repeated="2"/>
          <table:table-cell table:style-name="ce1124" table:number-columns-spanned="3" table:number-rows-spanned="1"/>
          <table:covered-table-cell table:number-columns-repeated="2" table:style-name="Default"/>
          <table:table-cell table:style-name="ce546"/>
          <table:table-cell table:number-columns-repeated="238"/>
        </table:table-row>
        <table:table-row table:style-name="ro2">
          <table:table-cell table:style-name="ce447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 table:style-name="ce622"/>
          <table:table-cell table:style-name="Default" table:number-columns-repeated="9"/>
          <table:table-cell table:number-columns-repeated="238"/>
        </table:table-row>
        <table:table-row table:style-name="ro2">
          <table:table-cell table:style-name="ce555" table:content-validation-name="val94" office:value-type="string" calcext:value-type="string">
            <text:p>Távolsági fegyver</text:p>
          </table:table-cell>
          <table:table-cell table:style-name="ce623" table:content-validation-name="val5" office:value-type="string" calcext:value-type="string">
            <text:p>Sebesség</text:p>
          </table:table-cell>
          <table:table-cell table:style-name="ce683" table:content-validation-name="val123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CÉ</text:p>
          </table:table-cell>
          <table:table-cell table:style-name="ce620" office:value-type="string" calcext:value-type="string">
            <text:p>Osztó</text:p>
          </table:table-cell>
          <table:table-cell table:style-name="ce683" office:value-type="string" calcext:value-type="string">
            <text:p>SP</text:p>
          </table:table-cell>
          <table:table-cell table:style-name="ce683" office:value-type="string" calcext:value-type="string" table:number-columns-spanned="2" table:number-rows-spanned="1">
            <text:p>Hatótáv + Komment</text:p>
          </table:table-cell>
          <table:covered-table-cell table:style-name="ce622"/>
          <table:table-cell table:style-name="Default" table:number-columns-repeated="9"/>
          <table:table-cell table:number-columns-repeated="238"/>
        </table:table-row>
        <table:table-row table:style-name="ro1">
          <table:table-cell table:style-name="ce556" table:content-validation-name="val95"/>
          <table:table-cell table:style-name="ce512" table:content-validation-name="val108" table:formula="of:=VLOOKUP([.$A25];tavolsagi_fegyverek_all;12;0)" office:value-type="string" office:string-value="" calcext:value-type="error">
            <text:p>#N/A</text:p>
          </table:table-cell>
          <table:table-cell table:style-name="ce684" table:content-validation-name="val124" office:value-type="float" office:value="0" calcext:value-type="float">
            <text:p>0</text:p>
          </table:table-cell>
          <table:table-cell table:style-name="ce596" table:formula="of:=VLOOKUP([.$A25];tavolsagi_fegyverek_all;9;0)+[.$C25]*[Data.$S$6]" office:value-type="string" office:string-value="" calcext:value-type="error">
            <text:p>#N/A</text:p>
          </table:table-cell>
          <table:table-cell table:style-name="ce643" table:content-validation-name="val107" table:formula="of:=VLOOKUP([.$A25];tavolsagi_fegyverek_all;10;0)+[.$C25]*[Data.$T$6]" office:value-type="string" office:string-value="" calcext:value-type="error">
            <text:p>#N/A</text:p>
          </table:table-cell>
          <table:table-cell table:style-name="ce643" table:formula="of:=VLOOKUP([.$A25];tavolsagi_fegyverek_all;11;0)" office:value-type="string" office:string-value="" calcext:value-type="error">
            <text:p>#N/A</text:p>
          </table:table-cell>
          <table:table-cell table:style-name="ce643" table:content-validation-name="val156" table:formula="of:=IF(ISNUMBER(VLOOKUP([.$A25];tavolsagi_fegyverek_all;3;0));(VLOOKUP([.$A25];tavolsagi_fegyverek_all;3;0)+([.$C25]*[Data.$V$6])&amp;&quot; &quot;&amp;VLOOKUP([.$A25];tavolsagi_fegyverek_all;4;0)&amp;IF(((ISNUMBER(VLOOKUP([.$A25];tavolsagi_fegyverek_all;5;0))=1)AND(VLOOKUP([.$A25];tavolsagi_fegyverek_all;5;0)&gt;0));(&quot; +&quot;&amp;VLOOKUP([.$A25];tavolsagi_fegyverek_all;5;0)&amp;&quot;Á&quot;);&quot;&quot;));[Data.$C$32])" office:value-type="string" office:string-value="N/A" calcext:value-type="string">
            <text:p>N/A</text:p>
          </table:table-cell>
          <table:table-cell table:style-name="ce765" table:formula="of:=COM.MICROSOFT.CONCAT(IF(LEN(VLOOKUP([.A25];tavolsagi_fegyverek_all;8;0))&gt;0;(&quot;Hatótáv: &quot;&amp;VLOOKUP([.A25];tavolsagi_fegyverek_all;8;0));&quot;&quot;); &quot;; &quot;; VLOOKUP([.A25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910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Default" table:number-columns-repeated="4"/>
          <table:table-cell table:number-columns-repeated="238"/>
        </table:table-row>
        <table:table-row table:style-name="ro1">
          <table:table-cell table:style-name="ce556" table:content-validation-name="val95"/>
          <table:table-cell table:style-name="ce512" table:content-validation-name="val108" table:formula="of:=VLOOKUP([.$A26];tavolsagi_fegyverek_all;12;0)" office:value-type="string" office:string-value="" calcext:value-type="error">
            <text:p>#N/A</text:p>
          </table:table-cell>
          <table:table-cell table:style-name="ce684" table:content-validation-name="val125" office:value-type="float" office:value="0" calcext:value-type="float">
            <text:p>0</text:p>
          </table:table-cell>
          <table:table-cell table:style-name="ce596" table:formula="of:=VLOOKUP([.$A26];tavolsagi_fegyverek_all;9;0)+[.$C26]*[Data.$S$6]" office:value-type="string" office:string-value="" calcext:value-type="error">
            <text:p>#N/A</text:p>
          </table:table-cell>
          <table:table-cell table:style-name="ce643" table:content-validation-name="val107" table:formula="of:=VLOOKUP([.$A26];tavolsagi_fegyverek_all;10;0)+[.$C26]*[Data.$T$6]" office:value-type="string" office:string-value="" calcext:value-type="error">
            <text:p>#N/A</text:p>
          </table:table-cell>
          <table:table-cell table:style-name="ce643" table:formula="of:=VLOOKUP([.$A26];tavolsagi_fegyverek_all;11;0)" office:value-type="string" office:string-value="" calcext:value-type="error">
            <text:p>#N/A</text:p>
          </table:table-cell>
          <table:table-cell table:style-name="ce643" table:content-validation-name="val156" table:formula="of:=IF(ISNUMBER(VLOOKUP([.$A26];tavolsagi_fegyverek_all;3;0));(VLOOKUP([.$A26];tavolsagi_fegyverek_all;3;0)+([.$C26]*[Data.$V$6])&amp;&quot; &quot;&amp;VLOOKUP([.$A26];tavolsagi_fegyverek_all;4;0)&amp;IF(((ISNUMBER(VLOOKUP([.$A26];tavolsagi_fegyverek_all;5;0))=1)AND(VLOOKUP([.$A26];tavolsagi_fegyverek_all;5;0)&gt;0));(&quot; +&quot;&amp;VLOOKUP([.$A26];tavolsagi_fegyverek_all;5;0)&amp;&quot;Á&quot;);&quot;&quot;));[Data.$C$32])" office:value-type="string" office:string-value="N/A" calcext:value-type="string">
            <text:p>N/A</text:p>
          </table:table-cell>
          <table:table-cell table:style-name="ce765" table:formula="of:=COM.MICROSOFT.CONCAT(IF(LEN(VLOOKUP([.A26];tavolsagi_fegyverek_all;8;0))&gt;0;(&quot;Hatótáv: &quot;&amp;VLOOKUP([.A26];tavolsagi_fegyverek_all;8;0));&quot;&quot;); &quot;; &quot;; VLOOKUP([.A26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910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Default" table:number-columns-repeated="4"/>
          <table:table-cell table:number-columns-repeated="238"/>
        </table:table-row>
        <table:table-row table:style-name="ro2">
          <table:table-cell table:style-name="Default" table:number-columns-repeated="18"/>
          <table:table-cell table:number-columns-repeated="238"/>
        </table:table-row>
        <table:table-row table:style-name="ro2">
          <table:table-cell table:style-name="ce438" office:value-type="string" calcext:value-type="string" table:number-columns-spanned="9" table:number-rows-spanned="1">
            <text:p>Kézifegyverek értékei</text:p>
          </table:table-cell>
          <table:covered-table-cell table:style-name="ce626"/>
          <table:covered-table-cell table:number-columns-repeated="5" table:style-name="ce580"/>
          <table:covered-table-cell table:style-name="ce626"/>
          <table:covered-table-cell table:style-name="ce815"/>
          <table:table-cell table:style-name="ce830"/>
          <table:table-cell table:style-name="ce840"/>
          <table:table-cell/>
          <table:table-cell table:style-name="Default" table:number-columns-repeated="5"/>
          <table:table-cell table:style-name="ce542"/>
          <table:table-cell table:number-columns-repeated="238"/>
        </table:table-row>
        <table:table-row table:style-name="ro2">
          <table:table-cell table:style-name="ce555" table:content-validation-name="val5" office:value-type="string" calcext:value-type="string">
            <text:p>Fegyver</text:p>
          </table:table-cell>
          <table:table-cell table:style-name="ce623" table:content-validation-name="val5" office:value-type="string" calcext:value-type="string">
            <text:p>Sebesség</text:p>
          </table:table-cell>
          <table:table-cell table:style-name="ce683" table:content-validation-name="val123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TÉ</text:p>
          </table:table-cell>
          <table:table-cell table:style-name="ce620" office:value-type="string" calcext:value-type="string">
            <text:p>VÉ</text:p>
          </table:table-cell>
          <table:table-cell table:style-name="ce683" office:value-type="string" calcext:value-type="string">
            <text:p>SP</text:p>
          </table:table-cell>
          <table:table-cell table:style-name="ce683" office:value-type="string" calcext:value-type="string" table:number-columns-spanned="2" table:number-rows-spanned="1">
            <text:p>Komment</text:p>
          </table:table-cell>
          <table:covered-table-cell table:style-name="ce622"/>
          <table:table-cell table:style-name="ce546"/>
          <table:table-cell table:style-name="ce840"/>
          <table:table-cell/>
          <table:table-cell table:style-name="Default" table:number-columns-repeated="5"/>
          <table:table-cell table:style-name="ce542"/>
          <table:table-cell table:number-columns-repeated="238"/>
        </table:table-row>
        <table:table-row table:style-name="ro1">
          <table:table-cell table:style-name="ce442" table:content-validation-name="val96" office:value-type="string" calcext:value-type="string">
            <text:p>Puszta kéz</text:p>
          </table:table-cell>
          <table:table-cell table:style-name="ce512" table:content-validation-name="val108" table:formula="of:=IFNA(VLOOKUP([.$A30];kezifegyverek_all;12;0);[Data.$C$32])" office:value-type="float" office:value="6" calcext:value-type="float">
            <text:p>6</text:p>
          </table:table-cell>
          <table:table-cell table:style-name="ce684" table:content-validation-name="val126" office:value-type="float" office:value="0" calcext:value-type="float">
            <text:p>0</text:p>
          </table:table-cell>
          <table:table-cell table:style-name="ce643" table:content-validation-name="val107" table:formula="of:=IFERROR(VLOOKUP([.$A30];kezifegyverek_all;9;0)+[.$C30]*[Data.$S$6];[Data.$C$32])" office:value-type="float" office:value="-10" calcext:value-type="float">
            <text:p>-10</text:p>
          </table:table-cell>
          <table:table-cell table:style-name="ce643" table:content-validation-name="val107" table:formula="of:=IFERROR(VLOOKUP([.$A30];kezifegyverek_all;10;0)+[.$C30]*[Data.$S$6];[Data.$C$32])" office:value-type="float" office:value="-10" calcext:value-type="float">
            <text:p>-10</text:p>
          </table:table-cell>
          <table:table-cell table:style-name="ce643" table:content-validation-name="val107" table:formula="of:=IFERROR(VLOOKUP([.$A30];kezifegyverek_all;11;0)+[.$C30]*[Data.$S$6];[Data.$C$32])" office:value-type="float" office:value="-10" calcext:value-type="float">
            <text:p>-10</text:p>
          </table:table-cell>
          <table:table-cell table:style-name="ce643" table:content-validation-name="val157" table:formula="of:=(VLOOKUP([.$A30];kezifegyverek_all;3;0)+([.$C30]*[Data.$V$6])+[Data.$C$34])&amp;&quot; &quot;&amp;VLOOKUP([.$A30];kezifegyverek_all;4;0)" office:value-type="string" office:string-value="-5 Z" calcext:value-type="string">
            <text:p>-5 Z</text:p>
          </table:table-cell>
          <table:table-cell table:style-name="ce763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/>
          <table:covered-table-cell table:style-name="ce615"/>
          <table:covered-table-cell table:number-columns-repeated="2" table:style-name="Default"/>
          <table:table-cell table:style-name="Default" table:number-columns-repeated="2"/>
          <table:table-cell table:style-name="ce633"/>
          <table:table-cell table:style-name="ce542"/>
          <table:table-cell table:number-columns-repeated="238"/>
        </table:table-row>
        <table:table-row table:style-name="ro1">
          <table:table-cell table:style-name="ce556" table:content-validation-name="val97" office:value-type="string" calcext:value-type="string">
            <text:p><text:s/>__</text:p>
          </table:table-cell>
          <table:table-cell table:style-name="ce512" table:content-validation-name="val108" table:formula="of:=IFNA(VLOOKUP([.$A31];kezifegyverek_all;12;0);[Data.$C$32])" office:value-type="string" office:string-value="N/A" calcext:value-type="string">
            <text:p>N/A</text:p>
          </table:table-cell>
          <table:table-cell table:style-name="ce684" table:content-validation-name="val126" office:value-type="float" office:value="0" calcext:value-type="float">
            <text:p>0</text:p>
          </table:table-cell>
          <table:table-cell table:style-name="ce643" table:content-validation-name="val107" table:formula="of:=IFERROR(VLOOKUP([.$A31];kezifegyverek_all;9;0)+[.$C31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1];kezifegyverek_all;10;0)+[.$C31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1];kezifegyverek_all;11;0)+[.$C31]*[Data.$S$6];[Data.$C$32])" office:value-type="string" office:string-value="N/A" calcext:value-type="string">
            <text:p>N/A</text:p>
          </table:table-cell>
          <table:table-cell table:style-name="ce643" table:content-validation-name="val158" table:formula="of:=IF(ISNUMBER(VLOOKUP([.$A31];kezifegyverek_all;3;0));     VLOOKUP([.$A31];kezifegyverek_all;3;0) + [Data.$C$34] + ([.$C31] * [Data.$V$6]) &amp;     IF(VLOOKUP([.$A31];kezifegyverek_all;6;0) = 1;         &quot;/&quot; &amp; (VLOOKUP([.$A31];kezifegyverek_all;3;0) + [Data.$C$34] + ([.$C31] * [Data.$V$6]) + 2);     &quot;&quot;) &amp; &quot; &quot; &amp;     VLOOKUP([.$A31];kezifegyverek_all;4;0) &amp;     IF(AND(ISNUMBER(VLOOKUP([.$A31];kezifegyverek_all;5;0)); VLOOKUP([.$A31];kezifegyverek_all;5;0) &gt; 0);         &quot; +&quot; &amp; VLOOKUP([.$A31];kezifegyverek_all;5;0) &amp; &quot;Á&quot;;     &quot;&quot;);     [Data.$C$32] )" office:value-type="string" office:string-value="N/A" calcext:value-type="string">
            <text:p>N/A</text:p>
          </table:table-cell>
          <table:table-cell table:style-name="ce862" table:content-validation-name="val5" table:formula="of:=COM.MICROSOFT.CONCAT(IF(VLOOKUP([.$A31];kezifegyverek_all;7;0)=1;&quot;MK szabály!&quot;;&quot;&quot;); VLOOKUP([.$A31];kezifegyverek_all;14;0))" table:number-columns-spanned="2" table:number-rows-spanned="1">
            <text:p/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style-name="ce926"/>
          <table:covered-table-cell table:number-columns-repeated="3"/>
          <table:table-cell table:style-name="ce615" table:number-columns-repeated="2"/>
          <table:table-cell table:style-name="ce633"/>
          <table:table-cell table:style-name="ce542"/>
          <table:table-cell table:number-columns-repeated="238"/>
        </table:table-row>
        <table:table-row table:style-name="ro1">
          <table:table-cell table:style-name="ce556" table:content-validation-name="val97" office:value-type="string" calcext:value-type="string">
            <text:p><text:s/>__</text:p>
          </table:table-cell>
          <table:table-cell table:style-name="ce512" table:content-validation-name="val108" table:formula="of:=IFNA(VLOOKUP([.$A32];kezifegyverek_all;12;0);[Data.$C$32])" office:value-type="string" office:string-value="N/A" calcext:value-type="string">
            <text:p>N/A</text:p>
          </table:table-cell>
          <table:table-cell table:style-name="ce684" table:content-validation-name="val126" office:value-type="float" office:value="0" calcext:value-type="float">
            <text:p>0</text:p>
          </table:table-cell>
          <table:table-cell table:style-name="ce643" table:content-validation-name="val107" table:formula="of:=IFERROR(VLOOKUP([.$A32];kezifegyverek_all;9;0)+[.$C32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2];kezifegyverek_all;10;0)+[.$C32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2];kezifegyverek_all;11;0)+[.$C32]*[Data.$S$6];[Data.$C$32])" office:value-type="string" office:string-value="N/A" calcext:value-type="string">
            <text:p>N/A</text:p>
          </table:table-cell>
          <table:table-cell table:style-name="ce643" table:content-validation-name="val158" table:formula="of:=IF(ISNUMBER(VLOOKUP([.$A32];kezifegyverek_all;3;0));     VLOOKUP([.$A32];kezifegyverek_all;3;0) + [Data.$C$34] + ([.$C32] * [Data.$V$6]) &amp;     IF(VLOOKUP([.$A32];kezifegyverek_all;6;0) = 1;         &quot;/&quot; &amp; (VLOOKUP([.$A32];kezifegyverek_all;3;0) + [Data.$C$34] + ([.$C32] * [Data.$V$6]) + 2);     &quot;&quot;) &amp; &quot; &quot; &amp;     VLOOKUP([.$A32];kezifegyverek_all;4;0) &amp;     IF(AND(ISNUMBER(VLOOKUP([.$A32];kezifegyverek_all;5;0)); VLOOKUP([.$A32];kezifegyverek_all;5;0) &gt; 0);         &quot; +&quot; &amp; VLOOKUP([.$A32];kezifegyverek_all;5;0) &amp; &quot;Á&quot;;     &quot;&quot;);     [Data.$C$32] )" office:value-type="string" office:string-value="N/A" calcext:value-type="string">
            <text:p>N/A</text:p>
          </table:table-cell>
          <table:table-cell table:style-name="ce862" table:formula="of:=COM.MICROSOFT.CONCAT(IF(VLOOKUP([.$A32];kezifegyverek_all;7;0)=1;&quot;MK szabály!&quot;;&quot;&quot;); VLOOKUP([.$A32];kezifegyverek_all;14;0))" table:number-columns-spanned="2" table:number-rows-spanned="1">
            <text:p/>
          </table:table-cell>
          <table:covered-table-cell table:style-name="ce800"/>
          <table:table-cell table:style-name="ce967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15" table:number-columns-repeated="2"/>
          <table:table-cell table:style-name="ce633"/>
          <table:table-cell table:style-name="ce542"/>
          <table:table-cell table:number-columns-repeated="238"/>
        </table:table-row>
        <table:table-row table:style-name="ro1">
          <table:table-cell table:style-name="ce556" table:content-validation-name="val97" office:value-type="string" calcext:value-type="string">
            <text:p><text:s/>__</text:p>
          </table:table-cell>
          <table:table-cell table:style-name="ce512" table:content-validation-name="val108" table:formula="of:=IFNA(VLOOKUP([.$A33];kezifegyverek_all;12;0);[Data.$C$32])" office:value-type="string" office:string-value="N/A" calcext:value-type="string">
            <text:p>N/A</text:p>
          </table:table-cell>
          <table:table-cell table:style-name="ce684" table:content-validation-name="val126" office:value-type="float" office:value="0" calcext:value-type="float">
            <text:p>0</text:p>
          </table:table-cell>
          <table:table-cell table:style-name="ce643" table:content-validation-name="val107" table:formula="of:=IFERROR(VLOOKUP([.$A33];kezifegyverek_all;9;0)+[.$C33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3];kezifegyverek_all;10;0)+[.$C33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3];kezifegyverek_all;11;0)+[.$C33]*[Data.$S$6];[Data.$C$32])" office:value-type="string" office:string-value="N/A" calcext:value-type="string">
            <text:p>N/A</text:p>
          </table:table-cell>
          <table:table-cell table:style-name="ce643" table:content-validation-name="val158" table:formula="of:=IF(ISNUMBER(VLOOKUP([.$A33];kezifegyverek_all;3;0));     VLOOKUP([.$A33];kezifegyverek_all;3;0) + [Data.$C$34] + ([.$C33] * [Data.$V$6]) &amp;     IF(VLOOKUP([.$A33];kezifegyverek_all;6;0) = 1;         &quot;/&quot; &amp; (VLOOKUP([.$A33];kezifegyverek_all;3;0) + [Data.$C$34] + ([.$C33] * [Data.$V$6]) + 2);     &quot;&quot;) &amp; &quot; &quot; &amp;     VLOOKUP([.$A33];kezifegyverek_all;4;0) &amp;     IF(AND(ISNUMBER(VLOOKUP([.$A33];kezifegyverek_all;5;0)); VLOOKUP([.$A33];kezifegyverek_all;5;0) &gt; 0);         &quot; +&quot; &amp; VLOOKUP([.$A33];kezifegyverek_all;5;0) &amp; &quot;Á&quot;;     &quot;&quot;);     [Data.$C$32] )" office:value-type="string" office:string-value="N/A" calcext:value-type="string">
            <text:p>N/A</text:p>
          </table:table-cell>
          <table:table-cell table:style-name="ce862" table:formula="of:=COM.MICROSOFT.CONCAT(IF(VLOOKUP([.$A33];kezifegyverek_all;7;0)=1;&quot;MK szabály!&quot;;&quot;&quot;); VLOOKUP([.$A33];kezifegyverek_all;14;0))" table:number-columns-spanned="2" table:number-rows-spanned="1">
            <text:p/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15" table:number-columns-repeated="2"/>
          <table:table-cell table:style-name="ce633"/>
          <table:table-cell table:style-name="ce542"/>
          <table:table-cell table:number-columns-repeated="238"/>
        </table:table-row>
        <table:table-row table:style-name="ro11">
          <table:table-cell table:style-name="ce556" table:content-validation-name="val97" office:value-type="string" calcext:value-type="string">
            <text:p><text:s/>__</text:p>
          </table:table-cell>
          <table:table-cell table:style-name="ce512" table:content-validation-name="val108" table:formula="of:=IFNA(VLOOKUP([.$A34];kezifegyverek_all;12;0);[Data.$C$32])" office:value-type="string" office:string-value="N/A" calcext:value-type="string">
            <text:p>N/A</text:p>
          </table:table-cell>
          <table:table-cell table:style-name="ce684" table:content-validation-name="val126" office:value-type="float" office:value="0" calcext:value-type="float">
            <text:p>0</text:p>
          </table:table-cell>
          <table:table-cell table:style-name="ce643" table:content-validation-name="val107" table:formula="of:=IFERROR(VLOOKUP([.$A34];kezifegyverek_all;9;0)+[.$C34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4];kezifegyverek_all;10;0)+[.$C34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4];kezifegyverek_all;11;0)+[.$C34]*[Data.$S$6];[Data.$C$32])" office:value-type="string" office:string-value="N/A" calcext:value-type="string">
            <text:p>N/A</text:p>
          </table:table-cell>
          <table:table-cell table:style-name="ce643" table:content-validation-name="val158" table:formula="of:=IF(ISNUMBER(VLOOKUP([.$A34];kezifegyverek_all;3;0));     VLOOKUP([.$A34];kezifegyverek_all;3;0) + [Data.$C$34] + ([.$C34] * [Data.$V$6]) &amp;     IF(VLOOKUP([.$A34];kezifegyverek_all;6;0) = 1;         &quot;/&quot; &amp; (VLOOKUP([.$A34];kezifegyverek_all;3;0) + [Data.$C$34] + ([.$C34] * [Data.$V$6]) + 2);     &quot;&quot;) &amp; &quot; &quot; &amp;     VLOOKUP([.$A34];kezifegyverek_all;4;0) &amp;     IF(AND(ISNUMBER(VLOOKUP([.$A34];kezifegyverek_all;5;0)); VLOOKUP([.$A34];kezifegyverek_all;5;0) &gt; 0);         &quot; +&quot; &amp; VLOOKUP([.$A34];kezifegyverek_all;5;0) &amp; &quot;Á&quot;;     &quot;&quot;);     [Data.$C$32] )" office:value-type="string" office:string-value="N/A" calcext:value-type="string">
            <text:p>N/A</text:p>
          </table:table-cell>
          <table:table-cell table:style-name="ce862" table:formula="of:=COM.MICROSOFT.CONCAT(IF(VLOOKUP([.$A34];kezifegyverek_all;7;0)=1;&quot;MK szabály!&quot;;&quot;&quot;); VLOOKUP([.$A34];kezifegyverek_all;14;0))" table:number-columns-spanned="2" table:number-rows-spanned="1">
            <text:p/>
          </table:table-cell>
          <table:covered-table-cell table:style-name="ce800"/>
          <table:table-cell table:style-name="ce1078"/>
          <table:table-cell table:number-columns-repeated="4"/>
          <table:table-cell table:style-name="ce615" table:number-columns-repeated="2"/>
          <table:table-cell table:style-name="ce633"/>
          <table:table-cell table:style-name="ce542"/>
          <table:table-cell table:number-columns-repeated="238"/>
        </table:table-row>
        <table:table-row table:style-name="ro1">
          <table:table-cell table:style-name="ce556" table:content-validation-name="val97" office:value-type="string" calcext:value-type="string">
            <text:p><text:s/>__</text:p>
          </table:table-cell>
          <table:table-cell table:style-name="ce512" table:content-validation-name="val108" table:formula="of:=IFNA(VLOOKUP([.$A35];kezifegyverek_all;12;0);[Data.$C$32])" office:value-type="string" office:string-value="N/A" calcext:value-type="string">
            <text:p>N/A</text:p>
          </table:table-cell>
          <table:table-cell table:style-name="ce684" table:content-validation-name="val126" office:value-type="float" office:value="0" calcext:value-type="float">
            <text:p>0</text:p>
          </table:table-cell>
          <table:table-cell table:style-name="ce643" table:content-validation-name="val107" table:formula="of:=IFERROR(VLOOKUP([.$A35];kezifegyverek_all;9;0)+[.$C35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5];kezifegyverek_all;10;0)+[.$C35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5];kezifegyverek_all;11;0)+[.$C35]*[Data.$S$6];[Data.$C$32])" office:value-type="string" office:string-value="N/A" calcext:value-type="string">
            <text:p>N/A</text:p>
          </table:table-cell>
          <table:table-cell table:style-name="ce643" table:content-validation-name="val158" table:formula="of:=IF(ISNUMBER(VLOOKUP([.$A35];kezifegyverek_all;3;0));     VLOOKUP([.$A35];kezifegyverek_all;3;0) + [Data.$C$34] + ([.$C35] * [Data.$V$6]) &amp;     IF(VLOOKUP([.$A35];kezifegyverek_all;6;0) = 1;         &quot;/&quot; &amp; (VLOOKUP([.$A35];kezifegyverek_all;3;0) + [Data.$C$34] + ([.$C35] * [Data.$V$6]) + 2);     &quot;&quot;) &amp; &quot; &quot; &amp;     VLOOKUP([.$A35];kezifegyverek_all;4;0) &amp;     IF(AND(ISNUMBER(VLOOKUP([.$A35];kezifegyverek_all;5;0)); VLOOKUP([.$A35];kezifegyverek_all;5;0) &gt; 0);         &quot; +&quot; &amp; VLOOKUP([.$A35];kezifegyverek_all;5;0) &amp; &quot;Á&quot;;     &quot;&quot;);     [Data.$C$32] )" office:value-type="string" office:string-value="N/A" calcext:value-type="string">
            <text:p>N/A</text:p>
          </table:table-cell>
          <table:table-cell table:style-name="ce862" table:formula="of:=COM.MICROSOFT.CONCAT(IF(VLOOKUP([.$A35];kezifegyverek_all;7;0)=1;&quot;MK szabály!&quot;;&quot;&quot;); VLOOKUP([.$A35];kezifegyverek_all;14;0))" table:number-columns-spanned="2" table:number-rows-spanned="1">
            <text:p/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15" table:number-columns-repeated="2"/>
          <table:table-cell table:style-name="ce633"/>
          <table:table-cell table:style-name="ce542"/>
          <table:table-cell table:number-columns-repeated="238"/>
        </table:table-row>
        <table:table-row table:style-name="ro1">
          <table:table-cell table:style-name="ce556" table:content-validation-name="val97" office:value-type="string" calcext:value-type="string">
            <text:p><text:s/>__</text:p>
          </table:table-cell>
          <table:table-cell table:style-name="ce512" table:content-validation-name="val108" table:formula="of:=IFNA(VLOOKUP([.$A36];kezifegyverek_all;12;0);[Data.$C$32])" office:value-type="string" office:string-value="N/A" calcext:value-type="string">
            <text:p>N/A</text:p>
          </table:table-cell>
          <table:table-cell table:style-name="ce684" table:content-validation-name="val126" office:value-type="float" office:value="0" calcext:value-type="float">
            <text:p>0</text:p>
          </table:table-cell>
          <table:table-cell table:style-name="ce643" table:content-validation-name="val107" table:formula="of:=IFERROR(VLOOKUP([.$A36];kezifegyverek_all;9;0)+[.$C36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6];kezifegyverek_all;10;0)+[.$C36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6];kezifegyverek_all;11;0)+[.$C36]*[Data.$S$6];[Data.$C$32])" office:value-type="string" office:string-value="N/A" calcext:value-type="string">
            <text:p>N/A</text:p>
          </table:table-cell>
          <table:table-cell table:style-name="ce643" table:content-validation-name="val158" table:formula="of:=IF(ISNUMBER(VLOOKUP([.$A36];kezifegyverek_all;3;0));     VLOOKUP([.$A36];kezifegyverek_all;3;0) + [Data.$C$34] + ([.$C36] * [Data.$V$6]) &amp;     IF(VLOOKUP([.$A36];kezifegyverek_all;6;0) = 1;         &quot;/&quot; &amp; (VLOOKUP([.$A36];kezifegyverek_all;3;0) + [Data.$C$34] + ([.$C36] * [Data.$V$6]) + 2);     &quot;&quot;) &amp; &quot; &quot; &amp;     VLOOKUP([.$A36];kezifegyverek_all;4;0) &amp;     IF(AND(ISNUMBER(VLOOKUP([.$A36];kezifegyverek_all;5;0)); VLOOKUP([.$A36];kezifegyverek_all;5;0) &gt; 0);         &quot; +&quot; &amp; VLOOKUP([.$A36];kezifegyverek_all;5;0) &amp; &quot;Á&quot;;     &quot;&quot;);     [Data.$C$32] )" office:value-type="string" office:string-value="N/A" calcext:value-type="string">
            <text:p>N/A</text:p>
          </table:table-cell>
          <table:table-cell table:style-name="ce862" table:formula="of:=COM.MICROSOFT.CONCAT(IF(VLOOKUP([.$A36];kezifegyverek_all;7;0)=1;&quot;MK szabály!&quot;;&quot;&quot;); VLOOKUP([.$A36];kezifegyverek_all;14;0))" table:number-columns-spanned="2" table:number-rows-spanned="1">
            <text:p/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15" table:number-columns-repeated="2"/>
          <table:table-cell table:style-name="ce633"/>
          <table:table-cell table:style-name="ce542"/>
          <table:table-cell table:number-columns-repeated="238"/>
        </table:table-row>
        <table:table-row table:style-name="ro2">
          <table:table-cell table:style-name="ce562"/>
          <table:table-cell table:style-name="ce633" office:value-type="string" calcext:value-type="string">
            <text:p>Mf db</text:p>
          </table:table-cell>
          <table:table-cell table:style-name="ce1084" table:formula="of:=SUM([.C30:.C36])+SUM([.C25:.C26])" office:value-type="float" office:value="0" calcext:value-type="float">
            <text:p>0 x</text:p>
          </table:table-cell>
          <table:table-cell table:style-name="ce562" table:number-columns-repeated="2"/>
          <table:table-cell table:style-name="ce1150" office:value-type="string" calcext:value-type="string">
            <text:p>Erőbónusz</text:p>
          </table:table-cell>
          <table:table-cell table:style-name="ce724" table:content-validation-name="val159" table:formula="of:=[$Data.$C$34]" office:value-type="float" office:value="0" calcext:value-type="float">
            <text:p>0</text:p>
          </table:table-cell>
          <table:table-cell table:style-name="ce562" table:number-columns-spanned="2" table:number-rows-spanned="1"/>
          <table:covered-table-cell table:style-name="ce562"/>
          <table:table-cell table:style-name="ce969"/>
          <table:table-cell table:style-name="Default" table:number-columns-repeated="3"/>
          <table:table-cell/>
          <table:table-cell table:style-name="ce615" table:number-columns-repeated="2"/>
          <table:table-cell table:style-name="ce633"/>
          <table:table-cell table:style-name="ce542"/>
          <table:table-cell table:number-columns-repeated="238"/>
        </table:table-row>
        <table:table-row table:style-name="ro2">
          <table:table-cell table:style-name="ce448" table:number-columns-spanned="9" table:number-rows-spanned="1"/>
          <table:covered-table-cell table:number-columns-repeated="5" table:style-name="ce615"/>
          <table:covered-table-cell/>
          <table:covered-table-cell table:style-name="ce542"/>
          <table:covered-table-cell table:style-name="ce794"/>
          <table:table-cell table:style-name="ce542"/>
          <table:table-cell table:style-name="Default" table:number-columns-repeated="3"/>
          <table:table-cell table:style-name="ce542" table:number-columns-repeated="2"/>
          <table:table-cell table:style-name="ce615"/>
          <table:table-cell table:style-name="ce633"/>
          <table:table-cell table:style-name="ce542"/>
          <table:table-cell table:number-columns-repeated="238"/>
        </table:table-row>
        <table:table-row table:style-name="ro12">
          <table:table-cell table:style-name="ce553" office:value-type="string" calcext:value-type="string" table:number-columns-spanned="9" table:number-rows-spanned="1">
            <text:p>Teljes harcértékek</text:p>
          </table:table-cell>
          <table:covered-table-cell table:style-name="ce642"/>
          <table:covered-table-cell table:number-columns-repeated="4" table:style-name="ce709"/>
          <table:covered-table-cell table:number-columns-repeated="2" table:style-name="ce642"/>
          <table:covered-table-cell table:style-name="ce975"/>
          <table:table-cell table:style-name="ce542"/>
          <table:table-cell table:style-name="ce928" office:value-type="string" calcext:value-type="string">
            <text:p>SP</text:p>
          </table:table-cell>
          <table:table-cell table:style-name="ce928" office:value-type="string" calcext:value-type="string">
            <text:p>ÉP Sebzés</text:p>
          </table:table-cell>
          <table:table-cell table:style-name="ce928" office:value-type="string" calcext:value-type="string">
            <text:p>VÉ csökkentés</text:p>
          </table:table-cell>
          <table:table-cell table:style-name="ce542"/>
          <table:table-cell table:style-name="ce849"/>
          <table:table-cell table:style-name="ce615"/>
          <table:table-cell table:style-name="ce633"/>
          <table:table-cell table:style-name="ce542"/>
          <table:table-cell table:number-columns-repeated="238"/>
        </table:table-row>
        <table:table-row table:style-name="ro13">
          <table:table-cell table:style-name="ce557" table:content-validation-name="val98" office:value-type="string" calcext:value-type="string" table:number-columns-spanned="2" table:number-rows-spanned="1">
            <text:p>Fegyver<text:span text:style-name="T8"> (harcmodor)</text:span></text:p>
          </table:table-cell>
          <table:covered-table-cell table:style-name="ce626" table:content-validation-name="val109"/>
          <table:table-cell table:style-name="ce623" table:content-validation-name="val127" office:value-type="string" calcext:value-type="string">
            <text:p>Tám/kör</text:p>
          </table:table-cell>
          <table:table-cell table:style-name="ce621" office:value-type="string" calcext:value-type="string">
            <text:p>KÉ</text:p>
          </table:table-cell>
          <table:table-cell table:style-name="ce621" office:value-type="string" calcext:value-type="string">
            <text:p>TÉ/CÉ</text:p>
          </table:table-cell>
          <table:table-cell table:style-name="ce621" office:value-type="string" calcext:value-type="string">
            <text:p>VÉ/Osztó</text:p>
          </table:table-cell>
          <table:table-cell table:style-name="ce815" office:value-type="string" calcext:value-type="string">
            <text:p>SP</text:p>
          </table:table-cell>
          <table:table-cell table:style-name="ce930" office:value-type="string" calcext:value-type="string" table:number-columns-spanned="2" table:number-rows-spanned="1">
            <text:p>Komment</text:p>
          </table:table-cell>
          <table:covered-table-cell table:style-name="ce1168"/>
          <table:table-cell table:style-name="ce542"/>
          <table:table-cell table:style-name="ce921" office:value-type="float" office:value="0" calcext:value-type="float">
            <text:p>0</text:p>
          </table:table-cell>
          <table:table-cell table:style-name="ce921" office:value-type="string" calcext:value-type="string">
            <text:p>0 ÉP</text:p>
          </table:table-cell>
          <table:table-cell table:style-name="ce921" office:value-type="string" calcext:value-type="string">
            <text:p>-10 VÉ</text:p>
          </table:table-cell>
          <table:table-cell table:style-name="ce542"/>
          <table:table-cell table:style-name="ce849"/>
          <table:table-cell table:style-name="ce615"/>
          <table:table-cell table:style-name="ce633"/>
          <table:table-cell table:style-name="ce542"/>
          <table:table-cell table:number-columns-repeated="238"/>
        </table:table-row>
        <table:table-row table:style-name="ro11">
          <table:table-cell table:style-name="ce561" table:content-validation-name="val99" table:formula="of:=IF(LEN(VLOOKUP([.$A30];kezifegyverek_all;11;0))&gt;1;([.$A30]&amp;&quot; (&quot;&amp;VLOOKUP([.$A30];kezifegyverek_all;13;0)&amp;&quot;)&quot;);[.$A30])" office:value-type="string" office:string-value="Puszta kéz (közelharc)" calcext:value-type="string" table:number-columns-spanned="2" table:number-rows-spanned="1">
            <text:p>Puszta kéz (közelharc)</text:p>
          </table:table-cell>
          <table:covered-table-cell table:style-name="ce523" table:content-validation-name="val109"/>
          <table:table-cell table:style-name="ce1094" table:content-validation-name="val128" table:formula="of:=IF(ISNUMBER(VLOOKUP([.$A30];kezifegyverek_all;12;0));1+ROUNDDOWN(VLOOKUP(VLOOKUP([.$A30];kezifegyverek_all;13;0);harcmodor_harcertekek;7;0)/VLOOKUP([.$A30];kezifegyverek_all;12;0));[Data.$C$32])" office:value-type="float" office:value="1" calcext:value-type="float">
            <text:p>1</text:p>
          </table:table-cell>
          <table:table-cell table:style-name="ce1113" table:content-validation-name="val136" table:formula="of:=IF(ISNUMBER([.D30]);IF(ISNA((VLOOKUP((VLOOKUP([.$A30];kezifegyverek_all;13;0));harcmodor_harcertekek;4;0)));&quot;nincs harcm&quot;;(VLOOKUP((VLOOKUP([.$A30];kezifegyverek_all;13;0));harcmodor_harcertekek;4;0)+[.$D30]));[Data.$C$32])" office:value-type="float" office:value="-15" calcext:value-type="float">
            <text:p>-15</text:p>
          </table:table-cell>
          <table:table-cell table:style-name="ce1113" table:content-validation-name="val136" table:formula="of:=IF(ISNUMBER([.E30]);IF(ISNA((VLOOKUP((VLOOKUP([.$A30];kezifegyverek_all;13;0));harcmodor_harcertekek;5;0)));&quot;nincs harcm&quot;;(VLOOKUP((VLOOKUP([.$A30];kezifegyverek_all;13;0));harcmodor_harcertekek;5;0)+[.$E30]));[Data.$C$32])" office:value-type="float" office:value="-20" calcext:value-type="float">
            <text:p>-20</text:p>
          </table:table-cell>
          <table:table-cell table:style-name="ce1151" table:content-validation-name="val136" table:formula="of:=IF(ISNUMBER([.F30]);IF(ISNA((VLOOKUP((VLOOKUP([.$A30];kezifegyverek_all;13;0));harcmodor_harcertekek;6;0)));&quot;nincs harcm&quot;;(VLOOKUP((VLOOKUP([.$A30];kezifegyverek_all;13;0));harcmodor_harcertekek;6;0)+[.$F30]));[Data.$C$32])" office:value-type="float" office:value="80" calcext:value-type="float">
            <text:p>80</text:p>
          </table:table-cell>
          <table:table-cell table:style-name="ce1178" table:content-validation-name="val160" table:formula="of:=[.G30]" office:value-type="string" office:string-value="-5 Z" calcext:value-type="string">
            <text:p>-5 Z</text:p>
          </table:table-cell>
          <table:table-cell table:style-name="ce872" table:content-validation-name="val99" office:value-type="string" calcext:value-type="string" table:number-columns-spanned="2" table:number-rows-spanned="1">
            <text:p>KT sebzés! Minden 5.valós ÉP</text:p>
          </table:table-cell>
          <table:covered-table-cell table:style-name="ce977"/>
          <table:table-cell table:style-name="ce542"/>
          <table:table-cell table:style-name="ce921" office:value-type="string" calcext:value-type="string">
            <text:p>1-5</text:p>
          </table:table-cell>
          <table:table-cell table:style-name="ce921" office:value-type="string" calcext:value-type="string">
            <text:p>1 ÉP</text:p>
          </table:table-cell>
          <table:table-cell table:style-name="ce921" office:value-type="string" calcext:value-type="string">
            <text:p>-10 VÉ</text:p>
          </table:table-cell>
          <table:table-cell table:style-name="ce542"/>
          <table:table-cell table:style-name="ce849"/>
          <table:table-cell table:style-name="ce615"/>
          <table:table-cell table:style-name="ce633"/>
          <table:table-cell table:style-name="ce542"/>
          <table:table-cell table:number-columns-repeated="238"/>
        </table:table-row>
        <table:table-row table:style-name="ro11">
          <table:table-cell table:style-name="ce563" table:content-validation-name="val100" table:formula="of:=IF(LEN(VLOOKUP([.$A31];kezifegyverek_all;11;0))&gt;1;([.$A31]&amp;&quot; (&quot;&amp;VLOOKUP([.$A31];kezifegyverek_all;13;0)&amp;&quot;)&quot;);[.$A31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4" table:content-validation-name="val100"/>
          <table:table-cell table:style-name="ce1094" table:content-validation-name="val128" table:formula="of:=IF(ISNUMBER(VLOOKUP([.$A31];kezifegyverek_all;12;0));1+ROUNDDOWN(VLOOKUP(VLOOKUP([.$A31];kezifegyverek_all;13;0);harcmodor_harcertekek;7;0)/VLOOKUP([.$A31];kezifegyverek_all;12;0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D31]);IF(ISNA((VLOOKUP((VLOOKUP([.$A31];kezifegyverek_all;13;0));harcmodor_harcertekek;4;0)));&quot;nincs harcm&quot;;(VLOOKUP((VLOOKUP([.$A31];kezifegyverek_all;13;0));harcmodor_harcertekek;4;0)+[.$D31]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E31]);IF(ISNA((VLOOKUP((VLOOKUP([.$A31];kezifegyverek_all;13;0));harcmodor_harcertekek;5;0)));&quot;nincs harcm&quot;;(VLOOKUP((VLOOKUP([.$A31];kezifegyverek_all;13;0));harcmodor_harcertekek;5;0)+[.$E31]));[Data.$C$32])" office:value-type="string" office:string-value="N/A" calcext:value-type="string">
            <text:p>N/A</text:p>
          </table:table-cell>
          <table:table-cell table:style-name="ce1151" table:content-validation-name="val136" table:formula="of:=IF(ISNUMBER([.F31]);IF(ISNA((VLOOKUP((VLOOKUP([.$A31];kezifegyverek_all;13;0));harcmodor_harcertekek;6;0)));&quot;nincs harcm&quot;;(VLOOKUP((VLOOKUP([.$A31];kezifegyverek_all;13;0));harcmodor_harcertekek;6;0)+[.$F31]));[Data.$C$32])" office:value-type="string" office:string-value="N/A" calcext:value-type="string">
            <text:p>N/A</text:p>
          </table:table-cell>
          <table:table-cell table:style-name="ce1094" table:content-validation-name="val158" table:formula="of:=[.G31]" office:value-type="string" office:string-value="N/A" calcext:value-type="string">
            <text:p>N/A</text:p>
          </table:table-cell>
          <table:table-cell table:style-name="ce932" table:number-columns-spanned="2" table:number-rows-spanned="1"/>
          <table:covered-table-cell table:style-name="ce977"/>
          <table:table-cell table:style-name="ce542"/>
          <table:table-cell table:style-name="ce921" office:value-type="string" calcext:value-type="string">
            <text:p>6-10</text:p>
          </table:table-cell>
          <table:table-cell table:style-name="ce921" office:value-type="string" calcext:value-type="string">
            <text:p>3 ÉP</text:p>
          </table:table-cell>
          <table:table-cell table:style-name="ce921" office:value-type="string" calcext:value-type="string">
            <text:p>-10 VÉ</text:p>
          </table:table-cell>
          <table:table-cell table:style-name="ce542"/>
          <table:table-cell table:style-name="ce849"/>
          <table:table-cell table:style-name="ce615"/>
          <table:table-cell table:style-name="ce633"/>
          <table:table-cell table:style-name="ce542"/>
          <table:table-cell table:number-columns-repeated="238"/>
        </table:table-row>
        <table:table-row table:style-name="ro11">
          <table:table-cell table:style-name="ce563" table:content-validation-name="val100" table:formula="of:=IF(LEN(VLOOKUP([.$A32];kezifegyverek_all;11;0))&gt;1;([.$A32]&amp;&quot; (&quot;&amp;VLOOKUP([.$A32];kezifegyverek_all;13;0)&amp;&quot;)&quot;);[.$A32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0"/>
          <table:table-cell table:style-name="ce1094" table:content-validation-name="val128" table:formula="of:=IF(ISNUMBER(VLOOKUP([.$A32];kezifegyverek_all;12;0));1+ROUNDDOWN(VLOOKUP(VLOOKUP([.$A32];kezifegyverek_all;13;0);harcmodor_harcertekek;7;0)/VLOOKUP([.$A32];kezifegyverek_all;12;0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D32]);IF(ISNA((VLOOKUP((VLOOKUP([.$A32];kezifegyverek_all;13;0));harcmodor_harcertekek;4;0)));&quot;nincs harcm&quot;;(VLOOKUP((VLOOKUP([.$A32];kezifegyverek_all;13;0));harcmodor_harcertekek;4;0)+[.$D32]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E32]);IF(ISNA((VLOOKUP((VLOOKUP([.$A32];kezifegyverek_all;13;0));harcmodor_harcertekek;5;0)));&quot;nincs harcm&quot;;(VLOOKUP((VLOOKUP([.$A32];kezifegyverek_all;13;0));harcmodor_harcertekek;5;0)+[.$E32]));[Data.$C$32])" office:value-type="string" office:string-value="N/A" calcext:value-type="string">
            <text:p>N/A</text:p>
          </table:table-cell>
          <table:table-cell table:style-name="ce1151" table:content-validation-name="val136" table:formula="of:=IF(ISNUMBER([.F32]);IF(ISNA((VLOOKUP((VLOOKUP([.$A32];kezifegyverek_all;13;0));harcmodor_harcertekek;6;0)));&quot;nincs harcm&quot;;(VLOOKUP((VLOOKUP([.$A32];kezifegyverek_all;13;0));harcmodor_harcertekek;6;0)+[.$F32]));[Data.$C$32])" office:value-type="string" office:string-value="N/A" calcext:value-type="string">
            <text:p>N/A</text:p>
          </table:table-cell>
          <table:table-cell table:style-name="ce1094" table:content-validation-name="val158" table:formula="of:=[.G32]" office:value-type="string" office:string-value="N/A" calcext:value-type="string">
            <text:p>N/A</text:p>
          </table:table-cell>
          <table:table-cell table:style-name="ce872" table:number-columns-spanned="2" table:number-rows-spanned="1"/>
          <table:covered-table-cell table:style-name="ce977"/>
          <table:table-cell table:style-name="ce542"/>
          <table:table-cell table:style-name="ce921" office:value-type="string" calcext:value-type="string">
            <text:p>11-15</text:p>
          </table:table-cell>
          <table:table-cell table:style-name="ce921" office:value-type="string" calcext:value-type="string">
            <text:p>6 ÉP</text:p>
          </table:table-cell>
          <table:table-cell table:style-name="ce921" office:value-type="string" calcext:value-type="string">
            <text:p>-15 VÉ</text:p>
          </table:table-cell>
          <table:table-cell table:style-name="ce542"/>
          <table:table-cell table:style-name="ce849"/>
          <table:table-cell table:style-name="ce615"/>
          <table:table-cell table:style-name="ce633"/>
          <table:table-cell table:style-name="ce542"/>
          <table:table-cell table:number-columns-repeated="238"/>
        </table:table-row>
        <table:table-row table:style-name="ro11">
          <table:table-cell table:style-name="ce563" table:content-validation-name="val100" table:formula="of:=IF(LEN(VLOOKUP([.$A33];kezifegyverek_all;11;0))&gt;1;([.$A33]&amp;&quot; (&quot;&amp;VLOOKUP([.$A33];kezifegyverek_all;13;0)&amp;&quot;)&quot;);[.$A33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0"/>
          <table:table-cell table:style-name="ce1094" table:content-validation-name="val128" table:formula="of:=IF(ISNUMBER(VLOOKUP([.$A33];kezifegyverek_all;12;0));1+ROUNDDOWN(VLOOKUP(VLOOKUP([.$A33];kezifegyverek_all;13;0);harcmodor_harcertekek;7;0)/VLOOKUP([.$A33];kezifegyverek_all;12;0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D33]);IF(ISNA((VLOOKUP((VLOOKUP([.$A33];kezifegyverek_all;13;0));harcmodor_harcertekek;4;0)));&quot;nincs harcm&quot;;(VLOOKUP((VLOOKUP([.$A33];kezifegyverek_all;13;0));harcmodor_harcertekek;4;0)+[.$D33]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E33]);IF(ISNA((VLOOKUP((VLOOKUP([.$A33];kezifegyverek_all;13;0));harcmodor_harcertekek;5;0)));&quot;nincs harcm&quot;;(VLOOKUP((VLOOKUP([.$A33];kezifegyverek_all;13;0));harcmodor_harcertekek;5;0)+[.$E33]));[Data.$C$32])" office:value-type="string" office:string-value="N/A" calcext:value-type="string">
            <text:p>N/A</text:p>
          </table:table-cell>
          <table:table-cell table:style-name="ce1151" table:content-validation-name="val136" table:formula="of:=IF(ISNUMBER([.F33]);IF(ISNA((VLOOKUP((VLOOKUP([.$A33];kezifegyverek_all;13;0));harcmodor_harcertekek;6;0)));&quot;nincs harcm&quot;;(VLOOKUP((VLOOKUP([.$A33];kezifegyverek_all;13;0));harcmodor_harcertekek;6;0)+[.$F33]));[Data.$C$32])" office:value-type="string" office:string-value="N/A" calcext:value-type="string">
            <text:p>N/A</text:p>
          </table:table-cell>
          <table:table-cell table:style-name="ce1094" table:content-validation-name="val158" table:formula="of:=[.G33]" office:value-type="string" office:string-value="N/A" calcext:value-type="string">
            <text:p>N/A</text:p>
          </table:table-cell>
          <table:table-cell table:style-name="ce872" table:number-columns-spanned="2" table:number-rows-spanned="1"/>
          <table:covered-table-cell table:style-name="ce977"/>
          <table:table-cell table:style-name="ce542"/>
          <table:table-cell table:style-name="ce921" office:value-type="string" calcext:value-type="string">
            <text:p>16-20</text:p>
          </table:table-cell>
          <table:table-cell table:style-name="ce921" office:value-type="string" calcext:value-type="string">
            <text:p>10 ÉP</text:p>
          </table:table-cell>
          <table:table-cell table:style-name="ce921" office:value-type="string" calcext:value-type="string">
            <text:p>-20 VÉ</text:p>
          </table:table-cell>
          <table:table-cell/>
          <table:table-cell table:style-name="ce849"/>
          <table:table-cell table:style-name="ce615"/>
          <table:table-cell table:style-name="ce633"/>
          <table:table-cell table:style-name="ce542"/>
          <table:table-cell table:number-columns-repeated="238"/>
        </table:table-row>
        <table:table-row table:style-name="ro11">
          <table:table-cell table:style-name="ce563" table:content-validation-name="val100" table:formula="of:=IF(LEN(VLOOKUP([.$A34];kezifegyverek_all;11;0))&gt;1;([.$A34]&amp;&quot; (&quot;&amp;VLOOKUP([.$A34];kezifegyverek_all;13;0)&amp;&quot;)&quot;);[.$A34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0"/>
          <table:table-cell table:style-name="ce703" table:content-validation-name="val128" table:formula="of:=IF(ISNUMBER(VLOOKUP([.$A34];kezifegyverek_all;12;0));1+ROUNDDOWN(VLOOKUP(VLOOKUP([.$A34];kezifegyverek_all;13;0);harcmodor_harcertekek;7;0)/VLOOKUP([.$A34];kezifegyverek_all;12;0));[Data.$C$32])" office:value-type="string" office:string-value="N/A" calcext:value-type="string">
            <text:p>N/A</text:p>
          </table:table-cell>
          <table:table-cell table:style-name="ce736" table:content-validation-name="val136" table:formula="of:=IF(ISNUMBER([.D34]);IF(ISNA((VLOOKUP((VLOOKUP([.$A34];kezifegyverek_all;13;0));harcmodor_harcertekek;4;0)));&quot;nincs harcm&quot;;(VLOOKUP((VLOOKUP([.$A34];kezifegyverek_all;13;0));harcmodor_harcertekek;4;0)+[.$D34]));[Data.$C$32])" office:value-type="string" office:string-value="N/A" calcext:value-type="string">
            <text:p>N/A</text:p>
          </table:table-cell>
          <table:table-cell table:style-name="ce736" table:content-validation-name="val136" table:formula="of:=IF(ISNUMBER([.E34]);IF(ISNA((VLOOKUP((VLOOKUP([.$A34];kezifegyverek_all;13;0));harcmodor_harcertekek;5;0)));&quot;nincs harcm&quot;;(VLOOKUP((VLOOKUP([.$A34];kezifegyverek_all;13;0));harcmodor_harcertekek;5;0)+[.$E34]));[Data.$C$32])" office:value-type="string" office:string-value="N/A" calcext:value-type="string">
            <text:p>N/A</text:p>
          </table:table-cell>
          <table:table-cell table:style-name="ce795" table:content-validation-name="val136" table:formula="of:=IF(ISNUMBER([.F34]);IF(ISNA((VLOOKUP((VLOOKUP([.$A34];kezifegyverek_all;13;0));harcmodor_harcertekek;6;0)));&quot;nincs harcm&quot;;(VLOOKUP((VLOOKUP([.$A34];kezifegyverek_all;13;0));harcmodor_harcertekek;6;0)+[.$F34]));[Data.$C$32])" office:value-type="string" office:string-value="N/A" calcext:value-type="string">
            <text:p>N/A</text:p>
          </table:table-cell>
          <table:table-cell table:style-name="ce1094" table:content-validation-name="val158" table:formula="of:=[.G34]" office:value-type="string" office:string-value="N/A" calcext:value-type="string">
            <text:p>N/A</text:p>
          </table:table-cell>
          <table:table-cell table:style-name="ce872" table:number-columns-spanned="2" table:number-rows-spanned="1"/>
          <table:covered-table-cell table:style-name="ce977"/>
          <table:table-cell table:style-name="ce542"/>
          <table:table-cell table:style-name="ce921" office:value-type="string" calcext:value-type="string">
            <text:p>21-25</text:p>
          </table:table-cell>
          <table:table-cell table:style-name="ce921" office:value-type="string" calcext:value-type="string">
            <text:p>15 ÉP</text:p>
          </table:table-cell>
          <table:table-cell table:style-name="ce921" office:value-type="string" calcext:value-type="string">
            <text:p>-30 VÉ</text:p>
          </table:table-cell>
          <table:table-cell table:style-name="ce849" table:number-columns-repeated="2"/>
          <table:table-cell table:style-name="ce615"/>
          <table:table-cell table:style-name="ce633"/>
          <table:table-cell table:style-name="ce542"/>
          <table:table-cell table:number-columns-repeated="238"/>
        </table:table-row>
        <table:table-row table:style-name="ro11">
          <table:table-cell table:style-name="ce563" table:content-validation-name="val100" table:formula="of:=IF(LEN(VLOOKUP([.$A35];kezifegyverek_all;11;0))&gt;1;([.$A35]&amp;&quot; (&quot;&amp;VLOOKUP([.$A35];kezifegyverek_all;13;0)&amp;&quot;)&quot;);[.$A35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0"/>
          <table:table-cell table:style-name="ce703" table:content-validation-name="val128" table:formula="of:=IF(ISNUMBER(VLOOKUP([.$A35];kezifegyverek_all;12;0));1+ROUNDDOWN(VLOOKUP(VLOOKUP([.$A35];kezifegyverek_all;13;0);harcmodor_harcertekek;7;0)/VLOOKUP([.$A35];kezifegyverek_all;12;0));[Data.$C$32])" office:value-type="string" office:string-value="N/A" calcext:value-type="string">
            <text:p>N/A</text:p>
          </table:table-cell>
          <table:table-cell table:style-name="ce736" table:content-validation-name="val136" table:formula="of:=IF(ISNUMBER([.D35]);IF(ISNA((VLOOKUP((VLOOKUP([.$A35];kezifegyverek_all;13;0));harcmodor_harcertekek;4;0)));&quot;nincs harcm&quot;;(VLOOKUP((VLOOKUP([.$A35];kezifegyverek_all;13;0));harcmodor_harcertekek;4;0)+[.$D35]));[Data.$C$32])" office:value-type="string" office:string-value="N/A" calcext:value-type="string">
            <text:p>N/A</text:p>
          </table:table-cell>
          <table:table-cell table:style-name="ce736" table:content-validation-name="val136" table:formula="of:=IF(ISNUMBER([.E35]);IF(ISNA((VLOOKUP((VLOOKUP([.$A35];kezifegyverek_all;13;0));harcmodor_harcertekek;5;0)));&quot;nincs harcm&quot;;(VLOOKUP((VLOOKUP([.$A35];kezifegyverek_all;13;0));harcmodor_harcertekek;5;0)+[.$E35]));[Data.$C$32])" office:value-type="string" office:string-value="N/A" calcext:value-type="string">
            <text:p>N/A</text:p>
          </table:table-cell>
          <table:table-cell table:style-name="ce795" table:content-validation-name="val136" table:formula="of:=IF(ISNUMBER([.F35]);IF(ISNA((VLOOKUP((VLOOKUP([.$A35];kezifegyverek_all;13;0));harcmodor_harcertekek;6;0)));&quot;nincs harcm&quot;;(VLOOKUP((VLOOKUP([.$A35];kezifegyverek_all;13;0));harcmodor_harcertekek;6;0)+[.$F35]));[Data.$C$32])" office:value-type="string" office:string-value="N/A" calcext:value-type="string">
            <text:p>N/A</text:p>
          </table:table-cell>
          <table:table-cell table:style-name="ce1094" table:content-validation-name="val158" table:formula="of:=[.G35]" office:value-type="string" office:string-value="N/A" calcext:value-type="string">
            <text:p>N/A</text:p>
          </table:table-cell>
          <table:table-cell table:style-name="ce872" table:number-columns-spanned="2" table:number-rows-spanned="1"/>
          <table:covered-table-cell table:style-name="ce977"/>
          <table:table-cell table:style-name="Default" table:number-columns-repeated="8"/>
          <table:table-cell table:style-name="ce542"/>
          <table:table-cell table:number-columns-repeated="238"/>
        </table:table-row>
        <table:table-row table:style-name="ro11">
          <table:table-cell table:style-name="ce563" table:content-validation-name="val100" table:formula="of:=IF(LEN(VLOOKUP([.$A36];kezifegyverek_all;11;0))&gt;1;([.$A36]&amp;&quot; (&quot;&amp;VLOOKUP([.$A36];kezifegyverek_all;13;0)&amp;&quot;)&quot;);[.$A36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0"/>
          <table:table-cell table:style-name="ce703" table:content-validation-name="val128" table:formula="of:=IF(ISNUMBER(VLOOKUP([.$A36];kezifegyverek_all;12;0));1+ROUNDDOWN(VLOOKUP(VLOOKUP([.$A36];kezifegyverek_all;13;0);harcmodor_harcertekek;7;0)/VLOOKUP([.$A36];kezifegyverek_all;12;0));[Data.$C$32])" office:value-type="string" office:string-value="N/A" calcext:value-type="string">
            <text:p>N/A</text:p>
          </table:table-cell>
          <table:table-cell table:style-name="ce736" table:content-validation-name="val136" table:formula="of:=IF(ISNUMBER([.D36]);IF(ISNA((VLOOKUP((VLOOKUP([.$A36];kezifegyverek_all;13;0));harcmodor_harcertekek;4;0)));&quot;nincs harcm&quot;;(VLOOKUP((VLOOKUP([.$A36];kezifegyverek_all;13;0));harcmodor_harcertekek;4;0)+[.$D36]));[Data.$C$32])" office:value-type="string" office:string-value="N/A" calcext:value-type="string">
            <text:p>N/A</text:p>
          </table:table-cell>
          <table:table-cell table:style-name="ce736" table:content-validation-name="val136" table:formula="of:=IF(ISNUMBER([.E36]);IF(ISNA((VLOOKUP((VLOOKUP([.$A36];kezifegyverek_all;13;0));harcmodor_harcertekek;5;0)));&quot;nincs harcm&quot;;(VLOOKUP((VLOOKUP([.$A36];kezifegyverek_all;13;0));harcmodor_harcertekek;5;0)+[.$E36]));[Data.$C$32])" office:value-type="string" office:string-value="N/A" calcext:value-type="string">
            <text:p>N/A</text:p>
          </table:table-cell>
          <table:table-cell table:style-name="ce795" table:content-validation-name="val136" table:formula="of:=IF(ISNUMBER([.F36]);IF(ISNA((VLOOKUP((VLOOKUP([.$A36];kezifegyverek_all;13;0));harcmodor_harcertekek;6;0)));&quot;nincs harcm&quot;;(VLOOKUP((VLOOKUP([.$A36];kezifegyverek_all;13;0));harcmodor_harcertekek;6;0)+[.$F36]));[Data.$C$32])" office:value-type="string" office:string-value="N/A" calcext:value-type="string">
            <text:p>N/A</text:p>
          </table:table-cell>
          <table:table-cell table:style-name="ce1094" table:content-validation-name="val158" table:formula="of:=[.G36]" office:value-type="string" office:string-value="N/A" calcext:value-type="string">
            <text:p>N/A</text:p>
          </table:table-cell>
          <table:table-cell table:style-name="ce872" table:number-columns-spanned="2" table:number-rows-spanned="1"/>
          <table:covered-table-cell table:style-name="ce977"/>
          <table:table-cell table:style-name="ce542"/>
          <table:table-cell table:style-name="ce921" office:value-type="string" calcext:value-type="string">
            <text:p>26-30</text:p>
          </table:table-cell>
          <table:table-cell table:style-name="ce921" office:value-type="string" calcext:value-type="string">
            <text:p>21 ÉP</text:p>
          </table:table-cell>
          <table:table-cell table:style-name="ce921" office:value-type="string" calcext:value-type="string">
            <text:p>-40 VÉ</text:p>
          </table:table-cell>
          <table:table-cell table:style-name="ce849" table:number-columns-repeated="2"/>
          <table:table-cell table:style-name="ce615"/>
          <table:table-cell table:style-name="ce633"/>
          <table:table-cell table:style-name="ce542"/>
          <table:table-cell table:number-columns-repeated="238"/>
        </table:table-row>
        <table:table-row table:style-name="ro11">
          <table:table-cell table:style-name="ce566" table:content-validation-name="val100" table:formula="of:=IF(LEN(VLOOKUP([.$A25];tavolsagi_fegyverek_all;11;0))&gt;1;([.$A25]&amp;&quot; (&quot;&amp;VLOOKUP([.$A25];tavolsagi_fegyverek_all;11;0)&amp;&quot;)&quot;);[.$A25])" office:value-type="string" office:string-value="" calcext:value-type="error" table:number-columns-spanned="2" table:number-rows-spanned="1">
            <text:p>#N/A</text:p>
          </table:table-cell>
          <table:covered-table-cell table:style-name="ce526" table:content-validation-name="val100"/>
          <table:table-cell table:style-name="ce1095" table:content-validation-name="val128" table:formula="of:=IF(ISNUMBER(VLOOKUP([.$A25];tavolsagi_fegyverek_all;12;0));1+ROUNDDOWN(VLOOKUP(VLOOKUP([.$A25];tavolsagi_fegyverek_all;13;0);harcmodor_harcertekek;7;0)/VLOOKUP([.$A25];tavolsagi_fegyverek_all;12;0));[Data.$C$32])" office:value-type="string" office:string-value="N/A" calcext:value-type="string">
            <text:p>N/A</text:p>
          </table:table-cell>
          <table:table-cell table:style-name="ce1114" table:content-validation-name="val136" table:formula="of:=IF(ISNUMBER([.D25]);IF(ISNA((VLOOKUP((VLOOKUP([.$A25];tavolsagi_fegyverek_all;13;0));harcmodor_harcertekek;4;0)));&quot;nincs harcm&quot;;(VLOOKUP((VLOOKUP([.$A25];tavolsagi_fegyverek_all;13;0));harcmodor_harcertekek;4;0)+[.$D25]));[Data.$C$32])" office:value-type="string" office:string-value="N/A" calcext:value-type="string">
            <text:p>N/A</text:p>
          </table:table-cell>
          <table:table-cell table:style-name="ce1133" table:content-validation-name="val136" table:formula="of:=IF(ISNUMBER([.E25]);IF(ISNA((VLOOKUP((VLOOKUP([.$A25];tavolsagi_fegyverek_all;13;0));harcmodor_harcertekek;8;0)));&quot;nincs harcm&quot;;(VLOOKUP((VLOOKUP([.$A25];tavolsagi_fegyverek_all;13;0));harcmodor_harcertekek;8;0)+[.$E25]));[Data.$C$32])" office:value-type="string" office:string-value="N/A" calcext:value-type="string">
            <text:p>N/A</text:p>
          </table:table-cell>
          <table:table-cell table:style-name="ce1153" table:content-validation-name="val136" table:formula="of:=IF(ISNUMBER([.F25]);&quot;Osztó: &quot;&amp;[.F25];[Data.C32])" office:value-type="string" office:string-value="N/A" calcext:value-type="string">
            <text:p>N/A</text:p>
          </table:table-cell>
          <table:table-cell table:style-name="ce1180" table:content-validation-name="val156" table:formula="of:=[.G25]" office:value-type="string" office:string-value="N/A" calcext:value-type="string">
            <text:p>N/A</text:p>
          </table:table-cell>
          <table:table-cell table:style-name="ce933" table:formula="of:=[.H25]" office:value-type="string" office:string-value="" calcext:value-type="error" table:number-columns-spanned="2" table:number-rows-spanned="1">
            <text:p>#N/A</text:p>
          </table:table-cell>
          <table:covered-table-cell table:style-name="ce980"/>
          <table:table-cell table:style-name="ce542"/>
          <table:table-cell table:style-name="ce921" office:value-type="string" calcext:value-type="string">
            <text:p>31-35</text:p>
          </table:table-cell>
          <table:table-cell table:style-name="ce921" office:value-type="string" calcext:value-type="string">
            <text:p>28 ÉP</text:p>
          </table:table-cell>
          <table:table-cell table:style-name="ce921" office:value-type="string" calcext:value-type="string">
            <text:p>-50 VÉ</text:p>
          </table:table-cell>
          <table:table-cell table:style-name="ce849" table:number-columns-repeated="2"/>
          <table:table-cell table:style-name="ce615"/>
          <table:table-cell table:style-name="ce633"/>
          <table:table-cell table:style-name="ce542"/>
          <table:table-cell table:number-columns-repeated="238"/>
        </table:table-row>
        <table:table-row table:style-name="ro11">
          <table:table-cell table:style-name="ce568" table:content-validation-name="val100" table:formula="of:=IF(LEN(VLOOKUP([.$A26];tavolsagi_fegyverek_all;11;0))&gt;1;([.$A26]&amp;&quot; (&quot;&amp;VLOOKUP([.$A26];tavolsagi_fegyverek_all;11;0)&amp;&quot;)&quot;);[.$A26])" office:value-type="string" office:string-value="" calcext:value-type="error" table:number-columns-spanned="2" table:number-rows-spanned="1">
            <text:p>#N/A</text:p>
          </table:table-cell>
          <table:covered-table-cell table:style-name="ce537" table:content-validation-name="val100"/>
          <table:table-cell table:style-name="ce1096" table:content-validation-name="val128" table:formula="of:=IF(ISNUMBER(VLOOKUP([.$A26];tavolsagi_fegyverek_all;12;0));1+ROUNDDOWN(VLOOKUP(VLOOKUP([.$A26];tavolsagi_fegyverek_all;13;0);harcmodor_harcertekek;7;0)/VLOOKUP([.$A26];tavolsagi_fegyverek_all;12;0));[Data.$C$32])" office:value-type="string" office:string-value="N/A" calcext:value-type="string">
            <text:p>N/A</text:p>
          </table:table-cell>
          <table:table-cell table:style-name="ce1116" table:content-validation-name="val136" table:formula="of:=IF(ISNUMBER([.D26]);IF(ISNA((VLOOKUP((VLOOKUP([.$A26];tavolsagi_fegyverek_all;13;0));harcmodor_harcertekek;4;0)));&quot;nincs harcm&quot;;(VLOOKUP((VLOOKUP([.$A26];tavolsagi_fegyverek_all;13;0));harcmodor_harcertekek;4;0)+[.$D26]));[Data.$C$32])" office:value-type="string" office:string-value="N/A" calcext:value-type="string">
            <text:p>N/A</text:p>
          </table:table-cell>
          <table:table-cell table:style-name="ce1134" table:content-validation-name="val136" table:formula="of:=IF(ISNUMBER([.E26]);IF(ISNA((VLOOKUP((VLOOKUP([.$A26];tavolsagi_fegyverek_all;13;0));harcmodor_harcertekek;8;0)));&quot;nincs harcm&quot;;(VLOOKUP((VLOOKUP([.$A26];tavolsagi_fegyverek_all;13;0));harcmodor_harcertekek;8;0)+[.$E26]));[Data.$C$32])" office:value-type="string" office:string-value="N/A" calcext:value-type="string">
            <text:p>N/A</text:p>
          </table:table-cell>
          <table:table-cell table:style-name="ce1156" table:content-validation-name="val136" table:formula="of:=IF(ISNUMBER([.F26]);&quot;Osztó: &quot;&amp;[.F26];[Data.C32])" office:value-type="string" office:string-value="N/A" calcext:value-type="string">
            <text:p>N/A</text:p>
          </table:table-cell>
          <table:table-cell table:style-name="ce1182" table:content-validation-name="val156" table:formula="of:=[.G26]" office:value-type="string" office:string-value="N/A" calcext:value-type="string">
            <text:p>N/A</text:p>
          </table:table-cell>
          <table:table-cell table:style-name="ce934" table:formula="of:=[.H26]" office:value-type="string" office:string-value="" calcext:value-type="error" table:number-columns-spanned="2" table:number-rows-spanned="1">
            <text:p>#N/A</text:p>
          </table:table-cell>
          <table:covered-table-cell table:style-name="ce981"/>
          <table:table-cell table:style-name="ce542"/>
          <table:table-cell table:style-name="ce921" office:value-type="string" calcext:value-type="string">
            <text:p>36-40</text:p>
          </table:table-cell>
          <table:table-cell table:style-name="ce921" office:value-type="string" calcext:value-type="string">
            <text:p>36 ÉP</text:p>
          </table:table-cell>
          <table:table-cell table:style-name="ce921" office:value-type="string" calcext:value-type="string">
            <text:p>-60 VÉ</text:p>
          </table:table-cell>
          <table:table-cell table:style-name="ce849" table:number-columns-repeated="2"/>
          <table:table-cell table:style-name="ce615"/>
          <table:table-cell table:style-name="ce633"/>
          <table:table-cell table:style-name="ce542"/>
          <table:table-cell table:number-columns-repeated="238"/>
        </table:table-row>
        <table:table-row table:style-name="ro2">
          <table:table-cell table:style-name="ce570" table:number-columns-spanned="2" table:number-rows-spanned="1"/>
          <table:covered-table-cell table:style-name="ce538"/>
          <table:table-cell table:style-name="ce588" office:value-type="string" calcext:value-type="string" table:number-columns-spanned="2" table:number-rows-spanned="1">
            <text:p>Harci akrobatika bónusz</text:p>
          </table:table-cell>
          <table:covered-table-cell table:style-name="ce627"/>
          <table:table-cell table:style-name="ce663" table:content-validation-name="val144" table:formula="of:=ROUNDUP([Alapértékek.$D$32]*[Alapértékek.$J$35]*0.5)" office:value-type="float" office:value="0" calcext:value-type="float">
            <text:p>0</text:p>
          </table:table-cell>
          <table:table-cell table:style-name="ce663" table:content-validation-name="val144" table:formula="of:=ROUNDUP([Alapértékek.$D$32]*[Alapértékek.$J$35]*0.5)" office:value-type="float" office:value="0" calcext:value-type="float">
            <text:p>0</text:p>
          </table:table-cell>
          <table:table-cell table:style-name="ce854" table:number-columns-spanned="3" table:number-rows-spanned="1"/>
          <table:covered-table-cell table:style-name="ce940"/>
          <table:covered-table-cell table:style-name="ce872"/>
          <table:table-cell table:style-name="ce542"/>
          <table:table-cell table:style-name="ce921" office:value-type="string" calcext:value-type="string">
            <text:p>41-45</text:p>
          </table:table-cell>
          <table:table-cell table:style-name="ce921" office:value-type="string" calcext:value-type="string">
            <text:p>45 ÉP</text:p>
          </table:table-cell>
          <table:table-cell table:style-name="ce921" office:value-type="string" calcext:value-type="string">
            <text:p>-70 VÉ</text:p>
          </table:table-cell>
          <table:table-cell table:style-name="ce849" table:number-columns-repeated="2"/>
          <table:table-cell table:style-name="ce615"/>
          <table:table-cell table:style-name="ce633"/>
          <table:table-cell table:style-name="ce542"/>
          <table:table-cell table:number-columns-repeated="238"/>
        </table:table-row>
        <table:table-row table:style-name="ro2">
          <table:table-cell table:style-name="ce572" table:number-columns-spanned="9" table:number-rows-spanned="1"/>
          <table:covered-table-cell table:style-name="ce538"/>
          <table:covered-table-cell table:style-name="ce592"/>
          <table:covered-table-cell table:number-columns-repeated="3" table:style-name="ce627"/>
          <table:covered-table-cell table:style-name="ce855" table:content-validation-name="val161"/>
          <table:covered-table-cell table:style-name="ce940"/>
          <table:covered-table-cell table:style-name="ce1168"/>
          <table:table-cell table:style-name="ce542"/>
          <table:table-cell table:style-name="ce921" office:value-type="string" calcext:value-type="string">
            <text:p>46-50</text:p>
          </table:table-cell>
          <table:table-cell table:style-name="ce921" office:value-type="string" calcext:value-type="string">
            <text:p>55 ÉP</text:p>
          </table:table-cell>
          <table:table-cell table:style-name="ce921" office:value-type="string" calcext:value-type="string">
            <text:p>-80 VÉ</text:p>
          </table:table-cell>
          <table:table-cell table:style-name="Default" table:number-columns-repeated="4"/>
          <table:table-cell table:number-columns-repeated="239"/>
        </table:table-row>
        <table:table-row table:style-name="ro11">
          <table:table-cell table:style-name="ce573" office:value-type="string" calcext:value-type="string">
            <text:p>Válassz pajzsot:</text:p>
          </table:table-cell>
          <table:table-cell table:style-name="ce625" table:content-validation-name="val110" office:value-type="string" calcext:value-type="string" table:number-columns-spanned="2" table:number-rows-spanned="1">
            <text:p>nincs</text:p>
          </table:table-cell>
          <table:covered-table-cell table:style-name="ce717" table:content-validation-name="val129"/>
          <table:table-cell table:style-name="ce751" office:value-type="float" office:value="0" calcext:value-type="float">
            <text:p>0</text:p>
          </table:table-cell>
          <table:table-cell table:style-name="ce787" table:content-validation-name="val145" table:formula="of:=VLOOKUP([.$B$52];pajzsok;5+[Alapértékek.J36];0)" office:value-type="float" office:value="0" calcext:value-type="float">
            <text:p>0</text:p>
          </table:table-cell>
          <table:table-cell table:style-name="ce818" table:content-validation-name="val26" table:formula="of:=VLOOKUP([.$B$52];pajzsok;3;0)" office:value-type="float" office:value="0" calcext:value-type="float">
            <text:p>0</text:p>
          </table:table-cell>
          <table:table-cell table:style-name="ce857" office:value-type="string" calcext:value-type="string">
            <text:p>Zúzás</text:p>
          </table:table-cell>
          <table:table-cell table:style-name="ce944" table:number-columns-spanned="2" table:number-rows-spanned="1"/>
          <table:covered-table-cell table:style-name="ce982"/>
          <table:table-cell table:style-name="ce542"/>
          <table:table-cell/>
          <table:table-cell table:style-name="Default" table:number-columns-repeated="6"/>
          <table:table-cell table:number-columns-repeated="239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542"/>
          <table:table-cell/>
          <table:table-cell table:style-name="Default" table:number-columns-repeated="6"/>
          <table:table-cell table:number-columns-repeated="239"/>
        </table:table-row>
        <table:table-row table:style-name="ro11">
          <table:table-cell table:style-name="ce575" office:value-type="string" calcext:value-type="string" table:number-columns-spanned="9" table:number-rows-spanned="1">
            <text:p>VÉ: </text:p>
          </table:table-cell>
          <table:covered-table-cell table:style-name="ce655"/>
          <table:covered-table-cell table:number-columns-repeated="3" table:style-name="ce720"/>
          <table:covered-table-cell table:number-columns-repeated="3" table:style-name="ce819"/>
          <table:covered-table-cell table:style-name="ce983"/>
          <table:table-cell table:style-name="ce546"/>
          <table:table-cell/>
          <table:table-cell table:style-name="Default" table:number-columns-repeated="6"/>
          <table:table-cell table:number-columns-repeated="239"/>
        </table:table-row>
        <table:table-row table:style-name="ro2">
          <table:table-cell table:style-name="ce576" office:value-type="string" calcext:value-type="string">
            <text:p>Manőver Alap</text:p>
          </table:table-cell>
          <table:table-cell table:style-name="ce647" table:content-validation-name="val111" table:formula="of:=ROUNDUP([.I3]/[$Data.C36])" office:value-type="float" office:value="0" calcext:value-type="float">
            <text:p>0</text:p>
          </table:table-cell>
          <table:table-cell table:style-name="ce726" office:value-type="string" calcext:value-type="string" table:number-columns-spanned="2" table:number-rows-spanned="1">
            <text:p>Manőver Pont: </text:p>
          </table:table-cell>
          <table:covered-table-cell table:style-name="ce752"/>
          <table:table-cell table:style-name="ce647" table:content-validation-name="val146" table:formula="of:=[$Alapértékek.$J$22]" office:value-type="float" office:value="0" calcext:value-type="float">
            <text:p>0</text:p>
          </table:table-cell>
          <table:table-cell table:style-name="ce821" table:number-columns-spanned="4" table:number-rows-spanned="1"/>
          <table:covered-table-cell table:style-name="ce858"/>
          <table:covered-table-cell table:style-name="ce946"/>
          <table:covered-table-cell table:style-name="ce984"/>
          <table:table-cell table:style-name="ce546"/>
          <table:table-cell/>
          <table:table-cell table:style-name="Default" table:number-columns-repeated="6"/>
          <table:table-cell table:number-columns-repeated="239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546"/>
          <table:table-cell/>
          <table:table-cell table:style-name="Default" table:number-columns-repeated="6"/>
          <table:table-cell table:number-columns-repeated="239"/>
        </table:table-row>
        <table:table-row table:style-name="ro14">
          <table:table-cell table:style-name="ce654" office:value-type="string" calcext:value-type="string">
            <text:p>  <text:a xlink:href="https://github.com/kaktusztea/km100/blob/master/md/fortelyok.harci/ketkezes_harc.md" xlink:type="simple">Kétkezes harc</text:a></text:p>
          </table:table-cell>
          <table:table-cell table:style-name="ce729" table:content-validation-name="val112" table:formula="of:=[$Alapértékek.J37]" office:value-type="float" office:value="0" calcext:value-type="float" table:number-columns-spanned="2" table:number-rows-spanned="1">
            <text:p>0. fok</text:p>
          </table:table-cell>
          <table:covered-table-cell table:style-name="ce772"/>
          <table:table-cell table:style-name="ce660"/>
          <table:table-cell table:style-name="ce758" table:content-validation-name="val127" office:value-type="string" calcext:value-type="string">
            <text:p>Tám/kör</text:p>
          </table:table-cell>
          <table:table-cell table:style-name="ce758" office:value-type="string" calcext:value-type="string">
            <text:p>KÉ</text:p>
          </table:table-cell>
          <table:table-cell table:style-name="ce758" office:value-type="string" calcext:value-type="string">
            <text:p>TÉ</text:p>
          </table:table-cell>
          <table:table-cell table:style-name="ce758" office:value-type="string" calcext:value-type="string">
            <text:p>VÉ</text:p>
          </table:table-cell>
          <table:table-cell table:style-name="ce1006" office:value-type="string" calcext:value-type="string">
            <text:p>SP</text:p>
          </table:table-cell>
          <table:table-cell table:style-name="ce546"/>
          <table:table-cell/>
          <table:table-cell table:style-name="ce856" office:value-type="string" calcext:value-type="string" table:number-columns-spanned="6" table:number-rows-spanned="1">
            <text:p>Ez egy segédtáblázat, a program használja csak</text:p>
          </table:table-cell>
          <table:covered-table-cell table:number-columns-repeated="3" table:style-name="ce868"/>
          <table:covered-table-cell table:style-name="ce889"/>
          <table:covered-table-cell table:style-name="ce897"/>
          <table:table-cell table:number-columns-repeated="239"/>
        </table:table-row>
        <table:table-row table:style-name="ro2">
          <table:table-cell table:style-name="ce591" table:content-validation-name="val101" office:value-type="string" calcext:value-type="string">
            <text:p><text:s text:c="3"/>Elsődleges fegyver</text:p>
          </table:table-cell>
          <table:table-cell table:style-name="ce651" table:content-validation-name="val113" office:value-type="string" calcext:value-type="string" table:number-columns-spanned="2" table:number-rows-spanned="1">
            <text:p><text:s/>__</text:p>
          </table:table-cell>
          <table:covered-table-cell table:style-name="ce598" table:content-validation-name="val130"/>
          <table:table-cell table:style-name="ce629"/>
          <table:table-cell table:style-name="ce671" table:formula="of:=IF(ISNUMBER([.F61]/[.Q60])=1;(1+ROUNDDOWN([.F61]/[.Q60]));&quot;N/A&quot;)" office:value-type="string" office:string-value="N/A" calcext:value-type="string">
            <text:p>N/A</text:p>
          </table:table-cell>
          <table:table-cell table:style-name="ce788" table:formula="of:=VLOOKUP(VLOOKUP([.$B$58];kezifegyverek_all;13;0);harcmodor_harcertekek;4;0)+[.L$60]+[.L$65]" office:value-type="string" office:string-value="" calcext:value-type="error">
            <text:p>#N/A</text:p>
          </table:table-cell>
          <table:table-cell table:style-name="ce740" table:formula="of:=VLOOKUP(VLOOKUP([.$B$58];kezifegyverek_all;13;0);harcmodor_harcertekek;5;0)+[.M$60]+[.M$65]" office:value-type="string" office:string-value="" calcext:value-type="error">
            <text:p>#N/A</text:p>
          </table:table-cell>
          <table:table-cell table:style-name="ce740" table:formula="of:=VLOOKUP(VLOOKUP([.$B$58];kezifegyverek_all;13;0);harcmodor_harcertekek;6;0)+[.N$60]+[.N$65]" office:value-type="string" office:string-value="" calcext:value-type="error">
            <text:p>#N/A</text:p>
          </table:table-cell>
          <table:table-cell table:style-name="ce1007" table:content-validation-name="val171" table:formula="of:=COM.MICROSOFT.CONCAT([.O65];&quot; / &quot;; [.O60])" office:value-type="string" office:string-value="0 / N/A" calcext:value-type="string">
            <text:p>0 / N/A</text:p>
          </table:table-cell>
          <table:table-cell table:number-columns-repeated="2"/>
          <table:table-cell table:style-name="ce859" office:value-type="string" calcext:value-type="string" table:number-columns-spanned="6" table:number-rows-spanned="1">
            <text:p>Kétkezes Harc Elsődleges fegyver</text:p>
          </table:table-cell>
          <table:covered-table-cell table:number-columns-repeated="3" table:style-name="ce869"/>
          <table:covered-table-cell table:style-name="ce890"/>
          <table:covered-table-cell table:style-name="ce898"/>
          <table:table-cell table:number-columns-repeated="239"/>
        </table:table-row>
        <table:table-row table:style-name="ro2">
          <table:table-cell table:style-name="ce591" table:content-validation-name="val101" office:value-type="string" calcext:value-type="string">
            <text:p><text:s text:c="3"/>Másodlagos fegyver</text:p>
          </table:table-cell>
          <table:table-cell table:style-name="ce651" table:content-validation-name="val114" office:value-type="string" calcext:value-type="string" table:number-columns-spanned="2" table:number-rows-spanned="1">
            <text:p><text:s/>__</text:p>
          </table:table-cell>
          <table:covered-table-cell table:style-name="ce599" table:content-validation-name="val130"/>
          <table:table-cell table:style-name="ce630"/>
          <table:table-cell table:style-name="ce672" table:number-columns-repeated="4"/>
          <table:table-cell table:style-name="ce1008"/>
          <table:table-cell table:number-columns-repeated="2"/>
          <table:table-cell table:style-name="ce1107" office:value-type="string" calcext:value-type="string">
            <text:p>KÉ</text:p>
          </table:table-cell>
          <table:table-cell table:style-name="ce1128" office:value-type="string" calcext:value-type="string">
            <text:p>TÉ</text:p>
          </table:table-cell>
          <table:table-cell table:style-name="ce1128" office:value-type="string" calcext:value-type="string">
            <text:p>VÉ</text:p>
          </table:table-cell>
          <table:table-cell table:style-name="ce1160" office:value-type="string" calcext:value-type="string">
            <text:p>SP</text:p>
          </table:table-cell>
          <table:table-cell table:style-name="ce1160" office:value-type="string" calcext:value-type="string">
            <text:p>Pengehossz</text:p>
          </table:table-cell>
          <table:table-cell table:style-name="ce900" office:value-type="string" calcext:value-type="string">
            <text:p>Sebesség</text:p>
          </table:table-cell>
          <table:table-cell table:number-columns-repeated="239"/>
        </table:table-row>
        <table:table-row table:style-name="ro2">
          <table:table-cell table:style-name="ce656"/>
          <table:table-cell table:style-name="ce622" table:number-columns-repeated="2"/>
          <table:table-cell table:style-name="ce633"/>
          <table:table-cell table:style-name="ce622"/>
          <table:table-cell table:style-name="ce633" table:number-columns-repeated="3"/>
          <table:table-cell table:style-name="ce976"/>
          <table:table-cell table:style-name="ce546"/>
          <table:table-cell/>
          <table:table-cell table:style-name="ce861" table:content-validation-name="val183" table:formula="of:=IF((ISNUMBER(VLOOKUP([.$B58];kezifegyverek_all;9;0))=1);(VLOOKUP([.$B58];kezifegyverek_all;9;0)+IF([.B57]&gt;=[$Data.$S$29];VLOOKUP([.$B$58];valasztott_fegyverek_all;3;0)*[Data.S$6];0));[Data.$C$32])" office:value-type="string" office:string-value="N/A" calcext:value-type="string">
            <text:p>N/A</text:p>
          </table:table-cell>
          <table:table-cell table:style-name="ce871" table:content-validation-name="val183" table:formula="of:=IF((ISNUMBER(VLOOKUP([.$B58];kezifegyverek_all;10;0))=1);(VLOOKUP([.$B58];kezifegyverek_all;10;0)+IF([.$B$57]&gt;=[$Data.$S$29];VLOOKUP([.$B$58];valasztott_fegyverek_all;3;0)*[Data.T$6];0));[Data.$C$32])" office:value-type="string" office:string-value="N/A" calcext:value-type="string">
            <text:p>N/A</text:p>
          </table:table-cell>
          <table:table-cell table:style-name="ce871" table:content-validation-name="val183" table:formula="of:=IF((ISNUMBER(VLOOKUP([.$B58];kezifegyverek_all;11;0))=1);(VLOOKUP([.$B58];kezifegyverek_all;11;0)+IF([.$B$57]&gt;=[$Data.$S$29];VLOOKUP([.$B$58];valasztott_fegyverek_all;3;0)*[Data.U$6];0));[Data.$C$32])" office:value-type="string" office:string-value="N/A" calcext:value-type="string">
            <text:p>N/A</text:p>
          </table:table-cell>
          <table:table-cell table:style-name="ce1004" table:content-validation-name="val183" table:formula="of:=IF((ISNUMBER(VLOOKUP([.$B58];kezifegyverek_all;3;0))=1);(VLOOKUP([.$B58];kezifegyverek_all;3;0)+IF([.$B$57]&gt;=[$Data.$S$29];VLOOKUP([.$B$58];valasztott_fegyverek_all;3;0)*[Data.V$6];0));[Data.$C$32])" office:value-type="string" office:string-value="N/A" calcext:value-type="string">
            <text:p>N/A</text:p>
          </table:table-cell>
          <table:table-cell table:style-name="ce1163" table:formula="of:=IF((ISNUMBER(VLOOKUP([.$B58];kezifegyverek_all;8;0))=1);(VLOOKUP([.$B58];kezifegyverek_all;8;0)))" office:value-type="boolean" office:boolean-value="false" calcext:value-type="boolean">
            <text:p>HAMIS</text:p>
          </table:table-cell>
          <table:table-cell table:style-name="ce905" table:formula="of:=VLOOKUP([.$B$58];valasztott_fegyverek_all;2;0)" office:value-type="string" office:string-value="N/A" calcext:value-type="string">
            <text:p>N/A</text:p>
          </table:table-cell>
          <table:table-cell table:style-name="ce542"/>
          <table:table-cell table:number-columns-repeated="238"/>
        </table:table-row>
        <table:table-row table:style-name="ro2">
          <table:table-cell table:style-name="ce657" office:value-type="string" calcext:value-type="string">
            <text:p>Kétkezettség fortély</text:p>
          </table:table-cell>
          <table:table-cell table:style-name="ce731" table:content-validation-name="val115" table:formula="of:=IF([.B57]&gt;0;[$Alapértékek.J38];0)" office:value-type="float" office:value="0" calcext:value-type="float" table:number-columns-spanned="2" table:number-rows-spanned="1">
            <text:p>0. fok</text:p>
          </table:table-cell>
          <table:covered-table-cell table:style-name="ce706"/>
          <table:table-cell table:style-name="ce706"/>
          <table:table-cell table:style-name="ce762" office:value-type="string" calcext:value-type="string">
            <text:p>Harckeret</text:p>
          </table:table-cell>
          <table:table-cell table:style-name="ce755" table:content-validation-name="val152" table:formula="of:=VLOOKUP(VLOOKUP([.$B$58];kezifegyverek_all;13;0);harcmodor_harcertekek;7;0)+VLOOKUP([.B57];ketkezes_harc_bonuszok;2;0)+IF([.$B$61]=1;[$Data.S25];[$Data.S24])-([.$I$61]/0.5)" office:value-type="string" office:string-value="" calcext:value-type="error">
            <text:p>#N/A</text:p>
          </table:table-cell>
          <table:table-cell table:style-name="ce935" office:value-type="string" calcext:value-type="string" table:number-columns-spanned="2" table:number-rows-spanned="1">
            <text:p>Pengehossz Σ</text:p>
          </table:table-cell>
          <table:covered-table-cell table:style-name="ce762"/>
          <table:table-cell table:style-name="ce1029" table:content-validation-name="val152" table:formula="of:=[.P60]+[.P65]" office:value-type="float" office:value="0" calcext:value-type="float">
            <text:p>0</text:p>
          </table:table-cell>
          <table:table-cell table:style-name="ce970" office:value-type="float" office:value="0" calcext:value-type="float">
            <text:p>0</text:p>
          </table:table-cell>
          <table:table-cell table:style-name="ce542"/>
          <table:table-cell table:style-name="ce863"/>
          <table:table-cell table:style-name="ce878" table:number-columns-repeated="2"/>
          <table:table-cell table:style-name="ce885"/>
          <table:table-cell table:style-name="ce1160"/>
          <table:table-cell table:style-name="ce900"/>
          <table:table-cell table:style-name="ce546"/>
          <table:table-cell table:number-columns-repeated="238"/>
        </table:table-row>
        <table:table-row table:style-name="ro2">
          <table:table-cell table:style-name="ce448" table:number-columns-spanned="9" table:number-rows-spanned="1"/>
          <table:covered-table-cell table:number-columns-repeated="7"/>
          <table:covered-table-cell table:style-name="ce1316"/>
          <table:table-cell table:style-name="ce546"/>
          <table:table-cell/>
          <table:table-cell table:style-name="ce865" office:value-type="string" calcext:value-type="string" table:number-columns-spanned="6" table:number-rows-spanned="1">
            <text:p>Kétkezes Harc Másodlagos fegyver</text:p>
          </table:table-cell>
          <table:covered-table-cell table:number-columns-repeated="2" table:style-name="ce879"/>
          <table:covered-table-cell table:style-name="ce886"/>
          <table:covered-table-cell table:style-name="ce891"/>
          <table:covered-table-cell table:style-name="ce906"/>
          <table:table-cell table:style-name="ce1089"/>
          <table:table-cell table:number-columns-repeated="238"/>
        </table:table-row>
        <table:table-row table:style-name="ro14">
          <table:table-cell table:style-name="ce654" office:value-type="string" calcext:value-type="string">
            <text:p>  <text:a xlink:href="https://github.com/kaktusztea/km100/blob/master/md/068_vertek_pancelok.md" xlink:type="simple">Vértek, páncélok</text:a></text:p>
          </table:table-cell>
          <table:table-cell table:style-name="ce660" table:number-columns-spanned="2" table:number-rows-spanned="1"/>
          <table:covered-table-cell table:style-name="ce660"/>
          <table:table-cell table:style-name="ce814" table:number-columns-repeated="2"/>
          <table:table-cell table:style-name="ce867"/>
          <table:table-cell table:style-name="ce938" office:value-type="string" calcext:value-type="string" table:number-columns-spanned="2" table:number-rows-spanned="1">
            <text:p>Páncél viselve</text:p>
          </table:table-cell>
          <table:covered-table-cell table:style-name="ce968"/>
          <table:table-cell table:style-name="ce1011" table:content-validation-name="val172" office:value-type="float" office:value="1" calcext:value-type="float">
            <text:p>1</text:p>
          </table:table-cell>
          <table:table-cell table:number-columns-repeated="2"/>
          <table:table-cell table:style-name="ce1107" office:value-type="string" calcext:value-type="string">
            <text:p>KÉ</text:p>
          </table:table-cell>
          <table:table-cell table:style-name="ce1128" office:value-type="string" calcext:value-type="string">
            <text:p>TÉ</text:p>
          </table:table-cell>
          <table:table-cell table:style-name="ce1128" office:value-type="string" calcext:value-type="string">
            <text:p>VÉ</text:p>
          </table:table-cell>
          <table:table-cell table:style-name="ce1160" office:value-type="string" calcext:value-type="string">
            <text:p>SP</text:p>
          </table:table-cell>
          <table:table-cell table:style-name="ce1160" office:value-type="string" calcext:value-type="string">
            <text:p>Pengehossz</text:p>
          </table:table-cell>
          <table:table-cell table:style-name="ce900"/>
          <table:table-cell table:style-name="ce546"/>
          <table:table-cell table:number-columns-repeated="238"/>
        </table:table-row>
        <table:table-row table:style-name="ro2">
          <table:table-cell table:style-name="ce658" office:value-type="string" calcext:value-type="string" table:number-columns-spanned="3" table:number-rows-spanned="1">
            <text:p>(( <text:s text:c="2"/>Név, leírás ide <text:s text:c="2"/>))</text:p>
          </table:table-cell>
          <table:covered-table-cell table:number-columns-repeated="2" table:style-name="ce718"/>
          <table:table-cell table:style-name="ce877" office:value-type="string" calcext:value-type="string">
            <text:p>Lefedettség %</text:p>
          </table:table-cell>
          <table:table-cell table:style-name="ce1123" table:content-validation-name="val147" office:value-type="percentage" office:value="0" calcext:value-type="percentage">
            <text:p>0%</text:p>
          </table:table-cell>
          <table:table-cell table:style-name="ce633"/>
          <table:table-cell table:style-name="ce744" office:value-type="string" calcext:value-type="string" table:number-columns-spanned="2" table:number-rows-spanned="1">
            <text:p>Vértviselet fortély</text:p>
          </table:table-cell>
          <table:covered-table-cell table:style-name="ce774"/>
          <table:table-cell table:style-name="ce1012" table:content-validation-name="val173" table:formula="of:=[$Alapértékek.J32]" office:value-type="float" office:value="0" calcext:value-type="float">
            <text:p>0. fok</text:p>
          </table:table-cell>
          <table:table-cell table:number-columns-repeated="2"/>
          <table:table-cell table:style-name="ce1107" table:content-validation-name="val183" table:formula="of:=IF((ISNUMBER(VLOOKUP([.$B59];kezifegyverek_all;9;0))=1);(VLOOKUP([.$B59];kezifegyverek_all;9;0)+IF([.B57]&gt;=[$Data.$S$30];VLOOKUP([.$B$59];valasztott_fegyverek_all;3;0)*[Data.S$6];0));[Data.$C$32])" office:value-type="string" office:string-value="N/A" calcext:value-type="string">
            <text:p>N/A</text:p>
          </table:table-cell>
          <table:table-cell table:style-name="ce1128" table:content-validation-name="val183" table:formula="of:=IF((ISNUMBER(VLOOKUP([.$B59];kezifegyverek_all;10;0))=1);(VLOOKUP([.$B59];kezifegyverek_all;10;0)+IF([.B57]&gt;=[$Data.S30];VLOOKUP([.$B$59];valasztott_fegyverek_all;3;0)*[Data.T$6];0));[Data.$C$32])" office:value-type="string" office:string-value="N/A" calcext:value-type="string">
            <text:p>N/A</text:p>
          </table:table-cell>
          <table:table-cell table:style-name="ce1128" table:content-validation-name="val183" table:formula="of:=IF((ISNUMBER(VLOOKUP([.$B59];kezifegyverek_all;11;0))=1);(VLOOKUP([.$B59];kezifegyverek_all;11;0)+IF([.$B$57]&gt;=[$Data.$S$30];VLOOKUP([.$B$59];valasztott_fegyverek_all;3;0)*[Data.U$6];0));[Data.$C$32])" office:value-type="string" office:string-value="N/A" calcext:value-type="string">
            <text:p>N/A</text:p>
          </table:table-cell>
          <table:table-cell table:style-name="ce1160" table:content-validation-name="val183" table:formula="of:=IF((ISNUMBER(VLOOKUP([.$B59];kezifegyverek_all;3;0))=1);(VLOOKUP([.$B59];kezifegyverek_all;3;0)+IF([.$B$57]&gt;=[$Data.$S$30];VLOOKUP([.$B$59];valasztott_fegyverek_all;3;0)*[Data.V$6];0));[Data.$C$32])" office:value-type="string" office:string-value="N/A" calcext:value-type="string">
            <text:p>N/A</text:p>
          </table:table-cell>
          <table:table-cell table:style-name="ce1165" table:formula="of:=IF((ISNUMBER(VLOOKUP([.$B59];kezifegyverek_all;8;0))=1);(VLOOKUP([.$B59];kezifegyverek_all;8;0)))" office:value-type="boolean" office:boolean-value="false" calcext:value-type="boolean">
            <text:p>HAMIS</text:p>
          </table:table-cell>
          <table:table-cell table:style-name="ce900"/>
          <table:table-cell table:style-name="ce1089"/>
          <table:table-cell table:number-columns-repeated="238"/>
        </table:table-row>
        <table:table-row table:style-name="ro1">
          <table:table-cell table:style-name="ce591" office:value-type="string" calcext:value-type="string">
            <text:p>   <text:a xlink:href="https://github.com/kaktusztea/km100/blob/master/md/068_vertek_pancelok.md#páncél-struktúrák" xlink:type="simple">Struktúra</text:a></text:p>
          </table:table-cell>
          <table:table-cell table:style-name="ce637" table:content-validation-name="val116" table:number-columns-spanned="2" table:number-rows-spanned="1"/>
          <table:covered-table-cell table:style-name="ce707"/>
          <table:table-cell table:style-name="ce880" office:value-type="string" calcext:value-type="string">
            <text:p>MGT full</text:p>
          </table:table-cell>
          <table:table-cell table:style-name="ce936" table:content-validation-name="val148" office:value-type="float" office:value="0" calcext:value-type="float">
            <text:p>0</text:p>
          </table:table-cell>
          <table:table-cell table:style-name="ce633"/>
          <table:table-cell table:style-name="Default" table:number-columns-repeated="2"/>
          <table:table-cell table:style-name="ce1014"/>
          <table:table-cell table:style-name="ce838"/>
          <table:table-cell table:style-name="ce542"/>
          <table:table-cell table:style-name="ce866" table:content-validation-name="val183" table:formula="of:=IF([.$B$57]&gt;0;[.L$64];[$Data.$T$17])" office:value-type="float" office:value="-10" calcext:value-type="float">
            <text:p>-10</text:p>
          </table:table-cell>
          <table:table-cell table:style-name="ce1135" table:content-validation-name="val183" table:formula="of:=IF([.$B$57]&gt;0;[.M$64];[$Data.$T$17])" office:value-type="float" office:value="-10" calcext:value-type="float">
            <text:p>-10</text:p>
          </table:table-cell>
          <table:table-cell table:style-name="ce1135" table:content-validation-name="val183" table:formula="of:=IF([.$B$57]&gt;0;[.N$64];[$Data.$T$17])" office:value-type="float" office:value="-10" calcext:value-type="float">
            <text:p>-10</text:p>
          </table:table-cell>
          <table:table-cell table:style-name="ce1135" table:content-validation-name="val183" table:formula="of:=IF([.$B$57]&gt;0;[.O$64];0)" office:value-type="float" office:value="0" calcext:value-type="float">
            <text:p>0</text:p>
          </table:table-cell>
          <table:table-cell table:style-name="ce1135" table:formula="of:=[.P64]" office:value-type="float" office:value="0" calcext:value-type="float">
            <text:p>0</text:p>
          </table:table-cell>
          <table:table-cell table:style-name="ce907"/>
          <table:table-cell table:style-name="ce1089"/>
          <table:table-cell table:number-columns-repeated="238"/>
        </table:table-row>
        <table:table-row table:style-name="ro1">
          <table:table-cell table:style-name="ce591" office:value-type="string" calcext:value-type="string">
            <text:p>   <text:a xlink:href="https://github.com/kaktusztea/km100/blob/master/md/068_vertek_pancelok.md#anyagminőség" xlink:type="simple">Anyagminőség</text:a></text:p>
          </table:table-cell>
          <table:table-cell table:style-name="ce1085" table:content-validation-name="val117" office:value-type="float" office:value="0" calcext:value-type="float" table:number-columns-spanned="2" table:number-rows-spanned="1">
            <text:p>0</text:p>
          </table:table-cell>
          <table:covered-table-cell table:style-name="ce1085"/>
          <table:table-cell table:style-name="ce881" office:value-type="string" calcext:value-type="string">
            <text:p>MGT csökk</text:p>
          </table:table-cell>
          <table:table-cell table:style-name="ce939" table:content-validation-name="val149" table:formula="of:=IFNA(VLOOKUP([.$I$64];vertviselet_fortely_mgt_csokk_all;3;0); 0)" office:value-type="float" office:value="0" calcext:value-type="float">
            <text:p>0</text:p>
          </table:table-cell>
          <table:table-cell table:style-name="ce633"/>
          <table:table-cell table:style-name="ce941" table:content-validation-name="val162" office:value-type="string" calcext:value-type="string" table:number-columns-spanned="3" table:number-rows-spanned="1">
            <text:p>SFÉ</text:p>
          </table:table-cell>
          <table:covered-table-cell table:style-name="ce1053"/>
          <table:covered-table-cell table:style-name="ce976"/>
          <table:table-cell table:style-name="ce542" table:number-columns-repeated="3"/>
          <table:table-cell table:style-name="ce1089" table:number-columns-repeated="3"/>
          <table:table-cell table:style-name="ce1175"/>
          <table:table-cell table:style-name="ce633"/>
          <table:table-cell table:style-name="ce1089"/>
          <table:table-cell table:number-columns-repeated="238"/>
        </table:table-row>
        <table:table-row table:style-name="ro1">
          <table:table-cell table:style-name="ce591" office:value-type="string" calcext:value-type="string">
            <text:p>   <text:a xlink:href="https://github.com/kaktusztea/km100/blob/master/md/068_vertek_pancelok.md#fémalapanyag---mgt" xlink:type="simple">Fémalapanyag</text:a></text:p>
          </table:table-cell>
          <table:table-cell table:style-name="ce1085" table:content-validation-name="val118" table:number-columns-spanned="2" table:number-rows-spanned="1"/>
          <table:covered-table-cell table:style-name="ce1085"/>
          <table:table-cell table:style-name="ce888" office:value-type="string" calcext:value-type="string">
            <text:p>2x Erő</text:p>
          </table:table-cell>
          <table:table-cell table:style-name="ce943" table:content-validation-name="val150" table:formula="of:=2*[$Alapértékek.$C$18]" office:value-type="float" office:value="0" calcext:value-type="float">
            <text:p>0</text:p>
          </table:table-cell>
          <table:table-cell table:style-name="ce633"/>
          <table:table-cell table:style-name="ce707" office:value-type="string" calcext:value-type="string">
            <text:p>Szúró</text:p>
          </table:table-cell>
          <table:table-cell table:style-name="ce707" office:value-type="string" calcext:value-type="string">
            <text:p>Vágó</text:p>
          </table:table-cell>
          <table:table-cell table:style-name="ce1015" office:value-type="string" calcext:value-type="string">
            <text:p>Zúzó</text:p>
          </table:table-cell>
          <table:table-cell table:style-name="ce542" table:number-columns-repeated="3"/>
          <table:table-cell table:style-name="ce1089" table:number-columns-repeated="3"/>
          <table:table-cell table:style-name="ce1175"/>
          <table:table-cell table:style-name="ce633"/>
          <table:table-cell table:style-name="ce1089"/>
          <table:table-cell table:number-columns-repeated="238"/>
        </table:table-row>
        <table:table-row table:style-name="ro1">
          <table:table-cell table:style-name="ce659" office:value-type="string" calcext:value-type="string">
            <text:p>  <text:a xlink:href="https://github.com/kaktusztea/km100/blob/master/md/068_vertek_pancelok.md#csatolt-mgt-vért-kidolgozottsága-csatolt-elemek-száma" xlink:type="simple"> Kidolgozottság</text:a></text:p>
          </table:table-cell>
          <table:table-cell table:style-name="ce666" table:content-validation-name="val119" table:number-columns-spanned="2" table:number-rows-spanned="1"/>
          <table:covered-table-cell table:style-name="ce666"/>
          <table:table-cell table:style-name="ce820" table:content-validation-name="val137" office:value-type="string" calcext:value-type="string">
            <text:p>Akt MGT</text:p>
          </table:table-cell>
          <table:table-cell table:style-name="ce851" table:content-validation-name="val151" table:formula="of:=MAX(0; [.E65]-[.E66]-[.E67])" office:value-type="float" office:value="0" calcext:value-type="float">
            <text:p>0</text:p>
          </table:table-cell>
          <table:table-cell table:style-name="ce870"/>
          <table:table-cell table:style-name="ce942" table:content-validation-name="val163" table:formula="of:=IFNA(VLOOKUP([.$B65];pancel_strukturak;3;0)+[.$B$66]+IFNA(VLOOKUP([.$B67];femalapanyag;3;0); 0); 0)" office:value-type="float" office:value="0" calcext:value-type="float">
            <text:p>0</text:p>
          </table:table-cell>
          <table:table-cell table:style-name="ce971" table:content-validation-name="val163" table:formula="of:=IFNA(VLOOKUP([.$B65];pancel_strukturak;4;0)+[.$B$66]+IFNA(VLOOKUP([.$B67];femalapanyag;3;0);0); 0)" office:value-type="float" office:value="0" calcext:value-type="float">
            <text:p>0</text:p>
          </table:table-cell>
          <table:table-cell table:style-name="ce1016" table:content-validation-name="val163" table:formula="of:=IFNA(VLOOKUP([.$B65];pancel_strukturak;5;0)+[.$B$66]+IFNA(VLOOKUP([.$B67];femalapanyag;3;0);0);0)" office:value-type="float" office:value="0" calcext:value-type="float">
            <text:p>0</text:p>
          </table:table-cell>
          <table:table-cell table:style-name="ce838"/>
          <table:table-cell table:style-name="ce542" table:number-columns-repeated="2"/>
          <table:table-cell table:style-name="ce1089" table:number-columns-repeated="3"/>
          <table:table-cell table:style-name="ce1175"/>
          <table:table-cell table:style-name="ce633"/>
          <table:table-cell table:style-name="ce1089"/>
          <table:table-cell table:number-columns-repeated="238"/>
        </table:table-row>
        <table:table-row table:style-name="ro2">
          <table:table-cell table:style-name="ce901"/>
          <table:table-cell table:style-name="ce721"/>
          <table:table-cell table:style-name="ce546" table:number-columns-repeated="2"/>
          <table:table-cell table:number-columns-repeated="3"/>
          <table:table-cell table:style-name="ce546"/>
          <table:table-cell table:style-name="ce929"/>
          <table:table-cell table:style-name="ce542" table:number-columns-repeated="3"/>
          <table:table-cell table:style-name="ce1089" table:number-columns-repeated="3"/>
          <table:table-cell table:style-name="ce1175"/>
          <table:table-cell table:style-name="ce633"/>
          <table:table-cell table:style-name="ce882"/>
          <table:table-cell table:number-columns-repeated="238"/>
        </table:table-row>
        <table:table-row table:style-name="ro3">
          <table:table-cell table:style-name="ce473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552"/>
          <table:covered-table-cell table:style-name="ce649"/>
          <table:table-cell table:style-name="ce542"/>
          <table:table-cell table:style-name="ce664" office:value-type="string" calcext:value-type="string">
            <text:p>ÉP</text:p>
          </table:table-cell>
          <table:table-cell table:style-name="ce746" table:content-validation-name="val164" table:formula="of:=12+(2*[Alapértékek.C19])" office:value-type="float" office:value="12" calcext:value-type="float" table:number-columns-spanned="3" table:number-rows-spanned="1">
            <text:p>12,</text:p>
          </table:table-cell>
          <table:covered-table-cell table:style-name="ce775"/>
          <table:covered-table-cell table:style-name="ce817"/>
          <table:table-cell table:style-name="ce688" table:number-columns-repeated="3"/>
          <table:table-cell table:style-name="ce882" table:number-columns-repeated="4"/>
          <table:table-cell table:style-name="ce908"/>
          <table:table-cell table:style-name="ce1089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42"/>
          <table:table-cell table:style-name="ce876" office:value-type="string" calcext:value-type="string">
            <text:p>S1</text:p>
          </table:table-cell>
          <table:table-cell table:style-name="ce945" office:value-type="string" calcext:value-type="string">
            <text:p>S2</text:p>
          </table:table-cell>
          <table:table-cell table:style-name="ce978" office:value-type="string" calcext:value-type="string">
            <text:p>S3</text:p>
          </table:table-cell>
          <table:table-cell table:style-name="ce1038" office:value-type="string" calcext:value-type="string">
            <text:p>S4</text:p>
          </table:table-cell>
          <table:table-cell table:style-name="ce1089"/>
          <table:table-cell table:style-name="Default" table:number-columns-repeated="3"/>
          <table:table-cell table:style-name="ce1089" table:number-columns-repeated="2"/>
          <table:table-cell table:style-name="ce1175"/>
          <table:table-cell table:style-name="ce633"/>
          <table:table-cell table:style-name="ce542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42"/>
          <table:table-cell table:style-name="ce1049"/>
          <table:table-cell table:style-name="ce1101" table:number-columns-repeated="2"/>
          <table:table-cell table:style-name="ce1056"/>
          <table:table-cell table:style-name="ce542" table:number-columns-repeated="2"/>
          <table:table-cell table:style-name="Default" table:number-columns-repeated="3"/>
          <table:table-cell table:style-name="ce542"/>
          <table:table-cell table:style-name="ce615"/>
          <table:table-cell table:style-name="ce633"/>
          <table:table-cell table:style-name="ce542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42"/>
          <table:table-cell table:style-name="ce1049"/>
          <table:table-cell table:style-name="ce1101"/>
          <table:table-cell table:style-name="ce956"/>
          <table:table-cell table:style-name="ce1057"/>
          <table:table-cell table:style-name="ce542" table:number-columns-repeated="2"/>
          <table:table-cell table:style-name="Default" table:number-columns-repeated="3"/>
          <table:table-cell table:style-name="ce542"/>
          <table:table-cell table:style-name="ce615"/>
          <table:table-cell table:style-name="ce633"/>
          <table:table-cell table:style-name="ce542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42"/>
          <table:table-cell table:style-name="ce1185"/>
          <table:table-cell table:style-name="ce1217"/>
          <table:table-cell table:style-name="ce1252"/>
          <table:table-cell table:style-name="ce1301"/>
          <table:table-cell table:style-name="ce542" table:number-columns-repeated="3"/>
          <table:table-cell table:style-name="Default" table:number-columns-repeated="2"/>
          <table:table-cell table:style-name="ce542"/>
          <table:table-cell table:style-name="ce615"/>
          <table:table-cell table:style-name="ce633"/>
          <table:table-cell table:style-name="ce542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42"/>
          <table:table-cell table:style-name="ce1186"/>
          <table:table-cell table:style-name="ce1218"/>
          <table:table-cell table:style-name="ce1253"/>
          <table:table-cell table:style-name="ce1302"/>
          <table:table-cell table:style-name="ce542" table:number-columns-repeated="6"/>
          <table:table-cell table:style-name="ce615"/>
          <table:table-cell table:style-name="ce633"/>
          <table:table-cell table:style-name="ce542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42"/>
          <table:table-cell table:style-name="ce1187"/>
          <table:table-cell table:style-name="ce1219"/>
          <table:table-cell table:style-name="ce1254"/>
          <table:table-cell table:style-name="ce1303"/>
          <table:table-cell table:style-name="ce542" table:number-columns-repeated="6"/>
          <table:table-cell table:style-name="ce615"/>
          <table:table-cell table:style-name="ce633"/>
          <table:table-cell table:style-name="ce542"/>
          <table:table-cell table:number-columns-repeated="238"/>
        </table:table-row>
        <table:table-row table:style-name="ro7">
          <table:table-cell table:style-name="ce475" table:number-columns-spanned="4" table:number-rows-spanned="1"/>
          <table:covered-table-cell table:number-columns-repeated="2" table:style-name="ce558"/>
          <table:covered-table-cell table:style-name="ce652"/>
          <table:table-cell table:style-name="ce687"/>
          <table:table-cell table:style-name="ce1188" office:value-type="string" calcext:value-type="string" table:number-columns-spanned="4" table:number-rows-spanned="1">
            <text:p>TÉ levonás</text:p>
          </table:table-cell>
          <table:covered-table-cell table:style-name="ce1220"/>
          <table:covered-table-cell table:style-name="ce1255"/>
          <table:covered-table-cell table:style-name="ce1304"/>
          <table:table-cell table:style-name="ce542" table:number-columns-repeated="6"/>
          <table:table-cell table:style-name="ce615"/>
          <table:table-cell table:style-name="ce633"/>
          <table:table-cell table:style-name="ce542"/>
          <table:table-cell table:number-columns-repeated="238"/>
        </table:table-row>
        <table:table-row table:style-name="ro7">
          <table:table-cell table:style-name="ce475" table:number-columns-spanned="4" table:number-rows-spanned="1"/>
          <table:covered-table-cell table:number-columns-repeated="2" table:style-name="ce558"/>
          <table:covered-table-cell table:style-name="ce652"/>
          <table:table-cell table:style-name="ce542"/>
          <table:table-cell table:style-name="ce1191" table:content-validation-name="val153" office:value-type="string" calcext:value-type="string">
            <text:p>-</text:p>
          </table:table-cell>
          <table:table-cell table:style-name="ce1221" table:content-validation-name="val165" table:formula="of:=IF(([Data.N37]+([Alapértékek.D33]+[Alapértékek.C24]))&gt;0;0;[Data.N37]+([Alapértékek.D33]+[Alapértékek.C24]))" office:value-type="float" office:value="-10" calcext:value-type="float">
            <text:p>-10</text:p>
          </table:table-cell>
          <table:table-cell table:style-name="ce1256" table:content-validation-name="val166" table:formula="of:=IF(([Data.O37]+([Alapértékek.D33]+[Alapértékek.C24]))&gt;0;0;[Data.O37]+([Alapértékek.D33]+[Alapértékek.C24]))" office:value-type="float" office:value="-20" calcext:value-type="float">
            <text:p>-20</text:p>
          </table:table-cell>
          <table:table-cell table:style-name="ce1305" table:content-validation-name="val174" table:formula="of:=IF(([Data.P37]+([Alapértékek.D33]+[Alapértékek.C24]))&gt;0;0;[Data.P37]+([Alapértékek.D33]+[Alapértékek.C24]))" office:value-type="float" office:value="-30" calcext:value-type="float">
            <text:p>-30</text:p>
          </table:table-cell>
          <table:table-cell table:style-name="ce542" table:number-columns-repeated="6"/>
          <table:table-cell table:style-name="ce615"/>
          <table:table-cell table:style-name="ce633"/>
          <table:table-cell table:style-name="ce542"/>
          <table:table-cell table:number-columns-repeated="238"/>
        </table:table-row>
        <table:table-row table:style-name="ro2">
          <table:table-cell table:style-name="ce923" table:number-columns-spanned="4" table:number-rows-spanned="1"/>
          <table:covered-table-cell table:number-columns-repeated="2" table:style-name="ce1030"/>
          <table:covered-table-cell table:style-name="ce1126"/>
          <table:table-cell table:style-name="ce688"/>
          <table:table-cell table:style-name="ce1192"/>
          <table:table-cell table:style-name="ce1222" office:value-type="float" office:value="-2" calcext:value-type="float">
            <text:p>-2</text:p>
          </table:table-cell>
          <table:table-cell table:style-name="ce1222" office:value-type="float" office:value="-4" calcext:value-type="float">
            <text:p>-4</text:p>
          </table:table-cell>
          <table:table-cell table:style-name="ce1222" office:value-type="float" office:value="-6" calcext:value-type="float">
            <text:p>-6</text:p>
          </table:table-cell>
          <table:table-cell table:style-name="ce1327" office:value-type="string" calcext:value-type="string" table:number-columns-spanned="3" table:number-rows-spanned="1">
            <text:p>Fizikai képzettségpróbák büntetései</text:p>
          </table:table-cell>
          <table:covered-table-cell table:style-name="ce1386"/>
          <table:covered-table-cell table:style-name="ce1463"/>
          <table:table-cell table:style-name="ce542" table:number-columns-repeated="3"/>
          <table:table-cell table:style-name="ce615"/>
          <table:table-cell table:style-name="ce633"/>
          <table:table-cell table:style-name="ce542"/>
          <table:table-cell table:number-columns-repeated="238"/>
        </table:table-row>
        <table:table-row table:style-name="ro2">
          <table:table-cell table:style-name="ce924" office:value-type="string" calcext:value-type="string" table:number-columns-spanned="2" table:number-rows-spanned="1">
            <text:p><text:s text:c="2"/>Felszerelés keret</text:p>
          </table:table-cell>
          <table:covered-table-cell table:style-name="ce353"/>
          <table:table-cell table:style-name="ce1087" table:formula="of:=[$Data.H32]+[Alapértékek.C18]" office:value-type="float" office:value="2" calcext:value-type="float" table:number-columns-spanned="2" table:number-rows-spanned="1">
            <text:p>2</text:p>
          </table:table-cell>
          <table:covered-table-cell table:style-name="ce382"/>
          <table:table-cell table:style-name="ce1089"/>
          <table:table-cell table:style-name="ce1193"/>
          <table:table-cell table:style-name="ce1223"/>
          <table:table-cell table:style-name="ce1223" office:value-type="float" office:value="-1" calcext:value-type="float">
            <text:p>-1</text:p>
          </table:table-cell>
          <table:table-cell table:style-name="ce1223" office:value-type="float" office:value="-3" calcext:value-type="float">
            <text:p>-3</text:p>
          </table:table-cell>
          <table:table-cell table:style-name="ce1329" office:value-type="string" calcext:value-type="string" table:number-columns-spanned="3" table:number-rows-spanned="1">
            <text:p>Egyéb képzettségpróbák büntetései</text:p>
          </table:table-cell>
          <table:covered-table-cell table:style-name="ce1387"/>
          <table:covered-table-cell table:style-name="ce1471"/>
          <table:table-cell table:style-name="ce542" table:number-columns-repeated="3"/>
          <table:table-cell table:style-name="ce615"/>
          <table:table-cell table:style-name="ce633"/>
          <table:table-cell table:style-name="ce542"/>
          <table:table-cell table:number-columns-repeated="238"/>
        </table:table-row>
        <table:table-row table:style-name="ro2">
          <table:table-cell table:style-name="Default" table:number-columns-repeated="4"/>
          <table:table-cell table:style-name="ce542" table:number-columns-repeated="11"/>
          <table:table-cell table:style-name="ce615"/>
          <table:table-cell table:style-name="ce633"/>
          <table:table-cell table:style-name="ce542"/>
          <table:table-cell table:number-columns-repeated="238"/>
        </table:table-row>
        <table:table-row table:style-name="ro2">
          <table:table-cell table:style-name="ce542" table:number-columns-repeated="4"/>
          <table:table-cell table:style-name="ce382"/>
          <table:table-cell table:style-name="ce542" table:number-columns-repeated="10"/>
          <table:table-cell table:style-name="ce615"/>
          <table:table-cell table:style-name="ce633"/>
          <table:table-cell table:style-name="ce542"/>
          <table:table-cell table:number-columns-repeated="238"/>
        </table:table-row>
        <table:table-row table:style-name="ro2" table:number-rows-repeated="65462">
          <table:table-cell table:style-name="ce542" table:number-columns-repeated="15"/>
          <table:table-cell table:style-name="ce615"/>
          <table:table-cell table:style-name="ce633"/>
          <table:table-cell table:style-name="ce542"/>
          <table:table-cell table:number-columns-repeated="238"/>
        </table:table-row>
        <table:table-row table:style-name="ro2">
          <table:table-cell table:style-name="ce542" table:number-columns-repeated="9"/>
          <table:table-cell table:number-columns-repeated="3"/>
          <table:table-cell table:style-name="ce542" table:number-columns-repeated="3"/>
          <table:table-cell table:style-name="ce615"/>
          <table:table-cell table:style-name="ce633"/>
          <table:table-cell table:style-name="ce542"/>
          <table:table-cell table:number-columns-repeated="238"/>
        </table:table-row>
        <table:table-row table:style-name="ro2" table:number-rows-repeated="8">
          <table:table-cell table:style-name="ce542" table:number-columns-repeated="9"/>
          <table:table-cell table:number-columns-repeated="247"/>
        </table:table-row>
        <table:table-row table:style-name="ro2">
          <table:table-cell table:number-columns-repeated="4"/>
          <table:table-cell table:style-name="ce542"/>
          <table:table-cell table:number-columns-repeated="251"/>
        </table:table-row>
        <table:table-row table:style-name="ro2" table:number-rows-repeated="983021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6]/[Alapértékek.$D$8])&gt;[Data.$C$24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Alapértékek.$D$8])-([.$B$5]/[Alapértékek.$D$8])&gt;[Data.$C$24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5:Harcértékek.J26">
            <calcext:condition calcext:apply-style-name="Warning_MF_kov" calcext:value="formula-is((VLOOKUP((VLOOKUP([.$A25];tavolsagi_fegyverek_all;13;0));harcmodor_harcertekek;3;0))&lt;(VLOOKUP([.C25];mesterfegyver_kovetelmenyek;2;1)))" calcext:base-cell-address="Harcértékek.J25"/>
          </calcext:conditional-format>
          <calcext:conditional-format calcext:target-range-address="Harcértékek.J30:Harcértékek.J37">
            <calcext:condition calcext:apply-style-name="Warning_MF_kov" calcext:value="formula-is((VLOOKUP((VLOOKUP([.$A30];kezifegyverek_all;13;0));harcmodor_harcertekek;3;0))&lt;(VLOOKUP([.C30];mesterfegyver_kovetelmenyek;2;1)))" calcext:base-cell-address="Harcértékek.J30"/>
          </calcext:conditional-format>
          <calcext:conditional-format calcext:target-range-address="Harcértékek.I77:Harcértékek.I77">
            <calcext:condition calcext:apply-style-name="Szürke_háttér" calcext:value="formula-is([$Harcértékek.$G$70]&lt;24)" calcext:base-cell-address="Harcértékek.I77"/>
          </calcext:conditional-format>
          <calcext:conditional-format calcext:target-range-address="Harcértékek.H77:Harcértékek.H77">
            <calcext:condition calcext:apply-style-name="Szürke_háttér" calcext:value="formula-is([$Harcértékek.$G$70]&lt;23)" calcext:base-cell-address="Harcértékek.H77"/>
          </calcext:conditional-format>
          <calcext:conditional-format calcext:target-range-address="Harcértékek.G77:Harcértékek.G77">
            <calcext:condition calcext:apply-style-name="Szürke_háttér" calcext:value="formula-is([$Harcértékek.$G$70]&lt;22)" calcext:base-cell-address="Harcértékek.G77"/>
          </calcext:conditional-format>
          <calcext:conditional-format calcext:target-range-address="Harcértékek.F77:Harcértékek.F77">
            <calcext:condition calcext:apply-style-name="Szürke_háttér" calcext:value="formula-is([$Harcértékek.$G$70]&lt;21)" calcext:base-cell-address="Harcértékek.F77"/>
          </calcext:conditional-format>
          <calcext:conditional-format calcext:target-range-address="Harcértékek.I76:Harcértékek.I76">
            <calcext:condition calcext:apply-style-name="Szürke_háttér" calcext:value="formula-is([$Harcértékek.$G$70]&lt;20)" calcext:base-cell-address="Harcértékek.I76"/>
          </calcext:conditional-format>
          <calcext:conditional-format calcext:target-range-address="Harcértékek.H76:Harcértékek.H76">
            <calcext:condition calcext:apply-style-name="Szürke_háttér" calcext:value="formula-is([$Harcértékek.$G$70]&lt;19)" calcext:base-cell-address="Harcértékek.H76"/>
          </calcext:conditional-format>
          <calcext:conditional-format calcext:target-range-address="Harcértékek.G76:Harcértékek.G76">
            <calcext:condition calcext:apply-style-name="Szürke_háttér" calcext:value="formula-is([$Harcértékek.$G$70]&lt;18)" calcext:base-cell-address="Harcértékek.G76"/>
          </calcext:conditional-format>
          <calcext:conditional-format calcext:target-range-address="Harcértékek.F76:Harcértékek.F76">
            <calcext:condition calcext:apply-style-name="Szürke_háttér" calcext:value="formula-is([$Harcértékek.$G$70]&lt;17)" calcext:base-cell-address="Harcértékek.F76"/>
          </calcext:conditional-format>
          <calcext:conditional-format calcext:target-range-address="Harcértékek.I75:Harcértékek.I75">
            <calcext:condition calcext:apply-style-name="Szürke_háttér" calcext:value="formula-is([$Harcértékek.$G$70]&lt;16)" calcext:base-cell-address="Harcértékek.I75"/>
          </calcext:conditional-format>
          <calcext:conditional-format calcext:target-range-address="Harcértékek.H75:Harcértékek.H75">
            <calcext:condition calcext:apply-style-name="Szürke_háttér" calcext:value="formula-is([$Harcértékek.$G$70]&lt;15)" calcext:base-cell-address="Harcértékek.H75"/>
          </calcext:conditional-format>
          <calcext:conditional-format calcext:target-range-address="Harcértékek.G75:Harcértékek.G75">
            <calcext:condition calcext:apply-style-name="Szürke_háttér" calcext:value="formula-is([$Harcértékek.$G$70]&lt;14)" calcext:base-cell-address="Harcértékek.G75"/>
          </calcext:conditional-format>
          <calcext:conditional-format calcext:target-range-address="Harcértékek.F75:Harcértékek.F75">
            <calcext:condition calcext:apply-style-name="Szürke_háttér" calcext:value="formula-is([$Harcértékek.$G$70]&lt;13)" calcext:base-cell-address="Harcértékek.F75"/>
          </calcext:conditional-format>
          <calcext:conditional-format calcext:target-range-address="Harcértékek.I74:Harcértékek.I74">
            <calcext:condition calcext:apply-style-name="Szürke_háttér" calcext:value="formula-is([$Harcértékek.$G$70]&lt;12)" calcext:base-cell-address="Harcértékek.I74"/>
          </calcext:conditional-format>
          <calcext:conditional-format calcext:target-range-address="Harcértékek.H74:Harcértékek.H74">
            <calcext:condition calcext:apply-style-name="Szürke_háttér" calcext:value="formula-is([$Harcértékek.$G$70]&lt;11)" calcext:base-cell-address="Harcértékek.H74"/>
          </calcext:conditional-format>
          <calcext:conditional-format calcext:target-range-address="Harcértékek.G74:Harcértékek.G74">
            <calcext:condition calcext:apply-style-name="Szürke_háttér" calcext:value="formula-is([$Harcértékek.$G$70]&lt;10)" calcext:base-cell-address="Harcértékek.G74"/>
          </calcext:conditional-format>
          <calcext:conditional-format calcext:target-range-address="Harcértékek.F74:Harcértékek.F74">
            <calcext:condition calcext:apply-style-name="Szürke_háttér" calcext:value="formula-is([$Harcértékek.$G$70]&lt;9)" calcext:base-cell-address="Harcértékek.F74"/>
          </calcext:conditional-format>
          <calcext:conditional-format calcext:target-range-address="Harcértékek.I73:Harcértékek.I73">
            <calcext:condition calcext:apply-style-name="Szürke_háttér" calcext:value="formula-is([$Harcértékek.$G$70]&lt;4)" calcext:base-cell-address="Harcértékek.I73"/>
          </calcext:conditional-format>
          <calcext:conditional-format calcext:target-range-address="Harcértékek.H73:Harcértékek.H73">
            <calcext:condition calcext:apply-style-name="Szürke_háttér" calcext:value="formula-is([$Harcértékek.$G$70]&lt;3)" calcext:base-cell-address="Harcértékek.H73"/>
          </calcext:conditional-format>
          <calcext:conditional-format calcext:target-range-address="Harcértékek.I62:Harcértékek.I62">
            <calcext:condition calcext:apply-style-name="Warning_szinttúlépés" calcext:value="&gt;2" calcext:base-cell-address="Harcértékek.I62"/>
          </calcext:conditional-format>
        </calcext:conditional-formats>
      </table:table>
      <table:table table:name="Misztikus" table:style-name="ta4" table:print="false">
        <office:forms form:automatic-focus="false" form:apply-design-mode="false"/>
        <table:table-column table:style-name="co38" table:default-cell-style-name="ce6"/>
        <table:table-column table:style-name="co39" table:default-cell-style-name="ce6"/>
        <table:table-column table:style-name="co40" table:default-cell-style-name="ce6"/>
        <table:table-column table:style-name="co41" table:default-cell-style-name="ce6"/>
        <table:table-column table:style-name="co42" table:default-cell-style-name="ce6"/>
        <table:table-column table:style-name="co43" table:default-cell-style-name="ce6"/>
        <table:table-column table:style-name="co44" table:default-cell-style-name="ce1318"/>
        <table:table-column table:style-name="co45" table:default-cell-style-name="ce6"/>
        <table:table-column table:style-name="co46" table:default-cell-style-name="ce6"/>
        <table:table-column table:style-name="co47" table:number-columns-repeated="4" table:default-cell-style-name="ce6"/>
        <table:table-column table:style-name="co48" table:default-cell-style-name="ce584"/>
        <table:table-column table:style-name="co49" table:default-cell-style-name="ce6"/>
        <table:table-column table:style-name="co37" table:number-columns-repeated="2" table:default-cell-style-name="ce6"/>
        <table:table-column table:style-name="co50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37" table:number-columns-repeated="236" table:default-cell-style-name="Default"/>
        <table:table-row table:style-name="ro5">
          <table:table-cell table:style-name="ce1097" office:value-type="string" calcext:value-type="string" table:number-columns-spanned="13" table:number-rows-spanned="1">
            <text:p>Mágia, Pszi, Mágikus összhangok</text:p>
          </table:table-cell>
          <table:covered-table-cell table:number-columns-repeated="12"/>
          <table:table-cell/>
          <table:table-cell table:style-name="Default" table:number-columns-repeated="2"/>
          <table:table-cell table:number-columns-repeated="240"/>
        </table:table-row>
        <table:table-row table:style-name="ro15">
          <table:table-cell table:style-name="ce1383" office:value-type="string" calcext:value-type="string" table:number-columns-spanned="4" table:number-rows-spanned="1">
            <text:p>Maradt KP</text:p>
          </table:table-cell>
          <table:covered-table-cell table:style-name="ce1396"/>
          <table:covered-table-cell table:number-columns-repeated="2" table:style-name="ce1405"/>
          <table:table-cell table:style-name="ce1136" table:content-validation-name="val107" table:formula="of:=[Alapértékek.E10]" office:value-type="float" office:value="350" calcext:value-type="float" table:number-columns-spanned="2" table:number-rows-spanned="1">
            <text:p>350</text:p>
          </table:table-cell>
          <table:covered-table-cell table:style-name="ce1420"/>
          <table:table-cell table:style-name="ce1346"/>
          <table:table-cell table:style-name="ce1309" office:value-type="string" calcext:value-type="string" table:number-columns-spanned="3" table:number-rows-spanned="2">
            <text:p>Aurafejlesztés képzettség</text:p>
          </table:table-cell>
          <table:covered-table-cell table:number-columns-repeated="2" table:style-name="ce1352"/>
          <table:table-cell table:style-name="ce1391" table:content-validation-name="val194" office:value-type="float" office:value="0" calcext:value-type="float" table:number-columns-spanned="2" table:number-rows-spanned="2">
            <text:p>0</text:p>
          </table:table-cell>
          <table:covered-table-cell table:style-name="ce1372"/>
          <table:table-cell table:style-name="ce1378" table:content-validation-name="val107" table:formula="of:=IF([.$K2]&gt;0;VLOOKUP([.$K2];kepzettseg_kp_tablazat;MATCH(&quot;KP&quot;;kepzettseg_kp_fejlec;0);0);0)" office:value-type="float" office:value="0" calcext:value-type="float" table:number-columns-spanned="1" table:number-rows-spanned="2">
            <text:p>0</text:p>
          </table:table-cell>
          <table:table-cell table:style-name="ce1489"/>
          <table:table-cell table:style-name="ce1679" table:content-validation-name="val196" table:formula="of:=[.$K$2]+[$Alapértékek.$C$24]" office:value-type="float" office:value="0" calcext:value-type="float">
            <text:p>0 +k10 ↓</text:p>
          </table:table-cell>
          <table:table-cell table:style-name="ce1424" table:content-validation-name="val197" office:value-type="string" calcext:value-type="string" table:number-columns-spanned="1" table:number-rows-spanned="2">
            <text:p>AURA</text:p>
          </table:table-cell>
          <table:table-cell table:style-name="Default"/>
          <table:table-cell table:number-columns-repeated="239"/>
        </table:table-row>
        <table:table-row table:style-name="ro2">
          <table:table-cell table:style-name="ce1384" office:value-type="string" calcext:value-type="string" table:number-columns-spanned="4" table:number-rows-spanned="1">
            <text:p>KP misztikus fortély</text:p>
          </table:table-cell>
          <table:covered-table-cell table:number-columns-repeated="3" table:style-name="ce1397"/>
          <table:table-cell table:style-name="ce1414" table:content-validation-name="val107" table:formula="of:=SUM([.F30:.F35];[.M12:.M26];[.F39:.F55])" office:value-type="float" office:value="0" calcext:value-type="float" table:number-columns-spanned="2" table:number-rows-spanned="1">
            <text:p>0</text:p>
          </table:table-cell>
          <table:covered-table-cell table:style-name="ce1422" table:content-validation-name="val107"/>
          <table:table-cell/>
          <table:covered-table-cell table:style-name="ce49"/>
          <table:covered-table-cell table:number-columns-repeated="5" table:style-name="Default"/>
          <table:table-cell table:style-name="Default"/>
          <table:table-cell table:style-name="ce1689" table:content-validation-name="val197" office:value-type="string" calcext:value-type="string">
            <text:p>Af Próba Nehézség</text:p>
          </table:table-cell>
          <table:covered-table-cell table:style-name="Default"/>
          <table:table-cell table:number-columns-repeated="240"/>
        </table:table-row>
        <table:table-row table:style-name="ro1">
          <table:table-cell table:style-name="ce1385" office:value-type="string" calcext:value-type="string" table:number-columns-spanned="4" table:number-rows-spanned="1">
            <text:p>KP misztikus képzettség</text:p>
          </table:table-cell>
          <table:covered-table-cell table:number-columns-repeated="2" table:style-name="ce1045"/>
          <table:covered-table-cell table:style-name="ce1406"/>
          <table:table-cell table:style-name="ce1415" table:content-validation-name="val107" table:formula="of:=[.M2]+SUM([.F10:.F11])+[.M8]+SUM([.F15:.F26])+SUM([.M29:.M32])" office:value-type="float" office:value="0" calcext:value-type="float" table:number-columns-spanned="2" table:number-rows-spanned="1">
            <text:p>0</text:p>
          </table:table-cell>
          <table:covered-table-cell table:style-name="ce1423" table:content-validation-name="val107"/>
          <table:table-cell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198" office:value-type="float" office:value="3" calcext:value-type="float">
            <text:p>3 →</text:p>
          </table:table-cell>
          <table:table-cell table:style-name="ce1491" table:content-validation-name="val198" table:formula="of:=[$Data.C76]+2" office:value-type="float" office:value="12" calcext:value-type="float">
            <text:p>12</text:p>
          </table:table-cell>
          <table:table-cell table:number-columns-repeated="240"/>
        </table:table-row>
        <table:table-row table:style-name="ro1">
          <table:table-cell table:style-name="ce1075" table:number-columns-spanned="6" table:number-rows-spanned="1"/>
          <table:covered-table-cell table:number-columns-repeated="2" table:style-name="ce1031"/>
          <table:covered-table-cell table:style-name="ce1265"/>
          <table:covered-table-cell table:style-name="ce1147" table:content-validation-name="val107"/>
          <table:covered-table-cell table:style-name="ce1265" table:content-validation-name="val107"/>
          <table:table-cell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198" office:value-type="float" office:value="6" calcext:value-type="float">
            <text:p>6 →</text:p>
          </table:table-cell>
          <table:table-cell table:style-name="ce1491" table:content-validation-name="val198" table:formula="of:=[$Data.C76]+5" office:value-type="float" office:value="15" calcext:value-type="float">
            <text:p>15</text:p>
          </table:table-cell>
          <table:table-cell table:number-columns-repeated="240"/>
        </table:table-row>
        <table:table-row table:style-name="ro1">
          <table:table-cell table:style-name="ce1319" office:value-type="string" calcext:value-type="string" table:number-columns-spanned="6" table:number-rows-spanned="1">
            <text:p>MÁGIA</text:p>
          </table:table-cell>
          <table:covered-table-cell table:number-columns-repeated="2" table:style-name="ce1046"/>
          <table:covered-table-cell table:style-name="ce1266"/>
          <table:covered-table-cell table:style-name="ce1148" table:content-validation-name="val107"/>
          <table:covered-table-cell table:style-name="ce1266" table:content-validation-name="val107"/>
          <table:table-cell table:style-name="ce1436"/>
          <table:table-cell table:style-name="ce1443" office:value-type="string" calcext:value-type="string" table:number-columns-spanned="6" table:number-rows-spanned="1">
            <text:p>PSZÍ / SLAN</text:p>
          </table:table-cell>
          <table:covered-table-cell table:number-columns-repeated="2" table:style-name="ce1046"/>
          <table:covered-table-cell table:style-name="ce1266"/>
          <table:covered-table-cell table:style-name="ce1148" table:content-validation-name="val107"/>
          <table:covered-table-cell table:style-name="ce1266" table:content-validation-name="val107"/>
          <table:table-cell/>
          <table:table-cell table:style-name="ce1692" table:content-validation-name="val198" office:value-type="float" office:value="9" calcext:value-type="float">
            <text:p>9 →</text:p>
          </table:table-cell>
          <table:table-cell table:style-name="ce1491" table:content-validation-name="val198" table:formula="of:=[$Data.C76]+10" office:value-type="float" office:value="20" calcext:value-type="float">
            <text:p>20</text:p>
          </table:table-cell>
          <table:table-cell table:number-columns-repeated="240"/>
        </table:table-row>
        <table:table-row table:style-name="ro1">
          <table:table-cell table:style-name="ce1321" table:number-columns-spanned="6" table:number-rows-spanned="1"/>
          <table:covered-table-cell table:number-columns-repeated="5" table:style-name="Default"/>
          <table:table-cell/>
          <table:table-cell table:style-name="ce224" table:number-columns-spanned="6" table:number-rows-spanned="1"/>
          <table:covered-table-cell table:number-columns-repeated="5"/>
          <table:table-cell table:style-name="ce260"/>
          <table:table-cell table:style-name="ce1692" table:content-validation-name="val198" office:value-type="float" office:value="12" calcext:value-type="float">
            <text:p>12 →</text:p>
          </table:table-cell>
          <table:table-cell table:style-name="ce1491" table:content-validation-name="val198" table:formula="of:=[$Data.C76]+15" office:value-type="float" office:value="25" calcext:value-type="float">
            <text:p>25</text:p>
          </table:table-cell>
          <table:table-cell table:number-columns-repeated="240"/>
        </table:table-row>
        <table:table-row table:style-name="ro14">
          <table:table-cell table:style-name="ce1325" office:value-type="string" calcext:value-type="string" table:number-columns-spanned="6" table:number-rows-spanned="1">
            <text:p><text:span text:style-name="T9">Tradíció képzettségek </text:span><text:span text:style-name="T10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311" table:content-validation-name="val191" office:value-type="string" calcext:value-type="string" table:number-columns-spanned="3" table:number-rows-spanned="1">
            <text:p>Pszí alkalmazás képzettség </text:p>
          </table:table-cell>
          <table:covered-table-cell table:number-columns-repeated="2" table:style-name="ce1353" table:content-validation-name="val7"/>
          <table:table-cell table:style-name="ce1408" table:content-validation-name="val195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 table:style-name="ce1484" table:content-validation-name="val107" table:formula="of:=IF([.$K8]&gt;0;VLOOKUP([.$K8];kepzettseg_kp_tablazat;MATCH(&quot;KP&quot;;kepzettseg_kp_fejlec;0);0);0)" office:value-type="float" office:value="0" calcext:value-type="float">
            <text:p>0</text:p>
          </table:table-cell>
          <table:table-cell table:style-name="ce260"/>
          <table:table-cell table:style-name="ce1692" table:content-validation-name="val198" office:value-type="float" office:value="15" calcext:value-type="float">
            <text:p>15 →</text:p>
          </table:table-cell>
          <table:table-cell table:style-name="ce1491" table:content-validation-name="val198" table:formula="of:=[$Data.C76]+20" office:value-type="float" office:value="30" calcext:value-type="float">
            <text:p>30</text:p>
          </table:table-cell>
          <table:table-cell table:number-columns-repeated="240"/>
        </table:table-row>
        <table:table-row table:style-name="ro1">
          <table:table-cell table:style-name="ce132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1549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198" office:value-type="float" office:value="18" calcext:value-type="float">
            <text:p>18 →</text:p>
          </table:table-cell>
          <table:table-cell table:style-name="ce1491" table:content-validation-name="val198" table:formula="of:=[$Data.C76]+25" office:value-type="float" office:value="35" calcext:value-type="float">
            <text:p>35</text:p>
          </table:table-cell>
          <table:table-cell table:number-columns-repeated="240"/>
        </table:table-row>
        <table:table-row table:style-name="ro1">
          <table:table-cell table:style-name="ce1211" table:content-validation-name="val184" table:number-columns-spanned="4" table:number-rows-spanned="1"/>
          <table:covered-table-cell table:style-name="ce1241" table:content-validation-name="val189"/>
          <table:covered-table-cell table:number-columns-repeated="2" table:style-name="ce59" table:content-validation-name="val189"/>
          <table:table-cell table:style-name="ce1278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E10]&gt;0;VLOOKUP([.$E10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8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 table:style-name="ce229"/>
          <table:covered-table-cell table:style-name="ce151"/>
          <table:table-cell/>
          <table:table-cell table:style-name="ce1692" table:content-validation-name="val198" office:value-type="float" office:value="21" calcext:value-type="float">
            <text:p>21 →</text:p>
          </table:table-cell>
          <table:table-cell table:style-name="ce1491" table:content-validation-name="val198" table:formula="of:=[$Data.C76]+30" office:value-type="float" office:value="40" calcext:value-type="float">
            <text:p>40</text:p>
          </table:table-cell>
          <table:table-cell table:number-columns-repeated="240"/>
        </table:table-row>
        <table:table-row table:style-name="ro1">
          <table:table-cell table:style-name="ce1212" table:content-validation-name="val185" table:number-columns-spanned="4" table:number-rows-spanned="1"/>
          <table:covered-table-cell table:style-name="ce1245" table:content-validation-name="val189"/>
          <table:covered-table-cell table:number-columns-repeated="2" table:style-name="ce64" table:content-validation-name="val189"/>
          <table:table-cell table:style-name="ce1279" table:content-validation-name="val24" office:value-type="float" office:value="0" calcext:value-type="float">
            <text:p>0</text:p>
          </table:table-cell>
          <table:table-cell table:style-name="ce313" table:content-validation-name="val107" table:formula="of:=IF([.$E11]&gt;0;VLOOKUP([.$E11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21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1549"/>
          <table:table-cell table:style-name="ce93" office:value-type="string" calcext:value-type="string">
            <text:p>Max</text:p>
          </table:table-cell>
          <table:table-cell table:style-name="ce93" office:value-type="string" calcext:value-type="string">
            <text:p>Fok</text:p>
          </table:table-cell>
          <table:table-cell table:style-name="ce1486" office:value-type="string" calcext:value-type="string">
            <text:p>KP</text:p>
          </table:table-cell>
          <table:table-cell table:style-name="Default"/>
          <table:table-cell table:style-name="ce1692" table:content-validation-name="val198" office:value-type="float" office:value="24" calcext:value-type="float">
            <text:p>24 →</text:p>
          </table:table-cell>
          <table:table-cell table:style-name="ce1491" table:content-validation-name="val198" table:formula="of:=[$Data.C76]+35" office:value-type="float" office:value="45" calcext:value-type="float">
            <text:p>45</text:p>
          </table:table-cell>
          <table:table-cell table:number-columns-repeated="240"/>
        </table:table-row>
        <table:table-row table:style-name="ro1">
          <table:table-cell table:style-name="ce49" table:number-columns-spanned="6" table:number-rows-spanned="1"/>
          <table:covered-table-cell table:number-columns-repeated="5" table:style-name="Default"/>
          <table:table-cell table:style-name="ce1346"/>
          <table:table-cell table:style-name="ce175" table:content-validation-name="val192" office:value-type="string" calcext:value-type="string" table:number-columns-spanned="3" table:number-rows-spanned="1">
            <text:p>Pszí kiterjesztés</text:p>
          </table:table-cell>
          <table:covered-table-cell table:number-columns-repeated="2" table:style-name="ce1459" table:content-validation-name="val193"/>
          <table:table-cell table:style-name="ce1466" table:content-validation-name="val193" table:formula="of:=[$Data.$C$30]" office:value-type="float" office:value="3" calcext:value-type="float">
            <text:p>3</text:p>
          </table:table-cell>
          <table:table-cell table:style-name="ce1435" table:content-validation-name="val192"/>
          <table:table-cell table:style-name="ce1487" table:content-validation-name="val107" table:formula="of:=[.$L12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198" office:value-type="float" office:value="27" calcext:value-type="float">
            <text:p>27 →</text:p>
          </table:table-cell>
          <table:table-cell table:style-name="ce1491" table:content-validation-name="val198" table:formula="of:=[$Data.C76]+40" office:value-type="float" office:value="50" calcext:value-type="float">
            <text:p>50</text:p>
          </table:table-cell>
          <table:table-cell table:number-columns-repeated="240"/>
        </table:table-row>
        <table:table-row table:style-name="ro14">
          <table:table-cell table:style-name="ce1325" office:value-type="string" calcext:value-type="string" table:number-columns-spanned="6" table:number-rows-spanned="1">
            <text:p><text:span text:style-name="T9">Szféra  / Arkánum képzettségek </text:span><text:span text:style-name="T10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7" table:formula="of:=[.$L13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198" office:value-type="float" office:value="30" calcext:value-type="float">
            <text:p>30 →</text:p>
          </table:table-cell>
          <table:table-cell table:style-name="ce1491" table:content-validation-name="val198" table:formula="of:=[$Data.C76]+45" office:value-type="float" office:value="55" calcext:value-type="float">
            <text:p>55</text:p>
          </table:table-cell>
          <table:table-cell table:number-columns-repeated="240"/>
        </table:table-row>
        <table:table-row table:style-name="ro2">
          <table:table-cell table:style-name="ce1333" office:value-type="string" calcext:value-type="string" table:number-columns-spanned="4" table:number-rows-spanned="1">
            <text:p>Név</text:p>
          </table:table-cell>
          <table:covered-table-cell table:style-name="ce1549"/>
          <table:covered-table-cell table:number-columns-repeated="2" table:style-name="ce281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7" table:formula="of:=[.$L14]*[$Data.$C$12]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40"/>
        </table:table-row>
        <table:table-row table:style-name="ro1">
          <table:table-cell table:style-name="ce1339" table:content-validation-name="val186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E15]&gt;0;VLOOKUP([.$E15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7" table:formula="of:=[.$L15]*[$Data.$C$12]" office:value-type="float" office:value="0" calcext:value-type="float">
            <text:p>0</text:p>
          </table:table-cell>
          <table:table-cell table:style-name="Default" table:number-columns-repeated="3"/>
          <table:table-cell table:style-name="ce547"/>
          <table:table-cell table:number-columns-repeated="2"/>
          <table:table-cell table:style-name="ce547"/>
          <table:table-cell table:number-columns-repeated="236"/>
        </table:table-row>
        <table:table-row table:style-name="ro1">
          <table:table-cell table:style-name="ce1339" table:content-validation-name="val186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E16]&gt;0;VLOOKUP([.$E16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7" table:formula="of:=[.$L16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86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E17]&gt;0;VLOOKUP([.$E17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7" table:formula="of:=[.$L17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86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E18]&gt;0;VLOOKUP([.$E18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7" table:formula="of:=[.$L18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86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E19]&gt;0;VLOOKUP([.$E19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7" table:formula="of:=[.$L19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86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E20]&gt;0;VLOOKUP([.$E2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7" table:formula="of:=[.$L20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86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E21]&gt;0;VLOOKUP([.$E21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7" table:formula="of:=[.$L21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86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E22]&gt;0;VLOOKUP([.$E22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7" table:formula="of:=[.$L22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86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E23]&gt;0;VLOOKUP([.$E2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7" table:formula="of:=[.$L23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186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E24]&gt;0;VLOOKUP([.$E2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7" table:formula="of:=[.$L24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186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E25]&gt;0;VLOOKUP([.$E2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7" table:formula="of:=[.$L25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43" table:content-validation-name="val186" table:number-columns-spanned="4" table:number-rows-spanned="1"/>
          <table:covered-table-cell table:style-name="ce1365"/>
          <table:covered-table-cell table:number-columns-repeated="2" table:style-name="ce62" table:content-validation-name="val8"/>
          <table:table-cell table:style-name="ce1281" table:content-validation-name="val24" office:value-type="float" office:value="0" calcext:value-type="float">
            <text:p>0</text:p>
          </table:table-cell>
          <table:table-cell table:style-name="ce313" table:content-validation-name="val107" table:formula="of:=IF([.$E26]&gt;0;VLOOKUP([.$E2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52" table:number-columns-spanned="3" table:number-rows-spanned="1"/>
          <table:covered-table-cell table:number-columns-repeated="2" table:style-name="ce1460"/>
          <table:table-cell table:style-name="ce1468"/>
          <table:table-cell table:style-name="ce1440"/>
          <table:table-cell table:style-name="ce1488" table:content-validation-name="val107" table:formula="of:=[.$L26]*[$Data.$C$12]" office:value-type="float" office:value="0" calcext:value-type="float">
            <text:p>0</text:p>
          </table:table-cell>
          <table:table-cell table:style-name="Default" table:number-columns-repeated="4"/>
          <table:table-cell table:style-name="ce1286"/>
          <table:table-cell/>
          <table:table-cell table:style-name="ce1652"/>
          <table:table-cell table:number-columns-repeated="236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style-name="ce1287" table:number-columns-repeated="3"/>
          <table:table-cell table:number-columns-repeated="236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 módszer fortélyok</text:p>
          </table:table-cell>
          <table:covered-table-cell table:number-columns-repeated="4" table:style-name="ce274"/>
          <table:covered-table-cell table:style-name="ce1429"/>
          <table:table-cell/>
          <table:table-cell table:style-name="ce1454" office:value-type="string" calcext:value-type="string" table:number-columns-spanned="6" table:number-rows-spanned="1">
            <text:p>Slan Chi harc képzettségek</text:p>
          </table:table-cell>
          <table:covered-table-cell table:number-columns-repeated="4" table:style-name="ce274"/>
          <table:covered-table-cell table:style-name="ce1429"/>
          <table:table-cell table:style-name="ce1652"/>
          <table:table-cell table:style-name="Default" table:number-columns-repeated="3"/>
          <table:table-cell table:number-columns-repeated="239"/>
        </table:table-row>
        <table:table-row table:style-name="ro1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/>
          <table:table-cell table:style-name="ce1347" table:content-validation-name="val5" office:value-type="string" calcext:value-type="string" table:number-columns-spanned="4" table:number-rows-spanned="1">
            <text:p>Aranyharang</text:p>
          </table:table-cell>
          <table:covered-table-cell table:style-name="ce1549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L29]&gt;0;VLOOKUP([.$L29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87" table:content-validation-name="val187" table:number-columns-spanned="3" table:number-rows-spanned="1"/>
          <table:covered-table-cell table:number-columns-repeated="2" table:style-name="ce1367"/>
          <table:table-cell table:style-name="ce1376" table:content-validation-name="val190" table:formula="of:=IF(ISBLANK([.$A30]) ;&quot;&quot;;VLOOKUP([.$A30];fortelyok_varazslasi_modszerek_full;2;0))">
            <text:p/>
          </table:table-cell>
          <table:table-cell table:style-name="ce1285"/>
          <table:table-cell table:style-name="ce1432" table:content-validation-name="val107" table:formula="of:=[.$E30]*[$Data.$C$12]" office:value-type="float" office:value="0" calcext:value-type="float">
            <text:p>0</text:p>
          </table:table-cell>
          <table:table-cell/>
          <table:table-cell table:style-name="ce1347" table:content-validation-name="val5" office:value-type="string" calcext:value-type="string" table:number-columns-spanned="4" table:number-rows-spanned="1">
            <text:p>Belső idő</text:p>
          </table:table-cell>
          <table:covered-table-cell table:style-name="ce1549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L30]&gt;0;VLOOKUP([.$L30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6"/>
          <table:table-cell table:number-columns-repeated="239"/>
        </table:table-row>
        <table:table-row table:style-name="ro1">
          <table:table-cell table:style-name="ce187" table:content-validation-name="val187" table:number-columns-spanned="3" table:number-rows-spanned="1"/>
          <table:covered-table-cell table:number-columns-repeated="2" table:style-name="ce1367"/>
          <table:table-cell table:style-name="ce1376" table:content-validation-name="val190" table:formula="of:=IF(ISBLANK([.$A31]) ;&quot;&quot;;VLOOKUP([.$A31];fortelyok_varazslasi_modszerek_full;2;0))">
            <text:p/>
          </table:table-cell>
          <table:table-cell table:style-name="ce1285"/>
          <table:table-cell table:style-name="ce318" table:content-validation-name="val107" table:formula="of:=[.$E31]*[$Data.$C$12]" office:value-type="float" office:value="0" calcext:value-type="float">
            <text:p>0</text:p>
          </table:table-cell>
          <table:table-cell/>
          <table:table-cell table:style-name="ce1347" table:content-validation-name="val5" office:value-type="string" calcext:value-type="string" table:number-columns-spanned="4" table:number-rows-spanned="1">
            <text:p>Kiáltás</text:p>
          </table:table-cell>
          <table:covered-table-cell table:style-name="ce1549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L31]&gt;0;VLOOKUP([.$L31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7"/>
          <table:table-cell table:number-columns-repeated="239"/>
        </table:table-row>
        <table:table-row table:style-name="ro1">
          <table:table-cell table:style-name="ce187" table:content-validation-name="val187" table:number-columns-spanned="3" table:number-rows-spanned="1"/>
          <table:covered-table-cell table:number-columns-repeated="2" table:style-name="ce1367"/>
          <table:table-cell table:style-name="ce1376" table:content-validation-name="val190" table:formula="of:=IF(ISBLANK([.$A32]) ;&quot;&quot;;VLOOKUP([.$A32];fortelyok_varazslasi_modszerek_full;2;0))">
            <text:p/>
          </table:table-cell>
          <table:table-cell table:style-name="ce1285"/>
          <table:table-cell table:style-name="ce318" table:content-validation-name="val107" table:formula="of:=[.$E32]*[$Data.$C$12]" office:value-type="float" office:value="0" calcext:value-type="float">
            <text:p>0</text:p>
          </table:table-cell>
          <table:table-cell/>
          <table:table-cell table:style-name="ce1350" table:content-validation-name="val5" office:value-type="string" calcext:value-type="string" table:number-columns-spanned="4" table:number-rows-spanned="1">
            <text:p>Harcmeditáció</text:p>
          </table:table-cell>
          <table:covered-table-cell table:style-name="ce1622"/>
          <table:covered-table-cell table:style-name="ce1360" table:content-validation-name="val8"/>
          <table:covered-table-cell table:style-name="ce235" table:content-validation-name="val8"/>
          <table:table-cell table:style-name="ce1281" table:content-validation-name="val24" office:value-type="float" office:value="0" calcext:value-type="float">
            <text:p>0</text:p>
          </table:table-cell>
          <table:table-cell table:style-name="ce313" table:content-validation-name="val107" table:formula="of:=IF([.$L32]&gt;0;VLOOKUP([.$L32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7" table:number-columns-spanned="3" table:number-rows-spanned="1"/>
          <table:covered-table-cell table:number-columns-repeated="2" table:style-name="ce1367"/>
          <table:table-cell table:style-name="ce1376" table:content-validation-name="val190" table:formula="of:=IF(ISBLANK([.$A33]) ;&quot;&quot;;VLOOKUP([.$A33];fortelyok_varazslasi_modszerek_full;2;0))">
            <text:p/>
          </table:table-cell>
          <table:table-cell table:style-name="ce1285"/>
          <table:table-cell table:style-name="ce318" table:content-validation-name="val107" table:formula="of:=[.$E33]*[$Data.$C$12]" office:value-type="float" office:value="0" calcext:value-type="float">
            <text:p>0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239"/>
        </table:table-row>
        <table:table-row table:style-name="ro3">
          <table:table-cell table:style-name="ce187" table:content-validation-name="val187" table:number-columns-spanned="3" table:number-rows-spanned="1"/>
          <table:covered-table-cell table:number-columns-repeated="2" table:style-name="ce1367"/>
          <table:table-cell table:style-name="ce1376" table:content-validation-name="val190" table:formula="of:=IF(ISBLANK([.$A34]) ;&quot;&quot;;VLOOKUP([.$A34];fortelyok_varazslasi_modszerek_full;2;0))">
            <text:p/>
          </table:table-cell>
          <table:table-cell table:style-name="ce1285"/>
          <table:table-cell table:style-name="ce318" table:content-validation-name="val107" table:formula="of:=[.$E34]*[$Data.$C$12]" office:value-type="float" office:value="0" calcext:value-type="float">
            <text:p>0</text:p>
          </table:table-cell>
          <table:table-cell/>
          <table:table-cell table:style-name="ce1454" office:value-type="string" calcext:value-type="string" table:number-columns-spanned="6" table:number-rows-spanned="1">
            <text:p>Mágikus összhangok leírása</text:p>
          </table:table-cell>
          <table:covered-table-cell table:number-columns-repeated="4" table:style-name="ce274"/>
          <table:covered-table-cell table:style-name="ce1429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226" table:content-validation-name="val187" table:number-columns-spanned="3" table:number-rows-spanned="1"/>
          <table:covered-table-cell table:number-columns-repeated="2" table:style-name="ce1368"/>
          <table:table-cell table:style-name="ce1379" table:content-validation-name="val190" table:formula="of:=IF(ISBLANK([.$A35]) ;&quot;&quot;;VLOOKUP([.$A35];fortelyok_varazslasi_modszerek_full;2;0))">
            <text:p/>
          </table:table-cell>
          <table:table-cell table:style-name="ce1288"/>
          <table:table-cell table:style-name="ce1433" table:content-validation-name="val107" table:formula="of:=[.$E35]*[$Data.$C$12]" office:value-type="float" office:value="0" calcext:value-type="float">
            <text:p>0</text:p>
          </table:table-cell>
          <table:table-cell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/>
          <table:table-cell table:style-name="ce1283" office:value-type="string" calcext:value-type="string">
            <text:p>Hozzájutás módja, Hatása, leírása, ±% kedvezmény</text:p>
          </table:table-cell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/>
          <table:table-cell table:style-name="ce1284" office:value-type="string" calcext:value-type="string">
            <text:p>Lásd a Speciális fül jobb alján: Karma Hátterek</text:p>
          </table:table-cell>
          <table:table-cell table:style-name="Default" table:number-columns-repeated="2"/>
          <table:table-cell table:number-columns-repeated="239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274"/>
          <table:covered-table-cell table:style-name="ce1429"/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 table:style-name="ce1286"/>
          <table:table-cell table:style-name="Default"/>
          <table:table-cell table:number-columns-repeated="239"/>
        </table:table-row>
        <table:table-row table:style-name="ro2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 table:style-name="ce1287"/>
          <table:table-cell table:style-name="Default"/>
          <table:table-cell table:number-columns-repeated="239"/>
        </table:table-row>
        <table:table-row table:style-name="ro1">
          <table:table-cell table:style-name="ce187" table:content-validation-name="val188" table:number-columns-spanned="3" table:number-rows-spanned="1"/>
          <table:covered-table-cell table:number-columns-repeated="2" table:style-name="ce1367"/>
          <table:table-cell table:style-name="ce1376" table:content-validation-name="val190" table:formula="of:=IF(ISBLANK([.$A39]) ;&quot;&quot;;VLOOKUP([.$A39];fortelyok_misztikus_full;2;0))">
            <text:p/>
          </table:table-cell>
          <table:table-cell table:style-name="ce1289" table:content-validation-name="val5"/>
          <table:table-cell table:style-name="ce1432" table:content-validation-name="val107" table:formula="of:=[.$E3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8" table:number-columns-spanned="3" table:number-rows-spanned="1"/>
          <table:covered-table-cell table:number-columns-repeated="2" table:style-name="ce1367"/>
          <table:table-cell table:style-name="ce1376" table:content-validation-name="val190" table:formula="of:=IF(ISBLANK([.$A40]) ;&quot;&quot;;VLOOKUP([.$A40];fortelyok_misztikus_full;2;0))">
            <text:p/>
          </table:table-cell>
          <table:table-cell table:style-name="ce1285"/>
          <table:table-cell table:style-name="ce318" table:content-validation-name="val107" table:formula="of:=[.$E4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188" table:number-columns-spanned="3" table:number-rows-spanned="1"/>
          <table:covered-table-cell table:number-columns-repeated="2" table:style-name="ce1367"/>
          <table:table-cell table:style-name="ce1376" table:content-validation-name="val190" table:formula="of:=IF(ISBLANK([.$A41]) ;&quot;&quot;;VLOOKUP([.$A41];fortelyok_misztikus_full;2;0))">
            <text:p/>
          </table:table-cell>
          <table:table-cell table:style-name="ce1285"/>
          <table:table-cell table:style-name="ce318" table:content-validation-name="val107" table:formula="of:=[.$E4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188" table:number-columns-spanned="3" table:number-rows-spanned="1"/>
          <table:covered-table-cell table:number-columns-repeated="2" table:style-name="ce1367"/>
          <table:table-cell table:style-name="ce1376" table:content-validation-name="val190" table:formula="of:=IF(ISBLANK([.$A42]) ;&quot;&quot;;VLOOKUP([.$A42];fortelyok_misztikus_full;2;0))">
            <text:p/>
          </table:table-cell>
          <table:table-cell table:style-name="ce1285"/>
          <table:table-cell table:style-name="ce318" table:content-validation-name="val107" table:formula="of:=[.$E4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188" table:number-columns-spanned="3" table:number-rows-spanned="1"/>
          <table:covered-table-cell table:number-columns-repeated="2" table:style-name="ce1367"/>
          <table:table-cell table:style-name="ce1376" table:content-validation-name="val190" table:formula="of:=IF(ISBLANK([.$A43]) ;&quot;&quot;;VLOOKUP([.$A43];fortelyok_misztikus_full;2;0))">
            <text:p/>
          </table:table-cell>
          <table:table-cell table:style-name="ce1285"/>
          <table:table-cell table:style-name="ce318" table:content-validation-name="val107" table:formula="of:=[.$E4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188" table:number-columns-spanned="3" table:number-rows-spanned="1"/>
          <table:covered-table-cell table:number-columns-repeated="2" table:style-name="ce1367"/>
          <table:table-cell table:style-name="ce1376" table:content-validation-name="val190" table:formula="of:=IF(ISBLANK([.$A44]) ;&quot;&quot;;VLOOKUP([.$A44];fortelyok_misztikus_full;2;0))">
            <text:p/>
          </table:table-cell>
          <table:table-cell table:style-name="ce1285"/>
          <table:table-cell table:style-name="ce318" table:content-validation-name="val107" table:formula="of:=[.$E4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8" table:number-columns-spanned="3" table:number-rows-spanned="1"/>
          <table:covered-table-cell table:number-columns-repeated="2" table:style-name="ce1367"/>
          <table:table-cell table:style-name="ce1376" table:content-validation-name="val190" table:formula="of:=IF(ISBLANK([.$A45]) ;&quot;&quot;;VLOOKUP([.$A45];fortelyok_misztikus_full;2;0))">
            <text:p/>
          </table:table-cell>
          <table:table-cell table:style-name="ce1285"/>
          <table:table-cell table:style-name="ce318" table:content-validation-name="val107" table:formula="of:=[.$E45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8" table:number-columns-spanned="3" table:number-rows-spanned="1"/>
          <table:covered-table-cell table:number-columns-repeated="2" table:style-name="ce1367"/>
          <table:table-cell table:style-name="ce1376" table:content-validation-name="val190" table:formula="of:=IF(ISBLANK([.$A46]) ;&quot;&quot;;VLOOKUP([.$A46];fortelyok_misztikus_full;2;0))">
            <text:p/>
          </table:table-cell>
          <table:table-cell table:style-name="ce1285"/>
          <table:table-cell table:style-name="ce318" table:content-validation-name="val107" table:formula="of:=[.$E46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8" table:number-columns-spanned="3" table:number-rows-spanned="1"/>
          <table:covered-table-cell table:number-columns-repeated="2" table:style-name="ce1367"/>
          <table:table-cell table:style-name="ce1376" table:content-validation-name="val190" table:formula="of:=IF(ISBLANK([.$A47]) ;&quot;&quot;;VLOOKUP([.$A47];fortelyok_misztikus_full;2;0))">
            <text:p/>
          </table:table-cell>
          <table:table-cell table:style-name="ce1285"/>
          <table:table-cell table:style-name="ce318" table:content-validation-name="val107" table:formula="of:=[.$E47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8" table:number-columns-spanned="3" table:number-rows-spanned="1"/>
          <table:covered-table-cell table:number-columns-repeated="2" table:style-name="ce1367"/>
          <table:table-cell table:style-name="ce1376" table:content-validation-name="val190" table:formula="of:=IF(ISBLANK([.$A48]) ;&quot;&quot;;VLOOKUP([.$A48];fortelyok_misztikus_full;2;0))">
            <text:p/>
          </table:table-cell>
          <table:table-cell table:style-name="ce1285"/>
          <table:table-cell table:style-name="ce318" table:content-validation-name="val107" table:formula="of:=[.$E48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8" table:number-columns-spanned="3" table:number-rows-spanned="1"/>
          <table:covered-table-cell table:number-columns-repeated="2" table:style-name="ce1367"/>
          <table:table-cell table:style-name="ce1376" table:content-validation-name="val190" table:formula="of:=IF(ISBLANK([.$A49]) ;&quot;&quot;;VLOOKUP([.$A49];fortelyok_misztikus_full;2;0))">
            <text:p/>
          </table:table-cell>
          <table:table-cell table:style-name="ce1285"/>
          <table:table-cell table:style-name="ce318" table:content-validation-name="val107" table:formula="of:=[.$E4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8" table:number-columns-spanned="3" table:number-rows-spanned="1"/>
          <table:covered-table-cell table:number-columns-repeated="2" table:style-name="ce1367"/>
          <table:table-cell table:style-name="ce1376" table:content-validation-name="val190" table:formula="of:=IF(ISBLANK([.$A50]) ;&quot;&quot;;VLOOKUP([.$A50];fortelyok_misztikus_full;2;0))">
            <text:p/>
          </table:table-cell>
          <table:table-cell table:style-name="ce1285"/>
          <table:table-cell table:style-name="ce318" table:content-validation-name="val107" table:formula="of:=[.$E5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8" table:number-columns-spanned="3" table:number-rows-spanned="1"/>
          <table:covered-table-cell table:number-columns-repeated="2" table:style-name="ce1367"/>
          <table:table-cell table:style-name="ce1376" table:content-validation-name="val190" table:formula="of:=IF(ISBLANK([.$A51]) ;&quot;&quot;;VLOOKUP([.$A51];fortelyok_misztikus_full;2;0))">
            <text:p/>
          </table:table-cell>
          <table:table-cell table:style-name="ce1285"/>
          <table:table-cell table:style-name="ce318" table:content-validation-name="val107" table:formula="of:=[.$E5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8" table:number-columns-spanned="3" table:number-rows-spanned="1"/>
          <table:covered-table-cell table:number-columns-repeated="2" table:style-name="ce1367"/>
          <table:table-cell table:style-name="ce1376" table:content-validation-name="val190" table:formula="of:=IF(ISBLANK([.$A52]) ;&quot;&quot;;VLOOKUP([.$A52];fortelyok_misztikus_full;2;0))">
            <text:p/>
          </table:table-cell>
          <table:table-cell table:style-name="ce1285"/>
          <table:table-cell table:style-name="ce318" table:content-validation-name="val107" table:formula="of:=[.$E5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8" table:number-columns-spanned="3" table:number-rows-spanned="1"/>
          <table:covered-table-cell table:number-columns-repeated="2" table:style-name="ce1367"/>
          <table:table-cell table:style-name="ce1376" table:content-validation-name="val190" table:formula="of:=IF(ISBLANK([.$A53]) ;&quot;&quot;;VLOOKUP([.$A53];fortelyok_misztikus_full;2;0))">
            <text:p/>
          </table:table-cell>
          <table:table-cell table:style-name="ce1285"/>
          <table:table-cell table:style-name="ce318" table:content-validation-name="val107" table:formula="of:=[.$E5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8" table:number-columns-spanned="3" table:number-rows-spanned="1"/>
          <table:covered-table-cell table:number-columns-repeated="2" table:style-name="ce1367"/>
          <table:table-cell table:style-name="ce1376" table:content-validation-name="val190" table:formula="of:=IF(ISBLANK([.$A54]) ;&quot;&quot;;VLOOKUP([.$A54];fortelyok_misztikus_full;2;0))">
            <text:p/>
          </table:table-cell>
          <table:table-cell table:style-name="ce1285"/>
          <table:table-cell table:style-name="ce318" table:content-validation-name="val107" table:formula="of:=[.$E5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226" table:content-validation-name="val188" table:number-columns-spanned="3" table:number-rows-spanned="1"/>
          <table:covered-table-cell table:number-columns-repeated="2" table:style-name="ce1368"/>
          <table:table-cell table:style-name="ce1379" table:content-validation-name="val190" table:formula="of:=IF(ISBLANK([.$A55]) ;&quot;&quot;;VLOOKUP([.$A55];fortelyok_misztikus_full;2;0))">
            <text:p/>
          </table:table-cell>
          <table:table-cell table:style-name="ce1288"/>
          <table:table-cell table:style-name="ce1433" table:content-validation-name="val107" table:formula="of:=[.$E55]*[$Data.$C$12]" office:value-type="float" office:value="0" calcext:value-type="float">
            <text:p>0</text:p>
          </table:table-cell>
          <table:table-cell table:style-name="ce1346"/>
          <table:table-cell table:style-name="ce1455" table:number-columns-spanned="6" table:number-rows-spanned="1"/>
          <table:covered-table-cell table:number-columns-repeated="4" table:style-name="ce1152"/>
          <table:covered-table-cell table:style-name="ce486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224" table:number-columns-spanned="13" table:number-rows-spanned="1"/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348" table:content-validation-name="val5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228" table:content-validation-name="val5" table:number-columns-spanned="13" table:number-rows-spanned="1"/>
          <table:covered-table-cell table:number-columns-repeated="5" table:style-name="ce1228" table:content-validation-name="val5"/>
          <table:covered-table-cell table:style-name="ce1438" table:content-validation-name="val5"/>
          <table:covered-table-cell table:number-columns-repeated="5" table:style-name="ce1228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228" table:content-validation-name="val5" table:number-columns-spanned="13" table:number-rows-spanned="1"/>
          <table:covered-table-cell table:number-columns-repeated="5" table:style-name="ce1228" table:content-validation-name="val5"/>
          <table:covered-table-cell table:style-name="ce1438" table:content-validation-name="val5"/>
          <table:covered-table-cell table:number-columns-repeated="5" table:style-name="ce1228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228" table:content-validation-name="val5" table:number-columns-spanned="13" table:number-rows-spanned="1"/>
          <table:covered-table-cell table:number-columns-repeated="5" table:style-name="ce1228" table:content-validation-name="val5"/>
          <table:covered-table-cell table:style-name="ce1438" table:content-validation-name="val5"/>
          <table:covered-table-cell table:number-columns-repeated="5" table:style-name="ce1228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228" table:content-validation-name="val5" table:number-columns-spanned="13" table:number-rows-spanned="1"/>
          <table:covered-table-cell table:number-columns-repeated="5" table:style-name="ce1228" table:content-validation-name="val5"/>
          <table:covered-table-cell table:style-name="ce1438" table:content-validation-name="val5"/>
          <table:covered-table-cell table:number-columns-repeated="5" table:style-name="ce1228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228" table:content-validation-name="val5" table:number-columns-spanned="13" table:number-rows-spanned="1"/>
          <table:covered-table-cell table:number-columns-repeated="5" table:style-name="ce1228" table:content-validation-name="val5"/>
          <table:covered-table-cell table:style-name="ce1438" table:content-validation-name="val5"/>
          <table:covered-table-cell table:number-columns-repeated="5" table:style-name="ce1228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228" table:content-validation-name="val5" table:number-columns-spanned="13" table:number-rows-spanned="1"/>
          <table:covered-table-cell table:number-columns-repeated="5" table:style-name="ce1228" table:content-validation-name="val5"/>
          <table:covered-table-cell table:style-name="ce1438" table:content-validation-name="val5"/>
          <table:covered-table-cell table:number-columns-repeated="5" table:style-name="ce1228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228" table:content-validation-name="val5" table:number-columns-spanned="13" table:number-rows-spanned="1"/>
          <table:covered-table-cell table:number-columns-repeated="5" table:style-name="ce1228" table:content-validation-name="val5"/>
          <table:covered-table-cell table:style-name="ce1438" table:content-validation-name="val5"/>
          <table:covered-table-cell table:number-columns-repeated="5" table:style-name="ce1228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228" table:content-validation-name="val5" table:number-columns-spanned="13" table:number-rows-spanned="1"/>
          <table:covered-table-cell table:number-columns-repeated="5" table:style-name="ce1228" table:content-validation-name="val5"/>
          <table:covered-table-cell table:style-name="ce1438" table:content-validation-name="val5"/>
          <table:covered-table-cell table:number-columns-repeated="5" table:style-name="ce1228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228" table:content-validation-name="val5" table:number-columns-spanned="13" table:number-rows-spanned="1"/>
          <table:covered-table-cell table:number-columns-repeated="5" table:style-name="ce1228" table:content-validation-name="val5"/>
          <table:covered-table-cell table:style-name="ce1438" table:content-validation-name="val5"/>
          <table:covered-table-cell table:number-columns-repeated="5" table:style-name="ce1228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228" table:content-validation-name="val5" table:number-columns-spanned="13" table:number-rows-spanned="1"/>
          <table:covered-table-cell table:number-columns-repeated="5" table:style-name="ce1228" table:content-validation-name="val5"/>
          <table:covered-table-cell table:style-name="ce1438" table:content-validation-name="val5"/>
          <table:covered-table-cell table:number-columns-repeated="5" table:style-name="ce1228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228" table:content-validation-name="val5" table:number-columns-spanned="13" table:number-rows-spanned="1"/>
          <table:covered-table-cell table:number-columns-repeated="5" table:style-name="ce1228" table:content-validation-name="val5"/>
          <table:covered-table-cell table:style-name="ce1438" table:content-validation-name="val5"/>
          <table:covered-table-cell table:number-columns-repeated="5" table:style-name="ce1228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228" table:content-validation-name="val5" table:number-columns-spanned="13" table:number-rows-spanned="1"/>
          <table:covered-table-cell table:number-columns-repeated="5" table:style-name="ce1228" table:content-validation-name="val5"/>
          <table:covered-table-cell table:style-name="ce1438" table:content-validation-name="val5"/>
          <table:covered-table-cell table:number-columns-repeated="5" table:style-name="ce1228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2" table:number-rows-repeated="20">
          <table:table-cell table:style-name="Default" table:number-columns-repeated="6"/>
          <table:table-cell table:style-name="ce1439"/>
          <table:table-cell table:style-name="Default" table:number-columns-repeated="10"/>
          <table:table-cell table:number-columns-repeated="239"/>
        </table:table-row>
        <table:table-row table:style-name="ro2" table:number-rows-repeated="594">
          <table:table-cell table:style-name="Default" table:number-columns-repeated="6"/>
          <table:table-cell table:style-name="ce1346"/>
          <table:table-cell table:style-name="Default" table:number-columns-repeated="10"/>
          <table:table-cell table:number-columns-repeated="239"/>
        </table:table-row>
        <table:table-row table:style-name="ro2">
          <table:table-cell table:style-name="Default" table:number-columns-repeated="6"/>
          <table:table-cell table:style-name="ce1346"/>
          <table:table-cell table:style-name="Default" table:number-columns-repeated="7"/>
          <table:table-cell table:number-columns-repeated="242"/>
        </table:table-row>
        <table:table-row table:style-name="ro2">
          <table:table-cell table:number-columns-repeated="13"/>
          <table:table-cell table:style-name="Default"/>
          <table:table-cell table:number-columns-repeated="242"/>
        </table:table-row>
        <table:table-row table:style-name="ro2" table:number-rows-repeated="1047890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Misztikus.E15:Misztikus.E26 Misztikus.L29:Misztikus.L32">
            <calcext:condition calcext:apply-style-name="Szürke_szám" calcext:value="=0" calcext:base-cell-address="Misztikus.E15"/>
          </calcext:conditional-format>
          <calcext:conditional-format calcext:target-range-address="Misztikus.E10:Misztikus.E11 Misztikus.E15:Misztikus.E26 Misztikus.L29:Misztikus.L32 Misztikus.K8:Misztikus.K8 Misztikus.K2:Misztikus.K2">
            <calcext:condition calcext:apply-style-name="Warning_szinttúlépés" calcext:value="&gt;[$Alapértékek.$J$9]" calcext:base-cell-address="Misztikus.E2"/>
          </calcext:conditional-format>
          <calcext:conditional-format calcext:target-range-address="Misztikus.E30:Misztikus.E35 Misztikus.E39:Misztikus.E55 Misztikus.L12:Misztikus.L26">
            <calcext:condition calcext:apply-style-name="Warning_foktúllépés" calcext:value="&gt;[$Misztikus.D12]" calcext:base-cell-address="Misztikus.E12"/>
          </calcext:conditional-format>
          <calcext:conditional-format calcext:target-range-address="Misztikus.P4:Misztikus.P13">
            <calcext:condition calcext:apply-style-name="Kék_háttér" calcext:value="=IFNA(VLOOKUP(([.$O$2]+1); auraero; 2; 1); 0)" calcext:base-cell-address="Misztikus.P4"/>
          </calcext:conditional-format>
        </calcext:conditional-formats>
      </table:table>
      <table:table table:name="Fegyverek" table:style-name="ta5" table:print="false">
        <office:forms form:automatic-focus="false" form:apply-design-mode="false"/>
        <table:table-column table:style-name="co53" table:default-cell-style-name="ce1549"/>
        <table:table-column table:style-name="co54" table:default-cell-style-name="ce6"/>
        <table:table-column table:style-name="co37" table:number-columns-repeated="4" table:default-cell-style-name="ce6"/>
        <table:table-column table:style-name="co55" table:default-cell-style-name="ce6"/>
        <table:table-column table:style-name="co56" table:default-cell-style-name="ce6"/>
        <table:table-column table:style-name="co37" table:number-columns-repeated="6" table:default-cell-style-name="ce6"/>
        <table:table-column table:style-name="co57" table:default-cell-style-name="ce6"/>
        <table:table-column table:style-name="co37" table:number-columns-repeated="241" table:default-cell-style-name="ce6"/>
        <table:table-column table:style-name="co14" table:number-columns-repeated="16128" table:default-cell-style-name="ce6"/>
        <table:table-row table:style-name="ro6">
          <table:table-cell table:style-name="ce1662" office:value-type="string" calcext:value-type="string" table:number-columns-spanned="14" table:number-rows-spanned="1">
            <text:p>Ne módosítsd, ez az oldal adatforrás a fegyverválasztó menükhöz.</text:p>
          </table:table-cell>
          <table:covered-table-cell table:number-columns-repeated="13" table:style-name="Default"/>
          <table:table-cell table:style-name="Default" table:number-columns-repeated="242"/>
          <table:table-cell table:number-columns-repeated="16128"/>
        </table:table-row>
        <table:table-row table:style-name="ro2">
          <table:table-cell table:style-name="ce1663"/>
          <table:table-cell table:style-name="ce1672" office:value-type="string" calcext:value-type="string">
            <text:p>Fegyver</text:p>
          </table:table-cell>
          <table:table-cell table:style-name="ce1699" office:value-type="string" calcext:value-type="string">
            <text:p>Típus</text:p>
          </table:table-cell>
          <table:table-cell table:style-name="ce1672" office:value-type="string" calcext:value-type="string">
            <text:p>SP</text:p>
          </table:table-cell>
          <table:table-cell table:style-name="ce1732" office:value-type="string" calcext:value-type="string">
            <text:p>Sebzés módja</text:p>
          </table:table-cell>
          <table:table-cell table:style-name="ce1741" office:value-type="string" calcext:value-type="string">
            <text:p>Átütés</text:p>
          </table:table-cell>
          <table:table-cell table:style-name="ce1741" office:value-type="string" calcext:value-type="string">
            <text:p>Íves</text:p>
          </table:table-cell>
          <table:table-cell table:style-name="ce1811" office:value-type="string" calcext:value-type="string">
            <text:p>1,5 kezes</text:p>
          </table:table-cell>
          <table:table-cell table:style-name="ce1741" office:value-type="string" calcext:value-type="string">
            <text:p>Pengehossz</text:p>
          </table:table-cell>
          <table:table-cell table:style-name="ce1741" office:value-type="string" calcext:value-type="string">
            <text:p>KÉ</text:p>
          </table:table-cell>
          <table:table-cell table:style-name="ce1741" office:value-type="string" calcext:value-type="string">
            <text:p>TÉ</text:p>
          </table:table-cell>
          <table:table-cell table:style-name="ce1741" office:value-type="string" calcext:value-type="string">
            <text:p>VÉ</text:p>
          </table:table-cell>
          <table:table-cell table:style-name="ce1741" office:value-type="string" calcext:value-type="string">
            <text:p>Sebesség</text:p>
          </table:table-cell>
          <table:table-cell table:style-name="ce1699" office:value-type="string" calcext:value-type="string">
            <text:p>Harcmodor</text:p>
          </table:table-cell>
          <table:table-cell table:style-name="ce1840" office:value-type="string" calcext:value-type="string">
            <text:p>Megjegyzés</text:p>
          </table:table-cell>
          <table:table-cell table:style-name="ce1954" table:number-columns-repeated="241"/>
          <table:table-cell table:number-columns-repeated="16128"/>
        </table:table-row>
        <table:table-row table:style-name="ro2">
          <table:table-cell table:style-name="ce1664" office:value-type="string" calcext:value-type="string">
            <text:p>Közelharci fegyverek</text:p>
          </table:table-cell>
          <table:table-cell table:style-name="ce1673" office:value-type="string" calcext:value-type="string">
            <text:p><text:s/>__</text:p>
          </table:table-cell>
          <table:table-cell table:style-name="ce1700"/>
          <table:table-cell table:number-columns-repeated="3" table:style-name="ce1700" office:value-type="string" calcext:value-type="string">
            <text:p>N/A</text:p>
          </table:table-cell>
          <table:table-cell table:style-name="ce1673"/>
          <table:table-cell table:style-name="ce1812"/>
          <table:table-cell table:number-columns-repeated="5" table:style-name="ce1700" office:value-type="string" calcext:value-type="string">
            <text:p>N/A</text:p>
          </table:table-cell>
          <table:table-cell table:style-name="ce1673" table:number-columns-repeated="2"/>
          <table:table-cell table:style-name="ce1955" table:number-columns-repeated="241"/>
          <table:table-cell table:number-columns-repeated="16128"/>
        </table:table-row>
        <table:table-row table:style-name="ro17">
          <table:table-cell/>
          <table:table-cell table:style-name="ce1674" office:value-type="string" calcext:value-type="string">
            <text:p>Puszta kéz</text:p>
          </table:table-cell>
          <table:table-cell table:style-name="ce1701" office:value-type="string" calcext:value-type="string">
            <text:p>egykezes</text:p>
          </table:table-cell>
          <table:table-cell table:style-name="ce1701" office:value-type="float" office:value="-5" calcext:value-type="float">
            <text:p>-5</text:p>
          </table:table-cell>
          <table:table-cell table:style-name="ce1701" office:value-type="string" calcext:value-type="string">
            <text:p>Z</text:p>
          </table:table-cell>
          <table:table-cell table:number-columns-repeated="2" table:style-name="ce1701" office:value-type="float" office:value="0" calcext:value-type="float">
            <text:p>0</text:p>
          </table:table-cell>
          <table:table-cell table:style-name="ce1813"/>
          <table:table-cell table:style-name="ce1823" office:value-type="float" office:value="0" calcext:value-type="float">
            <text:p>0</text:p>
          </table:table-cell>
          <table:table-cell table:number-columns-repeated="3" table:style-name="ce1701" office:value-type="float" office:value="-10" calcext:value-type="float">
            <text:p>-10</text:p>
          </table:table-cell>
          <table:table-cell table:style-name="ce1701" office:value-type="float" office:value="6" calcext:value-type="float">
            <text:p>6</text:p>
          </table:table-cell>
          <table:table-cell table:style-name="ce1831" office:value-type="string" calcext:value-type="string">
            <text:p>közelharc</text:p>
          </table:table-cell>
          <table:table-cell table:style-name="ce1841" office:value-type="string" calcext:value-type="string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table-cell table:number-columns-repeated="16369"/>
        </table:table-row>
        <table:table-row table:style-name="ro2">
          <table:table-cell/>
          <table:table-cell table:style-name="ce1675" office:value-type="string" calcext:value-type="string">
            <text:p>Tőr</text:p>
          </table:table-cell>
          <table:table-cell table:style-name="ce1703" office:value-type="string" calcext:value-type="string">
            <text:p>egykezes</text:p>
          </table:table-cell>
          <table:table-cell table:style-name="ce1703" office:value-type="float" office:value="1" calcext:value-type="float">
            <text:p>1</text:p>
          </table:table-cell>
          <table:table-cell table:style-name="ce1703" office:value-type="string" calcext:value-type="string">
            <text:p>S/V</text:p>
          </table:table-cell>
          <table:table-cell table:number-columns-repeated="2" table:style-name="ce1703" office:value-type="float" office:value="0" calcext:value-type="float">
            <text:p>0</text:p>
          </table:table-cell>
          <table:table-cell table:style-name="ce1814"/>
          <table:table-cell table:style-name="ce1703" office:value-type="float" office:value="0" calcext:value-type="float">
            <text:p>0</text:p>
          </table:table-cell>
          <table:table-cell table:style-name="ce1703" office:value-type="float" office:value="2" calcext:value-type="float">
            <text:p>2</text:p>
          </table:table-cell>
          <table:table-cell table:number-columns-repeated="2" table:style-name="ce1703" office:value-type="float" office:value="4" calcext:value-type="float">
            <text:p>4</text:p>
          </table:table-cell>
          <table:table-cell table:style-name="ce1703" office:value-type="float" office:value="6" calcext:value-type="float">
            <text:p>6</text:p>
          </table:table-cell>
          <table:table-cell table:style-name="ce1831" office:value-type="string" calcext:value-type="string">
            <text:p>közelharc</text:p>
          </table:table-cell>
          <table:table-cell table:style-name="ce1841" office:value-type="string" calcext:value-type="string">
            <text:p>-</text:p>
          </table:table-cell>
          <table:table-cell table:number-columns-repeated="16369"/>
        </table:table-row>
        <table:table-row table:style-name="ro18">
          <table:table-cell table:style-name="ce1663"/>
          <table:table-cell table:style-name="ce1675" office:value-type="string" calcext:value-type="string">
            <text:p>Béltépő</text:p>
          </table:table-cell>
          <table:table-cell table:style-name="ce1703" office:value-type="string" calcext:value-type="string">
            <text:p>egykezes</text:p>
          </table:table-cell>
          <table:table-cell table:style-name="ce1703" office:value-type="float" office:value="1" calcext:value-type="float">
            <text:p>1</text:p>
          </table:table-cell>
          <table:table-cell table:style-name="ce1703" office:value-type="string" calcext:value-type="string">
            <text:p>S</text:p>
          </table:table-cell>
          <table:table-cell table:number-columns-repeated="2" table:style-name="ce1703" office:value-type="float" office:value="0" calcext:value-type="float">
            <text:p>0</text:p>
          </table:table-cell>
          <table:table-cell table:style-name="ce1814"/>
          <table:table-cell table:style-name="ce1703" office:value-type="float" office:value="0" calcext:value-type="float">
            <text:p>0</text:p>
          </table:table-cell>
          <table:table-cell table:style-name="ce1703" office:value-type="float" office:value="2" calcext:value-type="float">
            <text:p>2</text:p>
          </table:table-cell>
          <table:table-cell table:number-columns-repeated="2" table:style-name="ce1703" office:value-type="float" office:value="4" calcext:value-type="float">
            <text:p>4</text:p>
          </table:table-cell>
          <table:table-cell table:style-name="ce1703" office:value-type="float" office:value="6" calcext:value-type="float">
            <text:p>6</text:p>
          </table:table-cell>
          <table:table-cell table:style-name="ce1831" office:value-type="string" calcext:value-type="string">
            <text:p>közelharc</text:p>
          </table:table-cell>
          <table:table-cell table:style-name="ce1842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16369"/>
        </table:table-row>
        <table:table-row table:style-name="ro19">
          <table:table-cell/>
          <table:table-cell table:style-name="ce1675" office:value-type="string" calcext:value-type="string">
            <text:p>Dzsambia</text:p>
          </table:table-cell>
          <table:table-cell table:style-name="ce1703" office:value-type="string" calcext:value-type="string">
            <text:p>egykezes</text:p>
          </table:table-cell>
          <table:table-cell table:style-name="ce1703" office:value-type="float" office:value="0" calcext:value-type="float">
            <text:p>0</text:p>
          </table:table-cell>
          <table:table-cell table:style-name="ce1703" office:value-type="string" calcext:value-type="string">
            <text:p>V/S</text:p>
          </table:table-cell>
          <table:table-cell table:style-name="ce1703" office:value-type="float" office:value="0" calcext:value-type="float">
            <text:p>0</text:p>
          </table:table-cell>
          <table:table-cell table:style-name="ce1703" office:value-type="float" office:value="1" calcext:value-type="float">
            <text:p>1</text:p>
          </table:table-cell>
          <table:table-cell table:style-name="ce1814"/>
          <table:table-cell table:style-name="ce1703" office:value-type="float" office:value="0" calcext:value-type="float">
            <text:p>0</text:p>
          </table:table-cell>
          <table:table-cell table:style-name="ce1703" office:value-type="float" office:value="2" calcext:value-type="float">
            <text:p>2</text:p>
          </table:table-cell>
          <table:table-cell table:number-columns-repeated="2" table:style-name="ce1703" office:value-type="float" office:value="4" calcext:value-type="float">
            <text:p>4</text:p>
          </table:table-cell>
          <table:table-cell table:style-name="ce1703" office:value-type="float" office:value="6" calcext:value-type="float">
            <text:p>6</text:p>
          </table:table-cell>
          <table:table-cell table:style-name="ce1831" office:value-type="string" calcext:value-type="string">
            <text:p>közelharc</text:p>
          </table:table-cell>
          <table:table-cell table:style-name="ce1842" office:value-type="string" calcext:value-type="string">
            <text:p>Páncélozott ellenfélnél: SP:0</text:p>
            <text:p>Páncél nélküli ellenfélnél: SP:+2</text:p>
          </table:table-cell>
          <table:table-cell table:number-columns-repeated="16369"/>
        </table:table-row>
        <table:table-row table:style-name="ro19">
          <table:table-cell/>
          <table:table-cell table:style-name="ce1675" office:value-type="string" calcext:value-type="string">
            <text:p>Garott</text:p>
          </table:table-cell>
          <table:table-cell table:style-name="ce1703" office:value-type="string" calcext:value-type="string">
            <text:p>egykezes</text:p>
          </table:table-cell>
          <table:table-cell table:style-name="ce1703" office:value-type="float" office:value="7" calcext:value-type="float">
            <text:p>7</text:p>
          </table:table-cell>
          <table:table-cell table:style-name="ce1703" office:value-type="string" calcext:value-type="string">
            <text:p>V</text:p>
          </table:table-cell>
          <table:table-cell table:number-columns-repeated="2" table:style-name="ce1703" office:value-type="float" office:value="0" calcext:value-type="float">
            <text:p>0</text:p>
          </table:table-cell>
          <table:table-cell table:style-name="ce1814"/>
          <table:table-cell table:style-name="ce1703" office:value-type="string" calcext:value-type="string">
            <text:p>spec.</text:p>
          </table:table-cell>
          <table:table-cell table:number-columns-repeated="3" table:style-name="ce1703" office:value-type="float" office:value="0" calcext:value-type="float">
            <text:p>0</text:p>
          </table:table-cell>
          <table:table-cell table:style-name="ce1703" office:value-type="string" calcext:value-type="string">
            <text:p>-</text:p>
          </table:table-cell>
          <table:table-cell table:style-name="ce1831" office:value-type="string" calcext:value-type="string">
            <text:p>közelharc</text:p>
          </table:table-cell>
          <table:table-cell table:style-name="ce1842" office:value-type="string" calcext:value-type="string">
            <text:p>Csak orvtámadásban használható.</text:p>
            <text:p>Erőbónusz 1:1-ben adódik hozzá.</text:p>
          </table:table-cell>
          <table:table-cell table:number-columns-repeated="16369"/>
        </table:table-row>
        <table:table-row table:style-name="ro2">
          <table:table-cell/>
          <table:table-cell table:style-name="ce1675" office:value-type="string" calcext:value-type="string">
            <text:p>Kés</text:p>
          </table:table-cell>
          <table:table-cell table:style-name="ce1703" office:value-type="string" calcext:value-type="string">
            <text:p>egykezes</text:p>
          </table:table-cell>
          <table:table-cell table:style-name="ce1703" office:value-type="float" office:value="0" calcext:value-type="float">
            <text:p>0</text:p>
          </table:table-cell>
          <table:table-cell table:style-name="ce1703" office:value-type="string" calcext:value-type="string">
            <text:p>S/V</text:p>
          </table:table-cell>
          <table:table-cell table:number-columns-repeated="2" table:style-name="ce1703" office:value-type="float" office:value="0" calcext:value-type="float">
            <text:p>0</text:p>
          </table:table-cell>
          <table:table-cell table:style-name="ce1814"/>
          <table:table-cell table:style-name="ce1703" office:value-type="float" office:value="0" calcext:value-type="float">
            <text:p>0</text:p>
          </table:table-cell>
          <table:table-cell table:style-name="ce1703" office:value-type="float" office:value="2" calcext:value-type="float">
            <text:p>2</text:p>
          </table:table-cell>
          <table:table-cell table:style-name="ce1703" office:value-type="float" office:value="3" calcext:value-type="float">
            <text:p>3</text:p>
          </table:table-cell>
          <table:table-cell table:style-name="ce1703" office:value-type="float" office:value="1" calcext:value-type="float">
            <text:p>1</text:p>
          </table:table-cell>
          <table:table-cell table:style-name="ce1703" office:value-type="float" office:value="6" calcext:value-type="float">
            <text:p>6</text:p>
          </table:table-cell>
          <table:table-cell table:style-name="ce1831" office:value-type="string" calcext:value-type="string">
            <text:p>közelharc</text:p>
          </table:table-cell>
          <table:table-cell table:style-name="ce1842" office:value-type="string" calcext:value-type="string">
            <text:p>-</text:p>
          </table:table-cell>
          <table:table-cell table:number-columns-repeated="16369"/>
        </table:table-row>
        <table:table-row table:style-name="ro18">
          <table:table-cell/>
          <table:table-cell table:style-name="ce1675" office:value-type="string" calcext:value-type="string">
            <text:p>Kriszkés</text:p>
          </table:table-cell>
          <table:table-cell table:style-name="ce1703" office:value-type="string" calcext:value-type="string">
            <text:p>egykezes</text:p>
          </table:table-cell>
          <table:table-cell table:style-name="ce1703" office:value-type="float" office:value="0" calcext:value-type="float">
            <text:p>0</text:p>
          </table:table-cell>
          <table:table-cell table:style-name="ce1703" office:value-type="string" calcext:value-type="string">
            <text:p>S/V</text:p>
          </table:table-cell>
          <table:table-cell table:number-columns-repeated="2" table:style-name="ce1703" office:value-type="float" office:value="0" calcext:value-type="float">
            <text:p>0</text:p>
          </table:table-cell>
          <table:table-cell table:style-name="ce1814"/>
          <table:table-cell table:style-name="ce1703" office:value-type="float" office:value="0" calcext:value-type="float">
            <text:p>0</text:p>
          </table:table-cell>
          <table:table-cell table:style-name="ce1703" office:value-type="float" office:value="4" calcext:value-type="float">
            <text:p>4</text:p>
          </table:table-cell>
          <table:table-cell table:style-name="ce1703" office:value-type="float" office:value="5" calcext:value-type="float">
            <text:p>5</text:p>
          </table:table-cell>
          <table:table-cell table:style-name="ce1703" office:value-type="float" office:value="2" calcext:value-type="float">
            <text:p>2</text:p>
          </table:table-cell>
          <table:table-cell table:style-name="ce1703" office:value-type="float" office:value="6" calcext:value-type="float">
            <text:p>6</text:p>
          </table:table-cell>
          <table:table-cell table:style-name="ce1831" office:value-type="string" calcext:value-type="string">
            <text:p>közelharc</text:p>
          </table:table-cell>
          <table:table-cell table:style-name="ce1842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16369"/>
        </table:table-row>
        <table:table-row table:style-name="ro2">
          <table:table-cell/>
          <table:table-cell table:style-name="ce1675" office:value-type="string" calcext:value-type="string">
            <text:p>Levéltőr</text:p>
          </table:table-cell>
          <table:table-cell table:style-name="ce1703" office:value-type="string" calcext:value-type="string">
            <text:p>egykezes</text:p>
          </table:table-cell>
          <table:table-cell table:style-name="ce1717" office:value-type="float" office:value="1" calcext:value-type="float">
            <text:p>1</text:p>
          </table:table-cell>
          <table:table-cell table:style-name="ce1717" office:value-type="string" calcext:value-type="string">
            <text:p>S/V</text:p>
          </table:table-cell>
          <table:table-cell table:number-columns-repeated="2" table:style-name="ce1717" office:value-type="float" office:value="0" calcext:value-type="float">
            <text:p>0</text:p>
          </table:table-cell>
          <table:table-cell table:style-name="ce1815"/>
          <table:table-cell table:style-name="ce1703" office:value-type="float" office:value="0" calcext:value-type="float">
            <text:p>0</text:p>
          </table:table-cell>
          <table:table-cell table:style-name="ce1717" office:value-type="float" office:value="2" calcext:value-type="float">
            <text:p>2</text:p>
          </table:table-cell>
          <table:table-cell table:style-name="ce1717" office:value-type="float" office:value="4" calcext:value-type="float">
            <text:p>4</text:p>
          </table:table-cell>
          <table:table-cell table:style-name="ce1717" office:value-type="float" office:value="5" calcext:value-type="float">
            <text:p>5</text:p>
          </table:table-cell>
          <table:table-cell table:style-name="ce1717" office:value-type="float" office:value="6" calcext:value-type="float">
            <text:p>6</text:p>
          </table:table-cell>
          <table:table-cell table:style-name="ce1831" office:value-type="string" calcext:value-type="string">
            <text:p>közelharc</text:p>
          </table:table-cell>
          <table:table-cell table:style-name="ce1842" office:value-type="string" calcext:value-type="string">
            <text:p>-</text:p>
          </table:table-cell>
          <table:table-cell table:number-columns-repeated="16369"/>
        </table:table-row>
        <table:table-row table:style-name="ro2">
          <table:table-cell/>
          <table:table-cell table:style-name="ce1675" office:value-type="string" calcext:value-type="string">
            <text:p>Markolatgomb</text:p>
          </table:table-cell>
          <table:table-cell table:style-name="ce1703" office:value-type="string" calcext:value-type="string">
            <text:p>egykezes</text:p>
          </table:table-cell>
          <table:table-cell table:style-name="ce1717" office:value-type="float" office:value="0" calcext:value-type="float">
            <text:p>0</text:p>
          </table:table-cell>
          <table:table-cell table:style-name="ce1717" office:value-type="string" calcext:value-type="string">
            <text:p>Z</text:p>
          </table:table-cell>
          <table:table-cell table:number-columns-repeated="2" table:style-name="ce1717" office:value-type="float" office:value="0" calcext:value-type="float">
            <text:p>0</text:p>
          </table:table-cell>
          <table:table-cell table:style-name="ce1815"/>
          <table:table-cell table:style-name="ce1717" office:value-type="float" office:value="0" calcext:value-type="float">
            <text:p>0</text:p>
          </table:table-cell>
          <table:table-cell table:number-columns-repeated="3" table:style-name="ce1717" office:value-type="float" office:value="-7" calcext:value-type="float">
            <text:p>-7</text:p>
          </table:table-cell>
          <table:table-cell table:style-name="ce1717" office:value-type="float" office:value="6" calcext:value-type="float">
            <text:p>6</text:p>
          </table:table-cell>
          <table:table-cell table:style-name="ce1831" office:value-type="string" calcext:value-type="string">
            <text:p>közelharc</text:p>
          </table:table-cell>
          <table:table-cell table:style-name="ce1841" office:value-type="string" calcext:value-type="string">
            <text:p>Ugyanazok az értékei, mint a Vasökölnek.</text:p>
          </table:table-cell>
          <table:table-cell table:number-columns-repeated="16369"/>
        </table:table-row>
        <table:table-row table:style-name="ro2">
          <table:table-cell/>
          <table:table-cell table:style-name="ce1675" office:value-type="string" calcext:value-type="string">
            <text:p>Méregfog</text:p>
          </table:table-cell>
          <table:table-cell table:style-name="ce1703" office:value-type="string" calcext:value-type="string">
            <text:p>egykezes</text:p>
          </table:table-cell>
          <table:table-cell table:style-name="ce1717" office:value-type="float" office:value="0" calcext:value-type="float">
            <text:p>0</text:p>
          </table:table-cell>
          <table:table-cell table:style-name="ce1717" office:value-type="string" calcext:value-type="string">
            <text:p>S</text:p>
          </table:table-cell>
          <table:table-cell table:number-columns-repeated="2" table:style-name="ce1717" office:value-type="float" office:value="0" calcext:value-type="float">
            <text:p>0</text:p>
          </table:table-cell>
          <table:table-cell table:style-name="ce1815"/>
          <table:table-cell table:style-name="ce1703" office:value-type="float" office:value="0" calcext:value-type="float">
            <text:p>0</text:p>
          </table:table-cell>
          <table:table-cell table:style-name="ce1717" office:value-type="float" office:value="1" calcext:value-type="float">
            <text:p>1</text:p>
          </table:table-cell>
          <table:table-cell table:number-columns-repeated="2" table:style-name="ce1717" office:value-type="float" office:value="3" calcext:value-type="float">
            <text:p>3</text:p>
          </table:table-cell>
          <table:table-cell table:style-name="ce1717" office:value-type="float" office:value="6" calcext:value-type="float">
            <text:p>6</text:p>
          </table:table-cell>
          <table:table-cell table:style-name="ce1831" office:value-type="string" calcext:value-type="string">
            <text:p>közelharc</text:p>
          </table:table-cell>
          <table:table-cell table:style-name="ce1841" office:value-type="string" calcext:value-type="string">
            <text:p>Ha sebzést okoz, befecskendezi a benne tárolt mérget.</text:p>
          </table:table-cell>
          <table:table-cell table:number-columns-repeated="16369"/>
        </table:table-row>
        <table:table-row table:style-name="ro19">
          <table:table-cell/>
          <table:table-cell table:style-name="ce1675" office:value-type="string" calcext:value-type="string">
            <text:p>Pugoss</text:p>
          </table:table-cell>
          <table:table-cell table:style-name="ce1703" office:value-type="string" calcext:value-type="string">
            <text:p>egykezes</text:p>
          </table:table-cell>
          <table:table-cell table:style-name="ce1703" office:value-type="float" office:value="1" calcext:value-type="float">
            <text:p>1</text:p>
          </table:table-cell>
          <table:table-cell table:style-name="ce1703" office:value-type="string" calcext:value-type="string">
            <text:p>S/V</text:p>
          </table:table-cell>
          <table:table-cell table:number-columns-repeated="2" table:style-name="ce1703" office:value-type="float" office:value="0" calcext:value-type="float">
            <text:p>0</text:p>
          </table:table-cell>
          <table:table-cell table:style-name="ce1814"/>
          <table:table-cell table:style-name="ce1703" office:value-type="float" office:value="0" calcext:value-type="float">
            <text:p>0</text:p>
          </table:table-cell>
          <table:table-cell table:style-name="ce1703" office:value-type="float" office:value="2" calcext:value-type="float">
            <text:p>2</text:p>
          </table:table-cell>
          <table:table-cell table:style-name="ce1703" office:value-type="float" office:value="5" calcext:value-type="float">
            <text:p>5</text:p>
          </table:table-cell>
          <table:table-cell table:style-name="ce1703" office:value-type="float" office:value="4" calcext:value-type="float">
            <text:p>4</text:p>
          </table:table-cell>
          <table:table-cell table:style-name="ce1703" office:value-type="float" office:value="6" calcext:value-type="float">
            <text:p>6</text:p>
          </table:table-cell>
          <table:table-cell table:style-name="ce1831" office:value-type="string" calcext:value-type="string">
            <text:p>közelharc</text:p>
          </table:table-cell>
          <table:table-cell table:style-name="ce1842" office:value-type="string" calcext:value-type="string">
            <text:p>Különleges fegyver használata szabály: gorviki klánnal, vagy mesterrel.</text:p>
            <text:p>Ha a karakter nem ismeri a fegyver különleges fogásait akkor harcértékei sima tőré lesznek.</text:p>
          </table:table-cell>
          <table:table-cell table:number-columns-repeated="16369"/>
        </table:table-row>
        <table:table-row table:style-name="ro19">
          <table:table-cell/>
          <table:table-cell table:style-name="ce1675" office:value-type="string" calcext:value-type="string">
            <text:p>Ramiera</text:p>
          </table:table-cell>
          <table:table-cell table:style-name="ce1703" office:value-type="string" calcext:value-type="string">
            <text:p>egykezes</text:p>
          </table:table-cell>
          <table:table-cell table:style-name="ce1703" office:value-type="float" office:value="2" calcext:value-type="float">
            <text:p>2</text:p>
          </table:table-cell>
          <table:table-cell table:style-name="ce1703" office:value-type="string" calcext:value-type="string">
            <text:p>S/V</text:p>
          </table:table-cell>
          <table:table-cell table:number-columns-repeated="2" table:style-name="ce1703" office:value-type="float" office:value="0" calcext:value-type="float">
            <text:p>0</text:p>
          </table:table-cell>
          <table:table-cell table:style-name="ce1814"/>
          <table:table-cell table:style-name="ce1703" office:value-type="float" office:value="0" calcext:value-type="float">
            <text:p>0</text:p>
          </table:table-cell>
          <table:table-cell table:style-name="ce1703" office:value-type="float" office:value="3" calcext:value-type="float">
            <text:p>3</text:p>
          </table:table-cell>
          <table:table-cell table:number-columns-repeated="2" table:style-name="ce1703" office:value-type="float" office:value="5" calcext:value-type="float">
            <text:p>5</text:p>
          </table:table-cell>
          <table:table-cell table:style-name="ce1703" office:value-type="float" office:value="6" calcext:value-type="float">
            <text:p>6</text:p>
          </table:table-cell>
          <table:table-cell table:style-name="ce1831" office:value-type="string" calcext:value-type="string">
            <text:p>közelharc</text:p>
          </table:table-cell>
          <table:table-cell table:style-name="ce1842" office:value-type="string" calcext:value-type="string">
            <text:p>KF - Amennyiben ez nincs meg, akkor csak a Rövidkard értékeivel forgatható.</text:p>
            <text:p>Tőrnél nehezebb elrejteni.</text:p>
          </table:table-cell>
          <table:table-cell table:number-columns-repeated="16369"/>
        </table:table-row>
        <table:table-row table:style-name="ro20">
          <table:table-cell/>
          <table:table-cell table:style-name="ce1675" office:value-type="string" calcext:value-type="string">
            <text:p>Tőr, hárító</text:p>
          </table:table-cell>
          <table:table-cell table:style-name="ce1703" office:value-type="string" calcext:value-type="string">
            <text:p>egykezes</text:p>
          </table:table-cell>
          <table:table-cell table:style-name="ce1703" office:value-type="float" office:value="0" calcext:value-type="float">
            <text:p>0</text:p>
          </table:table-cell>
          <table:table-cell table:style-name="ce1703" office:value-type="string" calcext:value-type="string">
            <text:p>S</text:p>
          </table:table-cell>
          <table:table-cell table:number-columns-repeated="2" table:style-name="ce1703" office:value-type="float" office:value="0" calcext:value-type="float">
            <text:p>0</text:p>
          </table:table-cell>
          <table:table-cell table:style-name="ce1814"/>
          <table:table-cell table:style-name="ce1703" office:value-type="float" office:value="0" calcext:value-type="float">
            <text:p>0</text:p>
          </table:table-cell>
          <table:table-cell table:style-name="ce1703" office:value-type="float" office:value="2" calcext:value-type="float">
            <text:p>2</text:p>
          </table:table-cell>
          <table:table-cell table:style-name="ce1703" office:value-type="float" office:value="4" calcext:value-type="float">
            <text:p>4</text:p>
          </table:table-cell>
          <table:table-cell table:style-name="ce1703" office:value-type="float" office:value="10" calcext:value-type="float">
            <text:p>10</text:p>
          </table:table-cell>
          <table:table-cell table:style-name="ce1703" office:value-type="float" office:value="6" calcext:value-type="float">
            <text:p>6</text:p>
          </table:table-cell>
          <table:table-cell table:style-name="ce1831" office:value-type="string" calcext:value-type="string">
            <text:p>közelharc</text:p>
          </table:table-cell>
          <table:table-cell table:style-name="ce1843" office:value-type="string" calcext:value-type="string">
            <text:p><text:span text:style-name="T13">Nagyon</text:span><text:span text:style-name="T14"> drága!</text:span></text:p>
          </table:table-cell>
          <table:table-cell table:number-columns-repeated="16369"/>
        </table:table-row>
        <table:table-row table:style-name="ro19">
          <table:table-cell/>
          <table:table-cell table:style-name="ce1675" office:value-type="string" calcext:value-type="string">
            <text:p>Tőr, kígyó</text:p>
          </table:table-cell>
          <table:table-cell table:style-name="ce1703" office:value-type="string" calcext:value-type="string">
            <text:p>egykezes</text:p>
          </table:table-cell>
          <table:table-cell table:style-name="ce1703" office:value-type="float" office:value="2" calcext:value-type="float">
            <text:p>2</text:p>
          </table:table-cell>
          <table:table-cell table:style-name="ce1703" office:value-type="string" calcext:value-type="string">
            <text:p>S/V</text:p>
          </table:table-cell>
          <table:table-cell table:number-columns-repeated="2" table:style-name="ce1703" office:value-type="float" office:value="0" calcext:value-type="float">
            <text:p>0</text:p>
          </table:table-cell>
          <table:table-cell table:style-name="ce1814"/>
          <table:table-cell table:style-name="ce1703" office:value-type="float" office:value="0" calcext:value-type="float">
            <text:p>0</text:p>
          </table:table-cell>
          <table:table-cell table:style-name="ce1703" office:value-type="float" office:value="2" calcext:value-type="float">
            <text:p>2</text:p>
          </table:table-cell>
          <table:table-cell table:number-columns-repeated="2" table:style-name="ce1703" office:value-type="float" office:value="4" calcext:value-type="float">
            <text:p>4</text:p>
          </table:table-cell>
          <table:table-cell table:style-name="ce1703" office:value-type="float" office:value="6" calcext:value-type="float">
            <text:p>6</text:p>
          </table:table-cell>
          <table:table-cell table:style-name="ce1831" office:value-type="string" calcext:value-type="string">
            <text:p>közelharc</text:p>
          </table:table-cell>
          <table:table-cell table:style-name="ce1842" office:value-type="string" calcext:value-type="string">
            <text:p>Áldozótőr</text:p>
            <text:p>Vágásnál: +0 SP</text:p>
          </table:table-cell>
          <table:table-cell table:number-columns-repeated="16369"/>
        </table:table-row>
        <table:table-row table:style-name="ro2">
          <table:table-cell/>
          <table:table-cell table:style-name="ce1675" office:value-type="string" calcext:value-type="string">
            <text:p>Tőr, ököl</text:p>
          </table:table-cell>
          <table:table-cell table:style-name="ce1703" office:value-type="string" calcext:value-type="string">
            <text:p>egykezes</text:p>
          </table:table-cell>
          <table:table-cell table:style-name="ce1703" office:value-type="float" office:value="0" calcext:value-type="float">
            <text:p>0</text:p>
          </table:table-cell>
          <table:table-cell table:style-name="ce1703" office:value-type="string" calcext:value-type="string">
            <text:p>S</text:p>
          </table:table-cell>
          <table:table-cell table:number-columns-repeated="2" table:style-name="ce1703" office:value-type="float" office:value="0" calcext:value-type="float">
            <text:p>0</text:p>
          </table:table-cell>
          <table:table-cell table:style-name="ce1814"/>
          <table:table-cell table:style-name="ce1703" office:value-type="float" office:value="0" calcext:value-type="float">
            <text:p>0</text:p>
          </table:table-cell>
          <table:table-cell table:style-name="ce1703" office:value-type="float" office:value="-5" calcext:value-type="float">
            <text:p>-5</text:p>
          </table:table-cell>
          <table:table-cell table:style-name="ce1703" office:value-type="float" office:value="0" calcext:value-type="float">
            <text:p>0</text:p>
          </table:table-cell>
          <table:table-cell table:style-name="ce1703" office:value-type="float" office:value="-5" calcext:value-type="float">
            <text:p>-5</text:p>
          </table:table-cell>
          <table:table-cell table:style-name="ce1703" office:value-type="float" office:value="6" calcext:value-type="float">
            <text:p>6</text:p>
          </table:table-cell>
          <table:table-cell table:style-name="ce1831" office:value-type="string" calcext:value-type="string">
            <text:p>közelharc</text:p>
          </table:table-cell>
          <table:table-cell table:style-name="ce1842"/>
          <table:table-cell table:number-columns-repeated="16369"/>
        </table:table-row>
        <table:table-row table:style-name="ro2">
          <table:table-cell table:style-name="ce1665"/>
          <table:table-cell table:style-name="ce1676" office:value-type="string" calcext:value-type="string">
            <text:p>Tőr, páncélszúró</text:p>
          </table:table-cell>
          <table:table-cell table:style-name="ce1705" office:value-type="string" calcext:value-type="string">
            <text:p>egykezes</text:p>
          </table:table-cell>
          <table:table-cell table:style-name="ce1705" office:value-type="float" office:value="1" calcext:value-type="float">
            <text:p>1</text:p>
          </table:table-cell>
          <table:table-cell table:style-name="ce1705" office:value-type="string" calcext:value-type="string">
            <text:p>S</text:p>
          </table:table-cell>
          <table:table-cell table:style-name="ce1742" office:value-type="string" calcext:value-type="string">
            <text:p>5+Erő</text:p>
          </table:table-cell>
          <table:table-cell table:style-name="ce1705" office:value-type="float" office:value="0" calcext:value-type="float">
            <text:p>0</text:p>
          </table:table-cell>
          <table:table-cell table:style-name="ce1814"/>
          <table:table-cell table:style-name="ce1705" office:value-type="float" office:value="0.5" calcext:value-type="float">
            <text:p>0,5</text:p>
          </table:table-cell>
          <table:table-cell table:style-name="ce1705" office:value-type="float" office:value="4" calcext:value-type="float">
            <text:p>4</text:p>
          </table:table-cell>
          <table:table-cell table:style-name="ce1705" office:value-type="float" office:value="8" calcext:value-type="float">
            <text:p>8</text:p>
          </table:table-cell>
          <table:table-cell table:style-name="ce1705" office:value-type="float" office:value="2" calcext:value-type="float">
            <text:p>2</text:p>
          </table:table-cell>
          <table:table-cell table:style-name="ce1705" office:value-type="float" office:value="7" calcext:value-type="float">
            <text:p>7</text:p>
          </table:table-cell>
          <table:table-cell table:style-name="ce1832" office:value-type="string" calcext:value-type="string">
            <text:p>közelharc</text:p>
          </table:table-cell>
          <table:table-cell table:style-name="ce1844" office:value-type="string" calcext:value-type="string">
            <text:p>-</text:p>
          </table:table-cell>
          <table:table-cell table:style-name="ce595" table:number-columns-repeated="241"/>
          <table:table-cell table:number-columns-repeated="16128"/>
        </table:table-row>
        <table:table-row table:style-name="ro2">
          <table:table-cell/>
          <table:table-cell table:style-name="ce1675" office:value-type="string" calcext:value-type="string">
            <text:p>Tőr, Slan</text:p>
          </table:table-cell>
          <table:table-cell table:style-name="ce1703" office:value-type="string" calcext:value-type="string">
            <text:p>egykezes</text:p>
          </table:table-cell>
          <table:table-cell table:style-name="ce1703" office:value-type="float" office:value="2" calcext:value-type="float">
            <text:p>2</text:p>
          </table:table-cell>
          <table:table-cell table:style-name="ce1703" office:value-type="string" calcext:value-type="string">
            <text:p>S/V</text:p>
          </table:table-cell>
          <table:table-cell table:number-columns-repeated="2" table:style-name="ce1703" office:value-type="float" office:value="0" calcext:value-type="float">
            <text:p>0</text:p>
          </table:table-cell>
          <table:table-cell table:style-name="ce1814"/>
          <table:table-cell table:number-columns-repeated="2" table:style-name="ce1703" office:value-type="float" office:value="0" calcext:value-type="float">
            <text:p>0</text:p>
          </table:table-cell>
          <table:table-cell table:style-name="ce1703" office:value-type="float" office:value="6" calcext:value-type="float">
            <text:p>6</text:p>
          </table:table-cell>
          <table:table-cell table:style-name="ce1703" office:value-type="float" office:value="2" calcext:value-type="float">
            <text:p>2</text:p>
          </table:table-cell>
          <table:table-cell table:style-name="ce1703" office:value-type="float" office:value="6" calcext:value-type="float">
            <text:p>6</text:p>
          </table:table-cell>
          <table:table-cell table:style-name="ce1831" office:value-type="string" calcext:value-type="string">
            <text:p>közelharc</text:p>
          </table:table-cell>
          <table:table-cell table:style-name="ce1842"/>
          <table:table-cell table:number-columns-repeated="16369"/>
        </table:table-row>
        <table:table-row table:style-name="ro1">
          <table:table-cell table:style-name="ce1666"/>
          <table:table-cell table:style-name="ce1677" office:value-type="string" calcext:value-type="string">
            <text:p>Vasököl / páncélkesztyű</text:p>
          </table:table-cell>
          <table:table-cell table:style-name="ce1707" office:value-type="string" calcext:value-type="string">
            <text:p>egykezes</text:p>
          </table:table-cell>
          <table:table-cell table:style-name="ce1707" office:value-type="float" office:value="0" calcext:value-type="float">
            <text:p>0</text:p>
          </table:table-cell>
          <table:table-cell table:style-name="ce1707" office:value-type="string" calcext:value-type="string">
            <text:p>Z</text:p>
          </table:table-cell>
          <table:table-cell table:style-name="ce1745" office:value-type="float" office:value="0" calcext:value-type="float">
            <text:p>0</text:p>
          </table:table-cell>
          <table:table-cell table:style-name="ce1707" office:value-type="float" office:value="0" calcext:value-type="float">
            <text:p>0</text:p>
          </table:table-cell>
          <table:table-cell table:style-name="ce1816"/>
          <table:table-cell table:style-name="ce1707" office:value-type="float" office:value="0" calcext:value-type="float">
            <text:p>0</text:p>
          </table:table-cell>
          <table:table-cell table:number-columns-repeated="3" table:style-name="ce1707" office:value-type="float" office:value="-7" calcext:value-type="float">
            <text:p>-7</text:p>
          </table:table-cell>
          <table:table-cell table:style-name="ce1707" office:value-type="float" office:value="6" calcext:value-type="float">
            <text:p>6</text:p>
          </table:table-cell>
          <table:table-cell table:style-name="ce1833" office:value-type="string" calcext:value-type="string">
            <text:p>közelharc</text:p>
          </table:table-cell>
          <table:table-cell table:style-name="ce1845" office:value-type="string" calcext:value-type="string">
            <text:p>Erőbónusz: 0 feletti rész 1:1-ben számít be.</text:p>
          </table:table-cell>
          <table:table-cell table:style-name="ce352" table:number-columns-repeated="241"/>
          <table:table-cell table:number-columns-repeated="16128"/>
        </table:table-row>
        <table:table-row table:style-name="ro19">
          <table:table-cell table:style-name="ce1664" office:value-type="string" calcext:value-type="string">
            <text:p>Kardvívó fegyverek</text:p>
          </table:table-cell>
          <table:table-cell table:style-name="ce1674" office:value-type="string" calcext:value-type="string">
            <text:p>Kard, dzsenn szablya</text:p>
          </table:table-cell>
          <table:table-cell table:style-name="ce1701" office:value-type="string" calcext:value-type="string">
            <text:p>egykezes</text:p>
          </table:table-cell>
          <table:table-cell table:style-name="ce1701" office:value-type="float" office:value="4" calcext:value-type="float">
            <text:p>4</text:p>
          </table:table-cell>
          <table:table-cell table:style-name="ce1701" office:value-type="string" calcext:value-type="string">
            <text:p>V/S</text:p>
          </table:table-cell>
          <table:table-cell table:style-name="ce1701" office:value-type="float" office:value="0" calcext:value-type="float">
            <text:p>0</text:p>
          </table:table-cell>
          <table:table-cell table:style-name="ce1701" office:value-type="float" office:value="1" calcext:value-type="float">
            <text:p>1</text:p>
          </table:table-cell>
          <table:table-cell table:style-name="ce1813"/>
          <table:table-cell table:style-name="ce1701" office:value-type="float" office:value="1" calcext:value-type="float">
            <text:p>1</text:p>
          </table:table-cell>
          <table:table-cell table:style-name="ce1701" office:value-type="float" office:value="8" calcext:value-type="float">
            <text:p>8</text:p>
          </table:table-cell>
          <table:table-cell table:number-columns-repeated="2" table:style-name="ce1701" office:value-type="float" office:value="15" calcext:value-type="float">
            <text:p>15</text:p>
          </table:table-cell>
          <table:table-cell table:style-name="ce1701" office:value-type="float" office:value="6" calcext:value-type="float">
            <text:p>6</text:p>
          </table:table-cell>
          <table:table-cell table:style-name="ce1831" office:value-type="string" calcext:value-type="string">
            <text:p>kardvívás</text:p>
          </table:table-cell>
          <table:table-cell table:style-name="ce1842" office:value-type="string" calcext:value-type="string">
            <text:p>Páncélozott ellenfélnél: SP:+4</text:p>
            <text:p>Páncél nélküli ellenfélnél: SP:+6</text:p>
          </table:table-cell>
          <table:table-cell table:number-columns-repeated="16369"/>
        </table:table-row>
        <table:table-row table:style-name="ro2">
          <table:table-cell/>
          <table:table-cell table:style-name="ce1675" office:value-type="string" calcext:value-type="string">
            <text:p>Kard, emrelin</text:p>
          </table:table-cell>
          <table:table-cell table:style-name="ce1703" office:value-type="string" calcext:value-type="string">
            <text:p>egykezes</text:p>
          </table:table-cell>
          <table:table-cell table:style-name="ce1703" office:value-type="float" office:value="4" calcext:value-type="float">
            <text:p>4</text:p>
          </table:table-cell>
          <table:table-cell table:style-name="ce1703" office:value-type="string" calcext:value-type="string">
            <text:p>V/S</text:p>
          </table:table-cell>
          <table:table-cell table:number-columns-repeated="2" table:style-name="ce1703" office:value-type="float" office:value="0" calcext:value-type="float">
            <text:p>0</text:p>
          </table:table-cell>
          <table:table-cell table:style-name="ce1814"/>
          <table:table-cell table:style-name="ce1703" office:value-type="float" office:value="1" calcext:value-type="float">
            <text:p>1</text:p>
          </table:table-cell>
          <table:table-cell table:style-name="ce1703" office:value-type="float" office:value="7" calcext:value-type="float">
            <text:p>7</text:p>
          </table:table-cell>
          <table:table-cell table:number-columns-repeated="2" table:style-name="ce1703" office:value-type="float" office:value="13" calcext:value-type="float">
            <text:p>13</text:p>
          </table:table-cell>
          <table:table-cell table:style-name="ce1703" office:value-type="float" office:value="7" calcext:value-type="float">
            <text:p>7</text:p>
          </table:table-cell>
          <table:table-cell table:style-name="ce1831" office:value-type="string" calcext:value-type="string">
            <text:p>kardvívás</text:p>
          </table:table-cell>
          <table:table-cell table:style-name="ce1846"/>
          <table:table-cell table:number-columns-repeated="16369"/>
        </table:table-row>
        <table:table-row table:style-name="ro21">
          <table:table-cell/>
          <table:table-cell table:style-name="ce1675" office:value-type="string" calcext:value-type="string">
            <text:p>Kard, fejvadász</text:p>
          </table:table-cell>
          <table:table-cell table:style-name="ce1703" office:value-type="string" calcext:value-type="string">
            <text:p>egykezes</text:p>
          </table:table-cell>
          <table:table-cell table:style-name="ce1703" office:value-type="float" office:value="3" calcext:value-type="float">
            <text:p>3</text:p>
          </table:table-cell>
          <table:table-cell table:style-name="ce1703" office:value-type="string" calcext:value-type="string">
            <text:p>V/S</text:p>
          </table:table-cell>
          <table:table-cell table:number-columns-repeated="2" table:style-name="ce1703" office:value-type="float" office:value="0" calcext:value-type="float">
            <text:p>0</text:p>
          </table:table-cell>
          <table:table-cell table:style-name="ce1814"/>
          <table:table-cell table:style-name="ce1703" office:value-type="float" office:value="0.5" calcext:value-type="float">
            <text:p>0,5</text:p>
          </table:table-cell>
          <table:table-cell table:style-name="ce1703" office:value-type="float" office:value="5" calcext:value-type="float">
            <text:p>5</text:p>
          </table:table-cell>
          <table:table-cell table:style-name="ce1703" office:value-type="float" office:value="9" calcext:value-type="float">
            <text:p>9</text:p>
          </table:table-cell>
          <table:table-cell table:style-name="ce1703" office:value-type="float" office:value="11" calcext:value-type="float">
            <text:p>11</text:p>
          </table:table-cell>
          <table:table-cell table:style-name="ce1703" office:value-type="float" office:value="6" calcext:value-type="float">
            <text:p>6</text:p>
          </table:table-cell>
          <table:table-cell table:style-name="ce1831" office:value-type="string" calcext:value-type="string">
            <text:p>kardvívás</text:p>
          </table:table-cell>
          <table:table-cell table:style-name="ce1846" office:value-type="string" calcext:value-type="string">
            <text:p><text:span text:style-name="T15">KF</text:span><text:span text:style-name="T16">: Tradíció: Fejvadász – 6.szint</text:span></text:p>
            <text:p><text:span text:style-name="T16">Gorviki klánnal, vagy mesterrel.</text:span></text:p>
            <text:p><text:span text:style-name="T16">Ha a karakter nem ismeri a fegyver különleges fogásait akkor harcértékei sima rövidkardé lesznek. Hárítófegyverként is használható.</text:span></text:p>
          </table:table-cell>
          <table:table-cell table:number-columns-repeated="16369"/>
        </table:table-row>
        <table:table-row table:style-name="ro17">
          <table:table-cell/>
          <table:table-cell table:style-name="ce1675" office:value-type="string" calcext:value-type="string">
            <text:p>Kard, handzsár</text:p>
          </table:table-cell>
          <table:table-cell table:style-name="ce1703" office:value-type="string" calcext:value-type="string">
            <text:p>egykezes</text:p>
          </table:table-cell>
          <table:table-cell table:style-name="ce1703" office:value-type="float" office:value="4" calcext:value-type="float">
            <text:p>4</text:p>
          </table:table-cell>
          <table:table-cell table:style-name="ce1703" office:value-type="string" calcext:value-type="string">
            <text:p>V</text:p>
          </table:table-cell>
          <table:table-cell table:style-name="ce1703" office:value-type="float" office:value="0" calcext:value-type="float">
            <text:p>0</text:p>
          </table:table-cell>
          <table:table-cell table:style-name="ce1703" office:value-type="float" office:value="1" calcext:value-type="float">
            <text:p>1</text:p>
          </table:table-cell>
          <table:table-cell table:style-name="ce1814"/>
          <table:table-cell table:style-name="ce1701" office:value-type="float" office:value="1" calcext:value-type="float">
            <text:p>1</text:p>
          </table:table-cell>
          <table:table-cell table:style-name="ce1703" office:value-type="float" office:value="4" calcext:value-type="float">
            <text:p>4</text:p>
          </table:table-cell>
          <table:table-cell table:style-name="ce1703" office:value-type="float" office:value="13" calcext:value-type="float">
            <text:p>13</text:p>
          </table:table-cell>
          <table:table-cell table:style-name="ce1703" office:value-type="float" office:value="10" calcext:value-type="float">
            <text:p>10</text:p>
          </table:table-cell>
          <table:table-cell table:style-name="ce1703" office:value-type="float" office:value="7" calcext:value-type="float">
            <text:p>7</text:p>
          </table:table-cell>
          <table:table-cell table:style-name="ce1831" office:value-type="string" calcext:value-type="string">
            <text:p>kardvívás</text:p>
          </table:table-cell>
          <table:table-cell table:style-name="ce1847" office:value-type="string" calcext:value-type="string">
            <text:p>Páncélozott ellenfélnél: SP:+4</text:p>
            <text:p>Páncél nélküli ellenfélnél: SP:+6</text:p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675" office:value-type="string" calcext:value-type="string">
            <text:p>Kard, hiequar</text:p>
          </table:table-cell>
          <table:table-cell table:style-name="ce1703" office:value-type="string" calcext:value-type="string">
            <text:p>egykezes</text:p>
          </table:table-cell>
          <table:table-cell table:style-name="ce1703" office:value-type="float" office:value="4" calcext:value-type="float">
            <text:p>4</text:p>
          </table:table-cell>
          <table:table-cell table:style-name="ce1703" office:value-type="string" calcext:value-type="string">
            <text:p>S/V</text:p>
          </table:table-cell>
          <table:table-cell table:style-name="ce1703" office:value-type="float" office:value="2" calcext:value-type="float">
            <text:p>2</text:p>
          </table:table-cell>
          <table:table-cell table:style-name="ce1703" office:value-type="float" office:value="0" calcext:value-type="float">
            <text:p>0</text:p>
          </table:table-cell>
          <table:table-cell table:style-name="ce1814"/>
          <table:table-cell table:style-name="ce1701" office:value-type="float" office:value="1" calcext:value-type="float">
            <text:p>1</text:p>
          </table:table-cell>
          <table:table-cell table:style-name="ce1703" office:value-type="float" office:value="4" calcext:value-type="float">
            <text:p>4</text:p>
          </table:table-cell>
          <table:table-cell table:style-name="ce1703" office:value-type="float" office:value="12" calcext:value-type="float">
            <text:p>12</text:p>
          </table:table-cell>
          <table:table-cell table:style-name="ce1703" office:value-type="float" office:value="8" calcext:value-type="float">
            <text:p>8</text:p>
          </table:table-cell>
          <table:table-cell table:style-name="ce1703" office:value-type="float" office:value="7" calcext:value-type="float">
            <text:p>7</text:p>
          </table:table-cell>
          <table:table-cell table:style-name="ce1831" office:value-type="string" calcext:value-type="string">
            <text:p>kardvívás</text:p>
          </table:table-cell>
          <table:table-cell table:style-name="ce1847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675" office:value-type="string" calcext:value-type="string">
            <text:p>Kard, hosszú</text:p>
          </table:table-cell>
          <table:table-cell table:style-name="ce1703" office:value-type="string" calcext:value-type="string">
            <text:p>egykezes</text:p>
          </table:table-cell>
          <table:table-cell table:style-name="ce1703" office:value-type="float" office:value="4" calcext:value-type="float">
            <text:p>4</text:p>
          </table:table-cell>
          <table:table-cell table:style-name="ce1736" office:value-type="string" calcext:value-type="string">
            <text:p><text:span text:style-name="T11"> </text:span><text:span text:style-name="T12">V/S</text:span></text:p>
          </table:table-cell>
          <table:table-cell table:number-columns-repeated="2" table:style-name="ce1703" office:value-type="float" office:value="0" calcext:value-type="float">
            <text:p>0</text:p>
          </table:table-cell>
          <table:table-cell table:style-name="ce1814"/>
          <table:table-cell table:style-name="ce1701" office:value-type="float" office:value="1" calcext:value-type="float">
            <text:p>1</text:p>
          </table:table-cell>
          <table:table-cell table:style-name="ce1703" office:value-type="float" office:value="6" calcext:value-type="float">
            <text:p>6</text:p>
          </table:table-cell>
          <table:table-cell table:number-columns-repeated="2" table:style-name="ce1703" office:value-type="float" office:value="12" calcext:value-type="float">
            <text:p>12</text:p>
          </table:table-cell>
          <table:table-cell table:style-name="ce1703" office:value-type="float" office:value="7" calcext:value-type="float">
            <text:p>7</text:p>
          </table:table-cell>
          <table:table-cell table:style-name="ce1831" office:value-type="string" calcext:value-type="string">
            <text:p>kardvívás</text:p>
          </table:table-cell>
          <table:table-cell table:style-name="ce1847" office:value-type="string" calcext:value-type="string">
            <text:p>Nem éri meg, mert a másfélkezes sokkal jobb mindenben és nincs hátránya</text:p>
          </table:table-cell>
          <table:table-cell table:number-columns-repeated="16369"/>
        </table:table-row>
        <table:table-row table:style-name="ro19">
          <table:table-cell/>
          <table:table-cell table:style-name="ce1675" office:value-type="string" calcext:value-type="string">
            <text:p>Kard, jatagán</text:p>
          </table:table-cell>
          <table:table-cell table:style-name="ce1703" office:value-type="string" calcext:value-type="string">
            <text:p>egykezes</text:p>
          </table:table-cell>
          <table:table-cell table:style-name="ce1703" office:value-type="float" office:value="1" calcext:value-type="float">
            <text:p>1</text:p>
          </table:table-cell>
          <table:table-cell table:style-name="ce1736" office:value-type="string" calcext:value-type="string">
            <text:p><text:span text:style-name="T11"> </text:span><text:span text:style-name="T12">V/S</text:span></text:p>
          </table:table-cell>
          <table:table-cell table:style-name="ce1703" office:value-type="float" office:value="0" calcext:value-type="float">
            <text:p>0</text:p>
          </table:table-cell>
          <table:table-cell table:style-name="ce1703" office:value-type="float" office:value="1" calcext:value-type="float">
            <text:p>1</text:p>
          </table:table-cell>
          <table:table-cell table:style-name="ce1814"/>
          <table:table-cell table:style-name="ce1703" office:value-type="float" office:value="0.5" calcext:value-type="float">
            <text:p>0,5</text:p>
          </table:table-cell>
          <table:table-cell table:style-name="ce1703" office:value-type="float" office:value="5" calcext:value-type="float">
            <text:p>5</text:p>
          </table:table-cell>
          <table:table-cell table:style-name="ce1703" office:value-type="float" office:value="9" calcext:value-type="float">
            <text:p>9</text:p>
          </table:table-cell>
          <table:table-cell table:style-name="ce1703" office:value-type="float" office:value="7" calcext:value-type="float">
            <text:p>7</text:p>
          </table:table-cell>
          <table:table-cell table:style-name="ce1703" office:value-type="float" office:value="6" calcext:value-type="float">
            <text:p>6</text:p>
          </table:table-cell>
          <table:table-cell table:style-name="ce1831" office:value-type="string" calcext:value-type="string">
            <text:p>kardvívás</text:p>
          </table:table-cell>
          <table:table-cell table:style-name="ce1847" office:value-type="string" calcext:value-type="string">
            <text:p>Páncélozott ellenfélnél: SP:+1</text:p>
            <text:p>Páncél nélküli ellenfélnél: SP:+3</text:p>
          </table:table-cell>
          <table:table-cell table:number-columns-repeated="16369"/>
        </table:table-row>
        <table:table-row table:style-name="ro17">
          <table:table-cell/>
          <table:table-cell table:style-name="ce1675" office:value-type="string" calcext:value-type="string">
            <text:p>Kard, kétkezes</text:p>
          </table:table-cell>
          <table:table-cell table:style-name="ce1703" office:value-type="string" calcext:value-type="string">
            <text:p>kétkezes</text:p>
          </table:table-cell>
          <table:table-cell table:style-name="ce1703" office:value-type="float" office:value="8" calcext:value-type="float">
            <text:p>8</text:p>
          </table:table-cell>
          <table:table-cell table:style-name="ce1703" office:value-type="string" calcext:value-type="string">
            <text:p>V/S</text:p>
          </table:table-cell>
          <table:table-cell table:number-columns-repeated="2" table:style-name="ce1703" office:value-type="float" office:value="0" calcext:value-type="float">
            <text:p>0</text:p>
          </table:table-cell>
          <table:table-cell table:style-name="ce1814"/>
          <table:table-cell table:style-name="ce1703" office:value-type="float" office:value="2" calcext:value-type="float">
            <text:p>2</text:p>
          </table:table-cell>
          <table:table-cell table:style-name="ce1703" office:value-type="float" office:value="10" calcext:value-type="float">
            <text:p>10</text:p>
          </table:table-cell>
          <table:table-cell table:style-name="ce1703" office:value-type="float" office:value="20" calcext:value-type="float">
            <text:p>20</text:p>
          </table:table-cell>
          <table:table-cell table:style-name="ce1703" office:value-type="float" office:value="15" calcext:value-type="float">
            <text:p>15</text:p>
          </table:table-cell>
          <table:table-cell table:style-name="ce1703" office:value-type="float" office:value="9" calcext:value-type="float">
            <text:p>9</text:p>
          </table:table-cell>
          <table:table-cell table:style-name="ce1831" office:value-type="string" calcext:value-type="string">
            <text:p>kardvívás</text:p>
          </table:table-cell>
          <table:table-cell table:style-name="ce1847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16369"/>
        </table:table-row>
        <table:table-row table:style-name="ro2">
          <table:table-cell/>
          <table:table-cell table:style-name="ce1675" office:value-type="string" calcext:value-type="string">
            <text:p>Kard, khossas</text:p>
          </table:table-cell>
          <table:table-cell table:style-name="ce1703" office:value-type="string" calcext:value-type="string">
            <text:p>egykezes</text:p>
          </table:table-cell>
          <table:table-cell table:style-name="ce1703" office:value-type="float" office:value="4" calcext:value-type="float">
            <text:p>4</text:p>
          </table:table-cell>
          <table:table-cell table:style-name="ce1703" office:value-type="string" calcext:value-type="string">
            <text:p>V/S</text:p>
          </table:table-cell>
          <table:table-cell table:number-columns-repeated="2" table:style-name="ce1703" office:value-type="float" office:value="0" calcext:value-type="float">
            <text:p>0</text:p>
          </table:table-cell>
          <table:table-cell table:style-name="ce1814"/>
          <table:table-cell table:style-name="ce1701" office:value-type="float" office:value="1" calcext:value-type="float">
            <text:p>1</text:p>
          </table:table-cell>
          <table:table-cell table:style-name="ce1703" office:value-type="float" office:value="4" calcext:value-type="float">
            <text:p>4</text:p>
          </table:table-cell>
          <table:table-cell table:style-name="ce1703" office:value-type="float" office:value="11" calcext:value-type="float">
            <text:p>11</text:p>
          </table:table-cell>
          <table:table-cell table:style-name="ce1703" office:value-type="float" office:value="10" calcext:value-type="float">
            <text:p>10</text:p>
          </table:table-cell>
          <table:table-cell table:style-name="ce1703" office:value-type="float" office:value="7" calcext:value-type="float">
            <text:p>7</text:p>
          </table:table-cell>
          <table:table-cell table:style-name="ce1831" office:value-type="string" calcext:value-type="string">
            <text:p>kardvívás</text:p>
          </table:table-cell>
          <table:table-cell table:style-name="ce1847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675" office:value-type="string" calcext:value-type="string">
            <text:p>Kard, kígyó</text:p>
          </table:table-cell>
          <table:table-cell table:style-name="ce1703" office:value-type="string" calcext:value-type="string">
            <text:p>egykezes</text:p>
          </table:table-cell>
          <table:table-cell table:style-name="ce1703" office:value-type="float" office:value="3" calcext:value-type="float">
            <text:p>3</text:p>
          </table:table-cell>
          <table:table-cell table:style-name="ce1736" office:value-type="string" calcext:value-type="string">
            <text:p><text:span text:style-name="T11"> </text:span><text:span text:style-name="T12">V/S</text:span></text:p>
          </table:table-cell>
          <table:table-cell table:number-columns-repeated="2" table:style-name="ce1703" office:value-type="float" office:value="0" calcext:value-type="float">
            <text:p>0</text:p>
          </table:table-cell>
          <table:table-cell table:style-name="ce1814"/>
          <table:table-cell table:style-name="ce1701" office:value-type="float" office:value="1" calcext:value-type="float">
            <text:p>1</text:p>
          </table:table-cell>
          <table:table-cell table:style-name="ce1703" office:value-type="float" office:value="5" calcext:value-type="float">
            <text:p>5</text:p>
          </table:table-cell>
          <table:table-cell table:number-columns-repeated="2" table:style-name="ce1703" office:value-type="float" office:value="11" calcext:value-type="float">
            <text:p>11</text:p>
          </table:table-cell>
          <table:table-cell table:style-name="ce1703" office:value-type="float" office:value="7" calcext:value-type="float">
            <text:p>7</text:p>
          </table:table-cell>
          <table:table-cell table:style-name="ce1831" office:value-type="string" calcext:value-type="string">
            <text:p>kardvívás</text:p>
          </table:table-cell>
          <table:table-cell table:style-name="ce1847" office:value-type="string" calcext:value-type="string">
            <text:p>Szúró sebzés: +5 SP; <text:span text:style-name="T17">IV</text:span>: ugyan nem íves fegyver, de kialakítása miatt érvényesek rá annak extrái.</text:p>
          </table:table-cell>
          <table:table-cell table:number-columns-repeated="16369"/>
        </table:table-row>
        <table:table-row table:style-name="ro1">
          <table:table-cell/>
          <table:table-cell table:style-name="ce1675" office:value-type="string" calcext:value-type="string">
            <text:p>Kard, Lagoss </text:p>
          </table:table-cell>
          <table:table-cell table:style-name="ce1703" office:value-type="string" calcext:value-type="string">
            <text:p>egykezes</text:p>
          </table:table-cell>
          <table:table-cell table:style-name="ce1703" office:value-type="float" office:value="4" calcext:value-type="float">
            <text:p>4</text:p>
          </table:table-cell>
          <table:table-cell table:style-name="ce1736" office:value-type="string" calcext:value-type="string">
            <text:p><text:span text:style-name="T11"> </text:span><text:span text:style-name="T12">V/S</text:span></text:p>
          </table:table-cell>
          <table:table-cell table:number-columns-repeated="2" table:style-name="ce1705" office:value-type="float" office:value="0" calcext:value-type="float">
            <text:p>0</text:p>
          </table:table-cell>
          <table:table-cell table:style-name="ce1814"/>
          <table:table-cell table:style-name="ce1701" office:value-type="float" office:value="1" calcext:value-type="float">
            <text:p>1</text:p>
          </table:table-cell>
          <table:table-cell table:style-name="ce1703" office:value-type="float" office:value="8" calcext:value-type="float">
            <text:p>8</text:p>
          </table:table-cell>
          <table:table-cell table:number-columns-repeated="2" table:style-name="ce1703" office:value-type="float" office:value="16" calcext:value-type="float">
            <text:p>16</text:p>
          </table:table-cell>
          <table:table-cell table:style-name="ce1703" office:value-type="float" office:value="7" calcext:value-type="float">
            <text:p>7</text:p>
          </table:table-cell>
          <table:table-cell table:style-name="ce1831" office:value-type="string" calcext:value-type="string">
            <text:p>kardvívás</text:p>
          </table:table-cell>
          <table:table-cell table:style-name="ce1847" office:value-type="string" calcext:value-type="string">
            <text:p><text:span text:style-name="T17">KF</text:span>: Amennyiben ez nincs meg, akkor csak a Hosszúkard értékeivel forgatható.</text:p>
          </table:table-cell>
          <table:table-cell table:number-columns-repeated="16369"/>
        </table:table-row>
        <table:table-row table:style-name="ro2">
          <table:table-cell/>
          <table:table-cell table:style-name="ce1675" office:value-type="string" calcext:value-type="string">
            <text:p>Kard, lovag</text:p>
          </table:table-cell>
          <table:table-cell table:style-name="ce1703" office:value-type="string" calcext:value-type="string">
            <text:p>egykezes</text:p>
          </table:table-cell>
          <table:table-cell table:style-name="ce1703" office:value-type="float" office:value="6" calcext:value-type="float">
            <text:p>6</text:p>
          </table:table-cell>
          <table:table-cell table:style-name="ce1703" office:value-type="string" calcext:value-type="string">
            <text:p>V/S</text:p>
          </table:table-cell>
          <table:table-cell table:style-name="ce1703" office:value-type="float" office:value="1" calcext:value-type="float">
            <text:p>1</text:p>
          </table:table-cell>
          <table:table-cell table:style-name="ce1703" office:value-type="float" office:value="0" calcext:value-type="float">
            <text:p>0</text:p>
          </table:table-cell>
          <table:table-cell table:style-name="ce1814"/>
          <table:table-cell table:style-name="ce1701" office:value-type="float" office:value="1" calcext:value-type="float">
            <text:p>1</text:p>
          </table:table-cell>
          <table:table-cell table:style-name="ce1703" office:value-type="float" office:value="7" calcext:value-type="float">
            <text:p>7</text:p>
          </table:table-cell>
          <table:table-cell table:style-name="ce1703" office:value-type="float" office:value="15" calcext:value-type="float">
            <text:p>15</text:p>
          </table:table-cell>
          <table:table-cell table:style-name="ce1703" office:value-type="float" office:value="12" calcext:value-type="float">
            <text:p>12</text:p>
          </table:table-cell>
          <table:table-cell table:style-name="ce1703" office:value-type="float" office:value="8" calcext:value-type="float">
            <text:p>8</text:p>
          </table:table-cell>
          <table:table-cell table:style-name="ce1831" office:value-type="string" calcext:value-type="string">
            <text:p>kardvívás</text:p>
          </table:table-cell>
          <table:table-cell table:style-name="ce1847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18">
          <table:table-cell/>
          <table:table-cell table:style-name="ce1675" office:value-type="string" calcext:value-type="string">
            <text:p>Kard, másfélkezes</text:p>
          </table:table-cell>
          <table:table-cell table:style-name="ce1703" office:value-type="string" calcext:value-type="string">
            <text:p>kétkezes</text:p>
          </table:table-cell>
          <table:table-cell table:style-name="ce1703" office:value-type="float" office:value="5" calcext:value-type="float">
            <text:p>5</text:p>
          </table:table-cell>
          <table:table-cell table:style-name="ce1703" office:value-type="string" calcext:value-type="string">
            <text:p>V/S</text:p>
          </table:table-cell>
          <table:table-cell table:number-columns-repeated="2" table:style-name="ce1703" office:value-type="float" office:value="0" calcext:value-type="float">
            <text:p>0</text:p>
          </table:table-cell>
          <table:table-cell table:style-name="ce1703" office:value-type="float" office:value="1" calcext:value-type="float">
            <text:p>1</text:p>
          </table:table-cell>
          <table:table-cell table:style-name="ce1703" office:value-type="float" office:value="1.5" calcext:value-type="float">
            <text:p>1,5</text:p>
          </table:table-cell>
          <table:table-cell table:style-name="ce1703" office:value-type="float" office:value="8" calcext:value-type="float">
            <text:p>8</text:p>
          </table:table-cell>
          <table:table-cell table:number-columns-repeated="2" table:style-name="ce1703" office:value-type="float" office:value="16" calcext:value-type="float">
            <text:p>16</text:p>
          </table:table-cell>
          <table:table-cell table:style-name="ce1703" office:value-type="float" office:value="8" calcext:value-type="float">
            <text:p>8</text:p>
          </table:table-cell>
          <table:table-cell table:style-name="ce1831" office:value-type="string" calcext:value-type="string">
            <text:p>kardvívás</text:p>
          </table:table-cell>
          <table:table-cell table:style-name="ce1846" office:value-type="string" calcext:value-type="string">
            <text:p><text:span text:style-name="T17">MK</text:span>, továbbá:</text:p>
            <text:p>+1-es Erő alatt forgatva:</text:p>
            <text:p>1 pontonként -20 minden harcértékre</text:p>
            <text:p>1:1 levonás SP-ből</text:p>
          </table:table-cell>
          <table:table-cell table:number-columns-repeated="16369"/>
        </table:table-row>
        <table:table-row table:style-name="ro2">
          <table:table-cell/>
          <table:table-cell table:style-name="ce1675" office:value-type="string" calcext:value-type="string">
            <text:p>Kard, mesterkard</text:p>
          </table:table-cell>
          <table:table-cell table:style-name="ce1703" office:value-type="string" calcext:value-type="string">
            <text:p>kétkezes</text:p>
          </table:table-cell>
          <table:table-cell table:style-name="ce1703" office:value-type="float" office:value="5" calcext:value-type="float">
            <text:p>5</text:p>
          </table:table-cell>
          <table:table-cell table:style-name="ce1703" office:value-type="string" calcext:value-type="string">
            <text:p>V/S</text:p>
          </table:table-cell>
          <table:table-cell table:number-columns-repeated="2" table:style-name="ce1703" office:value-type="float" office:value="0" calcext:value-type="float">
            <text:p>0</text:p>
          </table:table-cell>
          <table:table-cell table:style-name="ce1703" office:value-type="float" office:value="1" calcext:value-type="float">
            <text:p>1</text:p>
          </table:table-cell>
          <table:table-cell table:style-name="ce1703" office:value-type="float" office:value="1.5" calcext:value-type="float">
            <text:p>1,5</text:p>
          </table:table-cell>
          <table:table-cell table:style-name="ce1703" office:value-type="float" office:value="9" calcext:value-type="float">
            <text:p>9</text:p>
          </table:table-cell>
          <table:table-cell table:style-name="ce1703" office:value-type="float" office:value="18" calcext:value-type="float">
            <text:p>18</text:p>
          </table:table-cell>
          <table:table-cell table:style-name="ce1703" office:value-type="float" office:value="13" calcext:value-type="float">
            <text:p>13</text:p>
          </table:table-cell>
          <table:table-cell table:style-name="ce1703" office:value-type="float" office:value="8" calcext:value-type="float">
            <text:p>8</text:p>
          </table:table-cell>
          <table:table-cell table:style-name="ce1831" office:value-type="string" calcext:value-type="string">
            <text:p>kardvívás</text:p>
          </table:table-cell>
          <table:table-cell table:style-name="ce1848" office:value-type="string" calcext:value-type="string">
            <text:p>MK</text:p>
          </table:table-cell>
          <table:table-cell table:number-columns-repeated="16369"/>
        </table:table-row>
        <table:table-row table:style-name="ro7">
          <table:table-cell/>
          <table:table-cell table:style-name="ce1675" office:value-type="string" calcext:value-type="string">
            <text:p>Kard, Pugoss </text:p>
          </table:table-cell>
          <table:table-cell table:style-name="ce1703" office:value-type="string" calcext:value-type="string">
            <text:p>egykezes</text:p>
          </table:table-cell>
          <table:table-cell table:style-name="ce1703" office:value-type="float" office:value="3" calcext:value-type="float">
            <text:p>3</text:p>
          </table:table-cell>
          <table:table-cell table:style-name="ce1703" office:value-type="string" calcext:value-type="string">
            <text:p>V/S</text:p>
          </table:table-cell>
          <table:table-cell table:number-columns-repeated="2" table:style-name="ce1705" office:value-type="float" office:value="0" calcext:value-type="float">
            <text:p>0</text:p>
          </table:table-cell>
          <table:table-cell table:style-name="ce1814"/>
          <table:table-cell table:style-name="ce1703" office:value-type="float" office:value="0.5" calcext:value-type="float">
            <text:p>0,5</text:p>
          </table:table-cell>
          <table:table-cell table:style-name="ce1703" office:value-type="float" office:value="6" calcext:value-type="float">
            <text:p>6</text:p>
          </table:table-cell>
          <table:table-cell table:number-columns-repeated="2" table:style-name="ce1703" office:value-type="float" office:value="12" calcext:value-type="float">
            <text:p>12</text:p>
          </table:table-cell>
          <table:table-cell table:style-name="ce1703" office:value-type="float" office:value="6" calcext:value-type="float">
            <text:p>6</text:p>
          </table:table-cell>
          <table:table-cell table:style-name="ce1831" office:value-type="string" calcext:value-type="string">
            <text:p>kardvívás</text:p>
          </table:table-cell>
          <table:table-cell table:style-name="ce1906" office:value-type="string" calcext:value-type="string">
            <text:p><text:span text:style-name="T17">KF</text:span>: Tradíció: Fejvadász – 9.szint</text:p>
          </table:table-cell>
          <table:table-cell table:number-columns-repeated="16369"/>
        </table:table-row>
        <table:table-row table:style-name="ro2">
          <table:table-cell/>
          <table:table-cell table:style-name="ce1675" office:value-type="string" calcext:value-type="string">
            <text:p>Kard, rövid</text:p>
          </table:table-cell>
          <table:table-cell table:style-name="ce1703" office:value-type="string" calcext:value-type="string">
            <text:p>egykezes</text:p>
          </table:table-cell>
          <table:table-cell table:style-name="ce1703" office:value-type="float" office:value="2" calcext:value-type="float">
            <text:p>2</text:p>
          </table:table-cell>
          <table:table-cell table:style-name="ce1703" office:value-type="string" calcext:value-type="string">
            <text:p>S/V</text:p>
          </table:table-cell>
          <table:table-cell table:number-columns-repeated="2" table:style-name="ce1703" office:value-type="float" office:value="0" calcext:value-type="float">
            <text:p>0</text:p>
          </table:table-cell>
          <table:table-cell table:style-name="ce1814"/>
          <table:table-cell table:style-name="ce1703" office:value-type="float" office:value="0.5" calcext:value-type="float">
            <text:p>0,5</text:p>
          </table:table-cell>
          <table:table-cell table:style-name="ce1703" office:value-type="float" office:value="4" calcext:value-type="float">
            <text:p>4</text:p>
          </table:table-cell>
          <table:table-cell table:number-columns-repeated="2" table:style-name="ce1703" office:value-type="float" office:value="8" calcext:value-type="float">
            <text:p>8</text:p>
          </table:table-cell>
          <table:table-cell table:style-name="ce1703" office:value-type="float" office:value="7" calcext:value-type="float">
            <text:p>7</text:p>
          </table:table-cell>
          <table:table-cell table:style-name="ce1831" office:value-type="string" calcext:value-type="string">
            <text:p>kardvívás</text:p>
          </table:table-cell>
          <table:table-cell table:style-name="ce1847" office:value-type="string" calcext:value-type="string">
            <text:p>-</text:p>
          </table:table-cell>
          <table:table-cell table:number-columns-repeated="16369"/>
        </table:table-row>
        <table:table-row table:style-name="ro17">
          <table:table-cell/>
          <table:table-cell table:style-name="ce1675" office:value-type="string" calcext:value-type="string">
            <text:p>Kard, Slan </text:p>
          </table:table-cell>
          <table:table-cell table:style-name="ce1703" office:value-type="string" calcext:value-type="string">
            <text:p>kétkezes</text:p>
          </table:table-cell>
          <table:table-cell table:style-name="ce1703" office:value-type="float" office:value="6" calcext:value-type="float">
            <text:p>6</text:p>
          </table:table-cell>
          <table:table-cell table:style-name="ce1703" office:value-type="string" calcext:value-type="string">
            <text:p>V/S</text:p>
          </table:table-cell>
          <table:table-cell table:style-name="ce1703" office:value-type="float" office:value="2" calcext:value-type="float">
            <text:p>2</text:p>
          </table:table-cell>
          <table:table-cell table:style-name="ce1703" office:value-type="float" office:value="0" calcext:value-type="float">
            <text:p>0</text:p>
          </table:table-cell>
          <table:table-cell table:style-name="ce1703" office:value-type="float" office:value="1" calcext:value-type="float">
            <text:p>1</text:p>
          </table:table-cell>
          <table:table-cell table:style-name="ce1703" office:value-type="float" office:value="1.5" calcext:value-type="float">
            <text:p>1,5</text:p>
          </table:table-cell>
          <table:table-cell table:style-name="ce1703" office:value-type="float" office:value="9" calcext:value-type="float">
            <text:p>9</text:p>
          </table:table-cell>
          <table:table-cell table:style-name="ce1703" office:value-type="float" office:value="19" calcext:value-type="float">
            <text:p>19</text:p>
          </table:table-cell>
          <table:table-cell table:style-name="ce1703" office:value-type="float" office:value="13" calcext:value-type="float">
            <text:p>13</text:p>
          </table:table-cell>
          <table:table-cell table:style-name="ce1703" office:value-type="float" office:value="7" calcext:value-type="float">
            <text:p>7</text:p>
          </table:table-cell>
          <table:table-cell table:style-name="ce1831" office:value-type="string" calcext:value-type="string">
            <text:p>kardvívás</text:p>
          </table:table-cell>
          <table:table-cell table:style-name="ce1846" office:value-type="string" calcext:value-type="string">
            <text:p><text:span text:style-name="T17">MK</text:span>, <text:span text:style-name="T17">KF</text:span>: Tradíció: Slan - `6.szint</text:p>
            <text:p>Nagyon ritka, rendkívül nehéz hozzájutni, legtöbbször személyre szabott.</text:p>
            <text:p>Fegyverrántásban képzett karakter fegyverrántó szituációban <text:span text:style-name="T17">+5 KÉ</text:span>-t kap.</text:p>
          </table:table-cell>
          <table:table-cell table:number-columns-repeated="16369"/>
        </table:table-row>
        <table:table-row table:style-name="ro2">
          <table:table-cell/>
          <table:table-cell table:style-name="ce1675" office:value-type="string" calcext:value-type="string">
            <text:p>Kard, Slan rövid</text:p>
          </table:table-cell>
          <table:table-cell table:style-name="ce1703" office:value-type="string" calcext:value-type="string">
            <text:p>egykezes</text:p>
          </table:table-cell>
          <table:table-cell table:style-name="ce1703" office:value-type="float" office:value="4" calcext:value-type="float">
            <text:p>4</text:p>
          </table:table-cell>
          <table:table-cell table:style-name="ce1703" office:value-type="string" calcext:value-type="string">
            <text:p>V/S</text:p>
          </table:table-cell>
          <table:table-cell table:number-columns-repeated="2" table:style-name="ce1703" office:value-type="float" office:value="0" calcext:value-type="float">
            <text:p>0</text:p>
          </table:table-cell>
          <table:table-cell table:style-name="ce1814"/>
          <table:table-cell table:style-name="ce1703" office:value-type="float" office:value="0.5" calcext:value-type="float">
            <text:p>0,5</text:p>
          </table:table-cell>
          <table:table-cell table:style-name="ce1703" office:value-type="float" office:value="5" calcext:value-type="float">
            <text:p>5</text:p>
          </table:table-cell>
          <table:table-cell table:style-name="ce1703" office:value-type="float" office:value="11" calcext:value-type="float">
            <text:p>11</text:p>
          </table:table-cell>
          <table:table-cell table:style-name="ce1703" office:value-type="float" office:value="5" calcext:value-type="float">
            <text:p>5</text:p>
          </table:table-cell>
          <table:table-cell table:style-name="ce1703" office:value-type="float" office:value="7" calcext:value-type="float">
            <text:p>7</text:p>
          </table:table-cell>
          <table:table-cell table:style-name="ce1831" office:value-type="string" calcext:value-type="string">
            <text:p>kardvívás</text:p>
          </table:table-cell>
          <table:table-cell table:style-name="ce1847" office:value-type="string" calcext:value-type="string">
            <text:p>Lásd Slan kard (de nem (MK))</text:p>
          </table:table-cell>
          <table:table-cell table:number-columns-repeated="16369"/>
        </table:table-row>
        <table:table-row table:style-name="ro17">
          <table:table-cell/>
          <table:table-cell table:style-name="ce1675" office:value-type="string" calcext:value-type="string">
            <text:p>Kard, Slan csatakard</text:p>
          </table:table-cell>
          <table:table-cell table:style-name="ce1703" office:value-type="string" calcext:value-type="string">
            <text:p>kétkezes</text:p>
          </table:table-cell>
          <table:table-cell table:style-name="ce1703" office:value-type="float" office:value="9" calcext:value-type="float">
            <text:p>9</text:p>
          </table:table-cell>
          <table:table-cell table:style-name="ce1703" office:value-type="string" calcext:value-type="string">
            <text:p>V/S</text:p>
          </table:table-cell>
          <table:table-cell table:style-name="ce1703" office:value-type="float" office:value="2" calcext:value-type="float">
            <text:p>2</text:p>
          </table:table-cell>
          <table:table-cell table:style-name="ce1703" office:value-type="float" office:value="0" calcext:value-type="float">
            <text:p>0</text:p>
          </table:table-cell>
          <table:table-cell table:style-name="ce1814"/>
          <table:table-cell table:style-name="ce1703" office:value-type="float" office:value="2" calcext:value-type="float">
            <text:p>2</text:p>
          </table:table-cell>
          <table:table-cell table:style-name="ce1703" office:value-type="float" office:value="9" calcext:value-type="float">
            <text:p>9</text:p>
          </table:table-cell>
          <table:table-cell table:style-name="ce1703" office:value-type="float" office:value="23" calcext:value-type="float">
            <text:p>23</text:p>
          </table:table-cell>
          <table:table-cell table:style-name="ce1703" office:value-type="float" office:value="17" calcext:value-type="float">
            <text:p>17</text:p>
          </table:table-cell>
          <table:table-cell table:style-name="ce1703" office:value-type="float" office:value="6" calcext:value-type="float">
            <text:p>6</text:p>
          </table:table-cell>
          <table:table-cell table:style-name="ce1831" office:value-type="string" calcext:value-type="string">
            <text:p>kardvívás</text:p>
          </table:table-cell>
          <table:table-cell table:style-name="ce1847" office:value-type="string" calcext:value-type="string">
            <text:p>Hihetetlen drága és ritka.</text:p>
            <text:p>Csak két kézzel forgatható. </text:p>
            <text:p> (spec)</text:p>
          </table:table-cell>
          <table:table-cell table:number-columns-repeated="16369"/>
        </table:table-row>
        <table:table-row table:style-name="ro19">
          <table:table-cell/>
          <table:table-cell table:style-name="ce1675" office:value-type="string" calcext:value-type="string">
            <text:p>Kard, szablya</text:p>
          </table:table-cell>
          <table:table-cell table:style-name="ce1703" office:value-type="string" calcext:value-type="string">
            <text:p>egykezes</text:p>
          </table:table-cell>
          <table:table-cell table:style-name="ce1703" office:value-type="float" office:value="3" calcext:value-type="float">
            <text:p>3</text:p>
          </table:table-cell>
          <table:table-cell table:style-name="ce1703" office:value-type="string" calcext:value-type="string">
            <text:p>V/S</text:p>
          </table:table-cell>
          <table:table-cell table:style-name="ce1703" office:value-type="float" office:value="0" calcext:value-type="float">
            <text:p>0</text:p>
          </table:table-cell>
          <table:table-cell table:style-name="ce1703" office:value-type="float" office:value="1" calcext:value-type="float">
            <text:p>1</text:p>
          </table:table-cell>
          <table:table-cell table:style-name="ce1814"/>
          <table:table-cell table:style-name="ce1701" office:value-type="float" office:value="1" calcext:value-type="float">
            <text:p>1</text:p>
          </table:table-cell>
          <table:table-cell table:style-name="ce1703" office:value-type="float" office:value="6" calcext:value-type="float">
            <text:p>6</text:p>
          </table:table-cell>
          <table:table-cell table:number-columns-repeated="2" table:style-name="ce1703" office:value-type="float" office:value="12" calcext:value-type="float">
            <text:p>12</text:p>
          </table:table-cell>
          <table:table-cell table:style-name="ce1703" office:value-type="float" office:value="9" calcext:value-type="float">
            <text:p>9</text:p>
          </table:table-cell>
          <table:table-cell table:style-name="ce1831" office:value-type="string" calcext:value-type="string">
            <text:p>kardvívás</text:p>
          </table:table-cell>
          <table:table-cell table:style-name="ce1847" office:value-type="string" calcext:value-type="string">
            <text:p>Páncélozott ellenfélnél: SP:+3</text:p>
            <text:p>Páncél nélküli ellenfélnél: SP:+5</text:p>
          </table:table-cell>
          <table:table-cell table:number-columns-repeated="16369"/>
        </table:table-row>
        <table:table-row table:style-name="ro7">
          <table:table-cell table:style-name="ce1665"/>
          <table:table-cell table:style-name="ce1676" office:value-type="string" calcext:value-type="string">
            <text:p>Mara-sequor </text:p>
          </table:table-cell>
          <table:table-cell table:style-name="ce1705" office:value-type="string" calcext:value-type="string">
            <text:p>kétkezes</text:p>
          </table:table-cell>
          <table:table-cell table:style-name="ce1705" office:value-type="float" office:value="6" calcext:value-type="float">
            <text:p>6</text:p>
          </table:table-cell>
          <table:table-cell table:style-name="ce1705" office:value-type="string" calcext:value-type="string">
            <text:p>V/S</text:p>
          </table:table-cell>
          <table:table-cell table:style-name="ce1705" office:value-type="float" office:value="2" calcext:value-type="float">
            <text:p>2</text:p>
          </table:table-cell>
          <table:table-cell table:style-name="ce1705" office:value-type="float" office:value="0" calcext:value-type="float">
            <text:p>0</text:p>
          </table:table-cell>
          <table:table-cell table:style-name="ce1705" office:value-type="float" office:value="1" calcext:value-type="float">
            <text:p>1</text:p>
          </table:table-cell>
          <table:table-cell table:style-name="ce1705" office:value-type="float" office:value="1.5" calcext:value-type="float">
            <text:p>1,5</text:p>
          </table:table-cell>
          <table:table-cell table:style-name="ce1705" office:value-type="float" office:value="9" calcext:value-type="float">
            <text:p>9</text:p>
          </table:table-cell>
          <table:table-cell table:style-name="ce1705" office:value-type="float" office:value="20" calcext:value-type="float">
            <text:p>20</text:p>
          </table:table-cell>
          <table:table-cell table:style-name="ce1705" office:value-type="float" office:value="16" calcext:value-type="float">
            <text:p>16</text:p>
          </table:table-cell>
          <table:table-cell table:style-name="ce1705" office:value-type="float" office:value="7" calcext:value-type="float">
            <text:p>7</text:p>
          </table:table-cell>
          <table:table-cell table:style-name="ce1832" office:value-type="string" calcext:value-type="string">
            <text:p>kardvívás</text:p>
          </table:table-cell>
          <table:table-cell table:style-name="ce1906" office:value-type="string" calcext:value-type="string">
            <text:p><text:span text:style-name="T18">MK, KF</text:span><text:span text:style-name="T19">: Tradíció: Fejvadász – 9.szint, Spec: ⭕</text:span>TODO</text:p>
          </table:table-cell>
          <table:table-cell table:style-name="ce595" table:number-columns-repeated="241"/>
          <table:table-cell table:number-columns-repeated="16128"/>
        </table:table-row>
        <table:table-row table:style-name="ro7">
          <table:table-cell table:style-name="ce1665"/>
          <table:table-cell table:style-name="ce1676" office:value-type="string" calcext:value-type="string">
            <text:p>Meneth</text:p>
          </table:table-cell>
          <table:table-cell table:style-name="ce1705" office:value-type="string" calcext:value-type="string">
            <text:p>egykezes</text:p>
          </table:table-cell>
          <table:table-cell table:style-name="ce1705" office:value-type="float" office:value="4" calcext:value-type="float">
            <text:p>4</text:p>
          </table:table-cell>
          <table:table-cell table:style-name="ce1705" office:value-type="string" calcext:value-type="string">
            <text:p>V</text:p>
          </table:table-cell>
          <table:table-cell table:number-columns-repeated="2" table:style-name="ce1705" office:value-type="float" office:value="0" calcext:value-type="float">
            <text:p>0</text:p>
          </table:table-cell>
          <table:table-cell table:style-name="ce1814"/>
          <table:table-cell table:style-name="ce1705" office:value-type="float" office:value="0.5" calcext:value-type="float">
            <text:p>0,5</text:p>
          </table:table-cell>
          <table:table-cell table:style-name="ce1705" office:value-type="float" office:value="6" calcext:value-type="float">
            <text:p>6</text:p>
          </table:table-cell>
          <table:table-cell table:style-name="ce1705" office:value-type="float" office:value="10" calcext:value-type="float">
            <text:p>10</text:p>
          </table:table-cell>
          <table:table-cell table:number-columns-repeated="2" table:style-name="ce1705" office:value-type="float" office:value="7" calcext:value-type="float">
            <text:p>7</text:p>
          </table:table-cell>
          <table:table-cell table:style-name="ce1832" office:value-type="string" calcext:value-type="string">
            <text:p>kardvívás</text:p>
          </table:table-cell>
          <table:table-cell table:style-name="ce1906" office:value-type="string" calcext:value-type="string">
            <text:p><text:span text:style-name="T18">KF</text:span><text:span text:style-name="T19">: Tradíció: Amund - 9.szint, Spec: ⭕TODO</text:span></text:p>
          </table:table-cell>
          <table:table-cell table:style-name="ce595" table:number-columns-repeated="241"/>
          <table:table-cell table:number-columns-repeated="16128"/>
        </table:table-row>
        <table:table-row table:style-name="ro2">
          <table:table-cell/>
          <table:table-cell table:style-name="ce1675" office:value-type="string" calcext:value-type="string">
            <text:p>Predoci egyeneskard</text:p>
          </table:table-cell>
          <table:table-cell table:style-name="ce1703" office:value-type="string" calcext:value-type="string">
            <text:p>egykezes</text:p>
          </table:table-cell>
          <table:table-cell table:style-name="ce1705" office:value-type="float" office:value="4" calcext:value-type="float">
            <text:p>4</text:p>
          </table:table-cell>
          <table:table-cell table:style-name="ce1705" office:value-type="string" calcext:value-type="string">
            <text:p>V/S</text:p>
          </table:table-cell>
          <table:table-cell table:number-columns-repeated="2" table:style-name="ce1705" office:value-type="float" office:value="0" calcext:value-type="float">
            <text:p>0</text:p>
          </table:table-cell>
          <table:table-cell table:style-name="ce1814"/>
          <table:table-cell table:style-name="ce1701" office:value-type="float" office:value="1" calcext:value-type="float">
            <text:p>1</text:p>
          </table:table-cell>
          <table:table-cell table:style-name="ce1705" office:value-type="float" office:value="7" calcext:value-type="float">
            <text:p>7</text:p>
          </table:table-cell>
          <table:table-cell table:style-name="ce1705" office:value-type="float" office:value="13" calcext:value-type="float">
            <text:p>13</text:p>
          </table:table-cell>
          <table:table-cell table:style-name="ce1705" office:value-type="float" office:value="11" calcext:value-type="float">
            <text:p>11</text:p>
          </table:table-cell>
          <table:table-cell table:style-name="ce1705" office:value-type="float" office:value="7" calcext:value-type="float">
            <text:p>7</text:p>
          </table:table-cell>
          <table:table-cell table:style-name="ce1831" office:value-type="string" calcext:value-type="string">
            <text:p>kardvívás</text:p>
          </table:table-cell>
          <table:table-cell table:style-name="ce1906" office:value-type="string" calcext:value-type="string">
            <text:p>-</text:p>
          </table:table-cell>
          <table:table-cell table:number-columns-repeated="16369"/>
        </table:table-row>
        <table:table-row table:style-name="ro1">
          <table:table-cell/>
          <table:table-cell table:style-name="ce1675" office:value-type="string" calcext:value-type="string">
            <text:p>Sequor </text:p>
          </table:table-cell>
          <table:table-cell table:style-name="ce1703" office:value-type="string" calcext:value-type="string">
            <text:p>egykezes</text:p>
          </table:table-cell>
          <table:table-cell table:style-name="ce1705" office:value-type="float" office:value="4" calcext:value-type="float">
            <text:p>4</text:p>
          </table:table-cell>
          <table:table-cell table:style-name="ce1705" office:value-type="string" calcext:value-type="string">
            <text:p>V/S</text:p>
          </table:table-cell>
          <table:table-cell table:style-name="ce1705" office:value-type="float" office:value="0" calcext:value-type="float">
            <text:p>0</text:p>
          </table:table-cell>
          <table:table-cell table:style-name="ce1705" office:value-type="float" office:value="1" calcext:value-type="float">
            <text:p>1</text:p>
          </table:table-cell>
          <table:table-cell table:style-name="ce1814"/>
          <table:table-cell table:style-name="ce1705" office:value-type="float" office:value="0.5" calcext:value-type="float">
            <text:p>0,5</text:p>
          </table:table-cell>
          <table:table-cell table:style-name="ce1705" office:value-type="float" office:value="6" calcext:value-type="float">
            <text:p>6</text:p>
          </table:table-cell>
          <table:table-cell table:style-name="ce1705" office:value-type="float" office:value="13" calcext:value-type="float">
            <text:p>13</text:p>
          </table:table-cell>
          <table:table-cell table:style-name="ce1705" office:value-type="float" office:value="11" calcext:value-type="float">
            <text:p>11</text:p>
          </table:table-cell>
          <table:table-cell table:style-name="ce1705" office:value-type="float" office:value="7" calcext:value-type="float">
            <text:p>7</text:p>
          </table:table-cell>
          <table:table-cell table:style-name="ce1831" office:value-type="string" calcext:value-type="string">
            <text:p>kardvívás</text:p>
          </table:table-cell>
          <table:table-cell table:style-name="ce1908" office:value-type="string" calcext:value-type="string">
            <text:p><text:span text:style-name="T17">IV</text:span> fegyver, KF: Tradíció: Fejvadász - 9.szint</text:p>
          </table:table-cell>
          <table:table-cell table:number-columns-repeated="16369"/>
        </table:table-row>
        <table:table-row table:style-name="ro22">
          <table:table-cell table:style-name="ce1622"/>
          <table:table-cell table:style-name="ce1678" office:value-type="string" calcext:value-type="string">
            <text:p>Tőrkard</text:p>
          </table:table-cell>
          <table:table-cell table:style-name="ce1708" office:value-type="string" calcext:value-type="string">
            <text:p>egykezes</text:p>
          </table:table-cell>
          <table:table-cell table:style-name="ce1708" office:value-type="float" office:value="2" calcext:value-type="float">
            <text:p>2</text:p>
          </table:table-cell>
          <table:table-cell table:style-name="ce1708" office:value-type="string" calcext:value-type="string">
            <text:p>S</text:p>
          </table:table-cell>
          <table:table-cell table:number-columns-repeated="2" table:style-name="ce1708" office:value-type="float" office:value="0" calcext:value-type="float">
            <text:p>0</text:p>
          </table:table-cell>
          <table:table-cell table:style-name="ce1818"/>
          <table:table-cell table:style-name="ce1708" office:value-type="float" office:value="1" calcext:value-type="float">
            <text:p>1</text:p>
          </table:table-cell>
          <table:table-cell table:style-name="ce1708" office:value-type="float" office:value="6" calcext:value-type="float">
            <text:p>6</text:p>
          </table:table-cell>
          <table:table-cell table:number-columns-repeated="2" table:style-name="ce1708" office:value-type="float" office:value="12" calcext:value-type="float">
            <text:p>12</text:p>
          </table:table-cell>
          <table:table-cell table:style-name="ce1708" office:value-type="float" office:value="6" calcext:value-type="float">
            <text:p>6</text:p>
          </table:table-cell>
          <table:table-cell table:style-name="ce1834" office:value-type="string" calcext:value-type="string">
            <text:p>kardvívás</text:p>
          </table:table-cell>
          <table:table-cell table:style-name="ce1910" office:value-type="string" calcext:value-type="string">
            <text:p><text:span text:style-name="T16">- Az áldozat páncéldobás során -1 büntetést szenved el</text:span></text:p>
            <text:p><text:span text:style-name="T16">- Pontra támadás manővernél: a manőver nehézsége 1-el csökken </text:span></text:p>
            <text:p><text:span text:style-name="T16">- Ha az ellenfél is tőrkarddal harcol, mindketten kapnak +10 VÉ bónuszt.</text:span></text:p>
            <text:p><text:span text:style-name="T16">- Erőbónusz nem számít!</text:span></text:p>
            <text:p><text:span text:style-name="T16">- Könnyebb ellene a fegyvertörés Manőver: </text:span><text:span text:style-name="T20">+2</text:span></text:p>
            <text:p><text:span text:style-name="T16">- Zúzó fegyverek ellen VÉ büntetés: </text:span><text:span text:style-name="T20">-8 VÉ</text:span></text:p>
          </table:table-cell>
          <table:table-cell table:style-name="ce1956" table:number-columns-repeated="241"/>
          <table:table-cell table:number-columns-repeated="16128"/>
        </table:table-row>
        <table:table-row table:style-name="ro2">
          <table:table-cell table:style-name="ce1664" office:value-type="string" calcext:value-type="string">
            <text:p>Zúzó fegyverek</text:p>
          </table:table-cell>
          <table:table-cell table:style-name="Default" office:value-type="string" calcext:value-type="string">
            <text:p>Balta</text:p>
          </table:table-cell>
          <table:table-cell table:style-name="ce1701" office:value-type="string" calcext:value-type="string">
            <text:p>egykezes</text:p>
          </table:table-cell>
          <table:table-cell table:style-name="ce674" office:value-type="float" office:value="2" calcext:value-type="float">
            <text:p>2</text:p>
          </table:table-cell>
          <table:table-cell table:style-name="ce1710" office:value-type="string" calcext:value-type="string">
            <text:p>Z</text:p>
          </table:table-cell>
          <table:table-cell table:number-columns-repeated="2" table:style-name="ce1710" office:value-type="float" office:value="0" calcext:value-type="float">
            <text:p>0</text:p>
          </table:table-cell>
          <table:table-cell table:style-name="ce1813"/>
          <table:table-cell table:style-name="ce1703" office:value-type="float" office:value="0" calcext:value-type="float">
            <text:p>0</text:p>
          </table:table-cell>
          <table:table-cell table:style-name="ce1710" office:value-type="float" office:value="1" calcext:value-type="float">
            <text:p>1</text:p>
          </table:table-cell>
          <table:table-cell table:style-name="ce1710" office:value-type="float" office:value="6" calcext:value-type="float">
            <text:p>6</text:p>
          </table:table-cell>
          <table:table-cell table:style-name="ce1710" office:value-type="float" office:value="1" calcext:value-type="float">
            <text:p>1</text:p>
          </table:table-cell>
          <table:table-cell table:style-name="ce1710" office:value-type="float" office:value="7" calcext:value-type="float">
            <text:p>7</text:p>
          </table:table-cell>
          <table:table-cell table:style-name="ce1831" office:value-type="string" calcext:value-type="string">
            <text:p>zúzás</text:p>
          </table:table-cell>
          <table:table-cell table:style-name="Default"/>
          <table:table-cell table:number-columns-repeated="16369"/>
        </table:table-row>
        <table:table-row table:style-name="ro2">
          <table:table-cell table:style-name="ce1664"/>
          <table:table-cell table:style-name="ce1674" office:value-type="string" calcext:value-type="string">
            <text:p>Bot, rövid</text:p>
          </table:table-cell>
          <table:table-cell table:style-name="ce1701" office:value-type="string" calcext:value-type="string">
            <text:p>egykezes</text:p>
          </table:table-cell>
          <table:table-cell table:style-name="ce1710" office:value-type="float" office:value="-3" calcext:value-type="float">
            <text:p>-3</text:p>
          </table:table-cell>
          <table:table-cell table:style-name="ce1710" office:value-type="string" calcext:value-type="string">
            <text:p>Z</text:p>
          </table:table-cell>
          <table:table-cell table:number-columns-repeated="2" table:style-name="ce1710" office:value-type="float" office:value="0" calcext:value-type="float">
            <text:p>0</text:p>
          </table:table-cell>
          <table:table-cell table:style-name="ce1813"/>
          <table:table-cell table:style-name="ce1703" office:value-type="float" office:value="0.5" calcext:value-type="float">
            <text:p>0,5</text:p>
          </table:table-cell>
          <table:table-cell table:style-name="ce1710" office:value-type="float" office:value="6" calcext:value-type="float">
            <text:p>6</text:p>
          </table:table-cell>
          <table:table-cell table:style-name="ce1710" office:value-type="float" office:value="9" calcext:value-type="float">
            <text:p>9</text:p>
          </table:table-cell>
          <table:table-cell table:number-columns-repeated="2" table:style-name="ce1710" office:value-type="float" office:value="6" calcext:value-type="float">
            <text:p>6</text:p>
          </table:table-cell>
          <table:table-cell table:style-name="ce1831" office:value-type="string" calcext:value-type="string">
            <text:p>zúzás</text:p>
          </table:table-cell>
          <table:table-cell table:style-name="ce1844"/>
          <table:table-cell table:number-columns-repeated="16369"/>
        </table:table-row>
        <table:table-row table:style-name="ro2">
          <table:table-cell/>
          <table:table-cell table:style-name="ce1675" office:value-type="string" calcext:value-type="string">
            <text:p>Bot, furkós</text:p>
          </table:table-cell>
          <table:table-cell table:style-name="ce1703" office:value-type="string" calcext:value-type="string">
            <text:p>egykezes</text:p>
          </table:table-cell>
          <table:table-cell table:style-name="ce1705" office:value-type="float" office:value="-1" calcext:value-type="float">
            <text:p>-1</text:p>
          </table:table-cell>
          <table:table-cell table:style-name="ce1705" office:value-type="string" calcext:value-type="string">
            <text:p>Z</text:p>
          </table:table-cell>
          <table:table-cell table:number-columns-repeated="2" table:style-name="ce1705" office:value-type="float" office:value="0" calcext:value-type="float">
            <text:p>0</text:p>
          </table:table-cell>
          <table:table-cell table:style-name="ce1814"/>
          <table:table-cell table:style-name="ce1701" office:value-type="float" office:value="1" calcext:value-type="float">
            <text:p>1</text:p>
          </table:table-cell>
          <table:table-cell table:style-name="ce1705" office:value-type="float" office:value="4" calcext:value-type="float">
            <text:p>4</text:p>
          </table:table-cell>
          <table:table-cell table:style-name="ce1705" office:value-type="float" office:value="10" calcext:value-type="float">
            <text:p>10</text:p>
          </table:table-cell>
          <table:table-cell table:style-name="ce1705" office:value-type="float" office:value="8" calcext:value-type="float">
            <text:p>8</text:p>
          </table:table-cell>
          <table:table-cell table:style-name="ce1705" office:value-type="float" office:value="7" calcext:value-type="float">
            <text:p>7</text:p>
          </table:table-cell>
          <table:table-cell table:style-name="ce1831" office:value-type="string" calcext:value-type="string">
            <text:p>zúzás</text:p>
          </table:table-cell>
          <table:table-cell table:style-name="ce1906"/>
          <table:table-cell table:number-columns-repeated="16369"/>
        </table:table-row>
        <table:table-row table:style-name="ro2">
          <table:table-cell/>
          <table:table-cell table:style-name="ce1675" office:value-type="string" calcext:value-type="string">
            <text:p>Buzogány, egykezes</text:p>
          </table:table-cell>
          <table:table-cell table:style-name="ce1705" office:value-type="string" calcext:value-type="string">
            <text:p>egykezes</text:p>
          </table:table-cell>
          <table:table-cell table:style-name="ce1705" office:value-type="float" office:value="4" calcext:value-type="float">
            <text:p>4</text:p>
          </table:table-cell>
          <table:table-cell table:style-name="ce1737" office:value-type="string" calcext:value-type="string">
            <text:p>Z</text:p>
          </table:table-cell>
          <table:table-cell table:number-columns-repeated="2" table:style-name="ce1705" office:value-type="float" office:value="0" calcext:value-type="float">
            <text:p>0</text:p>
          </table:table-cell>
          <table:table-cell table:style-name="ce1814"/>
          <table:table-cell table:style-name="ce1710" office:value-type="float" office:value="1" calcext:value-type="float">
            <text:p>1</text:p>
          </table:table-cell>
          <table:table-cell table:style-name="ce1705" office:value-type="float" office:value="4" calcext:value-type="float">
            <text:p>4</text:p>
          </table:table-cell>
          <table:table-cell table:style-name="ce1705" office:value-type="float" office:value="12" calcext:value-type="float">
            <text:p>12</text:p>
          </table:table-cell>
          <table:table-cell table:style-name="ce1705" office:value-type="float" office:value="8" calcext:value-type="float">
            <text:p>8</text:p>
          </table:table-cell>
          <table:table-cell table:style-name="ce1705" office:value-type="float" office:value="7" calcext:value-type="float">
            <text:p>7</text:p>
          </table:table-cell>
          <table:table-cell table:style-name="ce1832" office:value-type="string" calcext:value-type="string">
            <text:p>zúzás</text:p>
          </table:table-cell>
          <table:table-cell table:style-name="ce1906"/>
          <table:table-cell table:number-columns-repeated="16369"/>
        </table:table-row>
        <table:table-row table:style-name="ro2">
          <table:table-cell/>
          <table:table-cell table:style-name="ce1675" office:value-type="string" calcext:value-type="string">
            <text:p>Buzogány, kétkezes</text:p>
          </table:table-cell>
          <table:table-cell table:style-name="ce1705" office:value-type="string" calcext:value-type="string">
            <text:p>kétkezes</text:p>
          </table:table-cell>
          <table:table-cell table:style-name="ce1705" office:value-type="float" office:value="8" calcext:value-type="float">
            <text:p>8</text:p>
          </table:table-cell>
          <table:table-cell table:style-name="ce1705" office:value-type="string" calcext:value-type="string">
            <text:p>Z</text:p>
          </table:table-cell>
          <table:table-cell table:style-name="ce1705" office:value-type="float" office:value="5" calcext:value-type="float">
            <text:p>5</text:p>
          </table:table-cell>
          <table:table-cell table:style-name="ce1705" office:value-type="float" office:value="0" calcext:value-type="float">
            <text:p>0</text:p>
          </table:table-cell>
          <table:table-cell table:style-name="ce1814"/>
          <table:table-cell table:style-name="ce1705" office:value-type="float" office:value="1.5" calcext:value-type="float">
            <text:p>1,5</text:p>
          </table:table-cell>
          <table:table-cell table:style-name="ce1705" office:value-type="float" office:value="1" calcext:value-type="float">
            <text:p>1</text:p>
          </table:table-cell>
          <table:table-cell table:style-name="ce1705" office:value-type="float" office:value="20" calcext:value-type="float">
            <text:p>20</text:p>
          </table:table-cell>
          <table:table-cell table:style-name="ce1705" office:value-type="float" office:value="8" calcext:value-type="float">
            <text:p>8</text:p>
          </table:table-cell>
          <table:table-cell table:style-name="ce1705" office:value-type="float" office:value="9" calcext:value-type="float">
            <text:p>9</text:p>
          </table:table-cell>
          <table:table-cell table:style-name="ce1832" office:value-type="string" calcext:value-type="string">
            <text:p>zúzás</text:p>
          </table:table-cell>
          <table:table-cell table:style-name="ce1906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675" office:value-type="string" calcext:value-type="string">
            <text:p>Buzogány, láncos</text:p>
          </table:table-cell>
          <table:table-cell table:style-name="ce1703" office:value-type="string" calcext:value-type="string">
            <text:p>egykezes</text:p>
          </table:table-cell>
          <table:table-cell table:style-name="ce1705" office:value-type="float" office:value="4" calcext:value-type="float">
            <text:p>4</text:p>
          </table:table-cell>
          <table:table-cell table:style-name="ce1705" office:value-type="string" calcext:value-type="string">
            <text:p>Z</text:p>
          </table:table-cell>
          <table:table-cell table:number-columns-repeated="2" table:style-name="ce1705" office:value-type="float" office:value="0" calcext:value-type="float">
            <text:p>0</text:p>
          </table:table-cell>
          <table:table-cell table:style-name="ce1814"/>
          <table:table-cell table:style-name="ce1705" office:value-type="float" office:value="1" calcext:value-type="float">
            <text:p>1</text:p>
          </table:table-cell>
          <table:table-cell table:style-name="ce1705" office:value-type="float" office:value="3" calcext:value-type="float">
            <text:p>3</text:p>
          </table:table-cell>
          <table:table-cell table:style-name="ce1705" office:value-type="float" office:value="15" calcext:value-type="float">
            <text:p>15</text:p>
          </table:table-cell>
          <table:table-cell table:style-name="ce1705" office:value-type="float" office:value="6" calcext:value-type="float">
            <text:p>6</text:p>
          </table:table-cell>
          <table:table-cell table:style-name="ce1705" office:value-type="float" office:value="7" calcext:value-type="float">
            <text:p>7</text:p>
          </table:table-cell>
          <table:table-cell table:style-name="ce1831" office:value-type="string" calcext:value-type="string">
            <text:p>zúzás</text:p>
          </table:table-cell>
          <table:table-cell table:style-name="ce1906" office:value-type="string" calcext:value-type="string">
            <text:p>Ellenfél Pajzs VÉ értéke csak a fele.</text:p>
          </table:table-cell>
          <table:table-cell table:number-columns-repeated="16369"/>
        </table:table-row>
        <table:table-row table:style-name="ro2">
          <table:table-cell/>
          <table:table-cell table:style-name="ce1675" office:value-type="string" calcext:value-type="string">
            <text:p>Buzogány, shadleki</text:p>
          </table:table-cell>
          <table:table-cell table:style-name="ce1703" office:value-type="string" calcext:value-type="string">
            <text:p>egykezes</text:p>
          </table:table-cell>
          <table:table-cell table:style-name="ce1705" office:value-type="float" office:value="5" calcext:value-type="float">
            <text:p>5</text:p>
          </table:table-cell>
          <table:table-cell table:style-name="ce1705" office:value-type="string" calcext:value-type="string">
            <text:p>Z</text:p>
          </table:table-cell>
          <table:table-cell table:style-name="ce1705" office:value-type="float" office:value="3" calcext:value-type="float">
            <text:p>3</text:p>
          </table:table-cell>
          <table:table-cell table:style-name="ce1705" office:value-type="float" office:value="0" calcext:value-type="float">
            <text:p>0</text:p>
          </table:table-cell>
          <table:table-cell table:style-name="ce1814"/>
          <table:table-cell table:style-name="ce1705" office:value-type="float" office:value="1" calcext:value-type="float">
            <text:p>1</text:p>
          </table:table-cell>
          <table:table-cell table:style-name="ce1705" office:value-type="float" office:value="5" calcext:value-type="float">
            <text:p>5</text:p>
          </table:table-cell>
          <table:table-cell table:style-name="ce1705" office:value-type="float" office:value="14" calcext:value-type="float">
            <text:p>14</text:p>
          </table:table-cell>
          <table:table-cell table:style-name="ce1705" office:value-type="float" office:value="9" calcext:value-type="float">
            <text:p>9</text:p>
          </table:table-cell>
          <table:table-cell table:style-name="ce1705" office:value-type="float" office:value="7" calcext:value-type="float">
            <text:p>7</text:p>
          </table:table-cell>
          <table:table-cell table:style-name="ce1831" office:value-type="string" calcext:value-type="string">
            <text:p>zúzás</text:p>
          </table:table-cell>
          <table:table-cell table:style-name="ce1906"/>
          <table:table-cell table:number-columns-repeated="16369"/>
        </table:table-row>
        <table:table-row table:style-name="ro2">
          <table:table-cell/>
          <table:table-cell table:style-name="ce1675" office:value-type="string" calcext:value-type="string">
            <text:p>Buzogány, tollas</text:p>
          </table:table-cell>
          <table:table-cell table:style-name="ce1703" office:value-type="string" calcext:value-type="string">
            <text:p>egykezes</text:p>
          </table:table-cell>
          <table:table-cell table:style-name="ce1705" office:value-type="float" office:value="4" calcext:value-type="float">
            <text:p>4</text:p>
          </table:table-cell>
          <table:table-cell table:style-name="ce1705" office:value-type="string" calcext:value-type="string">
            <text:p>Z</text:p>
          </table:table-cell>
          <table:table-cell table:style-name="ce1705" office:value-type="float" office:value="2" calcext:value-type="float">
            <text:p>2</text:p>
          </table:table-cell>
          <table:table-cell table:style-name="ce1705" office:value-type="float" office:value="0" calcext:value-type="float">
            <text:p>0</text:p>
          </table:table-cell>
          <table:table-cell table:style-name="ce1814"/>
          <table:table-cell table:style-name="ce1705" office:value-type="float" office:value="0.5" calcext:value-type="float">
            <text:p>0,5</text:p>
          </table:table-cell>
          <table:table-cell table:style-name="ce1705" office:value-type="float" office:value="4" calcext:value-type="float">
            <text:p>4</text:p>
          </table:table-cell>
          <table:table-cell table:style-name="ce1705" office:value-type="float" office:value="9" calcext:value-type="float">
            <text:p>9</text:p>
          </table:table-cell>
          <table:table-cell table:style-name="ce1705" office:value-type="float" office:value="4" calcext:value-type="float">
            <text:p>4</text:p>
          </table:table-cell>
          <table:table-cell table:style-name="ce1705" office:value-type="float" office:value="6" calcext:value-type="float">
            <text:p>6</text:p>
          </table:table-cell>
          <table:table-cell table:style-name="ce1831" office:value-type="string" calcext:value-type="string">
            <text:p>zúzás</text:p>
          </table:table-cell>
          <table:table-cell table:style-name="ce1906"/>
          <table:table-cell table:number-columns-repeated="16369"/>
        </table:table-row>
        <table:table-row table:style-name="ro2">
          <table:table-cell/>
          <table:table-cell table:style-name="ce1675" office:value-type="string" calcext:value-type="string">
            <text:p>Csatabárd, egykezes</text:p>
          </table:table-cell>
          <table:table-cell table:style-name="ce1703" office:value-type="string" calcext:value-type="string">
            <text:p>egykezes</text:p>
          </table:table-cell>
          <table:table-cell table:style-name="ce1703" office:value-type="float" office:value="4" calcext:value-type="float">
            <text:p>4</text:p>
          </table:table-cell>
          <table:table-cell table:style-name="ce1738" office:value-type="string" calcext:value-type="string">
            <text:p>Z</text:p>
          </table:table-cell>
          <table:table-cell table:style-name="ce1703" office:value-type="float" office:value="2" calcext:value-type="float">
            <text:p>2</text:p>
          </table:table-cell>
          <table:table-cell table:style-name="ce1703" office:value-type="float" office:value="0" calcext:value-type="float">
            <text:p>0</text:p>
          </table:table-cell>
          <table:table-cell table:style-name="ce1814"/>
          <table:table-cell table:style-name="ce1703" office:value-type="float" office:value="0.5" calcext:value-type="float">
            <text:p>0,5</text:p>
          </table:table-cell>
          <table:table-cell table:style-name="ce1703" office:value-type="float" office:value="4" calcext:value-type="float">
            <text:p>4</text:p>
          </table:table-cell>
          <table:table-cell table:number-columns-repeated="2" table:style-name="ce1703" office:value-type="float" office:value="8" calcext:value-type="float">
            <text:p>8</text:p>
          </table:table-cell>
          <table:table-cell table:style-name="ce1703" office:value-type="float" office:value="7" calcext:value-type="float">
            <text:p>7</text:p>
          </table:table-cell>
          <table:table-cell table:style-name="ce1831" office:value-type="string" calcext:value-type="string">
            <text:p>zúzás</text:p>
          </table:table-cell>
          <table:table-cell table:style-name="ce1906"/>
          <table:table-cell table:number-columns-repeated="16369"/>
        </table:table-row>
        <table:table-row table:style-name="ro2">
          <table:table-cell/>
          <table:table-cell table:style-name="ce1675" office:value-type="string" calcext:value-type="string">
            <text:p>Csatabárd, kétkezes</text:p>
          </table:table-cell>
          <table:table-cell table:style-name="ce1703" office:value-type="string" calcext:value-type="string">
            <text:p>kétkezes</text:p>
          </table:table-cell>
          <table:table-cell table:style-name="ce1703" office:value-type="float" office:value="8" calcext:value-type="float">
            <text:p>8</text:p>
          </table:table-cell>
          <table:table-cell table:style-name="ce1703" office:value-type="string" calcext:value-type="string">
            <text:p>Z</text:p>
          </table:table-cell>
          <table:table-cell table:style-name="ce1703" office:value-type="float" office:value="4" calcext:value-type="float">
            <text:p>4</text:p>
          </table:table-cell>
          <table:table-cell table:style-name="ce1703" office:value-type="float" office:value="0" calcext:value-type="float">
            <text:p>0</text:p>
          </table:table-cell>
          <table:table-cell table:style-name="ce1814"/>
          <table:table-cell table:style-name="ce1703" office:value-type="float" office:value="1.5" calcext:value-type="float">
            <text:p>1,5</text:p>
          </table:table-cell>
          <table:table-cell table:style-name="ce1703" office:value-type="float" office:value="4" calcext:value-type="float">
            <text:p>4</text:p>
          </table:table-cell>
          <table:table-cell table:style-name="ce1703" office:value-type="float" office:value="18" calcext:value-type="float">
            <text:p>18</text:p>
          </table:table-cell>
          <table:table-cell table:style-name="ce1703" office:value-type="float" office:value="10" calcext:value-type="float">
            <text:p>10</text:p>
          </table:table-cell>
          <table:table-cell table:style-name="ce1703" office:value-type="float" office:value="9" calcext:value-type="float">
            <text:p>9</text:p>
          </table:table-cell>
          <table:table-cell table:style-name="ce1831" office:value-type="string" calcext:value-type="string">
            <text:p>zúzás</text:p>
          </table:table-cell>
          <table:table-cell table:style-name="ce1847"/>
          <table:table-cell table:number-columns-repeated="16369"/>
        </table:table-row>
        <table:table-row table:style-name="ro19">
          <table:table-cell/>
          <table:table-cell table:style-name="ce1675" office:value-type="string" calcext:value-type="string">
            <text:p>Csatacsákány</text:p>
          </table:table-cell>
          <table:table-cell table:style-name="ce1703" office:value-type="string" calcext:value-type="string">
            <text:p>egykezes</text:p>
          </table:table-cell>
          <table:table-cell table:style-name="ce1703" office:value-type="float" office:value="5" calcext:value-type="float">
            <text:p>5</text:p>
          </table:table-cell>
          <table:table-cell table:style-name="ce1703" office:value-type="string" calcext:value-type="string">
            <text:p>Z</text:p>
          </table:table-cell>
          <table:table-cell table:style-name="ce1703" office:value-type="float" office:value="10" calcext:value-type="float">
            <text:p>10</text:p>
          </table:table-cell>
          <table:table-cell table:style-name="ce1703" office:value-type="float" office:value="0" calcext:value-type="float">
            <text:p>0</text:p>
          </table:table-cell>
          <table:table-cell table:style-name="ce1814"/>
          <table:table-cell table:style-name="ce1703" office:value-type="float" office:value="0.5" calcext:value-type="float">
            <text:p>0,5</text:p>
          </table:table-cell>
          <table:table-cell table:style-name="ce1703" office:value-type="float" office:value="5" calcext:value-type="float">
            <text:p>5</text:p>
          </table:table-cell>
          <table:table-cell table:style-name="ce1703" office:value-type="float" office:value="14" calcext:value-type="float">
            <text:p>14</text:p>
          </table:table-cell>
          <table:table-cell table:style-name="ce1703" office:value-type="float" office:value="5" calcext:value-type="float">
            <text:p>5</text:p>
          </table:table-cell>
          <table:table-cell table:style-name="ce1703" office:value-type="float" office:value="8" calcext:value-type="float">
            <text:p>8</text:p>
          </table:table-cell>
          <table:table-cell table:style-name="ce1831" office:value-type="string" calcext:value-type="string">
            <text:p>zúzás</text:p>
          </table:table-cell>
          <table:table-cell table:style-name="ce1847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16369"/>
        </table:table-row>
        <table:table-row table:style-name="ro2">
          <table:table-cell table:style-name="ce1622"/>
          <table:table-cell table:style-name="ce1678" office:value-type="string" calcext:value-type="string">
            <text:p>Harci kalapács</text:p>
          </table:table-cell>
          <table:table-cell table:style-name="ce1709" office:value-type="string" calcext:value-type="string">
            <text:p>kétkezes</text:p>
          </table:table-cell>
          <table:table-cell table:style-name="ce1709" office:value-type="float" office:value="7" calcext:value-type="float">
            <text:p>7</text:p>
          </table:table-cell>
          <table:table-cell table:style-name="ce1709" office:value-type="string" calcext:value-type="string">
            <text:p>Z</text:p>
          </table:table-cell>
          <table:table-cell table:number-columns-repeated="2" table:style-name="ce1709" office:value-type="float" office:value="0" calcext:value-type="float">
            <text:p>0</text:p>
          </table:table-cell>
          <table:table-cell table:style-name="ce1818"/>
          <table:table-cell table:style-name="ce1709" office:value-type="float" office:value="1.5" calcext:value-type="float">
            <text:p>1,5</text:p>
          </table:table-cell>
          <table:table-cell table:style-name="ce1709" office:value-type="float" office:value="1" calcext:value-type="float">
            <text:p>1</text:p>
          </table:table-cell>
          <table:table-cell table:style-name="ce1709" office:value-type="float" office:value="20" calcext:value-type="float">
            <text:p>20</text:p>
          </table:table-cell>
          <table:table-cell table:style-name="ce1709" office:value-type="float" office:value="8" calcext:value-type="float">
            <text:p>8</text:p>
          </table:table-cell>
          <table:table-cell table:style-name="ce1709" office:value-type="float" office:value="9" calcext:value-type="float">
            <text:p>9</text:p>
          </table:table-cell>
          <table:table-cell table:style-name="ce1835" office:value-type="string" calcext:value-type="string">
            <text:p>zúzás</text:p>
          </table:table-cell>
          <table:table-cell table:style-name="ce1911" office:value-type="string" calcext:value-type="string">
            <text:p>Erő követelmény: +2</text:p>
          </table:table-cell>
          <table:table-cell table:style-name="ce1956" table:number-columns-repeated="241"/>
          <table:table-cell table:number-columns-repeated="16128"/>
        </table:table-row>
        <table:table-row table:style-name="ro2">
          <table:table-cell table:style-name="ce1664" office:value-type="string" calcext:value-type="string">
            <text:p>Lándzsavívó fegyverek</text:p>
          </table:table-cell>
          <table:table-cell table:style-name="ce1681" office:value-type="string" calcext:value-type="string">
            <text:p>Alabárd</text:p>
          </table:table-cell>
          <table:table-cell table:style-name="ce1710" office:value-type="string" calcext:value-type="string">
            <text:p>kétkezes</text:p>
          </table:table-cell>
          <table:table-cell table:style-name="ce1710" office:value-type="float" office:value="4" calcext:value-type="float">
            <text:p>4</text:p>
          </table:table-cell>
          <table:table-cell table:style-name="ce1710" office:value-type="string" calcext:value-type="string">
            <text:p>S+Z/V</text:p>
          </table:table-cell>
          <table:table-cell table:style-name="ce1710" office:value-type="float" office:value="6" calcext:value-type="float">
            <text:p>6</text:p>
          </table:table-cell>
          <table:table-cell table:style-name="ce1710" office:value-type="float" office:value="0" calcext:value-type="float">
            <text:p>0</text:p>
          </table:table-cell>
          <table:table-cell table:style-name="ce1813"/>
          <table:table-cell table:style-name="ce1705" office:value-type="float" office:value="3" calcext:value-type="float">
            <text:p>3</text:p>
          </table:table-cell>
          <table:table-cell table:style-name="ce1710" office:value-type="float" office:value="12" calcext:value-type="float">
            <text:p>12</text:p>
          </table:table-cell>
          <table:table-cell table:number-columns-repeated="2" table:style-name="ce1710" office:value-type="float" office:value="28" calcext:value-type="float">
            <text:p>28</text:p>
          </table:table-cell>
          <table:table-cell table:style-name="ce1710" office:value-type="float" office:value="9" calcext:value-type="float">
            <text:p>9</text:p>
          </table:table-cell>
          <table:table-cell table:style-name="ce1832" office:value-type="string" calcext:value-type="string">
            <text:p>lándzsavívás</text:p>
          </table:table-cell>
          <table:table-cell table:style-name="ce1912" office:value-type="string" calcext:value-type="string">
            <text:p>Talán a legjobb a páncélok ellen</text:p>
          </table:table-cell>
          <table:table-cell table:style-name="ce595" table:number-columns-repeated="241"/>
          <table:table-cell table:number-columns-repeated="16128"/>
        </table:table-row>
        <table:table-row table:style-name="ro1">
          <table:table-cell table:style-name="ce1665"/>
          <table:table-cell table:style-name="ce1676" office:value-type="string" calcext:value-type="string">
            <text:p>Bot, hosszú</text:p>
          </table:table-cell>
          <table:table-cell table:style-name="ce1705" office:value-type="string" calcext:value-type="string">
            <text:p>kétkezes</text:p>
          </table:table-cell>
          <table:table-cell table:style-name="ce1718" office:value-type="float" office:value="1" calcext:value-type="float">
            <text:p>1</text:p>
          </table:table-cell>
          <table:table-cell table:style-name="ce1705" office:value-type="string" calcext:value-type="string">
            <text:p>Z</text:p>
          </table:table-cell>
          <table:table-cell table:number-columns-repeated="2" table:style-name="ce1705" office:value-type="float" office:value="0" calcext:value-type="float">
            <text:p>0</text:p>
          </table:table-cell>
          <table:table-cell table:style-name="ce1814"/>
          <table:table-cell table:style-name="ce1703" office:value-type="float" office:value="2" calcext:value-type="float">
            <text:p>2</text:p>
          </table:table-cell>
          <table:table-cell table:style-name="ce1705" office:value-type="float" office:value="14" calcext:value-type="float">
            <text:p>14</text:p>
          </table:table-cell>
          <table:table-cell table:style-name="ce1705" office:value-type="float" office:value="16" calcext:value-type="float">
            <text:p>16</text:p>
          </table:table-cell>
          <table:table-cell table:style-name="ce1705" office:value-type="float" office:value="24" calcext:value-type="float">
            <text:p>24</text:p>
          </table:table-cell>
          <table:table-cell table:style-name="ce1705" office:value-type="float" office:value="7" calcext:value-type="float">
            <text:p>7</text:p>
          </table:table-cell>
          <table:table-cell table:style-name="ce1832" office:value-type="string" calcext:value-type="string">
            <text:p>lándzsavívás</text:p>
          </table:table-cell>
          <table:table-cell table:style-name="ce595" table:number-columns-repeated="242"/>
          <table:table-cell table:number-columns-repeated="16128"/>
        </table:table-row>
        <table:table-row table:style-name="ro23">
          <table:table-cell table:style-name="ce1665"/>
          <table:table-cell table:style-name="ce1676" office:value-type="string" calcext:value-type="string">
            <text:p>Lándzsa</text:p>
          </table:table-cell>
          <table:table-cell table:style-name="ce1705" office:value-type="string" calcext:value-type="string">
            <text:p>kétkezes</text:p>
          </table:table-cell>
          <table:table-cell table:style-name="ce1719" office:value-type="float" office:value="2" calcext:value-type="float">
            <text:p>2</text:p>
          </table:table-cell>
          <table:table-cell table:style-name="ce1705" office:value-type="string" calcext:value-type="string">
            <text:p>S</text:p>
          </table:table-cell>
          <table:table-cell table:style-name="ce1705" office:value-type="string" calcext:value-type="string">
            <text:p>4/0</text:p>
          </table:table-cell>
          <table:table-cell table:style-name="ce1705" office:value-type="float" office:value="0" calcext:value-type="float">
            <text:p>0</text:p>
          </table:table-cell>
          <table:table-cell table:style-name="ce1814"/>
          <table:table-cell table:style-name="ce1703" office:value-type="float" office:value="2" calcext:value-type="float">
            <text:p>2</text:p>
          </table:table-cell>
          <table:table-cell table:style-name="ce1705" office:value-type="float" office:value="14" calcext:value-type="float">
            <text:p>14</text:p>
          </table:table-cell>
          <table:table-cell table:number-columns-repeated="2" table:style-name="ce1705" office:value-type="float" office:value="32" calcext:value-type="float">
            <text:p>32</text:p>
          </table:table-cell>
          <table:table-cell table:style-name="ce1705" office:value-type="float" office:value="7" calcext:value-type="float">
            <text:p>7</text:p>
          </table:table-cell>
          <table:table-cell table:style-name="ce1832" office:value-type="string" calcext:value-type="string">
            <text:p>lándzsavívás</text:p>
          </table:table-cell>
          <table:table-cell table:style-name="ce1913" office:value-type="string" calcext:value-type="string">
            <text:p>Keskeny: +2</text:p>
            <text:p>Széles hegyű: +2</text:p>
          </table:table-cell>
          <table:table-cell table:style-name="ce595" table:number-columns-repeated="241"/>
          <table:table-cell table:number-columns-repeated="16128"/>
        </table:table-row>
        <table:table-row table:style-name="ro23">
          <table:table-cell table:style-name="ce1665"/>
          <table:table-cell table:style-name="ce1676" office:value-type="string" calcext:value-type="string">
            <text:p>Pika</text:p>
          </table:table-cell>
          <table:table-cell table:style-name="ce1705" office:value-type="string" calcext:value-type="string">
            <text:p>kétkezes</text:p>
          </table:table-cell>
          <table:table-cell table:style-name="ce1719" office:value-type="float" office:value="2" calcext:value-type="float">
            <text:p>2</text:p>
          </table:table-cell>
          <table:table-cell table:style-name="ce1705" office:value-type="string" calcext:value-type="string">
            <text:p>S</text:p>
          </table:table-cell>
          <table:table-cell table:style-name="ce1705" office:value-type="string" calcext:value-type="string">
            <text:p>4/0</text:p>
          </table:table-cell>
          <table:table-cell table:style-name="ce1705" office:value-type="float" office:value="0" calcext:value-type="float">
            <text:p>0</text:p>
          </table:table-cell>
          <table:table-cell table:style-name="ce1814"/>
          <table:table-cell table:style-name="ce1705" office:value-type="float" office:value="4" calcext:value-type="float">
            <text:p>4</text:p>
          </table:table-cell>
          <table:table-cell table:style-name="ce1705" office:value-type="float" office:value="18" calcext:value-type="float">
            <text:p>18</text:p>
          </table:table-cell>
          <table:table-cell table:number-columns-repeated="2" table:style-name="ce1705" office:value-type="float" office:value="40" calcext:value-type="float">
            <text:p>40</text:p>
          </table:table-cell>
          <table:table-cell table:style-name="ce1705" office:value-type="float" office:value="10" calcext:value-type="float">
            <text:p>10</text:p>
          </table:table-cell>
          <table:table-cell table:style-name="ce1832" office:value-type="string" calcext:value-type="string">
            <text:p>lándzsavívás</text:p>
          </table:table-cell>
          <table:table-cell table:style-name="ce1913" office:value-type="string" calcext:value-type="string">
            <text:p>Keskeny: +2</text:p>
            <text:p>Széles hegyű: +2</text:p>
          </table:table-cell>
          <table:table-cell table:style-name="ce595" table:number-columns-repeated="241"/>
          <table:table-cell table:number-columns-repeated="16128"/>
        </table:table-row>
        <table:table-row table:style-name="ro2">
          <table:table-cell table:style-name="ce1665"/>
          <table:table-cell table:style-name="ce1676" office:value-type="string" calcext:value-type="string">
            <text:p>Szigony, egykezes</text:p>
          </table:table-cell>
          <table:table-cell table:style-name="ce1705" office:value-type="string" calcext:value-type="string">
            <text:p>egykezes</text:p>
          </table:table-cell>
          <table:table-cell table:style-name="ce1705" office:value-type="float" office:value="2" calcext:value-type="float">
            <text:p>2</text:p>
          </table:table-cell>
          <table:table-cell table:style-name="ce1705" office:value-type="string" calcext:value-type="string">
            <text:p>S</text:p>
          </table:table-cell>
          <table:table-cell table:number-columns-repeated="2" table:style-name="ce1705" office:value-type="float" office:value="0" calcext:value-type="float">
            <text:p>0</text:p>
          </table:table-cell>
          <table:table-cell table:style-name="ce1814"/>
          <table:table-cell table:style-name="ce1703" office:value-type="float" office:value="2" calcext:value-type="float">
            <text:p>2</text:p>
          </table:table-cell>
          <table:table-cell table:style-name="ce1705" office:value-type="float" office:value="5" calcext:value-type="float">
            <text:p>5</text:p>
          </table:table-cell>
          <table:table-cell table:style-name="ce1705" office:value-type="float" office:value="10" calcext:value-type="float">
            <text:p>10</text:p>
          </table:table-cell>
          <table:table-cell table:style-name="ce1705" office:value-type="float" office:value="14" calcext:value-type="float">
            <text:p>14</text:p>
          </table:table-cell>
          <table:table-cell table:style-name="ce1705" office:value-type="float" office:value="8" calcext:value-type="float">
            <text:p>8</text:p>
          </table:table-cell>
          <table:table-cell table:style-name="ce1832" office:value-type="string" calcext:value-type="string">
            <text:p>lándzsavívás</text:p>
          </table:table-cell>
          <table:table-cell table:style-name="ce595" table:number-columns-repeated="242"/>
          <table:table-cell table:number-columns-repeated="16128"/>
        </table:table-row>
        <table:table-row table:style-name="ro2">
          <table:table-cell table:style-name="ce1667"/>
          <table:table-cell table:style-name="ce1684" office:value-type="string" calcext:value-type="string">
            <text:p>Szigony, kétkezes</text:p>
          </table:table-cell>
          <table:table-cell table:style-name="ce1711" office:value-type="string" calcext:value-type="string">
            <text:p>kétkezes</text:p>
          </table:table-cell>
          <table:table-cell table:style-name="ce1711" office:value-type="float" office:value="4" calcext:value-type="float">
            <text:p>4</text:p>
          </table:table-cell>
          <table:table-cell table:style-name="ce1711" office:value-type="string" calcext:value-type="string">
            <text:p>S</text:p>
          </table:table-cell>
          <table:table-cell table:style-name="ce1711" office:value-type="float" office:value="2" calcext:value-type="float">
            <text:p>2</text:p>
          </table:table-cell>
          <table:table-cell table:style-name="ce1711" office:value-type="float" office:value="0" calcext:value-type="float">
            <text:p>0</text:p>
          </table:table-cell>
          <table:table-cell table:style-name="ce1816"/>
          <table:table-cell table:style-name="ce1711" office:value-type="float" office:value="3" calcext:value-type="float">
            <text:p>3</text:p>
          </table:table-cell>
          <table:table-cell table:style-name="ce1711" office:value-type="float" office:value="10" calcext:value-type="float">
            <text:p>10</text:p>
          </table:table-cell>
          <table:table-cell table:style-name="ce1711" office:value-type="float" office:value="22" calcext:value-type="float">
            <text:p>22</text:p>
          </table:table-cell>
          <table:table-cell table:style-name="ce1711" office:value-type="float" office:value="26" calcext:value-type="float">
            <text:p>26</text:p>
          </table:table-cell>
          <table:table-cell table:style-name="ce1711" office:value-type="float" office:value="9" calcext:value-type="float">
            <text:p>9</text:p>
          </table:table-cell>
          <table:table-cell table:style-name="ce1836" office:value-type="string" calcext:value-type="string">
            <text:p>lándzsavívás</text:p>
          </table:table-cell>
          <table:table-cell table:style-name="ce1914" table:number-columns-repeated="242"/>
          <table:table-cell table:number-columns-repeated="16128"/>
        </table:table-row>
        <table:table-row table:style-name="ro2" table:number-rows-repeated="2">
          <table:table-cell table:number-columns-repeated="13"/>
          <table:table-cell table:style-name="ce584"/>
          <table:table-cell table:number-columns-repeated="16370"/>
        </table:table-row>
        <table:table-row table:style-name="ro2">
          <table:table-cell table:style-name="ce1669"/>
          <table:table-cell table:style-name="ce1688" office:value-type="string" calcext:value-type="string">
            <text:p>Fegyver</text:p>
          </table:table-cell>
          <table:table-cell table:style-name="ce1713" office:value-type="string" calcext:value-type="string">
            <text:p>Forgatás módja</text:p>
          </table:table-cell>
          <table:table-cell table:style-name="ce1688" office:value-type="string" calcext:value-type="string">
            <text:p>SP</text:p>
          </table:table-cell>
          <table:table-cell table:style-name="ce1713" office:value-type="string" calcext:value-type="string">
            <text:p>Sebzés módja</text:p>
          </table:table-cell>
          <table:table-cell table:style-name="ce1688" office:value-type="string" calcext:value-type="string">
            <text:p>Átütés</text:p>
          </table:table-cell>
          <table:table-cell table:style-name="ce1688" table:number-columns-repeated="2"/>
          <table:table-cell table:style-name="ce1688" office:value-type="string" calcext:value-type="string">
            <text:p>Hatótáv</text:p>
          </table:table-cell>
          <table:table-cell table:style-name="ce1688" office:value-type="string" calcext:value-type="string">
            <text:p>KÉ</text:p>
          </table:table-cell>
          <table:table-cell table:style-name="ce1688" office:value-type="string" calcext:value-type="string">
            <text:p>CÉ</text:p>
          </table:table-cell>
          <table:table-cell table:style-name="ce1688" office:value-type="string" calcext:value-type="string">
            <text:p>Osztó</text:p>
          </table:table-cell>
          <table:table-cell table:style-name="ce1688" office:value-type="string" calcext:value-type="string">
            <text:p>Sebesség</text:p>
          </table:table-cell>
          <table:table-cell table:style-name="ce1688" office:value-type="string" calcext:value-type="string">
            <text:p>Harcmodor</text:p>
          </table:table-cell>
          <table:table-cell table:style-name="ce1688"/>
          <table:table-cell table:style-name="ce1957" table:number-columns-repeated="241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">
          <table:table-cell table:style-name="ce1664" office:value-type="string" calcext:value-type="string">
            <text:p>Hajítófegyverek</text:p>
          </table:table-cell>
          <table:table-cell table:style-name="ce1693" office:value-type="string" calcext:value-type="string">
            <text:p>Bola</text:p>
          </table:table-cell>
          <table:table-cell table:style-name="ce1693" office:value-type="string" calcext:value-type="string">
            <text:p>egykezes</text:p>
          </table:table-cell>
          <table:table-cell table:number-columns-repeated="2" table:style-name="ce1720" office:value-type="string" calcext:value-type="string">
            <text:p>-</text:p>
          </table:table-cell>
          <table:table-cell table:style-name="ce1720" office:value-type="float" office:value="0" calcext:value-type="float">
            <text:p>0</text:p>
          </table:table-cell>
          <table:table-cell table:style-name="ce1795"/>
          <table:table-cell table:style-name="ce1819"/>
          <table:table-cell table:style-name="ce1720" office:value-type="string" calcext:value-type="string">
            <text:p>20m</text:p>
          </table:table-cell>
          <table:table-cell table:number-columns-repeated="2" table:style-name="ce1720" office:value-type="float" office:value="2" calcext:value-type="float">
            <text:p>2</text:p>
          </table:table-cell>
          <table:table-cell table:style-name="ce1693" office:value-type="float" office:value="1" calcext:value-type="float">
            <text:p>1</text:p>
          </table:table-cell>
          <table:table-cell table:style-name="ce1824" office:value-type="float" office:value="11" calcext:value-type="float">
            <text:p>11</text:p>
          </table:table-cell>
          <table:table-cell table:style-name="ce1831" office:value-type="string" calcext:value-type="string">
            <text:p>hajítás</text:p>
          </table:table-cell>
          <table:table-cell table:style-name="ce1915"/>
          <table:table-cell table:number-columns-repeated="16369"/>
        </table:table-row>
        <table:table-row table:style-name="ro24">
          <table:table-cell table:style-name="ce1670"/>
          <table:table-cell table:style-name="ce1694" office:value-type="string" calcext:value-type="string">
            <text:p>Dárda</text:p>
          </table:table-cell>
          <table:table-cell table:style-name="ce1694" office:value-type="string" calcext:value-type="string">
            <text:p>egykezes</text:p>
          </table:table-cell>
          <table:table-cell table:style-name="ce1728" office:value-type="float" office:value="3" calcext:value-type="float">
            <text:p>3</text:p>
          </table:table-cell>
          <table:table-cell table:style-name="ce1728" office:value-type="string" calcext:value-type="string">
            <text:p>S</text:p>
          </table:table-cell>
          <table:table-cell table:style-name="ce1728" office:value-type="float" office:value="3" calcext:value-type="float">
            <text:p>3</text:p>
          </table:table-cell>
          <table:table-cell table:style-name="ce1796" table:number-columns-repeated="2"/>
          <table:table-cell table:style-name="ce1728" office:value-type="string" calcext:value-type="string">
            <text:p>5m + (Erő x 3)</text:p>
          </table:table-cell>
          <table:table-cell table:style-name="ce1728" office:value-type="float" office:value="5" calcext:value-type="float">
            <text:p>5</text:p>
          </table:table-cell>
          <table:table-cell table:style-name="ce1728" office:value-type="float" office:value="3" calcext:value-type="float">
            <text:p>3</text:p>
          </table:table-cell>
          <table:table-cell table:style-name="ce1697" office:value-type="float" office:value="2" calcext:value-type="float">
            <text:p>2</text:p>
          </table:table-cell>
          <table:table-cell table:style-name="ce1825" office:value-type="float" office:value="9" calcext:value-type="float">
            <text:p>9</text:p>
          </table:table-cell>
          <table:table-cell table:style-name="ce1838" office:value-type="string" calcext:value-type="string">
            <text:p>hajítás</text:p>
          </table:table-cell>
          <table:table-cell table:style-name="ce1942" office:value-type="string" calcext:value-type="string">
            <text:p>Követelmény: Erő +0</text:p>
            <text:p><text:span text:style-name="T21">Maximális hatótávolsága: </text:span><text:span text:style-name="T22">5m + (Erő x 3)</text:span></text:p>
            <text:p>Pajzsba dobva csökkenti annak <text:span text:style-name="T17">Védő Értékét</text:span> a dobott <text:span text:style-name="T17">SP</text:span> értékkel</text:p>
          </table:table-cell>
          <table:table-cell table:style-name="ce1958"/>
          <table:table-cell table:style-name="ce1652" table:number-columns-repeated="240"/>
          <table:table-cell table:number-columns-repeated="16128"/>
        </table:table-row>
        <table:table-row table:style-name="ro2">
          <table:table-cell table:style-name="Default"/>
          <table:table-cell table:style-name="ce1693" office:value-type="string" calcext:value-type="string">
            <text:p>Dobóháló</text:p>
          </table:table-cell>
          <table:table-cell table:style-name="ce1697" office:value-type="string" calcext:value-type="string">
            <text:p>egykezes</text:p>
          </table:table-cell>
          <table:table-cell table:number-columns-repeated="2" table:style-name="ce1720" office:value-type="string" calcext:value-type="string">
            <text:p>-</text:p>
          </table:table-cell>
          <table:table-cell table:style-name="ce1720" office:value-type="float" office:value="0" calcext:value-type="float">
            <text:p>0</text:p>
          </table:table-cell>
          <table:table-cell table:style-name="ce1795"/>
          <table:table-cell table:style-name="ce1819"/>
          <table:table-cell table:style-name="ce1720" office:value-type="string" calcext:value-type="string">
            <text:p>4m</text:p>
          </table:table-cell>
          <table:table-cell table:style-name="ce1720" office:value-type="float" office:value="2" calcext:value-type="float">
            <text:p>2</text:p>
          </table:table-cell>
          <table:table-cell table:style-name="ce1720" office:value-type="float" office:value="0" calcext:value-type="float">
            <text:p>0</text:p>
          </table:table-cell>
          <table:table-cell table:style-name="ce1693" office:value-type="float" office:value="1" calcext:value-type="float">
            <text:p>1</text:p>
          </table:table-cell>
          <table:table-cell table:style-name="ce1824" office:value-type="float" office:value="11" calcext:value-type="float">
            <text:p>11</text:p>
          </table:table-cell>
          <table:table-cell table:style-name="ce1831" office:value-type="string" calcext:value-type="string">
            <text:p>hajítás</text:p>
          </table:table-cell>
          <table:table-cell table:style-name="ce1915" office:value-type="string" calcext:value-type="string">
            <text:p>Maximális hatótávolsága: Erő+4m</text:p>
          </table:table-cell>
          <table:table-cell table:number-columns-repeated="16369"/>
        </table:table-row>
        <table:table-row table:style-name="ro2">
          <table:table-cell/>
          <table:table-cell table:style-name="ce1695" office:value-type="string" calcext:value-type="string">
            <text:p>Hajítóbárd</text:p>
          </table:table-cell>
          <table:table-cell table:style-name="ce1697" office:value-type="string" calcext:value-type="string">
            <text:p>egykezes</text:p>
          </table:table-cell>
          <table:table-cell table:style-name="ce1729" office:value-type="float" office:value="2" calcext:value-type="float">
            <text:p>2</text:p>
          </table:table-cell>
          <table:table-cell table:style-name="ce1729" office:value-type="string" calcext:value-type="string">
            <text:p>Z</text:p>
          </table:table-cell>
          <table:table-cell table:style-name="ce1729" office:value-type="float" office:value="0" calcext:value-type="float">
            <text:p>0</text:p>
          </table:table-cell>
          <table:table-cell table:style-name="ce1797"/>
          <table:table-cell table:style-name="ce1819"/>
          <table:table-cell table:style-name="ce1729" office:value-type="string" calcext:value-type="string">
            <text:p>20m</text:p>
          </table:table-cell>
          <table:table-cell table:style-name="ce1729" office:value-type="float" office:value="8" calcext:value-type="float">
            <text:p>8</text:p>
          </table:table-cell>
          <table:table-cell table:style-name="ce1729" office:value-type="float" office:value="4" calcext:value-type="float">
            <text:p>4</text:p>
          </table:table-cell>
          <table:table-cell table:style-name="ce1695" office:value-type="float" office:value="2" calcext:value-type="float">
            <text:p>2</text:p>
          </table:table-cell>
          <table:table-cell table:style-name="ce1828" office:value-type="float" office:value="7" calcext:value-type="float">
            <text:p>7</text:p>
          </table:table-cell>
          <table:table-cell table:style-name="ce1831" office:value-type="string" calcext:value-type="string">
            <text:p>hajítás</text:p>
          </table:table-cell>
          <table:table-cell table:style-name="ce1943" office:value-type="string" calcext:value-type="string">
            <text:p>Maximális hatótávolsága: <text:s/>20+(Erő x 4) méterben</text:p>
          </table:table-cell>
          <table:table-cell table:number-columns-repeated="16369"/>
        </table:table-row>
        <table:table-row table:style-name="ro25">
          <table:table-cell table:style-name="ce1663"/>
          <table:table-cell table:style-name="ce1696" office:value-type="string" calcext:value-type="string">
            <text:p>Hajítótőr</text:p>
          </table:table-cell>
          <table:table-cell table:style-name="ce1694" office:value-type="string" calcext:value-type="string">
            <text:p>egykezes</text:p>
          </table:table-cell>
          <table:table-cell table:style-name="ce1696" office:value-type="float" office:value="0" calcext:value-type="float">
            <text:p>0</text:p>
          </table:table-cell>
          <table:table-cell table:style-name="ce1740" office:value-type="string" calcext:value-type="string">
            <text:p>S</text:p>
          </table:table-cell>
          <table:table-cell table:style-name="ce1740" office:value-type="float" office:value="0" calcext:value-type="float">
            <text:p>0</text:p>
          </table:table-cell>
          <table:table-cell table:style-name="ce1800"/>
          <table:table-cell table:style-name="ce1820"/>
          <table:table-cell table:style-name="ce1740" office:value-type="string" calcext:value-type="string">
            <text:p>15m</text:p>
          </table:table-cell>
          <table:table-cell table:style-name="ce1740" office:value-type="float" office:value="12" calcext:value-type="float">
            <text:p>12</text:p>
          </table:table-cell>
          <table:table-cell table:style-name="ce1740" office:value-type="float" office:value="4" calcext:value-type="float">
            <text:p>4</text:p>
          </table:table-cell>
          <table:table-cell table:style-name="ce1696" office:value-type="float" office:value="2" calcext:value-type="float">
            <text:p>2</text:p>
          </table:table-cell>
          <table:table-cell table:style-name="ce1829" office:value-type="float" office:value="6" calcext:value-type="float">
            <text:p>6</text:p>
          </table:table-cell>
          <table:table-cell table:style-name="ce1839" office:value-type="string" calcext:value-type="string">
            <text:p>hajítás</text:p>
          </table:table-cell>
          <table:table-cell table:style-name="ce1946" office:value-type="string" calcext:value-type="string">
            <text:p><text:span text:style-name="T23">Automatikusan jár rá a</text:span></text:p>
            <text:p><text:span text:style-name="T23">Közeli lövés fortélynál leírt +10CÉ bónusz</text:span></text:p>
            <text:p><text:span text:style-name="T23">Ha a célpont Cellaszáma 1.</text:span></text:p>
            <text:p><text:span text:style-name="T23">Erőbónusz 1:1beszámít.</text:span></text:p>
          </table:table-cell>
          <table:table-cell table:number-columns-repeated="16369"/>
        </table:table-row>
        <table:table-row table:style-name="ro2">
          <table:table-cell/>
          <table:table-cell table:style-name="ce1695" office:value-type="string" calcext:value-type="string">
            <text:p>kő</text:p>
          </table:table-cell>
          <table:table-cell table:style-name="ce1695" office:value-type="string" calcext:value-type="string">
            <text:p>egykezes</text:p>
          </table:table-cell>
          <table:table-cell table:style-name="ce1729" office:value-type="float" office:value="-10" calcext:value-type="float">
            <text:p>-10</text:p>
          </table:table-cell>
          <table:table-cell table:style-name="ce1729" office:value-type="string" calcext:value-type="string">
            <text:p>Z</text:p>
          </table:table-cell>
          <table:table-cell table:style-name="ce1729" office:value-type="float" office:value="0" calcext:value-type="float">
            <text:p>0</text:p>
          </table:table-cell>
          <table:table-cell table:style-name="ce1800"/>
          <table:table-cell table:style-name="ce1820"/>
          <table:table-cell table:style-name="ce1740" office:value-type="string" calcext:value-type="string">
            <text:p>20m</text:p>
          </table:table-cell>
          <table:table-cell table:style-name="ce1729" office:value-type="float" office:value="6" calcext:value-type="float">
            <text:p>6</text:p>
          </table:table-cell>
          <table:table-cell table:style-name="ce1729" office:value-type="float" office:value="0" calcext:value-type="float">
            <text:p>0</text:p>
          </table:table-cell>
          <table:table-cell table:style-name="ce1695" office:value-type="float" office:value="1" calcext:value-type="float">
            <text:p>1</text:p>
          </table:table-cell>
          <table:table-cell table:style-name="ce1828" office:value-type="float" office:value="6" calcext:value-type="float">
            <text:p>6</text:p>
          </table:table-cell>
          <table:table-cell table:style-name="ce1831" office:value-type="string" calcext:value-type="string">
            <text:p>hajítás</text:p>
          </table:table-cell>
          <table:table-cell table:style-name="ce1949" office:value-type="string" calcext:value-type="string">
            <text:p>Maximális hatótávolsága: <text:s/>20+(Erő x 5) méterben</text:p>
          </table:table-cell>
          <table:table-cell table:number-columns-repeated="16369"/>
        </table:table-row>
        <table:table-row table:style-name="ro2">
          <table:table-cell table:style-name="ce1670"/>
          <table:table-cell table:style-name="ce1697" office:value-type="string" calcext:value-type="string">
            <text:p>Lasszó</text:p>
          </table:table-cell>
          <table:table-cell table:style-name="ce1697" office:value-type="string" calcext:value-type="string">
            <text:p>egykezes</text:p>
          </table:table-cell>
          <table:table-cell table:number-columns-repeated="2" table:style-name="ce1728" office:value-type="string" calcext:value-type="string">
            <text:p>-</text:p>
          </table:table-cell>
          <table:table-cell table:style-name="ce1728" office:value-type="float" office:value="0" calcext:value-type="float">
            <text:p>0</text:p>
          </table:table-cell>
          <table:table-cell table:style-name="ce1796" table:number-columns-repeated="2"/>
          <table:table-cell table:style-name="ce1728" office:value-type="string" calcext:value-type="string">
            <text:p>10m</text:p>
          </table:table-cell>
          <table:table-cell table:number-columns-repeated="2" table:style-name="ce1728" office:value-type="float" office:value="0" calcext:value-type="float">
            <text:p>0</text:p>
          </table:table-cell>
          <table:table-cell table:style-name="ce1697" office:value-type="float" office:value="1" calcext:value-type="float">
            <text:p>1</text:p>
          </table:table-cell>
          <table:table-cell table:style-name="ce1825" office:value-type="float" office:value="10" calcext:value-type="float">
            <text:p>10</text:p>
          </table:table-cell>
          <table:table-cell table:style-name="ce1838" office:value-type="string" calcext:value-type="string">
            <text:p>hajítás</text:p>
          </table:table-cell>
          <table:table-cell table:style-name="ce1950" office:value-type="string" calcext:value-type="string">
            <text:p>Sebesülés az esés következtében lehet.</text:p>
          </table:table-cell>
          <table:table-cell table:style-name="ce1652" table:number-columns-repeated="241"/>
          <table:table-cell table:number-columns-repeated="16128"/>
        </table:table-row>
        <table:table-row table:style-name="ro26">
          <table:table-cell/>
          <table:table-cell table:style-name="ce1697" office:value-type="string" calcext:value-type="string">
            <text:p>Parittya</text:p>
          </table:table-cell>
          <table:table-cell table:style-name="ce1697" office:value-type="string" calcext:value-type="string">
            <text:p>egykezes</text:p>
          </table:table-cell>
          <table:table-cell table:style-name="ce1728" office:value-type="float" office:value="0" calcext:value-type="float">
            <text:p>0</text:p>
          </table:table-cell>
          <table:table-cell table:style-name="ce1728" office:value-type="string" calcext:value-type="string">
            <text:p>Z</text:p>
          </table:table-cell>
          <table:table-cell table:style-name="ce1728" office:value-type="float" office:value="0" calcext:value-type="float">
            <text:p>0</text:p>
          </table:table-cell>
          <table:table-cell table:style-name="ce1796"/>
          <table:table-cell table:style-name="ce1822"/>
          <table:table-cell table:style-name="ce1728" office:value-type="string" calcext:value-type="string">
            <text:p>70m</text:p>
          </table:table-cell>
          <table:table-cell table:number-columns-repeated="2" table:style-name="ce1728" office:value-type="float" office:value="4" calcext:value-type="float">
            <text:p>4</text:p>
          </table:table-cell>
          <table:table-cell table:style-name="ce1697" office:value-type="float" office:value="2" calcext:value-type="float">
            <text:p>2</text:p>
          </table:table-cell>
          <table:table-cell table:style-name="ce1825" office:value-type="float" office:value="10" calcext:value-type="float">
            <text:p>10</text:p>
          </table:table-cell>
          <table:table-cell table:style-name="ce1838" office:value-type="string" calcext:value-type="string">
            <text:p>hajítás</text:p>
          </table:table-cell>
          <table:table-cell table:style-name="ce1951" office:value-type="string" calcext:value-type="string">
            <text:p>Lehet nagy sebzése, de az SFÉ duplán</text:p>
            <text:p>Számítson ellene (vagy SFÉ bónusz)</text:p>
          </table:table-cell>
          <table:table-cell table:number-columns-repeated="16369"/>
        </table:table-row>
        <table:table-row table:style-name="ro2">
          <table:table-cell/>
          <table:table-cell table:style-name="ce1695" office:value-type="string" calcext:value-type="string">
            <text:p>Ramiera</text:p>
          </table:table-cell>
          <table:table-cell table:style-name="ce1695" office:value-type="string" calcext:value-type="string">
            <text:p>egykezes</text:p>
          </table:table-cell>
          <table:table-cell table:style-name="ce1729" office:value-type="float" office:value="0" calcext:value-type="float">
            <text:p>0</text:p>
          </table:table-cell>
          <table:table-cell table:style-name="ce1729" office:value-type="string" calcext:value-type="string">
            <text:p>S</text:p>
          </table:table-cell>
          <table:table-cell table:style-name="ce1729" office:value-type="float" office:value="0" calcext:value-type="float">
            <text:p>0</text:p>
          </table:table-cell>
          <table:table-cell table:style-name="ce1797"/>
          <table:table-cell table:style-name="ce1819"/>
          <table:table-cell table:style-name="ce1729" office:value-type="string" calcext:value-type="string">
            <text:p>10m</text:p>
          </table:table-cell>
          <table:table-cell table:style-name="ce1729" office:value-type="float" office:value="7" calcext:value-type="float">
            <text:p>7</text:p>
          </table:table-cell>
          <table:table-cell table:style-name="ce1729" office:value-type="float" office:value="1" calcext:value-type="float">
            <text:p>1</text:p>
          </table:table-cell>
          <table:table-cell table:style-name="ce1695" office:value-type="float" office:value="1" calcext:value-type="float">
            <text:p>1</text:p>
          </table:table-cell>
          <table:table-cell table:style-name="ce1828" office:value-type="float" office:value="7" calcext:value-type="float">
            <text:p>7</text:p>
          </table:table-cell>
          <table:table-cell table:style-name="ce1831" office:value-type="string" calcext:value-type="string">
            <text:p>hajítás</text:p>
          </table:table-cell>
          <table:table-cell table:style-name="ce1943"/>
          <table:table-cell table:number-columns-repeated="16369"/>
        </table:table-row>
        <table:table-row table:style-name="ro2">
          <table:table-cell/>
          <table:table-cell table:style-name="ce1695" office:value-type="string" calcext:value-type="string">
            <text:p>Slan csillag</text:p>
          </table:table-cell>
          <table:table-cell table:style-name="ce1695" office:value-type="string" calcext:value-type="string">
            <text:p>egykezes</text:p>
          </table:table-cell>
          <table:table-cell table:style-name="ce1729" office:value-type="float" office:value="-5" calcext:value-type="float">
            <text:p>-5</text:p>
          </table:table-cell>
          <table:table-cell table:style-name="ce1729" office:value-type="string" calcext:value-type="string">
            <text:p>S</text:p>
          </table:table-cell>
          <table:table-cell table:style-name="ce1729" office:value-type="float" office:value="0" calcext:value-type="float">
            <text:p>0</text:p>
          </table:table-cell>
          <table:table-cell table:style-name="ce1797"/>
          <table:table-cell table:style-name="ce1819"/>
          <table:table-cell table:style-name="ce1729" office:value-type="string" calcext:value-type="string">
            <text:p>15m</text:p>
          </table:table-cell>
          <table:table-cell table:style-name="ce1729" office:value-type="float" office:value="12" calcext:value-type="float">
            <text:p>12</text:p>
          </table:table-cell>
          <table:table-cell table:style-name="ce1729" office:value-type="float" office:value="3" calcext:value-type="float">
            <text:p>3</text:p>
          </table:table-cell>
          <table:table-cell table:style-name="ce1695" office:value-type="float" office:value="1" calcext:value-type="float">
            <text:p>1</text:p>
          </table:table-cell>
          <table:table-cell table:style-name="ce1828" office:value-type="float" office:value="5" calcext:value-type="float">
            <text:p>5</text:p>
          </table:table-cell>
          <table:table-cell table:style-name="ce1831" office:value-type="string" calcext:value-type="string">
            <text:p>hajítás</text:p>
          </table:table-cell>
          <table:table-cell table:style-name="ce1949"/>
          <table:table-cell table:number-columns-repeated="16369"/>
        </table:table-row>
        <table:table-row table:style-name="ro2">
          <table:table-cell table:style-name="ce1666"/>
          <table:table-cell table:style-name="ce1698" office:value-type="string" calcext:value-type="string">
            <text:p>Tőr</text:p>
          </table:table-cell>
          <table:table-cell table:style-name="ce1698" office:value-type="string" calcext:value-type="string">
            <text:p>egykezes</text:p>
          </table:table-cell>
          <table:table-cell table:style-name="ce1730" office:value-type="float" office:value="0" calcext:value-type="float">
            <text:p>0</text:p>
          </table:table-cell>
          <table:table-cell table:style-name="ce1730" office:value-type="string" calcext:value-type="string">
            <text:p>S</text:p>
          </table:table-cell>
          <table:table-cell table:style-name="ce1730" office:value-type="float" office:value="0" calcext:value-type="float">
            <text:p>0</text:p>
          </table:table-cell>
          <table:table-cell table:style-name="ce1801" table:number-columns-repeated="2"/>
          <table:table-cell table:style-name="ce1730" office:value-type="string" calcext:value-type="string">
            <text:p>10m</text:p>
          </table:table-cell>
          <table:table-cell table:style-name="ce1730" office:value-type="float" office:value="7" calcext:value-type="float">
            <text:p>7</text:p>
          </table:table-cell>
          <table:table-cell table:style-name="ce1730" office:value-type="float" office:value="2" calcext:value-type="float">
            <text:p>2</text:p>
          </table:table-cell>
          <table:table-cell table:style-name="ce1698" office:value-type="float" office:value="2" calcext:value-type="float">
            <text:p>2</text:p>
          </table:table-cell>
          <table:table-cell table:style-name="ce1830" office:value-type="float" office:value="7" calcext:value-type="float">
            <text:p>7</text:p>
          </table:table-cell>
          <table:table-cell table:style-name="ce1833" office:value-type="string" calcext:value-type="string">
            <text:p>hajítás</text:p>
          </table:table-cell>
          <table:table-cell table:style-name="ce352" table:number-columns-repeated="242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7">
          <table:table-cell table:style-name="ce1664" office:value-type="string" calcext:value-type="string">
            <text:p>Íjász lőfegyverek</text:p>
          </table:table-cell>
          <table:table-cell table:style-name="ce1693" office:value-type="string" calcext:value-type="string">
            <text:p>Rövid íj</text:p>
          </table:table-cell>
          <table:table-cell table:style-name="ce1693" office:value-type="string" calcext:value-type="string">
            <text:p>kétkezes</text:p>
          </table:table-cell>
          <table:table-cell table:style-name="ce1720" office:value-type="float" office:value="1" calcext:value-type="float">
            <text:p>1</text:p>
          </table:table-cell>
          <table:table-cell table:style-name="ce1720" office:value-type="string" calcext:value-type="string">
            <text:p>S</text:p>
          </table:table-cell>
          <table:table-cell table:style-name="ce1774" office:value-type="float" office:value="0" calcext:value-type="float">
            <text:p>0</text:p>
          </table:table-cell>
          <table:table-cell table:style-name="ce1802"/>
          <table:table-cell table:style-name="ce1819"/>
          <table:table-cell table:style-name="ce1720" office:value-type="string" calcext:value-type="string">
            <text:p>60m</text:p>
          </table:table-cell>
          <table:table-cell table:number-columns-repeated="2" table:style-name="ce1720" office:value-type="float" office:value="10" calcext:value-type="float">
            <text:p>10</text:p>
          </table:table-cell>
          <table:table-cell table:style-name="ce1693" office:value-type="float" office:value="3" calcext:value-type="float">
            <text:p>3</text:p>
          </table:table-cell>
          <table:table-cell table:style-name="ce1824" office:value-type="float" office:value="6" calcext:value-type="float">
            <text:p>6</text:p>
          </table:table-cell>
          <table:table-cell table:style-name="ce1831" office:value-type="string" calcext:value-type="string">
            <text:p>íjászat</text:p>
          </table:table-cell>
          <table:table-cell table:style-name="ce1952" office:value-type="string" calcext:value-type="string">
            <text:p>Az Erőbónusz csak akkor számít</text:p>
            <text:p>Ha az íj erre az Erő értékre lett tervezve!</text:p>
            <text:p><text:span text:style-name="T17">Erőbónusz max: +2</text:span></text:p>
          </table:table-cell>
          <table:table-cell table:number-columns-repeated="16369"/>
        </table:table-row>
        <table:table-row table:style-name="ro27">
          <table:table-cell/>
          <table:table-cell table:style-name="ce1695" office:value-type="string" calcext:value-type="string">
            <text:p>Hosszú íj</text:p>
          </table:table-cell>
          <table:table-cell table:style-name="ce1695" office:value-type="string" calcext:value-type="string">
            <text:p>kétkezes</text:p>
          </table:table-cell>
          <table:table-cell table:style-name="ce1729" office:value-type="float" office:value="3" calcext:value-type="float">
            <text:p>3</text:p>
          </table:table-cell>
          <table:table-cell table:style-name="ce1729" office:value-type="string" calcext:value-type="string">
            <text:p>S</text:p>
          </table:table-cell>
          <table:table-cell table:style-name="ce1729" office:value-type="float" office:value="0" calcext:value-type="float">
            <text:p>0</text:p>
          </table:table-cell>
          <table:table-cell table:style-name="ce1797"/>
          <table:table-cell table:style-name="ce1819"/>
          <table:table-cell table:style-name="ce1729" office:value-type="string" calcext:value-type="string">
            <text:p>120m</text:p>
          </table:table-cell>
          <table:table-cell table:style-name="ce1729" office:value-type="float" office:value="6" calcext:value-type="float">
            <text:p>6</text:p>
          </table:table-cell>
          <table:table-cell table:style-name="ce1729" office:value-type="float" office:value="12" calcext:value-type="float">
            <text:p>12</text:p>
          </table:table-cell>
          <table:table-cell table:style-name="ce1695" office:value-type="float" office:value="3" calcext:value-type="float">
            <text:p>3</text:p>
          </table:table-cell>
          <table:table-cell table:style-name="ce1828" office:value-type="float" office:value="8" calcext:value-type="float">
            <text:p>8</text:p>
          </table:table-cell>
          <table:table-cell table:style-name="ce1831" office:value-type="string" calcext:value-type="string">
            <text:p>íjászat</text:p>
          </table:table-cell>
          <table:table-cell table:style-name="ce1949" office:value-type="string" calcext:value-type="string">
            <text:p>Az Erőbónusz csak akkor számít</text:p>
            <text:p>Ha az íj erre az Erő értékre lett tervezve!</text:p>
            <text:p><text:span text:style-name="T24">Erőbónusz max: +3</text:span></text:p>
          </table:table-cell>
          <table:table-cell table:number-columns-repeated="16369"/>
        </table:table-row>
        <table:table-row table:style-name="ro27">
          <table:table-cell/>
          <table:table-cell table:style-name="ce1695" office:value-type="string" calcext:value-type="string">
            <text:p>Visszacsapó íj</text:p>
          </table:table-cell>
          <table:table-cell table:style-name="ce1695" office:value-type="string" calcext:value-type="string">
            <text:p>kétkezes</text:p>
          </table:table-cell>
          <table:table-cell table:style-name="ce1729" office:value-type="float" office:value="4" calcext:value-type="float">
            <text:p>4</text:p>
          </table:table-cell>
          <table:table-cell table:style-name="ce1729" office:value-type="string" calcext:value-type="string">
            <text:p>S</text:p>
          </table:table-cell>
          <table:table-cell table:style-name="ce1729" office:value-type="float" office:value="3" calcext:value-type="float">
            <text:p>3</text:p>
          </table:table-cell>
          <table:table-cell table:style-name="ce1797"/>
          <table:table-cell table:style-name="ce1819"/>
          <table:table-cell table:style-name="ce1729" office:value-type="string" calcext:value-type="string">
            <text:p>160m</text:p>
          </table:table-cell>
          <table:table-cell table:style-name="ce1729" office:value-type="float" office:value="6" calcext:value-type="float">
            <text:p>6</text:p>
          </table:table-cell>
          <table:table-cell table:style-name="ce1729" office:value-type="float" office:value="10" calcext:value-type="float">
            <text:p>10</text:p>
          </table:table-cell>
          <table:table-cell table:style-name="ce1695" office:value-type="float" office:value="3" calcext:value-type="float">
            <text:p>3</text:p>
          </table:table-cell>
          <table:table-cell table:style-name="ce1828" office:value-type="float" office:value="8" calcext:value-type="float">
            <text:p>8</text:p>
          </table:table-cell>
          <table:table-cell table:style-name="ce1831" office:value-type="string" calcext:value-type="string">
            <text:p>íjászat</text:p>
          </table:table-cell>
          <table:table-cell table:style-name="ce1949" office:value-type="string" calcext:value-type="string">
            <text:p>Az Erőbónusz csak akkor számít</text:p>
            <text:p>Ha az íj erre az Erő értékre lett tervezve!</text:p>
            <text:p><text:span text:style-name="T24">Erőbónusz max: +4</text:span></text:p>
          </table:table-cell>
          <table:table-cell table:number-columns-repeated="16369"/>
        </table:table-row>
        <table:table-row table:style-name="ro25">
          <table:table-cell/>
          <table:table-cell table:style-name="ce1695" office:value-type="string" calcext:value-type="string">
            <text:p>Elf íj</text:p>
          </table:table-cell>
          <table:table-cell table:style-name="ce1695" office:value-type="string" calcext:value-type="string">
            <text:p>kétkezes</text:p>
          </table:table-cell>
          <table:table-cell table:style-name="ce1729" office:value-type="float" office:value="4" calcext:value-type="float">
            <text:p>4</text:p>
          </table:table-cell>
          <table:table-cell table:style-name="ce1729" office:value-type="string" calcext:value-type="string">
            <text:p>S</text:p>
          </table:table-cell>
          <table:table-cell table:style-name="ce1729" office:value-type="float" office:value="0" calcext:value-type="float">
            <text:p>0</text:p>
          </table:table-cell>
          <table:table-cell table:style-name="ce1797"/>
          <table:table-cell table:style-name="ce1819"/>
          <table:table-cell table:style-name="ce1729" office:value-type="string" calcext:value-type="string">
            <text:p>120m</text:p>
          </table:table-cell>
          <table:table-cell table:style-name="ce1729" office:value-type="float" office:value="8" calcext:value-type="float">
            <text:p>8</text:p>
          </table:table-cell>
          <table:table-cell table:style-name="ce1729" office:value-type="float" office:value="13" calcext:value-type="float">
            <text:p>13</text:p>
          </table:table-cell>
          <table:table-cell table:style-name="ce1695" office:value-type="float" office:value="4" calcext:value-type="float">
            <text:p>4</text:p>
          </table:table-cell>
          <table:table-cell table:style-name="ce1828" office:value-type="float" office:value="7" calcext:value-type="float">
            <text:p>7</text:p>
          </table:table-cell>
          <table:table-cell table:style-name="ce1831" office:value-type="string" calcext:value-type="string">
            <text:p>íjászat</text:p>
          </table:table-cell>
          <table:table-cell table:style-name="ce1949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  <text:p><text:span text:style-name="T24">Erőbónusz nincs!</text:span></text:p>
          </table:table-cell>
          <table:table-cell table:number-columns-repeated="16369"/>
        </table:table-row>
        <table:table-row table:style-name="ro2">
          <table:table-cell/>
          <table:table-cell table:style-name="ce1697" office:value-type="string" calcext:value-type="string">
            <text:p>Fúvócső, kicsi</text:p>
          </table:table-cell>
          <table:table-cell table:style-name="ce1697" office:value-type="string" calcext:value-type="string">
            <text:p>egykezes</text:p>
          </table:table-cell>
          <table:table-cell table:style-name="ce1728" office:value-type="string" calcext:value-type="string">
            <text:p>spec</text:p>
          </table:table-cell>
          <table:table-cell table:style-name="ce1728" office:value-type="string" calcext:value-type="string">
            <text:p>S</text:p>
          </table:table-cell>
          <table:table-cell table:style-name="ce1728" office:value-type="float" office:value="0" calcext:value-type="float">
            <text:p>0</text:p>
          </table:table-cell>
          <table:table-cell table:style-name="ce1796"/>
          <table:table-cell table:style-name="ce1822"/>
          <table:table-cell table:style-name="ce1728" office:value-type="string" calcext:value-type="string">
            <text:p>16m</text:p>
          </table:table-cell>
          <table:table-cell table:style-name="ce1728" office:value-type="float" office:value="10" calcext:value-type="float">
            <text:p>10</text:p>
          </table:table-cell>
          <table:table-cell table:style-name="ce1728" office:value-type="float" office:value="8" calcext:value-type="float">
            <text:p>8</text:p>
          </table:table-cell>
          <table:table-cell table:style-name="ce1697" office:value-type="float" office:value="1" calcext:value-type="float">
            <text:p>1</text:p>
          </table:table-cell>
          <table:table-cell table:style-name="ce1825" office:value-type="float" office:value="9" calcext:value-type="float">
            <text:p>9</text:p>
          </table:table-cell>
          <table:table-cell table:style-name="ce1838" office:value-type="string" calcext:value-type="string">
            <text:p>íjászat</text:p>
          </table:table-cell>
          <table:table-cell table:style-name="ce1950" office:value-type="string" calcext:value-type="string">
            <text:p>k20 dobásnál: 20-as dobás: 1 ÉP, különben 0 ÉP</text:p>
          </table:table-cell>
          <table:table-cell table:number-columns-repeated="16369"/>
        </table:table-row>
        <table:table-row table:style-name="ro2">
          <table:table-cell table:style-name="ce1670"/>
          <table:table-cell table:style-name="ce1697" office:value-type="string" calcext:value-type="string">
            <text:p>Fúvócső, vadász</text:p>
          </table:table-cell>
          <table:table-cell table:style-name="ce1697" office:value-type="string" calcext:value-type="string">
            <text:p>kétkezes</text:p>
          </table:table-cell>
          <table:table-cell table:style-name="ce1728" office:value-type="float" office:value="-10" calcext:value-type="float">
            <text:p>-10</text:p>
          </table:table-cell>
          <table:table-cell table:style-name="ce1728" office:value-type="string" calcext:value-type="string">
            <text:p>S</text:p>
          </table:table-cell>
          <table:table-cell table:style-name="ce1728" office:value-type="float" office:value="0" calcext:value-type="float">
            <text:p>0</text:p>
          </table:table-cell>
          <table:table-cell table:style-name="ce1796" table:number-columns-repeated="2"/>
          <table:table-cell table:style-name="ce1728" office:value-type="string" calcext:value-type="string">
            <text:p>30m</text:p>
          </table:table-cell>
          <table:table-cell table:style-name="ce1728" office:value-type="float" office:value="5" calcext:value-type="float">
            <text:p>5</text:p>
          </table:table-cell>
          <table:table-cell table:style-name="ce1728" office:value-type="float" office:value="10" calcext:value-type="float">
            <text:p>10</text:p>
          </table:table-cell>
          <table:table-cell table:style-name="ce1697" office:value-type="float" office:value="1" calcext:value-type="float">
            <text:p>1</text:p>
          </table:table-cell>
          <table:table-cell table:style-name="ce1825" office:value-type="float" office:value="10" calcext:value-type="float">
            <text:p>10</text:p>
          </table:table-cell>
          <table:table-cell table:style-name="ce1838" office:value-type="string" calcext:value-type="string">
            <text:p>íjászat</text:p>
          </table:table-cell>
          <table:table-cell table:style-name="ce1950"/>
          <table:table-cell table:style-name="ce1652" table:number-columns-repeated="241"/>
          <table:table-cell table:number-columns-repeated="16128"/>
        </table:table-row>
        <table:table-row table:style-name="ro2">
          <table:table-cell table:style-name="ce1664" office:value-type="string" calcext:value-type="string">
            <text:p>Lövész lőfegyverek</text:p>
          </table:table-cell>
          <table:table-cell table:style-name="ce1693" office:value-type="string" calcext:value-type="string">
            <text:p>Kézi nyílpuska</text:p>
          </table:table-cell>
          <table:table-cell table:style-name="ce1693" office:value-type="string" calcext:value-type="string">
            <text:p>egykezes</text:p>
          </table:table-cell>
          <table:table-cell table:style-name="ce1693" office:value-type="float" office:value="0" calcext:value-type="float">
            <text:p>0</text:p>
          </table:table-cell>
          <table:table-cell table:style-name="ce1693" office:value-type="string" calcext:value-type="string">
            <text:p>S</text:p>
          </table:table-cell>
          <table:table-cell table:style-name="ce1693" office:value-type="float" office:value="0" calcext:value-type="float">
            <text:p>0</text:p>
          </table:table-cell>
          <table:table-cell table:style-name="ce1795"/>
          <table:table-cell table:style-name="ce1819"/>
          <table:table-cell table:style-name="ce1720" office:value-type="string" calcext:value-type="string">
            <text:p>20m</text:p>
          </table:table-cell>
          <table:table-cell table:style-name="ce1693" office:value-type="float" office:value="8" calcext:value-type="float">
            <text:p>8</text:p>
          </table:table-cell>
          <table:table-cell table:style-name="ce1693" office:value-type="float" office:value="10" calcext:value-type="float">
            <text:p>10</text:p>
          </table:table-cell>
          <table:table-cell table:style-name="ce1693" office:value-type="float" office:value="3" calcext:value-type="float">
            <text:p>3</text:p>
          </table:table-cell>
          <table:table-cell table:style-name="ce1824" office:value-type="float" office:value="10" calcext:value-type="float">
            <text:p>10</text:p>
          </table:table-cell>
          <table:table-cell table:style-name="ce1831" office:value-type="string" calcext:value-type="string">
            <text:p>lövészet</text:p>
          </table:table-cell>
          <table:table-cell table:style-name="ce1915" office:value-type="string" calcext:value-type="string">
            <text:p>* A kézi nyílpuska kevésbé pontos fegyver kis mérete miatt.</text:p>
          </table:table-cell>
          <table:table-cell table:number-columns-repeated="16369"/>
        </table:table-row>
        <table:table-row table:style-name="ro26">
          <table:table-cell/>
          <table:table-cell table:style-name="ce1695" office:value-type="string" calcext:value-type="string">
            <text:p>Nyílpuska</text:p>
          </table:table-cell>
          <table:table-cell table:style-name="ce1695" office:value-type="string" calcext:value-type="string">
            <text:p>kétkezes</text:p>
          </table:table-cell>
          <table:table-cell table:style-name="ce1695" office:value-type="float" office:value="6" calcext:value-type="float">
            <text:p>6</text:p>
          </table:table-cell>
          <table:table-cell table:style-name="ce1695" office:value-type="string" calcext:value-type="string">
            <text:p>S</text:p>
          </table:table-cell>
          <table:table-cell table:style-name="ce1729" office:value-type="float" office:value="8" calcext:value-type="float">
            <text:p>8</text:p>
          </table:table-cell>
          <table:table-cell table:style-name="ce1797"/>
          <table:table-cell table:style-name="ce1819"/>
          <table:table-cell table:style-name="ce1729" office:value-type="string" calcext:value-type="string">
            <text:p>50m</text:p>
          </table:table-cell>
          <table:table-cell table:style-name="ce1695" office:value-type="float" office:value="4" calcext:value-type="float">
            <text:p>4</text:p>
          </table:table-cell>
          <table:table-cell table:style-name="ce1695" office:value-type="float" office:value="16" calcext:value-type="float">
            <text:p>16</text:p>
          </table:table-cell>
          <table:table-cell table:style-name="ce1695" office:value-type="float" office:value="4" calcext:value-type="float">
            <text:p>4</text:p>
          </table:table-cell>
          <table:table-cell table:style-name="ce1828" office:value-type="float" office:value="13" calcext:value-type="float">
            <text:p>13</text:p>
          </table:table-cell>
          <table:table-cell table:style-name="ce1831" office:value-type="string" calcext:value-type="string">
            <text:p>lövészet</text:p>
          </table:table-cell>
          <table:table-cell table:style-name="ce1943" office:value-type="string" calcext:value-type="string">
            <text:p>Nem páncéltörő ?? A nehézvértet átviszi, vagy nem?</text:p>
            <text:p>Távolság-függő Átütés.</text:p>
          </table:table-cell>
          <table:table-cell table:number-columns-repeated="16369"/>
        </table:table-row>
        <table:table-row table:style-name="ro2">
          <table:table-cell/>
          <table:table-cell table:style-name="ce1695" office:value-type="string" calcext:value-type="string">
            <text:p>Nehéz nyílpuska</text:p>
          </table:table-cell>
          <table:table-cell table:style-name="ce1695" office:value-type="string" calcext:value-type="string">
            <text:p>kétkezes</text:p>
          </table:table-cell>
          <table:table-cell table:style-name="ce1695" office:value-type="float" office:value="14" calcext:value-type="float">
            <text:p>14</text:p>
          </table:table-cell>
          <table:table-cell table:style-name="ce1695" office:value-type="string" calcext:value-type="string">
            <text:p>S</text:p>
          </table:table-cell>
          <table:table-cell table:style-name="ce1729" office:value-type="float" office:value="15" calcext:value-type="float">
            <text:p>15</text:p>
          </table:table-cell>
          <table:table-cell table:style-name="ce1797"/>
          <table:table-cell table:style-name="ce1819"/>
          <table:table-cell table:style-name="ce1729" office:value-type="string" calcext:value-type="string">
            <text:p>80m</text:p>
          </table:table-cell>
          <table:table-cell table:style-name="ce1695" office:value-type="float" office:value="1" calcext:value-type="float">
            <text:p>1</text:p>
          </table:table-cell>
          <table:table-cell table:style-name="ce1695" office:value-type="float" office:value="16" calcext:value-type="float">
            <text:p>16</text:p>
          </table:table-cell>
          <table:table-cell table:style-name="ce1695" office:value-type="float" office:value="4" calcext:value-type="float">
            <text:p>4</text:p>
          </table:table-cell>
          <table:table-cell table:style-name="ce1828" office:value-type="float" office:value="16" calcext:value-type="float">
            <text:p>16</text:p>
          </table:table-cell>
          <table:table-cell table:style-name="ce1831" office:value-type="string" calcext:value-type="string">
            <text:p>lövészet</text:p>
          </table:table-cell>
          <table:table-cell table:style-name="ce1943" office:value-type="string" calcext:value-type="string">
            <text:p>Páncéltörő <text:s/>Ez átviszi a nehézvértet is!</text:p>
          </table:table-cell>
          <table:table-cell table:number-columns-repeated="16369"/>
        </table:table-row>
        <table:table-row table:style-name="ro26">
          <table:table-cell/>
          <table:table-cell table:style-name="ce1695" office:value-type="string" calcext:value-type="string">
            <text:p>Shadoni páncéltörő</text:p>
          </table:table-cell>
          <table:table-cell table:style-name="ce1695" office:value-type="string" calcext:value-type="string">
            <text:p>kétkezes</text:p>
          </table:table-cell>
          <table:table-cell table:style-name="ce1695" office:value-type="float" office:value="20" calcext:value-type="float">
            <text:p>20</text:p>
          </table:table-cell>
          <table:table-cell table:style-name="ce1695" office:value-type="string" calcext:value-type="string">
            <text:p>Z</text:p>
          </table:table-cell>
          <table:table-cell table:style-name="ce1729" office:value-type="float" office:value="20" calcext:value-type="float">
            <text:p>20</text:p>
          </table:table-cell>
          <table:table-cell table:style-name="ce1797"/>
          <table:table-cell table:style-name="ce1819"/>
          <table:table-cell table:style-name="ce1729" office:value-type="string" calcext:value-type="string">
            <text:p>120m</text:p>
          </table:table-cell>
          <table:table-cell table:number-columns-repeated="2" table:style-name="ce1695" office:value-type="float" office:value="0" calcext:value-type="float">
            <text:p>0</text:p>
          </table:table-cell>
          <table:table-cell table:style-name="ce1695" office:value-type="float" office:value="4" calcext:value-type="float">
            <text:p>4</text:p>
          </table:table-cell>
          <table:table-cell table:style-name="ce1828" office:value-type="string" calcext:value-type="string">
            <text:p>-</text:p>
          </table:table-cell>
          <table:table-cell table:style-name="ce1831" office:value-type="string" calcext:value-type="string">
            <text:p>lövészet</text:p>
          </table:table-cell>
          <table:table-cell table:style-name="ce1943" office:value-type="string" calcext:value-type="string">
            <text:p>* Újratöltés: 1 emberrel: 3 kör, 2 emberrel: 1 kör</text:p>
            <text:p>** Páncéltörő</text:p>
          </table:table-cell>
          <table:table-cell table:number-columns-repeated="16369"/>
        </table:table-row>
        <table:table-row table:style-name="ro2">
          <table:table-cell/>
          <table:table-cell table:style-name="ce1695" office:value-type="string" calcext:value-type="string">
            <text:p>Kharei nyílpuska</text:p>
          </table:table-cell>
          <table:table-cell table:style-name="ce1695" office:value-type="string" calcext:value-type="string">
            <text:p>egykezes</text:p>
          </table:table-cell>
          <table:table-cell table:style-name="ce1695" office:value-type="float" office:value="3" calcext:value-type="float">
            <text:p>3</text:p>
          </table:table-cell>
          <table:table-cell table:style-name="ce1695" office:value-type="string" calcext:value-type="string">
            <text:p>S</text:p>
          </table:table-cell>
          <table:table-cell table:style-name="ce1695" office:value-type="float" office:value="0" calcext:value-type="float">
            <text:p>0</text:p>
          </table:table-cell>
          <table:table-cell table:style-name="ce1797"/>
          <table:table-cell table:style-name="ce1819"/>
          <table:table-cell table:style-name="ce1729" office:value-type="string" calcext:value-type="string">
            <text:p>50m</text:p>
          </table:table-cell>
          <table:table-cell table:style-name="ce1695" office:value-type="float" office:value="5" calcext:value-type="float">
            <text:p>5</text:p>
          </table:table-cell>
          <table:table-cell table:style-name="ce1695" office:value-type="float" office:value="14" calcext:value-type="float">
            <text:p>14</text:p>
          </table:table-cell>
          <table:table-cell table:style-name="ce1695" office:value-type="float" office:value="4" calcext:value-type="float">
            <text:p>4</text:p>
          </table:table-cell>
          <table:table-cell table:style-name="ce1828" office:value-type="float" office:value="6" calcext:value-type="float">
            <text:p>6</text:p>
          </table:table-cell>
          <table:table-cell table:style-name="ce1831" office:value-type="string" calcext:value-type="string">
            <text:p>lövészet</text:p>
          </table:table-cell>
          <table:table-cell table:style-name="ce1943" office:value-type="string" calcext:value-type="string">
            <text:p>* Míg ki nem fogy a tár. Újratöltés: 1 kör</text:p>
          </table:table-cell>
          <table:table-cell table:number-columns-repeated="16369"/>
        </table:table-row>
        <table:table-row table:style-name="ro26">
          <table:table-cell table:style-name="ce1666"/>
          <table:table-cell table:style-name="ce1698" office:value-type="string" calcext:value-type="string">
            <text:p>Aquir nyílpuska</text:p>
          </table:table-cell>
          <table:table-cell table:style-name="ce1698" office:value-type="string" calcext:value-type="string">
            <text:p>egykezes</text:p>
          </table:table-cell>
          <table:table-cell table:style-name="ce1698" office:value-type="string" calcext:value-type="string">
            <text:p>halál / +6</text:p>
          </table:table-cell>
          <table:table-cell table:style-name="ce1698" office:value-type="string" calcext:value-type="string">
            <text:p>S</text:p>
          </table:table-cell>
          <table:table-cell table:style-name="ce1698" office:value-type="float" office:value="20" calcext:value-type="float">
            <text:p>20</text:p>
          </table:table-cell>
          <table:table-cell table:style-name="ce1801" table:number-columns-repeated="2"/>
          <table:table-cell table:style-name="ce1730" office:value-type="string" calcext:value-type="string">
            <text:p>50m</text:p>
          </table:table-cell>
          <table:table-cell table:style-name="ce1698" office:value-type="float" office:value="8" calcext:value-type="float">
            <text:p>8</text:p>
          </table:table-cell>
          <table:table-cell table:style-name="ce1698" office:value-type="float" office:value="16" calcext:value-type="float">
            <text:p>16</text:p>
          </table:table-cell>
          <table:table-cell table:style-name="ce1698" office:value-type="float" office:value="4" calcext:value-type="float">
            <text:p>4</text:p>
          </table:table-cell>
          <table:table-cell table:style-name="ce1830" office:value-type="float" office:value="7" calcext:value-type="float">
            <text:p>7</text:p>
          </table:table-cell>
          <table:table-cell table:style-name="ce1833" office:value-type="string" calcext:value-type="string">
            <text:p>lövészet</text:p>
          </table:table-cell>
          <table:table-cell table:style-name="ce1953" office:value-type="string" calcext:value-type="string">
            <text:p><text:span text:style-name="T25">* Halálos hatása csak aquir kézben érvényesül</text:span></text:p>
            <text:p><text:span text:style-name="T25">** Páncéltörő</text:span></text:p>
          </table:table-cell>
          <table:table-cell table:style-name="ce1953"/>
          <table:table-cell table:style-name="ce352" table:number-columns-repeated="240"/>
          <table:table-cell table:number-columns-repeated="16128"/>
        </table:table-row>
        <table:table-row table:style-name="ro2">
          <table:table-cell table:style-name="ce1663"/>
          <table:table-cell table:number-columns-repeated="12"/>
          <table:table-cell table:style-name="ce584"/>
          <table:table-cell table:number-columns-repeated="16370"/>
        </table:table-row>
        <table:table-row table:style-name="ro2">
          <table:table-cell table:number-columns-repeated="13"/>
          <table:table-cell table:style-name="ce584"/>
          <table:table-cell table:number-columns-repeated="16370"/>
        </table:table-row>
        <table:table-row table:style-name="ro2">
          <table:table-cell table:number-columns-repeated="2"/>
          <table:table-cell table:style-name="ce1716"/>
          <table:table-cell table:number-columns-repeated="10"/>
          <table:table-cell table:style-name="ce584"/>
          <table:table-cell table:number-columns-repeated="16370"/>
        </table:table-row>
        <table:table-row table:style-name="ro2" table:number-rows-repeated="65439">
          <table:table-cell table:number-columns-repeated="13"/>
          <table:table-cell table:style-name="ce584"/>
          <table:table-cell table:number-columns-repeated="16370"/>
        </table:table-row>
        <table:table-row table:style-name="ro2" table:number-rows-repeated="983041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Képzettséglista" table:style-name="ta5">
        <office:forms form:automatic-focus="false" form:apply-design-mode="false"/>
        <table:table-column table:style-name="co58" table:default-cell-style-name="ce1478"/>
        <table:table-column table:style-name="co59" table:default-cell-style-name="ce1481"/>
        <table:table-column table:style-name="co60" table:default-cell-style-name="ce1478"/>
        <table:table-column table:style-name="co59" table:default-cell-style-name="ce1481"/>
        <table:table-column table:style-name="co61" table:default-cell-style-name="ce1478"/>
        <table:table-column table:style-name="co62" table:default-cell-style-name="ce1515"/>
        <table:table-column table:style-name="co63" table:default-cell-style-name="ce1478"/>
        <table:table-column table:style-name="co64" table:default-cell-style-name="Default"/>
        <table:table-column table:style-name="co65" table:default-cell-style-name="Default"/>
        <table:table-column table:style-name="co66" table:default-cell-style-name="Default"/>
        <table:table-row table:style-name="ro14">
          <table:table-cell table:style-name="ce1401" office:value-type="string" calcext:value-type="string" table:number-columns-spanned="6" table:number-rows-spanned="1">
            <text:p>Ez egy összegző oldal, ahonnan elérhetőek az egyes képzettségek webes adatlapjai + adatforrás is</text:p>
          </table:table-cell>
          <table:covered-table-cell table:style-name="ce1421"/>
          <table:covered-table-cell table:style-name="ce595"/>
          <table:covered-table-cell table:style-name="ce1421"/>
          <table:covered-table-cell table:style-name="ce1665"/>
          <table:covered-table-cell table:style-name="ce1421"/>
          <table:table-cell table:style-name="ce595"/>
          <table:table-cell table:number-columns-repeated="3"/>
        </table:table-row>
        <table:table-row table:style-name="ro3">
          <table:table-cell table:style-name="ce1464"/>
          <table:table-cell table:style-name="ce1413"/>
          <table:table-cell table:style-name="ce595"/>
          <table:table-cell table:style-name="ce1413"/>
          <table:table-cell table:style-name="ce1665"/>
          <table:table-cell table:style-name="ce1413"/>
          <table:table-cell table:style-name="ce595"/>
          <table:table-cell table:number-columns-repeated="3"/>
        </table:table-row>
        <table:table-row table:style-name="ro2">
          <table:table-cell table:style-name="ce1465" office:value-type="string" calcext:value-type="string">
            <text:p>Primer képzettségek</text:p>
          </table:table-cell>
          <table:table-cell table:style-name="ce1480"/>
          <table:table-cell table:style-name="ce1393" office:value-type="string" calcext:value-type="string">
            <text:p>Szekunder képzettségek</text:p>
          </table:table-cell>
          <table:table-cell table:style-name="ce1508"/>
          <table:table-cell table:style-name="Default"/>
          <table:table-cell table:style-name="ce1441" office:value-type="string" calcext:value-type="string">
            <text:p>Tradíciók</text:p>
          </table:table-cell>
          <table:table-cell table:style-name="ce303"/>
          <table:table-cell table:number-columns-repeated="3"/>
        </table:table-row>
        <table:table-row table:style-name="ro1">
          <table:table-cell table:style-name="ce1404"/>
          <table:table-cell table:style-name="ce1480"/>
          <table:table-cell table:style-name="ce1644" office:value-type="string" calcext:value-type="string">
            <text:p><text:a xlink:href="https://github.com/kaktusztea/km100/blob/master/md/kepzettsegek.szekunder/lovaglas.md" xlink:type="simple">Lovaglás</text:a></text:p>
          </table:table-cell>
          <table:table-cell table:style-name="ce1508"/>
          <table:table-cell table:style-name="Default"/>
          <table:table-cell table:style-name="ce1475"/>
          <table:table-cell table:style-name="ce303"/>
          <table:table-cell table:number-columns-repeated="3"/>
        </table:table-row>
        <table:table-row table:style-name="ro1">
          <table:table-cell table:style-name="ce1395" office:value-type="string" calcext:value-type="string">
            <text:p><text:span text:style-name="T26">➖➖ </text:span><text:span text:style-name="T27">Harcmodorok </text:span><text:span text:style-name="T28">➖➖</text:span></text:p>
          </table:table-cell>
          <table:table-cell/>
          <table:table-cell table:style-name="ce1469" office:value-type="string" calcext:value-type="string">
            <text:p><text:a xlink:href="https://github.com/kaktusztea/km100/blob/master/md/kepzettsegek.szekunder/nyelvtanulas.md" xlink:type="simple">Nyelvtanulás</text:a></text:p>
          </table:table-cell>
          <table:table-cell table:style-name="ce303"/>
          <table:table-cell table:style-name="Default"/>
          <table:table-cell table:style-name="ce1532" office:value-type="string" calcext:value-type="string">
            <text:p>➖➖➖ Mágia ➖➖➖</text:p>
          </table:table-cell>
          <table:table-cell table:style-name="ce303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harcmodor.md" xlink:type="simple">Kardvívás</text:a></text:p>
          </table:table-cell>
          <table:table-cell/>
          <table:table-cell table:style-name="ce1644" table:content-validation-name="val199" office:value-type="string" calcext:value-type="string">
            <text:p><text:span text:style-name="T32"><text:a xlink:href="https://github.com/kaktusztea/km100/blob/master/md/kepzettsegek.szekunder/szakma.md" xlink:type="simple">Szakma</text:a></text:span><text:span text:style-name="T32"> 🔁</text:span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Magasmágia</text:p>
          </table:table-cell>
          <table:table-cell table:style-name="ce303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harcmodor.md" xlink:type="simple">Közelharc</text:a></text:p>
          </table:table-cell>
          <table:table-cell/>
          <table:table-cell table:style-name="ce1668"/>
          <table:table-cell table:style-name="Default" table:number-columns-repeated="2"/>
          <table:table-cell table:style-name="ce1475" office:value-type="string" calcext:value-type="string">
            <text:p>Vulgármágia</text:p>
          </table:table-cell>
          <table:table-cell table:style-name="ce303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harcmodor.md" xlink:type="simple">Lándzsavívás</text:a></text:p>
          </table:table-cell>
          <table:table-cell/>
          <table:table-cell table:style-name="ce1644" office:value-type="string" calcext:value-type="string">
            <text:p><text:a xlink:href="https://github.com/kaktusztea/km100/blob/master/md/kepzettsegek.szekunder/alcazas_alruha.md" xlink:type="simple">Álcázás/Álruh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dani Tűzmágia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a xlink:href="https://github.com/kaktusztea/km100/blob/master/md/kepzettsegek.primer.harci/harcmodor.md" xlink:type="simple">Zúzás</text:a> </text:p>
          </table:table-cell>
          <table:table-cell/>
          <table:table-cell table:style-name="ce1644" office:value-type="string" calcext:value-type="string">
            <text:p><text:a xlink:href="https://github.com/kaktusztea/km100/blob/master/md/kepzettsegek.szekunder/alkimia.md" xlink:type="simple">Alkími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Bárdmágia</text:p>
          </table:table-cell>
          <table:table-cell table:style-name="ce303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tavolsagi_harcmodor.md" xlink:type="simple">Hajítás</text:a></text:p>
          </table:table-cell>
          <table:table-cell/>
          <table:table-cell table:style-name="ce1644" office:value-type="string" calcext:value-type="string">
            <text:p><text:a xlink:href="https://github.com/kaktusztea/km100/blob/master/md/kepzettsegek.szekunder/csapdaallitas.md" xlink:type="simple">Csapdaállítás</text:a></text:p>
          </table:table-cell>
          <table:table-cell table:style-name="ce343"/>
          <table:table-cell table:style-name="Default"/>
          <table:table-cell table:style-name="ce1475" office:value-type="string" calcext:value-type="string">
            <text:p>Illuzionista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tavolsagi_harcmodor.md" xlink:type="simple">Íjászat</text:a></text:p>
          </table:table-cell>
          <table:table-cell/>
          <table:table-cell table:style-name="ce1400" office:value-type="string" calcext:value-type="string">
            <text:p><text:a xlink:href="https://github.com/kaktusztea/km100/blob/master/md/kepzettsegek.szekunder/eloadomuveszet.md" xlink:type="simple">Előadó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Természeti mágia</text:p>
          </table:table-cell>
          <table:table-cell table:number-columns-repeated="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tavolsagi_harcmodor.md" xlink:type="simple">Lövészet</text:a></text:p>
          </table:table-cell>
          <table:table-cell/>
          <table:table-cell table:style-name="ce1644" office:value-type="string" calcext:value-type="string">
            <text:p><text:a xlink:href="https://github.com/kaktusztea/km100/blob/master/md/kepzettsegek.szekunder/ertekbecsles.md" xlink:type="simple">Értékbecsl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ámánmágia</text:p>
          </table:table-cell>
          <table:table-cell table:number-columns-repeated="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tavolsagi_harcmodor.md" xlink:type="simple">Ostromlövészet</text:a></text:p>
          </table:table-cell>
          <table:table-cell/>
          <table:table-cell table:style-name="ce1644" office:value-type="string" calcext:value-type="string">
            <text:p><text:a xlink:href="https://github.com/kaktusztea/km100/blob/master/md/kepzettsegek.szekunder/etikett.md" xlink:type="simple">Etikett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Drágakőmágia</text:p>
          </table:table-cell>
          <table:table-cell table:number-columns-repeated="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magikus_loveszet.md" xlink:type="simple">Mágikus lövészet</text:a></text:p>
          </table:table-cell>
          <table:table-cell table:style-name="ce1482"/>
          <table:table-cell table:style-name="ce1644" office:value-type="string" calcext:value-type="string">
            <text:p><text:a xlink:href="https://github.com/kaktusztea/km100/blob/master/md/kepzettsegek.szekunder/hajozas.md" xlink:type="simple">Hajó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➖➖➖ Szakrális ➖➖➖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29">➖➖ Kiemelt</text:span><text:span text:style-name="T30"> </text:span><text:span text:style-name="T31">➖➖</text:span></text:p>
          </table:table-cell>
          <table:table-cell table:style-name="ce1482"/>
          <table:table-cell table:style-name="ce1644" office:value-type="string" calcext:value-type="string">
            <text:p><text:a xlink:href="https://github.com/kaktusztea/km100/blob/master/md/kepzettsegek.szekunder/idomitas.md" xlink:type="simple">Idomítás</text:a></text:p>
          </table:table-cell>
          <table:table-cell table:style-name="ce1652"/>
          <table:table-cell table:style-name="Default"/>
          <table:table-cell table:style-name="ce1475" office:value-type="string" calcext:value-type="string">
            <text:p>Szakrális (papi)</text:p>
          </table:table-cell>
          <table:table-cell table:number-columns-repeated="4"/>
        </table:table-row>
        <table:table-row table:style-name="ro1">
          <table:table-cell table:style-name="ce1644" office:value-type="string" calcext:value-type="string">
            <text:p><text:a xlink:href="https://github.com/kaktusztea/km100/blob/master/md/kepzettsegek.primer.altalanos/akrobatika.md" xlink:type="simple">Akrobatika</text:a>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epzomuveszet.md" xlink:type="simple">Képzőművészet</text:a> 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 Szellemi ➖➖➖</text:p>
          </table:table-cell>
          <table:table-cell table:number-columns-repeated="4"/>
        </table:table-row>
        <table:table-row table:style-name="ro1">
          <table:table-cell table:style-name="ce1644" office:value-type="string" calcext:value-type="string">
            <text:p><text:a xlink:href="https://github.com/kaktusztea/km100/blob/master/md/kepzettsegek.primer.misztikus/aurafejlesztes.md" xlink:type="simple">Aurafejlesztés</text:a>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vantikum.md" xlink:type="simple">Kvant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lan</text:p>
          </table:table-cell>
          <table:table-cell table:number-columns-repeated="4"/>
        </table:table-row>
        <table:table-row table:style-name="ro1">
          <table:table-cell table:style-name="ce1644" office:value-type="string" calcext:value-type="string">
            <text:p><text:a xlink:href="https://github.com/kaktusztea/km100/blob/master/md/kepzettsegek.primer.altalanos/eszleles.md" xlink:type="simple">Észlelés</text:a> </text:p>
          </table:table-cell>
          <table:table-cell table:style-name="ce1482"/>
          <table:table-cell table:style-name="ce1644" office:value-type="string" calcext:value-type="string">
            <text:p><text:a xlink:href="https://github.com/kaktusztea/km100/blob/master/md/kepzettsegek.szekunder/leglovaglas.md" xlink:type="simple">Léglovagl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Fejvadász</text:p>
          </table:table-cell>
          <table:table-cell table:number-columns-repeated="4"/>
        </table:table-row>
        <table:table-row table:style-name="ro1">
          <table:table-cell table:style-name="ce1644" office:value-type="string" calcext:value-type="string">
            <text:p><text:a xlink:href="https://github.com/kaktusztea/km100/blob/master/md/kepzettsegek.primer.altalanos/fajdalomtures.md" xlink:type="simple">Fájdalomtűrés</text:a> </text:p>
          </table:table-cell>
          <table:table-cell table:style-name="ce1482"/>
          <table:table-cell table:style-name="ce1407" office:value-type="string" calcext:value-type="string">
            <text:p><text:a xlink:href="https://github.com/kaktusztea/km100/blob/master/md/kepzettsegek.szekunder/lexikum.md" xlink:type="simple">Lex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Amund</text:p>
          </table:table-cell>
          <table:table-cell table:number-columns-repeated="4"/>
        </table:table-row>
        <table:table-row table:style-name="ro1">
          <table:table-cell table:style-name="ce1644" office:value-type="string" calcext:value-type="string">
            <text:p><text:a xlink:href="https://github.com/kaktusztea/km100/blob/master/md/kepzettsegek.primer.misztikus/osszpontositas.md" xlink:type="simple">Összpontosítás</text:a> </text:p>
          </table:table-cell>
          <table:table-cell table:style-name="ce1482"/>
          <table:table-cell table:style-name="ce1644" office:value-type="string" calcext:value-type="string">
            <text:p><text:a xlink:href="https://github.com/kaktusztea/km100/blob/master/md/kepzettsegek.szekunder/lopas.md" xlink:type="simple">Lopás</text:a></text:p>
          </table:table-cell>
          <table:table-cell table:style-name="ce1512" table:content-validation-name="val5"/>
          <table:table-cell table:style-name="Default"/>
          <table:table-cell table:style-name="ce1539" office:value-type="string" calcext:value-type="string">
            <text:p>Dzsenn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misztikus/pszi_hasznalat.md" xlink:type="simple">Pszí használat</text:a> </text:p>
          </table:table-cell>
          <table:table-cell table:style-name="ce1482"/>
          <table:table-cell table:style-name="ce1644" office:value-type="string" calcext:value-type="string">
            <text:p><text:a xlink:href="https://github.com/kaktusztea/km100/blob/master/md/kepzettsegek.szekunder/maszas.md" xlink:type="simple">Mászás</text:a></text:p>
          </table:table-cell>
          <table:table-cell table:style-name="ce1512" table:content-validation-name="val5"/>
          <table:table-cell table:style-name="Default"/>
          <table:table-cell table:style-name="ce1312"/>
          <table:table-cell table:number-columns-repeated="4"/>
        </table:table-row>
        <table:table-row table:style-name="ro1">
          <table:table-cell table:style-name="ce1469" office:value-type="string" calcext:value-type="string">
            <text:p><text:a xlink:href="https://github.com/kaktusztea/km100/blob/master/md/kepzettsegek.primer.misztikus/tradicio.md" xlink:type="simple">Tradíció</text:a></text:p>
          </table:table-cell>
          <table:table-cell table:style-name="Default"/>
          <table:table-cell table:style-name="ce1469" office:value-type="string" calcext:value-type="string">
            <text:p><text:a xlink:href="https://github.com/kaktusztea/km100/blob/master/md/kepzettsegek.szekunder/muveszetismeret.md" xlink:type="simple">Művészetismeret</text:a></text:p>
          </table:table-cell>
          <table:table-cell table:style-name="ce303"/>
          <table:table-cell table:style-name="Default"/>
          <table:table-cell table:style-name="ce303"/>
          <table:table-cell table:number-columns-repeated="4"/>
        </table:table-row>
        <table:table-row table:style-name="ro1">
          <table:table-cell table:style-name="ce1395" office:value-type="string" calcext:value-type="string">
            <text:p>➖➖ Világi ➖➖</text:p>
          </table:table-cell>
          <table:table-cell/>
          <table:table-cell table:style-name="ce1644" office:value-type="string" calcext:value-type="string">
            <text:p><text:a xlink:href="https://github.com/kaktusztea/km100/blob/master/md/kepzettsegek.szekunder/szerencsejatek.md" xlink:type="simple">Szerencsejáték</text:a></text:p>
          </table:table-cell>
          <table:table-cell table:style-name="ce303"/>
          <table:table-cell table:style-name="Default"/>
          <table:table-cell table:style-name="ce1441" office:value-type="string" calcext:value-type="string">
            <text:p>Szakmák</text:p>
          </table:table-cell>
          <table:table-cell table:style-name="ce1541"/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befolyasolas.md" xlink:type="simple">Befolyásolás</text:a> </text:p>
          </table:table-cell>
          <table:table-cell table:style-name="ce1482"/>
          <table:table-cell table:style-name="ce1644" office:value-type="string" calcext:value-type="string">
            <text:p><text:a xlink:href="https://github.com/kaktusztea/km100/blob/master/md/kepzettsegek.szekunder/termeszetjaras.md" xlink:type="simple">Természetjárás</text:a></text:p>
          </table:table-cell>
          <table:table-cell table:style-name="ce303"/>
          <table:table-cell table:style-name="Default"/>
          <table:table-cell table:style-name="ce1475"/>
          <table:table-cell table:number-columns-repeated="2"/>
          <table:table-cell table:style-name="ce1880"/>
          <table:table-cell/>
        </table:table-row>
        <table:table-row table:style-name="ro1">
          <table:table-cell table:style-name="ce1644" office:value-type="string" calcext:value-type="string">
            <text:p><text:a xlink:href="https://github.com/kaktusztea/km100/blob/master/md/kepzettsegek.primer.altalanos/emberismeret.md" xlink:type="simple">Emberismeret</text:a></text:p>
          </table:table-cell>
          <table:table-cell table:style-name="ce1482"/>
          <table:table-cell table:style-name="ce1644" office:value-type="string" calcext:value-type="string">
            <text:p><text:a xlink:href="https://github.com/kaktusztea/km100/blob/master/md/kepzettsegek.szekunder/vajakossag.md" xlink:type="simple">Vajákosság</text:a></text:p>
          </table:table-cell>
          <table:table-cell table:style-name="Default" table:number-columns-repeated="2"/>
          <table:table-cell table:style-name="ce1475" office:value-type="string" calcext:value-type="string">
            <text:p>ác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hadaszat.md" xlink:type="simple">Hadászat</text:a> </text:p>
          </table:table-cell>
          <table:table-cell table:style-name="Default"/>
          <table:table-cell table:style-name="ce1644" office:value-type="string" calcext:value-type="string">
            <text:p><text:a xlink:href="https://github.com/kaktusztea/km100/blob/master/md/kepzettsegek.szekunder/zarnyitas.md" xlink:type="simple">Zárnyitás</text:a></text:p>
          </table:table-cell>
          <table:table-cell table:style-name="Default" table:number-columns-repeated="2"/>
          <table:table-cell table:style-name="ce1475" office:value-type="string" calcext:value-type="string">
            <text:p>asztalos</text:p>
          </table:table-cell>
          <table:table-cell table:number-columns-repeated="4"/>
        </table:table-row>
        <table:table-row table:style-name="ro1">
          <table:table-cell table:style-name="ce1644" office:value-type="string" calcext:value-type="string">
            <text:p><text:a xlink:href="https://github.com/kaktusztea/km100/blob/master/md/kepzettsegek.primer.altalanos/lopakodas_rejtozes.md" xlink:type="simple">Lopakodás/Rejtőzés</text:a> </text:p>
          </table:table-cell>
          <table:table-cell table:style-name="Default"/>
          <table:table-cell table:style-name="ce1671" office:value-type="string" calcext:value-type="string">
            <text:p><text:a xlink:href="https://github.com/kaktusztea/km100/blob/master/md/kepzettsegek.szekunder/varosi_jartassag.md" xlink:type="simple">Városi jártasság</text:a> </text:p>
          </table:table-cell>
          <table:table-cell table:style-name="ce1413" table:formula="of:=COUNTA([.C$4:.C$28])" office:value-type="float" office:value="23" calcext:value-type="float">
            <text:p>23</text:p>
          </table:table-cell>
          <table:table-cell table:style-name="Default"/>
          <table:table-cell table:style-name="ce1475" office:value-type="string" calcext:value-type="string">
            <text:p>cipész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ltalanos/nyomozas.md" xlink:type="simple">Nyomozás</text:a> </text:p>
          </table:table-cell>
          <table:table-cell table:style-name="Default" table:number-columns-repeated="4"/>
          <table:table-cell table:style-name="ce1475" office:value-type="string" calcext:value-type="string">
            <text:p>cserző</text:p>
          </table:table-cell>
          <table:table-cell table:number-columns-repeated="4"/>
        </table:table-row>
        <table:table-row table:style-name="ro1">
          <table:table-cell table:style-name="ce1644" office:value-type="string" calcext:value-type="string">
            <text:p><text:a xlink:href="https://github.com/kaktusztea/km100/blob/master/md/kepzettsegek.primer.altalanos/meregkeveres.md" xlink:type="simple">Méregkeverés</text:a></text:p>
          </table:table-cell>
          <table:table-cell/>
          <table:table-cell table:style-name="Default" table:number-columns-repeated="3"/>
          <table:table-cell table:style-name="ce1475" office:value-type="string" calcext:value-type="string">
            <text:p>ékszerész</text:p>
          </table:table-cell>
          <table:table-cell table:number-columns-repeated="4"/>
        </table:table-row>
        <table:table-row table:style-name="ro1">
          <table:table-cell table:style-name="ce1644" office:value-type="string" calcext:value-type="string">
            <text:p><text:a xlink:href="https://github.com/kaktusztea/km100/blob/master/md/kepzettsegek.primer.altalanos/orvoslas.md" xlink:type="simple">Orvoslás</text:a> </text:p>
          </table:table-cell>
          <table:table-cell table:style-name="Default" table:number-columns-repeated="4"/>
          <table:table-cell table:style-name="ce1475" office:value-type="string" calcext:value-type="string">
            <text:p>gazdálkodás(birtok)</text:p>
          </table:table-cell>
          <table:table-cell table:number-columns-repeated="4"/>
        </table:table-row>
        <table:table-row table:style-name="ro1">
          <table:table-cell table:style-name="ce1821" office:value-type="string" calcext:value-type="string">
            <text:p><text:span text:style-name="T32"><text:a xlink:href="https://github.com/kaktusztea/km100/blob/master/md/kepzettsegek.primer.misztikus/osi_nyelv_ismerete.md" xlink:type="simple">Ősi nyelv ismerete</text:a></text:span><text:span text:style-name="T32"> 🔁</text:span></text:p>
          </table:table-cell>
          <table:table-cell table:formula="of:=COUNTA([.A6:.A14];[.A16:.A22];[.A24:.A31])" office:value-type="float" office:value="24" calcext:value-type="float">
            <text:p>24</text:p>
          </table:table-cell>
          <table:table-cell table:style-name="ce1450" office:value-type="string" calcext:value-type="string">
            <text:p>Σ</text:p>
          </table:table-cell>
          <table:table-cell table:style-name="ce1530" table:formula="of:=[.B31]+[.D27]+[.B56]" office:value-type="float" office:value="68" calcext:value-type="float">
            <text:p>68</text:p>
          </table:table-cell>
          <table:table-cell table:style-name="Default"/>
          <table:table-cell table:style-name="ce1475" office:value-type="string" calcext:value-type="string">
            <text:p>hivatalnok</text:p>
          </table:table-cell>
          <table:table-cell table:number-columns-repeated="4"/>
        </table:table-row>
        <table:table-row table:style-name="ro2">
          <table:table-cell table:style-name="Default" table:number-columns-repeated="2"/>
          <table:table-cell table:style-name="ce1451" office:value-type="string" calcext:value-type="string">
            <text:p>🔁</text:p>
          </table:table-cell>
          <table:table-cell table:style-name="ce1530" office:value-type="float" office:value="2" calcext:value-type="float">
            <text:p>2</text:p>
          </table:table-cell>
          <table:table-cell table:style-name="Default"/>
          <table:table-cell table:style-name="ce1564" office:value-type="string" calcext:value-type="string">
            <text:p>kötélgyártó</text:p>
          </table:table-cell>
          <table:table-cell table:number-columns-repeated="4"/>
        </table:table-row>
        <table:table-row table:style-name="ro2">
          <table:table-cell table:style-name="Default"/>
          <table:table-cell table:style-name="ce1453"/>
          <table:table-cell/>
          <table:table-cell table:style-name="Default"/>
          <table:table-cell table:style-name="ce1529"/>
          <table:table-cell table:style-name="ce1564" office:value-type="string" calcext:value-type="string">
            <text:p>kőműves</text:p>
          </table:table-cell>
          <table:table-cell table:number-columns-repeated="4"/>
        </table:table-row>
        <table:table-row table:style-name="ro2">
          <table:table-cell table:style-name="ce1393" office:value-type="string" calcext:value-type="string">
            <text:p>Szférák, Arkánumok (Primer)</text:p>
          </table:table-cell>
          <table:table-cell table:style-name="ce1453"/>
          <table:table-cell table:style-name="Default" table:number-columns-repeated="3"/>
          <table:table-cell table:style-name="ce1564" office:value-type="string" calcext:value-type="string">
            <text:p>kádár</text:p>
          </table:table-cell>
          <table:table-cell table:number-columns-repeated="4"/>
        </table:table-row>
        <table:table-row table:style-name="ro2">
          <table:table-cell table:style-name="ce1394"/>
          <table:table-cell table:style-name="ce1453"/>
          <table:table-cell table:style-name="Default"/>
          <table:table-cell/>
          <table:table-cell table:style-name="Default"/>
          <table:table-cell table:style-name="ce1564" office:value-type="string" calcext:value-type="string">
            <text:p>(fegyver)kovács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26">➖➖ </text:span><text:span text:style-name="T27">Anyag szféra </text:span><text:span text:style-name="T28">➖➖</text:span></text:p>
          </table:table-cell>
          <table:table-cell table:style-name="ce1453"/>
          <table:table-cell table:style-name="Default"/>
          <table:table-cell/>
          <table:table-cell table:style-name="ce102"/>
          <table:table-cell table:style-name="ce1564" office:value-type="string" calcext:value-type="string">
            <text:p>lakatos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elemi_magia.md" xlink:type="simple">Elemi 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molnár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termeszetes_anyagok_magiaja.md" xlink:type="simple">Természetes anyagok mágiáj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áncélkovács</text:p>
          </table:table-cell>
          <table:table-cell table:number-columns-repeated="4"/>
        </table:table-row>
        <table:table-row table:style-name="ro2">
          <table:table-cell table:style-name="ce1399" office:value-type="string" calcext:value-type="string">
            <text:p>➖➖ Lélek szféra ➖➖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k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asztralmagia.md" xlink:type="simple">Asztrál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nzverő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mentalmagia.md" xlink:type="simple">Mentál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abó</text:p>
          </table:table-cell>
          <table:table-cell table:number-columns-repeated="4"/>
        </table:table-row>
        <table:table-row table:style-name="ro2">
          <table:table-cell table:style-name="ce1403" office:value-type="string" calcext:value-type="string">
            <text:p>➖➖ Jelenségek Szféra ➖➖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űc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lluziok.md" xlink:type="simple">Illúziók</text:a></text:p>
          </table:table-cell>
          <table:table-cell table:style-name="ce1453"/>
          <table:table-cell table:number-columns-repeated="3"/>
          <table:table-cell table:style-name="ce1569" office:value-type="string" calcext:value-type="string">
            <text:p>varga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eszeti_jelensegek.md" xlink:type="simple">Természeti jelenségek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Térid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omagia.md" xlink:type="simple">Időmági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agia.md" xlink:type="simple">Térmág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Életer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7" office:value-type="string" calcext:value-type="string">
            <text:p><text:a xlink:href="https://github.com/kaktusztea/km100/blob/master/md/kepzettsegek.primer.arkanumok/eletero_manipulalasa.md" xlink:type="simple">Életerő manipulálás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nekromancia.md" xlink:type="simple">Nekromanc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Idézé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belso_sikok.md" xlink:type="simple">Belső síkok lényeinek idézése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kulso_sikok.md" xlink:type="simple">Külső síkok lényeinek idézése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Sor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sors_erzekeles.md" xlink:type="simple">Sors Érzékelés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735" office:value-type="string" calcext:value-type="string">
            <text:p><text:a xlink:href="https://github.com/kaktusztea/km100/blob/master/md/kepzettsegek.primer.arkanumok/sors_befolyasolas.md" xlink:type="simple">Sors Befolyásolás</text:a></text:p>
          </table:table-cell>
          <table:table-cell table:style-name="ce1515" table:formula="of:=COUNTA([.A35:.A56])" office:value-type="float" office:value="21" calcext:value-type="float">
            <text:p>21</text:p>
          </table:table-cell>
          <table:table-cell table:number-columns-repeated="8"/>
        </table:table-row>
        <table:table-row table:style-name="ro2" table:number-rows-repeated="7">
          <table:table-cell table:style-name="Default" table:number-columns-repeated="3"/>
          <table:table-cell table:number-columns-repeated="7"/>
        </table:table-row>
        <table:table-row table:style-name="ro2" table:number-rows-repeated="1048512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Fortélylista" table:style-name="ta5">
        <office:forms form:automatic-focus="false" form:apply-design-mode="false"/>
        <table:table-column table:style-name="co67" table:default-cell-style-name="ce2046"/>
        <table:table-column table:style-name="co68" table:default-cell-style-name="ce2061"/>
        <table:table-column table:style-name="co69" table:default-cell-style-name="ce2069"/>
        <table:table-column table:style-name="co70" table:default-cell-style-name="ce2046"/>
        <table:table-column table:style-name="co71" table:default-cell-style-name="ce2080"/>
        <table:table-column table:style-name="co72" table:default-cell-style-name="ce2046"/>
        <table:table-column table:style-name="co73" table:default-cell-style-name="ce2046"/>
        <table:table-column table:style-name="co74" table:default-cell-style-name="ce2046"/>
        <table:table-column table:style-name="co75" table:default-cell-style-name="ce2104"/>
        <table:table-column table:style-name="co76" table:default-cell-style-name="ce2046"/>
        <table:table-column table:style-name="co77" table:default-cell-style-name="ce2046"/>
        <table:table-column table:style-name="co78" table:default-cell-style-name="Default"/>
        <table:table-column table:style-name="co79" table:default-cell-style-name="ce2046"/>
        <table:table-column table:style-name="co80" table:default-cell-style-name="ce2046"/>
        <table:table-column table:style-name="co7" table:default-cell-style-name="ce2046"/>
        <table:table-column table:style-name="co81" table:default-cell-style-name="Default"/>
        <table:table-row table:style-name="ro3">
          <table:table-cell table:style-name="ce2045" office:value-type="string" calcext:value-type="string" table:number-columns-spanned="16" table:number-rows-spanned="1">
            <text:p>Ez csak egy összegző oldal, ahonnan elérhetőek az egyes fortélyok és hátterek webes adatlapjai</text:p>
          </table:table-cell>
          <table:covered-table-cell table:style-name="ce2060"/>
          <table:covered-table-cell table:style-name="ce2068"/>
          <table:covered-table-cell table:style-name="ce1785"/>
          <table:covered-table-cell table:style-name="ce1786"/>
          <table:covered-table-cell table:number-columns-repeated="3" table:style-name="ce1785"/>
          <table:covered-table-cell table:style-name="ce2103"/>
          <table:covered-table-cell table:number-columns-repeated="2" table:style-name="ce1785"/>
          <table:covered-table-cell/>
          <table:covered-table-cell table:style-name="ce1785"/>
          <table:covered-table-cell table:number-columns-repeated="3"/>
        </table:table-row>
        <table:table-row table:style-name="ro2">
          <table:table-cell table:number-columns-repeated="4"/>
          <table:table-cell table:style-name="ce1786"/>
          <table:table-cell table:style-name="ce1785"/>
          <table:table-cell table:number-columns-repeated="10"/>
        </table:table-row>
        <table:table-row table:style-name="ro2">
          <table:table-cell table:style-name="ce2047" office:value-type="string" calcext:value-type="string">
            <text:p>Általános fortélyok</text:p>
          </table:table-cell>
          <table:table-cell table:style-name="ce2062" office:value-type="string" calcext:value-type="string">
            <text:p>Max fok</text:p>
          </table:table-cell>
          <table:table-cell table:style-name="ce2062" office:value-type="string" calcext:value-type="string">
            <text:p>Kiterjeszti</text:p>
          </table:table-cell>
          <table:table-cell/>
          <table:table-cell table:style-name="ce2079" office:value-type="string" calcext:value-type="string">
            <text:p>Kiemelt Fortélyok</text:p>
          </table:table-cell>
          <table:table-cell table:style-name="ce1785"/>
          <table:table-cell/>
          <table:table-cell table:style-name="ce2079" office:value-type="string" calcext:value-type="string">
            <text:p>Faj Hátterek</text:p>
          </table:table-cell>
          <table:table-cell table:style-name="ce2079" office:value-type="string" calcext:value-type="string">
            <text:p>Karma Hátterek</text:p>
          </table:table-cell>
          <table:table-cell table:style-name="ce2079" office:value-type="string" calcext:value-type="string">
            <text:p>Leíró Hátterek</text:p>
          </table:table-cell>
          <table:table-cell/>
          <table:table-cell table:style-name="ce2047" office:value-type="string" calcext:value-type="string">
            <text:p>Nyelvek</text:p>
          </table:table-cell>
          <table:table-cell table:style-name="ce2079" office:value-type="string" calcext:value-type="string">
            <text:p>Rövidítés</text:p>
          </table:table-cell>
          <table:table-cell table:style-name="Default"/>
          <table:table-cell table:style-name="ce2047" office:value-type="string" calcext:value-type="string">
            <text:p>Varázslási módszerek</text:p>
          </table:table-cell>
          <table:table-cell table:style-name="ce2046"/>
        </table:table-row>
        <table:table-row table:style-name="ro2">
          <table:table-cell table:style-name="ce2048"/>
          <table:table-cell table:style-name="ce2063"/>
          <table:table-cell table:style-name="ce2070"/>
          <table:table-cell/>
          <table:table-cell table:style-name="Default"/>
          <table:table-cell table:style-name="ce1785"/>
          <table:table-cell/>
          <table:table-cell table:style-name="ce2048"/>
          <table:table-cell table:style-name="ce2046"/>
          <table:table-cell table:style-name="Default"/>
          <table:table-cell/>
          <table:table-cell table:style-name="ce2080"/>
          <table:table-cell/>
          <table:table-cell table:style-name="Default"/>
          <table:table-cell/>
          <table:table-cell table:style-name="ce2046"/>
        </table:table-row>
        <table:table-row table:style-name="ro14">
          <table:table-cell office:value-type="string" calcext:value-type="string">
            <text:p>➖➖➖ Érzék ➖➖➖</text:p>
          </table:table-cell>
          <table:table-cell table:style-name="ce2064" office:value-type="float" office:value="0" calcext:value-type="float">
            <text:p>0</text:p>
          </table:table-cell>
          <table:table-cell table:number-columns-repeated="2"/>
          <table:table-cell table:style-name="ce2052" office:value-type="string" calcext:value-type="string">
            <text:p><text:a xlink:href="https://github.com/kaktusztea/km100/blob/master/md/fortelyok.kiemelt/helyismeret.md" xlink:type="simple">Helyismeret</text:a> 🔁</text:p>
          </table:table-cell>
          <table:table-cell table:style-name="ce1785"/>
          <table:table-cell/>
          <table:table-cell table:style-name="ce2052" office:value-type="string" calcext:value-type="string">
            <text:p><text:a xlink:href="https://github.com/kaktusztea/km100/blob/master/md/hatterek.faji/amund.md" xlink:type="simple">Amund</text:a></text:p>
          </table:table-cell>
          <table:table-cell table:style-name="ce2046" office:value-type="string" calcext:value-type="string">
            <text:p>Alkoholista</text:p>
          </table:table-cell>
          <table:table-cell table:style-name="ce2106" office:value-type="string" calcext:value-type="string">
            <text:p><text:span text:style-name="T26">➖➖➖ </text:span><text:span text:style-name="T47">Származás </text:span><text:span text:style-name="T48">➖➖➖</text:span></text:p>
          </table:table-cell>
          <table:table-cell/>
          <table:table-cell table:style-name="ce2080" office:value-type="string" calcext:value-type="string">
            <text:p><text:span text:style-name="T26">➖➖➖ </text:span><text:span text:style-name="T49">Godoni nyelvek </text:span><text:span text:style-name="T50">➖➖➖</text:span></text:p>
          </table:table-cell>
          <table:table-cell/>
          <table:table-cell table:style-name="Default"/>
          <table:table-cell table:style-name="ce901" office:value-type="string" calcext:value-type="string">
            <text:p><text:a xlink:href="https://github.com/kaktusztea/km100/blob/master/md/fortelyok.magia.modszerek/aldas.md" xlink:type="simple">Áldás</text:a></text:p>
          </table:table-cell>
          <table:table-cell table:style-name="ce2061" office:value-type="float" office:value="1" calcext:value-type="float">
            <text:p>1</text:p>
          </table:table-cell>
        </table:table-row>
        <table:table-row table:style-name="ro1">
          <table:table-cell table:style-name="ce2049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52" office:value-type="string" calcext:value-type="string">
            <text:p><text:a xlink:href="https://github.com/kaktusztea/km100/blob/master/md/fortelyok.kiemelt/kulturkor.md" xlink:type="simple">Kultúrkör</text:a> 🔁</text:p>
          </table:table-cell>
          <table:table-cell table:style-name="ce1785"/>
          <table:table-cell/>
          <table:table-cell table:style-name="ce2052" office:value-type="string" calcext:value-type="string">
            <text:p><text:a xlink:href="https://github.com/kaktusztea/km100/blob/master/md/hatterek.faji/dzsenn.md" xlink:type="simple">Dzsenn</text:a></text:p>
          </table:table-cell>
          <table:table-cell table:style-name="ce2046" office:value-type="string" calcext:value-type="string">
            <text:p>Bajnok</text:p>
          </table:table-cell>
          <table:table-cell table:style-name="ce2052" office:value-type="string" calcext:value-type="string">
            <text:p>Árva</text:p>
          </table:table-cell>
          <table:table-cell/>
          <table:table-cell table:style-name="ce2080"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 table:style-name="Default"/>
          <table:table-cell table:style-name="ce901" office:value-type="string" calcext:value-type="string">
            <text:p><text:a xlink:href="https://github.com/kaktusztea/km100/blob/master/md/fortelyok.magia.modszerek/atok.md" xlink:type="simple">Átok</text:a></text:p>
          </table:table-cell>
          <table:table-cell table:style-name="ce2061" office:value-type="float" office:value="1" calcext:value-type="float">
            <text:p>1</text:p>
          </table:table-cell>
        </table:table-row>
        <table:table-row table:style-name="ro1">
          <table:table-cell table:style-name="ce2049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52" office:value-type="string" calcext:value-type="string">
            <text:p><text:span text:style-name="T42"><text:a xlink:href="https://github.com/kaktusztea/km100/blob/master/md/fortelyok.kiemelt/nyelvismeret.md" xlink:type="simple">Nyelvismeret</text:a></text:span><text:span text:style-name="T42"> 🔁</text:span></text:p>
          </table:table-cell>
          <table:table-cell table:style-name="ce1785"/>
          <table:table-cell/>
          <table:table-cell table:style-name="ce2052" office:value-type="string" calcext:value-type="string">
            <text:p><text:a xlink:href="https://github.com/kaktusztea/km100/blob/master/md/hatterek.faji/elf.md" xlink:type="simple">Elf</text:a></text:p>
          </table:table-cell>
          <table:table-cell table:style-name="ce2046" office:value-type="string" calcext:value-type="string">
            <text:p>Bukott</text:p>
          </table:table-cell>
          <table:table-cell table:style-name="ce2052" office:value-type="string" calcext:value-type="string">
            <text:p>Erdőlakó</text:p>
          </table:table-cell>
          <table:table-cell/>
          <table:table-cell table:style-name="ce2080"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 table:style-name="Default"/>
          <table:table-cell table:style-name="ce901" office:value-type="string" calcext:value-type="string">
            <text:p><text:a xlink:href="https://github.com/kaktusztea/km100/blob/master/md/fortelyok.magia.modszerek/babumagia.md" xlink:type="simple">Bábúmágia</text:a></text:p>
          </table:table-cell>
          <table:table-cell table:style-name="ce2061" office:value-type="float" office:value="1" calcext:value-type="float">
            <text:p>1</text:p>
          </table:table-cell>
        </table:table-row>
        <table:table-row table:style-name="ro1">
          <table:table-cell table:style-name="ce2049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2052" office:value-type="string" calcext:value-type="string">
            <text:p><text:a xlink:href="https://github.com/kaktusztea/km100/blob/master/md/hatterek.faji/ember.md" xlink:type="simple">Ember</text:a></text:p>
          </table:table-cell>
          <table:table-cell table:style-name="ce2046" office:value-type="string" calcext:value-type="string">
            <text:p>Gyerekgyilkos</text:p>
          </table:table-cell>
          <table:table-cell table:style-name="ce2052" office:value-type="string" calcext:value-type="string">
            <text:p>Jobbágy</text:p>
          </table:table-cell>
          <table:table-cell/>
          <table:table-cell table:style-name="ce2080"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 table:style-name="Default"/>
          <table:table-cell table:style-name="ce901" office:value-type="string" calcext:value-type="string">
            <text:p><text:a xlink:href="https://github.com/kaktusztea/km100/blob/master/md/fortelyok.magia.modszerek/bajitalok.md" xlink:type="simple">Bájitalok</text:a></text:p>
          </table:table-cell>
          <table:table-cell table:style-name="ce2061" office:value-type="float" office:value="1" calcext:value-type="float">
            <text:p>1</text:p>
          </table:table-cell>
        </table:table-row>
        <table:table-row table:style-name="ro1">
          <table:table-cell table:style-name="ce2049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79" office:value-type="string" calcext:value-type="string">
            <text:p>Szabad Fortélyok</text:p>
          </table:table-cell>
          <table:table-cell table:style-name="ce2086" office:value-type="string" calcext:value-type="string">
            <text:p>Kiterjeszti</text:p>
          </table:table-cell>
          <table:table-cell/>
          <table:table-cell table:style-name="ce2052" office:value-type="string" calcext:value-type="string">
            <text:p><text:a xlink:href="https://github.com/kaktusztea/km100/blob/master/md/hatterek.faji/felelf.md" xlink:type="simple">Félelf</text:a></text:p>
          </table:table-cell>
          <table:table-cell table:style-name="ce2046" office:value-type="string" calcext:value-type="string">
            <text:p>Gyilkos</text:p>
          </table:table-cell>
          <table:table-cell table:style-name="ce2052" office:value-type="string" calcext:value-type="string">
            <text:p>Nemes</text:p>
          </table:table-cell>
          <table:table-cell/>
          <table:table-cell table:style-name="ce2080" office:value-type="string" calcext:value-type="string">
            <text:p>➖➖➖ Általános nyelvek ➖➖➖</text:p>
          </table:table-cell>
          <table:table-cell/>
          <table:table-cell table:style-name="Default"/>
          <table:table-cell table:style-name="ce901" office:value-type="string" calcext:value-type="string">
            <text:p><text:a xlink:href="https://github.com/kaktusztea/km100/blob/master/md/fortelyok.magia.modszerek/ceremonialis.md" xlink:type="simple">Ceremoniális mágiák</text:a></text:p>
          </table:table-cell>
          <table:table-cell table:style-name="ce2061" office:value-type="float" office:value="1" calcext:value-type="float">
            <text:p>1</text:p>
          </table:table-cell>
        </table:table-row>
        <table:table-row table:style-name="ro1">
          <table:table-cell table:style-name="ce2049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2065" office:value-type="float" office:value="2" calcext:value-type="float">
            <text:p>2</text:p>
          </table:table-cell>
          <table:table-cell table:number-columns-repeated="2"/>
          <table:table-cell table:style-name="ce2048"/>
          <table:table-cell table:style-name="ce2087"/>
          <table:table-cell/>
          <table:table-cell table:style-name="ce2052" office:value-type="string" calcext:value-type="string">
            <text:p><text:a xlink:href="https://github.com/kaktusztea/km100/blob/master/md/hatterek.faji/gnom.md" xlink:type="simple">Gnóm</text:a></text:p>
          </table:table-cell>
          <table:table-cell table:style-name="ce2046" office:value-type="string" calcext:value-type="string">
            <text:p>Hírhedt</text:p>
          </table:table-cell>
          <table:table-cell table:style-name="ce2052" office:value-type="string" calcext:value-type="string">
            <text:p>Polgár</text:p>
          </table:table-cell>
          <table:table-cell/>
          <table:table-cell table:style-name="ce2080"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 table:style-name="Default"/>
          <table:table-cell table:style-name="ce901" office:value-type="string" calcext:value-type="string">
            <text:p><text:a xlink:href="https://github.com/kaktusztea/km100/blob/master/md/fortelyok.magia.modszerek/dalmagia.md" xlink:type="simple">Dalmágia</text:a></text:p>
          </table:table-cell>
          <table:table-cell table:style-name="ce2061" office:value-type="float" office:value="1" calcext:value-type="float">
            <text:p>1</text:p>
          </table:table-cell>
        </table:table-row>
        <table:table-row table:style-name="ro1">
          <table:table-cell table:style-name="ce2049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2066" office:value-type="float" office:value="3" calcext:value-type="float">
            <text:p>3</text:p>
          </table:table-cell>
          <table:table-cell table:style-name="ce2071"/>
          <table:table-cell/>
          <table:table-cell table:style-name="ce2052" office:value-type="string" calcext:value-type="string">
            <text:p><text:a xlink:href="https://github.com/kaktusztea/km100/blob/master/md/fortelyok.szabad/alkudozas.md" xlink:type="simple">Alkudozás</text:a></text:p>
          </table:table-cell>
          <table:table-cell table:style-name="ce2088" office:value-type="string" calcext:value-type="string">
            <text:p><text:span text:style-name="T43">🟩</text:span> Befolyásolás, Emberismeret</text:p>
          </table:table-cell>
          <table:table-cell/>
          <table:table-cell table:style-name="ce2052" office:value-type="string" calcext:value-type="string">
            <text:p><text:a xlink:href="https://github.com/kaktusztea/km100/blob/master/md/hatterek.faji/goblin.md" xlink:type="simple">Goblin</text:a></text:p>
          </table:table-cell>
          <table:table-cell table:style-name="ce2046" office:value-type="string" calcext:value-type="string">
            <text:p>Hős</text:p>
          </table:table-cell>
          <table:table-cell table:style-name="ce2052" office:value-type="string" calcext:value-type="string">
            <text:p>Városlakó</text:p>
          </table:table-cell>
          <table:table-cell/>
          <table:table-cell table:style-name="ce2080"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 table:style-name="Default"/>
          <table:table-cell table:style-name="ce901" office:value-type="string" calcext:value-type="string">
            <text:p><text:a xlink:href="https://github.com/kaktusztea/km100/blob/master/md/fortelyok.magia.modszerek/fokuszok_emitterek.md" xlink:type="simple">Fókuszok, emitterek</text:a></text:p>
          </table:table-cell>
          <table:table-cell table:style-name="ce2061" office:value-type="float" office:value="1" calcext:value-type="float">
            <text:p>1</text:p>
          </table:table-cell>
        </table:table-row>
        <table:table-row table:style-name="ro14">
          <table:table-cell table:style-name="ce2050" office:value-type="string" calcext:value-type="string">
            <text:p>➖➖➖ Általános ➖➖➖</text:p>
          </table:table-cell>
          <table:table-cell table:style-name="ce2064" office:value-type="float" office:value="0" calcext:value-type="float">
            <text:p>0</text:p>
          </table:table-cell>
          <table:table-cell table:number-columns-repeated="2"/>
          <table:table-cell table:style-name="ce901" office:value-type="string" calcext:value-type="string">
            <text:p><text:a xlink:href="https://github.com/kaktusztea/km100/blob/master/md/fortelyok.szabad/asztrologia.md" xlink:type="simple">Asztrológia</text:a></text:p>
          </table:table-cell>
          <table:table-cell table:style-name="ce2088" office:value-type="string" calcext:value-type="string">
            <text:p><text:span text:style-name="T44">🟥</text:span> Kvantikum</text:p>
          </table:table-cell>
          <table:table-cell/>
          <table:table-cell table:style-name="ce2052" office:value-type="string" calcext:value-type="string">
            <text:p><text:a xlink:href="https://github.com/kaktusztea/km100/blob/master/md/hatterek.faji/khal.md" xlink:type="simple">Khal</text:a></text:p>
          </table:table-cell>
          <table:table-cell table:style-name="ce2046" office:value-type="string" calcext:value-type="string">
            <text:p>Mágikus Összhang</text:p>
          </table:table-cell>
          <table:table-cell table:style-name="ce2106" office:value-type="string" calcext:value-type="string">
            <text:p><text:span text:style-name="T26">➖➖➖ Jellem, fóbiák, hobbik</text:span><text:span text:style-name="T47"> </text:span><text:span text:style-name="T48">➖➖➖ </text:span></text:p>
          </table:table-cell>
          <table:table-cell/>
          <table:table-cell table:style-name="ce2080" office:value-type="string" calcext:value-type="string">
            <text:p>erv</text:p>
          </table:table-cell>
          <table:table-cell office:value-type="string" calcext:value-type="string">
            <text:p>erv</text:p>
          </table:table-cell>
          <table:table-cell table:style-name="Default"/>
          <table:table-cell table:style-name="ce901" office:value-type="string" calcext:value-type="string">
            <text:p><text:a xlink:href="https://github.com/kaktusztea/km100/blob/master/md/fortelyok.magia.modszerek/formazas.md" xlink:type="simple">Formázás</text:a></text:p>
          </table:table-cell>
          <table:table-cell table:style-name="ce2061" office:value-type="float" office:value="1" calcext:value-type="float">
            <text:p>1</text:p>
          </table:table-cell>
        </table:table-row>
        <table:table-row table:style-name="ro1">
          <table:table-cell table:style-name="ce2049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01" office:value-type="string" calcext:value-type="string">
            <text:p><text:a xlink:href="https://github.com/kaktusztea/km100/blob/master/md/fortelyok.szabad/csabitas.md" xlink:type="simple">Csábítás</text:a></text:p>
          </table:table-cell>
          <table:table-cell table:style-name="ce2088" office:value-type="string" calcext:value-type="string">
            <text:p><text:span text:style-name="T36">🟩</text:span><text:span text:style-name="T45"> </text:span>Befolyásolás, Emberismeret</text:p>
          </table:table-cell>
          <table:table-cell/>
          <table:table-cell table:style-name="ce2052" office:value-type="string" calcext:value-type="string">
            <text:p><text:a xlink:href="https://github.com/kaktusztea/km100/blob/master/md/hatterek.faji/kyr_veru.md" xlink:type="simple">Kyr vérű</text:a></text:p>
          </table:table-cell>
          <table:table-cell table:style-name="ce2046" office:value-type="string" calcext:value-type="string">
            <text:p>Profán</text:p>
          </table:table-cell>
          <table:table-cell table:style-name="ce2106" office:value-type="string" calcext:value-type="string">
            <text:p>Élet</text:p>
          </table:table-cell>
          <table:table-cell/>
          <table:table-cell table:style-name="ce2080"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 table:style-name="Default"/>
          <table:table-cell table:style-name="ce901" office:value-type="string" calcext:value-type="string">
            <text:p><text:a xlink:href="https://github.com/kaktusztea/km100/blob/master/md/fortelyok.magia.modszerek/gyertyamagia.md" xlink:type="simple">Gyertyamágia</text:a></text:p>
          </table:table-cell>
          <table:table-cell table:style-name="ce2061" office:value-type="float" office:value="1" calcext:value-type="float">
            <text:p>1</text:p>
          </table:table-cell>
        </table:table-row>
        <table:table-row table:style-name="ro1">
          <table:table-cell table:style-name="ce2049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01" office:value-type="string" calcext:value-type="string">
            <text:p><text:a xlink:href="https://github.com/kaktusztea/km100/blob/master/md/fortelyok.szabad/enekles.md" xlink:type="simple">Éneklés</text:a></text:p>
          </table:table-cell>
          <table:table-cell table:style-name="ce2088" office:value-type="string" calcext:value-type="string">
            <text:p><text:span text:style-name="T36">🟩</text:span><text:span text:style-name="T45"> </text:span>Előadóművészet, Művészetismeret</text:p>
          </table:table-cell>
          <table:table-cell/>
          <table:table-cell table:style-name="ce2052" office:value-type="string" calcext:value-type="string">
            <text:p><text:a xlink:href="https://github.com/kaktusztea/km100/blob/master/md/hatterek.faji/ork.md" xlink:type="simple">Ork</text:a></text:p>
          </table:table-cell>
          <table:table-cell table:style-name="Default"/>
          <table:table-cell table:style-name="ce2106" office:value-type="string" calcext:value-type="string">
            <text:p>Rend</text:p>
          </table:table-cell>
          <table:table-cell/>
          <table:table-cell table:style-name="ce2080"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901" office:value-type="string" calcext:value-type="string">
            <text:p><text:a xlink:href="https://github.com/kaktusztea/km100/blob/master/md/fortelyok.magia.modszerek/jelmagia_runamagia.md" xlink:type="simple">Jelmágia, Rúnamágia</text:a></text:p>
          </table:table-cell>
          <table:table-cell table:style-name="ce2061" office:value-type="float" office:value="1" calcext:value-type="float">
            <text:p>1</text:p>
          </table:table-cell>
        </table:table-row>
        <table:table-row table:style-name="ro1">
          <table:table-cell table:style-name="ce2049" office:value-type="string" calcext:value-type="string">
            <text:p><text:a xlink:href="https://github.com/kaktusztea/km100/blob/master/md/fortelyok.altalanos/csomozas.md" xlink:type="simple">Csomózás</text:a> </text:p>
          </table:table-cell>
          <table:table-cell table:style-name="ce2065" office:value-type="float" office:value="2" calcext:value-type="float">
            <text:p>2</text:p>
          </table:table-cell>
          <table:table-cell table:number-columns-repeated="2"/>
          <table:table-cell table:style-name="ce901" office:value-type="string" calcext:value-type="string">
            <text:p><text:a xlink:href="https://github.com/kaktusztea/km100/blob/master/md/fortelyok.szabad/fejlett_izleles.md" xlink:type="simple">Fejlett ízlelés</text:a></text:p>
          </table:table-cell>
          <table:table-cell table:style-name="ce2088" office:value-type="string" calcext:value-type="string">
            <text:p>Érzékenység Tulajdonságodat segíti ízlelés esetén</text:p>
          </table:table-cell>
          <table:table-cell/>
          <table:table-cell table:style-name="ce2052" office:value-type="string" calcext:value-type="string">
            <text:p><text:a xlink:href="https://github.com/kaktusztea/km100/blob/master/md/hatterek.faji/torpe.md" xlink:type="simple">Törpe</text:a></text:p>
          </table:table-cell>
          <table:table-cell table:style-name="Default"/>
          <table:table-cell table:style-name="ce2106" office:value-type="string" calcext:value-type="string">
            <text:p>Halál</text:p>
          </table:table-cell>
          <table:table-cell/>
          <table:table-cell table:style-name="ce2080"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901" office:value-type="string" calcext:value-type="string">
            <text:p><text:a xlink:href="https://github.com/kaktusztea/km100/blob/master/md/fortelyok.magia.modszerek/litania_rituale.md" xlink:type="simple">Litánia, Rituálé</text:a></text:p>
          </table:table-cell>
          <table:table-cell table:style-name="ce2061" office:value-type="float" office:value="1" calcext:value-type="float">
            <text:p>1</text:p>
          </table:table-cell>
        </table:table-row>
        <table:table-row table:style-name="ro1">
          <table:table-cell table:style-name="ce2049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01" office:value-type="string" calcext:value-type="string">
            <text:p><text:a xlink:href="https://github.com/kaktusztea/km100/blob/master/md/fortelyok.szabad/fejlett_tapintas.md" xlink:type="simple">Fejlett tapintás</text:a></text:p>
          </table:table-cell>
          <table:table-cell table:style-name="ce2088" office:value-type="string" calcext:value-type="string">
            <text:p>Érzékenység Tulajdonságodat segíti tapintás esetén</text:p>
          </table:table-cell>
          <table:table-cell/>
          <table:table-cell table:style-name="ce2052" office:value-type="string" calcext:value-type="string">
            <text:p><text:a xlink:href="https://github.com/kaktusztea/km100/blob/master/md/hatterek.faji/udvari_ork.md" xlink:type="simple">Udvari ork</text:a></text:p>
          </table:table-cell>
          <table:table-cell table:style-name="Default"/>
          <table:table-cell table:style-name="ce2106" office:value-type="string" calcext:value-type="string">
            <text:p>Káosz</text:p>
          </table:table-cell>
          <table:table-cell/>
          <table:table-cell table:style-name="ce2080"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 table:style-name="Default"/>
          <table:table-cell table:style-name="ce901" office:value-type="string" calcext:value-type="string">
            <text:p><text:a xlink:href="https://github.com/kaktusztea/km100/blob/master/md/fortelyok.magia.modszerek/maszkmagia.md" xlink:type="simple">Maszkmágia</text:a></text:p>
          </table:table-cell>
          <table:table-cell table:style-name="ce2061" office:value-type="float" office:value="1" calcext:value-type="float">
            <text:p>1</text:p>
          </table:table-cell>
        </table:table-row>
        <table:table-row table:style-name="ro1">
          <table:table-cell table:style-name="ce2049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01" office:value-type="string" calcext:value-type="string">
            <text:p><text:a xlink:href="https://github.com/kaktusztea/km100/blob/master/md/fortelyok.szabad/festeszet.md" xlink:type="simple">Festészet</text:a></text:p>
          </table:table-cell>
          <table:table-cell table:style-name="ce2088" office:value-type="string" calcext:value-type="string">
            <text:p><text:span text:style-name="T36">🟩 </text:span>Művészetismeret;  <text:span text:style-name="T38">🟥 </text:span><text:span text:style-name="T45">Képzőművészet</text:span></text:p>
          </table:table-cell>
          <table:table-cell/>
          <table:table-cell table:formula="of:=COUNTA([.H5:.H16])" office:value-type="float" office:value="12" calcext:value-type="float">
            <text:p>12</text:p>
          </table:table-cell>
          <table:table-cell table:style-name="Default"/>
          <table:table-cell table:style-name="ce2052" office:value-type="string" calcext:value-type="string">
            <text:p>Alattomos</text:p>
          </table:table-cell>
          <table:table-cell/>
          <table:table-cell table:style-name="ce2080"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 table:style-name="Default"/>
          <table:table-cell table:style-name="ce901" office:value-type="string" calcext:value-type="string">
            <text:p><text:a xlink:href="https://github.com/kaktusztea/km100/blob/master/md/fortelyok.magia.modszerek/megkotes.md" xlink:type="simple">Megkötés</text:a></text:p>
          </table:table-cell>
          <table:table-cell table:style-name="ce2061" office:value-type="float" office:value="1" calcext:value-type="float">
            <text:p>1</text:p>
          </table:table-cell>
        </table:table-row>
        <table:table-row table:style-name="ro1">
          <table:table-cell table:style-name="ce2049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2065" office:value-type="float" office:value="2" calcext:value-type="float">
            <text:p>2</text:p>
          </table:table-cell>
          <table:table-cell table:number-columns-repeated="2"/>
          <table:table-cell table:style-name="ce901" office:value-type="string" calcext:value-type="string">
            <text:p><text:a xlink:href="https://github.com/kaktusztea/km100/blob/master/md/fortelyok.szabad/hazudozas.md" xlink:type="simple">Hazudozás</text:a></text:p>
          </table:table-cell>
          <table:table-cell table:style-name="ce2088" office:value-type="string" calcext:value-type="string">
            <text:p><text:span text:style-name="T36">🟩 </text:span>Befolyásolás, Emberismeret, Nyomozás</text:p>
          </table:table-cell>
          <table:table-cell/>
          <table:table-cell table:style-name="Default" table:number-columns-repeated="2"/>
          <table:table-cell table:style-name="ce2052" office:value-type="string" calcext:value-type="string">
            <text:p>Álmodozó</text:p>
          </table:table-cell>
          <table:table-cell/>
          <table:table-cell table:style-name="ce2080"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 table:style-name="Default"/>
          <table:table-cell table:style-name="ce901" office:value-type="string" calcext:value-type="string">
            <text:p><text:a xlink:href="https://github.com/kaktusztea/km100/blob/master/md/fortelyok.magia.modszerek/ritualis_tanc.md" xlink:type="simple">Rituális/Tánc mágia</text:a></text:p>
          </table:table-cell>
          <table:table-cell table:style-name="ce2061" office:value-type="float" office:value="1" calcext:value-type="float">
            <text:p>1</text:p>
          </table:table-cell>
        </table:table-row>
        <table:table-row table:style-name="ro1">
          <table:table-cell table:style-name="ce2049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52" office:value-type="string" calcext:value-type="string">
            <text:p><text:a xlink:href="https://github.com/kaktusztea/km100/blob/master/md/fortelyok.szabad/heraldika.md" xlink:type="simple">Heraldika</text:a></text:p>
          </table:table-cell>
          <table:table-cell table:style-name="ce2088" office:value-type="string" calcext:value-type="string">
            <text:p><text:span text:style-name="T36">🟩</text:span><text:span text:style-name="T45">Lexikum, </text:span>Nyomozás</text:p>
          </table:table-cell>
          <table:table-cell/>
          <table:table-cell table:style-name="Default" table:number-columns-repeated="2"/>
          <table:table-cell table:style-name="ce2052" office:value-type="string" calcext:value-type="string">
            <text:p>Autoriter</text:p>
          </table:table-cell>
          <table:table-cell/>
          <table:table-cell table:style-name="ce2080"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 table:style-name="Default"/>
          <table:table-cell table:style-name="ce901" office:value-type="string" calcext:value-type="string">
            <text:p><text:a xlink:href="https://github.com/kaktusztea/km100/blob/master/md/fortelyok.magia.modszerek/szexualmagia.md" xlink:type="simple">Szexuálmágia</text:a></text:p>
          </table:table-cell>
          <table:table-cell table:style-name="ce2061" office:value-type="float" office:value="1" calcext:value-type="float">
            <text:p>1</text:p>
          </table:table-cell>
        </table:table-row>
        <table:table-row table:style-name="ro28">
          <table:table-cell table:style-name="ce901" office:value-type="string" calcext:value-type="string">
            <text:p><text:a xlink:href="https://github.com/kaktusztea/km100/blob/master/md/fortelyok.altalanos/hamisitas.md" xlink:type="simple">Hamisítás</text:a> </text:p>
          </table:table-cell>
          <table:table-cell table:style-name="ce742" office:value-type="float" office:value="1" calcext:value-type="float">
            <text:p>1</text:p>
          </table:table-cell>
          <table:table-cell table:style-name="ce2072" office:value-type="string" calcext:value-type="string">
            <text:p><text:span text:style-name="T36">🟩 </text:span>Értékbecslés, Képzőművészet, Szakma: <text:span text:style-name="T37">asztalos, cipész, szabó, ékszerész, pénzverő, stb. </text:span></text:p>
          </table:table-cell>
          <table:table-cell table:style-name="Default"/>
          <table:table-cell table:style-name="ce901" office:value-type="string" calcext:value-type="string">
            <text:p><text:a xlink:href="https://github.com/kaktusztea/km100/blob/master/md/fortelyok.szabad/irodalom.md" xlink:type="simple">Irodalom</text:a></text:p>
          </table:table-cell>
          <table:table-cell table:style-name="ce2088" office:value-type="string" calcext:value-type="string">
            <text:p><text:span text:style-name="T36">🟩</text:span><text:span text:style-name="T45"> </text:span>Előadóművészet, Művészetismeret</text:p>
          </table:table-cell>
          <table:table-cell/>
          <table:table-cell table:style-name="ce2079" office:value-type="string" calcext:value-type="string">
            <text:p>Kultúrkörök</text:p>
          </table:table-cell>
          <table:table-cell table:style-name="Default"/>
          <table:table-cell table:style-name="ce2052" office:value-type="string" calcext:value-type="string">
            <text:p>Barátságos</text:p>
          </table:table-cell>
          <table:table-cell/>
          <table:table-cell table:style-name="ce2080"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 table:style-name="Default"/>
          <table:table-cell table:style-name="ce901" office:value-type="string" calcext:value-type="string">
            <text:p><text:a xlink:href="https://github.com/kaktusztea/km100/blob/master/md/fortelyok.magia.modszerek/szimpatikus_magia.md" xlink:type="simple">Szimpatikus mágia</text:a></text:p>
          </table:table-cell>
          <table:table-cell table:style-name="ce2061" office:value-type="float" office:value="1" calcext:value-type="float">
            <text:p>1</text:p>
          </table:table-cell>
        </table:table-row>
        <table:table-row table:style-name="ro1">
          <table:table-cell table:style-name="ce2049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2066" office:value-type="float" office:value="3" calcext:value-type="float">
            <text:p>3</text:p>
          </table:table-cell>
          <table:table-cell table:style-name="ce2071"/>
          <table:table-cell/>
          <table:table-cell table:style-name="ce901" office:value-type="string" calcext:value-type="string">
            <text:p><text:a xlink:href="https://github.com/kaktusztea/km100/blob/master/md/fortelyok.szabad/jogismeret.md" xlink:type="simple">Jogismeret</text:a></text:p>
          </table:table-cell>
          <table:table-cell table:style-name="ce2088" office:value-type="string" calcext:value-type="string">
            <text:p><text:span text:style-name="T36">🟩</text:span><text:span text:style-name="T45"> </text:span>Lexikum, Nyomozás, Szakma: hivatalnok</text:p>
          </table:table-cell>
          <table:table-cell table:number-columns-repeated="2"/>
          <table:table-cell table:style-name="Default"/>
          <table:table-cell table:style-name="ce2052" office:value-type="string" calcext:value-type="string">
            <text:p>Cinikus</text:p>
          </table:table-cell>
          <table:table-cell/>
          <table:table-cell table:style-name="ce2080"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049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01" office:value-type="string" calcext:value-type="string">
            <text:p><text:a xlink:href="https://github.com/kaktusztea/km100/blob/master/md/fortelyok.szabad/kalligrafia.md" xlink:type="simple">Kalligráfia</text:a></text:p>
          </table:table-cell>
          <table:table-cell table:style-name="ce2088" office:value-type="string" calcext:value-type="string">
            <text:p><text:span text:style-name="T36">🟩</text:span><text:span text:style-name="T45"> </text:span>Művészetismeret;  <text:span text:style-name="T38">🟥 </text:span><text:span text:style-name="T45">Képzőművészet</text:span></text:p>
          </table:table-cell>
          <table:table-cell/>
          <table:table-cell table:style-name="ce2052" office:value-type="string" calcext:value-type="string">
            <text:p>toroni</text:p>
          </table:table-cell>
          <table:table-cell table:style-name="Default"/>
          <table:table-cell table:style-name="ce2052" office:value-type="string" calcext:value-type="string">
            <text:p>Gondoskodó</text:p>
          </table:table-cell>
          <table:table-cell/>
          <table:table-cell table:style-name="ce2080"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altalanos/kereses.md" xlink:type="simple">Keresés</text:a></text:p>
          </table:table-cell>
          <table:table-cell table:style-name="ce2065" office:value-type="float" office:value="2" calcext:value-type="float">
            <text:p>2</text:p>
          </table:table-cell>
          <table:table-cell office:value-type="string" calcext:value-type="string">
            <text:p><text:span text:style-name="T36">🟩 </text:span>Észlelés, Természetjárás</text:p>
          </table:table-cell>
          <table:table-cell/>
          <table:table-cell table:style-name="ce901" office:value-type="string" calcext:value-type="string">
            <text:p><text:a xlink:href="https://github.com/kaktusztea/km100/blob/master/md/fortelyok.szabad/kihallgatas.md" xlink:type="simple">Kihallgatás</text:a> </text:p>
          </table:table-cell>
          <table:table-cell table:style-name="ce2088" office:value-type="string" calcext:value-type="string">
            <text:p><text:span text:style-name="T45">🟩 Nyomozás;  🟩Emberismeret</text:span></text:p>
          </table:table-cell>
          <table:table-cell/>
          <table:table-cell table:style-name="ce2052" office:value-type="string" calcext:value-type="string">
            <text:p>pyarroni</text:p>
          </table:table-cell>
          <table:table-cell table:style-name="Default"/>
          <table:table-cell table:style-name="ce2052" office:value-type="string" calcext:value-type="string">
            <text:p>Gyáva</text:p>
          </table:table-cell>
          <table:table-cell/>
          <table:table-cell table:style-name="ce2080"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049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52" office:value-type="string" calcext:value-type="string">
            <text:p><text:a xlink:href="https://github.com/kaktusztea/km100/blob/master/md/fortelyok.szabad/kulonleges_faj_boncolasa.md" xlink:type="simple">Különleges faj boncolása</text:a> 🔁</text:p>
          </table:table-cell>
          <table:table-cell table:style-name="ce2101" office:value-type="string" calcext:value-type="string">
            <text:p><text:a xlink:href="https://github.com/kaktusztea/km100/blob/master/md/fortelyok.harci/harci_anatomia.md" xlink:type="simple">Harci anatómia</text:a> fortély</text:p>
          </table:table-cell>
          <table:table-cell/>
          <table:table-cell table:style-name="ce2052" office:value-type="string" calcext:value-type="string">
            <text:p>shadoni</text:p>
          </table:table-cell>
          <table:table-cell table:style-name="Default"/>
          <table:table-cell table:style-name="ce2052" office:value-type="string" calcext:value-type="string">
            <text:p>Gyűjtögető</text:p>
          </table:table-cell>
          <table:table-cell/>
          <table:table-cell table:style-name="ce2080"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2049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2065" office:value-type="float" office:value="2" calcext:value-type="float">
            <text:p>2</text:p>
          </table:table-cell>
          <table:table-cell table:number-columns-repeated="2"/>
          <table:table-cell table:style-name="ce901" office:value-type="string" calcext:value-type="string">
            <text:p><text:a xlink:href="https://github.com/kaktusztea/km100/blob/master/md/fortelyok.szabad/lenylovas.md" xlink:type="simple">Lénylovas</text:a> 🔁</text:p>
          </table:table-cell>
          <table:table-cell table:style-name="ce2088" office:value-type="string" calcext:value-type="string">
            <text:p><text:span text:style-name="T36">🟩</text:span><text:span text:style-name="T45"> </text:span>Idomítás;  <text:span text:style-name="T38">🟥 </text:span>Lovaglás, Léglovaglás</text:p>
          </table:table-cell>
          <table:table-cell/>
          <table:table-cell table:style-name="ce2052" office:value-type="string" calcext:value-type="string">
            <text:p>gorviki</text:p>
          </table:table-cell>
          <table:table-cell table:style-name="ce2087"/>
          <table:table-cell table:style-name="ce2052" office:value-type="string" calcext:value-type="string">
            <text:p>Hallgatag</text:p>
          </table:table-cell>
          <table:table-cell/>
          <table:table-cell table:style-name="ce2080"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049" office:value-type="string" calcext:value-type="string">
            <text:p><text:a xlink:href="https://github.com/kaktusztea/km100/blob/master/md/fortelyok.altalanos/csomozas.md" xlink:type="simple">Kötelékből szabadulás</text:a> </text:p>
          </table:table-cell>
          <table:table-cell table:style-name="ce2065" office:value-type="float" office:value="2" calcext:value-type="float">
            <text:p>2</text:p>
          </table:table-cell>
          <table:table-cell table:number-columns-repeated="2"/>
          <table:table-cell table:style-name="ce901" office:value-type="string" calcext:value-type="string">
            <text:p><text:a xlink:href="https://github.com/kaktusztea/km100/blob/master/md/fortelyok.szabad/logisztika.md" xlink:type="simple">Logisztika</text:a></text:p>
          </table:table-cell>
          <table:table-cell table:style-name="ce2088" office:value-type="string" calcext:value-type="string">
            <text:p><text:span text:style-name="T36">🟩</text:span><text:span text:style-name="T45"> </text:span>Hadászat</text:p>
          </table:table-cell>
          <table:table-cell/>
          <table:table-cell table:style-name="ce2052" office:value-type="string" calcext:value-type="string">
            <text:p>kráni</text:p>
          </table:table-cell>
          <table:table-cell/>
          <table:table-cell table:style-name="ce2052" office:value-type="string" calcext:value-type="string">
            <text:p>Hiszékeny</text:p>
          </table:table-cell>
          <table:table-cell/>
          <table:table-cell table:style-name="ce2080"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 table:number-columns-repeated="3"/>
        </table:table-row>
        <table:table-row table:style-name="ro1">
          <table:table-cell table:style-name="ce2051" office:value-type="string" calcext:value-type="string">
            <text:p><text:a xlink:href="https://github.com/kaktusztea/km100/blob/master/md/fortelyok.altalanos/nyomolvasas.md" xlink:type="simple">Nyomolvasás</text:a></text:p>
          </table:table-cell>
          <table:table-cell table:style-name="ce2065" office:value-type="float" office:value="2" calcext:value-type="float">
            <text:p>2</text:p>
          </table:table-cell>
          <table:table-cell office:value-type="string" calcext:value-type="string">
            <text:p><text:span text:style-name="T36">🟩 </text:span>Természetjárás</text:p>
          </table:table-cell>
          <table:table-cell/>
          <table:table-cell table:style-name="ce901" office:value-type="string" calcext:value-type="string">
            <text:p><text:a xlink:href="https://github.com/kaktusztea/km100/blob/master/md/fortelyok.szabad/megfelemlites.md" xlink:type="simple">Megfélemlítés</text:a></text:p>
          </table:table-cell>
          <table:table-cell table:style-name="ce2088" office:value-type="string" calcext:value-type="string">
            <text:p><text:span text:style-name="T36">🟩 </text:span>Befolyásolás, Emberismeret</text:p>
          </table:table-cell>
          <table:table-cell/>
          <table:table-cell table:style-name="ce2052" office:value-type="string" calcext:value-type="string">
            <text:p>ibarai</text:p>
          </table:table-cell>
          <table:table-cell table:style-name="ce2101"/>
          <table:table-cell table:style-name="ce2052" office:value-type="string" calcext:value-type="string">
            <text:p>Idealista</text:p>
          </table:table-cell>
          <table:table-cell/>
          <table:table-cell table:style-name="ce2080"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 table:number-columns-repeated="3"/>
        </table:table-row>
        <table:table-row table:style-name="ro1">
          <table:table-cell table:style-name="ce2049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01" office:value-type="string" calcext:value-type="string">
            <text:p><text:a xlink:href="https://github.com/kaktusztea/km100/blob/master/md/fortelyok.szabad/penzugyek.md" xlink:type="simple">Pénzügyek</text:a></text:p>
          </table:table-cell>
          <table:table-cell table:style-name="ce2088" office:value-type="string" calcext:value-type="string">
            <text:p><text:span text:style-name="T36">🟩 </text:span><text:span text:style-name="T45">Kvantikum, </text:span>Nyomozás, Szakma: hivatalnok</text:p>
          </table:table-cell>
          <table:table-cell/>
          <table:table-cell table:style-name="ce2052" office:value-type="string" calcext:value-type="string">
            <text:p>törpe</text:p>
          </table:table-cell>
          <table:table-cell table:style-name="ce2101"/>
          <table:table-cell table:style-name="ce2052" office:value-type="string" calcext:value-type="string">
            <text:p>Kígyóiszonyos</text:p>
          </table:table-cell>
          <table:table-cell/>
          <table:table-cell table:style-name="ce2080" office:value-type="string" calcext:value-type="string">
            <text:p>➖➖➖ Crantai nyelvek ➖➖➖</text:p>
          </table:table-cell>
          <table:table-cell table:number-columns-repeated="4"/>
        </table:table-row>
        <table:table-row table:style-name="ro1">
          <table:table-cell table:style-name="ce2049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52" office:value-type="string" calcext:value-type="string">
            <text:p><text:a xlink:href="https://github.com/kaktusztea/km100/blob/master/md/fortelyok.szabad/rejtjelfejto.md" xlink:type="simple">Rejtjelfejtő</text:a></text:p>
          </table:table-cell>
          <table:table-cell table:style-name="ce2088" office:value-type="string" calcext:value-type="string">
            <text:p><text:span text:style-name="T36">🟩 </text:span><text:span text:style-name="T45">Kvantikum, </text:span>Nyomozás</text:p>
          </table:table-cell>
          <table:table-cell/>
          <table:table-cell table:style-name="ce2052" office:value-type="string" calcext:value-type="string">
            <text:p>erv</text:p>
          </table:table-cell>
          <table:table-cell table:style-name="ce2101"/>
          <table:table-cell table:style-name="ce2052" office:value-type="string" calcext:value-type="string">
            <text:p>Megfontolt</text:p>
          </table:table-cell>
          <table:table-cell/>
          <table:table-cell table:style-name="ce2080"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 table:number-columns-repeated="3"/>
        </table:table-row>
        <table:table-row table:style-name="ro1">
          <table:table-cell table:style-name="ce2049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01" office:value-type="string" calcext:value-type="string">
            <text:p><text:a xlink:href="https://github.com/kaktusztea/km100/blob/master/md/fortelyok.szabad/strategia.md" xlink:type="simple">Stratégia</text:a></text:p>
          </table:table-cell>
          <table:table-cell table:style-name="ce2088" office:value-type="string" calcext:value-type="string">
            <text:p><text:span text:style-name="T36">🟩 </text:span>Lexikum, Hadászat</text:p>
          </table:table-cell>
          <table:table-cell/>
          <table:table-cell table:style-name="ce2052" office:value-type="string" calcext:value-type="string">
            <text:p>elf</text:p>
          </table:table-cell>
          <table:table-cell table:style-name="ce2101"/>
          <table:table-cell table:style-name="ce2052" office:value-type="string" calcext:value-type="string">
            <text:p>Megbízhatatlan</text:p>
          </table:table-cell>
          <table:table-cell/>
          <table:table-cell table:style-name="ce2080" office:value-type="string" calcext:value-type="string">
            <text:p><text:span text:style-name="T51">Crantai: </text:span>anagmar</text:p>
          </table:table-cell>
          <table:table-cell office:value-type="string" calcext:value-type="string">
            <text:p>ang</text:p>
          </table:table-cell>
          <table:table-cell table:number-columns-repeated="3"/>
        </table:table-row>
        <table:table-row table:style-name="ro1">
          <table:table-cell table:style-name="ce2049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01" office:value-type="string" calcext:value-type="string">
            <text:p><text:a xlink:href="https://github.com/kaktusztea/km100/blob/master/md/fortelyok.szabad/szinjatszas.md" xlink:type="simple">Színjátszás</text:a></text:p>
          </table:table-cell>
          <table:table-cell table:style-name="ce2088" office:value-type="string" calcext:value-type="string">
            <text:p><text:span text:style-name="T36">🟩 </text:span>Előadóművészet, Művészetismeret</text:p>
          </table:table-cell>
          <table:table-cell/>
          <table:table-cell table:style-name="Default"/>
          <table:table-cell table:style-name="ce2101"/>
          <table:table-cell table:style-name="ce2052" office:value-type="string" calcext:value-type="string">
            <text:p>Megbízható</text:p>
          </table:table-cell>
          <table:table-cell/>
          <table:table-cell table:style-name="ce2046" office:value-type="string" calcext:value-type="string">
            <text:p><text:span text:style-name="T26">➖➖➖ </text:span><text:span text:style-name="T49">Faj nyelvek </text:span><text:span text:style-name="T50">➖➖➖ </text:span></text:p>
          </table:table-cell>
          <table:table-cell table:number-columns-repeated="4"/>
        </table:table-row>
        <table:table-row table:style-name="ro1">
          <table:table-cell table:style-name="ce2049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01" office:value-type="string" calcext:value-type="string">
            <text:p><text:a xlink:href="https://github.com/kaktusztea/km100/blob/master/md/fortelyok.szabad/szobraszat.md" xlink:type="simple">Szobrászat</text:a></text:p>
          </table:table-cell>
          <table:table-cell table:style-name="ce2088" office:value-type="string" calcext:value-type="string">
            <text:p><text:span text:style-name="T36">🟩 </text:span><text:span text:style-name="T45">Művészetismeret;  </text:span><text:span text:style-name="T46">🟥 </text:span><text:span text:style-name="T45">Képzőművészet</text:span></text:p>
          </table:table-cell>
          <table:table-cell/>
          <table:table-cell table:style-name="Default"/>
          <table:table-cell table:style-name="ce2101"/>
          <table:table-cell table:style-name="ce2052" office:value-type="string" calcext:value-type="string">
            <text:p>Meggondolatlan</text:p>
          </table:table-cell>
          <table:table-cell/>
          <table:table-cell table:style-name="ce2080"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 table:number-columns-repeated="3"/>
        </table:table-row>
        <table:table-row table:style-name="ro1">
          <table:table-cell table:style-name="ce2049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2065" office:value-type="float" office:value="2" calcext:value-type="float">
            <text:p>2</text:p>
          </table:table-cell>
          <table:table-cell table:number-columns-repeated="2"/>
          <table:table-cell table:style-name="ce901" office:value-type="string" calcext:value-type="string">
            <text:p><text:a xlink:href="https://github.com/kaktusztea/km100/blob/master/md/fortelyok.szabad/szonoklas.md" xlink:type="simple">Szónoklás</text:a></text:p>
          </table:table-cell>
          <table:table-cell table:style-name="ce2088" office:value-type="string" calcext:value-type="string">
            <text:p><text:span text:style-name="T36">🟩 </text:span>Befolyásolás, Emberismeret</text:p>
          </table:table-cell>
          <table:table-cell/>
          <table:table-cell table:style-name="Default"/>
          <table:table-cell table:style-name="ce2101"/>
          <table:table-cell table:style-name="ce2052" office:value-type="string" calcext:value-type="string">
            <text:p>Naív</text:p>
          </table:table-cell>
          <table:table-cell/>
          <table:table-cell table:style-name="ce2080"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 table:number-columns-repeated="3"/>
        </table:table-row>
        <table:table-row table:style-name="ro1">
          <table:table-cell table:style-name="ce2049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01" office:value-type="string" calcext:value-type="string">
            <text:p><text:a xlink:href="https://github.com/kaktusztea/km100/blob/master/md/fortelyok.szabad/tajtipus_dzsungel.md" xlink:type="simple">Tájtípus: dzsungel</text:a></text:p>
          </table:table-cell>
          <table:table-cell table:style-name="ce2088" office:value-type="string" calcext:value-type="string">
            <text:p><text:span text:style-name="T36">🟩 </text:span>Észlelés, Lopakodás/rejtőzés, Természetjárás, Vajákosság</text:p>
          </table:table-cell>
          <table:table-cell/>
          <table:table-cell table:style-name="Default"/>
          <table:table-cell table:style-name="ce2105"/>
          <table:table-cell table:style-name="ce2052" office:value-type="string" calcext:value-type="string">
            <text:p>Nagyképű</text:p>
          </table:table-cell>
          <table:table-cell/>
          <table:table-cell table:style-name="ce2080"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 table:number-columns-repeated="3"/>
        </table:table-row>
        <table:table-row table:style-name="ro1">
          <table:table-cell table:style-name="ce2049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2065" office:value-type="float" office:value="2" calcext:value-type="float">
            <text:p>2</text:p>
          </table:table-cell>
          <table:table-cell table:number-columns-repeated="2"/>
          <table:table-cell table:style-name="ce901" office:value-type="string" calcext:value-type="string">
            <text:p><text:a xlink:href="https://github.com/kaktusztea/km100/blob/master/md/fortelyok.szabad/tajtipus_erdos.md" xlink:type="simple">Tájtípus: erdős</text:a></text:p>
          </table:table-cell>
          <table:table-cell table:style-name="ce2088" office:value-type="string" calcext:value-type="string">
            <text:p><text:span text:style-name="T36">🟩 </text:span>Észlelés, Lopakodás/rejtőzés, Természetjárás, Vajákosság</text:p>
          </table:table-cell>
          <table:table-cell/>
          <table:table-cell table:style-name="Default"/>
          <table:table-cell table:style-name="ce2105"/>
          <table:table-cell table:style-name="ce2052" office:value-type="string" calcext:value-type="string">
            <text:p>Nárcisztikus</text:p>
          </table:table-cell>
          <table:table-cell/>
          <table:table-cell table:style-name="ce2080" office:value-type="string" calcext:value-type="string">
            <text:p>elf</text:p>
          </table:table-cell>
          <table:table-cell office:value-type="string" calcext:value-type="string">
            <text:p>elf</text:p>
          </table:table-cell>
          <table:table-cell table:number-columns-repeated="3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altalanos/vadember.md" xlink:type="simple">Vadember</text:a></text:p>
          </table:table-cell>
          <table:table-cell table:style-name="ce2065" office:value-type="float" office:value="1" calcext:value-type="float">
            <text:p>1</text:p>
          </table:table-cell>
          <table:table-cell table:number-columns-repeated="2"/>
          <table:table-cell table:style-name="ce901" office:value-type="string" calcext:value-type="string">
            <text:p><text:a xlink:href="https://github.com/kaktusztea/km100/blob/master/md/fortelyok.szabad/tajtipus_magaslati.md" xlink:type="simple">Tájtípus: magaslati</text:a></text:p>
          </table:table-cell>
          <table:table-cell table:style-name="ce2088" office:value-type="string" calcext:value-type="string">
            <text:p><text:span text:style-name="T36">🟩 </text:span>Észlelés, Lopakodás/rejtőzés, Természetjárás, Vajákosság</text:p>
          </table:table-cell>
          <table:table-cell/>
          <table:table-cell table:style-name="Default" table:number-columns-repeated="2"/>
          <table:table-cell table:style-name="ce2052" office:value-type="string" calcext:value-type="string">
            <text:p>Pókiszonyos</text:p>
          </table:table-cell>
          <table:table-cell/>
          <table:table-cell table:style-name="ce2080"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 table:number-columns-repeated="3"/>
        </table:table-row>
        <table:table-row table:style-name="ro1">
          <table:table-cell table:style-name="ce2049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01" office:value-type="string" calcext:value-type="string">
            <text:p><text:a xlink:href="https://github.com/kaktusztea/km100/blob/master/md/fortelyok.szabad/tajtipus_sivatagi.md" xlink:type="simple">Tájtípus: sivatagi</text:a></text:p>
          </table:table-cell>
          <table:table-cell table:style-name="ce2088" office:value-type="string" calcext:value-type="string">
            <text:p><text:span text:style-name="T36">🟩 </text:span>Észlelés, Lopakodás/rejtőzés, Természetjárás, Vajákosság</text:p>
          </table:table-cell>
          <table:table-cell/>
          <table:table-cell table:style-name="Default" table:number-columns-repeated="2"/>
          <table:table-cell table:style-name="ce2052" office:value-type="string" calcext:value-type="string">
            <text:p>Precíz</text:p>
          </table:table-cell>
          <table:table-cell/>
          <table:table-cell table:style-name="ce2080" office:value-type="string" calcext:value-type="string">
            <text:p>ork</text:p>
          </table:table-cell>
          <table:table-cell office:value-type="string" calcext:value-type="string">
            <text:p>ork</text:p>
          </table:table-cell>
          <table:table-cell table:number-columns-repeated="3"/>
        </table:table-row>
        <table:table-row table:style-name="ro1">
          <table:table-cell table:style-name="ce2049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52" office:value-type="string" calcext:value-type="string">
            <text:p><text:a xlink:href="https://github.com/kaktusztea/km100/blob/master/md/fortelyok.szabad/taktika_fejvadaszok_vezetese.md" xlink:type="simple">Taktika: Fejvadászok vezetése</text:a></text:p>
          </table:table-cell>
          <table:table-cell table:style-name="ce2088" office:value-type="string" calcext:value-type="string">
            <text:p><text:span text:style-name="T36">🟩 </text:span>Hadászat</text:p>
          </table:table-cell>
          <table:table-cell/>
          <table:table-cell table:style-name="Default" table:number-columns-repeated="2"/>
          <table:table-cell table:style-name="ce2052" office:value-type="string" calcext:value-type="string">
            <text:p>Szerény</text:p>
          </table:table-cell>
          <table:table-cell/>
          <table:table-cell table:style-name="ce2080"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33">➖➖➖ Tudományos ➖➖➖</text:span></text:p>
          </table:table-cell>
          <table:table-cell table:style-name="ce2064" office:value-type="float" office:value="0" calcext:value-type="float">
            <text:p>0</text:p>
          </table:table-cell>
          <table:table-cell table:number-columns-repeated="2"/>
          <table:table-cell table:style-name="ce2052" office:value-type="string" calcext:value-type="string">
            <text:p><text:a xlink:href="https://github.com/kaktusztea/km100/blob/master/md/fortelyok.szabad/taktika_ijasz.md" xlink:type="simple">Taktika: Íjász</text:a></text:p>
          </table:table-cell>
          <table:table-cell table:style-name="ce2088" office:value-type="string" calcext:value-type="string">
            <text:p><text:span text:style-name="T36">🟩 </text:span>Hadászat</text:p>
          </table:table-cell>
          <table:table-cell/>
          <table:table-cell table:style-name="Default" table:number-columns-repeated="2"/>
          <table:table-cell table:style-name="ce2052" office:value-type="string" calcext:value-type="string">
            <text:p>Talpnyaló</text:p>
          </table:table-cell>
          <table:table-cell/>
          <table:table-cell table:style-name="ce2080" office:value-type="string" calcext:value-type="string">
            <text:p><text:span text:style-name="T26">törpe – </text:span>híl / hílar</text:p>
          </table:table-cell>
          <table:table-cell office:value-type="string" calcext:value-type="string">
            <text:p>híl</text:p>
          </table:table-cell>
          <table:table-cell table:number-columns-repeated="3"/>
        </table:table-row>
        <table:table-row table:style-name="ro1">
          <table:table-cell table:style-name="ce2049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8">🟥 </text:span><text:span text:style-name="T39">Lexikum, </text:span>Nyomozás, Nekromancia arkánum</text:p>
          </table:table-cell>
          <table:table-cell/>
          <table:table-cell table:style-name="ce2052" office:value-type="string" calcext:value-type="string">
            <text:p><text:a xlink:href="https://github.com/kaktusztea/km100/blob/master/md/fortelyok.szabad/taktika_nehezlovas.md" xlink:type="simple">Taktika: Nehézlovas</text:a></text:p>
          </table:table-cell>
          <table:table-cell table:style-name="ce2088" office:value-type="string" calcext:value-type="string">
            <text:p><text:span text:style-name="T36">🟩 </text:span>Hadászat</text:p>
          </table:table-cell>
          <table:table-cell/>
          <table:table-cell table:style-name="Default" table:number-columns-repeated="2"/>
          <table:table-cell table:style-name="ce2052" office:value-type="string" calcext:value-type="string">
            <text:p>Tiszteletreméltó</text:p>
          </table:table-cell>
          <table:table-cell/>
          <table:table-cell table:style-name="ce2080"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 table:number-columns-repeated="3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altalanos/epiteszet.md" xlink:type="simple">Építészet</text:a></text:p>
          </table:table-cell>
          <table:table-cell table:style-name="ce2065" office:value-type="float" office:value="2" calcext:value-type="float">
            <text:p>2</text:p>
          </table:table-cell>
          <table:table-cell office:value-type="string" calcext:value-type="string">
            <text:p><text:span text:style-name="T38">🟥 </text:span><text:span text:style-name="T39">Kvantikum;  </text:span><text:span text:style-name="T40">🟩</text:span><text:span text:style-name="T39"> </text:span>Nyomozás, Művészetismeret</text:p>
          </table:table-cell>
          <table:table-cell/>
          <table:table-cell table:style-name="ce2052" office:value-type="string" calcext:value-type="string">
            <text:p><text:a xlink:href="https://github.com/kaktusztea/km100/blob/master/md/fortelyok.szabad/taktika_testorseg.md" xlink:type="simple">Taktika: Testőrség</text:a></text:p>
          </table:table-cell>
          <table:table-cell table:style-name="ce2088" office:value-type="string" calcext:value-type="string">
            <text:p><text:span text:style-name="T36">🟩 </text:span>Hadászat</text:p>
          </table:table-cell>
          <table:table-cell/>
          <table:table-cell table:style-name="Default" table:number-columns-repeated="2"/>
          <table:table-cell table:style-name="ce2052" office:value-type="string" calcext:value-type="string">
            <text:p>Teszetosza</text:p>
          </table:table-cell>
          <table:table-cell/>
          <table:table-cell table:style-name="ce2080"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 table:number-columns-repeated="3"/>
        </table:table-row>
        <table:table-row table:style-name="ro1">
          <table:table-cell table:style-name="ce2049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52" office:value-type="string" calcext:value-type="string">
            <text:p><text:a xlink:href="https://github.com/kaktusztea/km100/blob/master/md/fortelyok.szabad/taktika_utonallas_rajtautes.md" xlink:type="simple">Taktika: Útonállás, rajtaütés</text:a></text:p>
          </table:table-cell>
          <table:table-cell table:style-name="ce2088" office:value-type="string" calcext:value-type="string">
            <text:p><text:span text:style-name="T36">🟩 </text:span>Hadászat</text:p>
          </table:table-cell>
          <table:table-cell/>
          <table:table-cell table:style-name="Default" table:number-columns-repeated="2"/>
          <table:table-cell table:style-name="ce2052" office:value-type="string" calcext:value-type="string">
            <text:p>Tériszonyos</text:p>
          </table:table-cell>
          <table:table-cell/>
          <table:table-cell table:style-name="ce2046" office:value-type="string" calcext:value-type="string">
            <text:p><text:span text:style-name="T26">➖➖➖ Kyr</text:span><text:span text:style-name="T49"> nyelvek </text:span><text:span text:style-name="T50">➖➖➖ </text:span></text:p>
          </table:table-cell>
          <table:table-cell table:number-columns-repeated="4"/>
        </table:table-row>
        <table:table-row table:style-name="ro1">
          <table:table-cell table:style-name="ce1997" office:value-type="string" calcext:value-type="string">
            <text:p><text:a xlink:href="https://github.com/kaktusztea/szilankrpg/blob/master/md/fortelyok.altalanos/koordinator.md" xlink:type="simple">Koordinátor</text:a> </text:p>
          </table:table-cell>
          <table:table-cell table:style-name="ce2066" office:value-type="float" office:value="3" calcext:value-type="float">
            <text:p>3</text:p>
          </table:table-cell>
          <table:table-cell table:number-columns-repeated="2"/>
          <table:table-cell table:style-name="ce901" office:value-type="string" calcext:value-type="string">
            <text:p><text:a xlink:href="https://github.com/kaktusztea/km100/blob/master/md/fortelyok.szabad/tanc.md" xlink:type="simple">Tánc</text:a></text:p>
          </table:table-cell>
          <table:table-cell table:style-name="ce2088" office:value-type="string" calcext:value-type="string">
            <text:p><text:span text:style-name="T36">🟩 </text:span>Előadóművészet, Művészetismeret</text:p>
          </table:table-cell>
          <table:table-cell/>
          <table:table-cell table:style-name="Default" table:number-columns-repeated="2"/>
          <table:table-cell table:style-name="ce2052" office:value-type="string" calcext:value-type="string">
            <text:p>Tudálékos</text:p>
          </table:table-cell>
          <table:table-cell/>
          <table:table-cell table:style-name="ce2080"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 table:number-columns-repeated="3"/>
        </table:table-row>
        <table:table-row table:style-name="ro28">
          <table:table-cell table:style-name="ce901" office:value-type="string" calcext:value-type="string">
            <text:p><text:a xlink:href="https://github.com/kaktusztea/km100/blob/master/md/fortelyok.altalanos/mechanika.md" xlink:type="simple">Mechanika</text:a></text:p>
          </table:table-cell>
          <table:table-cell table:style-name="ce2065" office:value-type="float" office:value="2" calcext:value-type="float">
            <text:p>2</text:p>
          </table:table-cell>
          <table:table-cell table:style-name="ce2075" office:value-type="string" calcext:value-type="string">
            <text:p><text:span text:style-name="T38">🟥 </text:span>Kvantikum, Csapdaállítás, Szakma: <text:span text:style-name="T37">Fegyverkovács, Páncélkovács</text:span></text:p>
          </table:table-cell>
          <table:table-cell/>
          <table:table-cell table:style-name="ce901" office:value-type="string" calcext:value-type="string">
            <text:p><text:a xlink:href="https://github.com/kaktusztea/km100/blob/master/md/fortelyok.szabad/tanc_belso_stilus.md" xlink:type="simple">Tánc: speciális/belső stílus</text:a> 🔁</text:p>
          </table:table-cell>
          <table:table-cell table:style-name="ce2088" office:value-type="string" calcext:value-type="string">
            <text:p><text:span text:style-name="T38">🟥 </text:span>Előadóművészet, Művészetismeret, Etikett</text:p>
          </table:table-cell>
          <table:table-cell/>
          <table:table-cell table:style-name="Default" table:number-columns-repeated="2"/>
          <table:table-cell table:style-name="Default" office:value-type="string" calcext:value-type="string">
            <text:p>Vezéralkat</text:p>
          </table:table-cell>
          <table:table-cell/>
          <table:table-cell table:style-name="ce2080"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 table:number-columns-repeated="3"/>
        </table:table-row>
        <table:table-row table:style-name="ro14">
          <table:table-cell table:style-name="ce901" office:value-type="string" calcext:value-type="string">
            <text:p><text:span text:style-name="T34"><text:a xlink:href="https://github.com/kaktusztea/km100/blob/master/md/fortelyok.altalanos/osi_kulturkor.md" xlink:type="simple">Ősi kultúrkör</text:a></text:span><text:span text:style-name="T34"> </text:span><text:span text:style-name="T35">🔁</text:span></text:p>
          </table:table-cell>
          <table:table-cell table:style-name="ce2065"/>
          <table:table-cell office:value-type="string" calcext:value-type="string">
            <text:p><text:span text:style-name="T38">🟥 </text:span><text:span text:style-name="T39">Lexikum, </text:span><text:span text:style-name="T40">🟩 </text:span><text:span text:style-name="T41">Értékbecslés</text:span></text:p>
          </table:table-cell>
          <table:table-cell/>
          <table:table-cell table:style-name="ce901" office:value-type="string" calcext:value-type="string">
            <text:p><text:a xlink:href="https://github.com/kaktusztea/km100/blob/master/md/fortelyok.szabad/teaszertartas.md" xlink:type="simple">Teaszertartás</text:a></text:p>
          </table:table-cell>
          <table:table-cell table:style-name="ce2088" office:value-type="string" calcext:value-type="string">
            <text:p><text:span text:style-name="T38">🟥 </text:span>Etikett</text:p>
          </table:table-cell>
          <table:table-cell/>
          <table:table-cell table:style-name="Default" table:number-columns-repeated="2"/>
          <table:table-cell table:style-name="ce2106" office:value-type="string" calcext:value-type="string">
            <text:p><text:span text:style-name="T26">➖➖➖ </text:span><text:span text:style-name="T47">Küllem, fizikum </text:span><text:span text:style-name="T48">➖➖➖ </text:span></text:p>
          </table:table-cell>
          <table:table-cell/>
          <table:table-cell table:style-name="ce2080"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 table:number-columns-repeated="3"/>
        </table:table-row>
        <table:table-row table:style-name="ro1">
          <table:table-cell table:style-name="ce2052" office:value-type="string" calcext:value-type="string">
            <text:p><text:a xlink:href="https://github.com/kaktusztea/km100/blob/master/md/fortelyok.altalanos/tortenelemismeret.md" xlink:type="simple">Történelemismeret</text:a> </text:p>
          </table:table-cell>
          <table:table-cell table:style-name="ce2065" office:value-type="float" office:value="2" calcext:value-type="float">
            <text:p>2</text:p>
          </table:table-cell>
          <table:table-cell office:value-type="string" calcext:value-type="string">
            <text:p><text:span text:style-name="T38">🟥 </text:span>Lexikum</text:p>
          </table:table-cell>
          <table:table-cell/>
          <table:table-cell table:style-name="ce901" office:value-type="string" calcext:value-type="string">
            <text:p><text:a xlink:href="https://github.com/kaktusztea/km100/blob/master/md/fortelyok.szabad/terkepeszet.md" xlink:type="simple">Térképészet</text:a></text:p>
          </table:table-cell>
          <table:table-cell table:style-name="ce2088" office:value-type="string" calcext:value-type="string">
            <text:p><text:span text:style-name="T36">🟩 </text:span><text:span text:style-name="T45">Kvantikum, </text:span>Nyomozás, Hajózás</text:p>
          </table:table-cell>
          <table:table-cell/>
          <table:table-cell table:style-name="Default" table:number-columns-repeated="2"/>
          <table:table-cell table:style-name="ce2052" office:value-type="string" calcext:value-type="string">
            <text:p>Alacsony</text:p>
          </table:table-cell>
          <table:table-cell/>
          <table:table-cell table:style-name="ce2080"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table:style-name="ce2050" office:value-type="string" calcext:value-type="string">
            <text:p>➖➖➖ Befolyástól védő ➖➖➖</text:p>
          </table:table-cell>
          <table:table-cell table:style-name="ce2064" office:value-type="float" office:value="0" calcext:value-type="float">
            <text:p>0</text:p>
          </table:table-cell>
          <table:table-cell table:number-columns-repeated="2"/>
          <table:table-cell table:style-name="ce901" office:value-type="string" calcext:value-type="string">
            <text:p><text:a xlink:href="https://github.com/kaktusztea/km100/blob/master/md/fortelyok.szabad/titkos_szervezet.md" xlink:type="simple">Titkos szervezet</text:a> 🔁</text:p>
          </table:table-cell>
          <table:table-cell table:style-name="ce2088" office:value-type="string" calcext:value-type="string">
            <text:p><text:span text:style-name="T36">🟩 </text:span><text:span text:style-name="T45">Nyomozás;   </text:span><text:span text:style-name="T46">🟥 </text:span><text:span text:style-name="T45">Városi jártasság, Etikett</text:span></text:p>
          </table:table-cell>
          <table:table-cell/>
          <table:table-cell table:style-name="Default" table:number-columns-repeated="2"/>
          <table:table-cell table:style-name="ce2052" office:value-type="string" calcext:value-type="string">
            <text:p>Albínó</text:p>
          </table:table-cell>
          <table:table-cell/>
          <table:table-cell table:style-name="ce2080"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table:style-name="ce2049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01" office:value-type="string" calcext:value-type="string">
            <text:p><text:a xlink:href="https://github.com/kaktusztea/km100/blob/master/md/fortelyok.szabad/zeneles_fuvos_hangszerek.md" xlink:type="simple">Zenélés: fúvós hangszerek</text:a></text:p>
          </table:table-cell>
          <table:table-cell table:style-name="ce2088" office:value-type="string" calcext:value-type="string">
            <text:p>🟩 Művészetismeret; <text:s/>🟥 Előadóművészet</text:p>
          </table:table-cell>
          <table:table-cell/>
          <table:table-cell table:style-name="Default" table:number-columns-repeated="2"/>
          <table:table-cell table:style-name="ce2052" office:value-type="string" calcext:value-type="string">
            <text:p>Divatos</text:p>
          </table:table-cell>
          <table:table-cell/>
          <table:table-cell table:style-name="ce2046" office:value-type="string" calcext:value-type="string">
            <text:p><text:span text:style-name="T26">➖➖➖ Speciális</text:span><text:span text:style-name="T49"> nyelvek </text:span><text:span text:style-name="T50">➖➖➖ </text:span></text:p>
          </table:table-cell>
          <table:table-cell table:number-columns-repeated="4"/>
        </table:table-row>
        <table:table-row table:style-name="ro1">
          <table:table-cell table:style-name="ce2049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01" office:value-type="string" calcext:value-type="string">
            <text:p><text:a xlink:href="https://github.com/kaktusztea/km100/blob/master/md/fortelyok.szabad/zeneles_huros_hangszerek.md" xlink:type="simple">Zenélés: húros hangszerek</text:a></text:p>
          </table:table-cell>
          <table:table-cell table:style-name="ce2088" office:value-type="string" calcext:value-type="string">
            <text:p>🟩 Művészetismeret; <text:s/>🟥 Előadóművészet</text:p>
          </table:table-cell>
          <table:table-cell/>
          <table:table-cell table:style-name="Default" table:number-columns-repeated="2"/>
          <table:table-cell table:style-name="ce2052" office:value-type="string" calcext:value-type="string">
            <text:p>Jóképű</text:p>
          </table:table-cell>
          <table:table-cell/>
          <table:table-cell table:style-name="ce2046" office:value-type="string" calcext:value-type="string">
            <text:p>Harc/klán nyelv</text:p>
          </table:table-cell>
          <table:table-cell table:number-columns-repeated="4"/>
        </table:table-row>
        <table:table-row table:style-name="ro1">
          <table:table-cell table:style-name="Default" table:formula="of:=COUNTA([.A5:.A49])-4" office:value-type="float" office:value="41" calcext:value-type="float">
            <text:p>41</text:p>
          </table:table-cell>
          <table:table-cell table:style-name="ce742"/>
          <table:table-cell table:style-name="ce2076"/>
          <table:table-cell/>
          <table:table-cell table:style-name="ce901" office:value-type="string" calcext:value-type="string">
            <text:p><text:a xlink:href="https://github.com/kaktusztea/km100/blob/master/md/fortelyok.szabad/zeneles_utos_hangszerek.md" xlink:type="simple">Zenélés: ütős hangszerek</text:a></text:p>
          </table:table-cell>
          <table:table-cell table:style-name="ce2088" office:value-type="string" calcext:value-type="string">
            <text:p>🟩 Művészetismeret; <text:s/>🟥 Előadóművészet</text:p>
          </table:table-cell>
          <table:table-cell/>
          <table:table-cell table:style-name="Default" table:number-columns-repeated="2"/>
          <table:table-cell table:style-name="ce2052" office:value-type="string" calcext:value-type="string">
            <text:p>Kövér</text:p>
          </table:table-cell>
          <table:table-cell/>
          <table:table-cell table:style-name="ce2046" office:value-type="string" calcext:value-type="string">
            <text:p>Kendőnyelv</text:p>
          </table:table-cell>
          <table:table-cell table:number-columns-repeated="4"/>
        </table:table-row>
        <table:table-row table:style-name="ro1">
          <table:table-cell table:style-name="Default"/>
          <table:table-cell table:style-name="ce742"/>
          <table:table-cell table:style-name="ce2076"/>
          <table:table-cell table:style-name="Default"/>
          <table:table-cell table:style-name="ce901" office:value-type="string" calcext:value-type="string">
            <text:p><text:a xlink:href="https://github.com/kaktusztea/km100/blob/master/md/fortelyok.szabad/zeneszerzo.md" xlink:type="simple">Zeneszerző</text:a></text:p>
          </table:table-cell>
          <table:table-cell table:style-name="ce2088" office:value-type="string" calcext:value-type="string">
            <text:p><text:span text:style-name="T45">🟥 </text:span>Előadóművészet</text:p>
          </table:table-cell>
          <table:table-cell/>
          <table:table-cell table:style-name="Default" table:number-columns-repeated="2"/>
          <table:table-cell table:style-name="ce2052" office:value-type="string" calcext:value-type="string">
            <text:p>Magas</text:p>
          </table:table-cell>
          <table:table-cell/>
          <table:table-cell table:style-name="ce2046"/>
          <table:table-cell table:style-name="ce2104"/>
          <table:table-cell table:number-columns-repeated="3"/>
        </table:table-row>
        <table:table-row table:style-name="ro1">
          <table:table-cell table:style-name="Default"/>
          <table:table-cell table:style-name="ce742"/>
          <table:table-cell table:style-name="ce2076"/>
          <table:table-cell/>
          <table:table-cell table:style-name="ce901" office:value-type="string" calcext:value-type="string">
            <text:p><text:a xlink:href="https://github.com/kaktusztea/km100/blob/master/md/fortelyok.szabad/zsonglorkodes.md" xlink:type="simple">Zsonglőrködés</text:a></text:p>
          </table:table-cell>
          <table:table-cell table:style-name="ce2088" office:value-type="string" calcext:value-type="string">
            <text:p><text:span text:style-name="T45">🟥 </text:span>Előadóművészet</text:p>
          </table:table-cell>
          <table:table-cell table:style-name="Default" table:number-columns-repeated="3"/>
          <table:table-cell table:style-name="ce2052" office:value-type="string" calcext:value-type="string">
            <text:p>Mokány</text:p>
          </table:table-cell>
          <table:table-cell table:number-columns-repeated="6"/>
        </table:table-row>
        <table:table-row table:style-name="ro1">
          <table:table-cell table:style-name="ce2047" office:value-type="string" calcext:value-type="string">
            <text:p>Harci fortélyok</text:p>
          </table:table-cell>
          <table:table-cell table:style-name="ce742"/>
          <table:table-cell table:style-name="ce2076"/>
          <table:table-cell/>
          <table:table-cell table:style-name="ce2083" table:formula="of:=COUNTA([.E11:.E52])" office:value-type="float" office:value="42" calcext:value-type="float">
            <text:p>42</text:p>
          </table:table-cell>
          <table:table-cell table:style-name="ce2088"/>
          <table:table-cell table:style-name="Default" table:number-columns-repeated="3"/>
          <table:table-cell table:style-name="ce2052" office:value-type="string" calcext:value-type="string">
            <text:p>Rusnya</text:p>
          </table:table-cell>
          <table:table-cell table:number-columns-repeated="6"/>
        </table:table-row>
        <table:table-row table:style-name="ro1">
          <table:table-cell table:style-name="ce2058" office:value-type="string" calcext:value-type="string">
            <text:p><text:span text:style-name="T29">➖➖ Kiemelt</text:span><text:span text:style-name="T30"> </text:span><text:span text:style-name="T31">➖➖</text:span></text:p>
          </table:table-cell>
          <table:table-cell/>
          <table:table-cell table:style-name="ce2076"/>
          <table:table-cell table:style-name="Default" table:number-columns-repeated="2"/>
          <table:table-cell table:style-name="ce2102"/>
          <table:table-cell table:style-name="Default" table:number-columns-repeated="3"/>
          <table:table-cell table:style-name="ce2052" office:value-type="string" calcext:value-type="string">
            <text:p>Sánta</text:p>
          </table:table-cell>
          <table:table-cell table:number-columns-repeated="6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harci/gyors_kezdemenyezes.md" xlink:type="simple">Gyors kezdeményezés</text:a></text:p>
          </table:table-cell>
          <table:table-cell table:style-name="ce2066" office:value-type="float" office:value="3" calcext:value-type="float">
            <text:p>3</text:p>
          </table:table-cell>
          <table:table-cell table:style-name="ce2076"/>
          <table:table-cell table:style-name="Default" table:number-columns-repeated="6"/>
          <table:table-cell table:style-name="ce2052" office:value-type="string" calcext:value-type="string">
            <text:p>Sebhelyes</text:p>
          </table:table-cell>
          <table:table-cell table:number-columns-repeated="6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harci/harci_akrobatika.md" xlink:type="simple">Harci akrobatika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style-name="ce2052" office:value-type="string" calcext:value-type="string">
            <text:p>Tömzsi</text:p>
          </table:table-cell>
          <table:table-cell table:number-columns-repeated="6"/>
        </table:table-row>
        <table:table-row table:style-name="ro2">
          <table:table-cell table:style-name="ce2059" office:value-type="string" calcext:value-type="string">
            <text:p>Harckeret növelés</text:p>
          </table:table-cell>
          <table:table-cell table:style-name="ce2066" office:value-type="float" office:value="3" calcext:value-type="float">
            <text:p>3</text:p>
          </table:table-cell>
          <table:table-cell table:number-columns-repeated="4"/>
          <table:table-cell table:style-name="Default" table:number-columns-repeated="3"/>
          <table:table-cell table:style-name="ce2052" office:value-type="string" calcext:value-type="string">
            <text:p>Vékony</text:p>
          </table:table-cell>
          <table:table-cell table:number-columns-repeated="6"/>
        </table:table-row>
        <table:table-row table:style-name="ro14">
          <table:table-cell table:style-name="ce901" office:value-type="string" calcext:value-type="string">
            <text:p><text:a xlink:href="https://github.com/kaktusztea/km100/blob/master/md/fortelyok.harci/harcos_elme.md" xlink:type="simple">Harcos elme</text:a></text:p>
          </table:table-cell>
          <table:table-cell table:style-name="ce2067" office:value-type="float" office:value="4" calcext:value-type="float">
            <text:p>4</text:p>
          </table:table-cell>
          <table:table-cell table:number-columns-repeated="2"/>
          <table:table-cell table:style-name="Default" table:number-columns-repeated="5"/>
          <table:table-cell table:style-name="ce2106" office:value-type="string" calcext:value-type="string">
            <text:p><text:span text:style-name="T26">➖➖➖ </text:span><text:span text:style-name="T47">Viszony </text:span><text:span text:style-name="T48">➖➖➖ </text:span></text:p>
          </table:table-cell>
          <table:table-cell table:number-columns-repeated="6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harci/ketkezes_harc.md" xlink:type="simple">Kétkezes harc</text:a>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5"/>
          <table:table-cell office:value-type="string" calcext:value-type="string">
            <text:p>"Barát:"</text:p>
          </table:table-cell>
          <table:table-cell table:number-columns-repeated="6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4"/>
          <table:table-cell table:style-name="ce2105"/>
          <table:table-cell office:value-type="string" calcext:value-type="string">
            <text:p>"Ellenség:"</text:p>
          </table:table-cell>
          <table:table-cell table:number-columns-repeated="6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harci/mesterfegyver.md" xlink:type="simple">Mesterfegyver</text:a></text:p>
          </table:table-cell>
          <table:table-cell table:style-name="ce2066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5"/>
          <table:table-cell office:value-type="string" calcext:value-type="string">
            <text:p>"Gyűlöli őt/őket:"</text:p>
          </table:table-cell>
          <table:table-cell table:number-columns-repeated="6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harci/pajzshasznalat.md" xlink:type="simple">Pajzshasználat</text:a>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6"/>
          <table:table-cell office:value-type="string" calcext:value-type="string">
            <text:p>"Kapcsolat:"</text:p>
          </table:table-cell>
          <table:table-cell table:number-columns-repeated="6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harci/vertviselet.md" xlink:type="simple">Vértviselet</text:a></text:p>
          </table:table-cell>
          <table:table-cell table:style-name="ce2066" office:value-type="float" office:value="3" calcext:value-type="float">
            <text:p>3</text:p>
          </table:table-cell>
          <table:table-cell table:style-name="ce2071"/>
          <table:table-cell/>
          <table:table-cell table:style-name="Default" table:number-columns-repeated="5"/>
          <table:table-cell office:value-type="string" calcext:value-type="string">
            <text:p>"Lekötelezettje neki/nekik:"</text:p>
          </table:table-cell>
          <table:table-cell table:number-columns-repeated="6"/>
        </table:table-row>
        <table:table-row table:style-name="ro2">
          <table:table-cell table:number-columns-repeated="4"/>
          <table:table-cell table:style-name="Default" table:number-columns-repeated="5"/>
          <table:table-cell office:value-type="string" calcext:value-type="string">
            <text:p>"Párkapcsolatban vele:"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➖➖ Általános harci fortélyok ➖➖</text:p>
          </table:table-cell>
          <table:table-cell/>
          <table:table-cell table:style-name="ce2071"/>
          <table:table-cell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harci/alakzatharc.md" xlink:type="simple">Alakzatharc</text:a></text:p>
          </table:table-cell>
          <table:table-cell table:style-name="ce2065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harci/belharc.md" xlink:type="simple">Belharc</text:a></text:p>
          </table:table-cell>
          <table:table-cell table:style-name="ce2065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052" office:value-type="string" calcext:value-type="string">
            <text:p><text:a xlink:href="https://github.com/kaktusztea/szilankrpg/blob/master/md/fortelyok.harci/daralo.md" xlink:type="simple">Daráló</text:a></text:p>
          </table:table-cell>
          <table:table-cell table:style-name="ce2066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harci/elpusztithatatlan.md" xlink:type="simple">Elpusztíthatatlan</text:a></text:p>
          </table:table-cell>
          <table:table-cell table:style-name="ce2065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harci/elsopro_roham.md" xlink:type="simple">Elsöprő roham</text:a></text:p>
          </table:table-cell>
          <table:table-cell table:style-name="ce742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harci/farasztas.md" xlink:type="simple">Fárasztás</text:a></text:p>
          </table:table-cell>
          <table:table-cell table:style-name="ce742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harci/fegyverrantas.md" xlink:type="simple">Fegyverrántás</text:a></text:p>
          </table:table-cell>
          <table:table-cell table:style-name="ce2065" office:value-type="float" office:value="2" calcext:value-type="float">
            <text:p>2</text:p>
          </table:table-cell>
          <table:table-cell table:style-name="ce2076"/>
          <table:table-cell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harci/gladiator.bestiai.md" xlink:type="simple">Gladiátor bestiái</text:a></text:p>
          </table:table-cell>
          <table:table-cell table:style-name="ce742" office:value-type="float" office:value="1" calcext:value-type="float">
            <text:p>1</text:p>
          </table:table-cell>
          <table:table-cell table:style-name="ce2076"/>
          <table:table-cell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harci/gladiator.kozonsege.md" xlink:type="simple">Gladiátor közönsége</text:a></text:p>
          </table:table-cell>
          <table:table-cell table:style-name="ce742" office:value-type="float" office:value="1" calcext:value-type="float">
            <text:p>1</text:p>
          </table:table-cell>
          <table:table-cell table:style-name="ce2076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harci/harc_helyhez_kotve.md" xlink:type="simple">Harc helyhez kötve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harci/harci_anatomia.md" xlink:type="simple">Harci anatómia</text:a></text:p>
          </table:table-cell>
          <table:table-cell table:style-name="ce2066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harci/harci_laz.md" xlink:type="simple">Harci láz</text:a></text:p>
          </table:table-cell>
          <table:table-cell table:style-name="ce2065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 table:style-name="ce2071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harci/kaszabolas.md" xlink:type="simple">Kaszabolás</text:a></text:p>
          </table:table-cell>
          <table:table-cell table:style-name="ce2065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harci/paros_harc.md" xlink:type="simple">Páros harc</text:a></text:p>
          </table:table-cell>
          <table:table-cell table:style-name="ce2066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harci/tamadas_erobol.md" xlink:type="simple">Támadás erőből</text:a></text:p>
          </table:table-cell>
          <table:table-cell table:style-name="ce2065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 table:style-name="ce2071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harci/vakharc.md" xlink:type="simple">Vakharc</text:a></text:p>
          </table:table-cell>
          <table:table-cell table:style-name="ce2066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➖➖ Slan harci fortélyok ➖➖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052" office:value-type="string" calcext:value-type="string">
            <text:p><text:a xlink:href="https://github.com/kaktusztea/km100/blob/master/md/fortelyok.slan/elo_fegyver.md" xlink:type="simple">Élő fegyver</text:a> </text:p>
          </table:table-cell>
          <table:table-cell office:value-type="float" office:value="2" calcext:value-type="float">
            <text:p>2</text:p>
          </table:table-cell>
          <table:table-cell table:style-name="ce2071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slan/sarkany_okol.md" xlink:type="simple">Sárkány ököl</text:a></text:p>
          </table:table-cell>
          <table:table-cell table:style-name="ce2066" office:value-type="float" office:value="3" calcext:value-type="float">
            <text:p>3</text:p>
          </table:table-cell>
          <table:table-cell table:style-name="ce2076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➖➖ Lovas harci fortélyok ➖➖</text:p>
          </table:table-cell>
          <table:table-cell table:number-columns-repeated="3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harci/leglovas_harc.md" xlink:type="simple">Léglovas harc</text:a></text:p>
          </table:table-cell>
          <table:table-cell table:style-name="ce2066" office:value-type="float" office:value="3" calcext:value-type="float">
            <text:p>3</text:p>
          </table:table-cell>
          <table:table-cell table:style-name="ce2071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harci/lovas_harc.md" xlink:type="simple">Lovas harc</text:a></text:p>
          </table:table-cell>
          <table:table-cell table:style-name="ce2066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tavharc/lovas_ijaszat.md" xlink:type="simple">Lovas íjászat</text:a></text:p>
          </table:table-cell>
          <table:table-cell table:style-name="ce2065" office:value-type="float" office:value="2" calcext:value-type="float">
            <text:p>2</text:p>
          </table:table-cell>
          <table:table-cell table:style-name="ce2071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➖➖ Távolsági harci fortélyok ➖➖</text:p>
          </table:table-cell>
          <table:table-cell/>
          <table:table-cell table:style-name="ce2071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tavharc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tavharc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tavharc/kepzett_celzas.md" xlink:type="simple">Képzett cél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tavharc/kozeli_loves.md" xlink:type="simple">Közeli löv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tavharc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tavharc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052" office:value-type="string" calcext:value-type="string">
            <text:p><text:a xlink:href="https://github.com/kaktusztea/km100/blob/master/md/fortelyok.tavharc/mozgo_cel_mestere.md" xlink:type="simple">Mozgó cél mestere</text:a> 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tavharc/tavoli_loves.md" xlink:type="simple">Távoli lövé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2">
          <table:table-cell table:formula="of:=COUNTA([.A65:.A103])-4" office:value-type="float" office:value="35" calcext:value-type="float">
            <text:p>35</text:p>
          </table:table-cell>
          <table:table-cell table:number-columns-repeated="6"/>
          <table:table-cell table:style-name="Default" table:number-columns-repeated="2"/>
          <table:table-cell table:number-columns-repeated="7"/>
        </table:table-row>
        <table:table-row table:style-name="ro2" table:number-rows-repeated="2">
          <table:table-cell table:number-columns-repeated="7"/>
          <table:table-cell table:style-name="Default" table:number-columns-repeated="2"/>
          <table:table-cell table:number-columns-repeated="7"/>
        </table:table-row>
        <table:table-row table:style-name="ro2">
          <table:table-cell table:style-name="ce2047" office:value-type="string" calcext:value-type="string">
            <text:p>Misztikus fortélyok</text:p>
          </table:table-cell>
          <table:table-cell table:style-name="Default"/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2">
          <table:table-cell table:style-name="Default" table:number-columns-repeated="2"/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058" office:value-type="string" calcext:value-type="string">
            <text:p><text:span text:style-name="T29">➖➖ Harci mágia</text:span><text:span text:style-name="T30"> </text:span><text:span text:style-name="T31">➖➖</text:span></text:p>
          </table:table-cell>
          <table:table-cell table:style-name="ce2046"/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misztikus/magikus_lovedek_gyorsitasa.md" xlink:type="simple">Mágikus lövedék gyorsítása</text:a></text:p>
          </table:table-cell>
          <table:table-cell table:style-name="ce2065" office:value-type="float" office:value="2" calcext:value-type="float">
            <text:p>2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misztikus/magikus_lovesz.md" xlink:type="simple">Mágikus lövész</text:a></text:p>
          </table:table-cell>
          <table:table-cell table:style-name="ce2066" office:value-type="float" office:value="3" calcext:value-type="float">
            <text:p>3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misztikus/gyors_varazslo.md" xlink:type="simple">Gyors varázsló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058" office:value-type="string" calcext:value-type="string">
            <text:p><text:span text:style-name="T29">➖➖ Misztikus képességek</text:span><text:span text:style-name="T30"> </text:span><text:span text:style-name="T31">➖➖</text:span></text:p>
          </table:table-cell>
          <table:table-cell table:style-name="Default"/>
          <table:table-cell table:number-columns-repeated="14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misztikus/antissjaras.md" xlink:type="simple">Antissjárás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058" office:value-type="string" calcext:value-type="string">
            <text:p><text:span text:style-name="T29">➖➖ Lényismeretek</text:span><text:span text:style-name="T30"> </text:span><text:span text:style-name="T31">➖➖</text:span></text:p>
          </table:table-cell>
          <table:table-cell table:number-columns-repeated="15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misztikus/belso_sikok_lenyeinek_ismerete.md" xlink:type="simple">Belső síkok ism: Elementá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misztikus/belso_sikok_lenyeinek_ismerete.md" xlink:type="simple">Belső síkok ism: Asztr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misztikus/belso_sikok_lenyeinek_ismerete.md" xlink:type="simple">Belső síkok ism: Ment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misztikus/belso_sikok_lenyeinek_ismerete.md" xlink:type="simple">Belső síkok ism: Antyss 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misztikus/belso_sikok_lenyeinek_ismerete.md" xlink:type="simple">Belső síkok ism: Élőholta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misztikus/belso_sikok_lenyeinek_ismerete.md" xlink:type="simple">Belső síkok ism: Természetszellem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misztikus/kulso_sikok_lenyeinek_ismerete.md" xlink:type="simple">Külső síkok ism: Démon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misztikus/kulso_sikok_lenyeinek_ismerete.md" xlink:type="simple">Külső síkok ism: Angya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misztikus/kulso_sikok_lenyeinek_ismerete.md" xlink:type="simple">Külső síkok ism: Szeráf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misztikus/kulso_sikok_lenyeinek_ismerete.md" xlink:type="simple">Külső síkok ism: Dzsinn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2" table:number-rows-repeated="1048450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Szabályok" table:style-name="ta5" table:print="false">
        <table:table-column table:style-name="co82" table:default-cell-style-name="ce1189"/>
        <table:table-column table:style-name="co83" table:default-cell-style-name="ce1189"/>
        <table:table-column table:style-name="co37" table:number-columns-repeated="254" table:default-cell-style-name="ce1189"/>
        <table:table-column table:style-name="co14" table:number-columns-repeated="16128" table:default-cell-style-name="ce1189"/>
        <table:table-row table:style-name="ro2">
          <table:table-cell table:style-name="ce2056" office:value-type="string" calcext:value-type="string">
            <text:p>Karakter pontok (KP) elosztása </text:p>
          </table:table-cell>
          <table:table-cell table:style-name="ce2056"/>
          <table:table-cell table:number-columns-repeated="16382"/>
        </table:table-row>
        <table:table-row table:style-name="ro23">
          <table:table-cell/>
          <table:table-cell table:style-name="ce2057" office:value-type="string" calcext:value-type="string">
            <text:p>→ KP = TSz  x (50 + Intelligencia)  + TSz. x (20 + Emlékezet), ez utóbbi csak szekunder ismeretek növelésére fordítható</text:p>
            <text:p>→ Ebből lehet tanulni a következőket:</text:p>
          </table:table-cell>
          <table:table-cell table:number-columns-repeated="16382"/>
        </table:table-row>
        <table:table-row table:style-name="ro23">
          <table:table-cell office:value-type="string" calcext:value-type="string">
            <text:p>Képzettségek</text:p>
            <text:p/>
          </table:table-cell>
          <table:table-cell table:style-name="ce2057"/>
          <table:table-cell table:number-columns-repeated="16382"/>
        </table:table-row>
        <table:table-row table:style-name="ro29">
          <table:table-cell/>
          <table:table-cell table:style-name="ce2057" office:value-type="string" calcext:value-type="string">
            <text:p>→Egy primer képzettség értéke legfeljebb (Tapasztalati Szint) lehet</text:p>
            <text:p><text:span text:style-name="T52">→Egy szekunder képzettség értéke legfeljebb (Tapasztalati Szint</text:span>+3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number-columns-repeated="16382"/>
        </table:table-row>
        <table:table-row table:style-name="ro23">
          <table:table-cell office:value-type="string" calcext:value-type="string">
            <text:p>Fortélyok</text:p>
            <text:p/>
          </table:table-cell>
          <table:table-cell table:style-name="ce2057"/>
          <table:table-cell table:number-columns-repeated="16382"/>
        </table:table-row>
        <table:table-row table:style-name="ro29">
          <table:table-cell/>
          <table:table-cell table:style-name="ce2057" office:value-type="string" calcext:value-type="string">
            <text:p>→Vannak egy és többfokú fortélyok. Minden fok 6 KP-ba kerül és követelményei vannak.</text:p>
            <text:p>→Több fokú Fortélyoknál szintenként csak egy fokot lehet fejlődni akkor is, ha lenne elég KP több fokra is! Ez alól kivétel az 1. szint (karakteralkotás).</text:p>
            <text:p>→Egy szintlépés alkalmával nem vehető fel két olyan Fortély, amely ugyanazt a jellemzőt/képzettséget, stb módosít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number-columns-repeated="16382"/>
        </table:table-row>
        <table:table-row table:style-name="ro2">
          <table:table-cell/>
          <table:table-cell table:style-name="ce2057"/>
          <table:table-cell table:number-columns-repeated="16382"/>
        </table:table-row>
        <table:table-row table:style-name="ro23">
          <table:table-cell office:value-type="string" calcext:value-type="string">
            <text:p>Harcérték módosítók (HM)</text:p>
            <text:p/>
          </table:table-cell>
          <table:table-cell table:style-name="ce2057"/>
          <table:table-cell table:number-columns-repeated="16382"/>
        </table:table-row>
        <table:table-row table:style-name="ro29">
          <table:table-cell/>
          <table:table-cell table:style-name="ce2057" office:value-type="string" calcext:value-type="string">
            <text:p>→1HM/CM = 2 KP</text:p>
            <text:p>→max HM/szint = 3x (SUM(Harci fortély fokok) + SUM(4 Harcmodor szint))  🔹  (HM = közelharci HM, amibe a TÉ és VÉ tartozik bele)</text:p>
            <text:p>→max 4 CM/szint   (CM = Célzóérték Módosító, ami a CÉ-re fordítható harcértékmódosítót jelöli)</text:p>
            <text:p/>
            <text:p>→Max 3-al többel lehet növelni az egyik harcértéket, mint a másikat (TÉ;VÉ) szintenként</text:p>
          </table:table-cell>
          <table:table-cell table:number-columns-repeated="16382"/>
        </table:table-row>
        <table:table-row table:style-name="ro2">
          <table:table-cell/>
          <table:table-cell table:style-name="ce2057"/>
          <table:table-cell table:number-columns-repeated="16382"/>
        </table:table-row>
        <table:table-row table:style-name="ro23">
          <table:table-cell table:style-name="ce2056" office:value-type="string" calcext:value-type="string">
            <text:p>Mágikus tradíció, Arkánumok (Primer képzettség)</text:p>
            <text:p/>
          </table:table-cell>
          <table:table-cell table:number-columns-repeated="16383"/>
        </table:table-row>
        <table:table-row table:style-name="ro30">
          <table:table-cell/>
          <table:table-cell table:style-name="ce2057" office:value-type="string" calcext:value-type="string">
            <text:p>→Mágikus tradíciók: Primer képzettségek (csak 1x vehetőek fel) és követelményeik vannak (van amelyik, csak 1.szinten vehető fel).</text:p>
            <text:p>(Például: Magasmágia, Vulgármágia, stb.)</text:p>
            <text:p>→Szférák/Arkánumok: Primer képzettségek. Csak azok a mágiaiskolák tanulhatóak, amelyek a karakter által ismert mágia tradíció által tanulhatóak.</text:p>
          </table:table-cell>
          <table:table-cell table:number-columns-repeated="16382"/>
        </table:table-row>
        <table:table-row table:style-name="ro23">
          <table:table-cell table:style-name="ce2057" office:value-type="string" calcext:value-type="string">
            <text:p>Pszí</text:p>
            <text:p/>
          </table:table-cell>
          <table:table-cell table:number-columns-repeated="16383"/>
        </table:table-row>
        <table:table-row table:style-name="ro2">
          <table:table-cell/>
          <table:table-cell table:style-name="ce2057" office:value-type="string" calcext:value-type="string">
            <text:p>→Pszí használat: Primer képzettség, ez a „pi4rroni” diszciplínák alkalmazásának ismerete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31">
          <table:table-cell table:number-columns-repeated="16384"/>
        </table:table-row>
        <table:table-row table:style-name="ro2">
          <table:table-cell office:value-type="string" calcext:value-type="string">
            <text:p>Manőverek</text:p>
          </table:table-cell>
          <table:table-cell table:number-columns-repeated="16383"/>
        </table:table-row>
        <table:table-row table:style-name="ro30">
          <table:table-cell/>
          <table:table-cell table:style-name="ce2057" office:value-type="string" calcext:value-type="string">
            <text:p>→ pl. lábsöprés, lefegyverzés, átdobás</text:p>
            <text:p>→ Nem kerülnek KP-ba, Manőver Bónusz Pontot (MBP) lehet költeni Manőver Ellenpróbára.</text:p>
            <text:p>  (ΣMBP = (összes nem távolsági harcmodor szintjének összege) /3 ) </text:p>
          </table:table-cell>
          <table:table-cell table:number-columns-repeated="16382"/>
        </table:table-row>
        <table:table-row table:style-name="ro2" table:number-rows-repeated="104855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hangelog" table:style-name="ta5" table:print="false">
        <office:forms form:automatic-focus="false" form:apply-design-mode="false"/>
        <table:table-column table:style-name="co84" table:default-cell-style-name="ce303"/>
        <table:table-row table:style-name="ro2">
          <table:table-cell table:style-name="ce2073" office:value-type="string" calcext:value-type="string">
            <text:p>V8.8.3</text:p>
          </table:table-cell>
        </table:table-row>
        <table:table-row table:style-name="ro2">
          <table:table-cell table:style-name="ce2074" office:value-type="string" calcext:value-type="string">
            <text:p>* Biztos Aura: feltételes formázással kijelölve</text:p>
          </table:table-cell>
        </table:table-row>
        <table:table-row table:style-name="ro2">
          <table:table-cell table:style-name="ce2074" office:value-type="string" calcext:value-type="string">
            <text:p>* Harckeret = Harcmodor sebesség -3 + Gyorsaság</text:p>
          </table:table-cell>
        </table:table-row>
        <table:table-row table:style-name="ro2">
          <table:table-cell table:style-name="ce2074" office:value-type="string" calcext:value-type="string">
            <text:p>* Új: Harckeret növelés fortély</text:p>
          </table:table-cell>
        </table:table-row>
        <table:table-row table:style-name="ro2">
          <table:table-cell table:style-name="ce2074" office:value-type="string" calcext:value-type="string">
            <text:p>* Új: Koordinátor fortély</text:p>
          </table:table-cell>
        </table:table-row>
        <table:table-row table:style-name="ro2">
          <table:table-cell table:style-name="ce2074" office:value-type="string" calcext:value-type="string">
            <text:p>* Új: Daráló fortély</text:p>
          </table:table-cell>
        </table:table-row>
        <table:table-row table:style-name="ro2">
          <table:table-cell table:style-name="ce2074" office:value-type="string" calcext:value-type="string">
            <text:p>* Taktika: Falanx megszűnt</text:p>
          </table:table-cell>
        </table:table-row>
        <table:table-row table:style-name="ro2">
          <table:table-cell table:style-name="ce2074"/>
        </table:table-row>
        <table:table-row table:style-name="ro2">
          <table:table-cell table:style-name="ce2073" office:value-type="string" calcext:value-type="string">
            <text:p>V8.8.2</text:p>
          </table:table-cell>
        </table:table-row>
        <table:table-row table:style-name="ro2">
          <table:table-cell table:style-name="Default" office:value-type="string" calcext:value-type="string">
            <text:p>* Minden fegyver Sebesség értéke nőtt 1-el</text:p>
          </table:table-cell>
        </table:table-row>
        <table:table-row table:style-name="ro2">
          <table:table-cell table:style-name="ce2074" office:value-type="string" calcext:value-type="string">
            <text:p>* Ősi kultúrkör fortély kiterjesztései frissítve</text:p>
          </table:table-cell>
        </table:table-row>
        <table:table-row table:style-name="ro2">
          <table:table-cell table:style-name="ce2074"/>
        </table:table-row>
        <table:table-row table:style-name="ro2">
          <table:table-cell table:style-name="ce2073" office:value-type="string" calcext:value-type="string">
            <text:p>V8.8.1</text:p>
          </table:table-cell>
        </table:table-row>
        <table:table-row table:style-name="ro2">
          <table:table-cell table:style-name="ce2074" office:value-type="string" calcext:value-type="string">
            <text:p>* Nyelvismeret költhető fokok számítása</text:p>
          </table:table-cell>
        </table:table-row>
        <table:table-row table:style-name="ro2">
          <table:table-cell table:style-name="ce2074" office:value-type="string" calcext:value-type="string">
            <text:p>* Maradék nyelvismeret fokok számítása</text:p>
          </table:table-cell>
        </table:table-row>
        <table:table-row table:style-name="ro2">
          <table:table-cell table:style-name="ce2074" office:value-type="string" calcext:value-type="string">
            <text:p>* Új: Elpusztíthatatlan fortély</text:p>
          </table:table-cell>
        </table:table-row>
        <table:table-row table:style-name="ro2">
          <table:table-cell table:style-name="ce2074" office:value-type="string" calcext:value-type="string">
            <text:p>* Új: Gladiátor bestiái fortély</text:p>
          </table:table-cell>
        </table:table-row>
        <table:table-row table:style-name="ro2">
          <table:table-cell table:style-name="ce2074" office:value-type="string" calcext:value-type="string">
            <text:p>* Új: Gladiátor közönsége fortély</text:p>
          </table:table-cell>
        </table:table-row>
        <table:table-row table:style-name="ro2">
          <table:table-cell table:style-name="ce2074" office:value-type="string" calcext:value-type="string">
            <text:p>* Gyors kezdeményezés: 3 fokú lett; KÉ:+3 / fok</text:p>
          </table:table-cell>
        </table:table-row>
        <table:table-row table:style-name="ro2">
          <table:table-cell table:style-name="ce2074" office:value-type="string" calcext:value-type="string">
            <text:p>* Aura Alap beolvasztva az AuraErő értékekbe</text:p>
          </table:table-cell>
        </table:table-row>
        <table:table-row table:style-name="ro2">
          <table:table-cell table:style-name="ce2074"/>
        </table:table-row>
        <table:table-row table:style-name="ro2">
          <table:table-cell table:style-name="ce2073" office:value-type="string" calcext:value-type="string">
            <text:p>V8.8.0</text:p>
          </table:table-cell>
        </table:table-row>
        <table:table-row table:style-name="ro2">
          <table:table-cell table:style-name="ce2074" office:value-type="string" calcext:value-type="string">
            <text:p>* Új: Nyelvtanulás képzettség (szekunder)</text:p>
          </table:table-cell>
        </table:table-row>
        <table:table-row table:style-name="ro2">
          <table:table-cell table:style-name="ce2074" office:value-type="string" calcext:value-type="string">
            <text:p>* Nyelvek átkerültek a Speciális fülre</text:p>
          </table:table-cell>
        </table:table-row>
        <table:table-row table:style-name="ro1">
          <table:table-cell table:style-name="ce2074" office:value-type="string" calcext:value-type="string">
            <text:p><text:span text:style-name="T26">* Új fortély: Ősi kultkúrkör </text:span><text:span text:style-name="T53">🔁</text:span></text:p>
          </table:table-cell>
        </table:table-row>
        <table:table-row table:style-name="ro2">
          <table:table-cell table:style-name="ce2074" office:value-type="string" calcext:value-type="string">
            <text:p>* Szilánk pontértéknek cella</text:p>
          </table:table-cell>
        </table:table-row>
        <table:table-row table:style-name="ro2">
          <table:table-cell table:style-name="ce2074" office:value-type="string" calcext:value-type="string">
            <text:p>* Felszerelés keret képlet </text:p>
          </table:table-cell>
        </table:table-row>
        <table:table-row table:style-name="ro2">
          <table:table-cell table:style-name="ce2074"/>
        </table:table-row>
        <table:table-row table:style-name="ro2">
          <table:table-cell table:style-name="ce2073" office:value-type="string" calcext:value-type="string">
            <text:p>V8.7.9</text:p>
          </table:table-cell>
        </table:table-row>
        <table:table-row table:style-name="ro2">
          <table:table-cell table:style-name="ce2074" office:value-type="string" calcext:value-type="string">
            <text:p>* Tájtípus – ((összes)) kiterjeszti: Lopakodás/rejtőzés</text:p>
          </table:table-cell>
        </table:table-row>
        <table:table-row table:style-name="ro2">
          <table:table-cell table:style-name="ce2074" office:value-type="string" calcext:value-type="string">
            <text:p>* Térképészet fortély kiterjeszti: Hajózás</text:p>
          </table:table-cell>
        </table:table-row>
        <table:table-row table:style-name="ro2">
          <table:table-cell table:style-name="ce2074" office:value-type="string" calcext:value-type="string">
            <text:p>* kiemelt fortélyok fokai nem hardcode-oltak már</text:p>
          </table:table-cell>
        </table:table-row>
        <table:table-row table:style-name="ro2">
          <table:table-cell table:style-name="ce2074" office:value-type="string" calcext:value-type="string">
            <text:p>* Szabad Fortélyok hint szövegek frissítése</text:p>
          </table:table-cell>
        </table:table-row>
        <table:table-row table:style-name="ro2">
          <table:table-cell table:style-name="ce2074"/>
        </table:table-row>
        <table:table-row table:style-name="ro2">
          <table:table-cell table:style-name="ce2073" office:value-type="string" calcext:value-type="string">
            <text:p>V8.7.8</text:p>
          </table:table-cell>
        </table:table-row>
        <table:table-row table:style-name="ro2">
          <table:table-cell table:style-name="ce2074" office:value-type="string" calcext:value-type="string">
            <text:p>* Szociális fortélyok átnevezve: Befolyástól védő fortélyokká</text:p>
          </table:table-cell>
        </table:table-row>
        <table:table-row table:style-name="ro2">
          <table:table-cell table:style-name="ce2074" office:value-type="string" calcext:value-type="string">
            <text:p>* Baráti állatok fortély átkerült az Alvilági, fizikai fortélyok alá</text:p>
          </table:table-cell>
        </table:table-row>
        <table:table-row table:style-name="ro1">
          <table:table-cell table:style-name="ce2074" office:value-type="string" calcext:value-type="string">
            <text:p><text:span text:style-name="T26">* SzF_Hátterek fül visszanevezve: „</text:span>Speciális”</text:p>
          </table:table-cell>
        </table:table-row>
        <table:table-row table:style-name="ro2">
          <table:table-cell table:style-name="ce2074"/>
        </table:table-row>
        <table:table-row table:style-name="ro2">
          <table:table-cell table:style-name="ce2073" office:value-type="string" calcext:value-type="string">
            <text:p>V8.7.7</text:p>
          </table:table-cell>
        </table:table-row>
        <table:table-row table:style-name="ro2">
          <table:table-cell table:style-name="ce2074" office:value-type="string" calcext:value-type="string">
            <text:p>* Új Szabad Fortély: Kihallgatás</text:p>
          </table:table-cell>
        </table:table-row>
        <table:table-row table:style-name="ro2">
          <table:table-cell table:style-name="ce2074" office:value-type="string" calcext:value-type="string">
            <text:p>* Speciális fül átnevezve: SzF_Hátterek</text:p>
          </table:table-cell>
        </table:table-row>
        <table:table-row table:style-name="ro2">
          <table:table-cell table:style-name="ce2074"/>
        </table:table-row>
        <table:table-row table:style-name="ro2">
          <table:table-cell table:style-name="ce2073" office:value-type="string" calcext:value-type="string">
            <text:p>V8.7.6</text:p>
          </table:table-cell>
        </table:table-row>
        <table:table-row table:style-name="ro2">
          <table:table-cell table:style-name="ce2074" office:value-type="string" calcext:value-type="string">
            <text:p>* Alapértékek oldal: képzettségek bal oszlopba, fortélyok jobb oszlopba. Így a fortélyok mellett megjelenhet a kiterjesztés.</text:p>
          </table:table-cell>
        </table:table-row>
        <table:table-row table:style-name="ro2">
          <table:table-cell table:style-name="ce2074" office:value-type="string" calcext:value-type="string">
            <text:p>* Szekunder fortélyoknál új oszlop: mely képzettségeket terjeszt ki</text:p>
          </table:table-cell>
        </table:table-row>
        <table:table-row table:style-name="ro2">
          <table:table-cell table:style-name="ce2074" office:value-type="string" calcext:value-type="string">
            <text:p>* Keresés (2) és Nyomolvasás (2) külön fortélyok lettek</text:p>
          </table:table-cell>
        </table:table-row>
        <table:table-row table:style-name="ro2">
          <table:table-cell table:style-name="ce2074" office:value-type="string" calcext:value-type="string">
            <text:p>* Kínzás képzettség megszünt</text:p>
          </table:table-cell>
        </table:table-row>
        <table:table-row table:style-name="ro2">
          <table:table-cell table:style-name="ce2074"/>
        </table:table-row>
        <table:table-row table:style-name="ro2">
          <table:table-cell table:style-name="ce2073" office:value-type="string" calcext:value-type="string">
            <text:p>V8.7.5</text:p>
          </table:table-cell>
        </table:table-row>
        <table:table-row table:style-name="ro2">
          <table:table-cell table:style-name="ce2074" office:value-type="string" calcext:value-type="string">
            <text:p>* Minden képzettség és fortély URL frissítése</text:p>
          </table:table-cell>
        </table:table-row>
        <table:table-row table:style-name="ro2">
          <table:table-cell table:style-name="ce2074" office:value-type="string" calcext:value-type="string">
            <text:p>* Erős és Normál kiterjesztés minden kiterjesztős fortélyhoz</text:p>
          </table:table-cell>
        </table:table-row>
        <table:table-row table:style-name="ro2">
          <table:table-cell table:style-name="ce2074" office:value-type="string" calcext:value-type="string">
            <text:p>* Szabad Fortélyok: 1 fok / Tsz ingyenes, utána ugyanúgy 6 KP / fok</text:p>
          </table:table-cell>
        </table:table-row>
        <table:table-row table:style-name="ro2">
          <table:table-cell table:style-name="ce2073"/>
        </table:table-row>
        <table:table-row table:style-name="ro2">
          <table:table-cell table:style-name="ce2073" office:value-type="string" calcext:value-type="string">
            <text:p>V8.7.4</text:p>
          </table:table-cell>
        </table:table-row>
        <table:table-row table:style-name="ro2">
          <table:table-cell table:style-name="ce2074" office:value-type="string" calcext:value-type="string">
            <text:p>* BUGFIX: Történelemismeret benn maradt a képzettségek közt</text:p>
          </table:table-cell>
        </table:table-row>
        <table:table-row table:style-name="ro2">
          <table:table-cell table:style-name="ce2074" office:value-type="string" calcext:value-type="string">
            <text:p>* BUGFIX: Slan képzettségek bennmaradtak véletlenül a Szférák/Arkánumok listában</text:p>
          </table:table-cell>
        </table:table-row>
        <table:table-row table:style-name="ro2">
          <table:table-cell table:style-name="ce2074" office:value-type="string" calcext:value-type="string">
            <text:p>* BUGFIX: Misztikus fülön szint és fok túllépés check nem működött</text:p>
          </table:table-cell>
        </table:table-row>
        <table:table-row table:style-name="ro2">
          <table:table-cell table:style-name="ce2074" office:value-type="string" calcext:value-type="string">
            <text:p>* Fortélyok kiterjesztései képzettségekre (új oszlop)</text:p>
          </table:table-cell>
        </table:table-row>
        <table:table-row table:style-name="ro1">
          <table:table-cell table:style-name="ce2077" office:value-type="string" calcext:value-type="string">
            <text:p>* <text:span text:style-name="T54">Számtan</text:span> képzettség új neve: Kvantikum</text:p>
          </table:table-cell>
        </table:table-row>
        <table:table-row table:style-name="ro2">
          <table:table-cell table:style-name="ce2074"/>
        </table:table-row>
        <table:table-row table:style-name="ro2">
          <table:table-cell table:style-name="ce2073" office:value-type="string" calcext:value-type="string">
            <text:p>V8.7.3</text:p>
          </table:table-cell>
        </table:table-row>
        <table:table-row table:style-name="ro2">
          <table:table-cell table:style-name="ce2074" office:value-type="string" calcext:value-type="string">
            <text:p>* Életerő táblázat alá: fizikai sérülések hatása képzettségpróbákra</text:p>
          </table:table-cell>
        </table:table-row>
        <table:table-row table:style-name="ro2">
          <table:table-cell table:style-name="ce2074" office:value-type="string" calcext:value-type="string">
            <text:p>* Képzettségek megszűntek: Történelemismeret, Tudományok</text:p>
          </table:table-cell>
        </table:table-row>
        <table:table-row table:style-name="ro2">
          <table:table-cell table:style-name="ce2074" office:value-type="string" calcext:value-type="string">
            <text:p>* Új képzettségek: Lexikum, Számtan</text:p>
          </table:table-cell>
        </table:table-row>
        <table:table-row table:style-name="ro2">
          <table:table-cell table:style-name="ce2074" office:value-type="string" calcext:value-type="string">
            <text:p>* Megszűnt képzettség: Történelemismeret, Tudományok</text:p>
          </table:table-cell>
        </table:table-row>
        <table:table-row table:style-name="ro2">
          <table:table-cell table:style-name="ce2074" office:value-type="string" calcext:value-type="string">
            <text:p>* Új fortély: Történelemismeret (2)</text:p>
          </table:table-cell>
        </table:table-row>
        <table:table-row table:style-name="ro2">
          <table:table-cell table:style-name="ce2074" office:value-type="string" calcext:value-type="string">
            <text:p>* Szabad Hátterek kiterjesztéseinek frissítése</text:p>
          </table:table-cell>
        </table:table-row>
        <table:table-row table:style-name="ro2">
          <table:table-cell table:style-name="ce2074"/>
        </table:table-row>
        <table:table-row table:style-name="ro2">
          <table:table-cell table:style-name="ce2073" office:value-type="string" calcext:value-type="string">
            <text:p>V8.7.2</text:p>
          </table:table-cell>
        </table:table-row>
        <table:table-row table:style-name="ro2">
          <table:table-cell table:style-name="ce2074" office:value-type="string" calcext:value-type="string">
            <text:p>* Plusz sorok Harci fortélyoknak és szekunder képzettségeknek</text:p>
          </table:table-cell>
        </table:table-row>
        <table:table-row table:style-name="ro2">
          <table:table-cell table:style-name="ce2074" office:value-type="string" calcext:value-type="string">
            <text:p>* Misztikus fülön: Slan Chi harc képzettségek táblázata</text:p>
          </table:table-cell>
        </table:table-row>
        <table:table-row table:style-name="ro2">
          <table:table-cell table:style-name="ce2074" office:value-type="string" calcext:value-type="string">
            <text:p>* Slan harci fortélyok harci fortély listába</text:p>
          </table:table-cell>
        </table:table-row>
        <table:table-row table:style-name="ro2">
          <table:table-cell table:style-name="ce2074"/>
        </table:table-row>
        <table:table-row table:style-name="ro2">
          <table:table-cell table:style-name="ce2073" office:value-type="string" calcext:value-type="string">
            <text:p>V8.7.1</text:p>
          </table:table-cell>
        </table:table-row>
        <table:table-row table:style-name="ro2">
          <table:table-cell table:style-name="ce2074" office:value-type="string" calcext:value-type="string">
            <text:p>* Új: Távharc kalkulátor a Harcértékek fülön</text:p>
          </table:table-cell>
        </table:table-row>
        <table:table-row table:style-name="ro2">
          <table:table-cell table:style-name="ce2074" office:value-type="string" calcext:value-type="string">
            <text:p>* Új Max HM képlet: 3x(SUM(harci fortély fokok) + SUM(Harcmodor szintek))</text:p>
          </table:table-cell>
        </table:table-row>
        <table:table-row table:style-name="ro2">
          <table:table-cell table:style-name="ce2074"/>
        </table:table-row>
        <table:table-row table:style-name="ro2">
          <table:table-cell table:style-name="ce2073" office:value-type="string" calcext:value-type="string">
            <text:p>V8.7.0</text:p>
          </table:table-cell>
        </table:table-row>
        <table:table-row table:style-name="ro2">
          <table:table-cell table:style-name="ce2074" office:value-type="string" calcext:value-type="string">
            <text:p>* BUGFIX: Primer KP max számításban eddig még 1x benne volt a KP/Szint. Javítva</text:p>
          </table:table-cell>
        </table:table-row>
        <table:table-row table:style-name="ro2">
          <table:table-cell table:style-name="ce2074" office:value-type="string" calcext:value-type="string">
            <text:p>* Misztikus fül teljes átrendezése</text:p>
          </table:table-cell>
        </table:table-row>
        <table:table-row table:style-name="ro2">
          <table:table-cell table:style-name="ce2074" office:value-type="string" calcext:value-type="string">
            <text:p>* Pszí képzettség új neve: Pszí használat</text:p>
          </table:table-cell>
        </table:table-row>
        <table:table-row table:style-name="ro2">
          <table:table-cell table:style-name="ce2074" office:value-type="string" calcext:value-type="string">
            <text:p>* Pszí fortély új neve: Pszí kiterjesztés</text:p>
          </table:table-cell>
        </table:table-row>
        <table:table-row table:style-name="ro2">
          <table:table-cell table:style-name="ce2074" office:value-type="string" calcext:value-type="string">
            <text:p>* Mágia módszerek külön táblázatba</text:p>
          </table:table-cell>
        </table:table-row>
        <table:table-row table:style-name="ro2">
          <table:table-cell table:style-name="Default" office:value-type="string" calcext:value-type="string">
            <text:p>* „Távolsági fegyverek értékei” és „Kézifegyverek értékei” táblázatok megcserélve, hogy legyen hely (majd) a távharc kalkulátornak</text:p>
          </table:table-cell>
        </table:table-row>
        <table:table-row table:style-name="ro2">
          <table:table-cell table:style-name="Default" office:value-type="string" calcext:value-type="string">
            <text:p>* Database Ranges → Named Ranges</text:p>
          </table:table-cell>
        </table:table-row>
        <table:table-row table:style-name="ro2">
          <table:table-cell table:style-name="Default" office:value-type="string" calcext:value-type="string">
            <text:p>* Named Ranges: ékezet- és szóközmentesítés</text:p>
          </table:table-cell>
        </table:table-row>
        <table:table-row table:style-name="ro2">
          <table:table-cell table:style-name="Default" office:value-type="string" calcext:value-type="string">
            <text:p>* Szabályok fül frissítve</text:p>
          </table:table-cell>
        </table:table-row>
        <table:table-row table:style-name="ro2">
          <table:table-cell table:style-name="Default" office:value-type="string" calcext:value-type="string">
            <text:p>* Mesterfegyver követelmény túllépés ellenőrzés condintional formatting javítva mindenhol</text:p>
          </table:table-cell>
        </table:table-row>
        <table:table-row table:style-name="ro2">
          <table:table-cell table:style-name="Default" office:value-type="string" calcext:value-type="string">
            <text:p>* Hátterek oldal teljes újratervezése, tartalék szekunder képzettség eltávolítva onnan</text:p>
          </table:table-cell>
        </table:table-row>
        <table:table-row table:style-name="ro2">
          <table:table-cell table:style-name="ce2074"/>
        </table:table-row>
        <table:table-row table:style-name="ro2">
          <table:table-cell table:style-name="ce2073" office:value-type="string" calcext:value-type="string">
            <text:p>V8.6.9</text:p>
          </table:table-cell>
        </table:table-row>
        <table:table-row table:style-name="ro2">
          <table:table-cell table:style-name="ce2074" office:value-type="string" calcext:value-type="string">
            <text:p>* Módszer fortélyokba: Szexuálmágia, Szimpatikus mágia</text:p>
          </table:table-cell>
        </table:table-row>
        <table:table-row table:style-name="ro2">
          <table:table-cell table:style-name="ce2074" office:value-type="string" calcext:value-type="string">
            <text:p>* Távolsági harci fortélyok külön szekcióba kerültek a dropbox menüben. Link frissítések.</text:p>
          </table:table-cell>
        </table:table-row>
        <table:table-row table:style-name="ro2">
          <table:table-cell table:style-name="ce2074" office:value-type="string" calcext:value-type="string">
            <text:p>* SzP/Szint = 1 <text:s/>(eddig 0,5 volt), Nem jár ingyen első Szabad Háttér képzettség felvételekor</text:p>
          </table:table-cell>
        </table:table-row>
        <table:table-row table:style-name="ro2">
          <table:table-cell table:style-name="ce2074" office:value-type="string" calcext:value-type="string">
            <text:p>* Városi jártasság képzettség valamiért kimaradt</text:p>
          </table:table-cell>
        </table:table-row>
        <table:table-row table:style-name="ro2">
          <table:table-cell table:style-name="ce2074"/>
        </table:table-row>
        <table:table-row table:style-name="ro2">
          <table:table-cell table:style-name="ce2073" office:value-type="string" calcext:value-type="string">
            <text:p>V8.6.8</text:p>
          </table:table-cell>
        </table:table-row>
        <table:table-row table:style-name="ro2">
          <table:table-cell table:style-name="ce2074" office:value-type="string" calcext:value-type="string">
            <text:p>* Megszűnt: Manőver Fejlesztő Pont</text:p>
          </table:table-cell>
        </table:table-row>
        <table:table-row table:style-name="ro2">
          <table:table-cell table:style-name="ce2074" office:value-type="string" calcext:value-type="string">
            <text:p>* Megszűnt: Egyedi MP értékek az egyes Harcmodorokhoz</text:p>
          </table:table-cell>
        </table:table-row>
        <table:table-row table:style-name="ro2">
          <table:table-cell table:style-name="ce2074" office:value-type="string" calcext:value-type="string">
            <text:p>* Új: Manőver Alap (1 db szám, HM/10↑), Manőver Pont (össz. harcmodor szint / Tsz ↑)</text:p>
          </table:table-cell>
        </table:table-row>
        <table:table-row table:style-name="ro2">
          <table:table-cell table:style-name="ce2074" office:value-type="string" calcext:value-type="string">
            <text:p>* Manőver Alap és Manőver Pont: Harcértékek fülre kerültek</text:p>
          </table:table-cell>
        </table:table-row>
        <table:table-row table:style-name="ro2">
          <table:table-cell table:style-name="ce2074" office:value-type="string" calcext:value-type="string">
            <text:p>* Fortély áznevezve: Pontos lövés → Mozgó cél mestere</text:p>
          </table:table-cell>
        </table:table-row>
        <table:table-row table:style-name="ro2">
          <table:table-cell table:style-name="ce2074" office:value-type="string" calcext:value-type="string">
            <text:p>* Slan Chi Harc képzettségek bekerültek. Választhatóak a Szféra/Arkánum listában</text:p>
          </table:table-cell>
        </table:table-row>
        <table:table-row table:style-name="ro2">
          <table:table-cell table:style-name="ce2074"/>
        </table:table-row>
        <table:table-row table:style-name="ro2">
          <table:table-cell table:style-name="ce2073" office:value-type="string" calcext:value-type="string">
            <text:p>V8.6.7</text:p>
          </table:table-cell>
        </table:table-row>
        <table:table-row table:style-name="ro2">
          <table:table-cell table:style-name="ce2074" office:value-type="string" calcext:value-type="string">
            <text:p>* Manőverfejlesztő Pontok megszűntek, Manőver Bónusz Pont (MBP) lesz helyette</text:p>
          </table:table-cell>
        </table:table-row>
        <table:table-row table:style-name="ro2">
          <table:table-cell table:style-name="ce2074" office:value-type="string" calcext:value-type="string">
            <text:p>* Manőverfejlesztő táblázat törlése</text:p>
          </table:table-cell>
        </table:table-row>
        <table:table-row table:style-name="ro2">
          <table:table-cell table:style-name="ce2074" office:value-type="string" calcext:value-type="string">
            <text:p>* Bugfix: Misztikus - Speciális diszciplinák alatt rossz volt a Fok ellenőrzés</text:p>
          </table:table-cell>
        </table:table-row>
        <table:table-row table:style-name="ro2">
          <table:table-cell table:style-name="ce2074" office:value-type="string" calcext:value-type="string">
            <text:p>* Tradíció lista frissítve</text:p>
          </table:table-cell>
        </table:table-row>
        <table:table-row table:style-name="ro2">
          <table:table-cell table:style-name="ce2074" office:value-type="string" calcext:value-type="string">
            <text:p>* Szférák, Arkánumok listájának frissítése</text:p>
          </table:table-cell>
        </table:table-row>
        <table:table-row table:style-name="ro2">
          <table:table-cell table:style-name="ce2074"/>
        </table:table-row>
        <table:table-row table:style-name="ro2">
          <table:table-cell table:style-name="ce2073" office:value-type="string" calcext:value-type="string">
            <text:p>V8.6.6</text:p>
          </table:table-cell>
        </table:table-row>
        <table:table-row table:style-name="ro2">
          <table:table-cell table:style-name="ce2074" office:value-type="string" calcext:value-type="string">
            <text:p>* Bugfix: Max HM/Szint (Kétszer számolta bele az Ügyességet)</text:p>
          </table:table-cell>
        </table:table-row>
        <table:table-row table:style-name="ro2">
          <table:table-cell table:style-name="ce2074"/>
        </table:table-row>
        <table:table-row table:style-name="ro2">
          <table:table-cell table:style-name="ce2073" office:value-type="string" calcext:value-type="string">
            <text:p>V8.6.5</text:p>
          </table:table-cell>
        </table:table-row>
        <table:table-row table:style-name="ro2">
          <table:table-cell table:style-name="ce2074" office:value-type="string" calcext:value-type="string">
            <text:p>* Harci Akrobatika bónuszánál (1.fok) felfelé kerekítünk</text:p>
          </table:table-cell>
        </table:table-row>
        <table:table-row table:style-name="ro2">
          <table:table-cell table:style-name="ce2074" office:value-type="string" calcext:value-type="string">
            <text:p>* Leíró Hátterek listája bővítve</text:p>
          </table:table-cell>
        </table:table-row>
        <table:table-row table:style-name="ro2">
          <table:table-cell table:style-name="Default" office:value-type="string" calcext:value-type="string">
            <text:p>* Több hely Leíró Háttereknek és Kultúrköröknek</text:p>
          </table:table-cell>
        </table:table-row>
        <table:table-row table:style-name="ro2">
          <table:table-cell table:style-name="ce2074" office:value-type="string" calcext:value-type="string">
            <text:p>* Harcértékek fülön kattintható linkek javítása</text:p>
          </table:table-cell>
        </table:table-row>
        <table:table-row table:style-name="ro2">
          <table:table-cell table:style-name="ce2074" office:value-type="string" calcext:value-type="string">
            <text:p>* Képzettség, Fortély szinkronizálás doksival</text:p>
          </table:table-cell>
        </table:table-row>
        <table:table-row table:style-name="ro2">
          <table:table-cell table:style-name="ce2074"/>
        </table:table-row>
        <table:table-row table:style-name="ro2">
          <table:table-cell table:style-name="ce2073" office:value-type="string" calcext:value-type="string">
            <text:p>V8.6.4</text:p>
          </table:table-cell>
        </table:table-row>
        <table:table-row table:style-name="ro2">
          <table:table-cell table:style-name="ce2074" office:value-type="string" calcext:value-type="string">
            <text:p>* KP Alap megszűnt</text:p>
          </table:table-cell>
        </table:table-row>
        <table:table-row table:style-name="ro2">
          <table:table-cell table:style-name="ce2074" office:value-type="string" calcext:value-type="string">
            <text:p>* KP / Szint: 50 + Intelligencia</text:p>
          </table:table-cell>
        </table:table-row>
        <table:table-row table:style-name="ro2">
          <table:table-cell table:style-name="ce2074" office:value-type="string" calcext:value-type="string">
            <text:p>* Szekunder KP/Szint: 20 + Emlékezet</text:p>
          </table:table-cell>
        </table:table-row>
        <table:table-row table:style-name="ro2">
          <table:table-cell table:style-name="ce2074" office:value-type="string" calcext:value-type="string">
            <text:p>* Új Leíró Hátterek</text:p>
          </table:table-cell>
        </table:table-row>
        <table:table-row table:style-name="ro2">
          <table:table-cell table:style-name="ce2074" office:value-type="string" calcext:value-type="string">
            <text:p>* Misztikus fortélyok legördülőbe: Mágikus Módszerek is</text:p>
          </table:table-cell>
        </table:table-row>
        <table:table-row table:style-name="ro2">
          <table:table-cell table:style-name="ce2074"/>
        </table:table-row>
        <table:table-row table:style-name="ro2">
          <table:table-cell table:style-name="ce2073" office:value-type="string" calcext:value-type="string">
            <text:p>V8.6.3</text:p>
          </table:table-cell>
        </table:table-row>
        <table:table-row table:style-name="ro2">
          <table:table-cell table:style-name="ce2074" office:value-type="string" calcext:value-type="string">
            <text:p>* Helyismeret db számláló</text:p>
          </table:table-cell>
        </table:table-row>
        <table:table-row table:style-name="ro2">
          <table:table-cell table:style-name="ce2074" office:value-type="string" calcext:value-type="string">
            <text:p>* Taktika – összes: fortélyból Szabad Hátterekké alakultak</text:p>
          </table:table-cell>
        </table:table-row>
        <table:table-row table:style-name="ro2">
          <table:table-cell table:style-name="ce2074" office:value-type="string" calcext:value-type="string">
            <text:p>* Hadvezetés átnevezve: Hadászat</text:p>
          </table:table-cell>
        </table:table-row>
        <table:table-row table:style-name="ro2">
          <table:table-cell table:style-name="ce2074" office:value-type="string" calcext:value-type="string">
            <text:p>* Új Szabad Hátterek: Logisztika, Stratégia</text:p>
          </table:table-cell>
        </table:table-row>
        <table:table-row table:style-name="ro2">
          <table:table-cell table:style-name="ce2074" office:value-type="string" calcext:value-type="string">
            <text:p>* Leíró Hátterek bekerültek</text:p>
          </table:table-cell>
        </table:table-row>
        <table:table-row table:style-name="ro2">
          <table:table-cell table:style-name="ce2074" office:value-type="string" calcext:value-type="string">
            <text:p>* Vadember fortély bekerült</text:p>
          </table:table-cell>
        </table:table-row>
        <table:table-row table:style-name="ro2">
          <table:table-cell table:style-name="ce2074"/>
        </table:table-row>
        <table:table-row table:style-name="ro2">
          <table:table-cell table:style-name="ce2073" office:value-type="string" calcext:value-type="string">
            <text:p>V8.6.2</text:p>
          </table:table-cell>
        </table:table-row>
        <table:table-row table:style-name="ro2">
          <table:table-cell table:style-name="ce2074" office:value-type="string" calcext:value-type="string">
            <text:p>* Misztikus fül teljesen átrendezve</text:p>
          </table:table-cell>
        </table:table-row>
        <table:table-row table:style-name="ro2">
          <table:table-cell table:style-name="ce2074" office:value-type="string" calcext:value-type="string">
            <text:p>* Aurafejlesztés átmozgatva Misztikus fülre, Alapértékek oldalra is kivezetve</text:p>
          </table:table-cell>
        </table:table-row>
        <table:table-row table:style-name="ro2">
          <table:table-cell table:style-name="ce2074" office:value-type="string" calcext:value-type="string">
            <text:p>* Tudományok, Történelemismeret szekunder képzettség lett</text:p>
          </table:table-cell>
        </table:table-row>
        <table:table-row table:style-name="ro2">
          <table:table-cell table:style-name="Default" office:value-type="string" calcext:value-type="string">
            <text:p>* Városi jártasság: új képzettség</text:p>
          </table:table-cell>
        </table:table-row>
        <table:table-row table:style-name="ro2">
          <table:table-cell table:style-name="ce2074" office:value-type="string" calcext:value-type="string">
            <text:p>* Szabad Pont: Tsz/2 (lefele kerekítve)</text:p>
          </table:table-cell>
        </table:table-row>
        <table:table-row table:style-name="ro2">
          <table:table-cell table:style-name="ce2074" office:value-type="string" calcext:value-type="string">
            <text:p>* Demonológia képzettség megszűnt</text:p>
          </table:table-cell>
        </table:table-row>
        <table:table-row table:style-name="ro2">
          <table:table-cell table:style-name="ce2074" office:value-type="string" calcext:value-type="string">
            <text:p>* Rejtjelfejtő Szabad Háttér (Rejtjelfejtő Szakma megszűnt)</text:p>
          </table:table-cell>
        </table:table-row>
        <table:table-row table:style-name="ro2">
          <table:table-cell table:style-name="ce2074"/>
        </table:table-row>
        <table:table-row table:style-name="ro2">
          <table:table-cell table:style-name="ce2073" office:value-type="string" calcext:value-type="string">
            <text:p>V8.6.1</text:p>
          </table:table-cell>
        </table:table-row>
        <table:table-row table:style-name="ro2">
          <table:table-cell table:style-name="ce2074" office:value-type="string" calcext:value-type="string">
            <text:p>* Fegyvertáblázat képleteinek egyszerűsítése (amennyire lehet)</text:p>
          </table:table-cell>
        </table:table-row>
        <table:table-row table:style-name="ro2">
          <table:table-cell table:style-name="ce2074" office:value-type="string" calcext:value-type="string">
            <text:p>* képzettséglista szinkronizálás</text:p>
          </table:table-cell>
        </table:table-row>
        <table:table-row table:style-name="ro2">
          <table:table-cell table:style-name="ce2074" office:value-type="string" calcext:value-type="string">
            <text:p>* KP költések minden kategóriára annak fejlécében számolva</text:p>
          </table:table-cell>
        </table:table-row>
        <table:table-row table:style-name="ro2">
          <table:table-cell table:style-name="ce2074" office:value-type="string" calcext:value-type="string">
            <text:p>* Misztikus KP költés szétbontva (képzettség, fortély)</text:p>
          </table:table-cell>
        </table:table-row>
        <table:table-row table:style-name="ro2">
          <table:table-cell table:style-name="ce2074" office:value-type="string" calcext:value-type="string">
            <text:p>* Mf fok és KP számítás bemozgatva a harci fortélyok alá</text:p>
          </table:table-cell>
        </table:table-row>
        <table:table-row table:style-name="ro2">
          <table:table-cell table:style-name="ce2074" office:value-type="string" calcext:value-type="string">
            <text:p>* rengeteg apró javítás</text:p>
          </table:table-cell>
        </table:table-row>
        <table:table-row table:style-name="ro2">
          <table:table-cell table:style-name="ce2074"/>
        </table:table-row>
        <table:table-row table:style-name="ro2">
          <table:table-cell table:style-name="ce2073" office:value-type="string" calcext:value-type="string">
            <text:p>V8.6.0</text:p>
          </table:table-cell>
        </table:table-row>
        <table:table-row table:style-name="ro2">
          <table:table-cell table:style-name="ce2074" office:value-type="string" calcext:value-type="string">
            <text:p>* KP javadalmazás és költségek mind leosztva 2,5-tel. Hangolás képzettségek KP igényein.</text:p>
          </table:table-cell>
        </table:table-row>
        <table:table-row table:style-name="ro2">
          <table:table-cell table:style-name="ce2074" office:value-type="string" calcext:value-type="string">
            <text:p>* Data fül teljes átrendezése</text:p>
          </table:table-cell>
        </table:table-row>
        <table:table-row table:style-name="ro2">
          <table:table-cell table:style-name="ce2074"/>
        </table:table-row>
        <table:table-row table:style-name="ro2">
          <table:table-cell table:style-name="ce2073" office:value-type="string" calcext:value-type="string">
            <text:p>V8.5.1</text:p>
          </table:table-cell>
        </table:table-row>
        <table:table-row table:style-name="ro2">
          <table:table-cell table:style-name="ce2074" office:value-type="string" calcext:value-type="string">
            <text:p>* TÉ csökkenés számolása sebesülés táblázatnál javítva</text:p>
          </table:table-cell>
        </table:table-row>
        <table:table-row table:style-name="ro2">
          <table:table-cell table:style-name="ce2074" office:value-type="string" calcext:value-type="string">
            <text:p>* Páncélok, vértek táblázat átrendezve</text:p>
          </table:table-cell>
        </table:table-row>
        <table:table-row table:style-name="ro2">
          <table:table-cell table:style-name="ce2074" office:value-type="string" calcext:value-type="string">
            <text:p>* MGT csökkenés automatikusan számítva</text:p>
          </table:table-cell>
        </table:table-row>
        <table:table-row table:style-name="ro2">
          <table:table-cell table:style-name="ce2074" office:value-type="string" calcext:value-type="string">
            <text:p>* Kultúrkör felvehető: Szint/2 (felfele kerekítve)</text:p>
          </table:table-cell>
        </table:table-row>
        <table:table-row table:style-name="ro2">
          <table:table-cell table:style-name="ce2074"/>
        </table:table-row>
        <table:table-row table:style-name="ro2">
          <table:table-cell table:style-name="ce2073" office:value-type="string" calcext:value-type="string">
            <text:p>V8.5.0 – 1K</text:p>
          </table:table-cell>
        </table:table-row>
        <table:table-row table:style-name="ro2">
          <table:table-cell table:style-name="ce2074" office:value-type="string" calcext:value-type="string">
            <text:p>* Átfogó, Átlagos kategóriák megszűntek.</text:p>
          </table:table-cell>
        </table:table-row>
        <table:table-row table:style-name="ro2">
          <table:table-cell table:style-name="ce2074" office:value-type="string" calcext:value-type="string">
            <text:p>* Aura értékek számolása változott</text:p>
          </table:table-cell>
        </table:table-row>
        <table:table-row table:style-name="ro2">
          <table:table-cell table:style-name="ce2074" office:value-type="string" calcext:value-type="string">
            <text:p>* Aurafejlesztés próba segédtáblázat (Misztikus lap)</text:p>
          </table:table-cell>
        </table:table-row>
        <table:table-row table:style-name="ro2">
          <table:table-cell table:style-name="ce2074" office:value-type="string" calcext:value-type="string">
            <text:p>* Vérteknél legördülő menüből sok érték</text:p>
          </table:table-cell>
        </table:table-row>
        <table:table-row table:style-name="ro2">
          <table:table-cell table:style-name="ce2074" office:value-type="string" calcext:value-type="string">
            <text:p>* SFÉ számítása automatikus</text:p>
          </table:table-cell>
        </table:table-row>
        <table:table-row table:style-name="ro2">
          <table:table-cell table:style-name="ce2074" office:value-type="string" calcext:value-type="string">
            <text:p>* Hátterek átalakítása SzP oszlopokkal, Kiterjesztés oszlop</text:p>
          </table:table-cell>
        </table:table-row>
        <table:table-row table:style-name="ro2">
          <table:table-cell table:style-name="ce2074" office:value-type="string" calcext:value-type="string">
            <text:p>* Rengeteg képzettség, fortély és Szabad Háttér szinkronizálása doksival</text:p>
          </table:table-cell>
        </table:table-row>
        <table:table-row table:style-name="ro2">
          <table:table-cell table:style-name="ce2074" office:value-type="string" calcext:value-type="string">
            <text:p>* Több hely Primer és Szekunder képzettségeknek</text:p>
          </table:table-cell>
        </table:table-row>
        <table:table-row table:style-name="ro2">
          <table:table-cell table:style-name="ce2074" office:value-type="string" calcext:value-type="string">
            <text:p>* Harci fortélyok legördülőből választható</text:p>
          </table:table-cell>
        </table:table-row>
        <table:table-row table:style-name="ro2">
          <table:table-cell table:style-name="ce2074" office:value-type="string" calcext:value-type="string">
            <text:p>* KP Alap: 250, KP/Szint: 120, Szekunder KP/Szint: 50</text:p>
          </table:table-cell>
        </table:table-row>
        <table:table-row table:style-name="ro2">
          <table:table-cell table:style-name="ce2074" office:value-type="string" calcext:value-type="string">
            <text:p>* Ha egy képzettség szintje 0, akkor szürke a szám</text:p>
          </table:table-cell>
        </table:table-row>
        <table:table-row table:style-name="ro2">
          <table:table-cell table:style-name="ce2074"/>
        </table:table-row>
        <table:table-row table:style-name="ro2">
          <table:table-cell table:style-name="ce2073" office:value-type="string" calcext:value-type="string">
            <text:p>V8.3.2</text:p>
          </table:table-cell>
        </table:table-row>
        <table:table-row table:style-name="ro2">
          <table:table-cell table:style-name="ce2074" office:value-type="string" calcext:value-type="string">
            <text:p>* Arkánumok válasthatóak legördülő listából</text:p>
          </table:table-cell>
        </table:table-row>
        <table:table-row table:style-name="ro2">
          <table:table-cell table:style-name="ce2074" office:value-type="string" calcext:value-type="string">
            <text:p>* Páncélok: segítő szövegek, legördülő menük</text:p>
          </table:table-cell>
        </table:table-row>
        <table:table-row table:style-name="ro2">
          <table:table-cell table:style-name="ce2074" office:value-type="string" calcext:value-type="string">
            <text:p>* Aura Alap: új képlet: Tsz+Önuralom</text:p>
          </table:table-cell>
        </table:table-row>
        <table:table-row table:style-name="ro2">
          <table:table-cell table:style-name="ce2074"/>
        </table:table-row>
        <table:table-row table:style-name="ro2">
          <table:table-cell table:style-name="ce2073" office:value-type="string" calcext:value-type="string">
            <text:p>V8.3.1</text:p>
          </table:table-cell>
        </table:table-row>
        <table:table-row table:style-name="ro2">
          <table:table-cell table:style-name="ce2074" office:value-type="string" calcext:value-type="string">
            <text:p>* Tánc újra képzettség (Szabad Hátterek közül kihúzva)</text:p>
          </table:table-cell>
        </table:table-row>
        <table:table-row table:style-name="ro2">
          <table:table-cell table:style-name="ce2074" office:value-type="string" calcext:value-type="string">
            <text:p>* Zenélés újra képzettség (Hangszercsoportok: Szabad Hátterek)</text:p>
          </table:table-cell>
        </table:table-row>
        <table:table-row table:style-name="ro2">
          <table:table-cell table:style-name="ce2074" office:value-type="string" calcext:value-type="string">
            <text:p>* Hátterek szétbontva külön táblázatokra</text:p>
          </table:table-cell>
        </table:table-row>
        <table:table-row table:style-name="ro2">
          <table:table-cell table:style-name="ce2074" office:value-type="string" calcext:value-type="string">
            <text:p>* Szabad Pontok költésének számolása külön</text:p>
          </table:table-cell>
        </table:table-row>
        <table:table-row table:style-name="ro2">
          <table:table-cell table:style-name="ce2074" office:value-type="string" calcext:value-type="string">
            <text:p>* Hamisítás képzettség bekötve</text:p>
          </table:table-cell>
        </table:table-row>
        <table:table-row table:style-name="ro2">
          <table:table-cell table:style-name="ce2074" office:value-type="string" calcext:value-type="string">
            <text:p>* Szakma lista</text:p>
          </table:table-cell>
        </table:table-row>
        <table:table-row table:style-name="ro2">
          <table:table-cell table:style-name="ce2074" office:value-type="string" calcext:value-type="string">
            <text:p>* Zúzófegyverek harcértékei kidolgozva</text:p>
          </table:table-cell>
        </table:table-row>
        <table:table-row table:style-name="ro2">
          <table:table-cell table:style-name="ce2074"/>
        </table:table-row>
        <table:table-row table:style-name="ro2">
          <table:table-cell table:style-name="ce2073" office:value-type="string" calcext:value-type="string">
            <text:p>V8.3.0</text:p>
          </table:table-cell>
        </table:table-row>
        <table:table-row table:style-name="ro2">
          <table:table-cell table:style-name="ce2074" office:value-type="string" calcext:value-type="string">
            <text:p>* Történelemismeret: Átfogó</text:p>
          </table:table-cell>
        </table:table-row>
        <table:table-row table:style-name="ro2">
          <table:table-cell table:style-name="ce2074" office:value-type="string" calcext:value-type="string">
            <text:p>* Műveltség: Átlagos (új)</text:p>
          </table:table-cell>
        </table:table-row>
        <table:table-row table:style-name="ro2">
          <table:table-cell table:style-name="ce2074" office:value-type="string" calcext:value-type="string">
            <text:p>* Irodalom-ismeret megszűnt</text:p>
          </table:table-cell>
        </table:table-row>
        <table:table-row table:style-name="ro2">
          <table:table-cell table:style-name="ce2074" office:value-type="string" calcext:value-type="string">
            <text:p>* SP táblázat bekerült a Harcértékek fülre</text:p>
          </table:table-cell>
        </table:table-row>
        <table:table-row table:style-name="ro2">
          <table:table-cell table:style-name="ce2074" office:value-type="string" calcext:value-type="string">
            <text:p>* Könnyű képzettségek megszűntek</text:p>
          </table:table-cell>
        </table:table-row>
        <table:table-row table:style-name="ro2">
          <table:table-cell table:style-name="ce2074" office:value-type="string" calcext:value-type="string">
            <text:p>* Nyelvismeret (ingyenes) táblázat bekerült - választhatóak legördülő menüből</text:p>
          </table:table-cell>
        </table:table-row>
        <table:table-row table:style-name="ro2">
          <table:table-cell table:style-name="ce2074" office:value-type="string" calcext:value-type="string">
            <text:p>* Nyelvek választhatóak legördülő menüből</text:p>
          </table:table-cell>
        </table:table-row>
        <table:table-row table:style-name="ro2">
          <table:table-cell table:style-name="ce2074" office:value-type="string" calcext:value-type="string">
            <text:p>* Fortélylista fülre nyelvek, hátterek listája</text:p>
          </table:table-cell>
        </table:table-row>
        <table:table-row table:style-name="ro2">
          <table:table-cell table:style-name="ce2074" office:value-type="string" calcext:value-type="string">
            <text:p>* Képzettségek listájának szinkronizálása. Rengeteg képzettség megszűnt, Szabad Háttér lett.</text:p>
          </table:table-cell>
        </table:table-row>
        <table:table-row table:style-name="ro2">
          <table:table-cell table:style-name="ce2074" office:value-type="string" calcext:value-type="string">
            <text:p>* Külön táblázat: Helyismeret Szabad Háttér - választhatóak legördülő menüből</text:p>
          </table:table-cell>
        </table:table-row>
        <table:table-row table:style-name="ro32">
          <table:table-cell table:style-name="ce2074" office:value-type="string" calcext:value-type="string">
            <text:p>* Külön táblázat: Kultúrkör Szabad Háttér - választhatóak legördülő menüből</text:p>
          </table:table-cell>
        </table:table-row>
        <table:table-row table:style-name="ro2">
          <table:table-cell table:style-name="ce2074" office:value-type="string" calcext:value-type="string">
            <text:p>* Külön táblázat: Háttérek - választhatóak legördülő menüből</text:p>
          </table:table-cell>
        </table:table-row>
        <table:table-row table:style-name="ro2">
          <table:table-cell table:style-name="ce2074" office:value-type="string" calcext:value-type="string">
            <text:p>* Tradíciók: választhatóak legördülő menüből</text:p>
          </table:table-cell>
        </table:table-row>
        <table:table-row table:style-name="ro2">
          <table:table-cell table:style-name="ce2074" office:value-type="string" calcext:value-type="string">
            <text:p>* Szabad Pontok (Szabad Hátterekhez) számolása</text:p>
          </table:table-cell>
        </table:table-row>
        <table:table-row table:style-name="ro2">
          <table:table-cell table:style-name="ce2074" office:value-type="string" calcext:value-type="string">
            <text:p>* Szakma képzettségek – 3 hely foglalva</text:p>
          </table:table-cell>
        </table:table-row>
        <table:table-row table:style-name="ro2">
          <table:table-cell table:style-name="ce2074"/>
        </table:table-row>
        <table:table-row table:style-name="ro2">
          <table:table-cell table:style-name="ce2073" office:value-type="string" calcext:value-type="string">
            <text:p>V8.2.6</text:p>
          </table:table-cell>
        </table:table-row>
        <table:table-row table:style-name="ro2">
          <table:table-cell table:style-name="ce2074" office:value-type="string" calcext:value-type="string">
            <text:p>* Zenelés Könnyű képzettség lett</text:p>
          </table:table-cell>
        </table:table-row>
        <table:table-row table:style-name="ro2">
          <table:table-cell table:style-name="ce2074" office:value-type="string" calcext:value-type="string">
            <text:p>* Helyismeret Bónusz háttér lett</text:p>
          </table:table-cell>
        </table:table-row>
        <table:table-row table:style-name="ro2">
          <table:table-cell table:style-name="ce2074" office:value-type="string" calcext:value-type="string">
            <text:p>* Nyomolvasás beolvadt a Természetjárásba</text:p>
          </table:table-cell>
        </table:table-row>
        <table:table-row table:style-name="ro2">
          <table:table-cell table:style-name="ce2074" office:value-type="string" calcext:value-type="string">
            <text:p>* Pusztítás harcmodor átnevezve: Zúzás</text:p>
          </table:table-cell>
        </table:table-row>
        <table:table-row table:style-name="ro2">
          <table:table-cell table:style-name="ce2074" office:value-type="string" calcext:value-type="string">
            <text:p>* Pszí-iskola képzettség Átfogó</text:p>
          </table:table-cell>
        </table:table-row>
        <table:table-row table:style-name="ro2">
          <table:table-cell table:style-name="ce2074" office:value-type="string" calcext:value-type="string">
            <text:p>* Élettan: fortély lett képzettségből</text:p>
          </table:table-cell>
        </table:table-row>
        <table:table-row table:style-name="ro2">
          <table:table-cell table:style-name="ce2074" office:value-type="string" calcext:value-type="string">
            <text:p>* Nyomozás: új képzettség (Primer)</text:p>
          </table:table-cell>
        </table:table-row>
        <table:table-row table:style-name="ro2">
          <table:table-cell table:style-name="ce2074" office:value-type="string" calcext:value-type="string">
            <text:p>* Képletek egyszerűsítése ahol lehet</text:p>
          </table:table-cell>
        </table:table-row>
        <table:table-row table:style-name="ro2">
          <table:table-cell table:style-name="ce2074" office:value-type="string" calcext:value-type="string">
            <text:p>* Harcos elme már nem csökkent TÉ levonást a Sebesülés táblázatban (a szabály már korábban módosult)</text:p>
          </table:table-cell>
        </table:table-row>
        <table:table-row table:style-name="ro2">
          <table:table-cell table:style-name="ce2074"/>
        </table:table-row>
        <table:table-row table:style-name="ro32">
          <table:table-cell table:style-name="ce2073" office:value-type="string" calcext:value-type="string">
            <text:p>V8.2.4</text:p>
          </table:table-cell>
        </table:table-row>
        <table:table-row table:style-name="ro32">
          <table:table-cell table:style-name="ce2074" office:value-type="string" calcext:value-type="string">
            <text:p>* Fülek átnevezése, színezése</text:p>
          </table:table-cell>
        </table:table-row>
        <table:table-row table:style-name="ro32">
          <table:table-cell table:style-name="ce2074" office:value-type="string" calcext:value-type="string">
            <text:p>* Cellák betűméretének növelése</text:p>
          </table:table-cell>
        </table:table-row>
        <table:table-row table:style-name="ro2">
          <table:table-cell table:style-name="ce2074"/>
        </table:table-row>
        <table:table-row table:style-name="ro32">
          <table:table-cell table:style-name="ce2073" office:value-type="string" calcext:value-type="string">
            <text:p>V8.2.3</text:p>
          </table:table-cell>
        </table:table-row>
        <table:table-row table:style-name="ro32">
          <table:table-cell table:style-name="ce2074" office:value-type="string" calcext:value-type="string">
            <text:p>* Szekunder fortélyok legördülő listából választhatóak</text:p>
          </table:table-cell>
        </table:table-row>
        <table:table-row table:style-name="ro32">
          <table:table-cell table:style-name="ce2074" office:value-type="string" calcext:value-type="string">
            <text:p>* Új fül: Fortélyok</text:p>
          </table:table-cell>
        </table:table-row>
        <table:table-row table:style-name="ro2">
          <table:table-cell table:style-name="ce2073"/>
        </table:table-row>
        <table:table-row table:style-name="ro32">
          <table:table-cell table:style-name="ce2073" office:value-type="string" calcext:value-type="string">
            <text:p>V8.2.2</text:p>
          </table:table-cell>
        </table:table-row>
        <table:table-row table:style-name="ro32">
          <table:table-cell table:style-name="ce2074" office:value-type="string" calcext:value-type="string">
            <text:p>* Új betűtípus: Avenir</text:p>
          </table:table-cell>
        </table:table-row>
        <table:table-row table:style-name="ro2">
          <table:table-cell table:style-name="ce2074" office:value-type="string" calcext:value-type="string">
            <text:p>* Páncélok SFÉ, MGT értékei KP_Táblázat fülön</text:p>
          </table:table-cell>
        </table:table-row>
        <table:table-row table:style-name="ro2">
          <table:table-cell table:style-name="ce2074" office:value-type="string" calcext:value-type="string">
            <text:p>* Képzettségek legördülő listából választhatóak</text:p>
          </table:table-cell>
        </table:table-row>
        <table:table-row table:style-name="ro2">
          <table:table-cell table:style-name="ce2074" office:value-type="string" calcext:value-type="string">
            <text:p>* Tartalék fülön sorok csökkentése</text:p>
          </table:table-cell>
        </table:table-row>
        <table:table-row table:style-name="ro2">
          <table:table-cell table:style-name="ce2074"/>
        </table:table-row>
        <table:table-row table:style-name="ro2">
          <table:table-cell table:style-name="ce2073" office:value-type="string" calcext:value-type="string">
            <text:p>V8.2.0</text:p>
          </table:table-cell>
        </table:table-row>
        <table:table-row table:style-name="ro2">
          <table:table-cell table:style-name="ce2074" office:value-type="string" calcext:value-type="string">
            <text:p>* Vértviselet bekerült a fix fortélyok közé</text:p>
          </table:table-cell>
        </table:table-row>
        <table:table-row table:style-name="ro32">
          <table:table-cell table:style-name="ce2074" office:value-type="string" calcext:value-type="string">
            <text:p>* Erőbónusz ismét beszámolva a fegyverek értékeibe</text:p>
          </table:table-cell>
        </table:table-row>
        <table:table-row table:style-name="ro32">
          <table:table-cell table:style-name="ce2074" office:value-type="string" calcext:value-type="string">
            <text:p>* ÉP táblázat: automatikus kiszürkítés ÉP számától függően</text:p>
          </table:table-cell>
        </table:table-row>
        <table:table-row table:style-name="ro32">
          <table:table-cell table:style-name="ce2074" office:value-type="string" calcext:value-type="string">
            <text:p>* Kétkezes harc táblázat</text:p>
          </table:table-cell>
        </table:table-row>
        <table:table-row table:style-name="ro32">
          <table:table-cell table:style-name="ce2074" office:value-type="string" calcext:value-type="string">
            <text:p>* Páncélok, vértek táblázat</text:p>
          </table:table-cell>
        </table:table-row>
        <table:table-row table:style-name="ro2">
          <table:table-cell table:style-name="ce2074"/>
        </table:table-row>
        <table:table-row table:style-name="ro32">
          <table:table-cell table:style-name="ce2073" office:value-type="string" calcext:value-type="string">
            <text:p>V8.1.1</text:p>
          </table:table-cell>
        </table:table-row>
        <table:table-row table:style-name="ro32">
          <table:table-cell table:style-name="ce2074" office:value-type="string" calcext:value-type="string">
            <text:p>* Max szint: 21</text:p>
          </table:table-cell>
        </table:table-row>
        <table:table-row table:style-name="ro32">
          <table:table-cell table:style-name="ce2074" office:value-type="string" calcext:value-type="string">
            <text:p>* KP Alap: 150</text:p>
          </table:table-cell>
        </table:table-row>
        <table:table-row table:style-name="ro32">
          <table:table-cell table:style-name="ce2074" office:value-type="string" calcext:value-type="string">
            <text:p>* KP/Szint: 100 + (2x Intelligencia)</text:p>
          </table:table-cell>
        </table:table-row>
        <table:table-row table:style-name="ro32">
          <table:table-cell table:style-name="ce2074" office:value-type="string" calcext:value-type="string">
            <text:p>* Szekunder KP/Szint: 40 + (2x Emlékezet)</text:p>
          </table:table-cell>
        </table:table-row>
        <table:table-row table:style-name="ro2">
          <table:table-cell table:style-name="ce2074"/>
        </table:table-row>
        <table:table-row table:style-name="ro2">
          <table:table-cell table:style-name="ce2073" office:value-type="string" calcext:value-type="string">
            <text:p>V8.1.0</text:p>
          </table:table-cell>
        </table:table-row>
        <table:table-row table:style-name="ro2">
          <table:table-cell table:style-name="ce2074" office:value-type="string" calcext:value-type="string">
            <text:p>* Manőver Pontok (MP) számításába beleszámoljuk HM/10 értéket is. Új oszlop a Harcmodoroknál.</text:p>
          </table:table-cell>
        </table:table-row>
        <table:table-row table:style-name="ro2">
          <table:table-cell table:style-name="ce2074" office:value-type="string" calcext:value-type="string">
            <text:p>* Manőver nehézsége oszlop már érték ellenőrzött.</text:p>
          </table:table-cell>
        </table:table-row>
        <table:table-row table:style-name="ro2">
          <table:table-cell table:style-name="ce2074" office:value-type="string" calcext:value-type="string">
            <text:p>* Erőbónusz nem automatikusan számolódik be, bekerült a fegyverek alá, leírással</text:p>
          </table:table-cell>
        </table:table-row>
        <table:table-row table:style-name="ro2">
          <table:table-cell table:style-name="ce2074" office:value-type="string" calcext:value-type="string">
            <text:p>* Hátterek átkerült a „Tartalék” lapra</text:p>
          </table:table-cell>
        </table:table-row>
        <table:table-row table:style-name="ro32">
          <table:table-cell table:style-name="ce2074" office:value-type="string" calcext:value-type="string">
            <text:p>* Fegyverek táblázatban a fegyver kommenteket is beszúrja</text:p>
          </table:table-cell>
        </table:table-row>
        <table:table-row table:style-name="ro32">
          <table:table-cell table:style-name="ce2074" office:value-type="string" calcext:value-type="string">
            <text:p>* Távolsági fegyvereknél: hatótáv; + fegyver komment</text:p>
          </table:table-cell>
        </table:table-row>
        <table:table-row table:style-name="ro32">
          <table:table-cell table:style-name="ce2074" office:value-type="string" calcext:value-type="string">
            <text:p>* Elsődleges nyelv és másodlagos nyelv (Pyarroni és második helyett).</text:p>
          </table:table-cell>
        </table:table-row>
        <table:table-row table:style-name="ro32">
          <table:table-cell table:style-name="ce2074" office:value-type="string" calcext:value-type="string">
            <text:p>* Az 1.nyelvre: +6 bónusz; 2.nyelvre: +3 bónusz.</text:p>
          </table:table-cell>
        </table:table-row>
        <table:table-row table:style-name="ro32">
          <table:table-cell table:style-name="ce2074" office:value-type="string" calcext:value-type="string">
            <text:p>* Harci Akrobatika bónuszai kiszedve az alap harcértékekből, új sorba kerültek – a fegyverek alá</text:p>
          </table:table-cell>
        </table:table-row>
        <table:table-row table:style-name="ro32">
          <table:table-cell table:style-name="ce2074" office:value-type="string" calcext:value-type="string">
            <text:p>* Plusz egy sor az Életerő táblázatba</text:p>
          </table:table-cell>
        </table:table-row>
        <table:table-row table:style-name="ro32">
          <table:table-cell table:style-name="ce2074" office:value-type="string" calcext:value-type="string">
            <text:p>* MGT csökkentő/növelő bónuszhoz felugró magyarázat</text:p>
          </table:table-cell>
        </table:table-row>
        <table:table-row table:style-name="ro2">
          <table:table-cell table:style-name="ce2074"/>
        </table:table-row>
        <table:table-row table:style-name="ro2">
          <table:table-cell table:style-name="ce2073" office:value-type="string" calcext:value-type="string">
            <text:p>V8.0.5</text:p>
          </table:table-cell>
        </table:table-row>
        <table:table-row table:style-name="ro2">
          <table:table-cell table:style-name="ce2074" office:value-type="string" calcext:value-type="string">
            <text:p>* KP/szint: 100-ra csökkent 120-ról</text:p>
          </table:table-cell>
        </table:table-row>
        <table:table-row table:style-name="ro2">
          <table:table-cell table:style-name="ce2074" office:value-type="string" calcext:value-type="string">
            <text:p>* KP maradt warning formázás</text:p>
          </table:table-cell>
        </table:table-row>
        <table:table-row table:style-name="ro2">
          <table:table-cell table:style-name="ce2074" office:value-type="string" calcext:value-type="string">
            <text:p>* Távolsági fegyverek választó sorában az oszlophivatkozások javítva</text:p>
          </table:table-cell>
        </table:table-row>
        <table:table-row table:style-name="ro2">
          <table:table-cell table:style-name="ce2074" office:value-type="string" calcext:value-type="string">
            <text:p>* Rengeteg hajító és lőfegyver értékének kidolgozása, szinkronba hozva a szabályrendszerrel</text:p>
          </table:table-cell>
        </table:table-row>
        <table:table-row table:style-name="ro2">
          <table:table-cell table:style-name="ce2074" office:value-type="string" calcext:value-type="string">
            <text:p>* Szélfegyverek értékeinek kidolgozása, szinkronba hozva a szabályrendszerrel</text:p>
          </table:table-cell>
        </table:table-row>
        <table:table-row table:style-name="ro2">
          <table:table-cell table:style-name="ce2074" office:value-type="string" calcext:value-type="string">
            <text:p>* Fix: Primer ismeretekre költött össz KP képlet hivatkozásainak javítésa</text:p>
          </table:table-cell>
        </table:table-row>
        <table:table-row table:style-name="ro2">
          <table:table-cell table:style-name="ce2074" office:value-type="string" calcext:value-type="string">
            <text:p>* Fix: Primer túllépés formázás</text:p>
          </table:table-cell>
        </table:table-row>
        <table:table-row table:style-name="ro2">
          <table:table-cell table:style-name="ce2074"/>
        </table:table-row>
        <table:table-row table:style-name="ro2">
          <table:table-cell table:style-name="ce2073" office:value-type="string" calcext:value-type="string">
            <text:p>V8.0.1</text:p>
          </table:table-cell>
        </table:table-row>
        <table:table-row table:style-name="ro2">
          <table:table-cell table:style-name="ce2074" office:value-type="string" calcext:value-type="string">
            <text:p>* Írástudó fortély ingyenes ha van Tradíció minimum 3.szinten</text:p>
          </table:table-cell>
        </table:table-row>
        <table:table-row table:style-name="ro2">
          <table:table-cell table:style-name="ce2074" office:value-type="string" calcext:value-type="string">
            <text:p>* Speciális (részben ingyenes) képzettségek szétválasztása Átlagos és Könnyű kategóriákra</text:p>
          </table:table-cell>
        </table:table-row>
        <table:table-row table:style-name="ro2">
          <table:table-cell table:style-name="ce2074"/>
        </table:table-row>
        <table:table-row table:style-name="ro2">
          <table:table-cell table:style-name="ce2073" office:value-type="string" calcext:value-type="string">
            <text:p>V8.0.0</text:p>
          </table:table-cell>
        </table:table-row>
        <table:table-row table:style-name="ro2">
          <table:table-cell table:style-name="ce2074" office:value-type="string" calcext:value-type="string">
            <text:p>* Képzettségek Bónusz cellája eltávolítva, kivéve Könnyű képzettségeknél</text:p>
          </table:table-cell>
        </table:table-row>
        <table:table-row table:style-name="ro2">
          <table:table-cell table:style-name="ce2074" office:value-type="string" calcext:value-type="string">
            <text:p>* Fix: Harci Akrobatika bónuszai újra beszámítanak</text:p>
          </table:table-cell>
        </table:table-row>
        <table:table-row table:style-name="ro2">
          <table:table-cell table:style-name="ce2074" office:value-type="string" calcext:value-type="string">
            <text:p>* Fix: Rengeteg képzettség limit ellenőrzés javítása</text:p>
          </table:table-cell>
        </table:table-row>
        <table:table-row table:style-name="ro1">
          <table:table-cell table:style-name="ce2074" office:value-type="string" calcext:value-type="string">
            <text:p>* Szekunder képzettségek maximuma: (szint x <text:span text:style-name="T44">6</text:span>)</text:p>
          </table:table-cell>
        </table:table-row>
        <table:table-row table:style-name="ro2">
          <table:table-cell table:style-name="ce2074" office:value-type="string" calcext:value-type="string">
            <text:p>* Csatabárd, egykezes – Sebessége: 6</text:p>
          </table:table-cell>
        </table:table-row>
        <table:table-row table:style-name="ro2">
          <table:table-cell table:style-name="ce2074"/>
        </table:table-row>
        <table:table-row table:style-name="ro2">
          <table:table-cell table:style-name="ce2073" office:value-type="string" calcext:value-type="string">
            <text:p>V7.9.3</text:p>
          </table:table-cell>
        </table:table-row>
        <table:table-row table:style-name="ro2">
          <table:table-cell table:style-name="ce2074" office:value-type="string" calcext:value-type="string">
            <text:p>* Új érték: Aura (3.fül)</text:p>
          </table:table-cell>
        </table:table-row>
        <table:table-row table:style-name="ro2">
          <table:table-cell table:style-name="ce2074" office:value-type="string" calcext:value-type="string">
            <text:p>* ÉP táblázat alatt „TÉ levonás”</text:p>
          </table:table-cell>
        </table:table-row>
        <table:table-row table:style-name="ro2">
          <table:table-cell table:style-name="ce2074" office:value-type="string" calcext:value-type="string">
            <text:p>* Sárkány ököl kikerült a „beégetett” harci fortélyok közül</text:p>
          </table:table-cell>
        </table:table-row>
        <table:table-row table:style-name="ro2">
          <table:table-cell table:style-name="ce2074" office:value-type="string" calcext:value-type="string">
            <text:p>* Pár extra sor Fortélyoknál, Manővereknél</text:p>
          </table:table-cell>
        </table:table-row>
        <table:table-row table:style-name="ro2">
          <table:table-cell table:style-name="ce2074"/>
        </table:table-row>
        <table:table-row table:style-name="ro2">
          <table:table-cell table:style-name="ce2073" office:value-type="string" calcext:value-type="string">
            <text:p>V7.9.2</text:p>
          </table:table-cell>
        </table:table-row>
        <table:table-row table:style-name="ro32">
          <table:table-cell table:style-name="ce2074" office:value-type="string" calcext:value-type="string">
            <text:p>* bugfix: Tradíciók Átfogóak (nem Átlagosak)</text:p>
          </table:table-cell>
        </table:table-row>
        <table:table-row table:style-name="ro2">
          <table:table-cell table:style-name="ce2074"/>
        </table:table-row>
        <table:table-row table:style-name="ro32">
          <table:table-cell table:style-name="ce2073" office:value-type="string" calcext:value-type="string">
            <text:p>V7.9.1</text:p>
          </table:table-cell>
        </table:table-row>
        <table:table-row table:style-name="ro32">
          <table:table-cell table:style-name="ce2074" office:value-type="string" calcext:value-type="string">
            <text:p>* Új Primer képzettségek: Akrobatika, Lopakodás/rejtőzés, Aurafejlesztés</text:p>
          </table:table-cell>
        </table:table-row>
        <table:table-row table:style-name="ro32">
          <table:table-cell table:style-name="ce2074" office:value-type="string" calcext:value-type="string">
            <text:p>* Primer képzettségek (harci és mágikusokon kívül) jelzést kaptak: 🅿️</text:p>
          </table:table-cell>
        </table:table-row>
        <table:table-row table:style-name="ro2">
          <table:table-cell table:style-name="ce2074"/>
        </table:table-row>
        <table:table-row table:style-name="ro2">
          <table:table-cell table:style-name="ce2073" office:value-type="string" calcext:value-type="string">
            <text:p>V7.9</text:p>
          </table:table-cell>
        </table:table-row>
        <table:table-row table:style-name="ro2">
          <table:table-cell table:style-name="ce2078" office:value-type="string" calcext:value-type="string">
            <text:p>* Háttér fortélyok átnevezve: Hátterek</text:p>
          </table:table-cell>
        </table:table-row>
        <table:table-row table:style-name="ro2">
          <table:table-cell table:style-name="ce2078" office:value-type="string" calcext:value-type="string">
            <text:p>* Háttér táblázatok összevonva</text:p>
          </table:table-cell>
        </table:table-row>
        <table:table-row table:style-name="ro2">
          <table:table-cell table:style-name="ce2081"/>
        </table:table-row>
        <table:table-row table:style-name="ro2">
          <table:table-cell table:style-name="ce2081" office:value-type="string" calcext:value-type="string">
            <text:p>V7.8</text:p>
          </table:table-cell>
        </table:table-row>
        <table:table-row table:style-name="ro2">
          <table:table-cell table:style-name="ce2078" office:value-type="string" calcext:value-type="string">
            <text:p>* Fogékonyság átnevezve Érzékenység-re</text:p>
          </table:table-cell>
        </table:table-row>
        <table:table-row table:style-name="ro2">
          <table:table-cell table:style-name="ce2078" office:value-type="string" calcext:value-type="string">
            <text:p>* KP javadalmazás változott: 100 + Tsz x (120 + (2 x Intelligencia)) + Tsz (50 + (2 x Emlékezet))</text:p>
          </table:table-cell>
        </table:table-row>
        <table:table-row table:style-name="ro2">
          <table:table-cell table:style-name="ce2078" office:value-type="string" calcext:value-type="string">
            <text:p>* Mágiaiskolák Átfogó képzettségek (eddig Átlagosak voltak)</text:p>
          </table:table-cell>
        </table:table-row>
        <table:table-row table:style-name="ro2">
          <table:table-cell table:style-name="ce2078"/>
        </table:table-row>
        <table:table-row table:style-name="ro2">
          <table:table-cell table:style-name="ce2081" office:value-type="string" calcext:value-type="string">
            <text:p>V7.7.1</text:p>
          </table:table-cell>
        </table:table-row>
        <table:table-row table:style-name="ro2">
          <table:table-cell table:style-name="ce2082" office:value-type="string" calcext:value-type="string">
            <text:p>* Fix: Tradíció képzettség KP-i nem számítottak bele a primer költésbe (rossz cellahivatkozás)</text:p>
          </table:table-cell>
        </table:table-row>
        <table:table-row table:style-name="ro2">
          <table:table-cell table:style-name="ce2081"/>
        </table:table-row>
        <table:table-row table:style-name="ro2">
          <table:table-cell table:style-name="ce2081" office:value-type="string" calcext:value-type="string">
            <text:p>V7.7</text:p>
          </table:table-cell>
        </table:table-row>
        <table:table-row table:style-name="ro2">
          <table:table-cell table:style-name="ce2078" office:value-type="string" calcext:value-type="string">
            <text:p>* Tradíciók: Átfogó képzettségek (primer ismeret)</text:p>
          </table:table-cell>
        </table:table-row>
        <table:table-row table:style-name="ro2">
          <table:table-cell table:style-name="ce2078" office:value-type="string" calcext:value-type="string">
            <text:p>* KÉ: változtak a Tulajdonságok: Gyorsaság + Intelligencia</text:p>
          </table:table-cell>
        </table:table-row>
        <table:table-row table:style-name="ro2">
          <table:table-cell table:style-name="ce2078" office:value-type="string" calcext:value-type="string">
            <text:p>* Pszí pont, Mana pont táblázatok megszűntek</text:p>
          </table:table-cell>
        </table:table-row>
        <table:table-row table:style-name="ro2">
          <table:table-cell table:style-name="ce2078" office:value-type="string" calcext:value-type="string">
            <text:p>* Háttér fortélyok táblázat bekerült</text:p>
          </table:table-cell>
        </table:table-row>
        <table:table-row table:style-name="ro2">
          <table:table-cell table:style-name="ce2078"/>
        </table:table-row>
        <table:table-row table:style-name="ro2">
          <table:table-cell table:style-name="ce2081" office:value-type="string" calcext:value-type="string">
            <text:p>V7.6.1</text:p>
          </table:table-cell>
        </table:table-row>
        <table:table-row table:style-name="ro2">
          <table:table-cell table:style-name="ce2084" office:value-type="string" calcext:value-type="string">
            <text:p>* Mágia_Pszi fülről az Érzékek eltűntetése</text:p>
          </table:table-cell>
        </table:table-row>
        <table:table-row table:style-name="ro2">
          <table:table-cell table:style-name="ce2081"/>
        </table:table-row>
        <table:table-row table:style-name="ro2">
          <table:table-cell table:style-name="ce2081" office:value-type="string" calcext:value-type="string">
            <text:p>V7.6</text:p>
          </table:table-cell>
        </table:table-row>
        <table:table-row table:style-name="ro2">
          <table:table-cell table:style-name="ce2078" office:value-type="string" calcext:value-type="string">
            <text:p>* Primer és szekunder ismeretek bevezetése (primer a harci+mágikus helyett)</text:p>
          </table:table-cell>
        </table:table-row>
        <table:table-row table:style-name="ro2">
          <table:table-cell table:style-name="ce2085" office:value-type="string" calcext:value-type="string">
            <text:p>* Összpontosítás is primer képzettség</text:p>
          </table:table-cell>
        </table:table-row>
        <table:table-row table:style-name="ro2">
          <table:table-cell table:style-name="ce2085" office:value-type="string" calcext:value-type="string">
            <text:p>* KP táblázat fülről az Érzékek eltűntetése</text:p>
          </table:table-cell>
        </table:table-row>
        <table:table-row table:style-name="ro2">
          <table:table-cell table:style-name="ce2081"/>
        </table:table-row>
        <table:table-row table:style-name="ro2">
          <table:table-cell table:style-name="ce2081" office:value-type="string" calcext:value-type="string">
            <text:p>V7.5</text:p>
          </table:table-cell>
        </table:table-row>
        <table:table-row table:style-name="ro2">
          <table:table-cell table:style-name="ce2085" office:value-type="string" calcext:value-type="string">
            <text:p>* Észlelés revert: újra Átlagos nehézségű lett</text:p>
          </table:table-cell>
        </table:table-row>
        <table:table-row table:style-name="ro2">
          <table:table-cell table:style-name="ce2085" office:value-type="string" calcext:value-type="string">
            <text:p>* Másfélkezes 1 kézzel forgatva: -3 Erőbónusz (azaz SP mivel 1:1 számít be)</text:p>
          </table:table-cell>
        </table:table-row>
        <table:table-row table:style-name="ro2">
          <table:table-cell table:style-name="ce2081"/>
        </table:table-row>
        <table:table-row table:style-name="ro2">
          <table:table-cell table:style-name="ce2081" office:value-type="string" calcext:value-type="string">
            <text:p>V7.4</text:p>
          </table:table-cell>
        </table:table-row>
        <table:table-row table:style-name="ro2">
          <table:table-cell table:style-name="ce2085" office:value-type="string" calcext:value-type="string">
            <text:p>* Erőbónusz 1:1 beszámít SP-be (negatív értelemben is)</text:p>
          </table:table-cell>
        </table:table-row>
        <table:table-row table:style-name="ro2">
          <table:table-cell table:style-name="ce2085" office:value-type="string" calcext:value-type="string">
            <text:p>* Észlelés Átfogó nehézségű lett</text:p>
          </table:table-cell>
        </table:table-row>
        <table:table-row table:style-name="ro2">
          <table:table-cell table:style-name="ce2089"/>
        </table:table-row>
        <table:table-row table:style-name="ro2">
          <table:table-cell table:style-name="ce2081" office:value-type="string" calcext:value-type="string">
            <text:p>V7.3</text:p>
          </table:table-cell>
        </table:table-row>
        <table:table-row table:style-name="ro2">
          <table:table-cell table:style-name="ce2078" office:value-type="string" calcext:value-type="string">
            <text:p>* Távolsági fegyver Sebesség értéke rosszul volt átmásolva a fegyverek táblázatba</text:p>
          </table:table-cell>
        </table:table-row>
        <table:table-row table:style-name="ro2">
          <table:table-cell table:style-name="ce2078" office:value-type="string" calcext:value-type="string">
            <text:p>* Távolsági harcmodor harcértékek jól kiszámolva</text:p>
          </table:table-cell>
        </table:table-row>
        <table:table-row table:style-name="ro2">
          <table:table-cell table:style-name="ce2081"/>
        </table:table-row>
        <table:table-row table:style-name="ro2">
          <table:table-cell table:style-name="ce2081" office:value-type="string" calcext:value-type="string">
            <text:p>V7.2</text:p>
          </table:table-cell>
        </table:table-row>
        <table:table-row table:style-name="ro2">
          <table:table-cell table:style-name="ce2078" office:value-type="string" calcext:value-type="string">
            <text:p>* HM/CM: 5 KP (eddig 4 volt)</text:p>
          </table:table-cell>
        </table:table-row>
        <table:table-row table:style-name="ro2">
          <table:table-cell office:value-type="string" calcext:value-type="string">
            <text:p>* max HM/szint: 6+Ügyesség (eddig 8 volt)</text:p>
          </table:table-cell>
        </table:table-row>
        <table:table-row table:style-name="ro2">
          <table:table-cell table:style-name="ce2078"/>
        </table:table-row>
        <table:table-row table:style-name="ro2">
          <table:table-cell table:style-name="ce2081" office:value-type="string" calcext:value-type="string">
            <text:p>V7.1</text:p>
          </table:table-cell>
        </table:table-row>
        <table:table-row table:style-name="ro2">
          <table:table-cell table:style-name="ce2078" office:value-type="string" calcext:value-type="string">
            <text:p>* Buzogány harcértékek</text:p>
          </table:table-cell>
        </table:table-row>
        <table:table-row table:style-name="ro2">
          <table:table-cell table:style-name="ce2081"/>
        </table:table-row>
        <table:table-row table:style-name="ro2">
          <table:table-cell table:style-name="ce2081" office:value-type="string" calcext:value-type="string">
            <text:p>V7.0</text:p>
          </table:table-cell>
        </table:table-row>
        <table:table-row table:style-name="ro1">
          <table:table-cell table:style-name="ce2078" office:value-type="string" calcext:value-type="string">
            <text:p>* <text:span text:style-name="T17">[Új]:</text:span><text:span text:style-name="T55"> Tartós sérülés: +10-50 KP (kézzel beírandó, hozzáadódik a max KP-khoz)</text:span></text:p>
          </table:table-cell>
        </table:table-row>
        <table:table-row table:style-name="ro1">
          <table:table-cell table:style-name="ce2078" office:value-type="string" calcext:value-type="string">
            <text:p><text:span text:style-name="T17">* [FIX]:</text:span> HM osztás hint infó javítva: 1HM = 4KP ; Szintenként legfeljebb 3-al több pontot tehetsz TÉ/VÉ-dre, mint VÉ/TÉ-dre.</text:p>
          </table:table-cell>
        </table:table-row>
        <table:table-row table:style-name="ro1">
          <table:table-cell table:style-name="ce2078" office:value-type="string" calcext:value-type="string">
            <text:p>* <text:span text:style-name="T17">[FIX]:</text:span> fegyverek SP számítása nem mindenhol működött. Oka: az „Íves” mező ahol nem volt kitöltve, ott nem adott értéket. Ahol nem 1, ott 0-val feltöltöttem.</text:p>
          </table:table-cell>
        </table:table-row>
        <table:table-row table:style-name="ro1">
          <table:table-cell table:style-name="ce2078" office:value-type="string" calcext:value-type="string">
            <text:p>* <text:span text:style-name="T17">[FIX]:</text:span> az Érzékeknél (Mágia_Pszí lap) egyértelműsítve lett a segédszöveg: +5-ös érték a maximum, nem pedig ennyivel lehet emelni! Tehát +5 fölé nem mehet egy érzék se.</text:p>
          </table:table-cell>
        </table:table-row>
        <table:table-row table:style-name="ro2">
          <table:table-cell table:style-name="ce2081"/>
        </table:table-row>
        <table:table-row table:style-name="ro2">
          <table:table-cell table:style-name="ce2081" office:value-type="string" calcext:value-type="string">
            <text:p>V6.9</text:p>
          </table:table-cell>
        </table:table-row>
        <table:table-row table:style-name="ro1">
          <table:table-cell table:style-name="ce2078" office:value-type="string" calcext:value-type="string">
            <text:p>* <text:span text:style-name="T17">[Változás]:</text:span><text:span text:style-name="T55"> Kiegészítő KP / Szint: (</text:span><text:span text:style-name="T56">20</text:span><text:span text:style-name="T55">+Emlékezet)</text:span></text:p>
          </table:table-cell>
        </table:table-row>
        <table:table-row table:style-name="ro1">
          <table:table-cell table:style-name="ce2078" office:value-type="string" calcext:value-type="string">
            <text:p>* <text:span text:style-name="T17">[Változás]: </text:span>Max HM / szint: 8 (nem függ az Ügyességtől többé)</text:p>
          </table:table-cell>
        </table:table-row>
        <table:table-row table:style-name="ro1">
          <table:table-cell table:style-name="ce2078" office:value-type="string" calcext:value-type="string">
            <text:p>* <text:span text:style-name="T17">[Változás]:</text:span><text:span text:style-name="T55"> 1 HM = 4 KP</text:span></text:p>
          </table:table-cell>
        </table:table-row>
        <table:table-row table:style-name="ro1">
          <table:table-cell table:style-name="ce2078" office:value-type="string" calcext:value-type="string">
            <text:p>* <text:span text:style-name="T17">[Változás]:</text:span><text:span text:style-name="T55"> Érzékek KP értéke változott! Összevonásra kerültek.</text:span></text:p>
          </table:table-cell>
        </table:table-row>
        <table:table-row table:style-name="ro1">
          <table:table-cell table:style-name="ce2078" office:value-type="string" calcext:value-type="string">
            <text:p>* <text:span text:style-name="T17">[Változás]:</text:span><text:span text:style-name="T55"> Vakság: 45KP, Süketség: 35 KP</text:span></text:p>
          </table:table-cell>
        </table:table-row>
        <table:table-row table:style-name="ro1">
          <table:table-cell table:style-name="ce2078" office:value-type="string" calcext:value-type="string">
            <text:p>* <text:span text:style-name="T17">[Változás]:</text:span><text:span text:style-name="T55"> Mágikus célzás: új harcmodor (Ostromlövészet átment a tartalék oldalra)</text:span></text:p>
          </table:table-cell>
        </table:table-row>
        <table:table-row table:style-name="ro1">
          <table:table-cell table:style-name="ce2078" office:value-type="string" calcext:value-type="string">
            <text:p>* <text:span text:style-name="T17">[Változás]:</text:span><text:span text:style-name="T55"> Erőbónusz: Erő +2 feletti része 1:1-ben</text:span></text:p>
          </table:table-cell>
        </table:table-row>
        <table:table-row table:style-name="ro2">
          <table:table-cell table:style-name="ce2081"/>
        </table:table-row>
        <table:table-row table:style-name="ro2">
          <table:table-cell table:style-name="ce2081" office:value-type="string" calcext:value-type="string">
            <text:p>V6.8</text:p>
          </table:table-cell>
        </table:table-row>
        <table:table-row table:style-name="ro1">
          <table:table-cell table:style-name="ce2078" office:value-type="string" calcext:value-type="string">
            <text:p>* <text:span text:style-name="T17">[FIX]</text:span>: HM osztás ellenőrzés újra működik: max 3-al lehet nagyobb egyik a másiknál (TÉ/VÉ)</text:p>
          </table:table-cell>
        </table:table-row>
        <table:table-row table:style-name="ro1">
          <table:table-cell table:style-name="ce2078" office:value-type="string" calcext:value-type="string">
            <text:p>* <text:span text:style-name="T17">[FIX]</text:span>: Képzettség max (szintből adódó) engedélyezett szintje 15. Ezt eddig nem ellenőrizte és fölé mehetett. Mostantól, ha ezt eléri, nem emelkedik tovább.</text:p>
          </table:table-cell>
        </table:table-row>
        <table:table-row table:style-name="ro1">
          <table:table-cell table:style-name="ce2078" office:value-type="string" calcext:value-type="string">
            <text:p>* <text:span text:style-name="T17">[Új]</text:span>: Pajzshasználat fokától függően csökken a pajzsból eredő TÉ levonás</text:p>
          </table:table-cell>
        </table:table-row>
        <table:table-row table:style-name="ro1">
          <table:table-cell table:style-name="ce2078" office:value-type="string" calcext:value-type="string">
            <text:p>* <text:span text:style-name="T17">[Új]</text:span>: Íves fegyverek bónusza (+2 SP) táblázat bekerült. Ha íves a fegyver, ez a sebzés rubrikában megjelenik. Pl. 4/6 V/S</text:p>
          </table:table-cell>
        </table:table-row>
        <table:table-row table:style-name="ro1">
          <table:table-cell table:style-name="ce2078" office:value-type="string" calcext:value-type="string">
            <text:p>* <text:span text:style-name="T17">[Új]</text:span>: „Másfélkezes fegyverek 1 kézzel forgatva” értékek bekerültek (nem használja a program képletben). Ha MK-s egy fegyver, a megjegyzés mezőben az feltűnik</text:p>
          </table:table-cell>
        </table:table-row>
        <table:table-row table:style-name="ro1">
          <table:table-cell table:style-name="ce2078" office:value-type="string" calcext:value-type="string">
            <text:p>* <text:span text:style-name="T17">[Új]</text:span>: Pajzsok választhatók listából</text:p>
          </table:table-cell>
        </table:table-row>
        <table:table-row table:style-name="ro1">
          <table:table-cell table:style-name="ce2078" office:value-type="string" calcext:value-type="string">
            <text:p>* <text:span text:style-name="T17">[Új]</text:span>: Mesterfegyver fortély követelményeket ellenőrzi, jelez, ha nincs meg a szükséges harcmodor szint</text:p>
          </table:table-cell>
        </table:table-row>
        <table:table-row table:style-name="ro1">
          <table:table-cell table:style-name="ce2078" office:value-type="string" calcext:value-type="string">
            <text:p>* <text:span text:style-name="T17">[Új]</text:span>: Gyors kezdeményezés fortély: követelmény ellenőrzés (Gyorsaság)</text:p>
          </table:table-cell>
        </table:table-row>
        <table:table-row table:style-name="ro1">
          <table:table-cell table:style-name="ce2078" office:value-type="string" calcext:value-type="string">
            <text:p>* <text:span text:style-name="T17">[Új]</text:span>: Erőbónusz beszámít: (Erő/2) <text:span text:style-name="T57">→ </text:span><text:span text:style-name="T58">lefelé</text:span><text:span text:style-name="T57"> kerekítve</text:span></text:p>
          </table:table-cell>
        </table:table-row>
        <table:table-row table:style-name="ro1">
          <table:table-cell table:style-name="ce2078" office:value-type="string" calcext:value-type="string">
            <text:p>* <text:span text:style-name="T17">[Változás]: </text:span>Max képzettség szintek változtak:</text:p>
          </table:table-cell>
        </table:table-row>
        <table:table-row table:style-name="ro1">
          <table:table-cell table:style-name="ce2078" office:value-type="string" calcext:value-type="string">
            <text:p>                   <text:span text:style-name="T57">→</text:span> A harci és misztikus képzettségek szintje legfeljebb (szint+3) lehet</text:p>
          </table:table-cell>
        </table:table-row>
        <table:table-row table:style-name="ro1">
          <table:table-cell table:style-name="ce2078" office:value-type="string" calcext:value-type="string">
            <text:p>                   <text:span text:style-name="T57">→</text:span> A többi képzettség értéke pedig legfeljebb (szint+8) lehet</text:p>
          </table:table-cell>
        </table:table-row>
        <table:table-row table:style-name="ro1">
          <table:table-cell table:style-name="ce2078" office:value-type="string" calcext:value-type="string">
            <text:p>* <text:span text:style-name="T17">[Változás]: </text:span>Karakter leírásának mezője most már sortörő és 8-as betűméretű</text:p>
          </table:table-cell>
        </table:table-row>
        <table:table-row table:style-name="ro1">
          <table:table-cell table:style-name="ce2078" office:value-type="string" calcext:value-type="string">
            <text:p>* <text:span text:style-name="T17">[Változás]: </text:span>Páncélok befedettsége módosult (torzó: 50% csak)</text:p>
          </table:table-cell>
        </table:table-row>
        <table:table-row table:style-name="ro1">
          <table:table-cell table:style-name="ce2078" office:value-type="string" calcext:value-type="string">
            <text:p>* <text:span text:style-name="T17">[Változás]: </text:span>Mesterfegyver cella segítő-szövegébe bekerültek a követelmények</text:p>
          </table:table-cell>
        </table:table-row>
        <table:table-row table:style-name="ro1">
          <table:table-cell table:style-name="ce2078" office:value-type="string" calcext:value-type="string">
            <text:p>* <text:span text:style-name="T17">[Változás]:</text:span><text:span text:style-name="T55"> Manőver ismeretek fokai csak +2-t adnak az Ellenpróbánál</text:span></text:p>
          </table:table-cell>
        </table:table-row>
        <table:table-row table:style-name="ro2">
          <table:table-cell table:style-name="ce2081"/>
        </table:table-row>
        <table:table-row table:style-name="ro2">
          <table:table-cell table:style-name="ce2081" office:value-type="string" calcext:value-type="string">
            <text:p>V6.7</text:p>
          </table:table-cell>
        </table:table-row>
        <table:table-row table:style-name="ro2">
          <table:table-cell table:style-name="ce2078" office:value-type="string" calcext:value-type="string">
            <text:p>* HM osztás: max 3-al lehet nagyobb egyik a másiknál (TÉ/VÉ)</text:p>
          </table:table-cell>
        </table:table-row>
        <table:table-row table:style-name="ro2">
          <table:table-cell table:style-name="ce2090" office:value-type="string" calcext:value-type="string">
            <text:p>* Harcmodorok szintenként már +3 TÉ/VÉ-t adnak, nem csak 2-t!</text:p>
          </table:table-cell>
        </table:table-row>
        <table:table-row table:style-name="ro2">
          <table:table-cell table:style-name="ce2078" office:value-type="string" calcext:value-type="string">
            <text:p>* VÉ alap 120: mostantól a sikeres találat már sebzést jelent, alatta VÉ csökk.</text:p>
          </table:table-cell>
        </table:table-row>
        <table:table-row table:style-name="ro2">
          <table:table-cell table:style-name="ce2078" office:value-type="string" calcext:value-type="string">
            <text:p>* Harci akrobatika fortély bekerült, bónuszai automatikusan hozzáadódnak a TÉ/VÉ értékekhez</text:p>
          </table:table-cell>
        </table:table-row>
        <table:table-row table:style-name="ro2">
          <table:table-cell table:style-name="ce2078" office:value-type="string" calcext:value-type="string">
            <text:p>* „Könnyű” fegyverek már egységesen „egykezes”-ek mostantól. A „Könnyű” fogalma megszűnik</text:p>
          </table:table-cell>
        </table:table-row>
        <table:table-row table:style-name="ro2">
          <table:table-cell table:style-name="ce2078" office:value-type="string" calcext:value-type="string">
            <text:p>* „Tartalék” lap bekerült (ha nem elég a hely a képzettségeknek, fortélyoknak, nyelveknek)</text:p>
          </table:table-cell>
        </table:table-row>
        <table:table-row table:style-name="ro2">
          <table:table-cell table:style-name="ce2081"/>
        </table:table-row>
        <table:table-row table:style-name="ro2">
          <table:table-cell table:style-name="ce2081" office:value-type="string" calcext:value-type="string">
            <text:p>V6.6</text:p>
          </table:table-cell>
        </table:table-row>
        <table:table-row table:style-name="ro2">
          <table:table-cell table:style-name="ce2078" office:value-type="string" calcext:value-type="string">
            <text:p>* Akrobatika bekerült</text:p>
          </table:table-cell>
        </table:table-row>
        <table:table-row table:style-name="ro2">
          <table:table-cell table:style-name="ce2081"/>
        </table:table-row>
        <table:table-row table:style-name="ro2">
          <table:table-cell table:style-name="ce2081" office:value-type="string" calcext:value-type="string">
            <text:p>V6.5</text:p>
          </table:table-cell>
        </table:table-row>
        <table:table-row table:style-name="ro2">
          <table:table-cell table:style-name="ce2078" office:value-type="string" calcext:value-type="string">
            <text:p>* Javítás: Mágia iskola képzettségek max szint ellenőrzése javítva</text:p>
          </table:table-cell>
        </table:table-row>
        <table:table-row table:style-name="ro2">
          <table:table-cell table:style-name="ce2078" office:value-type="string" calcext:value-type="string">
            <text:p>* Javítás: Mágia_Pszí lapon nem számolt össze minden KP-t</text:p>
          </table:table-cell>
        </table:table-row>
        <table:table-row table:style-name="ro2">
          <table:table-cell table:style-name="ce2078" office:value-type="string" calcext:value-type="string">
            <text:p>* Bekerült minden fegyver megjegyzése is. Egyelőre nincsenek felhasználva.</text:p>
          </table:table-cell>
        </table:table-row>
        <table:table-row table:style-name="ro2">
          <table:table-cell table:style-name="ce2078"/>
        </table:table-row>
        <table:table-row table:style-name="ro2">
          <table:table-cell table:style-name="ce2081" office:value-type="string" calcext:value-type="string">
            <text:p>V6.4</text:p>
          </table:table-cell>
        </table:table-row>
        <table:table-row table:style-name="ro2">
          <table:table-cell table:style-name="ce2081" office:value-type="string" calcext:value-type="string">
            <text:p>* BEKERÜLTEK A FEGYVEREK! Legördülő menüből választhatóak, a harcértékek, Sebzés, Átütés tám/kör automatikusan kerülnek kiszámításra</text:p>
          </table:table-cell>
        </table:table-row>
        <table:table-row table:style-name="ro2">
          <table:table-cell table:style-name="ce2078" office:value-type="string" calcext:value-type="string">
            <text:p>* Mesterfegyver fortély is beszámít (számolja)</text:p>
          </table:table-cell>
        </table:table-row>
        <table:table-row table:style-name="ro2">
          <table:table-cell table:style-name="ce2078" office:value-type="string" calcext:value-type="string">
            <text:p>* Karmák bekerültek (Mágia_Pszí lap)</text:p>
          </table:table-cell>
        </table:table-row>
        <table:table-row table:style-name="ro2">
          <table:table-cell table:style-name="ce2078" office:value-type="string" calcext:value-type="string">
            <text:p>* Mágikus összhang karmák is bekerültek</text:p>
          </table:table-cell>
        </table:table-row>
        <table:table-row table:style-name="ro2">
          <table:table-cell table:style-name="ce2078" office:value-type="string" calcext:value-type="string">
            <text:p>* Mágia_Pszí lapon több hely a mágiaiskoláknak, szint ellenőrzés javítva</text:p>
          </table:table-cell>
        </table:table-row>
        <table:table-row table:style-name="ro2">
          <table:table-cell table:style-name="ce2078" office:value-type="string" calcext:value-type="string">
            <text:p>* A Szabályok fül a 4.lap lett, hogy könnyebb legyen a nyomtatás (1-3 oldalak kellenek)</text:p>
          </table:table-cell>
        </table:table-row>
        <table:table-row table:style-name="ro2">
          <table:table-cell table:style-name="ce2078" office:value-type="string" calcext:value-type="string">
            <text:p>* Szintenként legfeljebb 2-vel több pontot tehetsz TÉ/VÉ-dre, mint VÉ/TÉ-dre. Az ellenőrzés működik.</text:p>
          </table:table-cell>
        </table:table-row>
        <table:table-row table:style-name="ro2">
          <table:table-cell table:style-name="ce2081"/>
        </table:table-row>
        <table:table-row table:style-name="ro2">
          <table:table-cell table:style-name="ce2081" office:value-type="string" calcext:value-type="string">
            <text:p>V6.3</text:p>
          </table:table-cell>
        </table:table-row>
        <table:table-row table:style-name="ro2">
          <table:table-cell table:style-name="ce2078" office:value-type="string" calcext:value-type="string">
            <text:p>* Egyéb fortélyok legfelső sorát nem számolta be. Javítva</text:p>
          </table:table-cell>
        </table:table-row>
        <table:table-row table:style-name="ro2">
          <table:table-cell table:style-name="ce2078" office:value-type="string" calcext:value-type="string">
            <text:p>* Írástudó fortély is előre beírva. Ha felvettél Tradíciót, akkor ingyenes!</text:p>
          </table:table-cell>
        </table:table-row>
        <table:table-row table:style-name="ro2">
          <table:table-cell table:style-name="ce2078" office:value-type="string" calcext:value-type="string">
            <text:p>* Mágia_pszí lapon formázási javítások</text:p>
          </table:table-cell>
        </table:table-row>
        <table:table-row table:style-name="ro2">
          <table:table-cell table:style-name="ce2078" office:value-type="string" calcext:value-type="string">
            <text:p>* Tradíciók, Céltradíciók kezelése végre rendezett. Beilleszthető a „Belső út” is</text:p>
          </table:table-cell>
        </table:table-row>
        <table:table-row table:style-name="ro2">
          <table:table-cell table:style-name="ce2078" office:value-type="string" calcext:value-type="string">
            <text:p>* Fegyverek Sebzés infoboxba: Mesterfegyver minden foka: +1SP</text:p>
          </table:table-cell>
        </table:table-row>
        <table:table-row table:style-name="ro2">
          <table:table-cell table:style-name="ce2078" office:value-type="string" calcext:value-type="string">
            <text:p>* Támadás/kör infoboxok kibővítése, egyértelműsítése</text:p>
          </table:table-cell>
        </table:table-row>
        <table:table-row table:style-name="ro2">
          <table:table-cell table:style-name="ce2078" office:value-type="string" calcext:value-type="string">
            <text:p>* Előre beírt fortélyoknál validátorok alkalmazása</text:p>
          </table:table-cell>
        </table:table-row>
        <table:table-row table:style-name="ro2">
          <table:table-cell table:style-name="ce2078"/>
        </table:table-row>
        <table:table-row table:style-name="ro2">
          <table:table-cell table:style-name="ce2081" office:value-type="string" calcext:value-type="string">
            <text:p>V6.2</text:p>
          </table:table-cell>
        </table:table-row>
        <table:table-row table:style-name="ro2">
          <table:table-cell table:style-name="ce2078" office:value-type="string" calcext:value-type="string">
            <text:p>* Érzékek bevezetése (származtatott tulajdonságok) : A „Mágia_Pszí” lapon találhatóak</text:p>
          </table:table-cell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</table:table-row>
        <table:table-row table:style-name="ro2">
          <table:table-cell table:style-name="ce2078" office:value-type="string" calcext:value-type="string">
            <text:p>* „Sebzés” és „támadás jellege” mezők összevonása, segédszöveg beírása Sebzés mezőhöz</text:p>
          </table:table-cell>
        </table:table-row>
        <table:table-row table:style-name="ro2">
          <table:table-cell table:style-name="ce2078" office:value-type="string" calcext:value-type="string">
            <text:p>* Licenc szöveg módosult kicsit</text:p>
          </table:table-cell>
        </table:table-row>
        <table:table-row table:style-name="ro2">
          <table:table-cell table:style-name="ce2078" office:value-type="string" calcext:value-type="string">
            <text:p>* Távolsági fegyverek külön szekcióba</text:p>
          </table:table-cell>
        </table:table-row>
        <table:table-row table:style-name="ro2">
          <table:table-cell table:style-name="ce2078" office:value-type="string" calcext:value-type="string">
            <text:p>* Képzettséges lap: cellák ritkítása, hogy ráférjen az oldalra</text:p>
          </table:table-cell>
        </table:table-row>
        <table:table-row table:style-name="ro2">
          <table:table-cell table:style-name="ce2078" office:value-type="string" calcext:value-type="string">
            <text:p>* Puszta kéz SP számítása hibás volt, javítva</text:p>
          </table:table-cell>
        </table:table-row>
        <table:table-row table:style-name="ro2">
          <table:table-cell table:style-name="ce2078" office:value-type="string" calcext:value-type="string">
            <text:p>* Cél-mágia és „rendes” mágia tradíció is felvehető a Mágia-tradíció választásnál</text:p>
          </table:table-cell>
        </table:table-row>
        <table:table-row table:style-name="ro2">
          <table:table-cell table:style-name="ce2078" office:value-type="string" calcext:value-type="string">
            <text:p><text:s text:c="3"/>-&gt; Cél-mágia tradíció (pl Quars) 25KP, a rendes tradíció továbbra is 50KP</text:p>
          </table:table-cell>
        </table:table-row>
        <table:table-row table:style-name="ro2">
          <table:table-cell table:style-name="ce2078" office:value-type="string" calcext:value-type="string">
            <text:p>* Mágia tradíciókhoz infobox</text:p>
          </table:table-cell>
        </table:table-row>
        <table:table-row table:style-name="ro2">
          <table:table-cell table:style-name="ce2078" office:value-type="string" calcext:value-type="string">
            <text:p>* Pszí fokokhoz és iskolához infóbox</text:p>
          </table:table-cell>
        </table:table-row>
        <table:table-row table:style-name="ro2">
          <table:table-cell table:style-name="ce2078" office:value-type="string" calcext:value-type="string">
            <text:p>* Pszí tradíciókat átneveztem pszí iskolákra, mert képzettségek és hogy ne keverjük a mágia tradíciókkal</text:p>
          </table:table-cell>
        </table:table-row>
        <table:table-row table:style-name="ro2">
          <table:table-cell table:style-name="ce2078" office:value-type="string" calcext:value-type="string">
            <text:p><text:s text:c="2"/>(a mágia iskolák is képzettségek)</text:p>
          </table:table-cell>
        </table:table-row>
        <table:table-row table:style-name="ro2">
          <table:table-cell table:style-name="ce2081"/>
        </table:table-row>
        <table:table-row table:style-name="ro2">
          <table:table-cell table:style-name="ce2081" office:value-type="string" calcext:value-type="string">
            <text:p>V6.1</text:p>
          </table:table-cell>
        </table:table-row>
        <table:table-row table:style-name="ro2">
          <table:table-cell table:style-name="ce2078" office:value-type="string" calcext:value-type="string">
            <text:p>* Kevesebb Átfogó, több Átlagos képzettség-hely</text:p>
          </table:table-cell>
        </table:table-row>
        <table:table-row table:style-name="ro2">
          <table:table-cell table:style-name="ce2078"/>
        </table:table-row>
        <table:table-row table:style-name="ro2">
          <table:table-cell table:style-name="ce2081" office:value-type="string" calcext:value-type="string">
            <text:p>V6.0</text:p>
          </table:table-cell>
        </table:table-row>
        <table:table-row table:style-name="ro2">
          <table:table-cell table:style-name="ce2078" office:value-type="string" calcext:value-type="string">
            <text:p>* Új segédkommentek: Össz KP, Max harcira/misztikusra költhető KP</text:p>
          </table:table-cell>
        </table:table-row>
        <table:table-row table:style-name="ro2">
          <table:table-cell table:style-name="ce2078" office:value-type="string" calcext:value-type="string">
            <text:p>* Gyors kezdeményezés fortély beillesztése és kezelése</text:p>
          </table:table-cell>
        </table:table-row>
        <table:table-row table:style-name="ro2">
          <table:table-cell table:style-name="ce2078" office:value-type="string" calcext:value-type="string">
            <text:p>* Fájdalomtűrés is Harci képzettség! Nem költhető rá az extra KP-ból.</text:p>
          </table:table-cell>
        </table:table-row>
        <table:table-row table:style-name="ro2">
          <table:table-cell table:style-name="ce2081"/>
        </table:table-row>
        <table:table-row table:style-name="ro2">
          <table:table-cell table:style-name="ce2081" office:value-type="string" calcext:value-type="string">
            <text:p>V5.9</text:p>
          </table:table-cell>
        </table:table-row>
        <table:table-row table:style-name="ro2">
          <table:table-cell table:style-name="ce2078" office:value-type="string" calcext:value-type="string">
            <text:p>* Kis javítások</text:p>
          </table:table-cell>
        </table:table-row>
        <table:table-row table:style-name="ro2">
          <table:table-cell table:style-name="ce2081"/>
        </table:table-row>
        <table:table-row table:style-name="ro2">
          <table:table-cell table:style-name="ce2081" office:value-type="string" calcext:value-type="string">
            <text:p>V5.8</text:p>
          </table:table-cell>
        </table:table-row>
        <table:table-row table:style-name="ro2">
          <table:table-cell table:style-name="ce2078" office:value-type="string" calcext:value-type="string">
            <text:p>* CC licenc bekerült</text:p>
          </table:table-cell>
        </table:table-row>
        <table:table-row table:style-name="ro2">
          <table:table-cell table:style-name="ce2081"/>
        </table:table-row>
        <table:table-row table:style-name="ro2">
          <table:table-cell table:style-name="ce2081" office:value-type="string" calcext:value-type="string">
            <text:p>V5.7</text:p>
          </table:table-cell>
        </table:table-row>
        <table:table-row table:style-name="ro2">
          <table:table-cell table:style-name="ce2078" office:value-type="string" calcext:value-type="string">
            <text:p>* Egészség kategóriák TÉ levonásaiból lejön a (Fájdalomtűrés + Önuralom + Harcos elme fortély foka)</text:p>
          </table:table-cell>
        </table:table-row>
        <table:table-row table:style-name="ro2">
          <table:table-cell table:style-name="ce2078" office:value-type="string" calcext:value-type="string">
            <text:p>* Alap seb.kategóriák TÉ levonásai emelkedtek: 0; -10; -20; -30</text:p>
          </table:table-cell>
        </table:table-row>
        <table:table-row table:style-name="ro2">
          <table:table-cell table:style-name="ce2078" office:value-type="string" calcext:value-type="string">
            <text:p>* Fájdalomtűrés próba megszűnik harc közben</text:p>
          </table:table-cell>
        </table:table-row>
        <table:table-row table:style-name="ro2">
          <table:table-cell table:style-name="ce2078" office:value-type="string" calcext:value-type="string">
            <text:p>* Puszta kéz: Erőbónusz 1:1-ben beszámít, de csak KT sebzést okoz</text:p>
          </table:table-cell>
        </table:table-row>
        <table:table-row table:style-name="ro2">
          <table:table-cell table:style-name="ce2078" office:value-type="string" calcext:value-type="string">
            <text:p>* Harcos elme fortély bekerült a fortélyok közé, hogy számolható legyen</text:p>
          </table:table-cell>
        </table:table-row>
        <table:table-row table:style-name="ro2">
          <table:table-cell table:style-name="ce2081"/>
        </table:table-row>
        <table:table-row table:style-name="ro2">
          <table:table-cell table:style-name="ce2081" office:value-type="string" calcext:value-type="string">
            <text:p>V5.6</text:p>
          </table:table-cell>
        </table:table-row>
        <table:table-row table:style-name="ro2">
          <table:table-cell table:style-name="ce2078" office:value-type="string" calcext:value-type="string">
            <text:p>* Az Emlékezet értéke minden szinten hozzáadódik (negatív értéknél levonódik)</text:p>
          </table:table-cell>
        </table:table-row>
        <table:table-row table:style-name="ro2">
          <table:table-cell table:style-name="ce2078" office:value-type="string" calcext:value-type="string">
            <text:p><text:s text:c="2"/>a Kiegészítő 15KP-hoz, ami NEM harci/misztikus értékek növelésére fordítható.</text:p>
          </table:table-cell>
        </table:table-row>
        <table:table-row table:style-name="ro2">
          <table:table-cell table:style-name="ce2078"/>
        </table:table-row>
        <table:table-row table:style-name="ro2">
          <table:table-cell table:style-name="ce2081" office:value-type="string" calcext:value-type="string">
            <text:p>V5.5</text:p>
          </table:table-cell>
        </table:table-row>
        <table:table-row table:style-name="ro2">
          <table:table-cell table:style-name="ce2091" office:value-type="string" calcext:value-type="string">
            <text:p>* Szinte minden cellához magyarázat infobox készítése. Segíti a karakteralkotást!!</text:p>
          </table:table-cell>
        </table:table-row>
        <table:table-row table:style-name="ro33">
          <table:table-cell table:style-name="ce2078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</table:table-row>
        <table:table-row table:style-name="ro2">
          <table:table-cell table:style-name="ce2078" office:value-type="string" calcext:value-type="string">
            <text:p>* Átvezetve a fortély doksiból szabály: nincs fortély KP limit</text:p>
          </table:table-cell>
        </table:table-row>
        <table:table-row table:style-name="ro2">
          <table:table-cell table:style-name="ce2091" office:value-type="string" calcext:value-type="string">
            <text:p>* KP/Szint: 70 <text:s text:c="2"/>; Bónusz: +15KP/Szint (nem harci+misztikusra)</text:p>
          </table:table-cell>
        </table:table-row>
        <table:table-row table:style-name="ro2">
          <table:table-cell table:style-name="ce2085" office:value-type="string" calcext:value-type="string">
            <text:p>* Javítás: a képzettségek nem foka, hanem szintje van</text:p>
          </table:table-cell>
        </table:table-row>
        <table:table-row table:style-name="ro2">
          <table:table-cell table:style-name="ce2091" office:value-type="string" calcext:value-type="string">
            <text:p>* Minden kiemelt cellához Érvényesség vizsgálat</text:p>
          </table:table-cell>
        </table:table-row>
        <table:table-row table:style-name="ro2">
          <table:table-cell table:style-name="ce2085" office:value-type="string" calcext:value-type="string">
            <text:p>* Szinttúlépés ellenőrzés javítása</text:p>
          </table:table-cell>
        </table:table-row>
        <table:table-row table:style-name="ro2">
          <table:table-cell table:style-name="ce2091" office:value-type="string" calcext:value-type="string">
            <text:p>* VÉGRE: A képzettségbónusz megfelelő kezelése</text:p>
          </table:table-cell>
        </table:table-row>
        <table:table-row table:style-name="ro2">
          <table:table-cell table:style-name="ce2085" office:value-type="string" calcext:value-type="string">
            <text:p>* Szabályok munkalapon más betűkészlet (ékezet gondok voltak)</text:p>
          </table:table-cell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</table:table-row>
        <table:table-row table:style-name="ro1">
          <table:table-cell office:value-type="string" calcext:value-type="string">
            <text:p> <text:span text:style-name="T23"> </text:span><text:span text:style-name="T59">→</text:span><text:span text:style-name="T23"> </text:span>Karakter neve, faja, vallása</text:p>
          </table:table-cell>
        </table:table-row>
        <table:table-row table:style-name="ro1">
          <table:table-cell office:value-type="string" calcext:value-type="string">
            <text:p><text:span text:style-name="T23">  </text:span><text:span text:style-name="T59">→</text:span><text:span text:style-name="T23"> Személyiségjegyei</text:span></text:p>
          </table:table-cell>
        </table:table-row>
        <table:table-row table:style-name="ro1">
          <table:table-cell office:value-type="string" calcext:value-type="string">
            <text:p><text:span text:style-name="T23">  </text:span><text:span text:style-name="T59">→</text:span><text:span text:style-name="T23"> Kommunikáció, szociális érzék</text:span></text:p>
          </table:table-cell>
        </table:table-row>
        <table:table-row table:style-name="ro1">
          <table:table-cell office:value-type="string" calcext:value-type="string">
            <text:p><text:span text:style-name="T23">  </text:span><text:span text:style-name="T59">→</text:span><text:span text:style-name="T23"> Külső</text:span></text:p>
          </table:table-cell>
        </table:table-row>
        <table:table-row table:style-name="ro2">
          <table:table-cell table:style-name="ce2078"/>
        </table:table-row>
        <table:table-row table:style-name="ro2">
          <table:table-cell table:style-name="ce2081" office:value-type="string" calcext:value-type="string">
            <text:p>V5.4</text:p>
          </table:table-cell>
        </table:table-row>
        <table:table-row table:style-name="ro2">
          <table:table-cell table:style-name="ce2078" office:value-type="string" calcext:value-type="string">
            <text:p>* Mesterfegyver: <text:s/>KÉ:+2; TÉ/VÉ:+3; SP:+1 <text:s/>fokonként</text:p>
          </table:table-cell>
        </table:table-row>
        <table:table-row table:style-name="ro2">
          <table:table-cell table:style-name="ce2078" office:value-type="string" calcext:value-type="string">
            <text:p>* 1HM=5KP</text:p>
          </table:table-cell>
        </table:table-row>
        <table:table-row table:style-name="ro2">
          <table:table-cell table:style-name="ce2081"/>
        </table:table-row>
        <table:table-row table:style-name="ro2">
          <table:table-cell table:style-name="ce2081" office:value-type="string" calcext:value-type="string">
            <text:p>V5.3</text:p>
          </table:table-cell>
        </table:table-row>
        <table:table-row table:style-name="ro2">
          <table:table-cell table:style-name="ce2084" office:value-type="string" calcext:value-type="string">
            <text:p>* Szabályok lapon Pszí javítása</text:p>
          </table:table-cell>
        </table:table-row>
        <table:table-row table:style-name="ro2">
          <table:table-cell table:style-name="ce2084" office:value-type="string" calcext:value-type="string">
            <text:p>* Emberismeret is bekerült az átlagos képzettségek közé alapból</text:p>
          </table:table-cell>
        </table:table-row>
        <table:table-row table:style-name="ro2">
          <table:table-cell table:style-name="ce2081"/>
        </table:table-row>
        <table:table-row table:style-name="ro2">
          <table:table-cell table:style-name="ce2081" office:value-type="string" calcext:value-type="string">
            <text:p>V5.2</text:p>
          </table:table-cell>
        </table:table-row>
        <table:table-row table:style-name="ro2">
          <table:table-cell table:style-name="ce2078" office:value-type="string" calcext:value-type="string">
            <text:p>* Manővereknél: „elkölthető” mezőből levonódik az elköltött fok</text:p>
          </table:table-cell>
        </table:table-row>
        <table:table-row table:style-name="ro2">
          <table:table-cell table:style-name="ce2078" office:value-type="string" calcext:value-type="string">
            <text:p>* Automatikusan megkapott képzettségek feljebb kerültek</text:p>
          </table:table-cell>
        </table:table-row>
        <table:table-row table:style-name="ro2">
          <table:table-cell table:style-name="ce2078" office:value-type="string" calcext:value-type="string">
            <text:p>* Páncél és SFÉ mezők bekerültek a Harcértékek oldalra</text:p>
          </table:table-cell>
        </table:table-row>
        <table:table-row table:style-name="ro2">
          <table:table-cell table:style-name="ce2078" office:value-type="string" calcext:value-type="string">
            <text:p>* Mesterfegyver fortélyokhoz bekerült egy [fegyver] template</text:p>
          </table:table-cell>
        </table:table-row>
        <table:table-row table:style-name="ro2">
          <table:table-cell table:style-name="ce2078" office:value-type="string" calcext:value-type="string">
            <text:p>* +1 sor Átlagos képzettség, -1 sor Könnyű/spec</text:p>
          </table:table-cell>
        </table:table-row>
        <table:table-row table:style-name="ro2">
          <table:table-cell table:style-name="ce2078" office:value-type="string" calcext:value-type="string">
            <text:p>* „Fegyverek” munkalap bekerült. Egyelőre üres</text:p>
          </table:table-cell>
        </table:table-row>
        <table:table-row table:style-name="ro2">
          <table:table-cell table:style-name="ce2081"/>
        </table:table-row>
        <table:table-row table:style-name="ro2">
          <table:table-cell table:style-name="ce2081" office:value-type="string" calcext:value-type="string">
            <text:p>V5.1</text:p>
          </table:table-cell>
        </table:table-row>
        <table:table-row table:style-name="ro2">
          <table:table-cell table:style-name="ce2084" office:value-type="string" calcext:value-type="string">
            <text:p>* Könnyű KP oszlop javítása</text:p>
          </table:table-cell>
        </table:table-row>
        <table:table-row table:style-name="ro2">
          <table:table-cell table:style-name="ce2084" office:value-type="string" calcext:value-type="string">
            <text:p>* Észlelés bedrótozva az Átlagos képzettségek táblázatba</text:p>
          </table:table-cell>
        </table:table-row>
        <table:table-row table:style-name="ro2">
          <table:table-cell table:style-name="ce2084" office:value-type="string" calcext:value-type="string">
            <text:p>* Puszta kéz Mesterfegyver 1.fokon volt. Javítva 0-ra.</text:p>
          </table:table-cell>
        </table:table-row>
        <table:table-row table:style-name="ro2">
          <table:table-cell table:style-name="ce2081"/>
        </table:table-row>
        <table:table-row table:style-name="ro2">
          <table:table-cell table:style-name="ce2081" office:value-type="string" calcext:value-type="string">
            <text:p>V5.0</text:p>
          </table:table-cell>
        </table:table-row>
        <table:table-row table:style-name="ro2">
          <table:table-cell table:style-name="ce2084" office:value-type="string" calcext:value-type="string">
            <text:p>* Cellaellenőrzések javítása</text:p>
          </table:table-cell>
        </table:table-row>
        <table:table-row table:style-name="ro2">
          <table:table-cell table:style-name="ce2081"/>
        </table:table-row>
        <table:table-row table:style-name="ro2">
          <table:table-cell table:style-name="ce2081" office:value-type="string" calcext:value-type="string">
            <text:p>V4.9</text:p>
          </table:table-cell>
        </table:table-row>
        <table:table-row table:style-name="ro33">
          <table:table-cell table:style-name="ce2084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</table:table-row>
        <table:table-row table:style-name="ro2">
          <table:table-cell table:style-name="ce2084" office:value-type="string" calcext:value-type="string">
            <text:p>* CHM egyszerűbb neve: CM</text:p>
          </table:table-cell>
        </table:table-row>
        <table:table-row table:style-name="ro2">
          <table:table-cell table:style-name="ce2084" office:value-type="string" calcext:value-type="string">
            <text:p>* Pszí fortély új neve: „Pszí alkalmazás”</text:p>
          </table:table-cell>
        </table:table-row>
        <table:table-row table:style-name="ro2">
          <table:table-cell table:style-name="ce2084" office:value-type="string" calcext:value-type="string">
            <text:p>* Komment info-ablak a mágia tradíció felvételéhez</text:p>
          </table:table-cell>
        </table:table-row>
        <table:table-row table:style-name="ro2">
          <table:table-cell table:style-name="ce2084" office:value-type="string" calcext:value-type="string">
            <text:p>* Pszí tradíció mostantól átlagos képzettség</text:p>
          </table:table-cell>
        </table:table-row>
        <table:table-row table:style-name="ro2">
          <table:table-cell table:style-name="ce2084" office:value-type="string" calcext:value-type="string">
            <text:p>* Mágiaiskolák is átlagos képzettségek</text:p>
          </table:table-cell>
        </table:table-row>
        <table:table-row table:style-name="ro2">
          <table:table-cell table:style-name="ce2084" office:value-type="string" calcext:value-type="string">
            <text:p>* Pszí és mágia fortélyok külön</text:p>
          </table:table-cell>
        </table:table-row>
        <table:table-row table:style-name="ro2">
          <table:table-cell table:style-name="ce2084" office:value-type="string" calcext:value-type="string">
            <text:p>* Idegesítő limitfigyelő formázási hibák eliminálása (remélem végleg!)</text:p>
          </table:table-cell>
        </table:table-row>
        <table:table-row table:style-name="ro2">
          <table:table-cell table:style-name="ce2084"/>
        </table:table-row>
        <table:table-row table:style-name="ro2">
          <table:table-cell table:style-name="ce2081" office:value-type="string" calcext:value-type="string">
            <text:p>V4.8</text:p>
          </table:table-cell>
        </table:table-row>
        <table:table-row table:style-name="ro2">
          <table:table-cell table:style-name="ce2084" office:value-type="string" calcext:value-type="string">
            <text:p>* Bekerült egy új munkalap a tömör KP elosztási szabályokkal</text:p>
          </table:table-cell>
        </table:table-row>
        <table:table-row table:style-name="ro2">
          <table:table-cell table:style-name="ce2081"/>
        </table:table-row>
        <table:table-row table:style-name="ro2">
          <table:table-cell table:style-name="ce2081" office:value-type="string" calcext:value-type="string">
            <text:p>V4.7</text:p>
          </table:table-cell>
        </table:table-row>
        <table:table-row table:style-name="ro2">
          <table:table-cell table:style-name="ce2084" office:value-type="string" calcext:value-type="string">
            <text:p>* Mana korlát eltörlése</text:p>
          </table:table-cell>
        </table:table-row>
        <table:table-row table:style-name="ro2">
          <table:table-cell table:style-name="ce2084" office:value-type="string" calcext:value-type="string">
            <text:p>* Mágia tradíciók: 50KP</text:p>
          </table:table-cell>
        </table:table-row>
        <table:table-row table:style-name="ro2">
          <table:table-cell table:style-name="ce2084" office:value-type="string" calcext:value-type="string">
            <text:p>* KÉ-be ismét beszámít a TSZ</text:p>
          </table:table-cell>
        </table:table-row>
        <table:table-row table:style-name="ro2">
          <table:table-cell table:style-name="ce2084" office:value-type="string" calcext:value-type="string">
            <text:p>* Puszta kéz értékeinek automatikus kiszámítása</text:p>
          </table:table-cell>
        </table:table-row>
        <table:table-row table:style-name="ro2">
          <table:table-cell table:style-name="ce2084" office:value-type="string" calcext:value-type="string">
            <text:p>* Nincs korlátozva a max vásárolható mana pont</text:p>
          </table:table-cell>
        </table:table-row>
        <table:table-row table:style-name="ro2">
          <table:table-cell table:style-name="ce2084" office:value-type="string" calcext:value-type="string">
            <text:p>* KP/szint: 80KP (eddig 70 volt)</text:p>
          </table:table-cell>
        </table:table-row>
        <table:table-row table:style-name="ro2">
          <table:table-cell table:style-name="ce2081"/>
        </table:table-row>
        <table:table-row table:style-name="ro2">
          <table:table-cell table:style-name="ce2081" office:value-type="string" calcext:value-type="string">
            <text:p>V4.6</text:p>
          </table:table-cell>
        </table:table-row>
        <table:table-row table:style-name="ro2">
          <table:table-cell table:style-name="ce2084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081"/>
        </table:table-row>
        <table:table-row table:style-name="ro2">
          <table:table-cell table:style-name="ce2081" office:value-type="string" calcext:value-type="string">
            <text:p>V4.5</text:p>
          </table:table-cell>
        </table:table-row>
        <table:table-row table:style-name="ro2">
          <table:table-cell table:style-name="ce2084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081"/>
        </table:table-row>
        <table:table-row table:style-name="ro2">
          <table:table-cell table:style-name="ce2081" office:value-type="string" calcext:value-type="string">
            <text:p>V4.4</text:p>
          </table:table-cell>
        </table:table-row>
        <table:table-row table:style-name="ro2">
          <table:table-cell table:style-name="ce2084" office:value-type="string" calcext:value-type="string">
            <text:p>* Fegyver táblázatba bekerült: MF oszlop (Mesterfegyver foka az adott fegyverre)</text:p>
          </table:table-cell>
        </table:table-row>
        <table:table-row table:style-name="ro2">
          <table:table-cell table:style-name="ce2081"/>
        </table:table-row>
        <table:table-row table:style-name="ro2">
          <table:table-cell table:style-name="ce2081" office:value-type="string" calcext:value-type="string">
            <text:p>V4.3</text:p>
          </table:table-cell>
        </table:table-row>
        <table:table-row table:style-name="ro2">
          <table:table-cell table:style-name="ce2084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084"/>
        </table:table-row>
        <table:table-row table:style-name="ro2">
          <table:table-cell table:style-name="ce2081" office:value-type="string" calcext:value-type="string">
            <text:p>V4.2</text:p>
          </table:table-cell>
        </table:table-row>
        <table:table-row table:style-name="ro2">
          <table:table-cell table:style-name="ce2084" office:value-type="string" calcext:value-type="string">
            <text:p>* támadási típus bekerült (szúró/vágó/zúzó) a fegyverek táblázatába</text:p>
          </table:table-cell>
        </table:table-row>
        <table:table-row table:style-name="ro2">
          <table:table-cell table:style-name="ce2084" office:value-type="string" calcext:value-type="string">
            <text:p>* Össz ÉP kiszámolása (Harcértékek oldal alja (Sebesülés táblázat teteje))</text:p>
          </table:table-cell>
        </table:table-row>
        <table:table-row table:style-name="ro2">
          <table:table-cell table:style-name="ce2084" office:value-type="string" calcext:value-type="string">
            <text:p>* KÉ számítás javítva + KÉ-re már nem adható HM</text:p>
          </table:table-cell>
        </table:table-row>
        <table:table-row table:style-name="ro2">
          <table:table-cell table:style-name="ce2084" office:value-type="string" calcext:value-type="string">
            <text:p>* VÉ csökkenés plusz sor sok hellyel</text:p>
          </table:table-cell>
        </table:table-row>
        <table:table-row table:style-name="ro2">
          <table:table-cell table:style-name="ce2084" office:value-type="string" calcext:value-type="string">
            <text:p>* CÉ-be az Önuralom számít! Javítva</text:p>
          </table:table-cell>
        </table:table-row>
        <table:table-row table:style-name="ro2">
          <table:table-cell table:style-name="ce2084" office:value-type="string" calcext:value-type="string">
            <text:p>* Harcmodorokhoz új oszlop: Sebesség</text:p>
          </table:table-cell>
        </table:table-row>
        <table:table-row table:style-name="ro2">
          <table:table-cell table:style-name="ce2081"/>
        </table:table-row>
        <table:table-row table:style-name="ro2">
          <table:table-cell table:style-name="ce2081" office:value-type="string" calcext:value-type="string">
            <text:p>V4.1</text:p>
          </table:table-cell>
        </table:table-row>
        <table:table-row table:style-name="ro2">
          <table:table-cell table:style-name="ce2084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081"/>
        </table:table-row>
        <table:table-row table:style-name="ro2">
          <table:table-cell table:style-name="ce2081" office:value-type="string" calcext:value-type="string">
            <text:p>V4.0</text:p>
          </table:table-cell>
        </table:table-row>
        <table:table-row table:style-name="ro2">
          <table:table-cell table:style-name="ce2084" office:value-type="string" calcext:value-type="string">
            <text:p>* Fájdalomtűrés próbák módosultak</text:p>
          </table:table-cell>
        </table:table-row>
        <table:table-row table:style-name="ro2">
          <table:table-cell table:style-name="ce2084" office:value-type="string" calcext:value-type="string">
            <text:p>* Belharc harcmodor törölve</text:p>
          </table:table-cell>
        </table:table-row>
        <table:table-row table:style-name="ro2">
          <table:table-cell table:style-name="ce2084" office:value-type="string" calcext:value-type="string">
            <text:p>* Fortély cellák átalakítása</text:p>
          </table:table-cell>
        </table:table-row>
        <table:table-row table:style-name="ro2">
          <table:table-cell table:style-name="ce2084"/>
        </table:table-row>
        <table:table-row table:style-name="ro2">
          <table:table-cell table:style-name="ce2081" office:value-type="string" calcext:value-type="string">
            <text:p>V3.9</text:p>
          </table:table-cell>
        </table:table-row>
        <table:table-row table:style-name="ro2">
          <table:table-cell table:style-name="ce2084" office:value-type="string" calcext:value-type="string">
            <text:p>* KP/Szint = 70 + Intelligencia</text:p>
          </table:table-cell>
        </table:table-row>
        <table:table-row table:style-name="ro2">
          <table:table-cell table:style-name="ce2084" office:value-type="string" calcext:value-type="string">
            <text:p>* A +6-os tulajdonságok pontértéke beírva</text:p>
          </table:table-cell>
        </table:table-row>
        <table:table-row table:style-name="ro2">
          <table:table-cell table:style-name="ce2084"/>
        </table:table-row>
        <table:table-row table:style-name="ro2">
          <table:table-cell table:style-name="ce2081" office:value-type="string" calcext:value-type="string">
            <text:p>V3.8</text:p>
          </table:table-cell>
        </table:table-row>
        <table:table-row table:style-name="ro2">
          <table:table-cell table:style-name="ce2084" office:value-type="string" calcext:value-type="string">
            <text:p>* Tulajdonságok: Önuralom, Fogékonyság</text:p>
          </table:table-cell>
        </table:table-row>
        <table:table-row table:style-name="ro2">
          <table:table-cell table:style-name="ce2084"/>
        </table:table-row>
        <table:table-row table:style-name="ro2">
          <table:table-cell table:style-name="ce2081" office:value-type="string" calcext:value-type="string">
            <text:p>V3.7</text:p>
          </table:table-cell>
        </table:table-row>
        <table:table-row table:style-name="ro2">
          <table:table-cell table:style-name="ce2084" office:value-type="string" calcext:value-type="string">
            <text:p>* Max egyfajta HM hiba jav</text:p>
          </table:table-cell>
        </table:table-row>
        <table:table-row table:style-name="ro2">
          <table:table-cell table:style-name="ce2084"/>
        </table:table-row>
        <table:table-row table:style-name="ro2">
          <table:table-cell table:style-name="ce2081" office:value-type="string" calcext:value-type="string">
            <text:p>V3.6</text:p>
          </table:table-cell>
        </table:table-row>
        <table:table-row table:style-name="ro2">
          <table:table-cell table:style-name="ce2084" office:value-type="string" calcext:value-type="string">
            <text:p>* Belharc bekerült a Harcmodorok közé</text:p>
          </table:table-cell>
        </table:table-row>
        <table:table-row table:style-name="ro2">
          <table:table-cell table:style-name="ce2081"/>
        </table:table-row>
        <table:table-row table:style-name="ro2">
          <table:table-cell table:style-name="ce2081" office:value-type="string" calcext:value-type="string">
            <text:p>V3.5</text:p>
          </table:table-cell>
        </table:table-row>
        <table:table-row table:style-name="ro2">
          <table:table-cell table:style-name="ce2092" office:value-type="string" calcext:value-type="string">
            <text:p>* 1ψP = 2KP</text:p>
          </table:table-cell>
        </table:table-row>
        <table:table-row table:style-name="ro2">
          <table:table-cell table:style-name="ce2092" office:value-type="string" calcext:value-type="string">
            <text:p>* 1 MP = 3KP</text:p>
          </table:table-cell>
        </table:table-row>
        <table:table-row table:style-name="ro2">
          <table:table-cell table:style-name="ce2092"/>
        </table:table-row>
        <table:table-row table:style-name="ro2">
          <table:table-cell table:style-name="ce2081" office:value-type="string" calcext:value-type="string">
            <text:p>V3.4</text:p>
          </table:table-cell>
        </table:table-row>
        <table:table-row table:style-name="ro2">
          <table:table-cell table:style-name="ce2084" office:value-type="string" calcext:value-type="string">
            <text:p>* Apró javítások</text:p>
          </table:table-cell>
        </table:table-row>
        <table:table-row table:style-name="ro2">
          <table:table-cell table:style-name="ce2084" office:value-type="string" calcext:value-type="string">
            <text:p>* Hajításnak, Íjászatnak, Lövészetnek is van KÉ-je</text:p>
          </table:table-cell>
        </table:table-row>
        <table:table-row table:style-name="ro2">
          <table:table-cell table:style-name="ce2092"/>
        </table:table-row>
        <table:table-row table:style-name="ro2">
          <table:table-cell table:style-name="ce2081" office:value-type="string" calcext:value-type="string">
            <text:p>V3.3</text:p>
          </table:table-cell>
        </table:table-row>
        <table:table-row table:style-name="ro2">
          <table:table-cell table:style-name="ce2092" office:value-type="string" calcext:value-type="string">
            <text:p>* Átszervezett Harcétékek oldal. Jobb helykihasználás</text:p>
          </table:table-cell>
        </table:table-row>
        <table:table-row table:style-name="ro2">
          <table:table-cell table:style-name="ce2092" office:value-type="string" calcext:value-type="string">
            <text:p>* Külön CHM (CÉ-HM) (max 4CHM/Szint)</text:p>
          </table:table-cell>
        </table:table-row>
        <table:table-row table:style-name="ro2">
          <table:table-cell table:style-name="ce2092" office:value-type="string" calcext:value-type="string">
            <text:p>* 1 CHM = 4KP</text:p>
          </table:table-cell>
        </table:table-row>
        <table:table-row table:style-name="ro2">
          <table:table-cell table:style-name="ce2092" office:value-type="string" calcext:value-type="string">
            <text:p>* Egy harcérték alapra max 5/szint</text:p>
          </table:table-cell>
        </table:table-row>
        <table:table-row table:style-name="ro2">
          <table:table-cell table:style-name="ce2092" office:value-type="string" calcext:value-type="string">
            <text:p>* 5HM-&gt;3HM másra</text:p>
          </table:table-cell>
        </table:table-row>
        <table:table-row table:style-name="ro2">
          <table:table-cell table:style-name="ce2092" office:value-type="string" calcext:value-type="string">
            <text:p>* 4HM-&gt;2HM másra</text:p>
          </table:table-cell>
        </table:table-row>
        <table:table-row table:style-name="ro2">
          <table:table-cell table:style-name="ce2092" office:value-type="string" calcext:value-type="string">
            <text:p>* 3HM-&gt;1HM másra</text:p>
          </table:table-cell>
        </table:table-row>
        <table:table-row table:style-name="ro2">
          <table:table-cell table:style-name="ce2092"/>
        </table:table-row>
        <table:table-row table:style-name="ro2">
          <table:table-cell table:style-name="ce2081" office:value-type="string" calcext:value-type="string">
            <text:p>V3.1</text:p>
          </table:table-cell>
        </table:table-row>
        <table:table-row table:style-name="ro2">
          <table:table-cell table:style-name="ce2092" office:value-type="string" calcext:value-type="string">
            <text:p>* Pszí bekerült, 1 HM=4KP, Max HM/szint=8, 1MP=4KP, 1Pp=4KP</text:p>
          </table:table-cell>
        </table:table-row>
        <table:table-row table:style-name="ro2">
          <table:table-cell table:style-name="ce2092"/>
        </table:table-row>
        <table:table-row table:style-name="ro2">
          <table:table-cell table:style-name="ce2081" office:value-type="string" calcext:value-type="string">
            <text:p>V2.8, V2.9</text:p>
          </table:table-cell>
        </table:table-row>
        <table:table-row table:style-name="ro2">
          <table:table-cell table:style-name="ce2092" office:value-type="string" calcext:value-type="string">
            <text:p>* Javítások, Fortélyok táblázat átrendezése</text:p>
          </table:table-cell>
        </table:table-row>
        <table:table-row table:style-name="ro2">
          <table:table-cell table:style-name="ce2092"/>
        </table:table-row>
        <table:table-row table:style-name="ro2">
          <table:table-cell table:style-name="ce2081" office:value-type="string" calcext:value-type="string">
            <text:p>V2.7</text:p>
          </table:table-cell>
        </table:table-row>
        <table:table-row table:style-name="ro2">
          <table:table-cell table:style-name="ce2092" office:value-type="string" calcext:value-type="string">
            <text:p>* Fegyverek harcértékei, Teljes fegyveres harcértékek táblázat bekerült</text:p>
          </table:table-cell>
        </table:table-row>
        <table:table-row table:style-name="ro2">
          <table:table-cell table:style-name="ce2092" office:value-type="string" calcext:value-type="string">
            <text:p>* Életerő táblázat bekerült</text:p>
          </table:table-cell>
        </table:table-row>
        <table:table-row table:style-name="ro2">
          <table:table-cell table:style-name="ce2092" office:value-type="string" calcext:value-type="string">
            <text:p>* Pajzsok, vértek, SFÉ táblázat</text:p>
          </table:table-cell>
        </table:table-row>
        <table:table-row table:style-name="ro2">
          <table:table-cell table:style-name="ce2092" office:value-type="string" calcext:value-type="string">
            <text:p>* Mágia és Pszi fül: egyszerűbb, átláthatóbb</text:p>
          </table:table-cell>
        </table:table-row>
        <table:table-row table:style-name="ro2">
          <table:table-cell table:style-name="ce2092" office:value-type="string" calcext:value-type="string">
            <text:p>* Élőfej és élőláb kikapcs, ez plusz hely.</text:p>
          </table:table-cell>
        </table:table-row>
        <table:table-row table:style-name="ro2">
          <table:table-cell table:style-name="ce2092"/>
        </table:table-row>
        <table:table-row table:style-name="ro2">
          <table:table-cell table:style-name="ce2081" office:value-type="string" calcext:value-type="string">
            <text:p>V2.6</text:p>
          </table:table-cell>
        </table:table-row>
        <table:table-row table:style-name="ro2">
          <table:table-cell table:style-name="ce2084" office:value-type="string" calcext:value-type="string">
            <text:p>* Teljes átstruktúrálás, hogy nyomtatható legyen, ne lógjon ki </text:p>
          </table:table-cell>
        </table:table-row>
        <table:table-row table:style-name="ro2">
          <table:table-cell table:style-name="ce2092" office:value-type="string" calcext:value-type="string">
            <text:p>sehol a nyomtatási képből</text:p>
          </table:table-cell>
        </table:table-row>
        <table:table-row table:style-name="ro2">
          <table:table-cell table:style-name="ce2081" office:value-type="string" calcext:value-type="string">
            <text:p>v2.5</text:p>
          </table:table-cell>
        </table:table-row>
        <table:table-row table:style-name="ro2">
          <table:table-cell table:style-name="ce2084" office:value-type="string" calcext:value-type="string">
            <text:p>* A kis infoboxok elhelyezése jobb lett, pár kis hibajavítás</text:p>
          </table:table-cell>
        </table:table-row>
        <table:table-row table:style-name="ro2">
          <table:table-cell/>
        </table:table-row>
        <table:table-row table:style-name="ro2">
          <table:table-cell table:style-name="ce2081" office:value-type="string" calcext:value-type="string">
            <text:p>v2.4</text:p>
          </table:table-cell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</table:table-row>
        <table:table-row table:style-name="ro2">
          <table:table-cell/>
        </table:table-row>
        <table:table-row table:style-name="ro2">
          <table:table-cell table:style-name="ce2081" office:value-type="string" calcext:value-type="string">
            <text:p>v2.3</text:p>
          </table:table-cell>
        </table:table-row>
        <table:table-row table:style-name="ro33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</table:table-row>
        <table:table-row table:style-name="ro2">
          <table:table-cell office:value-type="string" calcext:value-type="string">
            <text:p>* Új fül: Mágia_Pszi</text:p>
          </table:table-cell>
        </table:table-row>
        <table:table-row table:style-name="ro2" table:number-rows-repeated="1047986">
          <table:table-cell/>
        </table:table-row>
        <table:table-row table:style-name="ro2">
          <table:table-cell/>
        </table:table-row>
      </table:table>
      <table:table table:name="Data" table:style-name="ta5" table:print="false">
        <table:table-column table:style-name="co85" table:default-cell-style-name="ce2046"/>
        <table:table-column table:style-name="co86" table:default-cell-style-name="ce1610"/>
        <table:table-column table:style-name="co87" table:default-cell-style-name="ce2046"/>
        <table:table-column table:style-name="co88" table:default-cell-style-name="ce2046"/>
        <table:table-column table:style-name="co87" table:default-cell-style-name="ce2046"/>
        <table:table-column table:style-name="co89" table:default-cell-style-name="ce2046"/>
        <table:table-column table:style-name="co90" table:default-cell-style-name="ce2046"/>
        <table:table-column table:style-name="co91" table:default-cell-style-name="ce2046"/>
        <table:table-column table:style-name="co92" table:default-cell-style-name="ce2046"/>
        <table:table-column table:style-name="co93" table:default-cell-style-name="ce2046"/>
        <table:table-column table:style-name="co94" table:default-cell-style-name="ce2046"/>
        <table:table-column table:style-name="co81" table:default-cell-style-name="ce2046"/>
        <table:table-column table:style-name="co95" table:default-cell-style-name="ce2046"/>
        <table:table-column table:style-name="co96" table:default-cell-style-name="ce2046"/>
        <table:table-column table:style-name="co97" table:default-cell-style-name="ce2046"/>
        <table:table-column table:style-name="co98" table:default-cell-style-name="ce2046"/>
        <table:table-column table:style-name="co99" table:default-cell-style-name="Default"/>
        <table:table-column table:style-name="co100" table:default-cell-style-name="Default"/>
        <table:table-column table:style-name="co101" table:default-cell-style-name="Default"/>
        <table:table-column table:style-name="co101" table:number-columns-repeated="2" table:default-cell-style-name="ce742"/>
        <table:table-column table:style-name="co101" table:default-cell-style-name="Default"/>
        <table:table-column table:style-name="co37" table:number-columns-repeated="234" table:default-cell-style-name="Default"/>
        <table:table-row table:style-name="ro2">
          <table:table-cell table:number-columns-repeated="256"/>
        </table:table-row>
        <table:table-row table:style-name="ro2">
          <table:table-cell table:style-name="ce1234"/>
          <table:table-cell table:style-name="ce1611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686"/>
          <table:covered-table-cell table:style-name="ce1712"/>
          <table:covered-table-cell table:style-name="ce1988"/>
          <table:covered-table-cell table:style-name="ce1998"/>
          <table:covered-table-cell table:number-columns-repeated="6" table:style-name="ce1988"/>
          <table:covered-table-cell table:number-columns-repeated="3" table:style-name="ce2023"/>
          <table:covered-table-cell table:style-name="ce1988"/>
          <table:table-cell table:number-columns-repeated="240"/>
        </table:table-row>
        <table:table-row table:style-name="ro2">
          <table:table-cell table:style-name="ce1235"/>
          <table:table-cell table:style-name="ce1612"/>
          <table:table-cell table:style-name="ce1687"/>
          <table:table-cell table:style-name="ce1714"/>
          <table:table-cell table:style-name="ce1988"/>
          <table:table-cell table:style-name="ce1998"/>
          <table:table-cell table:style-name="ce1988" table:number-columns-repeated="6"/>
          <table:table-cell table:style-name="ce2023" table:number-columns-repeated="3"/>
          <table:table-cell table:style-name="ce1988"/>
          <table:table-cell table:number-columns-repeated="240"/>
        </table:table-row>
        <table:table-row table:style-name="ro2">
          <table:table-cell table:style-name="ce1236"/>
          <table:table-cell table:style-name="ce1613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Default"/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1962"/>
          <table:table-cell table:style-name="Default" table:number-columns-repeated="2"/>
          <table:table-cell table:style-name="ce1788" office:value-type="string" calcext:value-type="string" table:number-columns-spanned="3" table:number-rows-spanned="1">
            <text:p>Képzettségek KP igénye</text:p>
          </table:table-cell>
          <table:covered-table-cell table:style-name="ce1798"/>
          <table:covered-table-cell table:style-name="ce1806"/>
          <table:table-cell table:style-name="ce1704"/>
          <table:table-cell table:style-name="ce1787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1282"/>
          <table:table-cell/>
          <table:table-cell table:style-name="ce1804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ce1238"/>
          <table:table-cell table:style-name="ce1614"/>
          <table:table-cell table:style-name="ce1704"/>
          <table:table-cell table:style-name="Default"/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</text:p>
          </table:table-cell>
          <table:table-cell table:style-name="Default" table:number-columns-repeated="2"/>
          <table:table-cell table:style-name="ce2009" office:value-type="string" calcext:value-type="string">
            <text:p>Szint</text:p>
          </table:table-cell>
          <table:table-cell table:style-name="ce2009" office:value-type="string" calcext:value-type="string" table:number-columns-spanned="2" table:number-rows-spanned="1">
            <text:p>KP</text:p>
          </table:table-cell>
          <table:covered-table-cell table:style-name="ce2009"/>
          <table:table-cell table:style-name="ce1307"/>
          <table:table-cell table:style-name="ce1205" office:value-type="string" calcext:value-type="string">
            <text:p>Szint</text:p>
          </table:table-cell>
          <table:table-cell table:style-name="ce1924" office:value-type="string" calcext:value-type="string">
            <text:p>KÉ</text:p>
          </table:table-cell>
          <table:table-cell table:style-name="ce1924" office:value-type="string" calcext:value-type="string">
            <text:p>TÉ/CÉ</text:p>
          </table:table-cell>
          <table:table-cell table:style-name="ce1924" office:value-type="string" calcext:value-type="string">
            <text:p>VÉ</text:p>
          </table:table-cell>
          <table:table-cell/>
          <table:table-cell table:style-name="ce1977"/>
          <table:table-cell table:style-name="ce1927" office:value-type="string" calcext:value-type="string">
            <text:p>KÉ</text:p>
          </table:table-cell>
          <table:table-cell table:style-name="ce1927" office:value-type="string" calcext:value-type="string">
            <text:p>TÉ/CÉ</text:p>
          </table:table-cell>
          <table:table-cell table:style-name="ce1927" office:value-type="string" calcext:value-type="string">
            <text:p>VÉ</text:p>
          </table:table-cell>
          <table:table-cell table:style-name="ce1927" office:value-type="string" calcext:value-type="string">
            <text:p>SP</text:p>
          </table:table-cell>
          <table:table-cell table:number-columns-repeated="234"/>
        </table:table-row>
        <table:table-row table:style-name="ro2">
          <table:table-cell table:style-name="ce1638"/>
          <table:table-cell table:style-name="ce1615" office:value-type="string" calcext:value-type="string">
            <text:p>KP/Szint</text:p>
          </table:table-cell>
          <table:table-cell table:style-name="ce1690" office:value-type="float" office:value="50" calcext:value-type="float">
            <text:p>50</text:p>
          </table:table-cell>
          <table:table-cell table:style-name="Default"/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Default" table:number-columns-repeated="2"/>
          <table:table-cell table:style-name="ce1793" office:value-type="float" office:value="1" calcext:value-type="float">
            <text:p>1</text:p>
          </table:table-cell>
          <table:table-cell table:style-name="ce1799" office:value-type="float" office:value="3" calcext:value-type="float">
            <text:p>3</text:p>
          </table:table-cell>
          <table:table-cell table:style-name="ce1808" table:formula="of:=[.J6]" office:value-type="float" office:value="3" calcext:value-type="float">
            <text:p>+3KP</text:p>
          </table:table-cell>
          <table:table-cell table:style-name="ce2061"/>
          <table:table-cell table:style-name="ce1918" office:value-type="float" office:value="0" calcext:value-type="float">
            <text:p>0</text:p>
          </table:table-cell>
          <table:table-cell table:style-name="ce1925" office:value-type="float" office:value="-20" calcext:value-type="float">
            <text:p>-20</text:p>
          </table:table-cell>
          <table:table-cell table:number-columns-repeated="2" table:style-name="ce1925" office:value-type="float" office:value="-30" calcext:value-type="float">
            <text:p>-30</text:p>
          </table:table-cell>
          <table:table-cell/>
          <table:table-cell table:style-name="ce1977"/>
          <table:table-cell table:style-name="ce1927" office:value-type="float" office:value="2" calcext:value-type="float">
            <text:p>2</text:p>
          </table:table-cell>
          <table:table-cell table:number-columns-repeated="2" table:style-name="ce1927" office:value-type="float" office:value="3" calcext:value-type="float">
            <text:p>3</text:p>
          </table:table-cell>
          <table:table-cell table:style-name="ce1927" office:value-type="float" office:value="1" calcext:value-type="float">
            <text:p>1</text:p>
          </table:table-cell>
          <table:table-cell table:number-columns-repeated="234"/>
        </table:table-row>
        <table:table-row table:style-name="ro1">
          <table:table-cell table:style-name="Default"/>
          <table:table-cell table:style-name="ce1615" office:value-type="string" calcext:value-type="string">
            <text:p>Szekunder KP/szint</text:p>
          </table:table-cell>
          <table:table-cell table:style-name="ce1691" office:value-type="float" office:value="20" calcext:value-type="float">
            <text:p>20</text:p>
          </table:table-cell>
          <table:table-cell table:style-name="Default"/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Default" table:number-columns-repeated="2"/>
          <table:table-cell table:style-name="ce1793" office:value-type="float" office:value="2" calcext:value-type="float">
            <text:p>2</text:p>
          </table:table-cell>
          <table:table-cell table:style-name="ce1799" office:value-type="float" office:value="4" calcext:value-type="float">
            <text:p>4</text:p>
          </table:table-cell>
          <table:table-cell table:style-name="ce1808" table:formula="of:=[.J7]-[.J6]" office:value-type="float" office:value="1" calcext:value-type="float">
            <text:p>+1KP</text:p>
          </table:table-cell>
          <table:table-cell table:style-name="ce2061"/>
          <table:table-cell table:style-name="ce1918" office:value-type="float" office:value="1" calcext:value-type="float">
            <text:p>1</text:p>
          </table:table-cell>
          <table:table-cell table:style-name="ce1925" office:value-type="float" office:value="-10" calcext:value-type="float">
            <text:p>-10</text:p>
          </table:table-cell>
          <table:table-cell table:number-columns-repeated="2" table:style-name="ce1925" office:value-type="float" office:value="-20" calcext:value-type="float">
            <text:p>-20</text:p>
          </table:table-cell>
          <table:table-cell/>
          <table:table-cell table:style-name="ce2046" table:number-columns-repeated="5"/>
          <table:table-cell table:number-columns-repeated="234"/>
        </table:table-row>
        <table:table-row table:style-name="ro2">
          <table:table-cell table:style-name="Default"/>
          <table:table-cell table:number-columns-repeated="2"/>
          <table:table-cell table:style-name="Default"/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Default"/>
          <table:table-cell table:style-name="ce1638" office:value-type="string" calcext:value-type="string">
            <text:p>Novícius</text:p>
          </table:table-cell>
          <table:table-cell table:style-name="ce1793" office:value-type="float" office:value="3" calcext:value-type="float">
            <text:p>3</text:p>
          </table:table-cell>
          <table:table-cell table:style-name="ce1799" office:value-type="float" office:value="6" calcext:value-type="float">
            <text:p>6</text:p>
          </table:table-cell>
          <table:table-cell table:style-name="ce1808" table:formula="of:=[.J8]-[.J7]" office:value-type="float" office:value="2" calcext:value-type="float">
            <text:p>+2KP</text:p>
          </table:table-cell>
          <table:table-cell table:style-name="ce2061"/>
          <table:table-cell table:style-name="ce1918" office:value-type="float" office:value="2" calcext:value-type="float">
            <text:p>2</text:p>
          </table:table-cell>
          <table:table-cell table:style-name="ce1925" office:value-type="float" office:value="-5" calcext:value-type="float">
            <text:p>-5</text:p>
          </table:table-cell>
          <table:table-cell table:number-columns-repeated="2" table:style-name="ce1925" office:value-type="float" office:value="-10" calcext:value-type="float">
            <text:p>-10</text:p>
          </table:table-cell>
          <table:table-cell/>
          <table:table-cell table:style-name="ce180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Primer képz. max szint</text:p>
          </table:table-cell>
          <table:table-cell table:style-name="ce1431" office:value-type="float" office:value="0" calcext:value-type="float">
            <text:p>Szint +0</text:p>
          </table:table-cell>
          <table:table-cell table:style-name="Default"/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Default"/>
          <table:table-cell table:style-name="ce1638"/>
          <table:table-cell table:style-name="ce1793" office:value-type="float" office:value="4" calcext:value-type="float">
            <text:p>4</text:p>
          </table:table-cell>
          <table:table-cell table:style-name="ce1799" office:value-type="float" office:value="9" calcext:value-type="float">
            <text:p>9</text:p>
          </table:table-cell>
          <table:table-cell table:style-name="ce1808" table:formula="of:=[.J9]-[.J8]" office:value-type="float" office:value="3" calcext:value-type="float">
            <text:p>+3KP</text:p>
          </table:table-cell>
          <table:table-cell table:style-name="ce2061"/>
          <table:table-cell table:style-name="ce1918" office:value-type="float" office:value="3" calcext:value-type="float">
            <text:p>3</text:p>
          </table:table-cell>
          <table:table-cell table:number-columns-repeated="3" table:style-name="ce1925" office:value-type="float" office:value="0" calcext:value-type="float">
            <text:p>0</text:p>
          </table:table-cell>
          <table:table-cell/>
          <table:table-cell table:style-name="ce1985" office:value-type="string" calcext:value-type="string">
            <text:p>Fok</text:p>
          </table:table-cell>
          <table:table-cell table:style-name="ce1985" office:value-type="string" calcext:value-type="string" table:number-columns-spanned="4" table:number-rows-spanned="1">
            <text:p>Követelmény</text:p>
          </table:table-cell>
          <table:covered-table-cell table:style-name="ce723"/>
          <table:covered-table-cell table:number-columns-repeated="2" table:style-name="ce1299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Szekunder képz. max szint</text:p>
          </table:table-cell>
          <table:table-cell table:style-name="ce1431" office:value-type="float" office:value="3" calcext:value-type="float">
            <text:p>Szint +3</text:p>
          </table:table-cell>
          <table:table-cell table:style-name="Default"/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Default"/>
          <table:table-cell table:style-name="ce1638"/>
          <table:table-cell table:style-name="ce1793" office:value-type="float" office:value="5" calcext:value-type="float">
            <text:p>5</text:p>
          </table:table-cell>
          <table:table-cell table:style-name="ce1799" office:value-type="float" office:value="13" calcext:value-type="float">
            <text:p>13</text:p>
          </table:table-cell>
          <table:table-cell table:style-name="ce1808" table:formula="of:=[.J10]-[.J9]" office:value-type="float" office:value="4" calcext:value-type="float">
            <text:p>+4KP</text:p>
          </table:table-cell>
          <table:table-cell table:style-name="ce2061"/>
          <table:table-cell table:style-name="ce1918" office:value-type="float" office:value="4" calcext:value-type="float">
            <text:p>4</text:p>
          </table:table-cell>
          <table:table-cell table:style-name="ce1925" office:value-type="float" office:value="1" calcext:value-type="float">
            <text:p>1</text:p>
          </table:table-cell>
          <table:table-cell table:number-columns-repeated="2" table:style-name="ce1925" office:value-type="float" office:value="3" calcext:value-type="float">
            <text:p>3</text:p>
          </table:table-cell>
          <table:table-cell/>
          <table:table-cell table:style-name="ce1727" office:value-type="float" office:value="0" calcext:value-type="float">
            <text:p>0</text:p>
          </table:table-cell>
          <table:table-cell table:style-name="ce1986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7"/>
          <table:table-cell table:style-name="Default" table:number-columns-repeated="2"/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Default"/>
          <table:table-cell table:style-name="ce1638" office:value-type="string" calcext:value-type="string">
            <text:p>Kismester</text:p>
          </table:table-cell>
          <table:table-cell table:style-name="ce1793" office:value-type="float" office:value="6" calcext:value-type="float">
            <text:p>6</text:p>
          </table:table-cell>
          <table:table-cell table:style-name="ce1799" office:value-type="float" office:value="18" calcext:value-type="float">
            <text:p>18</text:p>
          </table:table-cell>
          <table:table-cell table:style-name="ce1808" table:formula="of:=[.J11]-[.J10]" office:value-type="float" office:value="5" calcext:value-type="float">
            <text:p>+5KP</text:p>
          </table:table-cell>
          <table:table-cell table:style-name="ce2061"/>
          <table:table-cell table:style-name="ce1918" office:value-type="float" office:value="5" calcext:value-type="float">
            <text:p>5</text:p>
          </table:table-cell>
          <table:table-cell table:style-name="ce1925" office:value-type="float" office:value="2" calcext:value-type="float">
            <text:p>2</text:p>
          </table:table-cell>
          <table:table-cell table:number-columns-repeated="2" table:style-name="ce1925" office:value-type="float" office:value="6" calcext:value-type="float">
            <text:p>6</text:p>
          </table:table-cell>
          <table:table-cell/>
          <table:table-cell table:style-name="ce1727" office:value-type="float" office:value="1" calcext:value-type="float">
            <text:p>1</text:p>
          </table:table-cell>
          <table:table-cell table:style-name="ce1928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1 fortély fok</text:p>
          </table:table-cell>
          <table:table-cell table:style-name="ce1328" office:value-type="float" office:value="6" calcext:value-type="float">
            <text:p>6 KP</text:p>
          </table:table-cell>
          <table:table-cell table:style-name="Default"/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Default"/>
          <table:table-cell table:style-name="ce1638"/>
          <table:table-cell table:style-name="ce1793" office:value-type="float" office:value="7" calcext:value-type="float">
            <text:p>7</text:p>
          </table:table-cell>
          <table:table-cell table:style-name="ce1799" office:value-type="float" office:value="24" calcext:value-type="float">
            <text:p>24</text:p>
          </table:table-cell>
          <table:table-cell table:style-name="ce1808" table:formula="of:=[.J12]-[.J11]" office:value-type="float" office:value="6" calcext:value-type="float">
            <text:p>+6KP</text:p>
          </table:table-cell>
          <table:table-cell table:style-name="ce2061"/>
          <table:table-cell table:style-name="ce1918" office:value-type="float" office:value="6" calcext:value-type="float">
            <text:p>6</text:p>
          </table:table-cell>
          <table:table-cell table:style-name="ce1925" office:value-type="float" office:value="3" calcext:value-type="float">
            <text:p>3</text:p>
          </table:table-cell>
          <table:table-cell table:number-columns-repeated="2" table:style-name="ce1925" office:value-type="float" office:value="9" calcext:value-type="float">
            <text:p>9</text:p>
          </table:table-cell>
          <table:table-cell/>
          <table:table-cell table:style-name="ce1727" office:value-type="float" office:value="2" calcext:value-type="float">
            <text:p>2</text:p>
          </table:table-cell>
          <table:table-cell table:style-name="ce1928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Szabad Pont / szint</text:p>
          </table:table-cell>
          <table:table-cell table:style-name="ce1776" office:value-type="float" office:value="1" calcext:value-type="float">
            <text:p>1 SzP</text:p>
          </table:table-cell>
          <table:table-cell table:style-name="Default"/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Default"/>
          <table:table-cell table:style-name="ce1638"/>
          <table:table-cell table:style-name="ce1793" office:value-type="float" office:value="8" calcext:value-type="float">
            <text:p>8</text:p>
          </table:table-cell>
          <table:table-cell table:style-name="ce1799" office:value-type="float" office:value="31" calcext:value-type="float">
            <text:p>31</text:p>
          </table:table-cell>
          <table:table-cell table:style-name="ce1808" table:formula="of:=[.J13]-[.J12]" office:value-type="float" office:value="7" calcext:value-type="float">
            <text:p>+7KP</text:p>
          </table:table-cell>
          <table:table-cell table:style-name="ce2061"/>
          <table:table-cell table:style-name="ce1918" office:value-type="float" office:value="7" calcext:value-type="float">
            <text:p>7</text:p>
          </table:table-cell>
          <table:table-cell table:style-name="ce1925" office:value-type="float" office:value="4" calcext:value-type="float">
            <text:p>4</text:p>
          </table:table-cell>
          <table:table-cell table:number-columns-repeated="2" table:style-name="ce1925" office:value-type="float" office:value="12" calcext:value-type="float">
            <text:p>12</text:p>
          </table:table-cell>
          <table:table-cell/>
          <table:table-cell table:style-name="ce1727" office:value-type="float" office:value="3" calcext:value-type="float">
            <text:p>3</text:p>
          </table:table-cell>
          <table:table-cell table:style-name="ce1928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9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 table:style-name="Default"/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Default"/>
          <table:table-cell table:style-name="ce1638" office:value-type="string" calcext:value-type="string">
            <text:p>Mester</text:p>
          </table:table-cell>
          <table:table-cell table:style-name="ce1793" office:value-type="float" office:value="9" calcext:value-type="float">
            <text:p>9</text:p>
          </table:table-cell>
          <table:table-cell table:style-name="ce1799" office:value-type="float" office:value="38" calcext:value-type="float">
            <text:p>38</text:p>
          </table:table-cell>
          <table:table-cell table:style-name="ce1808" table:formula="of:=[.J14]-[.J13]" office:value-type="float" office:value="7" calcext:value-type="float">
            <text:p>+7KP</text:p>
          </table:table-cell>
          <table:table-cell table:style-name="ce2061"/>
          <table:table-cell table:style-name="ce1918" office:value-type="float" office:value="8" calcext:value-type="float">
            <text:p>8</text:p>
          </table:table-cell>
          <table:table-cell table:style-name="ce1925" office:value-type="float" office:value="5" calcext:value-type="float">
            <text:p>5</text:p>
          </table:table-cell>
          <table:table-cell table:number-columns-repeated="2" table:style-name="ce1925" office:value-type="float" office:value="15" calcext:value-type="float">
            <text:p>15</text:p>
          </table:table-cell>
          <table:table-cell table:number-columns-repeated="3"/>
          <table:table-cell table:style-name="Default"/>
          <table:table-cell table:style-name="ce2126"/>
          <table:table-cell table:number-columns-repeated="235"/>
        </table:table-row>
        <table:table-row table:style-name="ro2">
          <table:table-cell table:style-name="Default"/>
          <table:table-cell table:style-name="ce1620" office:value-type="string" calcext:value-type="string">
            <text:p>CÉ konstans</text:p>
          </table:table-cell>
          <table:table-cell table:style-name="ce1331" table:content-validation-name="val201" office:value-type="float" office:value="-30" calcext:value-type="float">
            <text:p>-30 CÉ</text:p>
          </table:table-cell>
          <table:table-cell table:style-name="Default"/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Default"/>
          <table:table-cell table:style-name="ce1638"/>
          <table:table-cell table:style-name="ce1793" office:value-type="float" office:value="10" calcext:value-type="float">
            <text:p>10</text:p>
          </table:table-cell>
          <table:table-cell table:style-name="ce1799" office:value-type="float" office:value="46" calcext:value-type="float">
            <text:p>46</text:p>
          </table:table-cell>
          <table:table-cell table:style-name="ce1808" table:formula="of:=[.J15]-[.J14]" office:value-type="float" office:value="8" calcext:value-type="float">
            <text:p>+8KP</text:p>
          </table:table-cell>
          <table:table-cell table:style-name="ce2061"/>
          <table:table-cell table:style-name="ce1918" office:value-type="float" office:value="9" calcext:value-type="float">
            <text:p>9</text:p>
          </table:table-cell>
          <table:table-cell table:style-name="ce1925" office:value-type="float" office:value="6" calcext:value-type="float">
            <text:p>6</text:p>
          </table:table-cell>
          <table:table-cell table:number-columns-repeated="2" table:style-name="ce1925" office:value-type="float" office:value="18" calcext:value-type="float">
            <text:p>18</text:p>
          </table:table-cell>
          <table:table-cell/>
          <table:table-cell table:style-name="ce1805" office:value-type="string" calcext:value-type="string" table:number-columns-spanned="3" table:number-rows-spanned="1">
            <text:p>Kétkezes harc sebesség bónusz</text:p>
          </table:table-cell>
          <table:covered-table-cell table:style-name="ce723"/>
          <table:covered-table-cell table:style-name="ce1826"/>
          <table:table-cell table:style-name="ce2126"/>
          <table:table-cell table:number-columns-repeated="235"/>
        </table:table-row>
        <table:table-row table:style-name="ro5">
          <table:table-cell table:style-name="Default"/>
          <table:table-cell/>
          <table:table-cell table:style-name="ce896"/>
          <table:table-cell table:style-name="Default"/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Default"/>
          <table:table-cell table:style-name="ce1638"/>
          <table:table-cell table:style-name="ce1793" office:value-type="float" office:value="11" calcext:value-type="float">
            <text:p>11</text:p>
          </table:table-cell>
          <table:table-cell table:style-name="ce1799" office:value-type="float" office:value="55" calcext:value-type="float">
            <text:p>55</text:p>
          </table:table-cell>
          <table:table-cell table:style-name="ce1808" table:formula="of:=[.J16]-[.J15]" office:value-type="float" office:value="9" calcext:value-type="float">
            <text:p>+9KP</text:p>
          </table:table-cell>
          <table:table-cell table:style-name="ce2061"/>
          <table:table-cell table:style-name="ce1918" office:value-type="float" office:value="10" calcext:value-type="float">
            <text:p>10</text:p>
          </table:table-cell>
          <table:table-cell table:style-name="ce1925" office:value-type="float" office:value="7" calcext:value-type="float">
            <text:p>7</text:p>
          </table:table-cell>
          <table:table-cell table:number-columns-repeated="2" table:style-name="ce1925" office:value-type="float" office:value="21" calcext:value-type="float">
            <text:p>21</text:p>
          </table:table-cell>
          <table:table-cell/>
          <table:table-cell table:style-name="ce1985" office:value-type="string" calcext:value-type="string">
            <text:p>Fok</text:p>
          </table:table-cell>
          <table:table-cell table:style-name="ce2032" office:value-type="string" calcext:value-type="string">
            <text:p>Sebesség +</text:p>
          </table:table-cell>
          <table:table-cell table:style-name="ce2038" office:value-type="string" calcext:value-type="string">
            <text:p>KÉ/TÉ/VÉ</text:p>
            <text:p>Bünti</text:p>
          </table:table-cell>
          <table:table-cell table:style-name="ce2126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/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Default"/>
          <table:table-cell table:style-name="ce1239" office:value-type="string" calcext:value-type="string">
            <text:p>Nagymester</text:p>
          </table:table-cell>
          <table:table-cell table:style-name="ce1793" office:value-type="float" office:value="12" calcext:value-type="float">
            <text:p>12</text:p>
          </table:table-cell>
          <table:table-cell table:style-name="ce1799" office:value-type="float" office:value="65" calcext:value-type="float">
            <text:p>65</text:p>
          </table:table-cell>
          <table:table-cell table:style-name="ce1808" table:formula="of:=[.J17]-[.J16]" office:value-type="float" office:value="10" calcext:value-type="float">
            <text:p>+10KP</text:p>
          </table:table-cell>
          <table:table-cell table:style-name="ce2061"/>
          <table:table-cell table:style-name="ce1918" office:value-type="float" office:value="11" calcext:value-type="float">
            <text:p>11</text:p>
          </table:table-cell>
          <table:table-cell table:style-name="ce1925" office:value-type="float" office:value="8" calcext:value-type="float">
            <text:p>8</text:p>
          </table:table-cell>
          <table:table-cell table:number-columns-repeated="2" table:style-name="ce1925" office:value-type="float" office:value="24" calcext:value-type="float">
            <text:p>24</text:p>
          </table:table-cell>
          <table:table-cell/>
          <table:table-cell table:style-name="ce1494" office:value-type="float" office:value="0" calcext:value-type="float">
            <text:p>0</text:p>
          </table:table-cell>
          <table:table-cell table:style-name="ce1340" office:value-type="float" office:value="1" calcext:value-type="float">
            <text:p>1</text:p>
          </table:table-cell>
          <table:table-cell table:style-name="ce1827" office:value-type="float" office:value="-10" calcext:value-type="float">
            <text:p>-10</text:p>
          </table:table-cell>
          <table:table-cell table:style-name="ce2126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743" office:value-type="string" calcext:value-type="string">
            <text:p>Max HM Szorzó</text:p>
          </table:table-cell>
          <table:table-cell table:style-name="ce1775" office:value-type="float" office:value="3" calcext:value-type="float">
            <text:p>3x</text:p>
          </table:table-cell>
          <table:table-cell table:style-name="Default"/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Default"/>
          <table:table-cell table:style-name="ce1638"/>
          <table:table-cell table:style-name="ce1793" office:value-type="float" office:value="13" calcext:value-type="float">
            <text:p>13</text:p>
          </table:table-cell>
          <table:table-cell table:style-name="ce1799" office:value-type="float" office:value="76" calcext:value-type="float">
            <text:p>76</text:p>
          </table:table-cell>
          <table:table-cell table:style-name="ce1808" table:formula="of:=[.J18]-[.J17]" office:value-type="float" office:value="11" calcext:value-type="float">
            <text:p>+11KP</text:p>
          </table:table-cell>
          <table:table-cell table:style-name="ce2061"/>
          <table:table-cell table:style-name="ce1918" office:value-type="float" office:value="12" calcext:value-type="float">
            <text:p>12</text:p>
          </table:table-cell>
          <table:table-cell table:style-name="ce1925" office:value-type="float" office:value="9" calcext:value-type="float">
            <text:p>9</text:p>
          </table:table-cell>
          <table:table-cell table:number-columns-repeated="2" table:style-name="ce1925" office:value-type="float" office:value="27" calcext:value-type="float">
            <text:p>27</text:p>
          </table:table-cell>
          <table:table-cell/>
          <table:table-cell table:style-name="ce1494" office:value-type="float" office:value="1" calcext:value-type="float">
            <text:p>1</text:p>
          </table:table-cell>
          <table:table-cell table:style-name="ce1340" office:value-type="float" office:value="3" calcext:value-type="float">
            <text:p>3</text:p>
          </table:table-cell>
          <table:table-cell table:style-name="ce1827" office:value-type="float" office:value="0" calcext:value-type="float">
            <text:p>0</text:p>
          </table:table-cell>
          <table:table-cell table:style-name="ce2126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960" office:value-type="string" calcext:value-type="string">
            <text:p>Max HM/szint alap</text:p>
          </table:table-cell>
          <table:table-cell table:style-name="ce1991" table:formula="of:=6" office:value-type="float" office:value="6" calcext:value-type="float">
            <text:p>6 HM</text:p>
          </table:table-cell>
          <table:table-cell table:style-name="Default" table:number-columns-repeated="4"/>
          <table:table-cell table:style-name="ce1638"/>
          <table:table-cell table:style-name="ce1793" office:value-type="float" office:value="14" calcext:value-type="float">
            <text:p>14</text:p>
          </table:table-cell>
          <table:table-cell table:style-name="ce1799" office:value-type="float" office:value="88" calcext:value-type="float">
            <text:p>88</text:p>
          </table:table-cell>
          <table:table-cell table:style-name="ce1808" table:formula="of:=[.J19]-[.J18]" office:value-type="float" office:value="12" calcext:value-type="float">
            <text:p>+12KP</text:p>
          </table:table-cell>
          <table:table-cell table:style-name="ce2061"/>
          <table:table-cell table:style-name="ce1918" office:value-type="float" office:value="13" calcext:value-type="float">
            <text:p>13</text:p>
          </table:table-cell>
          <table:table-cell table:style-name="ce1925" office:value-type="float" office:value="10" calcext:value-type="float">
            <text:p>10</text:p>
          </table:table-cell>
          <table:table-cell table:number-columns-repeated="2" table:style-name="ce1925" office:value-type="float" office:value="30" calcext:value-type="float">
            <text:p>30</text:p>
          </table:table-cell>
          <table:table-cell/>
          <table:table-cell table:style-name="ce1494" office:value-type="float" office:value="2" calcext:value-type="float">
            <text:p>2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126" table:content-validation-name="val5"/>
          <table:table-cell table:number-columns-repeated="235"/>
        </table:table-row>
        <table:table-row table:style-name="ro2">
          <table:table-cell table:number-columns-repeated="2"/>
          <table:table-cell table:style-name="ce896"/>
          <table:table-cell table:style-name="Default" table:number-columns-repeated="4"/>
          <table:table-cell table:style-name="ce1638" office:value-type="string" calcext:value-type="string">
            <text:p>Legenda</text:p>
          </table:table-cell>
          <table:table-cell table:style-name="ce1793" office:value-type="float" office:value="15" calcext:value-type="float">
            <text:p>15</text:p>
          </table:table-cell>
          <table:table-cell table:style-name="ce1799" office:value-type="float" office:value="101" calcext:value-type="float">
            <text:p>101</text:p>
          </table:table-cell>
          <table:table-cell table:style-name="ce1808" table:formula="of:=[.J20]-[.J19]" office:value-type="float" office:value="13" calcext:value-type="float">
            <text:p>+13KP</text:p>
          </table:table-cell>
          <table:table-cell table:style-name="ce2061"/>
          <table:table-cell table:style-name="ce1918" office:value-type="float" office:value="14" calcext:value-type="float">
            <text:p>14</text:p>
          </table:table-cell>
          <table:table-cell table:style-name="ce1925" office:value-type="float" office:value="11" calcext:value-type="float">
            <text:p>11</text:p>
          </table:table-cell>
          <table:table-cell table:number-columns-repeated="2" table:style-name="ce1925" office:value-type="float" office:value="33" calcext:value-type="float">
            <text:p>33</text:p>
          </table:table-cell>
          <table:table-cell/>
          <table:table-cell table:style-name="ce1494" office:value-type="float" office:value="3" calcext:value-type="float">
            <text:p>3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126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 C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 table:number-columns-repeated="9"/>
          <table:table-cell table:style-name="ce1918" office:value-type="float" office:value="15" calcext:value-type="float">
            <text:p>15</text:p>
          </table:table-cell>
          <table:table-cell table:style-name="ce1925" office:value-type="float" office:value="12" calcext:value-type="float">
            <text:p>12</text:p>
          </table:table-cell>
          <table:table-cell table:number-columns-repeated="2" table:style-name="ce1925" office:value-type="float" office:value="36" calcext:value-type="float">
            <text:p>36</text:p>
          </table:table-cell>
          <table:table-cell/>
          <table:table-cell table:style-name="ce542" table:number-columns-repeated="3"/>
          <table:table-cell table:style-name="ce2126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Max CHM/szint</text:p>
          </table:table-cell>
          <table:table-cell table:style-name="ce1334" office:value-type="float" office:value="4" calcext:value-type="float">
            <text:p>4 CHM</text:p>
          </table:table-cell>
          <table:table-cell table:style-name="Default" table:number-columns-repeated="12"/>
          <table:table-cell table:number-columns-repeated="2"/>
          <table:table-cell table:style-name="ce1807" table:content-validation-name="val203" office:value-type="string" calcext:value-type="string" table:number-columns-spanned="2" table:number-rows-spanned="1">
            <text:p>Kétkezesség fortély Sebesség bónusza</text:p>
          </table:table-cell>
          <table:covered-table-cell table:style-name="ce723" table:content-validation-name="val203"/>
          <table:table-cell table:style-name="ce542"/>
          <table:table-cell table:style-name="ce2126" table:content-validation-name="val5"/>
          <table:table-cell table:number-columns-repeated="235"/>
        </table:table-row>
        <table:table-row table:style-name="ro2">
          <table:table-cell table:style-name="Default"/>
          <table:table-cell/>
          <table:table-cell table:style-name="ce896"/>
          <table:table-cell table:style-name="Default" table:number-columns-repeated="5"/>
          <table:table-cell table:style-name="ce1770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Default" table:number-columns-repeated="4"/>
          <table:table-cell table:number-columns-repeated="2"/>
          <table:table-cell table:style-name="ce1985" table:content-validation-name="val203" office:value-type="string" calcext:value-type="string">
            <text:p>Fok</text:p>
          </table:table-cell>
          <table:table-cell table:style-name="ce1985" table:content-validation-name="val203" office:value-type="string" calcext:value-type="string">
            <text:p>Bónusz</text:p>
          </table:table-cell>
          <table:table-cell table:style-name="ce615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892" table:content-validation-name="val200" office:value-type="string" calcext:value-type="string">
            <text:p>Egyik HM nagyobb lehet</text:p>
          </table:table-cell>
          <table:table-cell table:style-name="ce1933" table:content-validation-name="val200" office:value-type="float" office:value="3" calcext:value-type="float">
            <text:p>3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1355"/>
          <table:table-cell table:style-name="ce1927" office:value-type="float" office:value="6" calcext:value-type="float">
            <text:p>6</text:p>
          </table:table-cell>
          <table:table-cell table:style-name="Default"/>
          <table:table-cell table:style-name="ce1789" office:value-type="string" calcext:value-type="string">
            <text:p>Íves fegyver bónusz</text:p>
          </table:table-cell>
          <table:table-cell table:style-name="ce1337" office:value-type="float" office:value="2" calcext:value-type="float">
            <text:p>+2 SP</text:p>
          </table:table-cell>
          <table:table-cell table:style-name="Default" table:number-columns-repeated="2"/>
          <table:table-cell/>
          <table:table-cell table:style-name="ce507" table:content-validation-name="val203" office:value-type="float" office:value="0" calcext:value-type="float">
            <text:p>0</text:p>
          </table:table-cell>
          <table:table-cell table:style-name="ce1341" table:content-validation-name="val203" office:value-type="float" office:value="0" calcext:value-type="float">
            <text:p>0</text:p>
          </table:table-cell>
          <table:table-cell table:style-name="ce615"/>
          <table:table-cell table:style-name="Default"/>
          <table:table-cell table:number-columns-repeated="235"/>
        </table:table-row>
        <table:table-row table:style-name="ro1">
          <table:table-cell table:style-name="Default" table:number-columns-repeated="8"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1355"/>
          <table:table-cell table:style-name="ce1927" office:value-type="float" office:value="9" calcext:value-type="float">
            <text:p>9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ce507" table:content-validation-name="val203" office:value-type="float" office:value="1" calcext:value-type="float">
            <text:p>1</text:p>
          </table:table-cell>
          <table:table-cell table:style-name="ce1341" table:content-validation-name="val203" office:value-type="float" office:value="1" calcext:value-type="float">
            <text:p>1</text:p>
          </table:table-cell>
          <table:table-cell table:style-name="ce615"/>
          <table:table-cell table:style-name="Default"/>
          <table:table-cell table:number-columns-repeated="235"/>
        </table:table-row>
        <table:table-row table:style-name="ro19">
          <table:table-cell table:style-name="Default"/>
          <table:table-cell table:style-name="ce1625" office:value-type="string" calcext:value-type="string">
            <text:p>Vakság</text:p>
          </table:table-cell>
          <table:table-cell table:style-name="ce1335" office:value-type="float" office:value="18" calcext:value-type="float">
            <text:p>18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1355"/>
          <table:table-cell table:style-name="ce1927" office:value-type="float" office:value="12" calcext:value-type="float">
            <text:p>12</text:p>
          </table:table-cell>
          <table:table-cell table:style-name="Default"/>
          <table:table-cell table:style-name="ce1790" office:value-type="string" calcext:value-type="string" table:number-columns-spanned="2" table:number-rows-spanned="1">
            <text:p>Másfélkezes fegyverek</text:p>
            <text:p>1 kézzel forgatva</text:p>
          </table:table-cell>
          <table:covered-table-cell table:style-name="ce48"/>
          <table:table-cell table:style-name="Default" table:number-columns-repeated="2"/>
          <table:table-cell/>
          <table:table-cell table:style-name="ce615" table:number-columns-repeated="3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1625" office:value-type="string" calcext:value-type="string">
            <text:p>Süketség</text:p>
          </table:table-cell>
          <table:table-cell table:style-name="ce1335" office:value-type="float" office:value="12" calcext:value-type="float">
            <text:p>12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1355"/>
          <table:table-cell table:style-name="ce1927" office:value-type="float" office:value="15" calcext:value-type="float">
            <text:p>15</text:p>
          </table:table-cell>
          <table:table-cell table:style-name="Default"/>
          <table:table-cell table:style-name="ce1320" office:value-type="string" calcext:value-type="string">
            <text:p>KÉ levonás</text:p>
          </table:table-cell>
          <table:table-cell table:style-name="ce1338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1323" table:content-validation-name="val5" office:value-type="string" calcext:value-type="string" table:number-columns-spanned="2" table:number-rows-spanned="1">
            <text:p>Kétkezes harc Mf limit</text:p>
          </table:table-cell>
          <table:covered-table-cell table:style-name="ce615" table:content-validation-name="val5"/>
          <table:table-cell table:style-name="ce615" table:content-validation-name="val5"/>
          <table:table-cell table:style-name="Default"/>
          <table:table-cell table:number-columns-repeated="235"/>
        </table:table-row>
        <table:table-row table:style-name="ro34">
          <table:table-cell table:style-name="Default"/>
          <table:table-cell table:style-name="ce1625" office:value-type="string" calcext:value-type="string">
            <text:p>Tartós sérülés / fok</text:p>
          </table:table-cell>
          <table:table-cell table:style-name="ce1335" office:value-type="float" office:value="4" calcext:value-type="float">
            <text:p>4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1355"/>
          <table:table-cell table:style-name="ce1927" office:value-type="float" office:value="18" calcext:value-type="float">
            <text:p>18</text:p>
          </table:table-cell>
          <table:table-cell table:style-name="Default"/>
          <table:table-cell table:style-name="ce1320" office:value-type="string" calcext:value-type="string">
            <text:p>T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1985" table:content-validation-name="val5" office:value-type="string" calcext:value-type="string">
            <text:p>Fegyver</text:p>
          </table:table-cell>
          <table:table-cell table:style-name="ce1817" table:content-validation-name="val5" office:value-type="string" calcext:value-type="string">
            <text:p>Mf Innen</text:p>
            <text:p>Számít</text:p>
          </table:table-cell>
          <table:table-cell table:style-name="ce615" table:content-validation-name="val5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1355"/>
          <table:table-cell table:style-name="ce1927" office:value-type="float" office:value="21" calcext:value-type="float">
            <text:p>21</text:p>
          </table:table-cell>
          <table:table-cell table:style-name="Default"/>
          <table:table-cell table:style-name="ce1320" office:value-type="string" calcext:value-type="string">
            <text:p>V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1322" table:content-validation-name="val5" office:value-type="string" calcext:value-type="string">
            <text:p>Elsődleges fegyver</text:p>
          </table:table-cell>
          <table:table-cell table:style-name="ce1342" table:content-validation-name="val5" office:value-type="float" office:value="2" calcext:value-type="float">
            <text:p>2. fok</text:p>
          </table:table-cell>
          <table:table-cell table:style-name="ce615" table:content-validation-name="val5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26" office:value-type="string" calcext:value-type="string">
            <text:p>Pszí kiterjesztés max. fok</text:p>
          </table:table-cell>
          <table:table-cell table:style-name="ce1336" office:value-type="float" office:value="3" calcext:value-type="float">
            <text:p>3. fok</text:p>
          </table:table-cell>
          <table:table-cell table:style-name="Default" table:number-columns-repeated="8"/>
          <table:table-cell/>
          <table:table-cell table:style-name="ce1320" office:value-type="string" calcext:value-type="string">
            <text:p>Átütés</text:p>
          </table:table-cell>
          <table:table-cell table:style-name="ce1320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1322" table:content-validation-name="val5" office:value-type="string" calcext:value-type="string">
            <text:p>Másodlagos fegyver</text:p>
          </table:table-cell>
          <table:table-cell table:style-name="ce1342" table:content-validation-name="val5" office:value-type="float" office:value="3" calcext:value-type="float">
            <text:p>3. fok</text:p>
          </table:table-cell>
          <table:table-cell table:style-name="ce615" table:content-validation-name="val5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27" office:value-type="string" calcext:value-type="string">
            <text:p>Erőbónusz</text:p>
          </table:table-cell>
          <table:table-cell table:style-name="ce1727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615" table:content-validation-name="val5" table:number-columns-repeated="3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892" office:value-type="string" calcext:value-type="string">
            <text:p>Nincs adat string</text:p>
          </table:table-cell>
          <table:table-cell table:style-name="ce1702" office:value-type="string" calcext:value-type="string">
            <text:p>N/A</text:p>
          </table:table-cell>
          <table:table-cell table:style-name="Default"/>
          <table:table-cell table:style-name="ce459" office:value-type="string" calcext:value-type="string" table:number-columns-spanned="3" table:number-rows-spanned="1">
            <text:p>Felszerelés keret alap</text:p>
          </table:table-cell>
          <table:covered-table-cell table:number-columns-repeated="2" table:style-name="ce409"/>
          <table:table-cell table:style-name="ce380" office:value-type="float" office:value="2" calcext:value-type="float">
            <text:p>2</text:p>
          </table:table-cell>
          <table:table-cell table:style-name="Default"/>
          <table:table-cell table:number-columns-repeated="5"/>
          <table:table-cell table:style-name="Default" table:number-columns-repeated="2"/>
          <table:table-cell/>
          <table:table-cell table:style-name="ce1324" table:content-validation-name="val5" office:value-type="string" calcext:value-type="string">
            <text:p>Kétkezes harc max pengehossz</text:p>
          </table:table-cell>
          <table:table-cell table:style-name="ce1322" table:content-validation-name="val5" office:value-type="float" office:value="2" calcext:value-type="float">
            <text:p>2</text:p>
          </table:table-cell>
          <table:table-cell table:style-name="ce615" table:content-validation-name="val5"/>
          <table:table-cell table:style-name="Default"/>
          <table:table-cell table:number-columns-repeated="235"/>
        </table:table-row>
        <table:table-row table:style-name="ro34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92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style-name="Default" table:number-columns-repeated="2"/>
          <table:table-cell/>
          <table:table-cell table:style-name="ce1324" table:content-validation-name="val5" office:value-type="string" calcext:value-type="string">
            <text:p>Minimum Erő 2 pengénél</text:p>
          </table:table-cell>
          <table:table-cell table:style-name="ce1322" table:content-validation-name="val5" office:value-type="float" office:value="2" calcext:value-type="float">
            <text:p>2</text:p>
          </table:table-cell>
          <table:table-cell table:style-name="ce615" table:content-validation-name="val5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892" office:value-type="string" calcext:value-type="string">
            <text:p>Erőbónusz</text:p>
          </table:table-cell>
          <table:table-cell table:style-name="ce1702" table:formula="of:=[$Alapértékek.C18]" office:value-type="float" office:value="0" calcext:value-type="float">
            <text:p>0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4"/>
          <table:table-cell table:style-name="ce358" office:value-type="string" calcext:value-type="string" table:number-columns-spanned="3" table:number-rows-spanned="1">
            <text:p>Nyelvtanulás zero szint</text:p>
          </table:table-cell>
          <table:covered-table-cell table:number-columns-repeated="2" table:style-name="ce358"/>
          <table:table-cell table:style-name="ce380" office:value-type="float" office:value="3" calcext:value-type="float">
            <text:p>3</text:p>
          </table:table-cell>
          <table:table-cell table:style-name="Default" table:number-columns-repeated="3"/>
          <table:table-cell/>
          <table:table-cell table:style-name="ce2000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1962"/>
          <table:table-cell/>
          <table:table-cell table:style-name="ce409" office:value-type="string" calcext:value-type="string">
            <text:p>Harckeret „nulla” szint</text:p>
          </table:table-cell>
          <table:table-cell table:style-name="ce380" office:value-type="float" office:value="3" calcext:value-type="float">
            <text:p>3</text:p>
          </table:table-cell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2" office:value-type="string" calcext:value-type="string">
            <text:p>Manőver Alap osztó</text:p>
          </table:table-cell>
          <table:table-cell table:style-name="ce1702" office:value-type="float" office:value="10" calcext:value-type="float">
            <text:p>10</text:p>
          </table:table-cell>
          <table:table-cell table:style-name="Default"/>
          <table:table-cell table:style-name="ce358" office:value-type="string" calcext:value-type="string" table:number-columns-spanned="3" table:number-rows-spanned="1">
            <text:p>Nyelvtanulás pont/szint</text:p>
          </table:table-cell>
          <table:covered-table-cell table:number-columns-repeated="2" table:style-name="ce358"/>
          <table:table-cell table:style-name="ce380" office:value-type="float" office:value="3" calcext:value-type="float">
            <text:p>3</text:p>
          </table:table-cell>
          <table:table-cell table:style-name="Default"/>
          <table:table-cell table:number-columns-repeated="3"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/>
          <table:table-cell table:style-name="ce340" office:value-type="string" calcext:value-type="string">
            <text:p>Harckeret növ fok bónusz</text:p>
          </table:table-cell>
          <table:table-cell table:style-name="ce380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27" office:value-type="float" office:value="0" calcext:value-type="float">
            <text:p>0</text:p>
          </table:table-cell>
          <table:table-cell table:style-name="ce1727" office:value-type="float" office:value="-10" calcext:value-type="float">
            <text:p>-10</text:p>
          </table:table-cell>
          <table:table-cell table:style-name="ce1727" office:value-type="float" office:value="-20" calcext:value-type="float">
            <text:p>-20</text:p>
          </table:table-cell>
          <table:table-cell table:style-name="ce1727" office:value-type="float" office:value="-30" calcext:value-type="float">
            <text:p>-30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27"/>
          <table:table-cell table:style-name="ce1706" table:number-columns-repeated="16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number-columns-repeated="4"/>
          <table:table-cell table:style-name="ce2000" office:value-type="string" calcext:value-type="string" table:number-columns-spanned="3" table:number-rows-spanned="1">
            <text:p>Pajzshasználat fok, -TÉ</text:p>
          </table:table-cell>
          <table:covered-table-cell table:number-columns-repeated="2"/>
          <table:table-cell/>
          <table:table-cell table:style-name="Default" table:number-columns-repeated="6"/>
          <table:table-cell table:style-name="ce163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7">
          <table:table-cell table:style-name="Default"/>
          <table:table-cell table:style-name="ce1628" office:value-type="string" calcext:value-type="string" table:number-columns-spanned="2" table:number-rows-spanned="1">
            <text:p>Pajzs</text:p>
          </table:table-cell>
          <table:covered-table-cell/>
          <table:table-cell table:style-name="ce1715" office:value-type="string" calcext:value-type="string">
            <text:p>VÉ</text:p>
          </table:table-cell>
          <table:table-cell table:style-name="ce1715" office:value-type="string" calcext:value-type="string">
            <text:p>MGT</text:p>
          </table:table-cell>
          <table:table-cell table:style-name="ce1939" office:value-type="float" office:value="0" calcext:value-type="float">
            <text:p>0.fok</text:p>
          </table:table-cell>
          <table:table-cell table:style-name="ce1939" office:value-type="float" office:value="1" calcext:value-type="float">
            <text:p>1.fok</text:p>
          </table:table-cell>
          <table:table-cell table:style-name="ce1939" office:value-type="float" office:value="2" calcext:value-type="float">
            <text:p>2.fok</text:p>
          </table:table-cell>
          <table:table-cell/>
          <table:table-cell table:style-name="Default" table:number-columns-repeated="3"/>
          <table:table-cell table:style-name="ce1889" office:value-type="string" calcext:value-type="string">
            <text:p>Távharc távolságok</text:p>
          </table:table-cell>
          <table:table-cell table:style-name="ce1901" office:value-type="string" calcext:value-type="string" table:number-columns-spanned="3" table:number-rows-spanned="1">
            <text:p>Szorzó mozgás</text:p>
          </table:table-cell>
          <table:covered-table-cell table:style-name="ce1891"/>
          <table:covered-table-cell table:style-name="ce2097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nincs</text:p>
          </table:table-cell>
          <table:covered-table-cell table:style-name="ce1267"/>
          <table:table-cell table:style-name="ce1896" office:value-type="float" office:value="0" calcext:value-type="float">
            <text:p>0</text:p>
          </table:table-cell>
          <table:table-cell table:style-name="ce1929" office:value-type="string" calcext:value-type="string">
            <text:p>x</text:p>
          </table:table-cell>
          <table:table-cell table:number-columns-repeated="3" table:style-name="ce1896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 table:style-name="ce1890" office:value-type="float" office:value="1" calcext:value-type="float">
            <text:p>1</text:p>
          </table:table-cell>
          <table:table-cell table:style-name="ce1902" office:value-type="string" calcext:value-type="string" table:number-columns-spanned="3" table:number-rows-spanned="1">
            <text:p>Álló cél</text:p>
          </table:table-cell>
          <table:covered-table-cell table:style-name="ce1891"/>
          <table:covered-table-cell table:style-name="Default"/>
          <table:table-cell table:style-name="ce1907" office:value-type="float" office:value="3" calcext:value-type="float">
            <text:p>3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Kis pajzs</text:p>
          </table:table-cell>
          <table:covered-table-cell table:style-name="ce1267"/>
          <table:table-cell table:style-name="ce1896" office:value-type="float" office:value="10" calcext:value-type="float">
            <text:p>1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10" calcext:value-type="float">
            <text:p>-10</text:p>
          </table:table-cell>
          <table:table-cell table:number-columns-repeated="2" table:style-name="ce1896" office:value-type="float" office:value="0" calcext:value-type="float">
            <text:p>0</text:p>
          </table:table-cell>
          <table:table-cell table:style-name="ce2061"/>
          <table:table-cell table:style-name="Default" table:number-columns-repeated="3"/>
          <table:table-cell table:style-name="ce1890" office:value-type="float" office:value="2" calcext:value-type="float">
            <text:p>2</text:p>
          </table:table-cell>
          <table:table-cell table:style-name="ce1903" office:value-type="string" calcext:value-type="string">
            <text:p>Lassú, egyenletes mozgás</text:p>
          </table:table-cell>
          <table:table-cell table:style-name="ce1891"/>
          <table:table-cell table:style-name="Default"/>
          <table:table-cell table:style-name="ce1891" office:value-type="float" office:value="5" calcext:value-type="float">
            <text:p>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Közepes pajzs</text:p>
          </table:table-cell>
          <table:covered-table-cell table:style-name="ce1267"/>
          <table:table-cell table:style-name="ce1896" office:value-type="float" office:value="30" calcext:value-type="float">
            <text:p>3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15" calcext:value-type="float">
            <text:p>-15</text:p>
          </table:table-cell>
          <table:table-cell table:style-name="ce1896" office:value-type="float" office:value="-5" calcext:value-type="float">
            <text:p>-5</text:p>
          </table:table-cell>
          <table:table-cell table:style-name="ce1896" office:value-type="float" office:value="0" calcext:value-type="float">
            <text:p>0</text:p>
          </table:table-cell>
          <table:table-cell table:style-name="ce2061"/>
          <table:table-cell table:style-name="Default" table:number-columns-repeated="3"/>
          <table:table-cell table:style-name="ce1890" office:value-type="float" office:value="3" calcext:value-type="float">
            <text:p>3</text:p>
          </table:table-cell>
          <table:table-cell table:style-name="ce1903" office:value-type="string" calcext:value-type="string">
            <text:p>Gyors, egyenletes mozgás</text:p>
          </table:table-cell>
          <table:table-cell table:style-name="ce1891"/>
          <table:table-cell table:style-name="Default"/>
          <table:table-cell table:style-name="ce2097" office:value-type="float" office:value="8" calcext:value-type="float">
            <text:p>8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Nagy pajzs</text:p>
          </table:table-cell>
          <table:covered-table-cell table:style-name="ce1267"/>
          <table:table-cell table:style-name="ce1896" office:value-type="float" office:value="50" calcext:value-type="float">
            <text:p>5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20" calcext:value-type="float">
            <text:p>-20</text:p>
          </table:table-cell>
          <table:table-cell table:style-name="ce1896" office:value-type="float" office:value="-10" calcext:value-type="float">
            <text:p>-10</text:p>
          </table:table-cell>
          <table:table-cell table:style-name="ce1896" office:value-type="float" office:value="0" calcext:value-type="float">
            <text:p>0</text:p>
          </table:table-cell>
          <table:table-cell table:style-name="ce2061"/>
          <table:table-cell table:style-name="Default" table:number-columns-repeated="3"/>
          <table:table-cell table:style-name="ce1890" office:value-type="float" office:value="4" calcext:value-type="float">
            <text:p>4</text:p>
          </table:table-cell>
          <table:table-cell table:style-name="ce1903" office:value-type="string" calcext:value-type="string">
            <text:p>Kiszámíthatatlan mozgás</text:p>
          </table:table-cell>
          <table:table-cell table:style-name="ce1891"/>
          <table:table-cell table:style-name="Default"/>
          <table:table-cell table:style-name="ce2097" office:value-type="float" office:value="15" calcext:value-type="float">
            <text:p>1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number-columns-repeated="7"/>
          <table:table-cell table:style-name="ce2061"/>
          <table:table-cell table:style-name="Default" table:number-columns-repeated="3"/>
          <table:table-cell table:style-name="ce1890" office:value-type="float" office:value="5" calcext:value-type="float">
            <text:p>5</text:p>
          </table:table-cell>
          <table:table-cell table:style-name="ce1903" office:value-type="string" calcext:value-type="string">
            <text:p>Harcoló célpont</text:p>
          </table:table-cell>
          <table:table-cell table:style-name="ce1891"/>
          <table:table-cell table:style-name="Default"/>
          <table:table-cell table:style-name="ce2097" table:content-validation-name="val5" office:value-type="float" office:value="20" calcext:value-type="float">
            <text:p>2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1" table:content-validation-name="val5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1977" table:content-validation-name="val5"/>
          <table:covered-table-cell table:number-columns-repeated="3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890" office:value-type="float" office:value="6" calcext:value-type="float">
            <text:p>6</text:p>
          </table:table-cell>
          <table:table-cell table:style-name="ce1617" table:number-columns-repeated="2"/>
          <table:table-cell table:style-name="ce2097" table:content-validation-name="val5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2" table:content-validation-name="val5" office:value-type="string" calcext:value-type="string" table:number-columns-spanned="2" table:number-rows-spanned="1">
            <text:p>Fok</text:p>
          </table:table-cell>
          <table:covered-table-cell table:style-name="ce542" table:content-validation-name="val5"/>
          <table:table-cell table:style-name="ce1985" table:content-validation-name="val5" office:value-type="string" calcext:value-type="string" table:number-columns-spanned="3" table:number-rows-spanned="1">
            <text:p>Csökkentés</text:p>
          </table:table-cell>
          <table:covered-table-cell table:number-columns-repeated="2" table:style-name="ce542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890" office:value-type="float" office:value="7" calcext:value-type="float">
            <text:p>7</text:p>
          </table:table-cell>
          <table:table-cell table:style-name="ce1901" office:value-type="string" calcext:value-type="string" table:number-columns-spanned="3" table:number-rows-spanned="1">
            <text:p>Szorzó lövész mozgás</text:p>
          </table:table-cell>
          <table:covered-table-cell table:style-name="ce1891"/>
          <table:covered-table-cell table:style-name="ce2097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" office:value-type="float" office:value="0" calcext:value-type="float" table:number-columns-spanned="2" table:number-rows-spanned="1">
            <text:p>0</text:p>
          </table:table-cell>
          <table:covered-table-cell table:content-validation-name="val5"/>
          <table:table-cell table:style-name="ce1986" table:content-validation-name="val5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890" office:value-type="float" office:value="8" calcext:value-type="float">
            <text:p>8</text:p>
          </table:table-cell>
          <table:table-cell table:style-name="ce1617" office:value-type="string" calcext:value-type="string">
            <text:p>Mozdulatlan/álló lövész</text:p>
          </table:table-cell>
          <table:table-cell table:style-name="ce1617"/>
          <table:table-cell table:style-name="Default"/>
          <table:table-cell table:style-name="ce1909" table:content-validation-name="val5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" office:value-type="float" office:value="1" calcext:value-type="float" table:number-columns-spanned="2" table:number-rows-spanned="1">
            <text:p>1</text:p>
          </table:table-cell>
          <table:covered-table-cell table:content-validation-name="val5"/>
          <table:table-cell table:style-name="ce1986" table:content-validation-name="val5" office:value-type="float" office:value="15" calcext:value-type="float" table:number-columns-spanned="3" table:number-rows-spanned="1">
            <text:p>15</text:p>
          </table:table-cell>
          <table:covered-table-cell table:number-columns-repeated="2" table:content-validation-name="val5"/>
          <table:table-cell table:style-name="ce1731" table:content-validation-name="val5" office:value-type="string" calcext:value-type="string">
            <text:p>Csak könnyűvértre</text:p>
          </table:table-cell>
          <table:table-cell table:content-validation-name="val5" table:number-columns-repeated="2"/>
          <table:table-cell table:style-name="Default" table:number-columns-repeated="3"/>
          <table:table-cell table:style-name="ce1890" office:value-type="float" office:value="9" calcext:value-type="float">
            <text:p>9</text:p>
          </table:table-cell>
          <table:table-cell table:style-name="ce1617" office:value-type="string" calcext:value-type="string">
            <text:p>A lövész lassan egyenletesen sétál</text:p>
          </table:table-cell>
          <table:table-cell table:style-name="ce1617"/>
          <table:table-cell table:style-name="Default"/>
          <table:table-cell table:style-name="ce2097" table:content-validation-name="val5" office:value-type="float" office:value="2" calcext:value-type="float">
            <text:p>2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" office:value-type="float" office:value="2" calcext:value-type="float" table:number-columns-spanned="2" table:number-rows-spanned="1">
            <text:p>2</text:p>
          </table:table-cell>
          <table:covered-table-cell table:content-validation-name="val5"/>
          <table:table-cell table:style-name="ce1986" table:content-validation-name="val5" office:value-type="float" office:value="30" calcext:value-type="float" table:number-columns-spanned="3" table:number-rows-spanned="1">
            <text:p>30</text:p>
          </table:table-cell>
          <table:covered-table-cell table:number-columns-repeated="2" table:content-validation-name="val5"/>
          <table:table-cell table:content-validation-name="val5" table:number-columns-repeated="2"/>
          <table:table-cell table:style-name="ce2061" table:content-validation-name="val5"/>
          <table:table-cell table:style-name="Default" table:number-columns-repeated="3"/>
          <table:table-cell table:style-name="ce1890" office:value-type="float" office:value="10" calcext:value-type="float">
            <text:p>10</text:p>
          </table:table-cell>
          <table:table-cell table:style-name="ce1617" office:value-type="string" calcext:value-type="string">
            <text:p>A lövész lassan fut</text:p>
          </table:table-cell>
          <table:table-cell table:style-name="ce1617"/>
          <table:table-cell table:style-name="Default"/>
          <table:table-cell table:style-name="ce2097" table:content-validation-name="val5" office:value-type="float" office:value="5" calcext:value-type="float">
            <text:p>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" office:value-type="float" office:value="3" calcext:value-type="float" table:number-columns-spanned="2" table:number-rows-spanned="1">
            <text:p>3</text:p>
          </table:table-cell>
          <table:covered-table-cell table:content-validation-name="val5"/>
          <table:table-cell table:style-name="ce1986" table:content-validation-name="val5" office:value-type="float" office:value="35" calcext:value-type="float" table:number-columns-spanned="3" table:number-rows-spanned="1">
            <text:p>35</text:p>
          </table:table-cell>
          <table:covered-table-cell table:number-columns-repeated="2" table:content-validation-name="val5"/>
          <table:table-cell table:content-validation-name="val5" table:number-columns-repeated="2"/>
          <table:table-cell table:style-name="ce2061" table:content-validation-name="val5"/>
          <table:table-cell table:style-name="Default" table:number-columns-repeated="3"/>
          <table:table-cell table:style-name="ce1890" office:value-type="float" office:value="12" calcext:value-type="float">
            <text:p>12</text:p>
          </table:table-cell>
          <table:table-cell table:style-name="ce1617" office:value-type="string" calcext:value-type="string">
            <text:p>A lövész rohan</text:p>
          </table:table-cell>
          <table:table-cell table:style-name="ce1617"/>
          <table:table-cell table:style-name="Default"/>
          <table:table-cell table:style-name="ce2097" table:content-validation-name="val5" office:value-type="float" office:value="10" calcext:value-type="float">
            <text:p>1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17" table:content-validation-name="val5"/>
          <table:table-cell table:style-name="ce1978" table:content-validation-name="val5" table:number-columns-repeated="2"/>
          <table:table-cell table:style-name="ce2061" table:content-validation-name="val5"/>
          <table:table-cell table:style-name="ce2002" table:content-validation-name="val5"/>
          <table:table-cell table:style-name="ce2061" table:content-validation-name="val5" table:number-columns-repeated="3"/>
          <table:table-cell table:style-name="Default" table:number-columns-repeated="3"/>
          <table:table-cell table:style-name="ce1890" office:value-type="float" office:value="14" calcext:value-type="float">
            <text:p>14</text:p>
          </table:table-cell>
          <table:table-cell table:style-name="ce1617" table:number-columns-repeated="3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15" calcext:value-type="float">
            <text:p>15</text:p>
          </table:table-cell>
          <table:table-cell table:style-name="ce1901" office:value-type="string" calcext:value-type="string" table:number-columns-spanned="3" table:number-rows-spanned="1">
            <text:p>Szorzó méret</text:p>
          </table:table-cell>
          <table:covered-table-cell table:style-name="ce1891"/>
          <table:covered-table-cell table:style-name="ce2097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0" table:content-validation-name="val5" office:value-type="string" calcext:value-type="string" table:number-columns-spanned="8" table:number-rows-spanned="1">
            <text:p>Páncél struktúrák</text:p>
          </table:table-cell>
          <table:covered-table-cell table:style-name="ce723" table:content-validation-name="val5"/>
          <table:covered-table-cell table:number-columns-repeated="5" table:style-name="ce542" table:content-validation-name="val5"/>
          <table:covered-table-cell table:style-name="ce615" table:content-validation-name="val5"/>
          <table:table-cell table:style-name="Default" table:number-columns-repeated="3"/>
          <table:table-cell table:style-name="ce1890" office:value-type="float" office:value="17" calcext:value-type="float">
            <text:p>17</text:p>
          </table:table-cell>
          <table:table-cell table:style-name="ce1617" office:value-type="string" calcext:value-type="string">
            <text:p>Pénzérme méret</text:p>
          </table:table-cell>
          <table:table-cell table:style-name="ce1617" table:number-columns-repeated="2"/>
          <table:table-cell table:style-name="ce1891" office:value-type="float" office:value="7" calcext:value-type="float">
            <text:p>7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5" office:value-type="string" calcext:value-type="string" table:number-columns-spanned="2" table:number-rows-spanned="1">
            <text:p>Alapanyag neve</text:p>
          </table:table-cell>
          <table:covered-table-cell table:style-name="ce1269" table:content-validation-name="val5"/>
          <table:table-cell table:style-name="ce1987" table:content-validation-name="val5" office:value-type="string" calcext:value-type="string" table:number-columns-spanned="3" table:number-rows-spanned="1">
            <text:p>SFÉ</text:p>
          </table:table-cell>
          <table:covered-table-cell table:number-columns-repeated="2" table:style-name="ce1987" table:content-validation-name="val5"/>
          <table:table-cell table:style-name="ce1987" table:content-validation-name="val5"/>
          <table:table-cell table:style-name="ce1944" table:content-validation-name="val5" office:value-type="string" calcext:value-type="string">
            <text:p>SFÉ diff</text:p>
          </table:table-cell>
          <table:table-cell table:style-name="ce1944" table:content-validation-name="val5" office:value-type="string" calcext:value-type="string">
            <text:p>Alap MGT</text:p>
          </table:table-cell>
          <table:table-cell table:style-name="Default" table:number-columns-repeated="3"/>
          <table:table-cell table:style-name="ce1890" office:value-type="float" office:value="20" calcext:value-type="float">
            <text:p>20</text:p>
          </table:table-cell>
          <table:table-cell table:style-name="ce1617" office:value-type="string" calcext:value-type="string">
            <text:p>Alma méret</text:p>
          </table:table-cell>
          <table:table-cell table:style-name="ce1617" table:number-columns-repeated="2"/>
          <table:table-cell table:style-name="ce1891" office:value-type="float" office:value="5" calcext:value-type="float">
            <text:p>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3" table:number-columns-spanned="2" table:number-rows-spanned="1"/>
          <table:covered-table-cell table:style-name="ce1269" table:content-validation-name="val5"/>
          <table:table-cell table:style-name="ce1987" table:content-validation-name="val5" office:value-type="string" calcext:value-type="string">
            <text:p>Szúró</text:p>
          </table:table-cell>
          <table:table-cell table:style-name="ce1987" table:content-validation-name="val5" office:value-type="string" calcext:value-type="string">
            <text:p>Vágó</text:p>
          </table:table-cell>
          <table:table-cell table:style-name="ce1987" table:content-validation-name="val5" office:value-type="string" calcext:value-type="string">
            <text:p>Zúzó</text:p>
          </table:table-cell>
          <table:table-cell table:style-name="ce1987" table:content-validation-name="val5" office:value-type="string" calcext:value-type="string">
            <text:p>Energia</text:p>
          </table:table-cell>
          <table:table-cell table:style-name="ce1945" table:content-validation-name="val5"/>
          <table:table-cell table:style-name="ce1947" table:content-validation-name="val5"/>
          <table:table-cell table:style-name="Default" table:number-columns-repeated="3"/>
          <table:table-cell table:style-name="ce1890" office:value-type="float" office:value="25" calcext:value-type="float">
            <text:p>25</text:p>
          </table:table-cell>
          <table:table-cell table:style-name="ce1617" office:value-type="string" calcext:value-type="string">
            <text:p>Fej, Dinnye, Macska méret</text:p>
          </table:table-cell>
          <table:table-cell table:style-name="ce1617" table:number-columns-repeated="2"/>
          <table:table-cell table:style-name="ce1891" office:value-type="float" office:value="4" calcext:value-type="float">
            <text:p>4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22" table:content-validation-name="val5" office:value-type="string" calcext:value-type="string" table:number-columns-spanned="2" table:number-rows-spanned="1">
            <text:p>Posztó / Bunda</text:p>
          </table:table-cell>
          <table:covered-table-cell table:style-name="ce1922" table:content-validation-name="val5"/>
          <table:table-cell table:style-name="ce718" table:content-validation-name="val5" office:value-type="float" office:value="1" calcext:value-type="float">
            <text:p>1</text:p>
          </table:table-cell>
          <table:table-cell table:number-columns-repeated="2" table:style-name="ce718" table:content-validation-name="val5" office:value-type="float" office:value="2" calcext:value-type="float">
            <text:p>2</text:p>
          </table:table-cell>
          <table:table-cell table:style-name="ce718" table:content-validation-name="val5" office:value-type="float" office:value="4" calcext:value-type="float">
            <text:p>4</text:p>
          </table:table-cell>
          <table:table-cell table:style-name="ce718" table:content-validation-name="val5" office:value-type="float" office:value="0" calcext:value-type="float">
            <text:p>0</text:p>
          </table:table-cell>
          <table:table-cell table:style-name="ce1948" table:content-validation-name="val5" office:value-type="float" office:value="3" calcext:value-type="float">
            <text:p>3</text:p>
          </table:table-cell>
          <table:table-cell table:style-name="Default" table:number-columns-repeated="3"/>
          <table:table-cell table:style-name="ce1890" office:value-type="float" office:value="30" calcext:value-type="float">
            <text:p>30</text:p>
          </table:table-cell>
          <table:table-cell table:style-name="ce1617" office:value-type="string" calcext:value-type="string">
            <text:p>Törpe, gyerek méret</text:p>
          </table:table-cell>
          <table:table-cell table:style-name="ce1617" table:number-columns-repeated="2"/>
          <table:table-cell table:style-name="ce1891" office:value-type="float" office:value="1" calcext:value-type="float">
            <text:p>1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22" table:content-validation-name="val5" office:value-type="string" calcext:value-type="string" table:number-columns-spanned="2" table:number-rows-spanned="1">
            <text:p>Fegyverkabát</text:p>
          </table:table-cell>
          <table:covered-table-cell table:style-name="ce1922" table:content-validation-name="val5"/>
          <table:table-cell table:number-columns-repeated="2" table:style-name="ce718" table:content-validation-name="val5" office:value-type="float" office:value="3" calcext:value-type="float">
            <text:p>3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0" calcext:value-type="float">
            <text:p>0</text:p>
          </table:table-cell>
          <table:table-cell table:style-name="ce1948" table:content-validation-name="val5" office:value-type="float" office:value="3" calcext:value-type="float">
            <text:p>3</text:p>
          </table:table-cell>
          <table:table-cell table:style-name="Default" table:number-columns-repeated="3"/>
          <table:table-cell table:style-name="ce1890" office:value-type="float" office:value="35" calcext:value-type="float">
            <text:p>35</text:p>
          </table:table-cell>
          <table:table-cell table:style-name="ce1617" office:value-type="string" calcext:value-type="string">
            <text:p>Átlagos ember/elf méret</text:p>
          </table:table-cell>
          <table:table-cell table:style-name="ce1617" table:number-columns-repeated="2"/>
          <table:table-cell table:style-name="ce1907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22" table:content-validation-name="val5" office:value-type="string" calcext:value-type="string" table:number-columns-spanned="2" table:number-rows-spanned="1">
            <text:p>Bőrpáncél</text:p>
          </table:table-cell>
          <table:covered-table-cell table:style-name="ce1922" table:content-validation-name="val5"/>
          <table:table-cell table:style-name="ce718" table:content-validation-name="val5" office:value-type="float" office:value="6" calcext:value-type="float">
            <text:p>6</text:p>
          </table:table-cell>
          <table:table-cell table:style-name="ce718" table:content-validation-name="val5" office:value-type="float" office:value="8" calcext:value-type="float">
            <text:p>8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1948" table:content-validation-name="val5" office:value-type="float" office:value="8" calcext:value-type="float">
            <text:p>8</text:p>
          </table:table-cell>
          <table:table-cell table:style-name="Default" table:number-columns-repeated="3"/>
          <table:table-cell table:style-name="ce1890" office:value-type="float" office:value="40" calcext:value-type="float">
            <text:p>40</text:p>
          </table:table-cell>
          <table:table-cell table:style-name="ce1617" office:value-type="string" calcext:value-type="string">
            <text:p>Ló oldalról, Ogre méret</text:p>
          </table:table-cell>
          <table:table-cell table:style-name="ce1617" table:number-columns-repeated="2"/>
          <table:table-cell table:style-name="ce1891" office:value-type="float" office:value="-1" calcext:value-type="float">
            <text:p>-1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22" table:content-validation-name="val5" office:value-type="string" calcext:value-type="string" table:number-columns-spanned="2" table:number-rows-spanned="1">
            <text:p>Brigantin bőrpáncél</text:p>
          </table:table-cell>
          <table:covered-table-cell table:style-name="ce1922" table:content-validation-name="val5"/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12" calcext:value-type="float">
            <text:p>12</text:p>
          </table:table-cell>
          <table:table-cell table:style-name="ce718" table:content-validation-name="val5" office:value-type="float" office:value="7" calcext:value-type="float">
            <text:p>7</text:p>
          </table:table-cell>
          <table:table-cell table:style-name="ce718" table:content-validation-name="val5" office:value-type="float" office:value="14" calcext:value-type="float">
            <text:p>14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1948" table:content-validation-name="val5" office:value-type="float" office:value="11" calcext:value-type="float">
            <text:p>11</text:p>
          </table:table-cell>
          <table:table-cell table:style-name="Default" table:number-columns-repeated="3"/>
          <table:table-cell table:style-name="ce1890" office:value-type="float" office:value="50" calcext:value-type="float">
            <text:p>50</text:p>
          </table:table-cell>
          <table:table-cell table:style-name="ce1617" office:value-type="string" calcext:value-type="string">
            <text:p>Lovas méret</text:p>
          </table:table-cell>
          <table:table-cell table:style-name="ce1617" table:number-columns-repeated="2"/>
          <table:table-cell table:style-name="ce1891" office:value-type="float" office:value="-2" calcext:value-type="float">
            <text:p>-2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22" table:content-validation-name="val5" office:value-type="string" calcext:value-type="string" table:number-columns-spanned="2" table:number-rows-spanned="1">
            <text:p>Lánc / Sodrony</text:p>
          </table:table-cell>
          <table:covered-table-cell table:style-name="ce1922" table:content-validation-name="val5"/>
          <table:table-cell table:style-name="ce718" table:content-validation-name="val5" office:value-type="float" office:value="8" calcext:value-type="float">
            <text:p>8</text:p>
          </table:table-cell>
          <table:table-cell table:style-name="ce718" table:content-validation-name="val5" office:value-type="float" office:value="13" calcext:value-type="float">
            <text:p>13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3" calcext:value-type="float">
            <text:p>3</text:p>
          </table:table-cell>
          <table:table-cell table:style-name="ce1948" table:content-validation-name="val5" office:value-type="float" office:value="13" calcext:value-type="float">
            <text:p>13</text:p>
          </table:table-cell>
          <table:table-cell table:style-name="Default" table:number-columns-repeated="3"/>
          <table:table-cell table:style-name="ce1890" office:value-type="float" office:value="60" calcext:value-type="float">
            <text:p>60</text:p>
          </table:table-cell>
          <table:table-cell table:style-name="ce1617" table:number-columns-repeated="3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22" table:content-validation-name="val5" office:value-type="string" calcext:value-type="string" table:number-columns-spanned="2" table:number-rows-spanned="1">
            <text:p>Pikkely fémpáncél</text:p>
          </table:table-cell>
          <table:covered-table-cell table:style-name="ce1922" table:content-validation-name="val5"/>
          <table:table-cell table:style-name="ce718" table:content-validation-name="val5" office:value-type="float" office:value="12" calcext:value-type="float">
            <text:p>12</text:p>
          </table:table-cell>
          <table:table-cell table:style-name="ce718" table:content-validation-name="val5" office:value-type="float" office:value="13" calcext:value-type="float">
            <text:p>13</text:p>
          </table:table-cell>
          <table:table-cell table:style-name="ce718" table:content-validation-name="val5" office:value-type="float" office:value="6" calcext:value-type="float">
            <text:p>6</text:p>
          </table:table-cell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3" calcext:value-type="float">
            <text:p>3</text:p>
          </table:table-cell>
          <table:table-cell table:style-name="ce1948" table:content-validation-name="val5" office:value-type="float" office:value="17" calcext:value-type="float">
            <text:p>17</text:p>
          </table:table-cell>
          <table:table-cell table:style-name="Default" table:number-columns-repeated="3"/>
          <table:table-cell table:style-name="ce1890" office:value-type="float" office:value="70" calcext:value-type="float">
            <text:p>70</text:p>
          </table:table-cell>
          <table:table-cell table:style-name="ce1901" office:value-type="string" calcext:value-type="string" table:number-columns-spanned="3" table:number-rows-spanned="1">
            <text:p>Szorzó Észlelhetőség</text:p>
          </table:table-cell>
          <table:covered-table-cell table:style-name="ce1891"/>
          <table:covered-table-cell table:style-name="ce2097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22" table:content-validation-name="val5" office:value-type="string" calcext:value-type="string" table:number-columns-spanned="2" table:number-rows-spanned="1">
            <text:p>Lemezpáncél</text:p>
          </table:table-cell>
          <table:covered-table-cell table:style-name="ce1922" table:content-validation-name="val5"/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18" calcext:value-type="float">
            <text:p>18</text:p>
          </table:table-cell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20" calcext:value-type="float">
            <text:p>20</text:p>
          </table:table-cell>
          <table:table-cell table:style-name="ce718" table:content-validation-name="val5" office:value-type="float" office:value="4" calcext:value-type="float">
            <text:p>4</text:p>
          </table:table-cell>
          <table:table-cell table:style-name="ce1948" table:content-validation-name="val5" office:value-type="float" office:value="18" calcext:value-type="float">
            <text:p>18</text:p>
          </table:table-cell>
          <table:table-cell table:style-name="Default" table:number-columns-repeated="3"/>
          <table:table-cell table:style-name="ce1890" office:value-type="float" office:value="80" calcext:value-type="float">
            <text:p>80</text:p>
          </table:table-cell>
          <table:table-cell table:style-name="ce1617" office:value-type="string" calcext:value-type="string">
            <text:p>Jól kivehető kontúr</text:p>
          </table:table-cell>
          <table:table-cell table:style-name="ce1617" table:number-columns-repeated="2"/>
          <table:table-cell table:style-name="ce1907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90" calcext:value-type="float">
            <text:p>90</text:p>
          </table:table-cell>
          <table:table-cell table:style-name="ce1617" office:value-type="string" calcext:value-type="string">
            <text:p>Homályos kontúr</text:p>
          </table:table-cell>
          <table:table-cell table:style-name="ce1617" table:number-columns-repeated="2"/>
          <table:table-cell table:style-name="ce1891" office:value-type="float" office:value="3" calcext:value-type="float">
            <text:p>3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100" calcext:value-type="float">
            <text:p>100</text:p>
          </table:table-cell>
          <table:table-cell table:style-name="ce1617" office:value-type="string" calcext:value-type="string">
            <text:p>Éppen kivehető kontúr – zajos</text:p>
          </table:table-cell>
          <table:table-cell table:style-name="ce1617" table:number-columns-repeated="2"/>
          <table:table-cell table:style-name="ce1891" office:value-type="float" office:value="6" calcext:value-type="float">
            <text:p>6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5" office:value-type="string" calcext:value-type="string" table:number-columns-spanned="2" table:number-rows-spanned="1">
            <text:p>Fémalapanyag</text:p>
          </table:table-cell>
          <table:covered-table-cell table:style-name="ce1269" table:content-validation-name="val5"/>
          <table:table-cell table:style-name="ce1987" table:content-validation-name="val5" office:value-type="string" calcext:value-type="string">
            <text:p>SFÉ</text:p>
          </table:table-cell>
          <table:table-cell table:style-name="ce1987" table:content-validation-name="val5" office:value-type="string" calcext:value-type="string">
            <text:p>Ár szorzó</text:p>
          </table:table-cell>
          <table:table-cell table:style-name="Default" table:number-columns-repeated="7"/>
          <table:table-cell table:style-name="ce1890" office:value-type="float" office:value="110" calcext:value-type="float">
            <text:p>110</text:p>
          </table:table-cell>
          <table:table-cell table:style-name="ce1617" office:value-type="string" calcext:value-type="string">
            <text:p>Éppen kivehető kontúr – csendes</text:p>
          </table:table-cell>
          <table:table-cell table:style-name="ce1617" table:number-columns-repeated="2"/>
          <table:table-cell table:style-name="ce1891" office:value-type="float" office:value="15" calcext:value-type="float">
            <text:p>1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5" table:number-columns-spanned="2" table:number-rows-spanned="1"/>
          <table:covered-table-cell table:style-name="ce1269" table:content-validation-name="val5"/>
          <table:table-cell table:style-name="ce1987" table:content-validation-name="val5" table:number-columns-repeated="2"/>
          <table:table-cell table:style-name="Default" table:number-columns-repeated="7"/>
          <table:table-cell table:style-name="ce1890" office:value-type="float" office:value="120" calcext:value-type="float">
            <text:p>120</text:p>
          </table:table-cell>
          <table:table-cell table:style-name="ce1617" office:value-type="string" calcext:value-type="string">
            <text:p>Háttérrel egybeolvadó kontúr – zajos</text:p>
          </table:table-cell>
          <table:table-cell table:style-name="ce1617" table:number-columns-repeated="2"/>
          <table:table-cell table:style-name="ce1891" office:value-type="float" office:value="15" calcext:value-type="float">
            <text:p>1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Acél</text:p>
          </table:table-cell>
          <table:covered-table-cell table:style-name="ce1538"/>
          <table:table-cell table:style-name="ce1538" office:value-type="float" office:value="0" calcext:value-type="float">
            <text:p>0</text:p>
          </table:table-cell>
          <table:table-cell table:style-name="ce1538" office:value-type="float" office:value="1" calcext:value-type="float">
            <text:p>1</text:p>
          </table:table-cell>
          <table:table-cell table:style-name="Default" table:number-columns-repeated="7"/>
          <table:table-cell table:style-name="ce1890" office:value-type="float" office:value="130" calcext:value-type="float">
            <text:p>130</text:p>
          </table:table-cell>
          <table:table-cell table:style-name="ce1617" office:value-type="string" calcext:value-type="string">
            <text:p>Háttérrel egybeolvadó kontúr – csendes</text:p>
          </table:table-cell>
          <table:table-cell table:style-name="ce1617" table:number-columns-repeated="2"/>
          <table:table-cell table:style-name="ce1930" office:value-type="float" office:value="99" calcext:value-type="float">
            <text:p>99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Bronz</text:p>
          </table:table-cell>
          <table:covered-table-cell table:style-name="ce1538"/>
          <table:table-cell table:style-name="ce1538" office:value-type="float" office:value="-5" calcext:value-type="float">
            <text:p>-5</text:p>
          </table:table-cell>
          <table:table-cell table:style-name="ce1538" office:value-type="float" office:value="0.5" calcext:value-type="float">
            <text:p>0,5</text:p>
          </table:table-cell>
          <table:table-cell table:style-name="Default" table:number-columns-repeated="7"/>
          <table:table-cell table:style-name="ce1890" office:value-type="float" office:value="140" calcext:value-type="float">
            <text:p>140</text:p>
          </table:table-cell>
          <table:table-cell table:style-name="ce1617" table:number-columns-repeated="3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Abbitacél</text:p>
          </table:table-cell>
          <table:covered-table-cell table:style-name="ce1538"/>
          <table:table-cell table:style-name="ce1538" office:value-type="float" office:value="5" calcext:value-type="float">
            <text:p>5</text:p>
          </table:table-cell>
          <table:table-cell table:style-name="ce1538" office:value-type="float" office:value="10" calcext:value-type="float">
            <text:p>10</text:p>
          </table:table-cell>
          <table:table-cell table:style-name="Default" table:number-columns-repeated="7"/>
          <table:table-cell table:style-name="ce1890" office:value-type="float" office:value="150" calcext:value-type="float">
            <text:p>150</text:p>
          </table:table-cell>
          <table:table-cell table:style-name="ce1901" office:value-type="string" calcext:value-type="string" table:number-columns-spanned="3" table:number-rows-spanned="1">
            <text:p>Szorzó Szél</text:p>
          </table:table-cell>
          <table:covered-table-cell table:style-name="ce1891"/>
          <table:covered-table-cell table:style-name="ce2097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Mithrill</text:p>
          </table:table-cell>
          <table:covered-table-cell table:style-name="ce1538"/>
          <table:table-cell table:style-name="ce1538" office:value-type="float" office:value="10" calcext:value-type="float">
            <text:p>10</text:p>
          </table:table-cell>
          <table:table-cell table:style-name="ce1538" office:value-type="float" office:value="100" calcext:value-type="float">
            <text:p>100</text:p>
          </table:table-cell>
          <table:table-cell table:style-name="Default" table:number-columns-repeated="7"/>
          <table:table-cell table:style-name="ce1890" office:value-type="float" office:value="160" calcext:value-type="float">
            <text:p>160</text:p>
          </table:table-cell>
          <table:table-cell table:style-name="ce1904" office:value-type="string" calcext:value-type="string">
            <text:p>Szélcsend</text:p>
          </table:table-cell>
          <table:table-cell table:style-name="ce1907"/>
          <table:table-cell table:style-name="ce1909"/>
          <table:table-cell table:style-name="ce1907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Lunír</text:p>
          </table:table-cell>
          <table:covered-table-cell table:style-name="ce1538"/>
          <table:table-cell table:style-name="ce1538" office:value-type="float" office:value="20" calcext:value-type="float">
            <text:p>20</text:p>
          </table:table-cell>
          <table:table-cell table:style-name="ce1538" office:value-type="float" office:value="1000" calcext:value-type="float">
            <text:p>1000</text:p>
          </table:table-cell>
          <table:table-cell table:style-name="Default" table:number-columns-repeated="7"/>
          <table:table-cell table:style-name="ce1890" office:value-type="float" office:value="170" calcext:value-type="float">
            <text:p>170</text:p>
          </table:table-cell>
          <table:table-cell table:style-name="ce1905" office:value-type="string" calcext:value-type="string">
            <text:p>Enyhe szél</text:p>
          </table:table-cell>
          <table:table-cell table:style-name="Default" table:number-columns-repeated="2"/>
          <table:table-cell table:style-name="ce1936" office:value-type="float" office:value="2" calcext:value-type="float">
            <text:p>2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180" calcext:value-type="float">
            <text:p>180</text:p>
          </table:table-cell>
          <table:table-cell table:style-name="ce1903" office:value-type="string" calcext:value-type="string">
            <text:p>Erős szél</text:p>
          </table:table-cell>
          <table:table-cell table:style-name="ce1617" table:number-columns-repeated="2"/>
          <table:table-cell table:style-name="ce1937" office:value-type="float" office:value="4" calcext:value-type="float">
            <text:p>4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190" calcext:value-type="float">
            <text:p>190</text:p>
          </table:table-cell>
          <table:table-cell table:style-name="ce1903" office:value-type="string" calcext:value-type="string">
            <text:p>Viharos szél</text:p>
          </table:table-cell>
          <table:table-cell table:style-name="ce1617" table:number-columns-repeated="2"/>
          <table:table-cell table:style-name="ce1937" office:value-type="float" office:value="8" calcext:value-type="float">
            <text:p>8</text:p>
          </table:table-cell>
          <table:table-cell table:style-name="ce1617"/>
          <table:table-cell table:number-columns-repeated="238"/>
        </table:table-row>
        <table:table-row table:style-name="ro2">
          <table:table-cell table:style-name="Default"/>
          <table:table-cell table:style-name="ce2158" office:value-type="string" calcext:value-type="string">
            <text:p>Aura Alap</text:p>
          </table:table-cell>
          <table:table-cell table:style-name="ce2185" table:content-validation-name="val202" table:formula="of:=2*[$Alapértékek.D8]" office:value-type="float" office:value="10" calcext:value-type="float">
            <text:p>10</text:p>
          </table:table-cell>
          <table:table-cell table:style-name="ce547" table:number-columns-repeated="2"/>
          <table:table-cell table:style-name="Default"/>
          <table:table-cell table:style-name="ce547"/>
          <table:table-cell table:style-name="Default" table:number-columns-repeated="5"/>
          <table:table-cell table:style-name="ce1890" office:value-type="float" office:value="200" calcext:value-type="float">
            <text:p>200</text:p>
          </table:table-cell>
          <table:table-cell table:style-name="ce1903" office:value-type="string" calcext:value-type="string">
            <text:p>Orkán erejű szél</text:p>
          </table:table-cell>
          <table:table-cell table:style-name="ce1617" table:number-columns-repeated="2"/>
          <table:table-cell table:style-name="ce1938" office:value-type="float" office:value="99" calcext:value-type="float">
            <text:p>99</text:p>
          </table:table-cell>
          <table:table-cell table:style-name="ce1617"/>
          <table:table-cell table:number-columns-repeated="238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617" table:number-columns-repeated="4"/>
          <table:table-cell table:style-name="ce1891"/>
          <table:table-cell table:style-name="ce1617"/>
          <table:table-cell table:number-columns-repeated="238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1"/>
          <table:table-cell table:style-name="ce1617" table:number-columns-repeated="3"/>
          <table:table-cell table:style-name="ce1891"/>
          <table:table-cell table:style-name="ce1617"/>
          <table:table-cell table:number-columns-repeated="238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617" table:number-columns-repeated="4"/>
          <table:table-cell table:style-name="ce1891"/>
          <table:table-cell table:style-name="ce1617"/>
          <table:table-cell table:number-columns-repeated="238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1"/>
          <table:table-cell table:style-name="ce1617" table:number-columns-repeated="3"/>
          <table:table-cell table:style-name="ce1891"/>
          <table:table-cell table:number-columns-repeated="239"/>
        </table:table-row>
        <table:table-row table:style-name="ro2" table:number-rows-repeated="4">
          <table:table-cell table:style-name="Default"/>
          <table:table-cell table:style-name="ce1617"/>
          <table:table-cell table:style-name="Default" table:number-columns-repeated="14"/>
          <table:table-cell table:style-name="ce742"/>
          <table:table-cell table:number-columns-repeated="239"/>
        </table:table-row>
        <table:table-row table:style-name="ro2" table:number-rows-repeated="82">
          <table:table-cell table:style-name="Default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>
          <table:table-cell table:style-name="ce1638"/>
          <table:table-cell table:style-name="ce1617"/>
          <table:table-cell table:style-name="Default" table:number-columns-repeated="3"/>
          <table:table-cell table:style-name="ce2002"/>
          <table:table-cell table:style-name="ce2061" table:number-columns-repeated="3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ce1638"/>
          <table:table-cell table:style-name="ce1917"/>
          <table:table-cell table:style-name="ce1978" table:number-columns-repeated="2"/>
          <table:table-cell table:style-name="ce2061"/>
          <table:table-cell table:style-name="ce2002"/>
          <table:table-cell table:style-name="ce2061" table:number-columns-repeated="3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ce1638"/>
          <table:table-cell table:style-name="ce1917"/>
          <table:table-cell table:style-name="ce1978" table:number-columns-repeated="2"/>
          <table:table-cell table:style-name="ce2061"/>
          <table:table-cell table:style-name="ce2002"/>
          <table:table-cell table:style-name="ce2061" table:number-columns-repeated="6"/>
          <table:table-cell table:style-name="ce1739"/>
          <table:table-cell table:style-name="Default" table:number-columns-repeated="3"/>
          <table:table-cell table:number-columns-repeated="240"/>
        </table:table-row>
        <table:table-row table:style-name="ro2" table:number-rows-repeated="65303">
          <table:table-cell table:style-name="ce1638"/>
          <table:table-cell table:style-name="ce1917"/>
          <table:table-cell table:style-name="ce1978" table:number-columns-repeated="2"/>
          <table:table-cell table:style-name="ce2061"/>
          <table:table-cell table:style-name="ce2002"/>
          <table:table-cell table:style-name="ce2061" table:number-columns-repeated="6"/>
          <table:table-cell table:style-name="ce1739"/>
          <table:table-cell table:style-name="ce1803" table:number-columns-repeated="2"/>
          <table:table-cell table:style-name="ce2061"/>
          <table:table-cell table:number-columns-repeated="240"/>
        </table:table-row>
        <table:table-row table:style-name="ro2">
          <table:table-cell table:style-name="ce1638"/>
          <table:table-cell table:style-name="ce1917"/>
          <table:table-cell table:style-name="ce1978" table:number-columns-repeated="2"/>
          <table:table-cell table:style-name="ce2061"/>
          <table:table-cell table:number-columns-repeated="4"/>
          <table:table-cell table:style-name="ce2061" table:number-columns-repeated="3"/>
          <table:table-cell table:style-name="ce1739"/>
          <table:table-cell table:style-name="ce1803" table:number-columns-repeated="2"/>
          <table:table-cell table:style-name="ce2061"/>
          <table:table-cell table:number-columns-repeated="240"/>
        </table:table-row>
        <table:table-row table:style-name="ro2">
          <table:table-cell table:style-name="ce1638"/>
          <table:table-cell table:number-columns-repeated="8"/>
          <table:table-cell table:style-name="ce2061" table:number-columns-repeated="3"/>
          <table:table-cell table:style-name="ce1739"/>
          <table:table-cell table:style-name="ce1803" table:number-columns-repeated="2"/>
          <table:table-cell table:style-name="ce2061"/>
          <table:table-cell table:number-columns-repeated="240"/>
        </table:table-row>
        <table:table-row table:style-name="ro2" table:number-rows-repeated="2">
          <table:table-cell table:number-columns-repeated="9"/>
          <table:table-cell table:style-name="ce2061" table:number-columns-repeated="3"/>
          <table:table-cell table:style-name="ce1739"/>
          <table:table-cell table:style-name="ce1803" table:number-columns-repeated="2"/>
          <table:table-cell table:style-name="ce2061"/>
          <table:table-cell table:number-columns-repeated="240"/>
        </table:table-row>
        <table:table-row table:style-name="ro2">
          <table:table-cell table:number-columns-repeated="13"/>
          <table:table-cell table:style-name="ce1803" table:number-columns-repeated="2"/>
          <table:table-cell table:style-name="ce2061"/>
          <table:table-cell table:number-columns-repeated="240"/>
        </table:table-row>
        <table:table-row table:style-name="ro2" table:number-rows-repeated="983098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Licenc" table:style-name="ta5" table:print="false">
        <table:table-column table:style-name="co102" table:default-cell-style-name="Default"/>
        <table:table-row table:style-name="ro2">
          <table:table-cell office:value-type="string" calcext:value-type="string">
            <text:p>Karakteralkotó a Szilánk RPG nonprofit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5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21">
          <table:table-cell table:style-name="ce2265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</table:table>
      <table:named-expressions>
        <table:named-range table:name="auraero" table:base-cell-address="$Misztikus.$O$4" table:cell-range-address="$Misztikus.$O$4:.$P$13"/>
        <table:named-range table:name="femalapanyag" table:base-cell-address="$Data.$B$69" table:cell-range-address="$Data.$B$69:.$E$73"/>
        <table:named-range table:name="femalapanyag_nev" table:base-cell-address="$Data.$B$68" table:cell-range-address="$Data.$B$68:.$C$73"/>
        <table:named-range table:name="fortelyok_altalanos" table:base-cell-address="$Fortélylista.$A$4" table:cell-range-address="$Fortélylista.$A$4:.$A$49"/>
        <table:named-range table:name="fortelyok_altalanos_full" table:base-cell-address="$Fortélylista.$B$35" table:cell-range-address="$Fortélylista.$A$4:.$C$49"/>
        <table:named-range table:name="fortelyok_harci" table:base-cell-address="$Fortélylista.$A$88" table:cell-range-address="$Fortélylista.$A$64:.$A$103"/>
        <table:named-range table:name="fortelyok_harci_full" table:base-cell-address="$Fortélylista.$A$69" table:cell-range-address="$Fortélylista.$A$64:.$B$103"/>
        <table:named-range table:name="fortelyok_kiemelt" table:base-cell-address="$Fortélylista.$A$53" table:cell-range-address="$Fortélylista.$A$55:.$A$63"/>
        <table:named-range table:name="fortelyok_kiemelt_full" table:base-cell-address="$Fortélylista.$A$53" table:cell-range-address="$Fortélylista.$A$55:.$B$63"/>
        <table:named-range table:name="fortelyok_misztikus" table:base-cell-address="$Fortélylista.$D$73" table:cell-range-address="$Fortélylista.$A$108:.$A$125"/>
        <table:named-range table:name="fortelyok_misztikus_full" table:base-cell-address="$Fortélylista.$D$73" table:cell-range-address="$Fortélylista.$A$108:.$B$125"/>
        <table:named-range table:name="fortelyok_varazslasi_modszerek" table:base-cell-address="$Fortélylista.$D$53" table:cell-range-address="$Fortélylista.$O$4:.$O$20"/>
        <table:named-range table:name="fortelyok_varazslasi_modszerek_full" table:base-cell-address="$Fortélylista.$D$53" table:cell-range-address="$Fortélylista.$O$4:.$P$20"/>
        <table:named-range table:name="harcmodorok" table:base-cell-address="$Data.$M$6" table:cell-range-address="$Data.$M$6:.$P$21"/>
        <table:named-range table:name="harcmodor_harcertekek" table:base-cell-address="$Harcértékek.$A$14" table:cell-range-address="$Harcértékek.$A$14:.$I$21"/>
        <table:named-range table:name="hatterek_faj" table:base-cell-address="$Fortélylista.$J$10" table:cell-range-address="$Fortélylista.$H$4:.$H$16"/>
        <table:named-range table:name="hatterek_karmak" table:base-cell-address="$Fortélylista.$N$4" table:cell-range-address="$Fortélylista.$I$4:.$I$13"/>
        <table:named-range table:name="hatterek_kulturkorok" table:base-cell-address="$Speciális.$H$27" table:cell-range-address="$Fortélylista.$H$21:.$H$30"/>
        <table:named-range table:name="hatterek_leiro" table:base-cell-address="$Fortélylista.$L$4" table:cell-range-address="$Fortélylista.$J$4:.$J$64"/>
        <table:named-range table:name="hatterek_szabad" table:base-cell-address="$Fortélylista.$G$4" table:cell-range-address="$Fortélylista.$E$10:.$E$52"/>
        <table:named-range table:name="hatterek_szabad_all" table:base-cell-address="$Fortélylista.$G$5" table:cell-range-address="$Fortélylista.$E$11:.$F$52"/>
        <table:named-range table:name="kepzettseg_kp_fejlec" table:base-cell-address="$Data.$B$3" table:cell-range-address="$Data.$I$5:.$K$5"/>
        <table:named-range table:name="kepzettseg_kp_tablazat" table:base-cell-address="$Data.$B$3" table:cell-range-address="$Data.$I$5:.$K$20"/>
        <table:named-range table:name="kepzettseg_primer" table:base-cell-address="$Képzettséglista.$A$24" table:cell-range-address="$Képzettséglista.$A$24:.$A$31"/>
        <table:named-range table:name="kepzettseg_szekunder" table:base-cell-address="$Képzettséglista.$C$12" table:cell-range-address="$Képzettséglista.$C$7:.$C$27"/>
        <table:named-range table:name="ketkezes_harc_bonuszok" table:base-cell-address="$Data.$R$17" table:cell-range-address="$Data.$R$17:.$T$20"/>
        <table:named-range table:name="kezifegyverek_all" table:base-cell-address="$Fegyverek.$B$3" table:cell-range-address="$Fegyverek.$B$3:.$O$64"/>
        <table:named-range table:name="kezifegyverek_nev" table:base-cell-address="$Fegyverek.$B$3" table:cell-range-address="$Fegyverek.$B$3:.$B$64"/>
        <table:named-range table:name="magia_arkanumok" table:base-cell-address="$Képzettséglista.$A$47" table:cell-range-address="$Képzettséglista.$A$35:.$A$56"/>
        <table:named-range table:name="mesterfegyver_kovetelmenyek" table:base-cell-address="$Data.$R$10" table:cell-range-address="$Data.$R$10:.$V$13"/>
        <table:named-range table:name="nyelvek" table:base-cell-address="$Fortélylista.$D$4" table:cell-range-address="$Fortélylista.$L$4:.$L$50"/>
        <table:named-range table:name="pajzshasznalat_fok" table:base-cell-address="$Data.$F$41" table:cell-range-address="$Data.$F$41:.$H$45"/>
        <table:named-range table:name="pajzsok" table:base-cell-address="$Data.$B$42" table:cell-range-address="$Data.$B$42:.$H$45"/>
        <table:named-range table:name="pajzsok_nev" table:base-cell-address="$Data.$B$42" table:cell-range-address="$Data.$B$42:.$B$45"/>
        <table:named-range table:name="pancel_strukturak" table:base-cell-address="$Data.$B$58" table:cell-range-address="$Data.$B$58:.$I$64"/>
        <table:named-range table:name="pancel_strukturak_nev" table:base-cell-address="$Data.$B$57" table:cell-range-address="$Data.$B$57:.$C$64"/>
        <table:named-range table:name="szakmak" table:base-cell-address="$Képzettséglista.$F$24" table:cell-range-address="$Képzettséglista.$F$24:.$F$43"/>
        <table:named-range table:name="tavharc_szorzo_eszlelhetoseg_all" table:base-cell-address="$Data.$R$51" table:cell-range-address="$Data.$N$64:.$Q$69"/>
        <table:named-range table:name="tavharc_szorzo_eszlelhetoseg_nev" table:base-cell-address="$Data.$N$64" table:cell-range-address="$Data.$N$64:.$N$69"/>
        <table:named-range table:name="tavharc_szorzo_lovesz_mozgas_all" table:base-cell-address="$Data.$R$51" table:cell-range-address="$Data.$N$49:.$Q$52"/>
        <table:named-range table:name="tavharc_szorzo_lovesz_mozgas_nev" table:base-cell-address="$Harcértékek.$O$22" table:cell-range-address="$Data.$N$49:.$N$52"/>
        <table:named-range table:name="tavharc_szorzo_meret_all" table:base-cell-address="$Data.$R$51" table:cell-range-address="$Data.$N$55:.$Q$61"/>
        <table:named-range table:name="tavharc_szorzo_meret_nev" table:base-cell-address="$Data.$N$55" table:cell-range-address="$Data.$N$55:.$N$61"/>
        <table:named-range table:name="tavharc_szorzo_mozgas_all" table:base-cell-address="$Data.$R$51" table:cell-range-address="$Data.$N$42:.$Q$46"/>
        <table:named-range table:name="tavharc_szorzo_mozgas_nev" table:base-cell-address="$Data.$N$42" table:cell-range-address="$Data.$N$42:.$N$46"/>
        <table:named-range table:name="tavharc_szorzo_szel_all" table:base-cell-address="$Data.$N$74" table:cell-range-address="$Data.$N$72:.$Q$76"/>
        <table:named-range table:name="tavharc_szorzo_szel_nev" table:base-cell-address="$Data.$N$74" table:cell-range-address="$Data.$N$72:.$N$76"/>
        <table:named-range table:name="tavharc_tavolsag" table:base-cell-address="$Data.$M$42" table:cell-range-address="$Data.$M$42:.$M$76"/>
        <table:named-range table:name="tavolsagi_fegyverek_all" table:base-cell-address="$Fegyverek.$B$67" table:cell-range-address="$Fegyverek.$B$68:.$O$92"/>
        <table:named-range table:name="tavolsagi_fegyverek_nev" table:base-cell-address="$Fegyverek.$B$67" table:cell-range-address="$Fegyverek.$B$68:.$B$92"/>
        <table:named-range table:name="tradiciok" table:base-cell-address="$Képzettséglista.$F$4" table:cell-range-address="$Képzettséglista.$F$4:.$F$20"/>
        <table:named-range table:name="tulajdonsagok" table:base-cell-address="$Data.$E$6" table:cell-range-address="$Data.$E$6:.$F$18"/>
        <table:named-range table:name="valasztott_fegyverek_all" table:base-cell-address="$Harcértékek.$B$56" table:cell-range-address="$Harcértékek.$A$31:.$I$36"/>
        <table:named-range table:name="valasztott_fegyverek_nev" table:base-cell-address="$Harcértékek.$B$56" table:cell-range-address="$Harcértékek.$A$31:.$A$36"/>
        <table:named-range table:name="valasztott_tavfegyverek_all" table:base-cell-address="$Harcértékek.$A$25" table:cell-range-address="$Harcértékek.$A$25:.$I$26"/>
        <table:named-range table:name="valasztott_tavfegyverek_nev" table:base-cell-address="$Harcértékek.$A$25" table:cell-range-address="$Harcértékek.$A$25:.$A$26"/>
        <table:named-range table:name="vertviselet_fortely_mgt_csokk_all" table:base-cell-address="$Data.$B$49" table:cell-range-address="$Data.$B$49:.$F$52"/>
        <table:named-range table:name="vertviselet_fortely_mgt_csokk_fokok" table:base-cell-address="$Data.$B$49" table:cell-range-address="$Data.$B$49:.$C$52"/>
      </table:named-expressions>
      <table:database-ranges>
        <table:database-range table:name="__Anonymous_DB__1" table:target-range-address="Misztikus.A39:Misztikus.D39" table:contains-header="false"/>
        <table:database-range table:name="__Anonymous_Sheet_DB__0" table:target-range-address="Alapértékek.H55:Alapértékek.H55" table:contains-header="false" table:orientation="column"/>
        <table:database-range table:name="__Anonymous_Sheet_DB__5" table:target-range-address="Képzettséglista.A5:Képzettséglista.A2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venir" svg:font-family="Avenir" style:font-adornments="Italic" style:font-family-generic="swiss" style:font-pitch="variable"/>
    <style:font-face style:name="Avenir1" svg:font-family="Avenir"/>
    <style:font-face style:name="Avenir2" svg:font-family="Avenir" style:font-adornments="Bold" style:font-family-generic="swiss" style:font-pitch="variable"/>
    <style:font-face style:name="Avenir3" svg:font-family="Avenir" style:font-adornments="Roman" style:font-family-generic="swiss" style:font-pitch="variable"/>
    <style:font-face style:name="Avenir4" svg:font-family="Avenir" style:font-adornments="Bold Italic" style:font-family-generic="swiss" style:font-pitch="variable"/>
    <style:font-face style:name="Avenir5" svg:font-family="Avenir" style:font-pitch="variable"/>
    <style:font-face style:name="Avenir6" svg:font-family="Avenir" style:font-family-generic="swiss" style:font-pitch="variable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1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49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4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49P0"/>
    </number:currency-style>
    <number:number-style style:name="N150">
      <number:text>Limit túllépés!</number:text>
    </number:number-style>
    <number:number-style style:name="N151">
      <number:text>Negatív!</number:text>
    </number:number-style>
    <number:number-style style:name="N152">
      <number:text>fok&gt;max!</number:text>
    </number:number-style>
    <number:number-style style:name="N153">
      <number:text>Túllépés</number:text>
    </number:number-style>
    <number:number-style style:name="N154">
      <number:text>Túllépés!</number:text>
    </number:number-style>
    <number:text-style style:name="N155">
      <number:text-content/>
      <number:text> (tradícióból)</number:text>
    </number:text-style>
    <number:number-style style:name="N156">
      <number:text>Mesterfegyver harcmodor szint követelménye nincs meg!</number:text>
    </number:number-style>
    <number:number-style style:name="N157">
      <number:text>Gyors!</number:text>
    </number:number-style>
    <number:number-style style:name="N158">
      <number:text>Túllépted a Primer KP limitet!</number:text>
    </number:number-style>
    <number:number-style style:name="N159">
      <number:text>2 pengénél Erő:+2 kell!</number:text>
    </number:number-style>
    <number:number-style style:name="N160">
      <number:text>fok&gt;max</number:text>
    </number:number-style>
    <number:number-style style:name="N161">
      <number:text>Fok&gt;Max!</number:text>
    </number:number-style>
    <number:number-style style:name="N162">
      <number:text>Túllépted a harci+misztikus KP limitet!</number:text>
    </number:number-style>
    <number:number-style style:name="N163">
      <number:number number:min-integer-digits="1"/>
      <number:text> (Limit túllépés!!)</number:text>
    </number:number-style>
    <number:number-style style:name="N164">
      <number:number number:min-integer-digits="1"/>
      <number:text> KP</number:text>
    </number:number-style>
    <number:text-style style:name="N165">
      <number:text-content/>
      <number:text> KP</number:text>
    </number:text-style>
    <number:number-style style:name="N166">
      <number:number number:decimal-places="0" number:min-decimal-places="0" number:min-integer-digits="1" number:display-factor="1000"/>
      <number:text>KP</number:text>
    </number:number-style>
    <number:number-style style:name="N167">
      <number:text>+</number:text>
      <number:number number:decimal-places="0" number:min-decimal-places="0" number:min-integer-digits="1" number:display-factor="1000"/>
      <number:text>KP</number:text>
    </number:number-style>
    <number:number-style style:name="N168">
      <number:text>+</number:text>
      <number:number number:decimal-places="0" number:min-decimal-places="0" number:min-integer-digits="1"/>
      <number:text>KP</number:text>
    </number:number-style>
    <number:number-style style:name="N169">
      <number:text>Max </number:text>
      <number:number number:min-integer-digits="1"/>
      <number:text> KP</number:text>
    </number:number-style>
    <number:percentage-style style:name="N170">
      <number:number number:decimal-places="0" number:min-decimal-places="0" number:min-integer-digits="1"/>
      <number:text>%-a</number:text>
    </number:percentage-style>
    <number:percentage-style style:name="N171">
      <number:text>Össz KP-nak </number:text>
      <number:number number:decimal-places="0" number:min-decimal-places="0" number:min-integer-digits="1"/>
      <number:text>%-a</number:text>
    </number:percentage-style>
    <number:percentage-style style:name="N172">
      <number:text>Ey az össz KP-nak a </number:text>
      <number:number number:decimal-places="0" number:min-decimal-places="0" number:min-integer-digits="1"/>
      <number:text>%-a</number:text>
    </number:percentage-style>
    <number:percentage-style style:name="N173">
      <number:text>Ez az össz KP-nak a </number:text>
      <number:number number:decimal-places="0" number:min-decimal-places="0" number:min-integer-digits="1"/>
      <number:text>%-a</number:text>
    </number:percentage-style>
    <number:percentage-style style:name="N174">
      <number:text>Ez az össz KP </number:text>
      <number:number number:decimal-places="0" number:min-decimal-places="0" number:min-integer-digits="1"/>
      <number:text>%-a</number:text>
    </number:percentage-style>
    <number:percentage-style style:name="N175">
      <number:text>(Ez az össz KP </number:text>
      <number:number number:decimal-places="0" number:min-decimal-places="0" number:min-integer-digits="1"/>
      <number:text>%-a)</number:text>
    </number:percentage-style>
    <number:number-style style:name="N176">
      <number:number number:min-integer-digits="1"/>
      <number:text>!</number:text>
    </number:number-style>
    <number:number-style style:name="N177">
      <number:number number:min-integer-digits="1"/>
      <number:text> (Limit túllépés)</number:text>
    </number:number-style>
    <number:number-style style:name="N178">
      <number:text>+</number:text>
      <number:number number:decimal-places="0" number:min-decimal-places="0" number:min-integer-digits="1"/>
    </number:number-style>
    <number:number-style style:name="N179">
      <number:number number:min-integer-digits="1"/>
      <number:text> db</number:text>
    </number:number-style>
    <number:number-style style:name="N180">
      <number:number number:decimal-places="0" number:min-decimal-places="0" number:min-integer-digits="1"/>
      <number:text> db</number:text>
    </number:number-style>
    <number:number-style style:name="N181">
      <number:text>Nincs ennyi fok!</number:text>
    </number:number-style>
    <number:number-style style:name="N182">
      <number:number number:min-integer-digits="1"/>
      <number:text> szint</number:text>
    </number:number-style>
    <number:number-style style:name="N183">
      <number:text>+</number:text>
      <number:number number:decimal-places="0" number:min-decimal-places="0" number:min-integer-digits="1"/>
      <number:text> szint</number:text>
    </number:number-style>
    <number:number-style style:name="N184">
      <number:number number:decimal-places="0" number:min-decimal-places="0" number:min-integer-digits="1"/>
      <number:text> szint</number:text>
    </number:number-style>
    <number:number-style style:name="N185">
      <number:number number:decimal-places="1" number:min-decimal-places="1" number:min-integer-digits="1"/>
    </number:number-style>
    <number:number-style style:name="N186">
      <number:number number:min-integer-digits="1"/>
      <number:text> fok</number:text>
    </number:number-style>
    <number:number-style style:name="N187">
      <number:number number:decimal-places="1" number:min-decimal-places="1" number:min-integer-digits="1"/>
      <number:text> szint</number:text>
    </number:number-style>
    <number:number-style style:name="N188">
      <number:text>Szint +</number:text>
      <number:number number:min-integer-digits="1"/>
      <number:text> fok</number:text>
    </number:number-style>
    <number:number-style style:name="N189">
      <number:text>Szint +</number:text>
      <number:number number:min-integer-digits="1"/>
    </number:number-style>
    <number:number-style style:name="N190">
      <number:number number:min-integer-digits="1"/>
      <number:text> HM</number:text>
    </number:number-style>
    <number:number-style style:name="N191">
      <number:number number:decimal-places="2" number:min-decimal-places="2" number:min-integer-digits="1" number:display-factor="1000"/>
      <number:text> HM/szint</number:text>
    </number:number-style>
    <number:number-style style:name="N192">
      <number:number number:decimal-places="1" number:min-decimal-places="1" number:min-integer-digits="1" number:display-factor="1000"/>
      <number:text> HM/sz</number:text>
    </number:number-style>
    <number:number-style style:name="N193">
      <number:number number:decimal-places="1" number:min-decimal-places="1" number:min-integer-digits="1"/>
      <number:text> HM/sz</number:text>
    </number:number-style>
    <number:number-style style:name="N194">
      <number:text>+</number:text>
      <number:number number:min-integer-digits="1"/>
      <number:text> KP</number:text>
    </number:number-style>
    <number:number-style style:name="N195">
      <number:number number:decimal-places="0" number:min-decimal-places="0" number:min-integer-digits="1"/>
      <number:text> KP</number:text>
    </number:number-style>
    <number:number-style style:name="N196">
      <number:number number:min-integer-digits="1"/>
      <number:text> CÉ</number:text>
    </number:number-style>
    <number:number-style style:name="N197">
      <number:number number:decimal-places="1" number:min-decimal-places="1" number:min-integer-digits="1"/>
      <number:text> HM/szint</number:text>
    </number:number-style>
    <number:number-style style:name="N198">
      <number:number number:min-integer-digits="1"/>
      <number:text> MP</number:text>
    </number:number-style>
    <number:percentage-style style:name="N199">
      <number:text>(Össz KP </number:text>
      <number:number number:decimal-places="0" number:min-decimal-places="0" number:min-integer-digits="1"/>
      <number:text>%-a)</number:text>
    </number:percentage-style>
    <number:number-style style:name="N200">
      <number:number number:min-integer-digits="1"/>
      <number:text> Pp</number:text>
    </number:number-style>
    <number:number-style style:name="N201">
      <number:number number:decimal-places="1" number:min-decimal-places="1" number:min-integer-digits="1"/>
      <number:text> MP/szint</number:text>
    </number:number-style>
    <number:number-style style:name="N202">
      <number:number number:min-integer-digits="1"/>
      <number:text>. fok</number:text>
    </number:number-style>
    <number:number-style style:name="N203">
      <number:number number:min-integer-digits="1"/>
      <number:text> CHM</number:text>
    </number:number-style>
    <number:number-style style:name="N204">
      <number:number number:min-integer-digits="1"/>
      <number:text> Ψp</number:text>
    </number:number-style>
    <number:number-style style:name="N205">
      <number:number number:min-integer-digits="1"/>
      <number:text>,</number:text>
    </number:number-style>
    <number:number-style style:name="N206">
      <number:number number:min-integer-digits="1"/>
      <number:text>+k20</number:text>
    </number:number-style>
    <number:number-style style:name="N207">
      <number:number number:min-integer-digits="1"/>
      <number:text> MFP</number:text>
    </number:number-style>
    <number:number-style style:name="N208">
      <number:text>Táp túllépés!</number:text>
    </number:number-style>
    <number:number-style style:name="N209">
      <number:text>Túllépted a harci és misztikus </number:text>
    </number:number-style>
    <number:number-style style:name="N210">
      <number:text>Túllépted a</number:text>
    </number:number-style>
    <number:number-style style:name="N211">
      <number:text>CÉ: +</number:text>
      <number:number number:min-integer-digits="1"/>
    </number:number-style>
    <number:number-style style:name="N212">
      <number:text>CÉ: </number:text>
      <number:number number:min-integer-digits="1"/>
    </number:number-style>
    <number:number-style style:name="N213">
      <number:number number:min-integer-digits="1"/>
      <number:text> Z</number:text>
    </number:number-style>
    <number:number-style style:name="N214">
      <number:number number:decimal-places="1" number:min-decimal-places="1" number:min-integer-digits="2"/>
    </number:number-style>
    <number:number-style style:name="N215">
      <number:text>Többet költöttél harci+misztikus értékekre, mint a limit!</number:text>
    </number:number-style>
    <number:number-style style:name="N216">
      <number:text>Többet költöttél harci+!</number:text>
    </number:number-style>
    <number:number-style style:name="N217">
      <number:text>Túllépés! Több KP-t tettél harci+misztikus ismeretre, mint a limit!</number:text>
    </number:number-style>
    <number:number-style style:name="N218" number:title="Szöveg">
      <number:text>Írástudó (tradícióból)</number:text>
    </number:number-style>
    <number:text-style style:name="N219">
      <number:text-content/>
      <number:text> tradícióból</number:text>
    </number:text-style>
    <number:number-style style:name="N220">
      <number:number number:min-integer-digits="1"/>
      <number:text>" fok)</number:text>
    </number:number-style>
    <number:number-style style:name="N221">
      <number:number number:min-integer-digits="1"/>
      <number:text>Ψ pont</number:text>
    </number:number-style>
    <number:number-style style:name="N222">
      <number:number number:min-integer-digits="1"/>
      <number:text>.szint a harcmodorban</number:text>
    </number:number-style>
    <number:number-style style:name="N223">
      <number:text>Harcmodor szint kevés a követelményhez!</number:text>
    </number:number-style>
    <number:number-style style:name="N224">
      <number:text>Harcmodor szint kevé</number:text>
    </number:number-style>
    <number:number-style style:name="N225">
      <number:text>Harcmodor</number:text>
    </number:number-style>
    <number:number-style style:name="N226">
      <number:text>jajj</number:text>
    </number:number-style>
    <number:number-style style:name="N227">
      <number:text>+</number:text>
      <number:number number:min-integer-digits="1"/>
      <number:text> SP</number:text>
    </number:number-style>
    <number:number-style style:name="N228">
      <number:text>+</number:text>
      <number:number number:decimal-places="0" number:min-decimal-places="0" number:min-integer-digits="1"/>
      <number:text>"</number:text>
    </number:number-style>
    <number:number-style style:name="N229">
      <number:number number:min-integer-digits="1"/>
      <number:text>.fok</number:text>
    </number:number-style>
    <number:number-style style:name="N230">
      <number:text>Erőbónusz: </number:text>
      <number:number number:min-integer-digits="1"/>
    </number:number-style>
    <number:number-style style:name="N231">
      <number:number number:min-integer-digits="1"/>
      <number:text> </number:text>
    </number:number-style>
    <number:number-style style:name="N232">
      <number:number number:min-integer-digits="1"/>
      <number:text> %</number:text>
    </number:number-style>
    <number:number-style style:name="N233">
      <number:number number:min-integer-digits="1"/>
      <number:text> SzP</number:text>
    </number:number-style>
    <number:number-style style:name="N234">
      <number:number number:min-integer-digits="1"/>
      <number:text> +k10</number:text>
    </number:number-style>
    <number:number-style style:name="N235">
      <number:number number:min-integer-digits="1"/>
      <number:text> →</number:text>
    </number:number-style>
    <number:number-style style:name="N236">
      <number:number number:min-integer-digits="1"/>
      <number:text> x</number:text>
    </number:number-style>
    <number:number-style style:name="N237">
      <number:number number:min-integer-digits="1"/>
      <number:text> +k10 ↓</number:text>
    </number:number-style>
    <number:number-style style:name="N238">
      <number:number number:min-integer-digits="1"/>
      <number:text> méter</number:text>
    </number:number-style>
    <number:number-style style:name="N239">
      <number:number number:min-integer-digits="1"/>
      <number:text>x</number:text>
    </number:number-style>
    <number:date-style style:name="N240">
      <number:month/>
      <number:text>ax: General</number:text>
    </number:date-style>
    <number:number-style style:name="N241">
      <number:text>Max költhető: </number:text>
      <number:number number:min-integer-digits="1"/>
    </number:number-style>
    <number:number-style style:name="N242">
      <number:text>Még költhető: </number:text>
      <number:number number:min-integer-digits="1"/>
    </number:number-style>
    <style:style style:name="Default" style:family="table-cell">
      <style:text-properties style:font-name="Avenir3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4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4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3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3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3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3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3" fo:font-family="Avenir" style:font-style-name="Roman" style:font-family-generic="swiss" style:font-pitch="variable"/>
    </style:style>
    <style:style style:name="Warning" style:family="table-cell" style:parent-style-name="Default" style:data-style-name="N150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2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2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2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2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49">
      <style:text-properties style:font-name="Avenir4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3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3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60">
      <style:table-cell-properties fo:background-color="#ff0000" fo:wrap-option="wrap" fo:padding="0cm"/>
      <style:text-properties fo:font-size="8pt"/>
    </style:style>
    <style:style style:name="Warning_5f_negativ" style:display-name="Warning_negativ" style:family="table-cell" style:parent-style-name="Warning_5f_Fortély" style:data-style-name="N151">
      <style:text-properties style:font-name="Avenir2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52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2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53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3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54">
      <style:text-properties style:font-name="Avenir2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54">
      <style:table-cell-properties style:diagonal-bl-tr="none" style:diagonal-tl-br="none"/>
      <style:text-properties style:text-outline="false" style:font-name="Avenir2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58">
      <style:text-properties style:font-name="Avenir2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55">
      <style:text-properties style:font-name="Avenir2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56">
      <style:table-cell-properties fo:background-color="#ff0000"/>
      <style:text-properties fo:color="#ffffff" style:text-outline="false" style:font-name="Avenir2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57">
      <style:text-properties style:font-name="Avenir2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3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59">
      <style:table-cell-properties style:diagonal-bl-tr="none" style:diagonal-tl-br="none"/>
      <style:text-properties style:font-name="Avenir2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style:style style:name="Piros_5f_háttér" style:display-name="Piros_háttér" style:family="table-cell" style:parent-style-name="Default">
      <style:table-cell-properties fo:background-color="#ff0000"/>
    </style:style>
    <style:style style:name="narancs_5f_háttér" style:display-name="narancs_háttér" style:family="table-cell" style:parent-style-name="Default">
      <style:table-cell-properties fo:background-color="#ff8000"/>
    </style:style>
    <style:style style:name="Kék_5f_háttér" style:display-name="Kék_háttér" style:family="table-cell" style:parent-style-name="Default">
      <style:table-cell-properties fo:background-color="#729fcf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801cm" fo:margin-bottom="0.801cm" fo:margin-left="1.3cm" fo:margin-right="1cm" style:shadow="none" fo:background-color="transparent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01">0000.00.00</text:date>, <text:time style:data-style-name="N2" text:time-value="19:08:18.283669399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8.4.2$MacOSX_AARCH64 LibreOffice_project/bb3cfa12c7b1bf994ecc5649a80400d06cd71002</meta:generator>
    <dc:date>2025-03-01T19:09:43.261798754</dc:date>
    <meta:editing-cycles>938</meta:editing-cycles>
    <meta:editing-duration>P8DT17H27M42S</meta:editing-duration>
    <meta:document-statistic meta:table-count="11" meta:cell-count="3812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